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6mm"/>
    </style:style>
    <style:style style:name="co3" style:family="table-column">
      <style:table-column-properties fo:break-before="auto" style:column-width="3.53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2">
      <style:text-properties fo:font-size="8pt" style:font-size-asian="8pt" style:font-size-complex="8pt"/>
    </style:style>
    <style:style style:name="ce3" style:family="table-cell" style:parent-style-name="Default" style:data-style-name="N2">
      <style:text-properties fo:font-size="8pt" style:font-size-asian="8pt" style:font-size-complex="8pt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or_valid" table:style-name="ta1">
        <table:table-column table:style-name="co1" table:default-cell-style-name="Default"/>
        <table:table-column table:style-name="co2" table:number-columns-repeated="66" table:default-cell-style-name="ce1"/>
        <table:table-column table:style-name="co2" table:number-columns-repeated="957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95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number-columns-repeated="9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463" calcext:value-type="float">
            <text:p>565463</text:p>
          </table:table-cell>
          <table:table-cell office:value-type="float" office:value="22090" calcext:value-type="float">
            <text:p>22090</text:p>
          </table:table-cell>
          <table:table-cell office:value-type="float" office:value="20130" calcext:value-type="float">
            <text:p>20130</text:p>
          </table:table-cell>
          <table:table-cell office:value-type="float" office:value="2923" calcext:value-type="float">
            <text:p>2923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46" calcext:value-type="float">
            <text:p>99546</text:p>
          </table:table-cell>
          <table:table-cell office:value-type="float" office:value="4" calcext:value-type="float">
            <text:p>4</text:p>
          </table:table-cell>
          <table:table-cell office:value-type="float" office:value="23068" calcext:value-type="float">
            <text:p>23068</text:p>
          </table:table-cell>
          <table:table-cell office:value-type="float" office:value="154" calcext:value-type="float">
            <text:p>154</text:p>
          </table:table-cell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2" calcext:value-type="float">
            <text:p>6152</text:p>
          </table:table-cell>
          <table:table-cell office:value-type="float" office:value="15333" calcext:value-type="float">
            <text:p>15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15381" calcext:value-type="float">
            <text:p>15381</text:p>
          </table:table-cell>
          <table:table-cell office:value-type="float" office:value="37414" calcext:value-type="float">
            <text:p>37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591" calcext:value-type="float">
            <text:p>2559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824" calcext:value-type="float">
            <text:p>4824</text:p>
          </table:table-cell>
          <table:table-cell office:value-type="float" office:value="78586" calcext:value-type="float">
            <text:p>78586</text:p>
          </table:table-cell>
          <table:table-cell table:number-columns-repeated="95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7" calcext:value-type="float">
            <text:p>6507</text:p>
          </table:table-cell>
          <table:table-cell office:value-type="float" office:value="677451" calcext:value-type="float">
            <text:p>677451</text:p>
          </table:table-cell>
          <table:table-cell office:value-type="float" office:value="15717" calcext:value-type="float">
            <text:p>15717</text:p>
          </table:table-cell>
          <table:table-cell office:value-type="float" office:value="656" calcext:value-type="float">
            <text:p>656</text:p>
          </table:table-cell>
          <table:table-cell office:value-type="float" office:value="2168" calcext:value-type="float">
            <text:p>21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625" calcext:value-type="float">
            <text:p>14625</text:p>
          </table:table-cell>
          <table:table-cell office:value-type="float" office:value="0" calcext:value-type="float">
            <text:p>0</text:p>
          </table:table-cell>
          <table:table-cell office:value-type="float" office:value="10568" calcext:value-type="float">
            <text:p>10568</text:p>
          </table:table-cell>
          <table:table-cell office:value-type="float" office:value="3828" calcext:value-type="float">
            <text:p>3828</text:p>
          </table:table-cell>
          <table:table-cell office:value-type="float" office:value="189639" calcext:value-type="float">
            <text:p>189639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466" calcext:value-type="float">
            <text:p>46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8515" calcext:value-type="float">
            <text:p>8515</text:p>
          </table:table-cell>
          <table:table-cell office:value-type="float" office:value="1235" calcext:value-type="float">
            <text:p>1235</text:p>
          </table:table-cell>
          <table:table-cell office:value-type="float" office:value="4183" calcext:value-type="float">
            <text:p>4183</text:p>
          </table:table-cell>
          <table:table-cell office:value-type="float" office:value="280117" calcext:value-type="float">
            <text:p>280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713" calcext:value-type="float">
            <text:p>18713</text:p>
          </table:table-cell>
          <table:table-cell office:value-type="float" office:value="1105" calcext:value-type="float">
            <text:p>1105</text:p>
          </table:table-cell>
          <table:table-cell office:value-type="float" office:value="4696" calcext:value-type="float">
            <text:p>469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7031" calcext:value-type="float">
            <text:p>7031</text:p>
          </table:table-cell>
          <table:table-cell office:value-type="float" office:value="0" calcext:value-type="float">
            <text:p>0</text:p>
          </table:table-cell>
          <table:table-cell office:value-type="float" office:value="5304" calcext:value-type="float">
            <text:p>5304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66692" calcext:value-type="float">
            <text:p>66692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60299" calcext:value-type="float">
            <text:p>60299</text:p>
          </table:table-cell>
          <table:table-cell table:number-columns-repeated="95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3" calcext:value-type="float">
            <text:p>7993</text:p>
          </table:table-cell>
          <table:table-cell office:value-type="float" office:value="33237" calcext:value-type="float">
            <text:p>33237</text:p>
          </table:table-cell>
          <table:table-cell office:value-type="float" office:value="170758" calcext:value-type="float">
            <text:p>170758</text:p>
          </table:table-cell>
          <table:table-cell office:value-type="float" office:value="1098" calcext:value-type="float">
            <text:p>1098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87" calcext:value-type="float">
            <text:p>40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56" calcext:value-type="float">
            <text:p>1656</text:p>
          </table:table-cell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9" calcext:value-type="float">
            <text:p>69</text:p>
          </table:table-cell>
          <table:table-cell office:value-type="float" office:value="1823" calcext:value-type="float">
            <text:p>1823</text:p>
          </table:table-cell>
          <table:table-cell office:value-type="float" office:value="21817" calcext:value-type="float">
            <text:p>21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3324" calcext:value-type="float">
            <text:p>133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6" calcext:value-type="float">
            <text:p>1386</text:p>
          </table:table-cell>
          <table:table-cell office:value-type="float" office:value="7921" calcext:value-type="float">
            <text:p>7921</text:p>
          </table:table-cell>
          <table:table-cell table:number-columns-repeated="95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87" calcext:value-type="float">
            <text:p>30487</text:p>
          </table:table-cell>
          <table:table-cell office:value-type="float" office:value="123619" calcext:value-type="float">
            <text:p>123619</text:p>
          </table:table-cell>
          <table:table-cell office:value-type="float" office:value="76493" calcext:value-type="float">
            <text:p>76493</text:p>
          </table:table-cell>
          <table:table-cell office:value-type="float" office:value="72183" calcext:value-type="float">
            <text:p>72183</text:p>
          </table:table-cell>
          <table:table-cell office:value-type="float" office:value="3223" calcext:value-type="float">
            <text:p>322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96" calcext:value-type="float">
            <text:p>34396</text:p>
          </table:table-cell>
          <table:table-cell office:value-type="float" office:value="24" calcext:value-type="float">
            <text:p>24</text:p>
          </table:table-cell>
          <table:table-cell office:value-type="float" office:value="1062" calcext:value-type="float">
            <text:p>1062</text:p>
          </table:table-cell>
          <table:table-cell office:value-type="float" office:value="1077" calcext:value-type="float">
            <text:p>1077</text:p>
          </table:table-cell>
          <table:table-cell office:value-type="float" office:value="7684" calcext:value-type="float">
            <text:p>7684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5716" calcext:value-type="float">
            <text:p>5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97" calcext:value-type="float">
            <text:p>697</text:p>
          </table:table-cell>
          <table:table-cell office:value-type="float" office:value="1449" calcext:value-type="float">
            <text:p>1449</text:p>
          </table:table-cell>
          <table:table-cell office:value-type="float" office:value="30739" calcext:value-type="float">
            <text:p>30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7703" calcext:value-type="float">
            <text:p>277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10" calcext:value-type="float">
            <text:p>2210</text:p>
          </table:table-cell>
          <table:table-cell office:value-type="float" office:value="20861" calcext:value-type="float">
            <text:p>20861</text:p>
          </table:table-cell>
          <table:table-cell table:number-columns-repeated="95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39" calcext:value-type="float">
            <text:p>14839</text:p>
          </table:table-cell>
          <table:table-cell office:value-type="float" office:value="413278" calcext:value-type="float">
            <text:p>413278</text:p>
          </table:table-cell>
          <table:table-cell office:value-type="float" office:value="11615" calcext:value-type="float">
            <text:p>11615</text:p>
          </table:table-cell>
          <table:table-cell office:value-type="float" office:value="8636" calcext:value-type="float">
            <text:p>8636</text:p>
          </table:table-cell>
          <table:table-cell office:value-type="float" office:value="28022" calcext:value-type="float">
            <text:p>280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29" calcext:value-type="float">
            <text:p>10629</text:p>
          </table:table-cell>
          <table:table-cell office:value-type="float" office:value="0" calcext:value-type="float">
            <text:p>0</text:p>
          </table:table-cell>
          <table:table-cell office:value-type="float" office:value="7714" calcext:value-type="float">
            <text:p>7714</text:p>
          </table:table-cell>
          <table:table-cell office:value-type="float" office:value="4868" calcext:value-type="float">
            <text:p>4868</text:p>
          </table:table-cell>
          <table:table-cell office:value-type="float" office:value="146804" calcext:value-type="float">
            <text:p>146804</text:p>
          </table:table-cell>
          <table:table-cell office:value-type="float" office:value="0" calcext:value-type="float">
            <text:p>0</text:p>
          </table:table-cell>
          <table:table-cell office:value-type="float" office:value="6924" calcext:value-type="float">
            <text:p>6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209" calcext:value-type="float">
            <text:p>1209</text:p>
          </table:table-cell>
          <table:table-cell office:value-type="float" office:value="1737" calcext:value-type="float">
            <text:p>1737</text:p>
          </table:table-cell>
          <table:table-cell office:value-type="float" office:value="237437" calcext:value-type="float">
            <text:p>237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03" calcext:value-type="float">
            <text:p>470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8957" calcext:value-type="float">
            <text:p>389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38751" calcext:value-type="float">
            <text:p>38751</text:p>
          </table:table-cell>
          <table:table-cell table:number-columns-repeated="95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87" calcext:value-type="float">
            <text:p>22487</text:p>
          </table:table-cell>
          <table:table-cell office:value-type="float" office:value="526" calcext:value-type="float">
            <text:p>526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3" calcext:value-type="float">
            <text:p>13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6377" calcext:value-type="float">
            <text:p>346377</text:p>
          </table:table-cell>
          <table:table-cell office:value-type="float" office:value="59" calcext:value-type="float">
            <text:p>59</text:p>
          </table:table-cell>
          <table:table-cell office:value-type="float" office:value="7822" calcext:value-type="float">
            <text:p>7822</text:p>
          </table:table-cell>
          <table:table-cell office:value-type="float" office:value="51" calcext:value-type="float">
            <text:p>51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2" calcext:value-type="float">
            <text:p>6422</text:p>
          </table:table-cell>
          <table:table-cell office:value-type="float" office:value="8883" calcext:value-type="float">
            <text:p>8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647" calcext:value-type="float">
            <text:p>647</text:p>
          </table:table-cell>
          <table:table-cell office:value-type="float" office:value="1548" calcext:value-type="float">
            <text:p>154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14" calcext:value-type="float">
            <text:p>411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office:value-type="float" office:value="12922" calcext:value-type="float">
            <text:p>12922</text:p>
          </table:table-cell>
          <table:table-cell table:number-columns-repeated="95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1" calcext:value-type="float">
            <text:p>8251</text:p>
          </table:table-cell>
          <table:table-cell office:value-type="float" office:value="260" calcext:value-type="float">
            <text:p>2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195" calcext:value-type="float">
            <text:p>241195</text:p>
          </table:table-cell>
          <table:table-cell office:value-type="float" office:value="0" calcext:value-type="float">
            <text:p>0</text:p>
          </table:table-cell>
          <table:table-cell office:value-type="float" office:value="5011" calcext:value-type="float">
            <text:p>5011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5" calcext:value-type="float">
            <text:p>18565</text:p>
          </table:table-cell>
          <table:table-cell office:value-type="float" office:value="5705" calcext:value-type="float">
            <text:p>5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520" calcext:value-type="float">
            <text:p>5520</text:p>
          </table:table-cell>
          <table:table-cell table:number-columns-repeated="95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2" calcext:value-type="float">
            <text:p>49182</text:p>
          </table:table-cell>
          <table:table-cell office:value-type="float" office:value="654" calcext:value-type="float">
            <text:p>654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058" calcext:value-type="float">
            <text:p>21058</text:p>
          </table:table-cell>
          <table:table-cell office:value-type="float" office:value="2" calcext:value-type="float">
            <text:p>2</text:p>
          </table:table-cell>
          <table:table-cell office:value-type="float" office:value="7023" calcext:value-type="float">
            <text:p>702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5" calcext:value-type="float">
            <text:p>5485</text:p>
          </table:table-cell>
          <table:table-cell office:value-type="float" office:value="3259" calcext:value-type="float">
            <text:p>3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489" calcext:value-type="float">
            <text:p>489</text:p>
          </table:table-cell>
          <table:table-cell office:value-type="float" office:value="518" calcext:value-type="float">
            <text:p>5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office:value-type="float" office:value="8151" calcext:value-type="float">
            <text:p>8151</text:p>
          </table:table-cell>
          <table:table-cell table:number-columns-repeated="95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84" calcext:value-type="float">
            <text:p>13984</text:p>
          </table:table-cell>
          <table:table-cell office:value-type="float" office:value="4471" calcext:value-type="float">
            <text:p>4471</text:p>
          </table:table-cell>
          <table:table-cell office:value-type="float" office:value="948" calcext:value-type="float">
            <text:p>948</text:p>
          </table:table-cell>
          <table:table-cell office:value-type="float" office:value="402" calcext:value-type="float">
            <text:p>4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253" calcext:value-type="float">
            <text:p>164253</text:p>
          </table:table-cell>
          <table:table-cell office:value-type="float" office:value="0" calcext:value-type="float">
            <text:p>0</text:p>
          </table:table-cell>
          <table:table-cell office:value-type="float" office:value="11989" calcext:value-type="float">
            <text:p>11989</text:p>
          </table:table-cell>
          <table:table-cell office:value-type="float" office:value="11" calcext:value-type="float">
            <text:p>11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office:value-type="float" office:value="3727" calcext:value-type="float">
            <text:p>3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office:value-type="float" office:value="2217" calcext:value-type="float">
            <text:p>2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77" calcext:value-type="float">
            <text:p>31777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23281" calcext:value-type="float">
            <text:p>23281</text:p>
          </table:table-cell>
          <table:table-cell table:number-columns-repeated="95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12" calcext:value-type="float">
            <text:p>22312</text:p>
          </table:table-cell>
          <table:table-cell office:value-type="float" office:value="12761" calcext:value-type="float">
            <text:p>12761</text:p>
          </table:table-cell>
          <table:table-cell office:value-type="float" office:value="422" calcext:value-type="float">
            <text:p>422</text:p>
          </table:table-cell>
          <table:table-cell office:value-type="float" office:value="151" calcext:value-type="float">
            <text:p>151</text:p>
          </table:table-cell>
          <table:table-cell office:value-type="float" office:value="873" calcext:value-type="float">
            <text:p>873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7459" calcext:value-type="float">
            <text:p>337459</text:p>
          </table:table-cell>
          <table:table-cell office:value-type="float" office:value="0" calcext:value-type="float">
            <text:p>0</text:p>
          </table:table-cell>
          <table:table-cell office:value-type="float" office:value="140496" calcext:value-type="float">
            <text:p>140496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808" calcext:value-type="float">
            <text:p>2808</text:p>
          </table:table-cell>
          <table:table-cell office:value-type="float" office:value="1533" calcext:value-type="float">
            <text:p>1533</text:p>
          </table:table-cell>
          <table:table-cell office:value-type="float" office:value="4118" calcext:value-type="float">
            <text:p>41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7" calcext:value-type="float">
            <text:p>437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68120" calcext:value-type="float">
            <text:p>68120</text:p>
          </table:table-cell>
          <table:table-cell table:number-columns-repeated="95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93" calcext:value-type="float">
            <text:p>10493</text:p>
          </table:table-cell>
          <table:table-cell office:value-type="float" office:value="1284" calcext:value-type="float">
            <text:p>1284</text:p>
          </table:table-cell>
          <table:table-cell office:value-type="float" office:value="2813" calcext:value-type="float">
            <text:p>281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669" calcext:value-type="float">
            <text:p>79669</text:p>
          </table:table-cell>
          <table:table-cell office:value-type="float" office:value="0" calcext:value-type="float">
            <text:p>0</text:p>
          </table:table-cell>
          <table:table-cell office:value-type="float" office:value="6212" calcext:value-type="float">
            <text:p>621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1768" calcext:value-type="float">
            <text:p>1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9583" calcext:value-type="float">
            <text:p>9583</text:p>
          </table:table-cell>
          <table:table-cell table:number-columns-repeated="95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779" calcext:value-type="float">
            <text:p>619779</text:p>
          </table:table-cell>
          <table:table-cell office:value-type="float" office:value="50020" calcext:value-type="float">
            <text:p>50020</text:p>
          </table:table-cell>
          <table:table-cell office:value-type="float" office:value="52669" calcext:value-type="float">
            <text:p>52669</text:p>
          </table:table-cell>
          <table:table-cell office:value-type="float" office:value="8310" calcext:value-type="float">
            <text:p>8310</text:p>
          </table:table-cell>
          <table:table-cell office:value-type="float" office:value="1739" calcext:value-type="float">
            <text:p>1739</text:p>
          </table:table-cell>
          <table:table-cell office:value-type="float" office:value="1955" calcext:value-type="float">
            <text:p>1955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450709" calcext:value-type="float">
            <text:p>18450709</text:p>
          </table:table-cell>
          <table:table-cell office:value-type="float" office:value="4802" calcext:value-type="float">
            <text:p>4802</text:p>
          </table:table-cell>
          <table:table-cell office:value-type="float" office:value="190419" calcext:value-type="float">
            <text:p>190419</text:p>
          </table:table-cell>
          <table:table-cell office:value-type="float" office:value="2765" calcext:value-type="float">
            <text:p>2765</text:p>
          </table:table-cell>
          <table:table-cell office:value-type="float" office:value="21091" calcext:value-type="float">
            <text:p>21091</text:p>
          </table:table-cell>
          <table:table-cell office:value-type="float" office:value="0" calcext:value-type="float">
            <text:p>0</text:p>
          </table:table-cell>
          <table:table-cell office:value-type="float" office:value="10631" calcext:value-type="float">
            <text:p>10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229" calcext:value-type="float">
            <text:p>129229</text:p>
          </table:table-cell>
          <table:table-cell office:value-type="float" office:value="196730" calcext:value-type="float">
            <text:p>196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3365" calcext:value-type="float">
            <text:p>23365</text:p>
          </table:table-cell>
          <table:table-cell office:value-type="float" office:value="33519" calcext:value-type="float">
            <text:p>33519</text:p>
          </table:table-cell>
          <table:table-cell office:value-type="float" office:value="80333" calcext:value-type="float">
            <text:p>80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947" calcext:value-type="float">
            <text:p>99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1245" calcext:value-type="float">
            <text:p>431245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170635" calcext:value-type="float">
            <text:p>170635</text:p>
          </table:table-cell>
          <table:table-cell office:value-type="float" office:value="406246" calcext:value-type="float">
            <text:p>406246</text:p>
          </table:table-cell>
          <table:table-cell table:number-columns-repeated="95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30" calcext:value-type="float">
            <text:p>41930</text:p>
          </table:table-cell>
          <table:table-cell office:value-type="float" office:value="825" calcext:value-type="float">
            <text:p>825</text:p>
          </table:table-cell>
          <table:table-cell office:value-type="float" office:value="6604" calcext:value-type="float">
            <text:p>6604</text:p>
          </table:table-cell>
          <table:table-cell office:value-type="float" office:value="1421" calcext:value-type="float">
            <text:p>1421</text:p>
          </table:table-cell>
          <table:table-cell office:value-type="float" office:value="151" calcext:value-type="float">
            <text:p>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9050" calcext:value-type="float">
            <text:p>169050</text:p>
          </table:table-cell>
          <table:table-cell office:value-type="float" office:value="7556" calcext:value-type="float">
            <text:p>7556</text:p>
          </table:table-cell>
          <table:table-cell office:value-type="float" office:value="952" calcext:value-type="float">
            <text:p>95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660" calcext:value-type="float">
            <text:p>3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4250" calcext:value-type="float">
            <text:p>4250</text:p>
          </table:table-cell>
          <table:table-cell office:value-type="float" office:value="6775" calcext:value-type="float">
            <text:p>67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03" calcext:value-type="float">
            <text:p>1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737" calcext:value-type="float">
            <text:p>9737</text:p>
          </table:table-cell>
          <table:table-cell table:number-columns-repeated="95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217" calcext:value-type="float">
            <text:p>377217</text:p>
          </table:table-cell>
          <table:table-cell office:value-type="float" office:value="110745" calcext:value-type="float">
            <text:p>110745</text:p>
          </table:table-cell>
          <table:table-cell office:value-type="float" office:value="13872" calcext:value-type="float">
            <text:p>13872</text:p>
          </table:table-cell>
          <table:table-cell office:value-type="float" office:value="4518" calcext:value-type="float">
            <text:p>4518</text:p>
          </table:table-cell>
          <table:table-cell office:value-type="float" office:value="2895" calcext:value-type="float">
            <text:p>2895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51069" calcext:value-type="float">
            <text:p>1351069</text:p>
          </table:table-cell>
          <table:table-cell office:value-type="float" office:value="20" calcext:value-type="float">
            <text:p>20</text:p>
          </table:table-cell>
          <table:table-cell office:value-type="float" office:value="794685" calcext:value-type="float">
            <text:p>794685</text:p>
          </table:table-cell>
          <table:table-cell office:value-type="float" office:value="633" calcext:value-type="float">
            <text:p>633</text:p>
          </table:table-cell>
          <table:table-cell office:value-type="float" office:value="38624" calcext:value-type="float">
            <text:p>38624</text:p>
          </table:table-cell>
          <table:table-cell office:value-type="float" office:value="0" calcext:value-type="float">
            <text:p>0</text:p>
          </table:table-cell>
          <table:table-cell office:value-type="float" office:value="22011" calcext:value-type="float">
            <text:p>2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78" calcext:value-type="float">
            <text:p>29978</text:p>
          </table:table-cell>
          <table:table-cell office:value-type="float" office:value="15369" calcext:value-type="float">
            <text:p>1536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9256" calcext:value-type="float">
            <text:p>9256</text:p>
          </table:table-cell>
          <table:table-cell office:value-type="float" office:value="26583" calcext:value-type="float">
            <text:p>26583</text:p>
          </table:table-cell>
          <table:table-cell office:value-type="float" office:value="72151" calcext:value-type="float">
            <text:p>72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818" calcext:value-type="float">
            <text:p>178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338" calcext:value-type="float">
            <text:p>163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919" calcext:value-type="float">
            <text:p>50919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9799" calcext:value-type="float">
            <text:p>9799</text:p>
          </table:table-cell>
          <table:table-cell office:value-type="float" office:value="578862" calcext:value-type="float">
            <text:p>578862</text:p>
          </table:table-cell>
          <table:table-cell table:number-columns-repeated="95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33899" calcext:value-type="float">
            <text:p>33899</text:p>
          </table:table-cell>
          <table:table-cell office:value-type="float" office:value="1513" calcext:value-type="float">
            <text:p>1513</text:p>
          </table:table-cell>
          <table:table-cell office:value-type="float" office:value="685" calcext:value-type="float">
            <text:p>685</text:p>
          </table:table-cell>
          <table:table-cell office:value-type="float" office:value="917" calcext:value-type="float">
            <text:p>9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 office:value-type="float" office:value="340753" calcext:value-type="float">
            <text:p>340753</text:p>
          </table:table-cell>
          <table:table-cell office:value-type="float" office:value="205353" calcext:value-type="float">
            <text:p>205353</text:p>
          </table:table-cell>
          <table:table-cell office:value-type="float" office:value="0" calcext:value-type="float">
            <text:p>0</text:p>
          </table:table-cell>
          <table:table-cell office:value-type="float" office:value="4102" calcext:value-type="float">
            <text:p>4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268" calcext:value-type="float">
            <text:p>1126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1032" calcext:value-type="float">
            <text:p>8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241" calcext:value-type="float">
            <text:p>4241</text:p>
          </table:table-cell>
          <table:table-cell office:value-type="float" office:value="7163" calcext:value-type="float">
            <text:p>7163</text:p>
          </table:table-cell>
          <table:table-cell office:value-type="float" office:value="1939" calcext:value-type="float">
            <text:p>1939</text:p>
          </table:table-cell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6721" calcext:value-type="float">
            <text:p>672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6061" calcext:value-type="float">
            <text:p>160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office:value-type="float" office:value="337" calcext:value-type="float">
            <text:p>337</text:p>
          </table:table-cell>
          <table:table-cell office:value-type="float" office:value="1798" calcext:value-type="float">
            <text:p>1798</text:p>
          </table:table-cell>
          <table:table-cell table:number-columns-repeated="95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3" calcext:value-type="float">
            <text:p>12963</text:p>
          </table:table-cell>
          <table:table-cell office:value-type="float" office:value="675210" calcext:value-type="float">
            <text:p>675210</text:p>
          </table:table-cell>
          <table:table-cell office:value-type="float" office:value="3385" calcext:value-type="float">
            <text:p>3385</text:p>
          </table:table-cell>
          <table:table-cell office:value-type="float" office:value="2047" calcext:value-type="float">
            <text:p>2047</text:p>
          </table:table-cell>
          <table:table-cell office:value-type="float" office:value="18211" calcext:value-type="float">
            <text:p>18211</text:p>
          </table:table-cell>
          <table:table-cell office:value-type="float" office:value="409" calcext:value-type="float">
            <text:p>4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667" calcext:value-type="float">
            <text:p>37667</text:p>
          </table:table-cell>
          <table:table-cell office:value-type="float" office:value="0" calcext:value-type="float">
            <text:p>0</text:p>
          </table:table-cell>
          <table:table-cell office:value-type="float" office:value="20086" calcext:value-type="float">
            <text:p>20086</text:p>
          </table:table-cell>
          <table:table-cell office:value-type="float" office:value="77638" calcext:value-type="float">
            <text:p>77638</text:p>
          </table:table-cell>
          <table:table-cell office:value-type="float" office:value="10614051" calcext:value-type="float">
            <text:p>10614051</text:p>
          </table:table-cell>
          <table:table-cell office:value-type="float" office:value="0" calcext:value-type="float">
            <text:p>0</text:p>
          </table:table-cell>
          <table:table-cell office:value-type="float" office:value="51816" calcext:value-type="float">
            <text:p>51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11" calcext:value-type="float">
            <text:p>5711</text:p>
          </table:table-cell>
          <table:table-cell office:value-type="float" office:value="791" calcext:value-type="float">
            <text:p>79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3175" calcext:value-type="float">
            <text:p>53175</text:p>
          </table:table-cell>
          <table:table-cell office:value-type="float" office:value="1056" calcext:value-type="float">
            <text:p>1056</text:p>
          </table:table-cell>
          <table:table-cell office:value-type="float" office:value="2732" calcext:value-type="float">
            <text:p>2732</text:p>
          </table:table-cell>
          <table:table-cell office:value-type="float" office:value="1235517" calcext:value-type="float">
            <text:p>1235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564" calcext:value-type="float">
            <text:p>735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2431" calcext:value-type="float">
            <text:p>62431</text:p>
          </table:table-cell>
          <table:table-cell office:value-type="float" office:value="2116" calcext:value-type="float">
            <text:p>2116</text:p>
          </table:table-cell>
          <table:table-cell office:value-type="float" office:value="13831" calcext:value-type="float">
            <text:p>13831</text:p>
          </table:table-cell>
          <table:table-cell office:value-type="float" office:value="37117" calcext:value-type="float">
            <text:p>37117</text:p>
          </table:table-cell>
          <table:table-cell office:value-type="float" office:value="0" calcext:value-type="float">
            <text:p>0</text:p>
          </table:table-cell>
          <table:table-cell office:value-type="float" office:value="87756" calcext:value-type="float">
            <text:p>87756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23263" calcext:value-type="float">
            <text:p>23263</text:p>
          </table:table-cell>
          <table:table-cell office:value-type="float" office:value="194814" calcext:value-type="float">
            <text:p>19481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5614" calcext:value-type="float">
            <text:p>5614</text:p>
          </table:table-cell>
          <table:table-cell office:value-type="float" office:value="962" calcext:value-type="float">
            <text:p>962</text:p>
          </table:table-cell>
          <table:table-cell office:value-type="float" office:value="48355" calcext:value-type="float">
            <text:p>48355</text:p>
          </table:table-cell>
          <table:table-cell table:number-columns-repeated="95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4211" calcext:value-type="float">
            <text:p>4211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4151" calcext:value-type="float">
            <text:p>4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78" calcext:value-type="float">
            <text:p>1107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052" calcext:value-type="float">
            <text:p>5052</text:p>
          </table:table-cell>
          <table:table-cell office:value-type="float" office:value="24899" calcext:value-type="float">
            <text:p>2489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732" calcext:value-type="float">
            <text:p>12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8" calcext:value-type="float">
            <text:p>3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office:value-type="float" office:value="1095" calcext:value-type="float">
            <text:p>1095</text:p>
          </table:table-cell>
          <table:table-cell table:number-columns-repeated="95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14637" calcext:value-type="float">
            <text:p>1463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39" calcext:value-type="float">
            <text:p>6839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70" calcext:value-type="float">
            <text:p>70</text:p>
          </table:table-cell>
          <table:table-cell office:value-type="float" office:value="39234" calcext:value-type="float">
            <text:p>39234</text:p>
          </table:table-cell>
          <table:table-cell office:value-type="float" office:value="0" calcext:value-type="float">
            <text:p>0</text:p>
          </table:table-cell>
          <table:table-cell office:value-type="float" office:value="145670" calcext:value-type="float">
            <text:p>14567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25498" calcext:value-type="float">
            <text:p>25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24965" calcext:value-type="float">
            <text:p>2496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2180" calcext:value-type="float">
            <text:p>52180</text:p>
          </table:table-cell>
          <table:table-cell office:value-type="float" office:value="0" calcext:value-type="float">
            <text:p>0</text:p>
          </table:table-cell>
          <table:table-cell office:value-type="float" office:value="9654" calcext:value-type="float">
            <text:p>9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16006" calcext:value-type="float">
            <text:p>16006</text:p>
          </table:table-cell>
          <table:table-cell table:number-columns-repeated="95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86" calcext:value-type="float">
            <text:p>5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74" calcext:value-type="float">
            <text:p>274</text:p>
          </table:table-cell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831" calcext:value-type="float">
            <text:p>11831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number-columns-repeated="95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352" calcext:value-type="float">
            <text:p>16352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number-columns-repeated="95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5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" calcext:value-type="float">
            <text:p>34991</text:p>
          </table:table-cell>
          <table:table-cell office:value-type="float" office:value="2134" calcext:value-type="float">
            <text:p>2134</text:p>
          </table:table-cell>
          <table:table-cell office:value-type="float" office:value="771" calcext:value-type="float">
            <text:p>7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483" calcext:value-type="float">
            <text:p>219483</text:p>
          </table:table-cell>
          <table:table-cell office:value-type="float" office:value="0" calcext:value-type="float">
            <text:p>0</text:p>
          </table:table-cell>
          <table:table-cell office:value-type="float" office:value="10459" calcext:value-type="float">
            <text:p>10459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460" calcext:value-type="float">
            <text:p>495460</text:p>
          </table:table-cell>
          <table:table-cell office:value-type="float" office:value="52459" calcext:value-type="float">
            <text:p>5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270" calcext:value-type="float">
            <text:p>270</text:p>
          </table:table-cell>
          <table:table-cell office:value-type="float" office:value="440" calcext:value-type="float">
            <text:p>44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73" calcext:value-type="float">
            <text:p>123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43" calcext:value-type="float">
            <text:p>6143</text:p>
          </table:table-cell>
          <table:table-cell office:value-type="float" office:value="14144" calcext:value-type="float">
            <text:p>14144</text:p>
          </table:table-cell>
          <table:table-cell table:number-columns-repeated="95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33" calcext:value-type="float">
            <text:p>94733</text:p>
          </table:table-cell>
          <table:table-cell office:value-type="float" office:value="3801" calcext:value-type="float">
            <text:p>3801</text:p>
          </table:table-cell>
          <table:table-cell office:value-type="float" office:value="6426" calcext:value-type="float">
            <text:p>642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0952" calcext:value-type="float">
            <text:p>540952</text:p>
          </table:table-cell>
          <table:table-cell office:value-type="float" office:value="81" calcext:value-type="float">
            <text:p>81</text:p>
          </table:table-cell>
          <table:table-cell office:value-type="float" office:value="11816" calcext:value-type="float">
            <text:p>11816</text:p>
          </table:table-cell>
          <table:table-cell office:value-type="float" office:value="20" calcext:value-type="float">
            <text:p>20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96" calcext:value-type="float">
            <text:p>86096</text:p>
          </table:table-cell>
          <table:table-cell office:value-type="float" office:value="660745" calcext:value-type="float">
            <text:p>66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29" calcext:value-type="float">
            <text:p>1029</text:p>
          </table:table-cell>
          <table:table-cell office:value-type="float" office:value="825" calcext:value-type="float">
            <text:p>825</text:p>
          </table:table-cell>
          <table:table-cell office:value-type="float" office:value="2907" calcext:value-type="float">
            <text:p>2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550" calcext:value-type="float">
            <text:p>2555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094" calcext:value-type="float">
            <text:p>16094</text:p>
          </table:table-cell>
          <table:table-cell office:value-type="float" office:value="21769" calcext:value-type="float">
            <text:p>21769</text:p>
          </table:table-cell>
          <table:table-cell table:number-columns-repeated="95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4870" calcext:value-type="float">
            <text:p>48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8" calcext:value-type="float">
            <text:p>468</text:p>
          </table:table-cell>
          <table:table-cell office:value-type="float" office:value="10573" calcext:value-type="float">
            <text:p>105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801" calcext:value-type="float">
            <text:p>6801</text:p>
          </table:table-cell>
          <table:table-cell office:value-type="float" office:value="0" calcext:value-type="float">
            <text:p>0</text:p>
          </table:table-cell>
          <table:table-cell office:value-type="float" office:value="5810" calcext:value-type="float">
            <text:p>5810</text:p>
          </table:table-cell>
          <table:table-cell office:value-type="float" office:value="26" calcext:value-type="float">
            <text:p>26</text:p>
          </table:table-cell>
          <table:table-cell office:value-type="float" office:value="408" calcext:value-type="float">
            <text:p>408</text:p>
          </table:table-cell>
          <table:table-cell office:value-type="float" office:value="201910" calcext:value-type="float">
            <text:p>2019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5" calcext:value-type="float">
            <text:p>305</text:p>
          </table:table-cell>
          <table:table-cell office:value-type="float" office:value="47" calcext:value-type="float">
            <text:p>47</text:p>
          </table:table-cell>
          <table:table-cell office:value-type="float" office:value="834" calcext:value-type="float">
            <text:p>8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11" calcext:value-type="float">
            <text:p>1211</text:p>
          </table:table-cell>
          <table:table-cell table:number-columns-repeated="95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74" calcext:value-type="float">
            <text:p>267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91" calcext:value-type="float">
            <text:p>9691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182" calcext:value-type="float">
            <text:p>182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53" calcext:value-type="float">
            <text:p>153</text:p>
          </table:table-cell>
          <table:table-cell office:value-type="float" office:value="1777" calcext:value-type="float">
            <text:p>17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28" calcext:value-type="float">
            <text:p>3828</text:p>
          </table:table-cell>
          <table:table-cell table:number-columns-repeated="95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46" calcext:value-type="float">
            <text:p>14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74" calcext:value-type="float">
            <text:p>5874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32548" calcext:value-type="float">
            <text:p>32548</text:p>
          </table:table-cell>
          <table:table-cell office:value-type="float" office:value="407930" calcext:value-type="float">
            <text:p>4079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23943368" calcext:value-type="float">
            <text:p>23943368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office:value-type="float" office:value="3404570" calcext:value-type="float">
            <text:p>34045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4" calcext:value-type="float">
            <text:p>50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69596" calcext:value-type="float">
            <text:p>3369596</text:p>
          </table:table-cell>
          <table:table-cell office:value-type="float" office:value="127580" calcext:value-type="float">
            <text:p>127580</text:p>
          </table:table-cell>
          <table:table-cell office:value-type="float" office:value="12887" calcext:value-type="float">
            <text:p>12887</text:p>
          </table:table-cell>
          <table:table-cell office:value-type="float" office:value="597459" calcext:value-type="float">
            <text:p>597459</text:p>
          </table:table-cell>
          <table:table-cell office:value-type="float" office:value="106246" calcext:value-type="float">
            <text:p>106246</text:p>
          </table:table-cell>
          <table:table-cell office:value-type="float" office:value="0" calcext:value-type="float">
            <text:p>0</text:p>
          </table:table-cell>
          <table:table-cell office:value-type="float" office:value="251483" calcext:value-type="float">
            <text:p>2514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7156" calcext:value-type="float">
            <text:p>7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5247" calcext:value-type="float">
            <text:p>5247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table:number-columns-repeated="95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95" calcext:value-type="float">
            <text:p>11695</text:p>
          </table:table-cell>
          <table:table-cell office:value-type="float" office:value="9886" calcext:value-type="float">
            <text:p>9886</text:p>
          </table:table-cell>
          <table:table-cell office:value-type="float" office:value="3800" calcext:value-type="float">
            <text:p>3800</text:p>
          </table:table-cell>
          <table:table-cell office:value-type="float" office:value="126" calcext:value-type="float">
            <text:p>126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036" calcext:value-type="float">
            <text:p>86036</text:p>
          </table:table-cell>
          <table:table-cell office:value-type="float" office:value="0" calcext:value-type="float">
            <text:p>0</text:p>
          </table:table-cell>
          <table:table-cell office:value-type="float" office:value="22179" calcext:value-type="float">
            <text:p>22179</text:p>
          </table:table-cell>
          <table:table-cell office:value-type="float" office:value="372" calcext:value-type="float">
            <text:p>372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481" calcext:value-type="float">
            <text:p>148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71" calcext:value-type="float">
            <text:p>5771</text:p>
          </table:table-cell>
          <table:table-cell office:value-type="float" office:value="165084" calcext:value-type="float">
            <text:p>165084</text:p>
          </table:table-cell>
          <table:table-cell office:value-type="float" office:value="615" calcext:value-type="float">
            <text:p>615</text:p>
          </table:table-cell>
          <table:table-cell office:value-type="float" office:value="38306" calcext:value-type="float">
            <text:p>38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78" calcext:value-type="float">
            <text:p>2337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548" calcext:value-type="float">
            <text:p>9548</text:p>
          </table:table-cell>
          <table:table-cell office:value-type="float" office:value="30871" calcext:value-type="float">
            <text:p>30871</text:p>
          </table:table-cell>
          <table:table-cell table:number-columns-repeated="95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94" calcext:value-type="float">
            <text:p>37294</text:p>
          </table:table-cell>
          <table:table-cell office:value-type="float" office:value="97845" calcext:value-type="float">
            <text:p>97845</text:p>
          </table:table-cell>
          <table:table-cell office:value-type="float" office:value="31468" calcext:value-type="float">
            <text:p>31468</text:p>
          </table:table-cell>
          <table:table-cell office:value-type="float" office:value="65" calcext:value-type="float">
            <text:p>65</text:p>
          </table:table-cell>
          <table:table-cell office:value-type="float" office:value="1409" calcext:value-type="float">
            <text:p>14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843" calcext:value-type="float">
            <text:p>19843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 office:value-type="float" office:value="72" calcext:value-type="float">
            <text:p>72</text:p>
          </table:table-cell>
          <table:table-cell office:value-type="float" office:value="4126" calcext:value-type="float">
            <text:p>4126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439319" calcext:value-type="float">
            <text:p>439319</text:p>
          </table:table-cell>
          <table:table-cell office:value-type="float" office:value="460666" calcext:value-type="float">
            <text:p>460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96" calcext:value-type="float">
            <text:p>4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58" calcext:value-type="float">
            <text:p>1305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923" calcext:value-type="float">
            <text:p>923</text:p>
          </table:table-cell>
          <table:table-cell office:value-type="float" office:value="208555" calcext:value-type="float">
            <text:p>208555</text:p>
          </table:table-cell>
          <table:table-cell table:number-columns-repeated="95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3" calcext:value-type="float">
            <text:p>11353</text:p>
          </table:table-cell>
          <table:table-cell office:value-type="float" office:value="374176" calcext:value-type="float">
            <text:p>374176</text:p>
          </table:table-cell>
          <table:table-cell office:value-type="float" office:value="31802" calcext:value-type="float">
            <text:p>31802</text:p>
          </table:table-cell>
          <table:table-cell office:value-type="float" office:value="233" calcext:value-type="float">
            <text:p>233</text:p>
          </table:table-cell>
          <table:table-cell office:value-type="float" office:value="1566" calcext:value-type="float">
            <text:p>156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office:value-type="float" office:value="1331" calcext:value-type="float">
            <text:p>1331</text:p>
          </table:table-cell>
          <table:table-cell office:value-type="float" office:value="8766" calcext:value-type="float">
            <text:p>8766</text:p>
          </table:table-cell>
          <table:table-cell office:value-type="float" office:value="375550" calcext:value-type="float">
            <text:p>375550</text:p>
          </table:table-cell>
          <table:table-cell office:value-type="float" office:value="0" calcext:value-type="float">
            <text:p>0</text:p>
          </table:table-cell>
          <table:table-cell office:value-type="float" office:value="12673" calcext:value-type="float">
            <text:p>12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6" calcext:value-type="float">
            <text:p>186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27125" calcext:value-type="float">
            <text:p>27125</text:p>
          </table:table-cell>
          <table:table-cell office:value-type="float" office:value="1509" calcext:value-type="float">
            <text:p>1509</text:p>
          </table:table-cell>
          <table:table-cell office:value-type="float" office:value="44731" calcext:value-type="float">
            <text:p>44731</text:p>
          </table:table-cell>
          <table:table-cell office:value-type="float" office:value="15258063" calcext:value-type="float">
            <text:p>15258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8778" calcext:value-type="float">
            <text:p>38778</text:p>
          </table:table-cell>
          <table:table-cell office:value-type="float" office:value="241" calcext:value-type="float">
            <text:p>241</text:p>
          </table:table-cell>
          <table:table-cell office:value-type="float" office:value="11460" calcext:value-type="float">
            <text:p>11460</text:p>
          </table:table-cell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office:value-type="float" office:value="27898" calcext:value-type="float">
            <text:p>27898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75296" calcext:value-type="float">
            <text:p>7529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176" calcext:value-type="float">
            <text:p>176</text:p>
          </table:table-cell>
          <table:table-cell office:value-type="float" office:value="45600" calcext:value-type="float">
            <text:p>45600</text:p>
          </table:table-cell>
          <table:table-cell table:number-columns-repeated="95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9307" calcext:value-type="float">
            <text:p>9307</text:p>
          </table:table-cell>
          <table:table-cell office:value-type="float" office:value="1340" calcext:value-type="float">
            <text:p>1340</text:p>
          </table:table-cell>
          <table:table-cell office:value-type="float" office:value="690" calcext:value-type="float">
            <text:p>690</text:p>
          </table:table-cell>
          <table:table-cell office:value-type="float" office:value="1382" calcext:value-type="float">
            <text:p>1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754" calcext:value-type="float">
            <text:p>29754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210" calcext:value-type="float">
            <text:p>210</text:p>
          </table:table-cell>
          <table:table-cell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200" calcext:value-type="float">
            <text:p>1200</text:p>
          </table:table-cell>
          <table:table-cell office:value-type="float" office:value="365" calcext:value-type="float">
            <text:p>365</text:p>
          </table:table-cell>
          <table:table-cell office:value-type="float" office:value="18919" calcext:value-type="float">
            <text:p>18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83" calcext:value-type="float">
            <text:p>28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575" calcext:value-type="float">
            <text:p>575</text:p>
          </table:table-cell>
          <table:table-cell office:value-type="float" office:value="7835" calcext:value-type="float">
            <text:p>7835</text:p>
          </table:table-cell>
          <table:table-cell table:number-columns-repeated="95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734" calcext:value-type="float">
            <text:p>673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6612" calcext:value-type="float">
            <text:p>2661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9" calcext:value-type="float">
            <text:p>10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0" calcext:value-type="float">
            <text:p>66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9" calcext:value-type="float">
            <text:p>909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564" calcext:value-type="float">
            <text:p>356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95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7416" calcext:value-type="float">
            <text:p>7416</text:p>
          </table:table-cell>
          <table:table-cell office:value-type="float" office:value="615" calcext:value-type="float">
            <text:p>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22" calcext:value-type="float">
            <text:p>11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table:number-columns-repeated="95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95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37635" calcext:value-type="float">
            <text:p>376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525" calcext:value-type="float">
            <text:p>3525</text:p>
          </table:table-cell>
          <table:table-cell office:value-type="float" office:value="332574" calcext:value-type="float">
            <text:p>332574</text:p>
          </table:table-cell>
          <table:table-cell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office:value-type="float" office:value="63455" calcext:value-type="float">
            <text:p>63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870" calcext:value-type="float">
            <text:p>738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99" calcext:value-type="float">
            <text:p>7499</text:p>
          </table:table-cell>
          <table:table-cell office:value-type="float" office:value="510" calcext:value-type="float">
            <text:p>510</text:p>
          </table:table-cell>
          <table:table-cell office:value-type="float" office:value="1869" calcext:value-type="float">
            <text:p>1869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float" office:value="85589" calcext:value-type="float">
            <text:p>85589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28044" calcext:value-type="float">
            <text:p>280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5133" calcext:value-type="float">
            <text:p>5133</text:p>
          </table:table-cell>
          <table:table-cell table:number-columns-repeated="95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1" calcext:value-type="float">
            <text:p>9021</text:p>
          </table:table-cell>
          <table:table-cell office:value-type="float" office:value="711" calcext:value-type="float">
            <text:p>711</text:p>
          </table:table-cell>
          <table:table-cell office:value-type="float" office:value="474" calcext:value-type="float">
            <text:p>474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89" calcext:value-type="float">
            <text:p>12989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047" calcext:value-type="float">
            <text:p>1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3265" calcext:value-type="float">
            <text:p>3265</text:p>
          </table:table-cell>
          <table:table-cell table:number-columns-repeated="95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03" calcext:value-type="float">
            <text:p>8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table:number-columns-repeated="95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856" calcext:value-type="float">
            <text:p>12856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436" calcext:value-type="float">
            <text:p>4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2842" calcext:value-type="float">
            <text:p>22842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10" calcext:value-type="float">
            <text:p>75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table:number-columns-repeated="95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number-columns-repeated="95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  <table:table-cell office:value-type="float" office:value="302" calcext:value-type="float">
            <text:p>302</text:p>
          </table:table-cell>
          <table:table-cell office:value-type="float" office:value="145" calcext:value-type="float">
            <text:p>1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819" calcext:value-type="float">
            <text:p>37819</text:p>
          </table:table-cell>
          <table:table-cell office:value-type="float" office:value="2" calcext:value-type="float">
            <text:p>2</text:p>
          </table:table-cell>
          <table:table-cell office:value-type="float" office:value="5792" calcext:value-type="float">
            <text:p>579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4891" calcext:value-type="float">
            <text:p>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62" calcext:value-type="float">
            <text:p>36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928" calcext:value-type="float">
            <text:p>3928</text:p>
          </table:table-cell>
          <table:table-cell table:number-columns-repeated="95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25" calcext:value-type="float">
            <text:p>302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74" calcext:value-type="float">
            <text:p>18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95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65" calcext:value-type="float">
            <text:p>636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18" calcext:value-type="float">
            <text:p>618</text:p>
          </table:table-cell>
          <table:table-cell table:number-columns-repeated="95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16847" calcext:value-type="float">
            <text:p>1684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81" calcext:value-type="float">
            <text:p>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6" calcext:value-type="float">
            <text:p>22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75" calcext:value-type="float">
            <text:p>6475</text:p>
          </table:table-cell>
          <table:table-cell office:value-type="float" office:value="1472" calcext:value-type="float">
            <text:p>1472</text:p>
          </table:table-cell>
          <table:table-cell office:value-type="float" office:value="37" calcext:value-type="float">
            <text:p>37</text:p>
          </table:table-cell>
          <table:table-cell office:value-type="float" office:value="4082" calcext:value-type="float">
            <text:p>4082</text:p>
          </table:table-cell>
          <table:table-cell office:value-type="float" office:value="4131" calcext:value-type="float">
            <text:p>4131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95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office:value-type="float" office:value="56282" calcext:value-type="float">
            <text:p>56282</text:p>
          </table:table-cell>
          <table:table-cell office:value-type="float" office:value="1371" calcext:value-type="float">
            <text:p>137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3832" calcext:value-type="float">
            <text:p>3832</text:p>
          </table:table-cell>
          <table:table-cell office:value-type="float" office:value="189471" calcext:value-type="float">
            <text:p>189471</text:p>
          </table:table-cell>
          <table:table-cell office:value-type="float" office:value="0" calcext:value-type="float">
            <text:p>0</text:p>
          </table:table-cell>
          <table:table-cell office:value-type="float" office:value="32898" calcext:value-type="float">
            <text:p>32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984" calcext:value-type="float">
            <text:p>16984</text:p>
          </table:table-cell>
          <table:table-cell office:value-type="float" office:value="200" calcext:value-type="float">
            <text:p>200</text:p>
          </table:table-cell>
          <table:table-cell office:value-type="float" office:value="690" calcext:value-type="float">
            <text:p>690</text:p>
          </table:table-cell>
          <table:table-cell office:value-type="float" office:value="214835" calcext:value-type="float">
            <text:p>2148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 office:value-type="float" office:value="224521" calcext:value-type="float">
            <text:p>224521</text:p>
          </table:table-cell>
          <table:table-cell office:value-type="float" office:value="1967" calcext:value-type="float">
            <text:p>1967</text:p>
          </table:table-cell>
          <table:table-cell office:value-type="float" office:value="60090" calcext:value-type="float">
            <text:p>60090</text:p>
          </table:table-cell>
          <table:table-cell office:value-type="float" office:value="17208" calcext:value-type="float">
            <text:p>17208</text:p>
          </table:table-cell>
          <table:table-cell office:value-type="float" office:value="0" calcext:value-type="float">
            <text:p>0</text:p>
          </table:table-cell>
          <table:table-cell office:value-type="float" office:value="36089" calcext:value-type="float">
            <text:p>36089</text:p>
          </table:table-cell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126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9236" calcext:value-type="float">
            <text:p>29236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28600" calcext:value-type="float">
            <text:p>28600</text:p>
          </table:table-cell>
          <table:table-cell table:number-columns-repeated="95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23" calcext:value-type="float">
            <text:p>252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529" calcext:value-type="float">
            <text:p>12529</text:p>
          </table:table-cell>
          <table:table-cell office:value-type="float" office:value="17298" calcext:value-type="float">
            <text:p>1729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423" calcext:value-type="float">
            <text:p>21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870" calcext:value-type="float">
            <text:p>9870</text:p>
          </table:table-cell>
          <table:table-cell office:value-type="float" office:value="15971" calcext:value-type="float">
            <text:p>15971</text:p>
          </table:table-cell>
          <table:table-cell office:value-type="float" office:value="2947" calcext:value-type="float">
            <text:p>2947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24860" calcext:value-type="float">
            <text:p>248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793" calcext:value-type="float">
            <text:p>7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number-columns-repeated="95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6768" calcext:value-type="float">
            <text:p>16768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93" calcext:value-type="float">
            <text:p>393</text:p>
          </table:table-cell>
          <table:table-cell office:value-type="float" office:value="75395" calcext:value-type="float">
            <text:p>75395</text:p>
          </table:table-cell>
          <table:table-cell office:value-type="float" office:value="0" calcext:value-type="float">
            <text:p>0</text:p>
          </table:table-cell>
          <table:table-cell office:value-type="float" office:value="3312" calcext:value-type="float">
            <text:p>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996" calcext:value-type="float">
            <text:p>1799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40607" calcext:value-type="float">
            <text:p>140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72797" calcext:value-type="float">
            <text:p>72797</text:p>
          </table:table-cell>
          <table:table-cell office:value-type="float" office:value="265" calcext:value-type="float">
            <text:p>265</text:p>
          </table:table-cell>
          <table:table-cell office:value-type="float" office:value="131206" calcext:value-type="float">
            <text:p>131206</text:p>
          </table:table-cell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026" calcext:value-type="float">
            <text:p>50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3765" calcext:value-type="float">
            <text:p>3765</text:p>
          </table:table-cell>
          <table:table-cell table:number-columns-repeated="9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3" calcext:value-type="float">
            <text:p>713</text:p>
          </table:table-cell>
          <table:table-cell office:value-type="float" office:value="45770" calcext:value-type="float">
            <text:p>45770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79" calcext:value-type="float">
            <text:p>496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944" calcext:value-type="float">
            <text:p>4944</text:p>
          </table:table-cell>
          <table:table-cell office:value-type="float" office:value="70" calcext:value-type="float">
            <text:p>70</text:p>
          </table:table-cell>
          <table:table-cell office:value-type="float" office:value="1761" calcext:value-type="float">
            <text:p>1761</text:p>
          </table:table-cell>
          <table:table-cell office:value-type="float" office:value="56402" calcext:value-type="float">
            <text:p>56402</text:p>
          </table:table-cell>
          <table:table-cell office:value-type="float" office:value="0" calcext:value-type="float">
            <text:p>0</text:p>
          </table:table-cell>
          <table:table-cell office:value-type="float" office:value="24178" calcext:value-type="float">
            <text:p>241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9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321" calcext:value-type="float">
            <text:p>3321</text:p>
          </table:table-cell>
          <table:table-cell office:value-type="float" office:value="155" calcext:value-type="float">
            <text:p>1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40" calcext:value-type="float">
            <text:p>1640</text:p>
          </table:table-cell>
          <table:table-cell office:value-type="float" office:value="30689" calcext:value-type="float">
            <text:p>3068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4" calcext:value-type="float">
            <text:p>21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16" calcext:value-type="float">
            <text:p>2316</text:p>
          </table:table-cell>
          <table:table-cell office:value-type="float" office:value="961" calcext:value-type="float">
            <text:p>961</text:p>
          </table:table-cell>
          <table:table-cell office:value-type="float" office:value="546" calcext:value-type="float">
            <text:p>546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  <table:table-cell office:value-type="float" office:value="13771" calcext:value-type="float">
            <text:p>1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table:number-columns-repeated="95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6127" calcext:value-type="float">
            <text:p>16127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578" calcext:value-type="float">
            <text:p>6578</text:p>
          </table:table-cell>
          <table:table-cell office:value-type="float" office:value="87358" calcext:value-type="float">
            <text:p>87358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8987" calcext:value-type="float">
            <text:p>689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22" calcext:value-type="float">
            <text:p>31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641" calcext:value-type="float">
            <text:p>6641</text:p>
          </table:table-cell>
          <table:table-cell office:value-type="float" office:value="1683" calcext:value-type="float">
            <text:p>1683</text:p>
          </table:table-cell>
          <table:table-cell office:value-type="float" office:value="1349" calcext:value-type="float">
            <text:p>1349</text:p>
          </table:table-cell>
          <table:table-cell office:value-type="float" office:value="10914" calcext:value-type="float">
            <text:p>10914</text:p>
          </table:table-cell>
          <table:table-cell office:value-type="float" office:value="0" calcext:value-type="float">
            <text:p>0</text:p>
          </table:table-cell>
          <table:table-cell office:value-type="float" office:value="281476" calcext:value-type="float">
            <text:p>281476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3529" calcext:value-type="float">
            <text:p>3529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table:number-columns-repeated="95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10692" calcext:value-type="float">
            <text:p>1069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212" calcext:value-type="float">
            <text:p>8212</text:p>
          </table:table-cell>
          <table:table-cell office:value-type="float" office:value="0" calcext:value-type="float">
            <text:p>0</text:p>
          </table:table-cell>
          <table:table-cell office:value-type="float" office:value="8750" calcext:value-type="float">
            <text:p>8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86" calcext:value-type="float">
            <text:p>3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16810" calcext:value-type="float">
            <text:p>1681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58" calcext:value-type="float">
            <text:p>6758</text:p>
          </table:table-cell>
          <table:table-cell table:number-columns-repeated="95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174" calcext:value-type="float">
            <text:p>51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82" calcext:value-type="float">
            <text:p>82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9136" calcext:value-type="float">
            <text:p>91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0" calcext:value-type="float">
            <text:p>16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8025" calcext:value-type="float">
            <text:p>180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17" calcext:value-type="float">
            <text:p>4517</text:p>
          </table:table-cell>
          <table:table-cell table:number-columns-repeated="95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98" calcext:value-type="float">
            <text:p>37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95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1464" calcext:value-type="float">
            <text:p>21464</text:p>
          </table:table-cell>
          <table:table-cell office:value-type="float" office:value="276" calcext:value-type="float">
            <text:p>276</text:p>
          </table:table-cell>
          <table:table-cell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21" calcext:value-type="float">
            <text:p>1721</text:p>
          </table:table-cell>
          <table:table-cell office:value-type="float" office:value="54105" calcext:value-type="float">
            <text:p>54105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60" calcext:value-type="float">
            <text:p>115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46" calcext:value-type="float">
            <text:p>83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034" calcext:value-type="float">
            <text:p>18034</text:p>
          </table:table-cell>
          <table:table-cell office:value-type="float" office:value="122165" calcext:value-type="float">
            <text:p>1221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38" calcext:value-type="float">
            <text:p>1538</text:p>
          </table:table-cell>
          <table:table-cell office:value-type="float" office:value="1471" calcext:value-type="float">
            <text:p>1471</text:p>
          </table:table-cell>
          <table:table-cell table:number-columns-repeated="95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  <table:table-cell office:value-type="float" office:value="34338" calcext:value-type="float">
            <text:p>34338</text:p>
          </table:table-cell>
          <table:table-cell office:value-type="float" office:value="7992" calcext:value-type="float">
            <text:p>7992</text:p>
          </table:table-cell>
          <table:table-cell office:value-type="float" office:value="1389" calcext:value-type="float">
            <text:p>1389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709" calcext:value-type="float">
            <text:p>31709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office:value-type="float" office:value="3411" calcext:value-type="float">
            <text:p>3411</text:p>
          </table:table-cell>
          <table:table-cell office:value-type="float" office:value="58563" calcext:value-type="float">
            <text:p>58563</text:p>
          </table:table-cell>
          <table:table-cell office:value-type="float" office:value="0" calcext:value-type="float">
            <text:p>0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07" calcext:value-type="float">
            <text:p>8507</text:p>
          </table:table-cell>
          <table:table-cell office:value-type="float" office:value="2350" calcext:value-type="float">
            <text:p>2350</text:p>
          </table:table-cell>
          <table:table-cell office:value-type="float" office:value="260" calcext:value-type="float">
            <text:p>260</text:p>
          </table:table-cell>
          <table:table-cell office:value-type="float" office:value="80208" calcext:value-type="float">
            <text:p>80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68" calcext:value-type="float">
            <text:p>3168</text:p>
          </table:table-cell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7814" calcext:value-type="float">
            <text:p>7814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  <table:table-cell office:value-type="float" office:value="6616" calcext:value-type="float">
            <text:p>6616</text:p>
          </table:table-cell>
          <table:table-cell office:value-type="float" office:value="3435169" calcext:value-type="float">
            <text:p>3435169</text:p>
          </table:table-cell>
          <table:table-cell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3486" calcext:value-type="float">
            <text:p>13486</text:p>
          </table:table-cell>
          <table:table-cell office:value-type="float" office:value="17181" calcext:value-type="float">
            <text:p>17181</text:p>
          </table:table-cell>
          <table:table-cell table:number-columns-repeated="95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213" calcext:value-type="float">
            <text:p>32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579" calcext:value-type="float">
            <text:p>25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5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46" calcext:value-type="float">
            <text:p>214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office:value-type="float" office:value="9527" calcext:value-type="float">
            <text:p>95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4028" calcext:value-type="float">
            <text:p>4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739" calcext:value-type="float">
            <text:p>32739</text:p>
          </table:table-cell>
          <table:table-cell office:value-type="float" office:value="0" calcext:value-type="float">
            <text:p>0</text:p>
          </table:table-cell>
          <table:table-cell office:value-type="float" office:value="7946" calcext:value-type="float">
            <text:p>7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91" calcext:value-type="float">
            <text:p>2191</text:p>
          </table:table-cell>
          <table:table-cell table:number-columns-repeated="95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61" calcext:value-type="float">
            <text:p>6161</text:p>
          </table:table-cell>
          <table:table-cell office:value-type="float" office:value="1374" calcext:value-type="float">
            <text:p>1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435" calcext:value-type="float">
            <text:p>1043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70" calcext:value-type="float">
            <text:p>29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8554" calcext:value-type="float">
            <text:p>85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95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46" calcext:value-type="float">
            <text:p>2546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50" calcext:value-type="float">
            <text:p>6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23063" calcext:value-type="float">
            <text:p>2306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9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724" calcext:value-type="float">
            <text:p>77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95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30511" calcext:value-type="float">
            <text:p>30511</text:p>
          </table:table-cell>
          <table:table-cell office:value-type="float" office:value="1624" calcext:value-type="float">
            <text:p>1624</text:p>
          </table:table-cell>
          <table:table-cell office:value-type="float" office:value="365" calcext:value-type="float">
            <text:p>365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29" calcext:value-type="float">
            <text:p>2629</text:p>
          </table:table-cell>
          <table:table-cell office:value-type="float" office:value="100104" calcext:value-type="float">
            <text:p>100104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549" calcext:value-type="float">
            <text:p>235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78" calcext:value-type="float">
            <text:p>84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23" calcext:value-type="float">
            <text:p>2623</text:p>
          </table:table-cell>
          <table:table-cell office:value-type="float" office:value="408" calcext:value-type="float">
            <text:p>408</text:p>
          </table:table-cell>
          <table:table-cell office:value-type="float" office:value="517" calcext:value-type="float">
            <text:p>517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366" calcext:value-type="float">
            <text:p>19366</text:p>
          </table:table-cell>
          <table:table-cell office:value-type="float" office:value="179403" calcext:value-type="float">
            <text:p>1794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01" calcext:value-type="float">
            <text:p>99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2655" calcext:value-type="float">
            <text:p>2655</text:p>
          </table:table-cell>
          <table:table-cell table:number-columns-repeated="95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0" calcext:value-type="float">
            <text:p>2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95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office:value-type="float" office:value="5962" calcext:value-type="float">
            <text:p>59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595" calcext:value-type="float">
            <text:p>68595</text:p>
          </table:table-cell>
          <table:table-cell office:value-type="float" office:value="9772" calcext:value-type="float">
            <text:p>9772</text:p>
          </table:table-cell>
          <table:table-cell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9" calcext:value-type="float">
            <text:p>13609</text:p>
          </table:table-cell>
          <table:table-cell office:value-type="float" office:value="1840" calcext:value-type="float">
            <text:p>1840</text:p>
          </table:table-cell>
          <table:table-cell office:value-type="float" office:value="5861" calcext:value-type="float">
            <text:p>5861</text:p>
          </table:table-cell>
          <table:table-cell office:value-type="float" office:value="1359" calcext:value-type="float">
            <text:p>1359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780" calcext:value-type="float">
            <text:p>18578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989" calcext:value-type="float">
            <text:p>989</text:p>
          </table:table-cell>
          <table:table-cell office:value-type="float" office:value="5484" calcext:value-type="float">
            <text:p>5484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11341" calcext:value-type="float">
            <text:p>1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37" calcext:value-type="float">
            <text:p>637</text:p>
          </table:table-cell>
          <table:table-cell office:value-type="float" office:value="723" calcext:value-type="float">
            <text:p>723</text:p>
          </table:table-cell>
          <table:table-cell office:value-type="float" office:value="3548" calcext:value-type="float">
            <text:p>3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1" calcext:value-type="float">
            <text:p>219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894741" calcext:value-type="float">
            <text:p>1894741</text:p>
          </table:table-cell>
          <table:table-cell office:value-type="float" office:value="4316" calcext:value-type="float">
            <text:p>4316</text:p>
          </table:table-cell>
          <table:table-cell table:number-columns-repeated="95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48" calcext:value-type="float">
            <text:p>132648</text:p>
          </table:table-cell>
          <table:table-cell office:value-type="float" office:value="198866" calcext:value-type="float">
            <text:p>198866</text:p>
          </table:table-cell>
          <table:table-cell office:value-type="float" office:value="25686" calcext:value-type="float">
            <text:p>25686</text:p>
          </table:table-cell>
          <table:table-cell office:value-type="float" office:value="4197" calcext:value-type="float">
            <text:p>4197</text:p>
          </table:table-cell>
          <table:table-cell office:value-type="float" office:value="2224" calcext:value-type="float">
            <text:p>22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2495" calcext:value-type="float">
            <text:p>272495</text:p>
          </table:table-cell>
          <table:table-cell office:value-type="float" office:value="159" calcext:value-type="float">
            <text:p>159</text:p>
          </table:table-cell>
          <table:table-cell office:value-type="float" office:value="96485" calcext:value-type="float">
            <text:p>96485</text:p>
          </table:table-cell>
          <table:table-cell office:value-type="float" office:value="3374" calcext:value-type="float">
            <text:p>3374</text:p>
          </table:table-cell>
          <table:table-cell office:value-type="float" office:value="183757" calcext:value-type="float">
            <text:p>183757</text:p>
          </table:table-cell>
          <table:table-cell office:value-type="float" office:value="0" calcext:value-type="float">
            <text:p>0</text:p>
          </table:table-cell>
          <table:table-cell office:value-type="float" office:value="42314" calcext:value-type="float">
            <text:p>423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22" calcext:value-type="float">
            <text:p>5422</text:p>
          </table:table-cell>
          <table:table-cell office:value-type="float" office:value="5056" calcext:value-type="float">
            <text:p>50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686" calcext:value-type="float">
            <text:p>10686</text:p>
          </table:table-cell>
          <table:table-cell office:value-type="float" office:value="4690" calcext:value-type="float">
            <text:p>4690</text:p>
          </table:table-cell>
          <table:table-cell office:value-type="float" office:value="82134" calcext:value-type="float">
            <text:p>82134</text:p>
          </table:table-cell>
          <table:table-cell office:value-type="float" office:value="252564" calcext:value-type="float">
            <text:p>252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60" calcext:value-type="float">
            <text:p>74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29485" calcext:value-type="float">
            <text:p>29485</text:p>
          </table:table-cell>
          <table:table-cell office:value-type="float" office:value="1121" calcext:value-type="float">
            <text:p>1121</text:p>
          </table:table-cell>
          <table:table-cell office:value-type="float" office:value="11855" calcext:value-type="float">
            <text:p>11855</text:p>
          </table:table-cell>
          <table:table-cell office:value-type="float" office:value="6559" calcext:value-type="float">
            <text:p>6559</text:p>
          </table:table-cell>
          <table:table-cell office:value-type="float" office:value="0" calcext:value-type="float">
            <text:p>0</text:p>
          </table:table-cell>
          <table:table-cell office:value-type="float" office:value="27703" calcext:value-type="float">
            <text:p>27703</text:p>
          </table:table-cell>
          <table:table-cell office:value-type="float" office:value="0" calcext:value-type="float">
            <text:p>0</text:p>
          </table:table-cell>
          <table:table-cell office:value-type="float" office:value="21219" calcext:value-type="float">
            <text:p>21219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 office:value-type="float" office:value="214792" calcext:value-type="float">
            <text:p>214792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office:value-type="float" office:value="5305" calcext:value-type="float">
            <text:p>5305</text:p>
          </table:table-cell>
          <table:table-cell office:value-type="float" office:value="356144" calcext:value-type="float">
            <text:p>356144</text:p>
          </table:table-cell>
          <table:table-cell table:number-columns-repeated="95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1" table:default-cell-style-name="Default"/>
        <table:table-column table:style-name="co1" table:number-columns-repeated="66" table:default-cell-style-name="ce3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number-columns-repeated="954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95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$cor_valid.B2]/SUM([$cor_valid.$A2:$cor_valid.$AMJ2])" office:value-type="float" office:value="0" calcext:value-type="float">
            <text:p>0,00</text:p>
          </table:table-cell>
          <table:table-cell table:style-name="ce2" table:formula="of:=[$cor_valid.C2]/SUM([$cor_valid.$A2:$cor_valid.$AMJ2])" office:value-type="float" office:value="0" calcext:value-type="float">
            <text:p>0,00</text:p>
          </table:table-cell>
          <table:table-cell table:style-name="ce2" table:formula="of:=[$cor_valid.D2]/SUM([$cor_valid.$A2:$cor_valid.$AMJ2])" office:value-type="float" office:value="0" calcext:value-type="float">
            <text:p>0,00</text:p>
          </table:table-cell>
          <table:table-cell table:style-name="ce2" table:formula="of:=[$cor_valid.E2]/SUM([$cor_valid.$A2:$cor_valid.$AMJ2])" office:value-type="float" office:value="0.040343347639485" calcext:value-type="float">
            <text:p>0,04</text:p>
          </table:table-cell>
          <table:table-cell table:style-name="ce2" table:formula="of:=[$cor_valid.F2]/SUM([$cor_valid.$A2:$cor_valid.$AMJ2])" office:value-type="float" office:value="0.0111587982832618" calcext:value-type="float">
            <text:p>0,01</text:p>
          </table:table-cell>
          <table:table-cell table:style-name="ce2" table:formula="of:=[$cor_valid.G2]/SUM([$cor_valid.$A2:$cor_valid.$AMJ2])" office:value-type="float" office:value="0" calcext:value-type="float">
            <text:p>0,00</text:p>
          </table:table-cell>
          <table:table-cell table:style-name="ce2" table:formula="of:=[$cor_valid.H2]/SUM([$cor_valid.$A2:$cor_valid.$AMJ2])" office:value-type="float" office:value="0" calcext:value-type="float">
            <text:p>0,00</text:p>
          </table:table-cell>
          <table:table-cell table:style-name="ce2" table:formula="of:=[$cor_valid.I2]/SUM([$cor_valid.$A2:$cor_valid.$AMJ2])" office:value-type="float" office:value="0" calcext:value-type="float">
            <text:p>0,00</text:p>
          </table:table-cell>
          <table:table-cell table:style-name="ce2" table:formula="of:=[$cor_valid.J2]/SUM([$cor_valid.$A2:$cor_valid.$AMJ2])" office:value-type="float" office:value="0" calcext:value-type="float">
            <text:p>0,00</text:p>
          </table:table-cell>
          <table:table-cell table:style-name="ce2" table:formula="of:=[$cor_valid.K2]/SUM([$cor_valid.$A2:$cor_valid.$AMJ2])" office:value-type="float" office:value="0" calcext:value-type="float">
            <text:p>0,00</text:p>
          </table:table-cell>
          <table:table-cell table:style-name="ce2" table:formula="of:=[$cor_valid.L2]/SUM([$cor_valid.$A2:$cor_valid.$AMJ2])" office:value-type="float" office:value="0" calcext:value-type="float">
            <text:p>0,00</text:p>
          </table:table-cell>
          <table:table-cell table:style-name="ce2" table:formula="of:=[$cor_valid.M2]/SUM([$cor_valid.$A2:$cor_valid.$AMJ2])" office:value-type="float" office:value="0" calcext:value-type="float">
            <text:p>0,00</text:p>
          </table:table-cell>
          <table:table-cell table:style-name="ce2" table:formula="of:=[$cor_valid.N2]/SUM([$cor_valid.$A2:$cor_valid.$AMJ2])" office:value-type="float" office:value="0" calcext:value-type="float">
            <text:p>0,00</text:p>
          </table:table-cell>
          <table:table-cell table:style-name="ce2" table:formula="of:=[$cor_valid.O2]/SUM([$cor_valid.$A2:$cor_valid.$AMJ2])" office:value-type="float" office:value="0.0386266094420601" calcext:value-type="float">
            <text:p>0,04</text:p>
          </table:table-cell>
          <table:table-cell table:style-name="ce2" table:formula="of:=[$cor_valid.P2]/SUM([$cor_valid.$A2:$cor_valid.$AMJ2])" office:value-type="float" office:value="0" calcext:value-type="float">
            <text:p>0,00</text:p>
          </table:table-cell>
          <table:table-cell table:style-name="ce2" table:formula="of:=[$cor_valid.Q2]/SUM([$cor_valid.$A2:$cor_valid.$AMJ2])" office:value-type="float" office:value="0.0188841201716738" calcext:value-type="float">
            <text:p>0,02</text:p>
          </table:table-cell>
          <table:table-cell table:style-name="ce2" table:formula="of:=[$cor_valid.R2]/SUM([$cor_valid.$A2:$cor_valid.$AMJ2])" office:value-type="float" office:value="0" calcext:value-type="float">
            <text:p>0,00</text:p>
          </table:table-cell>
          <table:table-cell table:style-name="ce2" table:formula="of:=[$cor_valid.S2]/SUM([$cor_valid.$A2:$cor_valid.$AMJ2])" office:value-type="float" office:value="0.0643776824034335" calcext:value-type="float">
            <text:p>0,06</text:p>
          </table:table-cell>
          <table:table-cell table:style-name="ce2" table:formula="of:=[$cor_valid.T2]/SUM([$cor_valid.$A2:$cor_valid.$AMJ2])" office:value-type="float" office:value="0" calcext:value-type="float">
            <text:p>0,00</text:p>
          </table:table-cell>
          <table:table-cell table:style-name="ce2" table:formula="of:=[$cor_valid.U2]/SUM([$cor_valid.$A2:$cor_valid.$AMJ2])" office:value-type="float" office:value="0.00257510729613734" calcext:value-type="float">
            <text:p>0,00</text:p>
          </table:table-cell>
          <table:table-cell table:style-name="ce2" table:formula="of:=[$cor_valid.V2]/SUM([$cor_valid.$A2:$cor_valid.$AMJ2])" office:value-type="float" office:value="0" calcext:value-type="float">
            <text:p>0,00</text:p>
          </table:table-cell>
          <table:table-cell table:style-name="ce2" table:formula="of:=[$cor_valid.W2]/SUM([$cor_valid.$A2:$cor_valid.$AMJ2])" office:value-type="float" office:value="0" calcext:value-type="float">
            <text:p>0,00</text:p>
          </table:table-cell>
          <table:table-cell table:style-name="ce2" table:formula="of:=[$cor_valid.X2]/SUM([$cor_valid.$A2:$cor_valid.$AMJ2])" office:value-type="float" office:value="0" calcext:value-type="float">
            <text:p>0,00</text:p>
          </table:table-cell>
          <table:table-cell table:style-name="ce2" table:formula="of:=[$cor_valid.Y2]/SUM([$cor_valid.$A2:$cor_valid.$AMJ2])" office:value-type="float" office:value="0.000858369098712446" calcext:value-type="float">
            <text:p>0,00</text:p>
          </table:table-cell>
          <table:table-cell table:style-name="ce2" table:formula="of:=[$cor_valid.Z2]/SUM([$cor_valid.$A2:$cor_valid.$AMJ2])" office:value-type="float" office:value="0" calcext:value-type="float">
            <text:p>0,00</text:p>
          </table:table-cell>
          <table:table-cell table:style-name="ce2" table:formula="of:=[$cor_valid.AA2]/SUM([$cor_valid.$A2:$cor_valid.$AMJ2])" office:value-type="float" office:value="0" calcext:value-type="float">
            <text:p>0,00</text:p>
          </table:table-cell>
          <table:table-cell table:style-name="ce2" table:formula="of:=[$cor_valid.AB2]/SUM([$cor_valid.$A2:$cor_valid.$AMJ2])" office:value-type="float" office:value="0" calcext:value-type="float">
            <text:p>0,00</text:p>
          </table:table-cell>
          <table:table-cell table:style-name="ce2" table:formula="of:=[$cor_valid.AC2]/SUM([$cor_valid.$A2:$cor_valid.$AMJ2])" office:value-type="float" office:value="0.0206008583690987" calcext:value-type="float">
            <text:p>0,02</text:p>
          </table:table-cell>
          <table:table-cell table:style-name="ce2" table:formula="of:=[$cor_valid.AD2]/SUM([$cor_valid.$A2:$cor_valid.$AMJ2])" office:value-type="float" office:value="0" calcext:value-type="float">
            <text:p>0,00</text:p>
          </table:table-cell>
          <table:table-cell table:style-name="ce2" table:formula="of:=[$cor_valid.AE2]/SUM([$cor_valid.$A2:$cor_valid.$AMJ2])" office:value-type="float" office:value="0.00257510729613734" calcext:value-type="float">
            <text:p>0,00</text:p>
          </table:table-cell>
          <table:table-cell table:style-name="ce2" table:formula="of:=[$cor_valid.AF2]/SUM([$cor_valid.$A2:$cor_valid.$AMJ2])" office:value-type="float" office:value="0.502145922746781" calcext:value-type="float">
            <text:p>0,50</text:p>
          </table:table-cell>
          <table:table-cell table:style-name="ce2" table:formula="of:=[$cor_valid.AG2]/SUM([$cor_valid.$A2:$cor_valid.$AMJ2])" office:value-type="float" office:value="0" calcext:value-type="float">
            <text:p>0,00</text:p>
          </table:table-cell>
          <table:table-cell table:style-name="ce2" table:formula="of:=[$cor_valid.AH2]/SUM([$cor_valid.$A2:$cor_valid.$AMJ2])" office:value-type="float" office:value="0" calcext:value-type="float">
            <text:p>0,00</text:p>
          </table:table-cell>
          <table:table-cell table:style-name="ce2" table:formula="of:=[$cor_valid.AI2]/SUM([$cor_valid.$A2:$cor_valid.$AMJ2])" office:value-type="float" office:value="0" calcext:value-type="float">
            <text:p>0,00</text:p>
          </table:table-cell>
          <table:table-cell table:style-name="ce2" table:formula="of:=[$cor_valid.AJ2]/SUM([$cor_valid.$A2:$cor_valid.$AMJ2])" office:value-type="float" office:value="0" calcext:value-type="float">
            <text:p>0,00</text:p>
          </table:table-cell>
          <table:table-cell table:style-name="ce2" table:formula="of:=[$cor_valid.AK2]/SUM([$cor_valid.$A2:$cor_valid.$AMJ2])" office:value-type="float" office:value="0.000858369098712446" calcext:value-type="float">
            <text:p>0,00</text:p>
          </table:table-cell>
          <table:table-cell table:style-name="ce2" table:formula="of:=[$cor_valid.AL2]/SUM([$cor_valid.$A2:$cor_valid.$AMJ2])" office:value-type="float" office:value="0" calcext:value-type="float">
            <text:p>0,00</text:p>
          </table:table-cell>
          <table:table-cell table:style-name="ce2" table:formula="of:=[$cor_valid.AM2]/SUM([$cor_valid.$A2:$cor_valid.$AMJ2])" office:value-type="float" office:value="0" calcext:value-type="float">
            <text:p>0,00</text:p>
          </table:table-cell>
          <table:table-cell table:style-name="ce2" table:formula="of:=[$cor_valid.AN2]/SUM([$cor_valid.$A2:$cor_valid.$AMJ2])" office:value-type="float" office:value="0" calcext:value-type="float">
            <text:p>0,00</text:p>
          </table:table-cell>
          <table:table-cell table:style-name="ce2" table:formula="of:=[$cor_valid.AO2]/SUM([$cor_valid.$A2:$cor_valid.$AMJ2])" office:value-type="float" office:value="0" calcext:value-type="float">
            <text:p>0,00</text:p>
          </table:table-cell>
          <table:table-cell table:style-name="ce2" table:formula="of:=[$cor_valid.AP2]/SUM([$cor_valid.$A2:$cor_valid.$AMJ2])" office:value-type="float" office:value="0" calcext:value-type="float">
            <text:p>0,00</text:p>
          </table:table-cell>
          <table:table-cell table:style-name="ce2" table:formula="of:=[$cor_valid.AQ2]/SUM([$cor_valid.$A2:$cor_valid.$AMJ2])" office:value-type="float" office:value="0" calcext:value-type="float">
            <text:p>0,00</text:p>
          </table:table-cell>
          <table:table-cell table:style-name="ce2" table:formula="of:=[$cor_valid.AR2]/SUM([$cor_valid.$A2:$cor_valid.$AMJ2])" office:value-type="float" office:value="0" calcext:value-type="float">
            <text:p>0,00</text:p>
          </table:table-cell>
          <table:table-cell table:style-name="ce2" table:formula="of:=[$cor_valid.AS2]/SUM([$cor_valid.$A2:$cor_valid.$AMJ2])" office:value-type="float" office:value="0" calcext:value-type="float">
            <text:p>0,00</text:p>
          </table:table-cell>
          <table:table-cell table:style-name="ce2" table:formula="of:=[$cor_valid.AT2]/SUM([$cor_valid.$A2:$cor_valid.$AMJ2])" office:value-type="float" office:value="0.0171673819742489" calcext:value-type="float">
            <text:p>0,02</text:p>
          </table:table-cell>
          <table:table-cell table:style-name="ce2" table:formula="of:=[$cor_valid.AU2]/SUM([$cor_valid.$A2:$cor_valid.$AMJ2])" office:value-type="float" office:value="0.00686695278969957" calcext:value-type="float">
            <text:p>0,01</text:p>
          </table:table-cell>
          <table:table-cell table:style-name="ce2" table:formula="of:=[$cor_valid.AV2]/SUM([$cor_valid.$A2:$cor_valid.$AMJ2])" office:value-type="float" office:value="0" calcext:value-type="float">
            <text:p>0,00</text:p>
          </table:table-cell>
          <table:table-cell table:style-name="ce2" table:formula="of:=[$cor_valid.AW2]/SUM([$cor_valid.$A2:$cor_valid.$AMJ2])" office:value-type="float" office:value="0.0120171673819743" calcext:value-type="float">
            <text:p>0,01</text:p>
          </table:table-cell>
          <table:table-cell table:style-name="ce2" table:formula="of:=[$cor_valid.AX2]/SUM([$cor_valid.$A2:$cor_valid.$AMJ2])" office:value-type="float" office:value="0.00686695278969957" calcext:value-type="float">
            <text:p>0,01</text:p>
          </table:table-cell>
          <table:table-cell table:style-name="ce2" table:formula="of:=[$cor_valid.AY2]/SUM([$cor_valid.$A2:$cor_valid.$AMJ2])" office:value-type="float" office:value="0" calcext:value-type="float">
            <text:p>0,00</text:p>
          </table:table-cell>
          <table:table-cell table:style-name="ce2" table:formula="of:=[$cor_valid.AZ2]/SUM([$cor_valid.$A2:$cor_valid.$AMJ2])" office:value-type="float" office:value="0.00171673819742489" calcext:value-type="float">
            <text:p>0,00</text:p>
          </table:table-cell>
          <table:table-cell table:style-name="ce2" table:formula="of:=[$cor_valid.BA2]/SUM([$cor_valid.$A2:$cor_valid.$AMJ2])" office:value-type="float" office:value="0" calcext:value-type="float">
            <text:p>0,00</text:p>
          </table:table-cell>
          <table:table-cell table:style-name="ce2" table:formula="of:=[$cor_valid.BB2]/SUM([$cor_valid.$A2:$cor_valid.$AMJ2])" office:value-type="float" office:value="0.0163090128755365" calcext:value-type="float">
            <text:p>0,02</text:p>
          </table:table-cell>
          <table:table-cell table:style-name="ce2" table:formula="of:=[$cor_valid.BC2]/SUM([$cor_valid.$A2:$cor_valid.$AMJ2])" office:value-type="float" office:value="0" calcext:value-type="float">
            <text:p>0,00</text:p>
          </table:table-cell>
          <table:table-cell table:style-name="ce2" table:formula="of:=[$cor_valid.BD2]/SUM([$cor_valid.$A2:$cor_valid.$AMJ2])" office:value-type="float" office:value="0" calcext:value-type="float">
            <text:p>0,00</text:p>
          </table:table-cell>
          <table:table-cell table:style-name="ce2" table:formula="of:=[$cor_valid.BE2]/SUM([$cor_valid.$A2:$cor_valid.$AMJ2])" office:value-type="float" office:value="0.209442060085837" calcext:value-type="float">
            <text:p>0,21</text:p>
          </table:table-cell>
          <table:table-cell table:style-name="ce2" table:formula="of:=[$cor_valid.BF2]/SUM([$cor_valid.$A2:$cor_valid.$AMJ2])" office:value-type="float" office:value="0" calcext:value-type="float">
            <text:p>0,00</text:p>
          </table:table-cell>
          <table:table-cell table:style-name="ce2" table:formula="of:=[$cor_valid.BG2]/SUM([$cor_valid.$A2:$cor_valid.$AMJ2])" office:value-type="float" office:value="0.000858369098712446" calcext:value-type="float">
            <text:p>0,00</text:p>
          </table:table-cell>
          <table:table-cell table:style-name="ce2" table:formula="of:=[$cor_valid.BH2]/SUM([$cor_valid.$A2:$cor_valid.$AMJ2])" office:value-type="float" office:value="0" calcext:value-type="float">
            <text:p>0,00</text:p>
          </table:table-cell>
          <table:table-cell table:style-name="ce2" table:formula="of:=[$cor_valid.BI2]/SUM([$cor_valid.$A2:$cor_valid.$AMJ2])" office:value-type="float" office:value="0" calcext:value-type="float">
            <text:p>0,00</text:p>
          </table:table-cell>
          <table:table-cell table:style-name="ce2" table:formula="of:=[$cor_valid.BJ2]/SUM([$cor_valid.$A2:$cor_valid.$AMJ2])" office:value-type="float" office:value="0" calcext:value-type="float">
            <text:p>0,00</text:p>
          </table:table-cell>
          <table:table-cell table:style-name="ce2" table:formula="of:=[$cor_valid.BK2]/SUM([$cor_valid.$A2:$cor_valid.$AMJ2])" office:value-type="float" office:value="0" calcext:value-type="float">
            <text:p>0,00</text:p>
          </table:table-cell>
          <table:table-cell table:style-name="ce2" table:formula="of:=[$cor_valid.BL2]/SUM([$cor_valid.$A2:$cor_valid.$AMJ2])" office:value-type="float" office:value="0" calcext:value-type="float">
            <text:p>0,00</text:p>
          </table:table-cell>
          <table:table-cell table:style-name="ce2" table:formula="of:=[$cor_valid.BM2]/SUM([$cor_valid.$A2:$cor_valid.$AMJ2])" office:value-type="float" office:value="0" calcext:value-type="float">
            <text:p>0,00</text:p>
          </table:table-cell>
          <table:table-cell table:style-name="ce2" table:formula="of:=[$cor_valid.BN2]/SUM([$cor_valid.$A2:$cor_valid.$AMJ2])" office:value-type="float" office:value="0" calcext:value-type="float">
            <text:p>0,00</text:p>
          </table:table-cell>
          <table:table-cell table:style-name="ce2" table:formula="of:=[$cor_valid.BO2]/SUM([$cor_valid.$A2:$cor_valid.$AMJ2])" office:value-type="float" office:value="0.0257510729613734" calcext:value-type="float">
            <text:p>0,03</text:p>
          </table:table-cell>
          <table:table-cell/>
          <table:table-cell table:formula="of:=[.BR2]/SUM([.BR$1:.BR$1048576])" office:value-type="float" office:value="0.0000105340115428353" calcext:value-type="float">
            <text:p>0,000</text:p>
          </table:table-cell>
          <table:table-cell table:formula="of:=SUM([$cor_valid.$A2:$cor_valid.$AMJ2])" office:value-type="float" office:value="1165" calcext:value-type="float">
            <text:p>1165</text:p>
          </table:table-cell>
          <table:table-cell table:number-columns-repeated="9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$cor_valid.B3]/SUM([$cor_valid.$A3:$cor_valid.$AMJ3])" office:value-type="float" office:value="0" calcext:value-type="float">
            <text:p>0,00</text:p>
          </table:table-cell>
          <table:table-cell table:style-name="ce2" table:formula="of:=[$cor_valid.C3]/SUM([$cor_valid.$A3:$cor_valid.$AMJ3])" office:value-type="float" office:value="0" calcext:value-type="float">
            <text:p>0,00</text:p>
          </table:table-cell>
          <table:table-cell table:style-name="ce2" table:formula="of:=[$cor_valid.D3]/SUM([$cor_valid.$A3:$cor_valid.$AMJ3])" office:value-type="float" office:value="0.00793051359516616" calcext:value-type="float">
            <text:p>0,01</text:p>
          </table:table-cell>
          <table:table-cell table:style-name="ce2" table:formula="of:=[$cor_valid.E3]/SUM([$cor_valid.$A3:$cor_valid.$AMJ3])" office:value-type="float" office:value="0.0547583081570997" calcext:value-type="float">
            <text:p>0,05</text:p>
          </table:table-cell>
          <table:table-cell table:style-name="ce2" table:formula="of:=[$cor_valid.F3]/SUM([$cor_valid.$A3:$cor_valid.$AMJ3])" office:value-type="float" office:value="0" calcext:value-type="float">
            <text:p>0,00</text:p>
          </table:table-cell>
          <table:table-cell table:style-name="ce2" table:formula="of:=[$cor_valid.G3]/SUM([$cor_valid.$A3:$cor_valid.$AMJ3])" office:value-type="float" office:value="0" calcext:value-type="float">
            <text:p>0,00</text:p>
          </table:table-cell>
          <table:table-cell table:style-name="ce2" table:formula="of:=[$cor_valid.H3]/SUM([$cor_valid.$A3:$cor_valid.$AMJ3])" office:value-type="float" office:value="0" calcext:value-type="float">
            <text:p>0,00</text:p>
          </table:table-cell>
          <table:table-cell table:style-name="ce2" table:formula="of:=[$cor_valid.I3]/SUM([$cor_valid.$A3:$cor_valid.$AMJ3])" office:value-type="float" office:value="0" calcext:value-type="float">
            <text:p>0,00</text:p>
          </table:table-cell>
          <table:table-cell table:style-name="ce2" table:formula="of:=[$cor_valid.J3]/SUM([$cor_valid.$A3:$cor_valid.$AMJ3])" office:value-type="float" office:value="0" calcext:value-type="float">
            <text:p>0,00</text:p>
          </table:table-cell>
          <table:table-cell table:style-name="ce2" table:formula="of:=[$cor_valid.K3]/SUM([$cor_valid.$A3:$cor_valid.$AMJ3])" office:value-type="float" office:value="0" calcext:value-type="float">
            <text:p>0,00</text:p>
          </table:table-cell>
          <table:table-cell table:style-name="ce2" table:formula="of:=[$cor_valid.L3]/SUM([$cor_valid.$A3:$cor_valid.$AMJ3])" office:value-type="float" office:value="0" calcext:value-type="float">
            <text:p>0,00</text:p>
          </table:table-cell>
          <table:table-cell table:style-name="ce2" table:formula="of:=[$cor_valid.M3]/SUM([$cor_valid.$A3:$cor_valid.$AMJ3])" office:value-type="float" office:value="0" calcext:value-type="float">
            <text:p>0,00</text:p>
          </table:table-cell>
          <table:table-cell table:style-name="ce2" table:formula="of:=[$cor_valid.N3]/SUM([$cor_valid.$A3:$cor_valid.$AMJ3])" office:value-type="float" office:value="0" calcext:value-type="float">
            <text:p>0,00</text:p>
          </table:table-cell>
          <table:table-cell table:style-name="ce2" table:formula="of:=[$cor_valid.O3]/SUM([$cor_valid.$A3:$cor_valid.$AMJ3])" office:value-type="float" office:value="0.0139728096676737" calcext:value-type="float">
            <text:p>0,01</text:p>
          </table:table-cell>
          <table:table-cell table:style-name="ce2" table:formula="of:=[$cor_valid.P3]/SUM([$cor_valid.$A3:$cor_valid.$AMJ3])" office:value-type="float" office:value="0" calcext:value-type="float">
            <text:p>0,00</text:p>
          </table:table-cell>
          <table:table-cell table:style-name="ce2" table:formula="of:=[$cor_valid.Q3]/SUM([$cor_valid.$A3:$cor_valid.$AMJ3])" office:value-type="float" office:value="0.023036253776435" calcext:value-type="float">
            <text:p>0,02</text:p>
          </table:table-cell>
          <table:table-cell table:style-name="ce2" table:formula="of:=[$cor_valid.R3]/SUM([$cor_valid.$A3:$cor_valid.$AMJ3])" office:value-type="float" office:value="0" calcext:value-type="float">
            <text:p>0,00</text:p>
          </table:table-cell>
          <table:table-cell table:style-name="ce2" table:formula="of:=[$cor_valid.S3]/SUM([$cor_valid.$A3:$cor_valid.$AMJ3])" office:value-type="float" office:value="0.0392749244712991" calcext:value-type="float">
            <text:p>0,04</text:p>
          </table:table-cell>
          <table:table-cell table:style-name="ce2" table:formula="of:=[$cor_valid.T3]/SUM([$cor_valid.$A3:$cor_valid.$AMJ3])" office:value-type="float" office:value="0" calcext:value-type="float">
            <text:p>0,00</text:p>
          </table:table-cell>
          <table:table-cell table:style-name="ce2" table:formula="of:=[$cor_valid.U3]/SUM([$cor_valid.$A3:$cor_valid.$AMJ3])" office:value-type="float" office:value="0.149546827794562" calcext:value-type="float">
            <text:p>0,15</text:p>
          </table:table-cell>
          <table:table-cell table:style-name="ce2" table:formula="of:=[$cor_valid.V3]/SUM([$cor_valid.$A3:$cor_valid.$AMJ3])" office:value-type="float" office:value="0" calcext:value-type="float">
            <text:p>0,00</text:p>
          </table:table-cell>
          <table:table-cell table:style-name="ce2" table:formula="of:=[$cor_valid.W3]/SUM([$cor_valid.$A3:$cor_valid.$AMJ3])" office:value-type="float" office:value="0" calcext:value-type="float">
            <text:p>0,00</text:p>
          </table:table-cell>
          <table:table-cell table:style-name="ce2" table:formula="of:=[$cor_valid.X3]/SUM([$cor_valid.$A3:$cor_valid.$AMJ3])" office:value-type="float" office:value="0" calcext:value-type="float">
            <text:p>0,00</text:p>
          </table:table-cell>
          <table:table-cell table:style-name="ce2" table:formula="of:=[$cor_valid.Y3]/SUM([$cor_valid.$A3:$cor_valid.$AMJ3])" office:value-type="float" office:value="0" calcext:value-type="float">
            <text:p>0,00</text:p>
          </table:table-cell>
          <table:table-cell table:style-name="ce2" table:formula="of:=[$cor_valid.Z3]/SUM([$cor_valid.$A3:$cor_valid.$AMJ3])" office:value-type="float" office:value="0.00113293051359517" calcext:value-type="float">
            <text:p>0,00</text:p>
          </table:table-cell>
          <table:table-cell table:style-name="ce2" table:formula="of:=[$cor_valid.AA3]/SUM([$cor_valid.$A3:$cor_valid.$AMJ3])" office:value-type="float" office:value="0" calcext:value-type="float">
            <text:p>0,00</text:p>
          </table:table-cell>
          <table:table-cell table:style-name="ce2" table:formula="of:=[$cor_valid.AB3]/SUM([$cor_valid.$A3:$cor_valid.$AMJ3])" office:value-type="float" office:value="0" calcext:value-type="float">
            <text:p>0,00</text:p>
          </table:table-cell>
          <table:table-cell table:style-name="ce2" table:formula="of:=[$cor_valid.AC3]/SUM([$cor_valid.$A3:$cor_valid.$AMJ3])" office:value-type="float" office:value="0" calcext:value-type="float">
            <text:p>0,00</text:p>
          </table:table-cell>
          <table:table-cell table:style-name="ce2" table:formula="of:=[$cor_valid.AD3]/SUM([$cor_valid.$A3:$cor_valid.$AMJ3])" office:value-type="float" office:value="0" calcext:value-type="float">
            <text:p>0,00</text:p>
          </table:table-cell>
          <table:table-cell table:style-name="ce2" table:formula="of:=[$cor_valid.AE3]/SUM([$cor_valid.$A3:$cor_valid.$AMJ3])" office:value-type="float" office:value="0" calcext:value-type="float">
            <text:p>0,00</text:p>
          </table:table-cell>
          <table:table-cell table:style-name="ce2" table:formula="of:=[$cor_valid.AF3]/SUM([$cor_valid.$A3:$cor_valid.$AMJ3])" office:value-type="float" office:value="0.0589123867069486" calcext:value-type="float">
            <text:p>0,06</text:p>
          </table:table-cell>
          <table:table-cell table:style-name="ce2" table:formula="of:=[$cor_valid.AG3]/SUM([$cor_valid.$A3:$cor_valid.$AMJ3])" office:value-type="float" office:value="0" calcext:value-type="float">
            <text:p>0,00</text:p>
          </table:table-cell>
          <table:table-cell table:style-name="ce2" table:formula="of:=[$cor_valid.AH3]/SUM([$cor_valid.$A3:$cor_valid.$AMJ3])" office:value-type="float" office:value="0" calcext:value-type="float">
            <text:p>0,00</text:p>
          </table:table-cell>
          <table:table-cell table:style-name="ce2" table:formula="of:=[$cor_valid.AI3]/SUM([$cor_valid.$A3:$cor_valid.$AMJ3])" office:value-type="float" office:value="0" calcext:value-type="float">
            <text:p>0,00</text:p>
          </table:table-cell>
          <table:table-cell table:style-name="ce2" table:formula="of:=[$cor_valid.AJ3]/SUM([$cor_valid.$A3:$cor_valid.$AMJ3])" office:value-type="float" office:value="0" calcext:value-type="float">
            <text:p>0,00</text:p>
          </table:table-cell>
          <table:table-cell table:style-name="ce2" table:formula="of:=[$cor_valid.AK3]/SUM([$cor_valid.$A3:$cor_valid.$AMJ3])" office:value-type="float" office:value="0" calcext:value-type="float">
            <text:p>0,00</text:p>
          </table:table-cell>
          <table:table-cell table:style-name="ce2" table:formula="of:=[$cor_valid.AL3]/SUM([$cor_valid.$A3:$cor_valid.$AMJ3])" office:value-type="float" office:value="0" calcext:value-type="float">
            <text:p>0,00</text:p>
          </table:table-cell>
          <table:table-cell table:style-name="ce2" table:formula="of:=[$cor_valid.AM3]/SUM([$cor_valid.$A3:$cor_valid.$AMJ3])" office:value-type="float" office:value="0" calcext:value-type="float">
            <text:p>0,00</text:p>
          </table:table-cell>
          <table:table-cell table:style-name="ce2" table:formula="of:=[$cor_valid.AN3]/SUM([$cor_valid.$A3:$cor_valid.$AMJ3])" office:value-type="float" office:value="0" calcext:value-type="float">
            <text:p>0,00</text:p>
          </table:table-cell>
          <table:table-cell table:style-name="ce2" table:formula="of:=[$cor_valid.AO3]/SUM([$cor_valid.$A3:$cor_valid.$AMJ3])" office:value-type="float" office:value="0" calcext:value-type="float">
            <text:p>0,00</text:p>
          </table:table-cell>
          <table:table-cell table:style-name="ce2" table:formula="of:=[$cor_valid.AP3]/SUM([$cor_valid.$A3:$cor_valid.$AMJ3])" office:value-type="float" office:value="0" calcext:value-type="float">
            <text:p>0,00</text:p>
          </table:table-cell>
          <table:table-cell table:style-name="ce2" table:formula="of:=[$cor_valid.AQ3]/SUM([$cor_valid.$A3:$cor_valid.$AMJ3])" office:value-type="float" office:value="0" calcext:value-type="float">
            <text:p>0,00</text:p>
          </table:table-cell>
          <table:table-cell table:style-name="ce2" table:formula="of:=[$cor_valid.AR3]/SUM([$cor_valid.$A3:$cor_valid.$AMJ3])" office:value-type="float" office:value="0" calcext:value-type="float">
            <text:p>0,00</text:p>
          </table:table-cell>
          <table:table-cell table:style-name="ce2" table:formula="of:=[$cor_valid.AS3]/SUM([$cor_valid.$A3:$cor_valid.$AMJ3])" office:value-type="float" office:value="0" calcext:value-type="float">
            <text:p>0,00</text:p>
          </table:table-cell>
          <table:table-cell table:style-name="ce2" table:formula="of:=[$cor_valid.AT3]/SUM([$cor_valid.$A3:$cor_valid.$AMJ3])" office:value-type="float" office:value="0" calcext:value-type="float">
            <text:p>0,00</text:p>
          </table:table-cell>
          <table:table-cell table:style-name="ce2" table:formula="of:=[$cor_valid.AU3]/SUM([$cor_valid.$A3:$cor_valid.$AMJ3])" office:value-type="float" office:value="0.006797583081571" calcext:value-type="float">
            <text:p>0,01</text:p>
          </table:table-cell>
          <table:table-cell table:style-name="ce2" table:formula="of:=[$cor_valid.AV3]/SUM([$cor_valid.$A3:$cor_valid.$AMJ3])" office:value-type="float" office:value="0" calcext:value-type="float">
            <text:p>0,00</text:p>
          </table:table-cell>
          <table:table-cell table:style-name="ce2" table:formula="of:=[$cor_valid.AW3]/SUM([$cor_valid.$A3:$cor_valid.$AMJ3])" office:value-type="float" office:value="0" calcext:value-type="float">
            <text:p>0,00</text:p>
          </table:table-cell>
          <table:table-cell table:style-name="ce2" table:formula="of:=[$cor_valid.AX3]/SUM([$cor_valid.$A3:$cor_valid.$AMJ3])" office:value-type="float" office:value="0" calcext:value-type="float">
            <text:p>0,00</text:p>
          </table:table-cell>
          <table:table-cell table:style-name="ce2" table:formula="of:=[$cor_valid.AY3]/SUM([$cor_valid.$A3:$cor_valid.$AMJ3])" office:value-type="float" office:value="0" calcext:value-type="float">
            <text:p>0,00</text:p>
          </table:table-cell>
          <table:table-cell table:style-name="ce2" table:formula="of:=[$cor_valid.AZ3]/SUM([$cor_valid.$A3:$cor_valid.$AMJ3])" office:value-type="float" office:value="0" calcext:value-type="float">
            <text:p>0,00</text:p>
          </table:table-cell>
          <table:table-cell table:style-name="ce2" table:formula="of:=[$cor_valid.BA3]/SUM([$cor_valid.$A3:$cor_valid.$AMJ3])" office:value-type="float" office:value="0" calcext:value-type="float">
            <text:p>0,00</text:p>
          </table:table-cell>
          <table:table-cell table:style-name="ce2" table:formula="of:=[$cor_valid.BB3]/SUM([$cor_valid.$A3:$cor_valid.$AMJ3])" office:value-type="float" office:value="0.26095166163142" calcext:value-type="float">
            <text:p>0,26</text:p>
          </table:table-cell>
          <table:table-cell table:style-name="ce2" table:formula="of:=[$cor_valid.BC3]/SUM([$cor_valid.$A3:$cor_valid.$AMJ3])" office:value-type="float" office:value="0" calcext:value-type="float">
            <text:p>0,00</text:p>
          </table:table-cell>
          <table:table-cell table:style-name="ce2" table:formula="of:=[$cor_valid.BD3]/SUM([$cor_valid.$A3:$cor_valid.$AMJ3])" office:value-type="float" office:value="0" calcext:value-type="float">
            <text:p>0,00</text:p>
          </table:table-cell>
          <table:table-cell table:style-name="ce2" table:formula="of:=[$cor_valid.BE3]/SUM([$cor_valid.$A3:$cor_valid.$AMJ3])" office:value-type="float" office:value="0.259441087613293" calcext:value-type="float">
            <text:p>0,26</text:p>
          </table:table-cell>
          <table:table-cell table:style-name="ce2" table:formula="of:=[$cor_valid.BF3]/SUM([$cor_valid.$A3:$cor_valid.$AMJ3])" office:value-type="float" office:value="0" calcext:value-type="float">
            <text:p>0,00</text:p>
          </table:table-cell>
          <table:table-cell table:style-name="ce2" table:formula="of:=[$cor_valid.BG3]/SUM([$cor_valid.$A3:$cor_valid.$AMJ3])" office:value-type="float" office:value="0.00415407854984894" calcext:value-type="float">
            <text:p>0,00</text:p>
          </table:table-cell>
          <table:table-cell table:style-name="ce2" table:formula="of:=[$cor_valid.BH3]/SUM([$cor_valid.$A3:$cor_valid.$AMJ3])" office:value-type="float" office:value="0" calcext:value-type="float">
            <text:p>0,00</text:p>
          </table:table-cell>
          <table:table-cell table:style-name="ce2" table:formula="of:=[$cor_valid.BI3]/SUM([$cor_valid.$A3:$cor_valid.$AMJ3])" office:value-type="float" office:value="0" calcext:value-type="float">
            <text:p>0,00</text:p>
          </table:table-cell>
          <table:table-cell table:style-name="ce2" table:formula="of:=[$cor_valid.BJ3]/SUM([$cor_valid.$A3:$cor_valid.$AMJ3])" office:value-type="float" office:value="0" calcext:value-type="float">
            <text:p>0,00</text:p>
          </table:table-cell>
          <table:table-cell table:style-name="ce2" table:formula="of:=[$cor_valid.BK3]/SUM([$cor_valid.$A3:$cor_valid.$AMJ3])" office:value-type="float" office:value="0" calcext:value-type="float">
            <text:p>0,00</text:p>
          </table:table-cell>
          <table:table-cell table:style-name="ce2" table:formula="of:=[$cor_valid.BL3]/SUM([$cor_valid.$A3:$cor_valid.$AMJ3])" office:value-type="float" office:value="0" calcext:value-type="float">
            <text:p>0,00</text:p>
          </table:table-cell>
          <table:table-cell table:style-name="ce2" table:formula="of:=[$cor_valid.BM3]/SUM([$cor_valid.$A3:$cor_valid.$AMJ3])" office:value-type="float" office:value="0" calcext:value-type="float">
            <text:p>0,00</text:p>
          </table:table-cell>
          <table:table-cell table:style-name="ce2" table:formula="of:=[$cor_valid.BN3]/SUM([$cor_valid.$A3:$cor_valid.$AMJ3])" office:value-type="float" office:value="0" calcext:value-type="float">
            <text:p>0,00</text:p>
          </table:table-cell>
          <table:table-cell table:style-name="ce2" table:formula="of:=[$cor_valid.BO3]/SUM([$cor_valid.$A3:$cor_valid.$AMJ3])" office:value-type="float" office:value="0.119712990936556" calcext:value-type="float">
            <text:p>0,12</text:p>
          </table:table-cell>
          <table:table-cell/>
          <table:table-cell table:formula="of:=[.BR3]/SUM([.BR$1:.BR$1048576])" office:value-type="float" office:value="0.0000239434013437149" calcext:value-type="float">
            <text:p>0,000</text:p>
          </table:table-cell>
          <table:table-cell table:formula="of:=SUM([$cor_valid.$A3:$cor_valid.$AMJ3])" office:value-type="float" office:value="2648" calcext:value-type="float">
            <text:p>2648</text:p>
          </table:table-cell>
          <table:table-cell table:number-columns-repeated="95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$cor_valid.B4]/SUM([$cor_valid.$A4:$cor_valid.$AMJ4])" office:value-type="float" office:value="0" calcext:value-type="float">
            <text:p>0,00</text:p>
          </table:table-cell>
          <table:table-cell table:style-name="ce2" table:formula="of:=[$cor_valid.C4]/SUM([$cor_valid.$A4:$cor_valid.$AMJ4])" office:value-type="float" office:value="0" calcext:value-type="float">
            <text:p>0,00</text:p>
          </table:table-cell>
          <table:table-cell table:style-name="ce2" table:formula="of:=[$cor_valid.D4]/SUM([$cor_valid.$A4:$cor_valid.$AMJ4])" office:value-type="float" office:value="0.607776392441798" calcext:value-type="float">
            <text:p>0,61</text:p>
          </table:table-cell>
          <table:table-cell table:style-name="ce2" table:formula="of:=[$cor_valid.E4]/SUM([$cor_valid.$A4:$cor_valid.$AMJ4])" office:value-type="float" office:value="0.0237429867366022" calcext:value-type="float">
            <text:p>0,02</text:p>
          </table:table-cell>
          <table:table-cell table:style-name="ce2" table:formula="of:=[$cor_valid.F4]/SUM([$cor_valid.$A4:$cor_valid.$AMJ4])" office:value-type="float" office:value="0.0216363206431781" calcext:value-type="float">
            <text:p>0,02</text:p>
          </table:table-cell>
          <table:table-cell table:style-name="ce2" table:formula="of:=[$cor_valid.G4]/SUM([$cor_valid.$A4:$cor_valid.$AMJ4])" office:value-type="float" office:value="0.00314172703626475" calcext:value-type="float">
            <text:p>0,00</text:p>
          </table:table-cell>
          <table:table-cell table:style-name="ce2" table:formula="of:=[$cor_valid.H4]/SUM([$cor_valid.$A4:$cor_valid.$AMJ4])" office:value-type="float" office:value="0.000945850082761882" calcext:value-type="float">
            <text:p>0,00</text:p>
          </table:table-cell>
          <table:table-cell table:style-name="ce2" table:formula="of:=[$cor_valid.I4]/SUM([$cor_valid.$A4:$cor_valid.$AMJ4])" office:value-type="float" office:value="0" calcext:value-type="float">
            <text:p>0,00</text:p>
          </table:table-cell>
          <table:table-cell table:style-name="ce2" table:formula="of:=[$cor_valid.J4]/SUM([$cor_valid.$A4:$cor_valid.$AMJ4])" office:value-type="float" office:value="0.00000322448891850642" calcext:value-type="float">
            <text:p>0,00</text:p>
          </table:table-cell>
          <table:table-cell table:style-name="ce2" table:formula="of:=[$cor_valid.K4]/SUM([$cor_valid.$A4:$cor_valid.$AMJ4])" office:value-type="float" office:value="0" calcext:value-type="float">
            <text:p>0,00</text:p>
          </table:table-cell>
          <table:table-cell table:style-name="ce2" table:formula="of:=[$cor_valid.L4]/SUM([$cor_valid.$A4:$cor_valid.$AMJ4])" office:value-type="float" office:value="0" calcext:value-type="float">
            <text:p>0,00</text:p>
          </table:table-cell>
          <table:table-cell table:style-name="ce2" table:formula="of:=[$cor_valid.M4]/SUM([$cor_valid.$A4:$cor_valid.$AMJ4])" office:value-type="float" office:value="0" calcext:value-type="float">
            <text:p>0,00</text:p>
          </table:table-cell>
          <table:table-cell table:style-name="ce2" table:formula="of:=[$cor_valid.N4]/SUM([$cor_valid.$A4:$cor_valid.$AMJ4])" office:value-type="float" office:value="0" calcext:value-type="float">
            <text:p>0,00</text:p>
          </table:table-cell>
          <table:table-cell table:style-name="ce2" table:formula="of:=[$cor_valid.O4]/SUM([$cor_valid.$A4:$cor_valid.$AMJ4])" office:value-type="float" office:value="0.10699499129388" calcext:value-type="float">
            <text:p>0,11</text:p>
          </table:table-cell>
          <table:table-cell table:style-name="ce2" table:formula="of:=[$cor_valid.P4]/SUM([$cor_valid.$A4:$cor_valid.$AMJ4])" office:value-type="float" office:value="0.00000429931855800856" calcext:value-type="float">
            <text:p>0,00</text:p>
          </table:table-cell>
          <table:table-cell table:style-name="ce2" table:formula="of:=[$cor_valid.Q4]/SUM([$cor_valid.$A4:$cor_valid.$AMJ4])" office:value-type="float" office:value="0.0247941701240353" calcext:value-type="float">
            <text:p>0,02</text:p>
          </table:table-cell>
          <table:table-cell table:style-name="ce2" table:formula="of:=[$cor_valid.R4]/SUM([$cor_valid.$A4:$cor_valid.$AMJ4])" office:value-type="float" office:value="0.000165523764483329" calcext:value-type="float">
            <text:p>0,00</text:p>
          </table:table-cell>
          <table:table-cell table:style-name="ce2" table:formula="of:=[$cor_valid.S4]/SUM([$cor_valid.$A4:$cor_valid.$AMJ4])" office:value-type="float" office:value="0.00246995851157591" calcext:value-type="float">
            <text:p>0,00</text:p>
          </table:table-cell>
          <table:table-cell table:style-name="ce2" table:formula="of:=[$cor_valid.T4]/SUM([$cor_valid.$A4:$cor_valid.$AMJ4])" office:value-type="float" office:value="0" calcext:value-type="float">
            <text:p>0,00</text:p>
          </table:table-cell>
          <table:table-cell table:style-name="ce2" table:formula="of:=[$cor_valid.U4]/SUM([$cor_valid.$A4:$cor_valid.$AMJ4])" office:value-type="float" office:value="0.00242911498527483" calcext:value-type="float">
            <text:p>0,00</text:p>
          </table:table-cell>
          <table:table-cell table:style-name="ce2" table:formula="of:=[$cor_valid.V4]/SUM([$cor_valid.$A4:$cor_valid.$AMJ4])" office:value-type="float" office:value="0" calcext:value-type="float">
            <text:p>0,00</text:p>
          </table:table-cell>
          <table:table-cell table:style-name="ce2" table:formula="of:=[$cor_valid.W4]/SUM([$cor_valid.$A4:$cor_valid.$AMJ4])" office:value-type="float" office:value="0" calcext:value-type="float">
            <text:p>0,00</text:p>
          </table:table-cell>
          <table:table-cell table:style-name="ce2" table:formula="of:=[$cor_valid.X4]/SUM([$cor_valid.$A4:$cor_valid.$AMJ4])" office:value-type="float" office:value="0" calcext:value-type="float">
            <text:p>0,00</text:p>
          </table:table-cell>
          <table:table-cell table:style-name="ce2" table:formula="of:=[$cor_valid.Y4]/SUM([$cor_valid.$A4:$cor_valid.$AMJ4])" office:value-type="float" office:value="0.00661235194221716" calcext:value-type="float">
            <text:p>0,01</text:p>
          </table:table-cell>
          <table:table-cell table:style-name="ce2" table:formula="of:=[$cor_valid.Z4]/SUM([$cor_valid.$A4:$cor_valid.$AMJ4])" office:value-type="float" office:value="0.0164803628624863" calcext:value-type="float">
            <text:p>0,02</text:p>
          </table:table-cell>
          <table:table-cell table:style-name="ce2" table:formula="of:=[$cor_valid.AA4]/SUM([$cor_valid.$A4:$cor_valid.$AMJ4])" office:value-type="float" office:value="0" calcext:value-type="float">
            <text:p>0,00</text:p>
          </table:table-cell>
          <table:table-cell table:style-name="ce2" table:formula="of:=[$cor_valid.AB4]/SUM([$cor_valid.$A4:$cor_valid.$AMJ4])" office:value-type="float" office:value="0" calcext:value-type="float">
            <text:p>0,00</text:p>
          </table:table-cell>
          <table:table-cell table:style-name="ce2" table:formula="of:=[$cor_valid.AC4]/SUM([$cor_valid.$A4:$cor_valid.$AMJ4])" office:value-type="float" office:value="0" calcext:value-type="float">
            <text:p>0,00</text:p>
          </table:table-cell>
          <table:table-cell table:style-name="ce2" table:formula="of:=[$cor_valid.AD4]/SUM([$cor_valid.$A4:$cor_valid.$AMJ4])" office:value-type="float" office:value="0.00367806702637632" calcext:value-type="float">
            <text:p>0,00</text:p>
          </table:table-cell>
          <table:table-cell table:style-name="ce2" table:formula="of:=[$cor_valid.AE4]/SUM([$cor_valid.$A4:$cor_valid.$AMJ4])" office:value-type="float" office:value="0.0165319546851824" calcext:value-type="float">
            <text:p>0,02</text:p>
          </table:table-cell>
          <table:table-cell table:style-name="ce2" table:formula="of:=[$cor_valid.AF4]/SUM([$cor_valid.$A4:$cor_valid.$AMJ4])" office:value-type="float" office:value="0.040213676132333" calcext:value-type="float">
            <text:p>0,04</text:p>
          </table:table-cell>
          <table:table-cell table:style-name="ce2" table:formula="of:=[$cor_valid.AG4]/SUM([$cor_valid.$A4:$cor_valid.$AMJ4])" office:value-type="float" office:value="0" calcext:value-type="float">
            <text:p>0,00</text:p>
          </table:table-cell>
          <table:table-cell table:style-name="ce2" table:formula="of:=[$cor_valid.AH4]/SUM([$cor_valid.$A4:$cor_valid.$AMJ4])" office:value-type="float" office:value="0" calcext:value-type="float">
            <text:p>0,00</text:p>
          </table:table-cell>
          <table:table-cell table:style-name="ce2" table:formula="of:=[$cor_valid.AI4]/SUM([$cor_valid.$A4:$cor_valid.$AMJ4])" office:value-type="float" office:value="0" calcext:value-type="float">
            <text:p>0,00</text:p>
          </table:table-cell>
          <table:table-cell table:style-name="ce2" table:formula="of:=[$cor_valid.AJ4]/SUM([$cor_valid.$A4:$cor_valid.$AMJ4])" office:value-type="float" office:value="0" calcext:value-type="float">
            <text:p>0,00</text:p>
          </table:table-cell>
          <table:table-cell table:style-name="ce2" table:formula="of:=[$cor_valid.AK4]/SUM([$cor_valid.$A4:$cor_valid.$AMJ4])" office:value-type="float" office:value="0.0000257959113480513" calcext:value-type="float">
            <text:p>0,00</text:p>
          </table:table-cell>
          <table:table-cell table:style-name="ce2" table:formula="of:=[$cor_valid.AL4]/SUM([$cor_valid.$A4:$cor_valid.$AMJ4])" office:value-type="float" office:value="0" calcext:value-type="float">
            <text:p>0,00</text:p>
          </table:table-cell>
          <table:table-cell table:style-name="ce2" table:formula="of:=[$cor_valid.AM4]/SUM([$cor_valid.$A4:$cor_valid.$AMJ4])" office:value-type="float" office:value="0" calcext:value-type="float">
            <text:p>0,00</text:p>
          </table:table-cell>
          <table:table-cell table:style-name="ce2" table:formula="of:=[$cor_valid.AN4]/SUM([$cor_valid.$A4:$cor_valid.$AMJ4])" office:value-type="float" office:value="0" calcext:value-type="float">
            <text:p>0,00</text:p>
          </table:table-cell>
          <table:table-cell table:style-name="ce2" table:formula="of:=[$cor_valid.AO4]/SUM([$cor_valid.$A4:$cor_valid.$AMJ4])" office:value-type="float" office:value="0" calcext:value-type="float">
            <text:p>0,00</text:p>
          </table:table-cell>
          <table:table-cell table:style-name="ce2" table:formula="of:=[$cor_valid.AP4]/SUM([$cor_valid.$A4:$cor_valid.$AMJ4])" office:value-type="float" office:value="0" calcext:value-type="float">
            <text:p>0,00</text:p>
          </table:table-cell>
          <table:table-cell table:style-name="ce2" table:formula="of:=[$cor_valid.AQ4]/SUM([$cor_valid.$A4:$cor_valid.$AMJ4])" office:value-type="float" office:value="0" calcext:value-type="float">
            <text:p>0,00</text:p>
          </table:table-cell>
          <table:table-cell table:style-name="ce2" table:formula="of:=[$cor_valid.AR4]/SUM([$cor_valid.$A4:$cor_valid.$AMJ4])" office:value-type="float" office:value="0" calcext:value-type="float">
            <text:p>0,00</text:p>
          </table:table-cell>
          <table:table-cell table:style-name="ce2" table:formula="of:=[$cor_valid.AS4]/SUM([$cor_valid.$A4:$cor_valid.$AMJ4])" office:value-type="float" office:value="0" calcext:value-type="float">
            <text:p>0,00</text:p>
          </table:table-cell>
          <table:table-cell table:style-name="ce2" table:formula="of:=[$cor_valid.AT4]/SUM([$cor_valid.$A4:$cor_valid.$AMJ4])" office:value-type="float" office:value="0" calcext:value-type="float">
            <text:p>0,00</text:p>
          </table:table-cell>
          <table:table-cell table:style-name="ce2" table:formula="of:=[$cor_valid.AU4]/SUM([$cor_valid.$A4:$cor_valid.$AMJ4])" office:value-type="float" office:value="0.00317289709581031" calcext:value-type="float">
            <text:p>0,00</text:p>
          </table:table-cell>
          <table:table-cell table:style-name="ce2" table:formula="of:=[$cor_valid.AV4]/SUM([$cor_valid.$A4:$cor_valid.$AMJ4])" office:value-type="float" office:value="0" calcext:value-type="float">
            <text:p>0,00</text:p>
          </table:table-cell>
          <table:table-cell table:style-name="ce2" table:formula="of:=[$cor_valid.AW4]/SUM([$cor_valid.$A4:$cor_valid.$AMJ4])" office:value-type="float" office:value="0" calcext:value-type="float">
            <text:p>0,00</text:p>
          </table:table-cell>
          <table:table-cell table:style-name="ce2" table:formula="of:=[$cor_valid.AX4]/SUM([$cor_valid.$A4:$cor_valid.$AMJ4])" office:value-type="float" office:value="0" calcext:value-type="float">
            <text:p>0,00</text:p>
          </table:table-cell>
          <table:table-cell table:style-name="ce2" table:formula="of:=[$cor_valid.AY4]/SUM([$cor_valid.$A4:$cor_valid.$AMJ4])" office:value-type="float" office:value="0" calcext:value-type="float">
            <text:p>0,00</text:p>
          </table:table-cell>
          <table:table-cell table:style-name="ce2" table:formula="of:=[$cor_valid.AZ4]/SUM([$cor_valid.$A4:$cor_valid.$AMJ4])" office:value-type="float" office:value="0.0000429931855800856" calcext:value-type="float">
            <text:p>0,00</text:p>
          </table:table-cell>
          <table:table-cell table:style-name="ce2" table:formula="of:=[$cor_valid.BA4]/SUM([$cor_valid.$A4:$cor_valid.$AMJ4])" office:value-type="float" office:value="0" calcext:value-type="float">
            <text:p>0,00</text:p>
          </table:table-cell>
          <table:table-cell table:style-name="ce2" table:formula="of:=[$cor_valid.BB4]/SUM([$cor_valid.$A4:$cor_valid.$AMJ4])" office:value-type="float" office:value="0.00176487026806251" calcext:value-type="float">
            <text:p>0,00</text:p>
          </table:table-cell>
          <table:table-cell table:style-name="ce2" table:formula="of:=[$cor_valid.BC4]/SUM([$cor_valid.$A4:$cor_valid.$AMJ4])" office:value-type="float" office:value="0" calcext:value-type="float">
            <text:p>0,00</text:p>
          </table:table-cell>
          <table:table-cell table:style-name="ce2" table:formula="of:=[$cor_valid.BD4]/SUM([$cor_valid.$A4:$cor_valid.$AMJ4])" office:value-type="float" office:value="0.00000322448891850642" calcext:value-type="float">
            <text:p>0,00</text:p>
          </table:table-cell>
          <table:table-cell table:style-name="ce2" table:formula="of:=[$cor_valid.BE4]/SUM([$cor_valid.$A4:$cor_valid.$AMJ4])" office:value-type="float" office:value="0.0275059653044992" calcext:value-type="float">
            <text:p>0,03</text:p>
          </table:table-cell>
          <table:table-cell table:style-name="ce2" table:formula="of:=[$cor_valid.BF4]/SUM([$cor_valid.$A4:$cor_valid.$AMJ4])" office:value-type="float" office:value="0" calcext:value-type="float">
            <text:p>0,00</text:p>
          </table:table-cell>
          <table:table-cell table:style-name="ce2" table:formula="of:=[$cor_valid.BG4]/SUM([$cor_valid.$A4:$cor_valid.$AMJ4])" office:value-type="float" office:value="0.000138653023495776" calcext:value-type="float">
            <text:p>0,00</text:p>
          </table:table-cell>
          <table:table-cell table:style-name="ce2" table:formula="of:=[$cor_valid.BH4]/SUM([$cor_valid.$A4:$cor_valid.$AMJ4])" office:value-type="float" office:value="0" calcext:value-type="float">
            <text:p>0,00</text:p>
          </table:table-cell>
          <table:table-cell table:style-name="ce2" table:formula="of:=[$cor_valid.BI4]/SUM([$cor_valid.$A4:$cor_valid.$AMJ4])" office:value-type="float" office:value="0" calcext:value-type="float">
            <text:p>0,00</text:p>
          </table:table-cell>
          <table:table-cell table:style-name="ce2" table:formula="of:=[$cor_valid.BJ4]/SUM([$cor_valid.$A4:$cor_valid.$AMJ4])" office:value-type="float" office:value="0" calcext:value-type="float">
            <text:p>0,00</text:p>
          </table:table-cell>
          <table:table-cell table:style-name="ce2" table:formula="of:=[$cor_valid.BK4]/SUM([$cor_valid.$A4:$cor_valid.$AMJ4])" office:value-type="float" office:value="0.00000322448891850642" calcext:value-type="float">
            <text:p>0,00</text:p>
          </table:table-cell>
          <table:table-cell table:style-name="ce2" table:formula="of:=[$cor_valid.BL4]/SUM([$cor_valid.$A4:$cor_valid.$AMJ4])" office:value-type="float" office:value="0" calcext:value-type="float">
            <text:p>0,00</text:p>
          </table:table-cell>
          <table:table-cell table:style-name="ce2" table:formula="of:=[$cor_valid.BM4]/SUM([$cor_valid.$A4:$cor_valid.$AMJ4])" office:value-type="float" office:value="0.0000677142672886348" calcext:value-type="float">
            <text:p>0,00</text:p>
          </table:table-cell>
          <table:table-cell table:style-name="ce2" table:formula="of:=[$cor_valid.BN4]/SUM([$cor_valid.$A4:$cor_valid.$AMJ4])" office:value-type="float" office:value="0.00518497818095832" calcext:value-type="float">
            <text:p>0,01</text:p>
          </table:table-cell>
          <table:table-cell table:style-name="ce2" table:formula="of:=[$cor_valid.BO4]/SUM([$cor_valid.$A4:$cor_valid.$AMJ4])" office:value-type="float" office:value="0.0844665620499151" calcext:value-type="float">
            <text:p>0,08</text:p>
          </table:table-cell>
          <table:table-cell/>
          <table:table-cell table:formula="of:=[.BR4]/SUM([.BR$1:.BR$1048576])" office:value-type="float" office:value="0.0084125610808782" calcext:value-type="float">
            <text:p>0,008</text:p>
          </table:table-cell>
          <table:table-cell table:formula="of:=SUM([$cor_valid.$A4:$cor_valid.$AMJ4])" office:value-type="float" office:value="930380" calcext:value-type="float">
            <text:p>930380</text:p>
          </table:table-cell>
          <table:table-cell table:number-columns-repeated="95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$cor_valid.B5]/SUM([$cor_valid.$A5:$cor_valid.$AMJ5])" office:value-type="float" office:value="0" calcext:value-type="float">
            <text:p>0,00</text:p>
          </table:table-cell>
          <table:table-cell table:style-name="ce2" table:formula="of:=[$cor_valid.C5]/SUM([$cor_valid.$A5:$cor_valid.$AMJ5])" office:value-type="float" office:value="0" calcext:value-type="float">
            <text:p>0,00</text:p>
          </table:table-cell>
          <table:table-cell table:style-name="ce2" table:formula="of:=[$cor_valid.D5]/SUM([$cor_valid.$A5:$cor_valid.$AMJ5])" office:value-type="float" office:value="0.00465672154494091" calcext:value-type="float">
            <text:p>0,00</text:p>
          </table:table-cell>
          <table:table-cell table:style-name="ce2" table:formula="of:=[$cor_valid.E5]/SUM([$cor_valid.$A5:$cor_valid.$AMJ5])" office:value-type="float" office:value="0.484816454178848" calcext:value-type="float">
            <text:p>0,48</text:p>
          </table:table-cell>
          <table:table-cell table:style-name="ce2" table:formula="of:=[$cor_valid.F5]/SUM([$cor_valid.$A5:$cor_valid.$AMJ5])" office:value-type="float" office:value="0.0112478396375959" calcext:value-type="float">
            <text:p>0,01</text:p>
          </table:table-cell>
          <table:table-cell table:style-name="ce2" table:formula="of:=[$cor_valid.G5]/SUM([$cor_valid.$A5:$cor_valid.$AMJ5])" office:value-type="float" office:value="0.000469465088901373" calcext:value-type="float">
            <text:p>0,00</text:p>
          </table:table-cell>
          <table:table-cell table:style-name="ce2" table:formula="of:=[$cor_valid.H5]/SUM([$cor_valid.$A5:$cor_valid.$AMJ5])" office:value-type="float" office:value="0.00155152486697893" calcext:value-type="float">
            <text:p>0,00</text:p>
          </table:table-cell>
          <table:table-cell table:style-name="ce2" table:formula="of:=[$cor_valid.I5]/SUM([$cor_valid.$A5:$cor_valid.$AMJ5])" office:value-type="float" office:value="0" calcext:value-type="float">
            <text:p>0,00</text:p>
          </table:table-cell>
          <table:table-cell table:style-name="ce2" table:formula="of:=[$cor_valid.J5]/SUM([$cor_valid.$A5:$cor_valid.$AMJ5])" office:value-type="float" office:value="0" calcext:value-type="float">
            <text:p>0,00</text:p>
          </table:table-cell>
          <table:table-cell table:style-name="ce2" table:formula="of:=[$cor_valid.K5]/SUM([$cor_valid.$A5:$cor_valid.$AMJ5])" office:value-type="float" office:value="0" calcext:value-type="float">
            <text:p>0,00</text:p>
          </table:table-cell>
          <table:table-cell table:style-name="ce2" table:formula="of:=[$cor_valid.L5]/SUM([$cor_valid.$A5:$cor_valid.$AMJ5])" office:value-type="float" office:value="0" calcext:value-type="float">
            <text:p>0,00</text:p>
          </table:table-cell>
          <table:table-cell table:style-name="ce2" table:formula="of:=[$cor_valid.M5]/SUM([$cor_valid.$A5:$cor_valid.$AMJ5])" office:value-type="float" office:value="0" calcext:value-type="float">
            <text:p>0,00</text:p>
          </table:table-cell>
          <table:table-cell table:style-name="ce2" table:formula="of:=[$cor_valid.N5]/SUM([$cor_valid.$A5:$cor_valid.$AMJ5])" office:value-type="float" office:value="0" calcext:value-type="float">
            <text:p>0,00</text:p>
          </table:table-cell>
          <table:table-cell table:style-name="ce2" table:formula="of:=[$cor_valid.O5]/SUM([$cor_valid.$A5:$cor_valid.$AMJ5])" office:value-type="float" office:value="0.0104663520200954" calcext:value-type="float">
            <text:p>0,01</text:p>
          </table:table-cell>
          <table:table-cell table:style-name="ce2" table:formula="of:=[$cor_valid.P5]/SUM([$cor_valid.$A5:$cor_valid.$AMJ5])" office:value-type="float" office:value="0" calcext:value-type="float">
            <text:p>0,00</text:p>
          </table:table-cell>
          <table:table-cell table:style-name="ce2" table:formula="of:=[$cor_valid.Q5]/SUM([$cor_valid.$A5:$cor_valid.$AMJ5])" office:value-type="float" office:value="0.0075629680785209" calcext:value-type="float">
            <text:p>0,01</text:p>
          </table:table-cell>
          <table:table-cell table:style-name="ce2" table:formula="of:=[$cor_valid.R5]/SUM([$cor_valid.$A5:$cor_valid.$AMJ5])" office:value-type="float" office:value="0.00273950054925984" calcext:value-type="float">
            <text:p>0,00</text:p>
          </table:table-cell>
          <table:table-cell table:style-name="ce2" table:formula="of:=[$cor_valid.S5]/SUM([$cor_valid.$A5:$cor_valid.$AMJ5])" office:value-type="float" office:value="0.135714771332572" calcext:value-type="float">
            <text:p>0,14</text:p>
          </table:table-cell>
          <table:table-cell table:style-name="ce2" table:formula="of:=[$cor_valid.T5]/SUM([$cor_valid.$A5:$cor_valid.$AMJ5])" office:value-type="float" office:value="0" calcext:value-type="float">
            <text:p>0,00</text:p>
          </table:table-cell>
          <table:table-cell table:style-name="ce2" table:formula="of:=[$cor_valid.U5]/SUM([$cor_valid.$A5:$cor_valid.$AMJ5])" office:value-type="float" office:value="0.00762308251063632" calcext:value-type="float">
            <text:p>0,01</text:p>
          </table:table-cell>
          <table:table-cell table:style-name="ce2" table:formula="of:=[$cor_valid.V5]/SUM([$cor_valid.$A5:$cor_valid.$AMJ5])" office:value-type="float" office:value="0" calcext:value-type="float">
            <text:p>0,00</text:p>
          </table:table-cell>
          <table:table-cell table:style-name="ce2" table:formula="of:=[$cor_valid.W5]/SUM([$cor_valid.$A5:$cor_valid.$AMJ5])" office:value-type="float" office:value="0.00000143129600274809" calcext:value-type="float">
            <text:p>0,00</text:p>
          </table:table-cell>
          <table:table-cell table:style-name="ce2" table:formula="of:=[$cor_valid.X5]/SUM([$cor_valid.$A5:$cor_valid.$AMJ5])" office:value-type="float" office:value="0" calcext:value-type="float">
            <text:p>0,00</text:p>
          </table:table-cell>
          <table:table-cell table:style-name="ce2" table:formula="of:=[$cor_valid.Y5]/SUM([$cor_valid.$A5:$cor_valid.$AMJ5])" office:value-type="float" office:value="0.000234016896449312" calcext:value-type="float">
            <text:p>0,00</text:p>
          </table:table-cell>
          <table:table-cell table:style-name="ce2" table:formula="of:=[$cor_valid.Z5]/SUM([$cor_valid.$A5:$cor_valid.$AMJ5])" office:value-type="float" office:value="0.000333491968640305" calcext:value-type="float">
            <text:p>0,00</text:p>
          </table:table-cell>
          <table:table-cell table:style-name="ce2" table:formula="of:=[$cor_valid.AA5]/SUM([$cor_valid.$A5:$cor_valid.$AMJ5])" office:value-type="float" office:value="0.000132394880254198" calcext:value-type="float">
            <text:p>0,00</text:p>
          </table:table-cell>
          <table:table-cell table:style-name="ce2" table:formula="of:=[$cor_valid.AB5]/SUM([$cor_valid.$A5:$cor_valid.$AMJ5])" office:value-type="float" office:value="0" calcext:value-type="float">
            <text:p>0,00</text:p>
          </table:table-cell>
          <table:table-cell table:style-name="ce2" table:formula="of:=[$cor_valid.AC5]/SUM([$cor_valid.$A5:$cor_valid.$AMJ5])" office:value-type="float" office:value="0.00609374273169999" calcext:value-type="float">
            <text:p>0,01</text:p>
          </table:table-cell>
          <table:table-cell table:style-name="ce2" table:formula="of:=[$cor_valid.AD5]/SUM([$cor_valid.$A5:$cor_valid.$AMJ5])" office:value-type="float" office:value="0.000883825281696944" calcext:value-type="float">
            <text:p>0,00</text:p>
          </table:table-cell>
          <table:table-cell table:style-name="ce2" table:formula="of:=[$cor_valid.AE5]/SUM([$cor_valid.$A5:$cor_valid.$AMJ5])" office:value-type="float" office:value="0.00299355558974763" calcext:value-type="float">
            <text:p>0,00</text:p>
          </table:table-cell>
          <table:table-cell table:style-name="ce2" table:formula="of:=[$cor_valid.AF5]/SUM([$cor_valid.$A5:$cor_valid.$AMJ5])" office:value-type="float" office:value="0.200465171200893" calcext:value-type="float">
            <text:p>0,20</text:p>
          </table:table-cell>
          <table:table-cell table:style-name="ce2" table:formula="of:=[$cor_valid.AG5]/SUM([$cor_valid.$A5:$cor_valid.$AMJ5])" office:value-type="float" office:value="0" calcext:value-type="float">
            <text:p>0,00</text:p>
          </table:table-cell>
          <table:table-cell table:style-name="ce2" table:formula="of:=[$cor_valid.AH5]/SUM([$cor_valid.$A5:$cor_valid.$AMJ5])" office:value-type="float" office:value="0" calcext:value-type="float">
            <text:p>0,00</text:p>
          </table:table-cell>
          <table:table-cell table:style-name="ce2" table:formula="of:=[$cor_valid.AI5]/SUM([$cor_valid.$A5:$cor_valid.$AMJ5])" office:value-type="float" office:value="0" calcext:value-type="float">
            <text:p>0,00</text:p>
          </table:table-cell>
          <table:table-cell table:style-name="ce2" table:formula="of:=[$cor_valid.AJ5]/SUM([$cor_valid.$A5:$cor_valid.$AMJ5])" office:value-type="float" office:value="0" calcext:value-type="float">
            <text:p>0,00</text:p>
          </table:table-cell>
          <table:table-cell table:style-name="ce2" table:formula="of:=[$cor_valid.AK5]/SUM([$cor_valid.$A5:$cor_valid.$AMJ5])" office:value-type="float" office:value="0.00268654259715816" calcext:value-type="float">
            <text:p>0,00</text:p>
          </table:table-cell>
          <table:table-cell table:style-name="ce2" table:formula="of:=[$cor_valid.AL5]/SUM([$cor_valid.$A5:$cor_valid.$AMJ5])" office:value-type="float" office:value="0" calcext:value-type="float">
            <text:p>0,00</text:p>
          </table:table-cell>
          <table:table-cell table:style-name="ce2" table:formula="of:=[$cor_valid.AM5]/SUM([$cor_valid.$A5:$cor_valid.$AMJ5])" office:value-type="float" office:value="0" calcext:value-type="float">
            <text:p>0,00</text:p>
          </table:table-cell>
          <table:table-cell table:style-name="ce2" table:formula="of:=[$cor_valid.AN5]/SUM([$cor_valid.$A5:$cor_valid.$AMJ5])" office:value-type="float" office:value="0" calcext:value-type="float">
            <text:p>0,00</text:p>
          </table:table-cell>
          <table:table-cell table:style-name="ce2" table:formula="of:=[$cor_valid.AO5]/SUM([$cor_valid.$A5:$cor_valid.$AMJ5])" office:value-type="float" office:value="0" calcext:value-type="float">
            <text:p>0,00</text:p>
          </table:table-cell>
          <table:table-cell table:style-name="ce2" table:formula="of:=[$cor_valid.AP5]/SUM([$cor_valid.$A5:$cor_valid.$AMJ5])" office:value-type="float" office:value="0" calcext:value-type="float">
            <text:p>0,00</text:p>
          </table:table-cell>
          <table:table-cell table:style-name="ce2" table:formula="of:=[$cor_valid.AQ5]/SUM([$cor_valid.$A5:$cor_valid.$AMJ5])" office:value-type="float" office:value="0" calcext:value-type="float">
            <text:p>0,00</text:p>
          </table:table-cell>
          <table:table-cell table:style-name="ce2" table:formula="of:=[$cor_valid.AR5]/SUM([$cor_valid.$A5:$cor_valid.$AMJ5])" office:value-type="float" office:value="0" calcext:value-type="float">
            <text:p>0,00</text:p>
          </table:table-cell>
          <table:table-cell table:style-name="ce2" table:formula="of:=[$cor_valid.AS5]/SUM([$cor_valid.$A5:$cor_valid.$AMJ5])" office:value-type="float" office:value="0" calcext:value-type="float">
            <text:p>0,00</text:p>
          </table:table-cell>
          <table:table-cell table:style-name="ce2" table:formula="of:=[$cor_valid.AT5]/SUM([$cor_valid.$A5:$cor_valid.$AMJ5])" office:value-type="float" office:value="0.000049379712094809" calcext:value-type="float">
            <text:p>0,00</text:p>
          </table:table-cell>
          <table:table-cell table:style-name="ce2" table:formula="of:=[$cor_valid.AU5]/SUM([$cor_valid.$A5:$cor_valid.$AMJ5])" office:value-type="float" office:value="0.0133919210497125" calcext:value-type="float">
            <text:p>0,01</text:p>
          </table:table-cell>
          <table:table-cell table:style-name="ce2" table:formula="of:=[$cor_valid.AV5]/SUM([$cor_valid.$A5:$cor_valid.$AMJ5])" office:value-type="float" office:value="0.000790791041518319" calcext:value-type="float">
            <text:p>0,00</text:p>
          </table:table-cell>
          <table:table-cell table:style-name="ce2" table:formula="of:=[$cor_valid.AW5]/SUM([$cor_valid.$A5:$cor_valid.$AMJ5])" office:value-type="float" office:value="0.00336068301445251" calcext:value-type="float">
            <text:p>0,00</text:p>
          </table:table-cell>
          <table:table-cell table:style-name="ce2" table:formula="of:=[$cor_valid.AX5]/SUM([$cor_valid.$A5:$cor_valid.$AMJ5])" office:value-type="float" office:value="0.000208969216401221" calcext:value-type="float">
            <text:p>0,00</text:p>
          </table:table-cell>
          <table:table-cell table:style-name="ce2" table:formula="of:=[$cor_valid.AY5]/SUM([$cor_valid.$A5:$cor_valid.$AMJ5])" office:value-type="float" office:value="0" calcext:value-type="float">
            <text:p>0,00</text:p>
          </table:table-cell>
          <table:table-cell table:style-name="ce2" table:formula="of:=[$cor_valid.AZ5]/SUM([$cor_valid.$A5:$cor_valid.$AMJ5])" office:value-type="float" office:value="0.0050317210976609" calcext:value-type="float">
            <text:p>0,01</text:p>
          </table:table-cell>
          <table:table-cell table:style-name="ce2" table:formula="of:=[$cor_valid.BA5]/SUM([$cor_valid.$A5:$cor_valid.$AMJ5])" office:value-type="float" office:value="0" calcext:value-type="float">
            <text:p>0,00</text:p>
          </table:table-cell>
          <table:table-cell table:style-name="ce2" table:formula="of:=[$cor_valid.BB5]/SUM([$cor_valid.$A5:$cor_valid.$AMJ5])" office:value-type="float" office:value="0.00379579699928793" calcext:value-type="float">
            <text:p>0,00</text:p>
          </table:table-cell>
          <table:table-cell table:style-name="ce2" table:formula="of:=[$cor_valid.BC5]/SUM([$cor_valid.$A5:$cor_valid.$AMJ5])" office:value-type="float" office:value="0" calcext:value-type="float">
            <text:p>0,00</text:p>
          </table:table-cell>
          <table:table-cell table:style-name="ce2" table:formula="of:=[$cor_valid.BD5]/SUM([$cor_valid.$A5:$cor_valid.$AMJ5])" office:value-type="float" office:value="0.00129603853048839" calcext:value-type="float">
            <text:p>0,00</text:p>
          </table:table-cell>
          <table:table-cell table:style-name="ce2" table:formula="of:=[$cor_valid.BE5]/SUM([$cor_valid.$A5:$cor_valid.$AMJ5])" office:value-type="float" office:value="0.0477279965076378" calcext:value-type="float">
            <text:p>0,05</text:p>
          </table:table-cell>
          <table:table-cell table:style-name="ce2" table:formula="of:=[$cor_valid.BF5]/SUM([$cor_valid.$A5:$cor_valid.$AMJ5])" office:value-type="float" office:value="0" calcext:value-type="float">
            <text:p>0,00</text:p>
          </table:table-cell>
          <table:table-cell table:style-name="ce2" table:formula="of:=[$cor_valid.BG5]/SUM([$cor_valid.$A5:$cor_valid.$AMJ5])" office:value-type="float" office:value="0.000305581696586717" calcext:value-type="float">
            <text:p>0,00</text:p>
          </table:table-cell>
          <table:table-cell table:style-name="ce2" table:formula="of:=[$cor_valid.BH5]/SUM([$cor_valid.$A5:$cor_valid.$AMJ5])" office:value-type="float" office:value="0" calcext:value-type="float">
            <text:p>0,00</text:p>
          </table:table-cell>
          <table:table-cell table:style-name="ce2" table:formula="of:=[$cor_valid.BI5]/SUM([$cor_valid.$A5:$cor_valid.$AMJ5])" office:value-type="float" office:value="0" calcext:value-type="float">
            <text:p>0,00</text:p>
          </table:table-cell>
          <table:table-cell table:style-name="ce2" table:formula="of:=[$cor_valid.BJ5]/SUM([$cor_valid.$A5:$cor_valid.$AMJ5])" office:value-type="float" office:value="0" calcext:value-type="float">
            <text:p>0,00</text:p>
          </table:table-cell>
          <table:table-cell table:style-name="ce2" table:formula="of:=[$cor_valid.BK5]/SUM([$cor_valid.$A5:$cor_valid.$AMJ5])" office:value-type="float" office:value="0.0000780056321497708" calcext:value-type="float">
            <text:p>0,00</text:p>
          </table:table-cell>
          <table:table-cell table:style-name="ce2" table:formula="of:=[$cor_valid.BL5]/SUM([$cor_valid.$A5:$cor_valid.$AMJ5])" office:value-type="float" office:value="0" calcext:value-type="float">
            <text:p>0,00</text:p>
          </table:table-cell>
          <table:table-cell table:style-name="ce2" table:formula="of:=[$cor_valid.BM5]/SUM([$cor_valid.$A5:$cor_valid.$AMJ5])" office:value-type="float" office:value="0.0000343511040659541" calcext:value-type="float">
            <text:p>0,00</text:p>
          </table:table-cell>
          <table:table-cell table:style-name="ce2" table:formula="of:=[$cor_valid.BN5]/SUM([$cor_valid.$A5:$cor_valid.$AMJ5])" office:value-type="float" office:value="0.00010090636819374" calcext:value-type="float">
            <text:p>0,00</text:p>
          </table:table-cell>
          <table:table-cell table:style-name="ce2" table:formula="of:=[$cor_valid.BO5]/SUM([$cor_valid.$A5:$cor_valid.$AMJ5])" office:value-type="float" office:value="0.0431528588348535" calcext:value-type="float">
            <text:p>0,04</text:p>
          </table:table-cell>
          <table:table-cell/>
          <table:table-cell table:formula="of:=[.BR5]/SUM([.BR$1:.BR$1048576])" office:value-type="float" office:value="0.0126348008748564" calcext:value-type="float">
            <text:p>0,013</text:p>
          </table:table-cell>
          <table:table-cell table:formula="of:=SUM([$cor_valid.$A5:$cor_valid.$AMJ5])" office:value-type="float" office:value="1397335" calcext:value-type="float">
            <text:p>1397335</text:p>
          </table:table-cell>
          <table:table-cell table:number-columns-repeated="95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$cor_valid.B6]/SUM([$cor_valid.$A6:$cor_valid.$AMJ6])" office:value-type="float" office:value="0" calcext:value-type="float">
            <text:p>0,00</text:p>
          </table:table-cell>
          <table:table-cell table:style-name="ce2" table:formula="of:=[$cor_valid.C6]/SUM([$cor_valid.$A6:$cor_valid.$AMJ6])" office:value-type="float" office:value="0" calcext:value-type="float">
            <text:p>0,00</text:p>
          </table:table-cell>
          <table:table-cell table:style-name="ce2" table:formula="of:=[$cor_valid.D6]/SUM([$cor_valid.$A6:$cor_valid.$AMJ6])" office:value-type="float" office:value="0.0297101099121669" calcext:value-type="float">
            <text:p>0,03</text:p>
          </table:table-cell>
          <table:table-cell table:style-name="ce2" table:formula="of:=[$cor_valid.E6]/SUM([$cor_valid.$A6:$cor_valid.$AMJ6])" office:value-type="float" office:value="0.123542465050756" calcext:value-type="float">
            <text:p>0,12</text:p>
          </table:table-cell>
          <table:table-cell table:style-name="ce2" table:formula="of:=[$cor_valid.F6]/SUM([$cor_valid.$A6:$cor_valid.$AMJ6])" office:value-type="float" office:value="0.634710240007731" calcext:value-type="float">
            <text:p>0,63</text:p>
          </table:table-cell>
          <table:table-cell table:style-name="ce2" table:formula="of:=[$cor_valid.G6]/SUM([$cor_valid.$A6:$cor_valid.$AMJ6])" office:value-type="float" office:value="0.00408128370869001" calcext:value-type="float">
            <text:p>0,00</text:p>
          </table:table-cell>
          <table:table-cell table:style-name="ce2" table:formula="of:=[$cor_valid.H6]/SUM([$cor_valid.$A6:$cor_valid.$AMJ6])" office:value-type="float" office:value="0.00013752959674092" calcext:value-type="float">
            <text:p>0,00</text:p>
          </table:table-cell>
          <table:table-cell table:style-name="ce2" table:formula="of:=[$cor_valid.I6]/SUM([$cor_valid.$A6:$cor_valid.$AMJ6])" office:value-type="float" office:value="0" calcext:value-type="float">
            <text:p>0,00</text:p>
          </table:table-cell>
          <table:table-cell table:style-name="ce2" table:formula="of:=[$cor_valid.J6]/SUM([$cor_valid.$A6:$cor_valid.$AMJ6])" office:value-type="float" office:value="0" calcext:value-type="float">
            <text:p>0,00</text:p>
          </table:table-cell>
          <table:table-cell table:style-name="ce2" table:formula="of:=[$cor_valid.K6]/SUM([$cor_valid.$A6:$cor_valid.$AMJ6])" office:value-type="float" office:value="0" calcext:value-type="float">
            <text:p>0,00</text:p>
          </table:table-cell>
          <table:table-cell table:style-name="ce2" table:formula="of:=[$cor_valid.L6]/SUM([$cor_valid.$A6:$cor_valid.$AMJ6])" office:value-type="float" office:value="0" calcext:value-type="float">
            <text:p>0,00</text:p>
          </table:table-cell>
          <table:table-cell table:style-name="ce2" table:formula="of:=[$cor_valid.M6]/SUM([$cor_valid.$A6:$cor_valid.$AMJ6])" office:value-type="float" office:value="0" calcext:value-type="float">
            <text:p>0,00</text:p>
          </table:table-cell>
          <table:table-cell table:style-name="ce2" table:formula="of:=[$cor_valid.N6]/SUM([$cor_valid.$A6:$cor_valid.$AMJ6])" office:value-type="float" office:value="0" calcext:value-type="float">
            <text:p>0,00</text:p>
          </table:table-cell>
          <table:table-cell table:style-name="ce2" table:formula="of:=[$cor_valid.O6]/SUM([$cor_valid.$A6:$cor_valid.$AMJ6])" office:value-type="float" office:value="0.0151914449156795" calcext:value-type="float">
            <text:p>0,02</text:p>
          </table:table-cell>
          <table:table-cell table:style-name="ce2" table:formula="of:=[$cor_valid.P6]/SUM([$cor_valid.$A6:$cor_valid.$AMJ6])" office:value-type="float" office:value="0" calcext:value-type="float">
            <text:p>0,00</text:p>
          </table:table-cell>
          <table:table-cell table:style-name="ce2" table:formula="of:=[$cor_valid.Q6]/SUM([$cor_valid.$A6:$cor_valid.$AMJ6])" office:value-type="float" office:value="0.000301078306378771" calcext:value-type="float">
            <text:p>0,00</text:p>
          </table:table-cell>
          <table:table-cell table:style-name="ce2" table:formula="of:=[$cor_valid.R6]/SUM([$cor_valid.$A6:$cor_valid.$AMJ6])" office:value-type="float" office:value="0.00615537870818821" calcext:value-type="float">
            <text:p>0,01</text:p>
          </table:table-cell>
          <table:table-cell table:style-name="ce2" table:formula="of:=[$cor_valid.S6]/SUM([$cor_valid.$A6:$cor_valid.$AMJ6])" office:value-type="float" office:value="0.00869038370757491" calcext:value-type="float">
            <text:p>0,01</text:p>
          </table:table-cell>
          <table:table-cell table:style-name="ce2" table:formula="of:=[$cor_valid.T6]/SUM([$cor_valid.$A6:$cor_valid.$AMJ6])" office:value-type="float" office:value="0" calcext:value-type="float">
            <text:p>0,00</text:p>
          </table:table-cell>
          <table:table-cell table:style-name="ce2" table:formula="of:=[$cor_valid.U6]/SUM([$cor_valid.$A6:$cor_valid.$AMJ6])" office:value-type="float" office:value="0.0000483212096657287" calcext:value-type="float">
            <text:p>0,00</text:p>
          </table:table-cell>
          <table:table-cell table:style-name="ce2" table:formula="of:=[$cor_valid.V6]/SUM([$cor_valid.$A6:$cor_valid.$AMJ6])" office:value-type="float" office:value="0" calcext:value-type="float">
            <text:p>0,00</text:p>
          </table:table-cell>
          <table:table-cell table:style-name="ce2" table:formula="of:=[$cor_valid.W6]/SUM([$cor_valid.$A6:$cor_valid.$AMJ6])" office:value-type="float" office:value="0" calcext:value-type="float">
            <text:p>0,00</text:p>
          </table:table-cell>
          <table:table-cell table:style-name="ce2" table:formula="of:=[$cor_valid.X6]/SUM([$cor_valid.$A6:$cor_valid.$AMJ6])" office:value-type="float" office:value="0" calcext:value-type="float">
            <text:p>0,00</text:p>
          </table:table-cell>
          <table:table-cell table:style-name="ce2" table:formula="of:=[$cor_valid.Y6]/SUM([$cor_valid.$A6:$cor_valid.$AMJ6])" office:value-type="float" office:value="0.0000334531451531968" calcext:value-type="float">
            <text:p>0,00</text:p>
          </table:table-cell>
          <table:table-cell table:style-name="ce2" table:formula="of:=[$cor_valid.Z6]/SUM([$cor_valid.$A6:$cor_valid.$AMJ6])" office:value-type="float" office:value="0.000327097419275702" calcext:value-type="float">
            <text:p>0,00</text:p>
          </table:table-cell>
          <table:table-cell table:style-name="ce2" table:formula="of:=[$cor_valid.AA6]/SUM([$cor_valid.$A6:$cor_valid.$AMJ6])" office:value-type="float" office:value="0" calcext:value-type="float">
            <text:p>0,00</text:p>
          </table:table-cell>
          <table:table-cell table:style-name="ce2" table:formula="of:=[$cor_valid.AB6]/SUM([$cor_valid.$A6:$cor_valid.$AMJ6])" office:value-type="float" office:value="0" calcext:value-type="float">
            <text:p>0,00</text:p>
          </table:table-cell>
          <table:table-cell table:style-name="ce2" table:formula="of:=[$cor_valid.AC6]/SUM([$cor_valid.$A6:$cor_valid.$AMJ6])" office:value-type="float" office:value="0.00105191556426163" calcext:value-type="float">
            <text:p>0,00</text:p>
          </table:table-cell>
          <table:table-cell table:style-name="ce2" table:formula="of:=[$cor_valid.AD6]/SUM([$cor_valid.$A6:$cor_valid.$AMJ6])" office:value-type="float" office:value="0.000256474112841176" calcext:value-type="float">
            <text:p>0,00</text:p>
          </table:table-cell>
          <table:table-cell table:style-name="ce2" table:formula="of:=[$cor_valid.AE6]/SUM([$cor_valid.$A6:$cor_valid.$AMJ6])" office:value-type="float" office:value="0.00677612040158642" calcext:value-type="float">
            <text:p>0,01</text:p>
          </table:table-cell>
          <table:table-cell table:style-name="ce2" table:formula="of:=[$cor_valid.AF6]/SUM([$cor_valid.$A6:$cor_valid.$AMJ6])" office:value-type="float" office:value="0.0810941408674772" calcext:value-type="float">
            <text:p>0,08</text:p>
          </table:table-cell>
          <table:table-cell table:style-name="ce2" table:formula="of:=[$cor_valid.AG6]/SUM([$cor_valid.$A6:$cor_valid.$AMJ6])" office:value-type="float" office:value="0" calcext:value-type="float">
            <text:p>0,00</text:p>
          </table:table-cell>
          <table:table-cell table:style-name="ce2" table:formula="of:=[$cor_valid.AH6]/SUM([$cor_valid.$A6:$cor_valid.$AMJ6])" office:value-type="float" office:value="0" calcext:value-type="float">
            <text:p>0,00</text:p>
          </table:table-cell>
          <table:table-cell table:style-name="ce2" table:formula="of:=[$cor_valid.AI6]/SUM([$cor_valid.$A6:$cor_valid.$AMJ6])" office:value-type="float" office:value="0" calcext:value-type="float">
            <text:p>0,00</text:p>
          </table:table-cell>
          <table:table-cell table:style-name="ce2" table:formula="of:=[$cor_valid.AJ6]/SUM([$cor_valid.$A6:$cor_valid.$AMJ6])" office:value-type="float" office:value="0" calcext:value-type="float">
            <text:p>0,00</text:p>
          </table:table-cell>
          <table:table-cell table:style-name="ce2" table:formula="of:=[$cor_valid.AK6]/SUM([$cor_valid.$A6:$cor_valid.$AMJ6])" office:value-type="float" office:value="0.000468344032144756" calcext:value-type="float">
            <text:p>0,00</text:p>
          </table:table-cell>
          <table:table-cell table:style-name="ce2" table:formula="of:=[$cor_valid.AL6]/SUM([$cor_valid.$A6:$cor_valid.$AMJ6])" office:value-type="float" office:value="0" calcext:value-type="float">
            <text:p>0,00</text:p>
          </table:table-cell>
          <table:table-cell table:style-name="ce2" table:formula="of:=[$cor_valid.AM6]/SUM([$cor_valid.$A6:$cor_valid.$AMJ6])" office:value-type="float" office:value="0" calcext:value-type="float">
            <text:p>0,00</text:p>
          </table:table-cell>
          <table:table-cell table:style-name="ce2" table:formula="of:=[$cor_valid.AN6]/SUM([$cor_valid.$A6:$cor_valid.$AMJ6])" office:value-type="float" office:value="0" calcext:value-type="float">
            <text:p>0,00</text:p>
          </table:table-cell>
          <table:table-cell table:style-name="ce2" table:formula="of:=[$cor_valid.AO6]/SUM([$cor_valid.$A6:$cor_valid.$AMJ6])" office:value-type="float" office:value="0" calcext:value-type="float">
            <text:p>0,00</text:p>
          </table:table-cell>
          <table:table-cell table:style-name="ce2" table:formula="of:=[$cor_valid.AP6]/SUM([$cor_valid.$A6:$cor_valid.$AMJ6])" office:value-type="float" office:value="0" calcext:value-type="float">
            <text:p>0,00</text:p>
          </table:table-cell>
          <table:table-cell table:style-name="ce2" table:formula="of:=[$cor_valid.AQ6]/SUM([$cor_valid.$A6:$cor_valid.$AMJ6])" office:value-type="float" office:value="0" calcext:value-type="float">
            <text:p>0,00</text:p>
          </table:table-cell>
          <table:table-cell table:style-name="ce2" table:formula="of:=[$cor_valid.AR6]/SUM([$cor_valid.$A6:$cor_valid.$AMJ6])" office:value-type="float" office:value="0" calcext:value-type="float">
            <text:p>0,00</text:p>
          </table:table-cell>
          <table:table-cell table:style-name="ce2" table:formula="of:=[$cor_valid.AS6]/SUM([$cor_valid.$A6:$cor_valid.$AMJ6])" office:value-type="float" office:value="0" calcext:value-type="float">
            <text:p>0,00</text:p>
          </table:table-cell>
          <table:table-cell table:style-name="ce2" table:formula="of:=[$cor_valid.AT6]/SUM([$cor_valid.$A6:$cor_valid.$AMJ6])" office:value-type="float" office:value="0" calcext:value-type="float">
            <text:p>0,00</text:p>
          </table:table-cell>
          <table:table-cell table:style-name="ce2" table:formula="of:=[$cor_valid.AU6]/SUM([$cor_valid.$A6:$cor_valid.$AMJ6])" office:value-type="float" office:value="0.00198488661242301" calcext:value-type="float">
            <text:p>0,00</text:p>
          </table:table-cell>
          <table:table-cell table:style-name="ce2" table:formula="of:=[$cor_valid.AV6]/SUM([$cor_valid.$A6:$cor_valid.$AMJ6])" office:value-type="float" office:value="0.0000148680645125319" calcext:value-type="float">
            <text:p>0,00</text:p>
          </table:table-cell>
          <table:table-cell table:style-name="ce2" table:formula="of:=[$cor_valid.AW6]/SUM([$cor_valid.$A6:$cor_valid.$AMJ6])" office:value-type="float" office:value="0.00000371701612813298" calcext:value-type="float">
            <text:p>0,00</text:p>
          </table:table-cell>
          <table:table-cell table:style-name="ce2" table:formula="of:=[$cor_valid.AX6]/SUM([$cor_valid.$A6:$cor_valid.$AMJ6])" office:value-type="float" office:value="0.0000594722580501277" calcext:value-type="float">
            <text:p>0,00</text:p>
          </table:table-cell>
          <table:table-cell table:style-name="ce2" table:formula="of:=[$cor_valid.AY6]/SUM([$cor_valid.$A6:$cor_valid.$AMJ6])" office:value-type="float" office:value="0" calcext:value-type="float">
            <text:p>0,00</text:p>
          </table:table-cell>
          <table:table-cell table:style-name="ce2" table:formula="of:=[$cor_valid.AZ6]/SUM([$cor_valid.$A6:$cor_valid.$AMJ6])" office:value-type="float" office:value="0.000431173870863426" calcext:value-type="float">
            <text:p>0,00</text:p>
          </table:table-cell>
          <table:table-cell table:style-name="ce2" table:formula="of:=[$cor_valid.BA6]/SUM([$cor_valid.$A6:$cor_valid.$AMJ6])" office:value-type="float" office:value="0" calcext:value-type="float">
            <text:p>0,00</text:p>
          </table:table-cell>
          <table:table-cell table:style-name="ce2" table:formula="of:=[$cor_valid.BB6]/SUM([$cor_valid.$A6:$cor_valid.$AMJ6])" office:value-type="float" office:value="0.000327097419275702" calcext:value-type="float">
            <text:p>0,00</text:p>
          </table:table-cell>
          <table:table-cell table:style-name="ce2" table:formula="of:=[$cor_valid.BC6]/SUM([$cor_valid.$A6:$cor_valid.$AMJ6])" office:value-type="float" office:value="0" calcext:value-type="float">
            <text:p>0,00</text:p>
          </table:table-cell>
          <table:table-cell table:style-name="ce2" table:formula="of:=[$cor_valid.BD6]/SUM([$cor_valid.$A6:$cor_valid.$AMJ6])" office:value-type="float" office:value="0.000453475967632224" calcext:value-type="float">
            <text:p>0,00</text:p>
          </table:table-cell>
          <table:table-cell table:style-name="ce2" table:formula="of:=[$cor_valid.BE6]/SUM([$cor_valid.$A6:$cor_valid.$AMJ6])" office:value-type="float" office:value="0.0495255228912438" calcext:value-type="float">
            <text:p>0,05</text:p>
          </table:table-cell>
          <table:table-cell table:style-name="ce2" table:formula="of:=[$cor_valid.BF6]/SUM([$cor_valid.$A6:$cor_valid.$AMJ6])" office:value-type="float" office:value="0" calcext:value-type="float">
            <text:p>0,00</text:p>
          </table:table-cell>
          <table:table-cell table:style-name="ce2" table:formula="of:=[$cor_valid.BG6]/SUM([$cor_valid.$A6:$cor_valid.$AMJ6])" office:value-type="float" office:value="0" calcext:value-type="float">
            <text:p>0,00</text:p>
          </table:table-cell>
          <table:table-cell table:style-name="ce2" table:formula="of:=[$cor_valid.BH6]/SUM([$cor_valid.$A6:$cor_valid.$AMJ6])" office:value-type="float" office:value="0" calcext:value-type="float">
            <text:p>0,00</text:p>
          </table:table-cell>
          <table:table-cell table:style-name="ce2" table:formula="of:=[$cor_valid.BI6]/SUM([$cor_valid.$A6:$cor_valid.$AMJ6])" office:value-type="float" office:value="0" calcext:value-type="float">
            <text:p>0,00</text:p>
          </table:table-cell>
          <table:table-cell table:style-name="ce2" table:formula="of:=[$cor_valid.BJ6]/SUM([$cor_valid.$A6:$cor_valid.$AMJ6])" office:value-type="float" office:value="0" calcext:value-type="float">
            <text:p>0,00</text:p>
          </table:table-cell>
          <table:table-cell table:style-name="ce2" table:formula="of:=[$cor_valid.BK6]/SUM([$cor_valid.$A6:$cor_valid.$AMJ6])" office:value-type="float" office:value="0.0000111510483843989" calcext:value-type="float">
            <text:p>0,00</text:p>
          </table:table-cell>
          <table:table-cell table:style-name="ce2" table:formula="of:=[$cor_valid.BL6]/SUM([$cor_valid.$A6:$cor_valid.$AMJ6])" office:value-type="float" office:value="0" calcext:value-type="float">
            <text:p>0,00</text:p>
          </table:table-cell>
          <table:table-cell table:style-name="ce2" table:formula="of:=[$cor_valid.BM6]/SUM([$cor_valid.$A6:$cor_valid.$AMJ6])" office:value-type="float" office:value="0.00000371701612813298" calcext:value-type="float">
            <text:p>0,00</text:p>
          </table:table-cell>
          <table:table-cell table:style-name="ce2" table:formula="of:=[$cor_valid.BN6]/SUM([$cor_valid.$A6:$cor_valid.$AMJ6])" office:value-type="float" office:value="0.00515178435359231" calcext:value-type="float">
            <text:p>0,01</text:p>
          </table:table-cell>
          <table:table-cell table:style-name="ce2" table:formula="of:=[$cor_valid.BO6]/SUM([$cor_valid.$A6:$cor_valid.$AMJ6])" office:value-type="float" office:value="0.0294424847509413" calcext:value-type="float">
            <text:p>0,03</text:p>
          </table:table-cell>
          <table:table-cell/>
          <table:table-cell table:formula="of:=[.BR6]/SUM([.BR$1:.BR$1048576])" office:value-type="float" office:value="0.00243261521665546" calcext:value-type="float">
            <text:p>0,002</text:p>
          </table:table-cell>
          <table:table-cell table:formula="of:=SUM([$cor_valid.$A6:$cor_valid.$AMJ6])" office:value-type="float" office:value="269033" calcext:value-type="float">
            <text:p>269033</text:p>
          </table:table-cell>
          <table:table-cell table:number-columns-repeated="95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$cor_valid.B7]/SUM([$cor_valid.$A7:$cor_valid.$AMJ7])" office:value-type="float" office:value="0" calcext:value-type="float">
            <text:p>0,00</text:p>
          </table:table-cell>
          <table:table-cell table:style-name="ce2" table:formula="of:=[$cor_valid.C7]/SUM([$cor_valid.$A7:$cor_valid.$AMJ7])" office:value-type="float" office:value="0" calcext:value-type="float">
            <text:p>0,00</text:p>
          </table:table-cell>
          <table:table-cell table:style-name="ce2" table:formula="of:=[$cor_valid.D7]/SUM([$cor_valid.$A7:$cor_valid.$AMJ7])" office:value-type="float" office:value="0.0682038845811391" calcext:value-type="float">
            <text:p>0,07</text:p>
          </table:table-cell>
          <table:table-cell table:style-name="ce2" table:formula="of:=[$cor_valid.E7]/SUM([$cor_valid.$A7:$cor_valid.$AMJ7])" office:value-type="float" office:value="0.276553810084161" calcext:value-type="float">
            <text:p>0,28</text:p>
          </table:table-cell>
          <table:table-cell table:style-name="ce2" table:formula="of:=[$cor_valid.F7]/SUM([$cor_valid.$A7:$cor_valid.$AMJ7])" office:value-type="float" office:value="0.17112604530669" calcext:value-type="float">
            <text:p>0,17</text:p>
          </table:table-cell>
          <table:table-cell table:style-name="ce2" table:formula="of:=[$cor_valid.G7]/SUM([$cor_valid.$A7:$cor_valid.$AMJ7])" office:value-type="float" office:value="0.161483943999749" calcext:value-type="float">
            <text:p>0,16</text:p>
          </table:table-cell>
          <table:table-cell table:style-name="ce2" table:formula="of:=[$cor_valid.H7]/SUM([$cor_valid.$A7:$cor_valid.$AMJ7])" office:value-type="float" office:value="0.00721032308869391" calcext:value-type="float">
            <text:p>0,01</text:p>
          </table:table-cell>
          <table:table-cell table:style-name="ce2" table:formula="of:=[$cor_valid.I7]/SUM([$cor_valid.$A7:$cor_valid.$AMJ7])" office:value-type="float" office:value="0.0000067114394247849" calcext:value-type="float">
            <text:p>0,00</text:p>
          </table:table-cell>
          <table:table-cell table:style-name="ce2" table:formula="of:=[$cor_valid.J7]/SUM([$cor_valid.$A7:$cor_valid.$AMJ7])" office:value-type="float" office:value="0" calcext:value-type="float">
            <text:p>0,00</text:p>
          </table:table-cell>
          <table:table-cell table:style-name="ce2" table:formula="of:=[$cor_valid.K7]/SUM([$cor_valid.$A7:$cor_valid.$AMJ7])" office:value-type="float" office:value="0" calcext:value-type="float">
            <text:p>0,00</text:p>
          </table:table-cell>
          <table:table-cell table:style-name="ce2" table:formula="of:=[$cor_valid.L7]/SUM([$cor_valid.$A7:$cor_valid.$AMJ7])" office:value-type="float" office:value="0" calcext:value-type="float">
            <text:p>0,00</text:p>
          </table:table-cell>
          <table:table-cell table:style-name="ce2" table:formula="of:=[$cor_valid.M7]/SUM([$cor_valid.$A7:$cor_valid.$AMJ7])" office:value-type="float" office:value="0" calcext:value-type="float">
            <text:p>0,00</text:p>
          </table:table-cell>
          <table:table-cell table:style-name="ce2" table:formula="of:=[$cor_valid.N7]/SUM([$cor_valid.$A7:$cor_valid.$AMJ7])" office:value-type="float" office:value="0" calcext:value-type="float">
            <text:p>0,00</text:p>
          </table:table-cell>
          <table:table-cell table:style-name="ce2" table:formula="of:=[$cor_valid.O7]/SUM([$cor_valid.$A7:$cor_valid.$AMJ7])" office:value-type="float" office:value="0.0769488901516338" calcext:value-type="float">
            <text:p>0,08</text:p>
          </table:table-cell>
          <table:table-cell table:style-name="ce2" table:formula="of:=[$cor_valid.P7]/SUM([$cor_valid.$A7:$cor_valid.$AMJ7])" office:value-type="float" office:value="0.0000536915153982792" calcext:value-type="float">
            <text:p>0,00</text:p>
          </table:table-cell>
          <table:table-cell table:style-name="ce2" table:formula="of:=[$cor_valid.Q7]/SUM([$cor_valid.$A7:$cor_valid.$AMJ7])" office:value-type="float" office:value="0.00237584955637385" calcext:value-type="float">
            <text:p>0,00</text:p>
          </table:table-cell>
          <table:table-cell table:style-name="ce2" table:formula="of:=[$cor_valid.R7]/SUM([$cor_valid.$A7:$cor_valid.$AMJ7])" office:value-type="float" office:value="0.00240940675349778" calcext:value-type="float">
            <text:p>0,00</text:p>
          </table:table-cell>
          <table:table-cell table:style-name="ce2" table:formula="of:=[$cor_valid.S7]/SUM([$cor_valid.$A7:$cor_valid.$AMJ7])" office:value-type="float" office:value="0.0171902335133491" calcext:value-type="float">
            <text:p>0,02</text:p>
          </table:table-cell>
          <table:table-cell table:style-name="ce2" table:formula="of:=[$cor_valid.T7]/SUM([$cor_valid.$A7:$cor_valid.$AMJ7])" office:value-type="float" office:value="0" calcext:value-type="float">
            <text:p>0,00</text:p>
          </table:table-cell>
          <table:table-cell table:style-name="ce2" table:formula="of:=[$cor_valid.U7]/SUM([$cor_valid.$A7:$cor_valid.$AMJ7])" office:value-type="float" office:value="0.00212752629765681" calcext:value-type="float">
            <text:p>0,00</text:p>
          </table:table-cell>
          <table:table-cell table:style-name="ce2" table:formula="of:=[$cor_valid.V7]/SUM([$cor_valid.$A7:$cor_valid.$AMJ7])" office:value-type="float" office:value="0" calcext:value-type="float">
            <text:p>0,00</text:p>
          </table:table-cell>
          <table:table-cell table:style-name="ce2" table:formula="of:=[$cor_valid.W7]/SUM([$cor_valid.$A7:$cor_valid.$AMJ7])" office:value-type="float" office:value="0" calcext:value-type="float">
            <text:p>0,00</text:p>
          </table:table-cell>
          <table:table-cell table:style-name="ce2" table:formula="of:=[$cor_valid.X7]/SUM([$cor_valid.$A7:$cor_valid.$AMJ7])" office:value-type="float" office:value="0" calcext:value-type="float">
            <text:p>0,00</text:p>
          </table:table-cell>
          <table:table-cell table:style-name="ce2" table:formula="of:=[$cor_valid.Y7]/SUM([$cor_valid.$A7:$cor_valid.$AMJ7])" office:value-type="float" office:value="0.00780316690454991" calcext:value-type="float">
            <text:p>0,01</text:p>
          </table:table-cell>
          <table:table-cell table:style-name="ce2" table:formula="of:=[$cor_valid.Z7]/SUM([$cor_valid.$A7:$cor_valid.$AMJ7])" office:value-type="float" office:value="0.0127875292506902" calcext:value-type="float">
            <text:p>0,01</text:p>
          </table:table-cell>
          <table:table-cell table:style-name="ce2" table:formula="of:=[$cor_valid.AA7]/SUM([$cor_valid.$A7:$cor_valid.$AMJ7])" office:value-type="float" office:value="0" calcext:value-type="float">
            <text:p>0,00</text:p>
          </table:table-cell>
          <table:table-cell table:style-name="ce2" table:formula="of:=[$cor_valid.AB7]/SUM([$cor_valid.$A7:$cor_valid.$AMJ7])" office:value-type="float" office:value="0" calcext:value-type="float">
            <text:p>0,00</text:p>
          </table:table-cell>
          <table:table-cell table:style-name="ce2" table:formula="of:=[$cor_valid.AC7]/SUM([$cor_valid.$A7:$cor_valid.$AMJ7])" office:value-type="float" office:value="0.000304251920590249" calcext:value-type="float">
            <text:p>0,00</text:p>
          </table:table-cell>
          <table:table-cell table:style-name="ce2" table:formula="of:=[$cor_valid.AD7]/SUM([$cor_valid.$A7:$cor_valid.$AMJ7])" office:value-type="float" office:value="0.00155929109302502" calcext:value-type="float">
            <text:p>0,00</text:p>
          </table:table-cell>
          <table:table-cell table:style-name="ce2" table:formula="of:=[$cor_valid.AE7]/SUM([$cor_valid.$A7:$cor_valid.$AMJ7])" office:value-type="float" office:value="0.00324162524217111" calcext:value-type="float">
            <text:p>0,00</text:p>
          </table:table-cell>
          <table:table-cell table:style-name="ce2" table:formula="of:=[$cor_valid.AF7]/SUM([$cor_valid.$A7:$cor_valid.$AMJ7])" office:value-type="float" office:value="0.068767645492821" calcext:value-type="float">
            <text:p>0,07</text:p>
          </table:table-cell>
          <table:table-cell table:style-name="ce2" table:formula="of:=[$cor_valid.AG7]/SUM([$cor_valid.$A7:$cor_valid.$AMJ7])" office:value-type="float" office:value="0" calcext:value-type="float">
            <text:p>0,00</text:p>
          </table:table-cell>
          <table:table-cell table:style-name="ce2" table:formula="of:=[$cor_valid.AH7]/SUM([$cor_valid.$A7:$cor_valid.$AMJ7])" office:value-type="float" office:value="0" calcext:value-type="float">
            <text:p>0,00</text:p>
          </table:table-cell>
          <table:table-cell table:style-name="ce2" table:formula="of:=[$cor_valid.AI7]/SUM([$cor_valid.$A7:$cor_valid.$AMJ7])" office:value-type="float" office:value="0" calcext:value-type="float">
            <text:p>0,00</text:p>
          </table:table-cell>
          <table:table-cell table:style-name="ce2" table:formula="of:=[$cor_valid.AJ7]/SUM([$cor_valid.$A7:$cor_valid.$AMJ7])" office:value-type="float" office:value="0" calcext:value-type="float">
            <text:p>0,00</text:p>
          </table:table-cell>
          <table:table-cell table:style-name="ce2" table:formula="of:=[$cor_valid.AK7]/SUM([$cor_valid.$A7:$cor_valid.$AMJ7])" office:value-type="float" office:value="0.000545863739882505" calcext:value-type="float">
            <text:p>0,00</text:p>
          </table:table-cell>
          <table:table-cell table:style-name="ce2" table:formula="of:=[$cor_valid.AL7]/SUM([$cor_valid.$A7:$cor_valid.$AMJ7])" office:value-type="float" office:value="0" calcext:value-type="float">
            <text:p>0,00</text:p>
          </table:table-cell>
          <table:table-cell table:style-name="ce2" table:formula="of:=[$cor_valid.AM7]/SUM([$cor_valid.$A7:$cor_valid.$AMJ7])" office:value-type="float" office:value="0" calcext:value-type="float">
            <text:p>0,00</text:p>
          </table:table-cell>
          <table:table-cell table:style-name="ce2" table:formula="of:=[$cor_valid.AN7]/SUM([$cor_valid.$A7:$cor_valid.$AMJ7])" office:value-type="float" office:value="0" calcext:value-type="float">
            <text:p>0,00</text:p>
          </table:table-cell>
          <table:table-cell table:style-name="ce2" table:formula="of:=[$cor_valid.AO7]/SUM([$cor_valid.$A7:$cor_valid.$AMJ7])" office:value-type="float" office:value="0" calcext:value-type="float">
            <text:p>0,00</text:p>
          </table:table-cell>
          <table:table-cell table:style-name="ce2" table:formula="of:=[$cor_valid.AP7]/SUM([$cor_valid.$A7:$cor_valid.$AMJ7])" office:value-type="float" office:value="0" calcext:value-type="float">
            <text:p>0,00</text:p>
          </table:table-cell>
          <table:table-cell table:style-name="ce2" table:formula="of:=[$cor_valid.AQ7]/SUM([$cor_valid.$A7:$cor_valid.$AMJ7])" office:value-type="float" office:value="0" calcext:value-type="float">
            <text:p>0,00</text:p>
          </table:table-cell>
          <table:table-cell table:style-name="ce2" table:formula="of:=[$cor_valid.AR7]/SUM([$cor_valid.$A7:$cor_valid.$AMJ7])" office:value-type="float" office:value="0" calcext:value-type="float">
            <text:p>0,00</text:p>
          </table:table-cell>
          <table:table-cell table:style-name="ce2" table:formula="of:=[$cor_valid.AS7]/SUM([$cor_valid.$A7:$cor_valid.$AMJ7])" office:value-type="float" office:value="0" calcext:value-type="float">
            <text:p>0,00</text:p>
          </table:table-cell>
          <table:table-cell table:style-name="ce2" table:formula="of:=[$cor_valid.AT7]/SUM([$cor_valid.$A7:$cor_valid.$AMJ7])" office:value-type="float" office:value="0" calcext:value-type="float">
            <text:p>0,00</text:p>
          </table:table-cell>
          <table:table-cell table:style-name="ce2" table:formula="of:=[$cor_valid.AU7]/SUM([$cor_valid.$A7:$cor_valid.$AMJ7])" office:value-type="float" office:value="0.00213871203003145" calcext:value-type="float">
            <text:p>0,00</text:p>
          </table:table-cell>
          <table:table-cell table:style-name="ce2" table:formula="of:=[$cor_valid.AV7]/SUM([$cor_valid.$A7:$cor_valid.$AMJ7])" office:value-type="float" office:value="0.0000089485858997132" calcext:value-type="float">
            <text:p>0,00</text:p>
          </table:table-cell>
          <table:table-cell table:style-name="ce2" table:formula="of:=[$cor_valid.AW7]/SUM([$cor_valid.$A7:$cor_valid.$AMJ7])" office:value-type="float" office:value="0.0000067114394247849" calcext:value-type="float">
            <text:p>0,00</text:p>
          </table:table-cell>
          <table:table-cell table:style-name="ce2" table:formula="of:=[$cor_valid.AX7]/SUM([$cor_valid.$A7:$cor_valid.$AMJ7])" office:value-type="float" office:value="0" calcext:value-type="float">
            <text:p>0,00</text:p>
          </table:table-cell>
          <table:table-cell table:style-name="ce2" table:formula="of:=[$cor_valid.AY7]/SUM([$cor_valid.$A7:$cor_valid.$AMJ7])" office:value-type="float" office:value="0" calcext:value-type="float">
            <text:p>0,00</text:p>
          </table:table-cell>
          <table:table-cell table:style-name="ce2" table:formula="of:=[$cor_valid.AZ7]/SUM([$cor_valid.$A7:$cor_valid.$AMJ7])" office:value-type="float" office:value="0.000642061038304422" calcext:value-type="float">
            <text:p>0,00</text:p>
          </table:table-cell>
          <table:table-cell table:style-name="ce2" table:formula="of:=[$cor_valid.BA7]/SUM([$cor_valid.$A7:$cor_valid.$AMJ7])" office:value-type="float" office:value="0" calcext:value-type="float">
            <text:p>0,00</text:p>
          </table:table-cell>
          <table:table-cell table:style-name="ce2" table:formula="of:=[$cor_valid.BB7]/SUM([$cor_valid.$A7:$cor_valid.$AMJ7])" office:value-type="float" office:value="0.00255482127436812" calcext:value-type="float">
            <text:p>0,00</text:p>
          </table:table-cell>
          <table:table-cell table:style-name="ce2" table:formula="of:=[$cor_valid.BC7]/SUM([$cor_valid.$A7:$cor_valid.$AMJ7])" office:value-type="float" office:value="0" calcext:value-type="float">
            <text:p>0,00</text:p>
          </table:table-cell>
          <table:table-cell table:style-name="ce2" table:formula="of:=[$cor_valid.BD7]/SUM([$cor_valid.$A7:$cor_valid.$AMJ7])" office:value-type="float" office:value="0.000217003208068045" calcext:value-type="float">
            <text:p>0,00</text:p>
          </table:table-cell>
          <table:table-cell table:style-name="ce2" table:formula="of:=[$cor_valid.BE7]/SUM([$cor_valid.$A7:$cor_valid.$AMJ7])" office:value-type="float" office:value="0.0619756687949387" calcext:value-type="float">
            <text:p>0,06</text:p>
          </table:table-cell>
          <table:table-cell table:style-name="ce2" table:formula="of:=[$cor_valid.BF7]/SUM([$cor_valid.$A7:$cor_valid.$AMJ7])" office:value-type="float" office:value="0" calcext:value-type="float">
            <text:p>0,00</text:p>
          </table:table-cell>
          <table:table-cell table:style-name="ce2" table:formula="of:=[$cor_valid.BG7]/SUM([$cor_valid.$A7:$cor_valid.$AMJ7])" office:value-type="float" office:value="0.0000738258336726339" calcext:value-type="float">
            <text:p>0,00</text:p>
          </table:table-cell>
          <table:table-cell table:style-name="ce2" table:formula="of:=[$cor_valid.BH7]/SUM([$cor_valid.$A7:$cor_valid.$AMJ7])" office:value-type="float" office:value="0" calcext:value-type="float">
            <text:p>0,00</text:p>
          </table:table-cell>
          <table:table-cell table:style-name="ce2" table:formula="of:=[$cor_valid.BI7]/SUM([$cor_valid.$A7:$cor_valid.$AMJ7])" office:value-type="float" office:value="0" calcext:value-type="float">
            <text:p>0,00</text:p>
          </table:table-cell>
          <table:table-cell table:style-name="ce2" table:formula="of:=[$cor_valid.BJ7]/SUM([$cor_valid.$A7:$cor_valid.$AMJ7])" office:value-type="float" office:value="0" calcext:value-type="float">
            <text:p>0,00</text:p>
          </table:table-cell>
          <table:table-cell table:style-name="ce2" table:formula="of:=[$cor_valid.BK7]/SUM([$cor_valid.$A7:$cor_valid.$AMJ7])" office:value-type="float" office:value="0.0000335571971239245" calcext:value-type="float">
            <text:p>0,00</text:p>
          </table:table-cell>
          <table:table-cell table:style-name="ce2" table:formula="of:=[$cor_valid.BL7]/SUM([$cor_valid.$A7:$cor_valid.$AMJ7])" office:value-type="float" office:value="0" calcext:value-type="float">
            <text:p>0,00</text:p>
          </table:table-cell>
          <table:table-cell table:style-name="ce2" table:formula="of:=[$cor_valid.BM7]/SUM([$cor_valid.$A7:$cor_valid.$AMJ7])" office:value-type="float" office:value="0.0000246086112242113" calcext:value-type="float">
            <text:p>0,00</text:p>
          </table:table-cell>
          <table:table-cell table:style-name="ce2" table:formula="of:=[$cor_valid.BN7]/SUM([$cor_valid.$A7:$cor_valid.$AMJ7])" office:value-type="float" office:value="0.00494409370959154" calcext:value-type="float">
            <text:p>0,00</text:p>
          </table:table-cell>
          <table:table-cell table:style-name="ce2" table:formula="of:=[$cor_valid.BO7]/SUM([$cor_valid.$A7:$cor_valid.$AMJ7])" office:value-type="float" office:value="0.0466691126134793" calcext:value-type="float">
            <text:p>0,05</text:p>
          </table:table-cell>
          <table:table-cell/>
          <table:table-cell table:formula="of:=[.BR7]/SUM([.BR$1:.BR$1048576])" office:value-type="float" office:value="0.00404178720311098" calcext:value-type="float">
            <text:p>0,004</text:p>
          </table:table-cell>
          <table:table-cell table:formula="of:=SUM([$cor_valid.$A7:$cor_valid.$AMJ7])" office:value-type="float" office:value="446998" calcext:value-type="float">
            <text:p>446998</text:p>
          </table:table-cell>
          <table:table-cell table:number-columns-repeated="95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$cor_valid.B8]/SUM([$cor_valid.$A8:$cor_valid.$AMJ8])" office:value-type="float" office:value="0" calcext:value-type="float">
            <text:p>0,00</text:p>
          </table:table-cell>
          <table:table-cell table:style-name="ce2" table:formula="of:=[$cor_valid.C8]/SUM([$cor_valid.$A8:$cor_valid.$AMJ8])" office:value-type="float" office:value="0" calcext:value-type="float">
            <text:p>0,00</text:p>
          </table:table-cell>
          <table:table-cell table:style-name="ce2" table:formula="of:=[$cor_valid.D8]/SUM([$cor_valid.$A8:$cor_valid.$AMJ8])" office:value-type="float" office:value="0.0150836722475271" calcext:value-type="float">
            <text:p>0,02</text:p>
          </table:table-cell>
          <table:table-cell table:style-name="ce2" table:formula="of:=[$cor_valid.E8]/SUM([$cor_valid.$A8:$cor_valid.$AMJ8])" office:value-type="float" office:value="0.420092317481873" calcext:value-type="float">
            <text:p>0,42</text:p>
          </table:table-cell>
          <table:table-cell table:style-name="ce2" table:formula="of:=[$cor_valid.F8]/SUM([$cor_valid.$A8:$cor_valid.$AMJ8])" office:value-type="float" office:value="0.0118065134547495" calcext:value-type="float">
            <text:p>0,01</text:p>
          </table:table-cell>
          <table:table-cell table:style-name="ce2" table:formula="of:=[$cor_valid.G8]/SUM([$cor_valid.$A8:$cor_valid.$AMJ8])" office:value-type="float" office:value="0.00877839433449992" calcext:value-type="float">
            <text:p>0,01</text:p>
          </table:table-cell>
          <table:table-cell table:style-name="ce2" table:formula="of:=[$cor_valid.H8]/SUM([$cor_valid.$A8:$cor_valid.$AMJ8])" office:value-type="float" office:value="0.0284840396064563" calcext:value-type="float">
            <text:p>0,03</text:p>
          </table:table-cell>
          <table:table-cell table:style-name="ce2" table:formula="of:=[$cor_valid.I8]/SUM([$cor_valid.$A8:$cor_valid.$AMJ8])" office:value-type="float" office:value="0.0000243957230231587" calcext:value-type="float">
            <text:p>0,00</text:p>
          </table:table-cell>
          <table:table-cell table:style-name="ce2" table:formula="of:=[$cor_valid.J8]/SUM([$cor_valid.$A8:$cor_valid.$AMJ8])" office:value-type="float" office:value="0" calcext:value-type="float">
            <text:p>0,00</text:p>
          </table:table-cell>
          <table:table-cell table:style-name="ce2" table:formula="of:=[$cor_valid.K8]/SUM([$cor_valid.$A8:$cor_valid.$AMJ8])" office:value-type="float" office:value="0" calcext:value-type="float">
            <text:p>0,00</text:p>
          </table:table-cell>
          <table:table-cell table:style-name="ce2" table:formula="of:=[$cor_valid.L8]/SUM([$cor_valid.$A8:$cor_valid.$AMJ8])" office:value-type="float" office:value="0" calcext:value-type="float">
            <text:p>0,00</text:p>
          </table:table-cell>
          <table:table-cell table:style-name="ce2" table:formula="of:=[$cor_valid.M8]/SUM([$cor_valid.$A8:$cor_valid.$AMJ8])" office:value-type="float" office:value="0" calcext:value-type="float">
            <text:p>0,00</text:p>
          </table:table-cell>
          <table:table-cell table:style-name="ce2" table:formula="of:=[$cor_valid.N8]/SUM([$cor_valid.$A8:$cor_valid.$AMJ8])" office:value-type="float" office:value="0" calcext:value-type="float">
            <text:p>0,00</text:p>
          </table:table-cell>
          <table:table-cell table:style-name="ce2" table:formula="of:=[$cor_valid.O8]/SUM([$cor_valid.$A8:$cor_valid.$AMJ8])" office:value-type="float" office:value="0.0108042558338814" calcext:value-type="float">
            <text:p>0,01</text:p>
          </table:table-cell>
          <table:table-cell table:style-name="ce2" table:formula="of:=[$cor_valid.P8]/SUM([$cor_valid.$A8:$cor_valid.$AMJ8])" office:value-type="float" office:value="0" calcext:value-type="float">
            <text:p>0,00</text:p>
          </table:table-cell>
          <table:table-cell table:style-name="ce2" table:formula="of:=[$cor_valid.Q8]/SUM([$cor_valid.$A8:$cor_valid.$AMJ8])" office:value-type="float" office:value="0.00784119197502691" calcext:value-type="float">
            <text:p>0,01</text:p>
          </table:table-cell>
          <table:table-cell table:style-name="ce2" table:formula="of:=[$cor_valid.R8]/SUM([$cor_valid.$A8:$cor_valid.$AMJ8])" office:value-type="float" office:value="0.00494826581986401" calcext:value-type="float">
            <text:p>0,00</text:p>
          </table:table-cell>
          <table:table-cell table:style-name="ce2" table:formula="of:=[$cor_valid.S8]/SUM([$cor_valid.$A8:$cor_valid.$AMJ8])" office:value-type="float" office:value="0.149224571778824" calcext:value-type="float">
            <text:p>0,15</text:p>
          </table:table-cell>
          <table:table-cell table:style-name="ce2" table:formula="of:=[$cor_valid.T8]/SUM([$cor_valid.$A8:$cor_valid.$AMJ8])" office:value-type="float" office:value="0" calcext:value-type="float">
            <text:p>0,00</text:p>
          </table:table-cell>
          <table:table-cell table:style-name="ce2" table:formula="of:=[$cor_valid.U8]/SUM([$cor_valid.$A8:$cor_valid.$AMJ8])" office:value-type="float" office:value="0.00703816609218127" calcext:value-type="float">
            <text:p>0,01</text:p>
          </table:table-cell>
          <table:table-cell table:style-name="ce2" table:formula="of:=[$cor_valid.V8]/SUM([$cor_valid.$A8:$cor_valid.$AMJ8])" office:value-type="float" office:value="0" calcext:value-type="float">
            <text:p>0,00</text:p>
          </table:table-cell>
          <table:table-cell table:style-name="ce2" table:formula="of:=[$cor_valid.W8]/SUM([$cor_valid.$A8:$cor_valid.$AMJ8])" office:value-type="float" office:value="0" calcext:value-type="float">
            <text:p>0,00</text:p>
          </table:table-cell>
          <table:table-cell table:style-name="ce2" table:formula="of:=[$cor_valid.X8]/SUM([$cor_valid.$A8:$cor_valid.$AMJ8])" office:value-type="float" office:value="0" calcext:value-type="float">
            <text:p>0,00</text:p>
          </table:table-cell>
          <table:table-cell table:style-name="ce2" table:formula="of:=[$cor_valid.Y8]/SUM([$cor_valid.$A8:$cor_valid.$AMJ8])" office:value-type="float" office:value="0.0000711541921508794" calcext:value-type="float">
            <text:p>0,00</text:p>
          </table:table-cell>
          <table:table-cell table:style-name="ce2" table:formula="of:=[$cor_valid.Z8]/SUM([$cor_valid.$A8:$cor_valid.$AMJ8])" office:value-type="float" office:value="0.0000792860998252656" calcext:value-type="float">
            <text:p>0,00</text:p>
          </table:table-cell>
          <table:table-cell table:style-name="ce2" table:formula="of:=[$cor_valid.AA8]/SUM([$cor_valid.$A8:$cor_valid.$AMJ8])" office:value-type="float" office:value="0.000289699210900009" calcext:value-type="float">
            <text:p>0,00</text:p>
          </table:table-cell>
          <table:table-cell table:style-name="ce2" table:formula="of:=[$cor_valid.AB8]/SUM([$cor_valid.$A8:$cor_valid.$AMJ8])" office:value-type="float" office:value="0" calcext:value-type="float">
            <text:p>0,00</text:p>
          </table:table-cell>
          <table:table-cell table:style-name="ce2" table:formula="of:=[$cor_valid.AC8]/SUM([$cor_valid.$A8:$cor_valid.$AMJ8])" office:value-type="float" office:value="0.00111508783985021" calcext:value-type="float">
            <text:p>0,00</text:p>
          </table:table-cell>
          <table:table-cell table:style-name="ce2" table:formula="of:=[$cor_valid.AD8]/SUM([$cor_valid.$A8:$cor_valid.$AMJ8])" office:value-type="float" office:value="0.00122893454729162" calcext:value-type="float">
            <text:p>0,00</text:p>
          </table:table-cell>
          <table:table-cell table:style-name="ce2" table:formula="of:=[$cor_valid.AE8]/SUM([$cor_valid.$A8:$cor_valid.$AMJ8])" office:value-type="float" office:value="0.00176564045380111" calcext:value-type="float">
            <text:p>0,00</text:p>
          </table:table-cell>
          <table:table-cell table:style-name="ce2" table:formula="of:=[$cor_valid.AF8]/SUM([$cor_valid.$A8:$cor_valid.$AMJ8])" office:value-type="float" office:value="0.241351970310405" calcext:value-type="float">
            <text:p>0,24</text:p>
          </table:table-cell>
          <table:table-cell table:style-name="ce2" table:formula="of:=[$cor_valid.AG8]/SUM([$cor_valid.$A8:$cor_valid.$AMJ8])" office:value-type="float" office:value="0" calcext:value-type="float">
            <text:p>0,00</text:p>
          </table:table-cell>
          <table:table-cell table:style-name="ce2" table:formula="of:=[$cor_valid.AH8]/SUM([$cor_valid.$A8:$cor_valid.$AMJ8])" office:value-type="float" office:value="0" calcext:value-type="float">
            <text:p>0,00</text:p>
          </table:table-cell>
          <table:table-cell table:style-name="ce2" table:formula="of:=[$cor_valid.AI8]/SUM([$cor_valid.$A8:$cor_valid.$AMJ8])" office:value-type="float" office:value="0" calcext:value-type="float">
            <text:p>0,00</text:p>
          </table:table-cell>
          <table:table-cell table:style-name="ce2" table:formula="of:=[$cor_valid.AJ8]/SUM([$cor_valid.$A8:$cor_valid.$AMJ8])" office:value-type="float" office:value="0" calcext:value-type="float">
            <text:p>0,00</text:p>
          </table:table-cell>
          <table:table-cell table:style-name="ce2" table:formula="of:=[$cor_valid.AK8]/SUM([$cor_valid.$A8:$cor_valid.$AMJ8])" office:value-type="float" office:value="0.000846734886595465" calcext:value-type="float">
            <text:p>0,00</text:p>
          </table:table-cell>
          <table:table-cell table:style-name="ce2" table:formula="of:=[$cor_valid.AL8]/SUM([$cor_valid.$A8:$cor_valid.$AMJ8])" office:value-type="float" office:value="0" calcext:value-type="float">
            <text:p>0,00</text:p>
          </table:table-cell>
          <table:table-cell table:style-name="ce2" table:formula="of:=[$cor_valid.AM8]/SUM([$cor_valid.$A8:$cor_valid.$AMJ8])" office:value-type="float" office:value="0" calcext:value-type="float">
            <text:p>0,00</text:p>
          </table:table-cell>
          <table:table-cell table:style-name="ce2" table:formula="of:=[$cor_valid.AN8]/SUM([$cor_valid.$A8:$cor_valid.$AMJ8])" office:value-type="float" office:value="0" calcext:value-type="float">
            <text:p>0,00</text:p>
          </table:table-cell>
          <table:table-cell table:style-name="ce2" table:formula="of:=[$cor_valid.AO8]/SUM([$cor_valid.$A8:$cor_valid.$AMJ8])" office:value-type="float" office:value="0" calcext:value-type="float">
            <text:p>0,00</text:p>
          </table:table-cell>
          <table:table-cell table:style-name="ce2" table:formula="of:=[$cor_valid.AP8]/SUM([$cor_valid.$A8:$cor_valid.$AMJ8])" office:value-type="float" office:value="0" calcext:value-type="float">
            <text:p>0,00</text:p>
          </table:table-cell>
          <table:table-cell table:style-name="ce2" table:formula="of:=[$cor_valid.AQ8]/SUM([$cor_valid.$A8:$cor_valid.$AMJ8])" office:value-type="float" office:value="0" calcext:value-type="float">
            <text:p>0,00</text:p>
          </table:table-cell>
          <table:table-cell table:style-name="ce2" table:formula="of:=[$cor_valid.AR8]/SUM([$cor_valid.$A8:$cor_valid.$AMJ8])" office:value-type="float" office:value="0" calcext:value-type="float">
            <text:p>0,00</text:p>
          </table:table-cell>
          <table:table-cell table:style-name="ce2" table:formula="of:=[$cor_valid.AS8]/SUM([$cor_valid.$A8:$cor_valid.$AMJ8])" office:value-type="float" office:value="0" calcext:value-type="float">
            <text:p>0,00</text:p>
          </table:table-cell>
          <table:table-cell table:style-name="ce2" table:formula="of:=[$cor_valid.AT8]/SUM([$cor_valid.$A8:$cor_valid.$AMJ8])" office:value-type="float" office:value="0" calcext:value-type="float">
            <text:p>0,00</text:p>
          </table:table-cell>
          <table:table-cell table:style-name="ce2" table:formula="of:=[$cor_valid.AU8]/SUM([$cor_valid.$A8:$cor_valid.$AMJ8])" office:value-type="float" office:value="0.0047805452240798" calcext:value-type="float">
            <text:p>0,00</text:p>
          </table:table-cell>
          <table:table-cell table:style-name="ce2" table:formula="of:=[$cor_valid.AV8]/SUM([$cor_valid.$A8:$cor_valid.$AMJ8])" office:value-type="float" office:value="0.0000233792345638604" calcext:value-type="float">
            <text:p>0,00</text:p>
          </table:table-cell>
          <table:table-cell table:style-name="ce2" table:formula="of:=[$cor_valid.AW8]/SUM([$cor_valid.$A8:$cor_valid.$AMJ8])" office:value-type="float" office:value="0.0000091483961336845" calcext:value-type="float">
            <text:p>0,00</text:p>
          </table:table-cell>
          <table:table-cell table:style-name="ce2" table:formula="of:=[$cor_valid.AX8]/SUM([$cor_valid.$A8:$cor_valid.$AMJ8])" office:value-type="float" office:value="0.0000609893075578966" calcext:value-type="float">
            <text:p>0,00</text:p>
          </table:table-cell>
          <table:table-cell table:style-name="ce2" table:formula="of:=[$cor_valid.AY8]/SUM([$cor_valid.$A8:$cor_valid.$AMJ8])" office:value-type="float" office:value="0" calcext:value-type="float">
            <text:p>0,00</text:p>
          </table:table-cell>
          <table:table-cell table:style-name="ce2" table:formula="of:=[$cor_valid.AZ8]/SUM([$cor_valid.$A8:$cor_valid.$AMJ8])" office:value-type="float" office:value="0.00167517298092356" calcext:value-type="float">
            <text:p>0,00</text:p>
          </table:table-cell>
          <table:table-cell table:style-name="ce2" table:formula="of:=[$cor_valid.BA8]/SUM([$cor_valid.$A8:$cor_valid.$AMJ8])" office:value-type="float" office:value="0" calcext:value-type="float">
            <text:p>0,00</text:p>
          </table:table-cell>
          <table:table-cell table:style-name="ce2" table:formula="of:=[$cor_valid.BB8]/SUM([$cor_valid.$A8:$cor_valid.$AMJ8])" office:value-type="float" office:value="0.00220781293359586" calcext:value-type="float">
            <text:p>0,00</text:p>
          </table:table-cell>
          <table:table-cell table:style-name="ce2" table:formula="of:=[$cor_valid.BC8]/SUM([$cor_valid.$A8:$cor_valid.$AMJ8])" office:value-type="float" office:value="0" calcext:value-type="float">
            <text:p>0,00</text:p>
          </table:table-cell>
          <table:table-cell table:style-name="ce2" table:formula="of:=[$cor_valid.BD8]/SUM([$cor_valid.$A8:$cor_valid.$AMJ8])" office:value-type="float" office:value="0.000884344959589501" calcext:value-type="float">
            <text:p>0,00</text:p>
          </table:table-cell>
          <table:table-cell table:style-name="ce2" table:formula="of:=[$cor_valid.BE8]/SUM([$cor_valid.$A8:$cor_valid.$AMJ8])" office:value-type="float" office:value="0.039599340908883" calcext:value-type="float">
            <text:p>0,04</text:p>
          </table:table-cell>
          <table:table-cell table:style-name="ce2" table:formula="of:=[$cor_valid.BF8]/SUM([$cor_valid.$A8:$cor_valid.$AMJ8])" office:value-type="float" office:value="0" calcext:value-type="float">
            <text:p>0,00</text:p>
          </table:table-cell>
          <table:table-cell table:style-name="ce2" table:formula="of:=[$cor_valid.BG8]/SUM([$cor_valid.$A8:$cor_valid.$AMJ8])" office:value-type="float" office:value="0.000073187169069476" calcext:value-type="float">
            <text:p>0,00</text:p>
          </table:table-cell>
          <table:table-cell table:style-name="ce2" table:formula="of:=[$cor_valid.BH8]/SUM([$cor_valid.$A8:$cor_valid.$AMJ8])" office:value-type="float" office:value="0" calcext:value-type="float">
            <text:p>0,00</text:p>
          </table:table-cell>
          <table:table-cell table:style-name="ce2" table:formula="of:=[$cor_valid.BI8]/SUM([$cor_valid.$A8:$cor_valid.$AMJ8])" office:value-type="float" office:value="0" calcext:value-type="float">
            <text:p>0,00</text:p>
          </table:table-cell>
          <table:table-cell table:style-name="ce2" table:formula="of:=[$cor_valid.BJ8]/SUM([$cor_valid.$A8:$cor_valid.$AMJ8])" office:value-type="float" office:value="0" calcext:value-type="float">
            <text:p>0,00</text:p>
          </table:table-cell>
          <table:table-cell table:style-name="ce2" table:formula="of:=[$cor_valid.BK8]/SUM([$cor_valid.$A8:$cor_valid.$AMJ8])" office:value-type="float" office:value="0.000105714799767021" calcext:value-type="float">
            <text:p>0,00</text:p>
          </table:table-cell>
          <table:table-cell table:style-name="ce2" table:formula="of:=[$cor_valid.BL8]/SUM([$cor_valid.$A8:$cor_valid.$AMJ8])" office:value-type="float" office:value="0" calcext:value-type="float">
            <text:p>0,00</text:p>
          </table:table-cell>
          <table:table-cell table:style-name="ce2" table:formula="of:=[$cor_valid.BM8]/SUM([$cor_valid.$A8:$cor_valid.$AMJ8])" office:value-type="float" office:value="0.000185000899592286" calcext:value-type="float">
            <text:p>0,00</text:p>
          </table:table-cell>
          <table:table-cell table:style-name="ce2" table:formula="of:=[$cor_valid.BN8]/SUM([$cor_valid.$A8:$cor_valid.$AMJ8])" office:value-type="float" office:value="0.000125028080493688" calcext:value-type="float">
            <text:p>0,00</text:p>
          </table:table-cell>
          <table:table-cell table:style-name="ce2" table:formula="of:=[$cor_valid.BO8]/SUM([$cor_valid.$A8:$cor_valid.$AMJ8])" office:value-type="float" office:value="0.0393899442862675" calcext:value-type="float">
            <text:p>0,04</text:p>
          </table:table-cell>
          <table:table-cell/>
          <table:table-cell table:formula="of:=[.BR8]/SUM([.BR$1:.BR$1048576])" office:value-type="float" office:value="0.0088953985764798" calcext:value-type="float">
            <text:p>0,009</text:p>
          </table:table-cell>
          <table:table-cell table:formula="of:=SUM([$cor_valid.$A8:$cor_valid.$AMJ8])" office:value-type="float" office:value="983779" calcext:value-type="float">
            <text:p>983779</text:p>
          </table:table-cell>
          <table:table-cell table:number-columns-repeated="95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$cor_valid.B9]/SUM([$cor_valid.$A9:$cor_valid.$AMJ9])" office:value-type="float" office:value="0" calcext:value-type="float">
            <text:p>0,00</text:p>
          </table:table-cell>
          <table:table-cell table:style-name="ce2" table:formula="of:=[$cor_valid.C9]/SUM([$cor_valid.$A9:$cor_valid.$AMJ9])" office:value-type="float" office:value="0" calcext:value-type="float">
            <text:p>0,00</text:p>
          </table:table-cell>
          <table:table-cell table:style-name="ce2" table:formula="of:=[$cor_valid.D9]/SUM([$cor_valid.$A9:$cor_valid.$AMJ9])" office:value-type="float" office:value="0.0535379267653921" calcext:value-type="float">
            <text:p>0,05</text:p>
          </table:table-cell>
          <table:table-cell table:style-name="ce2" table:formula="of:=[$cor_valid.E9]/SUM([$cor_valid.$A9:$cor_valid.$AMJ9])" office:value-type="float" office:value="0.00125232131803247" calcext:value-type="float">
            <text:p>0,00</text:p>
          </table:table-cell>
          <table:table-cell table:style-name="ce2" table:formula="of:=[$cor_valid.F9]/SUM([$cor_valid.$A9:$cor_valid.$AMJ9])" office:value-type="float" office:value="0.00178801009475739" calcext:value-type="float">
            <text:p>0,00</text:p>
          </table:table-cell>
          <table:table-cell table:style-name="ce2" table:formula="of:=[$cor_valid.G9]/SUM([$cor_valid.$A9:$cor_valid.$AMJ9])" office:value-type="float" office:value="0.0000047616780153326" calcext:value-type="float">
            <text:p>0,00</text:p>
          </table:table-cell>
          <table:table-cell table:style-name="ce2" table:formula="of:=[$cor_valid.H9]/SUM([$cor_valid.$A9:$cor_valid.$AMJ9])" office:value-type="float" office:value="0.00000714251702299891" calcext:value-type="float">
            <text:p>0,00</text:p>
          </table:table-cell>
          <table:table-cell table:style-name="ce2" table:formula="of:=[$cor_valid.I9]/SUM([$cor_valid.$A9:$cor_valid.$AMJ9])" office:value-type="float" office:value="0.00322127517737251" calcext:value-type="float">
            <text:p>0,00</text:p>
          </table:table-cell>
          <table:table-cell table:style-name="ce2" table:formula="of:=[$cor_valid.J9]/SUM([$cor_valid.$A9:$cor_valid.$AMJ9])" office:value-type="float" office:value="0" calcext:value-type="float">
            <text:p>0,00</text:p>
          </table:table-cell>
          <table:table-cell table:style-name="ce2" table:formula="of:=[$cor_valid.K9]/SUM([$cor_valid.$A9:$cor_valid.$AMJ9])" office:value-type="float" office:value="0" calcext:value-type="float">
            <text:p>0,00</text:p>
          </table:table-cell>
          <table:table-cell table:style-name="ce2" table:formula="of:=[$cor_valid.L9]/SUM([$cor_valid.$A9:$cor_valid.$AMJ9])" office:value-type="float" office:value="0" calcext:value-type="float">
            <text:p>0,00</text:p>
          </table:table-cell>
          <table:table-cell table:style-name="ce2" table:formula="of:=[$cor_valid.M9]/SUM([$cor_valid.$A9:$cor_valid.$AMJ9])" office:value-type="float" office:value="0" calcext:value-type="float">
            <text:p>0,00</text:p>
          </table:table-cell>
          <table:table-cell table:style-name="ce2" table:formula="of:=[$cor_valid.N9]/SUM([$cor_valid.$A9:$cor_valid.$AMJ9])" office:value-type="float" office:value="0" calcext:value-type="float">
            <text:p>0,00</text:p>
          </table:table-cell>
          <table:table-cell table:style-name="ce2" table:formula="of:=[$cor_valid.O9]/SUM([$cor_valid.$A9:$cor_valid.$AMJ9])" office:value-type="float" office:value="0.824667872958431" calcext:value-type="float">
            <text:p>0,82</text:p>
          </table:table-cell>
          <table:table-cell table:style-name="ce2" table:formula="of:=[$cor_valid.P9]/SUM([$cor_valid.$A9:$cor_valid.$AMJ9])" office:value-type="float" office:value="0.000140469501452312" calcext:value-type="float">
            <text:p>0,00</text:p>
          </table:table-cell>
          <table:table-cell table:style-name="ce2" table:formula="of:=[$cor_valid.Q9]/SUM([$cor_valid.$A9:$cor_valid.$AMJ9])" office:value-type="float" office:value="0.0186229227179658" calcext:value-type="float">
            <text:p>0,02</text:p>
          </table:table-cell>
          <table:table-cell table:style-name="ce2" table:formula="of:=[$cor_valid.R9]/SUM([$cor_valid.$A9:$cor_valid.$AMJ9])" office:value-type="float" office:value="0.000121422789390981" calcext:value-type="float">
            <text:p>0,00</text:p>
          </table:table-cell>
          <table:table-cell table:style-name="ce2" table:formula="of:=[$cor_valid.S9]/SUM([$cor_valid.$A9:$cor_valid.$AMJ9])" office:value-type="float" office:value="0.00211894671682301" calcext:value-type="float">
            <text:p>0,00</text:p>
          </table:table-cell>
          <table:table-cell table:style-name="ce2" table:formula="of:=[$cor_valid.T9]/SUM([$cor_valid.$A9:$cor_valid.$AMJ9])" office:value-type="float" office:value="0" calcext:value-type="float">
            <text:p>0,00</text:p>
          </table:table-cell>
          <table:table-cell table:style-name="ce2" table:formula="of:=[$cor_valid.U9]/SUM([$cor_valid.$A9:$cor_valid.$AMJ9])" office:value-type="float" office:value="0.00356649683348412" calcext:value-type="float">
            <text:p>0,00</text:p>
          </table:table-cell>
          <table:table-cell table:style-name="ce2" table:formula="of:=[$cor_valid.V9]/SUM([$cor_valid.$A9:$cor_valid.$AMJ9])" office:value-type="float" office:value="0" calcext:value-type="float">
            <text:p>0,00</text:p>
          </table:table-cell>
          <table:table-cell table:style-name="ce2" table:formula="of:=[$cor_valid.W9]/SUM([$cor_valid.$A9:$cor_valid.$AMJ9])" office:value-type="float" office:value="0" calcext:value-type="float">
            <text:p>0,00</text:p>
          </table:table-cell>
          <table:table-cell table:style-name="ce2" table:formula="of:=[$cor_valid.X9]/SUM([$cor_valid.$A9:$cor_valid.$AMJ9])" office:value-type="float" office:value="0" calcext:value-type="float">
            <text:p>0,00</text:p>
          </table:table-cell>
          <table:table-cell table:style-name="ce2" table:formula="of:=[$cor_valid.Y9]/SUM([$cor_valid.$A9:$cor_valid.$AMJ9])" office:value-type="float" office:value="0.015289748107233" calcext:value-type="float">
            <text:p>0,02</text:p>
          </table:table-cell>
          <table:table-cell table:style-name="ce2" table:formula="of:=[$cor_valid.Z9]/SUM([$cor_valid.$A9:$cor_valid.$AMJ9])" office:value-type="float" office:value="0.0211489929050998" calcext:value-type="float">
            <text:p>0,02</text:p>
          </table:table-cell>
          <table:table-cell table:style-name="ce2" table:formula="of:=[$cor_valid.AA9]/SUM([$cor_valid.$A9:$cor_valid.$AMJ9])" office:value-type="float" office:value="0" calcext:value-type="float">
            <text:p>0,00</text:p>
          </table:table-cell>
          <table:table-cell table:style-name="ce2" table:formula="of:=[$cor_valid.AB9]/SUM([$cor_valid.$A9:$cor_valid.$AMJ9])" office:value-type="float" office:value="0" calcext:value-type="float">
            <text:p>0,00</text:p>
          </table:table-cell>
          <table:table-cell table:style-name="ce2" table:formula="of:=[$cor_valid.AC9]/SUM([$cor_valid.$A9:$cor_valid.$AMJ9])" office:value-type="float" office:value="0" calcext:value-type="float">
            <text:p>0,00</text:p>
          </table:table-cell>
          <table:table-cell table:style-name="ce2" table:formula="of:=[$cor_valid.AD9]/SUM([$cor_valid.$A9:$cor_valid.$AMJ9])" office:value-type="float" office:value="0.00105233084138851" calcext:value-type="float">
            <text:p>0,00</text:p>
          </table:table-cell>
          <table:table-cell table:style-name="ce2" table:formula="of:=[$cor_valid.AE9]/SUM([$cor_valid.$A9:$cor_valid.$AMJ9])" office:value-type="float" office:value="0.0015404028379601" calcext:value-type="float">
            <text:p>0,00</text:p>
          </table:table-cell>
          <table:table-cell table:style-name="ce2" table:formula="of:=[$cor_valid.AF9]/SUM([$cor_valid.$A9:$cor_valid.$AMJ9])" office:value-type="float" office:value="0.00368553878386743" calcext:value-type="float">
            <text:p>0,00</text:p>
          </table:table-cell>
          <table:table-cell table:style-name="ce2" table:formula="of:=[$cor_valid.AG9]/SUM([$cor_valid.$A9:$cor_valid.$AMJ9])" office:value-type="float" office:value="0" calcext:value-type="float">
            <text:p>0,00</text:p>
          </table:table-cell>
          <table:table-cell table:style-name="ce2" table:formula="of:=[$cor_valid.AH9]/SUM([$cor_valid.$A9:$cor_valid.$AMJ9])" office:value-type="float" office:value="0" calcext:value-type="float">
            <text:p>0,00</text:p>
          </table:table-cell>
          <table:table-cell table:style-name="ce2" table:formula="of:=[$cor_valid.AI9]/SUM([$cor_valid.$A9:$cor_valid.$AMJ9])" office:value-type="float" office:value="0" calcext:value-type="float">
            <text:p>0,00</text:p>
          </table:table-cell>
          <table:table-cell table:style-name="ce2" table:formula="of:=[$cor_valid.AJ9]/SUM([$cor_valid.$A9:$cor_valid.$AMJ9])" office:value-type="float" office:value="0" calcext:value-type="float">
            <text:p>0,00</text:p>
          </table:table-cell>
          <table:table-cell table:style-name="ce2" table:formula="of:=[$cor_valid.AK9]/SUM([$cor_valid.$A9:$cor_valid.$AMJ9])" office:value-type="float" office:value="0" calcext:value-type="float">
            <text:p>0,00</text:p>
          </table:table-cell>
          <table:table-cell table:style-name="ce2" table:formula="of:=[$cor_valid.AL9]/SUM([$cor_valid.$A9:$cor_valid.$AMJ9])" office:value-type="float" office:value="0" calcext:value-type="float">
            <text:p>0,00</text:p>
          </table:table-cell>
          <table:table-cell table:style-name="ce2" table:formula="of:=[$cor_valid.AM9]/SUM([$cor_valid.$A9:$cor_valid.$AMJ9])" office:value-type="float" office:value="0" calcext:value-type="float">
            <text:p>0,00</text:p>
          </table:table-cell>
          <table:table-cell table:style-name="ce2" table:formula="of:=[$cor_valid.AN9]/SUM([$cor_valid.$A9:$cor_valid.$AMJ9])" office:value-type="float" office:value="0" calcext:value-type="float">
            <text:p>0,00</text:p>
          </table:table-cell>
          <table:table-cell table:style-name="ce2" table:formula="of:=[$cor_valid.AO9]/SUM([$cor_valid.$A9:$cor_valid.$AMJ9])" office:value-type="float" office:value="0" calcext:value-type="float">
            <text:p>0,00</text:p>
          </table:table-cell>
          <table:table-cell table:style-name="ce2" table:formula="of:=[$cor_valid.AP9]/SUM([$cor_valid.$A9:$cor_valid.$AMJ9])" office:value-type="float" office:value="0" calcext:value-type="float">
            <text:p>0,00</text:p>
          </table:table-cell>
          <table:table-cell table:style-name="ce2" table:formula="of:=[$cor_valid.AQ9]/SUM([$cor_valid.$A9:$cor_valid.$AMJ9])" office:value-type="float" office:value="0" calcext:value-type="float">
            <text:p>0,00</text:p>
          </table:table-cell>
          <table:table-cell table:style-name="ce2" table:formula="of:=[$cor_valid.AR9]/SUM([$cor_valid.$A9:$cor_valid.$AMJ9])" office:value-type="float" office:value="0" calcext:value-type="float">
            <text:p>0,00</text:p>
          </table:table-cell>
          <table:table-cell table:style-name="ce2" table:formula="of:=[$cor_valid.AS9]/SUM([$cor_valid.$A9:$cor_valid.$AMJ9])" office:value-type="float" office:value="0" calcext:value-type="float">
            <text:p>0,00</text:p>
          </table:table-cell>
          <table:table-cell table:style-name="ce2" table:formula="of:=[$cor_valid.AT9]/SUM([$cor_valid.$A9:$cor_valid.$AMJ9])" office:value-type="float" office:value="0" calcext:value-type="float">
            <text:p>0,00</text:p>
          </table:table-cell>
          <table:table-cell table:style-name="ce2" table:formula="of:=[$cor_valid.AU9]/SUM([$cor_valid.$A9:$cor_valid.$AMJ9])" office:value-type="float" office:value="0.000888052949859531" calcext:value-type="float">
            <text:p>0,00</text:p>
          </table:table-cell>
          <table:table-cell table:style-name="ce2" table:formula="of:=[$cor_valid.AV9]/SUM([$cor_valid.$A9:$cor_valid.$AMJ9])" office:value-type="float" office:value="0" calcext:value-type="float">
            <text:p>0,00</text:p>
          </table:table-cell>
          <table:table-cell table:style-name="ce2" table:formula="of:=[$cor_valid.AW9]/SUM([$cor_valid.$A9:$cor_valid.$AMJ9])" office:value-type="float" office:value="0" calcext:value-type="float">
            <text:p>0,00</text:p>
          </table:table-cell>
          <table:table-cell table:style-name="ce2" table:formula="of:=[$cor_valid.AX9]/SUM([$cor_valid.$A9:$cor_valid.$AMJ9])" office:value-type="float" office:value="0" calcext:value-type="float">
            <text:p>0,00</text:p>
          </table:table-cell>
          <table:table-cell table:style-name="ce2" table:formula="of:=[$cor_valid.AY9]/SUM([$cor_valid.$A9:$cor_valid.$AMJ9])" office:value-type="float" office:value="0" calcext:value-type="float">
            <text:p>0,00</text:p>
          </table:table-cell>
          <table:table-cell table:style-name="ce2" table:formula="of:=[$cor_valid.AZ9]/SUM([$cor_valid.$A9:$cor_valid.$AMJ9])" office:value-type="float" office:value="0.0000023808390076663" calcext:value-type="float">
            <text:p>0,00</text:p>
          </table:table-cell>
          <table:table-cell table:style-name="ce2" table:formula="of:=[$cor_valid.BA9]/SUM([$cor_valid.$A9:$cor_valid.$AMJ9])" office:value-type="float" office:value="0" calcext:value-type="float">
            <text:p>0,00</text:p>
          </table:table-cell>
          <table:table-cell table:style-name="ce2" table:formula="of:=[$cor_valid.BB9]/SUM([$cor_valid.$A9:$cor_valid.$AMJ9])" office:value-type="float" office:value="0.00294509785248321" calcext:value-type="float">
            <text:p>0,00</text:p>
          </table:table-cell>
          <table:table-cell table:style-name="ce2" table:formula="of:=[$cor_valid.BC9]/SUM([$cor_valid.$A9:$cor_valid.$AMJ9])" office:value-type="float" office:value="0" calcext:value-type="float">
            <text:p>0,00</text:p>
          </table:table-cell>
          <table:table-cell table:style-name="ce2" table:formula="of:=[$cor_valid.BD9]/SUM([$cor_valid.$A9:$cor_valid.$AMJ9])" office:value-type="float" office:value="0.0000047616780153326" calcext:value-type="float">
            <text:p>0,00</text:p>
          </table:table-cell>
          <table:table-cell table:style-name="ce2" table:formula="of:=[$cor_valid.BE9]/SUM([$cor_valid.$A9:$cor_valid.$AMJ9])" office:value-type="float" office:value="0.00979477167753916" calcext:value-type="float">
            <text:p>0,01</text:p>
          </table:table-cell>
          <table:table-cell table:style-name="ce2" table:formula="of:=[$cor_valid.BF9]/SUM([$cor_valid.$A9:$cor_valid.$AMJ9])" office:value-type="float" office:value="0" calcext:value-type="float">
            <text:p>0,00</text:p>
          </table:table-cell>
          <table:table-cell table:style-name="ce2" table:formula="of:=[$cor_valid.BG9]/SUM([$cor_valid.$A9:$cor_valid.$AMJ9])" office:value-type="float" office:value="0.000445216894433598" calcext:value-type="float">
            <text:p>0,00</text:p>
          </table:table-cell>
          <table:table-cell table:style-name="ce2" table:formula="of:=[$cor_valid.BH9]/SUM([$cor_valid.$A9:$cor_valid.$AMJ9])" office:value-type="float" office:value="0" calcext:value-type="float">
            <text:p>0,00</text:p>
          </table:table-cell>
          <table:table-cell table:style-name="ce2" table:formula="of:=[$cor_valid.BI9]/SUM([$cor_valid.$A9:$cor_valid.$AMJ9])" office:value-type="float" office:value="0" calcext:value-type="float">
            <text:p>0,00</text:p>
          </table:table-cell>
          <table:table-cell table:style-name="ce2" table:formula="of:=[$cor_valid.BJ9]/SUM([$cor_valid.$A9:$cor_valid.$AMJ9])" office:value-type="float" office:value="0" calcext:value-type="float">
            <text:p>0,00</text:p>
          </table:table-cell>
          <table:table-cell table:style-name="ce2" table:formula="of:=[$cor_valid.BK9]/SUM([$cor_valid.$A9:$cor_valid.$AMJ9])" office:value-type="float" office:value="0.0000309509070996619" calcext:value-type="float">
            <text:p>0,00</text:p>
          </table:table-cell>
          <table:table-cell table:style-name="ce2" table:formula="of:=[$cor_valid.BL9]/SUM([$cor_valid.$A9:$cor_valid.$AMJ9])" office:value-type="float" office:value="0" calcext:value-type="float">
            <text:p>0,00</text:p>
          </table:table-cell>
          <table:table-cell table:style-name="ce2" table:formula="of:=[$cor_valid.BM9]/SUM([$cor_valid.$A9:$cor_valid.$AMJ9])" office:value-type="float" office:value="0.0000333317461073282" calcext:value-type="float">
            <text:p>0,00</text:p>
          </table:table-cell>
          <table:table-cell table:style-name="ce2" table:formula="of:=[$cor_valid.BN9]/SUM([$cor_valid.$A9:$cor_valid.$AMJ9])" office:value-type="float" office:value="0.00330698538164849" calcext:value-type="float">
            <text:p>0,00</text:p>
          </table:table-cell>
          <table:table-cell table:style-name="ce2" table:formula="of:=[$cor_valid.BO9]/SUM([$cor_valid.$A9:$cor_valid.$AMJ9])" office:value-type="float" office:value="0.030765201657064" calcext:value-type="float">
            <text:p>0,03</text:p>
          </table:table-cell>
          <table:table-cell/>
          <table:table-cell table:formula="of:=[.BR9]/SUM([.BR$1:.BR$1048576])" office:value-type="float" office:value="0.00379785023881689" calcext:value-type="float">
            <text:p>0,004</text:p>
          </table:table-cell>
          <table:table-cell table:formula="of:=SUM([$cor_valid.$A9:$cor_valid.$AMJ9])" office:value-type="float" office:value="420020" calcext:value-type="float">
            <text:p>420020</text:p>
          </table:table-cell>
          <table:table-cell table:number-columns-repeated="95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$cor_valid.B10]/SUM([$cor_valid.$A10:$cor_valid.$AMJ10])" office:value-type="float" office:value="0" calcext:value-type="float">
            <text:p>0,00</text:p>
          </table:table-cell>
          <table:table-cell table:style-name="ce2" table:formula="of:=[$cor_valid.C10]/SUM([$cor_valid.$A10:$cor_valid.$AMJ10])" office:value-type="float" office:value="0" calcext:value-type="float">
            <text:p>0,00</text:p>
          </table:table-cell>
          <table:table-cell table:style-name="ce2" table:formula="of:=[$cor_valid.D10]/SUM([$cor_valid.$A10:$cor_valid.$AMJ10])" office:value-type="float" office:value="0.0281003725828094" calcext:value-type="float">
            <text:p>0,03</text:p>
          </table:table-cell>
          <table:table-cell table:style-name="ce2" table:formula="of:=[$cor_valid.E10]/SUM([$cor_valid.$A10:$cor_valid.$AMJ10])" office:value-type="float" office:value="0.000885480168649915" calcext:value-type="float">
            <text:p>0,00</text:p>
          </table:table-cell>
          <table:table-cell table:style-name="ce2" table:formula="of:=[$cor_valid.F10]/SUM([$cor_valid.$A10:$cor_valid.$AMJ10])" office:value-type="float" office:value="0.00039165468997977" calcext:value-type="float">
            <text:p>0,00</text:p>
          </table:table-cell>
          <table:table-cell table:style-name="ce2" table:formula="of:=[$cor_valid.G10]/SUM([$cor_valid.$A10:$cor_valid.$AMJ10])" office:value-type="float" office:value="0" calcext:value-type="float">
            <text:p>0,00</text:p>
          </table:table-cell>
          <table:table-cell table:style-name="ce2" table:formula="of:=[$cor_valid.H10]/SUM([$cor_valid.$A10:$cor_valid.$AMJ10])" office:value-type="float" office:value="0.0000238398506944208" calcext:value-type="float">
            <text:p>0,00</text:p>
          </table:table-cell>
          <table:table-cell table:style-name="ce2" table:formula="of:=[$cor_valid.I10]/SUM([$cor_valid.$A10:$cor_valid.$AMJ10])" office:value-type="float" office:value="0.0000578967802578791" calcext:value-type="float">
            <text:p>0,00</text:p>
          </table:table-cell>
          <table:table-cell table:style-name="ce2" table:formula="of:=[$cor_valid.J10]/SUM([$cor_valid.$A10:$cor_valid.$AMJ10])" office:value-type="float" office:value="0.00207066131745826" calcext:value-type="float">
            <text:p>0,00</text:p>
          </table:table-cell>
          <table:table-cell table:style-name="ce2" table:formula="of:=[$cor_valid.K10]/SUM([$cor_valid.$A10:$cor_valid.$AMJ10])" office:value-type="float" office:value="0" calcext:value-type="float">
            <text:p>0,00</text:p>
          </table:table-cell>
          <table:table-cell table:style-name="ce2" table:formula="of:=[$cor_valid.L10]/SUM([$cor_valid.$A10:$cor_valid.$AMJ10])" office:value-type="float" office:value="0" calcext:value-type="float">
            <text:p>0,00</text:p>
          </table:table-cell>
          <table:table-cell table:style-name="ce2" table:formula="of:=[$cor_valid.M10]/SUM([$cor_valid.$A10:$cor_valid.$AMJ10])" office:value-type="float" office:value="0" calcext:value-type="float">
            <text:p>0,00</text:p>
          </table:table-cell>
          <table:table-cell table:style-name="ce2" table:formula="of:=[$cor_valid.N10]/SUM([$cor_valid.$A10:$cor_valid.$AMJ10])" office:value-type="float" office:value="0" calcext:value-type="float">
            <text:p>0,00</text:p>
          </table:table-cell>
          <table:table-cell table:style-name="ce2" table:formula="of:=[$cor_valid.O10]/SUM([$cor_valid.$A10:$cor_valid.$AMJ10])" office:value-type="float" office:value="0.821436112605832" calcext:value-type="float">
            <text:p>0,82</text:p>
          </table:table-cell>
          <table:table-cell table:style-name="ce2" table:formula="of:=[$cor_valid.P10]/SUM([$cor_valid.$A10:$cor_valid.$AMJ10])" office:value-type="float" office:value="0" calcext:value-type="float">
            <text:p>0,00</text:p>
          </table:table-cell>
          <table:table-cell table:style-name="ce2" table:formula="of:=[$cor_valid.Q10]/SUM([$cor_valid.$A10:$cor_valid.$AMJ10])" office:value-type="float" office:value="0.0170659274042489" calcext:value-type="float">
            <text:p>0,02</text:p>
          </table:table-cell>
          <table:table-cell table:style-name="ce2" table:formula="of:=[$cor_valid.R10]/SUM([$cor_valid.$A10:$cor_valid.$AMJ10])" office:value-type="float" office:value="0.000657298740574745" calcext:value-type="float">
            <text:p>0,00</text:p>
          </table:table-cell>
          <table:table-cell table:style-name="ce2" table:formula="of:=[$cor_valid.S10]/SUM([$cor_valid.$A10:$cor_valid.$AMJ10])" office:value-type="float" office:value="0.00074244106448339" calcext:value-type="float">
            <text:p>0,00</text:p>
          </table:table-cell>
          <table:table-cell table:style-name="ce2" table:formula="of:=[$cor_valid.T10]/SUM([$cor_valid.$A10:$cor_valid.$AMJ10])" office:value-type="float" office:value="0" calcext:value-type="float">
            <text:p>0,00</text:p>
          </table:table-cell>
          <table:table-cell table:style-name="ce2" table:formula="of:=[$cor_valid.U10]/SUM([$cor_valid.$A10:$cor_valid.$AMJ10])" office:value-type="float" office:value="0.00249977862995784" calcext:value-type="float">
            <text:p>0,00</text:p>
          </table:table-cell>
          <table:table-cell table:style-name="ce2" table:formula="of:=[$cor_valid.V10]/SUM([$cor_valid.$A10:$cor_valid.$AMJ10])" office:value-type="float" office:value="0" calcext:value-type="float">
            <text:p>0,00</text:p>
          </table:table-cell>
          <table:table-cell table:style-name="ce2" table:formula="of:=[$cor_valid.W10]/SUM([$cor_valid.$A10:$cor_valid.$AMJ10])" office:value-type="float" office:value="0" calcext:value-type="float">
            <text:p>0,00</text:p>
          </table:table-cell>
          <table:table-cell table:style-name="ce2" table:formula="of:=[$cor_valid.X10]/SUM([$cor_valid.$A10:$cor_valid.$AMJ10])" office:value-type="float" office:value="0" calcext:value-type="float">
            <text:p>0,00</text:p>
          </table:table-cell>
          <table:table-cell table:style-name="ce2" table:formula="of:=[$cor_valid.Y10]/SUM([$cor_valid.$A10:$cor_valid.$AMJ10])" office:value-type="float" office:value="0.0632266897345603" calcext:value-type="float">
            <text:p>0,06</text:p>
          </table:table-cell>
          <table:table-cell table:style-name="ce2" table:formula="of:=[$cor_valid.Z10]/SUM([$cor_valid.$A10:$cor_valid.$AMJ10])" office:value-type="float" office:value="0.0194294783159529" calcext:value-type="float">
            <text:p>0,02</text:p>
          </table:table-cell>
          <table:table-cell table:style-name="ce2" table:formula="of:=[$cor_valid.AA10]/SUM([$cor_valid.$A10:$cor_valid.$AMJ10])" office:value-type="float" office:value="0" calcext:value-type="float">
            <text:p>0,00</text:p>
          </table:table-cell>
          <table:table-cell table:style-name="ce2" table:formula="of:=[$cor_valid.AB10]/SUM([$cor_valid.$A10:$cor_valid.$AMJ10])" office:value-type="float" office:value="0" calcext:value-type="float">
            <text:p>0,00</text:p>
          </table:table-cell>
          <table:table-cell table:style-name="ce2" table:formula="of:=[$cor_valid.AC10]/SUM([$cor_valid.$A10:$cor_valid.$AMJ10])" office:value-type="float" office:value="0" calcext:value-type="float">
            <text:p>0,00</text:p>
          </table:table-cell>
          <table:table-cell table:style-name="ce2" table:formula="of:=[$cor_valid.AD10]/SUM([$cor_valid.$A10:$cor_valid.$AMJ10])" office:value-type="float" office:value="0.000126010639384796" calcext:value-type="float">
            <text:p>0,00</text:p>
          </table:table-cell>
          <table:table-cell table:style-name="ce2" table:formula="of:=[$cor_valid.AE10]/SUM([$cor_valid.$A10:$cor_valid.$AMJ10])" office:value-type="float" office:value="0.000180501726686329" calcext:value-type="float">
            <text:p>0,00</text:p>
          </table:table-cell>
          <table:table-cell table:style-name="ce2" table:formula="of:=[$cor_valid.AF10]/SUM([$cor_valid.$A10:$cor_valid.$AMJ10])" office:value-type="float" office:value="0.000452957163193995" calcext:value-type="float">
            <text:p>0,00</text:p>
          </table:table-cell>
          <table:table-cell table:style-name="ce2" table:formula="of:=[$cor_valid.AG10]/SUM([$cor_valid.$A10:$cor_valid.$AMJ10])" office:value-type="float" office:value="0" calcext:value-type="float">
            <text:p>0,00</text:p>
          </table:table-cell>
          <table:table-cell table:style-name="ce2" table:formula="of:=[$cor_valid.AH10]/SUM([$cor_valid.$A10:$cor_valid.$AMJ10])" office:value-type="float" office:value="0" calcext:value-type="float">
            <text:p>0,00</text:p>
          </table:table-cell>
          <table:table-cell table:style-name="ce2" table:formula="of:=[$cor_valid.AI10]/SUM([$cor_valid.$A10:$cor_valid.$AMJ10])" office:value-type="float" office:value="0" calcext:value-type="float">
            <text:p>0,00</text:p>
          </table:table-cell>
          <table:table-cell table:style-name="ce2" table:formula="of:=[$cor_valid.AJ10]/SUM([$cor_valid.$A10:$cor_valid.$AMJ10])" office:value-type="float" office:value="0" calcext:value-type="float">
            <text:p>0,00</text:p>
          </table:table-cell>
          <table:table-cell table:style-name="ce2" table:formula="of:=[$cor_valid.AK10]/SUM([$cor_valid.$A10:$cor_valid.$AMJ10])" office:value-type="float" office:value="0" calcext:value-type="float">
            <text:p>0,00</text:p>
          </table:table-cell>
          <table:table-cell table:style-name="ce2" table:formula="of:=[$cor_valid.AL10]/SUM([$cor_valid.$A10:$cor_valid.$AMJ10])" office:value-type="float" office:value="0" calcext:value-type="float">
            <text:p>0,00</text:p>
          </table:table-cell>
          <table:table-cell table:style-name="ce2" table:formula="of:=[$cor_valid.AM10]/SUM([$cor_valid.$A10:$cor_valid.$AMJ10])" office:value-type="float" office:value="0" calcext:value-type="float">
            <text:p>0,00</text:p>
          </table:table-cell>
          <table:table-cell table:style-name="ce2" table:formula="of:=[$cor_valid.AN10]/SUM([$cor_valid.$A10:$cor_valid.$AMJ10])" office:value-type="float" office:value="0" calcext:value-type="float">
            <text:p>0,00</text:p>
          </table:table-cell>
          <table:table-cell table:style-name="ce2" table:formula="of:=[$cor_valid.AO10]/SUM([$cor_valid.$A10:$cor_valid.$AMJ10])" office:value-type="float" office:value="0" calcext:value-type="float">
            <text:p>0,00</text:p>
          </table:table-cell>
          <table:table-cell table:style-name="ce2" table:formula="of:=[$cor_valid.AP10]/SUM([$cor_valid.$A10:$cor_valid.$AMJ10])" office:value-type="float" office:value="0" calcext:value-type="float">
            <text:p>0,00</text:p>
          </table:table-cell>
          <table:table-cell table:style-name="ce2" table:formula="of:=[$cor_valid.AQ10]/SUM([$cor_valid.$A10:$cor_valid.$AMJ10])" office:value-type="float" office:value="0" calcext:value-type="float">
            <text:p>0,00</text:p>
          </table:table-cell>
          <table:table-cell table:style-name="ce2" table:formula="of:=[$cor_valid.AR10]/SUM([$cor_valid.$A10:$cor_valid.$AMJ10])" office:value-type="float" office:value="0" calcext:value-type="float">
            <text:p>0,00</text:p>
          </table:table-cell>
          <table:table-cell table:style-name="ce2" table:formula="of:=[$cor_valid.AS10]/SUM([$cor_valid.$A10:$cor_valid.$AMJ10])" office:value-type="float" office:value="0" calcext:value-type="float">
            <text:p>0,00</text:p>
          </table:table-cell>
          <table:table-cell table:style-name="ce2" table:formula="of:=[$cor_valid.AT10]/SUM([$cor_valid.$A10:$cor_valid.$AMJ10])" office:value-type="float" office:value="0" calcext:value-type="float">
            <text:p>0,00</text:p>
          </table:table-cell>
          <table:table-cell table:style-name="ce2" table:formula="of:=[$cor_valid.AU10]/SUM([$cor_valid.$A10:$cor_valid.$AMJ10])" office:value-type="float" office:value="0.00130438040228045" calcext:value-type="float">
            <text:p>0,00</text:p>
          </table:table-cell>
          <table:table-cell table:style-name="ce2" table:formula="of:=[$cor_valid.AV10]/SUM([$cor_valid.$A10:$cor_valid.$AMJ10])" office:value-type="float" office:value="0" calcext:value-type="float">
            <text:p>0,00</text:p>
          </table:table-cell>
          <table:table-cell table:style-name="ce2" table:formula="of:=[$cor_valid.AW10]/SUM([$cor_valid.$A10:$cor_valid.$AMJ10])" office:value-type="float" office:value="0" calcext:value-type="float">
            <text:p>0,00</text:p>
          </table:table-cell>
          <table:table-cell table:style-name="ce2" table:formula="of:=[$cor_valid.AX10]/SUM([$cor_valid.$A10:$cor_valid.$AMJ10])" office:value-type="float" office:value="0" calcext:value-type="float">
            <text:p>0,00</text:p>
          </table:table-cell>
          <table:table-cell table:style-name="ce2" table:formula="of:=[$cor_valid.AY10]/SUM([$cor_valid.$A10:$cor_valid.$AMJ10])" office:value-type="float" office:value="0" calcext:value-type="float">
            <text:p>0,00</text:p>
          </table:table-cell>
          <table:table-cell table:style-name="ce2" table:formula="of:=[$cor_valid.AZ10]/SUM([$cor_valid.$A10:$cor_valid.$AMJ10])" office:value-type="float" office:value="0" calcext:value-type="float">
            <text:p>0,00</text:p>
          </table:table-cell>
          <table:table-cell table:style-name="ce2" table:formula="of:=[$cor_valid.BA10]/SUM([$cor_valid.$A10:$cor_valid.$AMJ10])" office:value-type="float" office:value="0" calcext:value-type="float">
            <text:p>0,00</text:p>
          </table:table-cell>
          <table:table-cell table:style-name="ce2" table:formula="of:=[$cor_valid.BB10]/SUM([$cor_valid.$A10:$cor_valid.$AMJ10])" office:value-type="float" office:value="0.00133843733184391" calcext:value-type="float">
            <text:p>0,00</text:p>
          </table:table-cell>
          <table:table-cell table:style-name="ce2" table:formula="of:=[$cor_valid.BC10]/SUM([$cor_valid.$A10:$cor_valid.$AMJ10])" office:value-type="float" office:value="0" calcext:value-type="float">
            <text:p>0,00</text:p>
          </table:table-cell>
          <table:table-cell table:style-name="ce2" table:formula="of:=[$cor_valid.BD10]/SUM([$cor_valid.$A10:$cor_valid.$AMJ10])" office:value-type="float" office:value="0" calcext:value-type="float">
            <text:p>0,00</text:p>
          </table:table-cell>
          <table:table-cell table:style-name="ce2" table:formula="of:=[$cor_valid.BE10]/SUM([$cor_valid.$A10:$cor_valid.$AMJ10])" office:value-type="float" office:value="0.0199062753298414" calcext:value-type="float">
            <text:p>0,02</text:p>
          </table:table-cell>
          <table:table-cell table:style-name="ce2" table:formula="of:=[$cor_valid.BF10]/SUM([$cor_valid.$A10:$cor_valid.$AMJ10])" office:value-type="float" office:value="0" calcext:value-type="float">
            <text:p>0,00</text:p>
          </table:table-cell>
          <table:table-cell table:style-name="ce2" table:formula="of:=[$cor_valid.BG10]/SUM([$cor_valid.$A10:$cor_valid.$AMJ10])" office:value-type="float" office:value="0.000129416332341141" calcext:value-type="float">
            <text:p>0,00</text:p>
          </table:table-cell>
          <table:table-cell table:style-name="ce2" table:formula="of:=[$cor_valid.BH10]/SUM([$cor_valid.$A10:$cor_valid.$AMJ10])" office:value-type="float" office:value="0" calcext:value-type="float">
            <text:p>0,00</text:p>
          </table:table-cell>
          <table:table-cell table:style-name="ce2" table:formula="of:=[$cor_valid.BI10]/SUM([$cor_valid.$A10:$cor_valid.$AMJ10])" office:value-type="float" office:value="0" calcext:value-type="float">
            <text:p>0,00</text:p>
          </table:table-cell>
          <table:table-cell table:style-name="ce2" table:formula="of:=[$cor_valid.BJ10]/SUM([$cor_valid.$A10:$cor_valid.$AMJ10])" office:value-type="float" office:value="0" calcext:value-type="float">
            <text:p>0,00</text:p>
          </table:table-cell>
          <table:table-cell table:style-name="ce2" table:formula="of:=[$cor_valid.BK10]/SUM([$cor_valid.$A10:$cor_valid.$AMJ10])" office:value-type="float" office:value="0" calcext:value-type="float">
            <text:p>0,00</text:p>
          </table:table-cell>
          <table:table-cell table:style-name="ce2" table:formula="of:=[$cor_valid.BL10]/SUM([$cor_valid.$A10:$cor_valid.$AMJ10])" office:value-type="float" office:value="0" calcext:value-type="float">
            <text:p>0,00</text:p>
          </table:table-cell>
          <table:table-cell table:style-name="ce2" table:formula="of:=[$cor_valid.BM10]/SUM([$cor_valid.$A10:$cor_valid.$AMJ10])" office:value-type="float" office:value="0" calcext:value-type="float">
            <text:p>0,00</text:p>
          </table:table-cell>
          <table:table-cell table:style-name="ce2" table:formula="of:=[$cor_valid.BN10]/SUM([$cor_valid.$A10:$cor_valid.$AMJ10])" office:value-type="float" office:value="0.00114771852628854" calcext:value-type="float">
            <text:p>0,00</text:p>
          </table:table-cell>
          <table:table-cell table:style-name="ce2" table:formula="of:=[$cor_valid.BO10]/SUM([$cor_valid.$A10:$cor_valid.$AMJ10])" office:value-type="float" office:value="0.018799425119029" calcext:value-type="float">
            <text:p>0,02</text:p>
          </table:table-cell>
          <table:table-cell/>
          <table:table-cell table:formula="of:=[.BR10]/SUM([.BR$1:.BR$1048576])" office:value-type="float" office:value="0.00265498684401421" calcext:value-type="float">
            <text:p>0,003</text:p>
          </table:table-cell>
          <table:table-cell table:formula="of:=SUM([$cor_valid.$A10:$cor_valid.$AMJ10])" office:value-type="float" office:value="293626" calcext:value-type="float">
            <text:p>293626</text:p>
          </table:table-cell>
          <table:table-cell table:number-columns-repeated="95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$cor_valid.B11]/SUM([$cor_valid.$A11:$cor_valid.$AMJ11])" office:value-type="float" office:value="0" calcext:value-type="float">
            <text:p>0,00</text:p>
          </table:table-cell>
          <table:table-cell table:style-name="ce2" table:formula="of:=[$cor_valid.C11]/SUM([$cor_valid.$A11:$cor_valid.$AMJ11])" office:value-type="float" office:value="0" calcext:value-type="float">
            <text:p>0,00</text:p>
          </table:table-cell>
          <table:table-cell table:style-name="ce2" table:formula="of:=[$cor_valid.D11]/SUM([$cor_valid.$A11:$cor_valid.$AMJ11])" office:value-type="float" office:value="0.493795180722892" calcext:value-type="float">
            <text:p>0,49</text:p>
          </table:table-cell>
          <table:table-cell table:style-name="ce2" table:formula="of:=[$cor_valid.E11]/SUM([$cor_valid.$A11:$cor_valid.$AMJ11])" office:value-type="float" office:value="0.00656626506024096" calcext:value-type="float">
            <text:p>0,01</text:p>
          </table:table-cell>
          <table:table-cell table:style-name="ce2" table:formula="of:=[$cor_valid.F11]/SUM([$cor_valid.$A11:$cor_valid.$AMJ11])" office:value-type="float" office:value="0.00276104417670683" calcext:value-type="float">
            <text:p>0,00</text:p>
          </table:table-cell>
          <table:table-cell table:style-name="ce2" table:formula="of:=[$cor_valid.G11]/SUM([$cor_valid.$A11:$cor_valid.$AMJ11])" office:value-type="float" office:value="0.0000200803212851406" calcext:value-type="float">
            <text:p>0,00</text:p>
          </table:table-cell>
          <table:table-cell table:style-name="ce2" table:formula="of:=[$cor_valid.H11]/SUM([$cor_valid.$A11:$cor_valid.$AMJ11])" office:value-type="float" office:value="0.0000200803212851406" calcext:value-type="float">
            <text:p>0,00</text:p>
          </table:table-cell>
          <table:table-cell table:style-name="ce2" table:formula="of:=[$cor_valid.I11]/SUM([$cor_valid.$A11:$cor_valid.$AMJ11])" office:value-type="float" office:value="0" calcext:value-type="float">
            <text:p>0,00</text:p>
          </table:table-cell>
          <table:table-cell table:style-name="ce2" table:formula="of:=[$cor_valid.J11]/SUM([$cor_valid.$A11:$cor_valid.$AMJ11])" office:value-type="float" office:value="0" calcext:value-type="float">
            <text:p>0,00</text:p>
          </table:table-cell>
          <table:table-cell table:style-name="ce2" table:formula="of:=[$cor_valid.K11]/SUM([$cor_valid.$A11:$cor_valid.$AMJ11])" office:value-type="float" office:value="0" calcext:value-type="float">
            <text:p>0,00</text:p>
          </table:table-cell>
          <table:table-cell table:style-name="ce2" table:formula="of:=[$cor_valid.L11]/SUM([$cor_valid.$A11:$cor_valid.$AMJ11])" office:value-type="float" office:value="0" calcext:value-type="float">
            <text:p>0,00</text:p>
          </table:table-cell>
          <table:table-cell table:style-name="ce2" table:formula="of:=[$cor_valid.M11]/SUM([$cor_valid.$A11:$cor_valid.$AMJ11])" office:value-type="float" office:value="0" calcext:value-type="float">
            <text:p>0,00</text:p>
          </table:table-cell>
          <table:table-cell table:style-name="ce2" table:formula="of:=[$cor_valid.N11]/SUM([$cor_valid.$A11:$cor_valid.$AMJ11])" office:value-type="float" office:value="0" calcext:value-type="float">
            <text:p>0,00</text:p>
          </table:table-cell>
          <table:table-cell table:style-name="ce2" table:formula="of:=[$cor_valid.O11]/SUM([$cor_valid.$A11:$cor_valid.$AMJ11])" office:value-type="float" office:value="0.211425702811245" calcext:value-type="float">
            <text:p>0,21</text:p>
          </table:table-cell>
          <table:table-cell table:style-name="ce2" table:formula="of:=[$cor_valid.P11]/SUM([$cor_valid.$A11:$cor_valid.$AMJ11])" office:value-type="float" office:value="0.0000200803212851406" calcext:value-type="float">
            <text:p>0,00</text:p>
          </table:table-cell>
          <table:table-cell table:style-name="ce2" table:formula="of:=[$cor_valid.Q11]/SUM([$cor_valid.$A11:$cor_valid.$AMJ11])" office:value-type="float" office:value="0.0705120481927711" calcext:value-type="float">
            <text:p>0,07</text:p>
          </table:table-cell>
          <table:table-cell table:style-name="ce2" table:formula="of:=[$cor_valid.R11]/SUM([$cor_valid.$A11:$cor_valid.$AMJ11])" office:value-type="float" office:value="0.0000401606425702811" calcext:value-type="float">
            <text:p>0,00</text:p>
          </table:table-cell>
          <table:table-cell table:style-name="ce2" table:formula="of:=[$cor_valid.S11]/SUM([$cor_valid.$A11:$cor_valid.$AMJ11])" office:value-type="float" office:value="0.000592369477911647" calcext:value-type="float">
            <text:p>0,00</text:p>
          </table:table-cell>
          <table:table-cell table:style-name="ce2" table:formula="of:=[$cor_valid.T11]/SUM([$cor_valid.$A11:$cor_valid.$AMJ11])" office:value-type="float" office:value="0" calcext:value-type="float">
            <text:p>0,00</text:p>
          </table:table-cell>
          <table:table-cell table:style-name="ce2" table:formula="of:=[$cor_valid.U11]/SUM([$cor_valid.$A11:$cor_valid.$AMJ11])" office:value-type="float" office:value="0.00242971887550201" calcext:value-type="float">
            <text:p>0,00</text:p>
          </table:table-cell>
          <table:table-cell table:style-name="ce2" table:formula="of:=[$cor_valid.V11]/SUM([$cor_valid.$A11:$cor_valid.$AMJ11])" office:value-type="float" office:value="0" calcext:value-type="float">
            <text:p>0,00</text:p>
          </table:table-cell>
          <table:table-cell table:style-name="ce2" table:formula="of:=[$cor_valid.W11]/SUM([$cor_valid.$A11:$cor_valid.$AMJ11])" office:value-type="float" office:value="0" calcext:value-type="float">
            <text:p>0,00</text:p>
          </table:table-cell>
          <table:table-cell table:style-name="ce2" table:formula="of:=[$cor_valid.X11]/SUM([$cor_valid.$A11:$cor_valid.$AMJ11])" office:value-type="float" office:value="0" calcext:value-type="float">
            <text:p>0,00</text:p>
          </table:table-cell>
          <table:table-cell table:style-name="ce2" table:formula="of:=[$cor_valid.Y11]/SUM([$cor_valid.$A11:$cor_valid.$AMJ11])" office:value-type="float" office:value="0.055070281124498" calcext:value-type="float">
            <text:p>0,06</text:p>
          </table:table-cell>
          <table:table-cell table:style-name="ce2" table:formula="of:=[$cor_valid.Z11]/SUM([$cor_valid.$A11:$cor_valid.$AMJ11])" office:value-type="float" office:value="0.0327208835341365" calcext:value-type="float">
            <text:p>0,03</text:p>
          </table:table-cell>
          <table:table-cell table:style-name="ce2" table:formula="of:=[$cor_valid.AA11]/SUM([$cor_valid.$A11:$cor_valid.$AMJ11])" office:value-type="float" office:value="0" calcext:value-type="float">
            <text:p>0,00</text:p>
          </table:table-cell>
          <table:table-cell table:style-name="ce2" table:formula="of:=[$cor_valid.AB11]/SUM([$cor_valid.$A11:$cor_valid.$AMJ11])" office:value-type="float" office:value="0" calcext:value-type="float">
            <text:p>0,00</text:p>
          </table:table-cell>
          <table:table-cell table:style-name="ce2" table:formula="of:=[$cor_valid.AC11]/SUM([$cor_valid.$A11:$cor_valid.$AMJ11])" office:value-type="float" office:value="0" calcext:value-type="float">
            <text:p>0,00</text:p>
          </table:table-cell>
          <table:table-cell table:style-name="ce2" table:formula="of:=[$cor_valid.AD11]/SUM([$cor_valid.$A11:$cor_valid.$AMJ11])" office:value-type="float" office:value="0.00759036144578313" calcext:value-type="float">
            <text:p>0,01</text:p>
          </table:table-cell>
          <table:table-cell table:style-name="ce2" table:formula="of:=[$cor_valid.AE11]/SUM([$cor_valid.$A11:$cor_valid.$AMJ11])" office:value-type="float" office:value="0.00490963855421687" calcext:value-type="float">
            <text:p>0,00</text:p>
          </table:table-cell>
          <table:table-cell table:style-name="ce2" table:formula="of:=[$cor_valid.AF11]/SUM([$cor_valid.$A11:$cor_valid.$AMJ11])" office:value-type="float" office:value="0.00520080321285141" calcext:value-type="float">
            <text:p>0,01</text:p>
          </table:table-cell>
          <table:table-cell table:style-name="ce2" table:formula="of:=[$cor_valid.AG11]/SUM([$cor_valid.$A11:$cor_valid.$AMJ11])" office:value-type="float" office:value="0" calcext:value-type="float">
            <text:p>0,00</text:p>
          </table:table-cell>
          <table:table-cell table:style-name="ce2" table:formula="of:=[$cor_valid.AH11]/SUM([$cor_valid.$A11:$cor_valid.$AMJ11])" office:value-type="float" office:value="0" calcext:value-type="float">
            <text:p>0,00</text:p>
          </table:table-cell>
          <table:table-cell table:style-name="ce2" table:formula="of:=[$cor_valid.AI11]/SUM([$cor_valid.$A11:$cor_valid.$AMJ11])" office:value-type="float" office:value="0" calcext:value-type="float">
            <text:p>0,00</text:p>
          </table:table-cell>
          <table:table-cell table:style-name="ce2" table:formula="of:=[$cor_valid.AJ11]/SUM([$cor_valid.$A11:$cor_valid.$AMJ11])" office:value-type="float" office:value="0" calcext:value-type="float">
            <text:p>0,00</text:p>
          </table:table-cell>
          <table:table-cell table:style-name="ce2" table:formula="of:=[$cor_valid.AK11]/SUM([$cor_valid.$A11:$cor_valid.$AMJ11])" office:value-type="float" office:value="0" calcext:value-type="float">
            <text:p>0,00</text:p>
          </table:table-cell>
          <table:table-cell table:style-name="ce2" table:formula="of:=[$cor_valid.AL11]/SUM([$cor_valid.$A11:$cor_valid.$AMJ11])" office:value-type="float" office:value="0" calcext:value-type="float">
            <text:p>0,00</text:p>
          </table:table-cell>
          <table:table-cell table:style-name="ce2" table:formula="of:=[$cor_valid.AM11]/SUM([$cor_valid.$A11:$cor_valid.$AMJ11])" office:value-type="float" office:value="0" calcext:value-type="float">
            <text:p>0,00</text:p>
          </table:table-cell>
          <table:table-cell table:style-name="ce2" table:formula="of:=[$cor_valid.AN11]/SUM([$cor_valid.$A11:$cor_valid.$AMJ11])" office:value-type="float" office:value="0" calcext:value-type="float">
            <text:p>0,00</text:p>
          </table:table-cell>
          <table:table-cell table:style-name="ce2" table:formula="of:=[$cor_valid.AO11]/SUM([$cor_valid.$A11:$cor_valid.$AMJ11])" office:value-type="float" office:value="0" calcext:value-type="float">
            <text:p>0,00</text:p>
          </table:table-cell>
          <table:table-cell table:style-name="ce2" table:formula="of:=[$cor_valid.AP11]/SUM([$cor_valid.$A11:$cor_valid.$AMJ11])" office:value-type="float" office:value="0" calcext:value-type="float">
            <text:p>0,00</text:p>
          </table:table-cell>
          <table:table-cell table:style-name="ce2" table:formula="of:=[$cor_valid.AQ11]/SUM([$cor_valid.$A11:$cor_valid.$AMJ11])" office:value-type="float" office:value="0" calcext:value-type="float">
            <text:p>0,00</text:p>
          </table:table-cell>
          <table:table-cell table:style-name="ce2" table:formula="of:=[$cor_valid.AR11]/SUM([$cor_valid.$A11:$cor_valid.$AMJ11])" office:value-type="float" office:value="0" calcext:value-type="float">
            <text:p>0,00</text:p>
          </table:table-cell>
          <table:table-cell table:style-name="ce2" table:formula="of:=[$cor_valid.AS11]/SUM([$cor_valid.$A11:$cor_valid.$AMJ11])" office:value-type="float" office:value="0" calcext:value-type="float">
            <text:p>0,00</text:p>
          </table:table-cell>
          <table:table-cell table:style-name="ce2" table:formula="of:=[$cor_valid.AT11]/SUM([$cor_valid.$A11:$cor_valid.$AMJ11])" office:value-type="float" office:value="0" calcext:value-type="float">
            <text:p>0,00</text:p>
          </table:table-cell>
          <table:table-cell table:style-name="ce2" table:formula="of:=[$cor_valid.AU11]/SUM([$cor_valid.$A11:$cor_valid.$AMJ11])" office:value-type="float" office:value="0.00325301204819277" calcext:value-type="float">
            <text:p>0,00</text:p>
          </table:table-cell>
          <table:table-cell table:style-name="ce2" table:formula="of:=[$cor_valid.AV11]/SUM([$cor_valid.$A11:$cor_valid.$AMJ11])" office:value-type="float" office:value="0" calcext:value-type="float">
            <text:p>0,00</text:p>
          </table:table-cell>
          <table:table-cell table:style-name="ce2" table:formula="of:=[$cor_valid.AW11]/SUM([$cor_valid.$A11:$cor_valid.$AMJ11])" office:value-type="float" office:value="0" calcext:value-type="float">
            <text:p>0,00</text:p>
          </table:table-cell>
          <table:table-cell table:style-name="ce2" table:formula="of:=[$cor_valid.AX11]/SUM([$cor_valid.$A11:$cor_valid.$AMJ11])" office:value-type="float" office:value="0" calcext:value-type="float">
            <text:p>0,00</text:p>
          </table:table-cell>
          <table:table-cell table:style-name="ce2" table:formula="of:=[$cor_valid.AY11]/SUM([$cor_valid.$A11:$cor_valid.$AMJ11])" office:value-type="float" office:value="0" calcext:value-type="float">
            <text:p>0,00</text:p>
          </table:table-cell>
          <table:table-cell table:style-name="ce2" table:formula="of:=[$cor_valid.AZ11]/SUM([$cor_valid.$A11:$cor_valid.$AMJ11])" office:value-type="float" office:value="0" calcext:value-type="float">
            <text:p>0,00</text:p>
          </table:table-cell>
          <table:table-cell table:style-name="ce2" table:formula="of:=[$cor_valid.BA11]/SUM([$cor_valid.$A11:$cor_valid.$AMJ11])" office:value-type="float" office:value="0" calcext:value-type="float">
            <text:p>0,00</text:p>
          </table:table-cell>
          <table:table-cell table:style-name="ce2" table:formula="of:=[$cor_valid.BB11]/SUM([$cor_valid.$A11:$cor_valid.$AMJ11])" office:value-type="float" office:value="0.00552208835341366" calcext:value-type="float">
            <text:p>0,01</text:p>
          </table:table-cell>
          <table:table-cell table:style-name="ce2" table:formula="of:=[$cor_valid.BC11]/SUM([$cor_valid.$A11:$cor_valid.$AMJ11])" office:value-type="float" office:value="0" calcext:value-type="float">
            <text:p>0,00</text:p>
          </table:table-cell>
          <table:table-cell table:style-name="ce2" table:formula="of:=[$cor_valid.BD11]/SUM([$cor_valid.$A11:$cor_valid.$AMJ11])" office:value-type="float" office:value="0" calcext:value-type="float">
            <text:p>0,00</text:p>
          </table:table-cell>
          <table:table-cell table:style-name="ce2" table:formula="of:=[$cor_valid.BE11]/SUM([$cor_valid.$A11:$cor_valid.$AMJ11])" office:value-type="float" office:value="0.0113353413654618" calcext:value-type="float">
            <text:p>0,01</text:p>
          </table:table-cell>
          <table:table-cell table:style-name="ce2" table:formula="of:=[$cor_valid.BF11]/SUM([$cor_valid.$A11:$cor_valid.$AMJ11])" office:value-type="float" office:value="0" calcext:value-type="float">
            <text:p>0,00</text:p>
          </table:table-cell>
          <table:table-cell table:style-name="ce2" table:formula="of:=[$cor_valid.BG11]/SUM([$cor_valid.$A11:$cor_valid.$AMJ11])" office:value-type="float" office:value="0.000120481927710843" calcext:value-type="float">
            <text:p>0,00</text:p>
          </table:table-cell>
          <table:table-cell table:style-name="ce2" table:formula="of:=[$cor_valid.BH11]/SUM([$cor_valid.$A11:$cor_valid.$AMJ11])" office:value-type="float" office:value="0" calcext:value-type="float">
            <text:p>0,00</text:p>
          </table:table-cell>
          <table:table-cell table:style-name="ce2" table:formula="of:=[$cor_valid.BI11]/SUM([$cor_valid.$A11:$cor_valid.$AMJ11])" office:value-type="float" office:value="0" calcext:value-type="float">
            <text:p>0,00</text:p>
          </table:table-cell>
          <table:table-cell table:style-name="ce2" table:formula="of:=[$cor_valid.BJ11]/SUM([$cor_valid.$A11:$cor_valid.$AMJ11])" office:value-type="float" office:value="0" calcext:value-type="float">
            <text:p>0,00</text:p>
          </table:table-cell>
          <table:table-cell table:style-name="ce2" table:formula="of:=[$cor_valid.BK11]/SUM([$cor_valid.$A11:$cor_valid.$AMJ11])" office:value-type="float" office:value="0" calcext:value-type="float">
            <text:p>0,00</text:p>
          </table:table-cell>
          <table:table-cell table:style-name="ce2" table:formula="of:=[$cor_valid.BL11]/SUM([$cor_valid.$A11:$cor_valid.$AMJ11])" office:value-type="float" office:value="0" calcext:value-type="float">
            <text:p>0,00</text:p>
          </table:table-cell>
          <table:table-cell table:style-name="ce2" table:formula="of:=[$cor_valid.BM11]/SUM([$cor_valid.$A11:$cor_valid.$AMJ11])" office:value-type="float" office:value="0.000180722891566265" calcext:value-type="float">
            <text:p>0,00</text:p>
          </table:table-cell>
          <table:table-cell table:style-name="ce2" table:formula="of:=[$cor_valid.BN11]/SUM([$cor_valid.$A11:$cor_valid.$AMJ11])" office:value-type="float" office:value="0.0039859437751004" calcext:value-type="float">
            <text:p>0,00</text:p>
          </table:table-cell>
          <table:table-cell table:style-name="ce2" table:formula="of:=[$cor_valid.BO11]/SUM([$cor_valid.$A11:$cor_valid.$AMJ11])" office:value-type="float" office:value="0.0818373493975904" calcext:value-type="float">
            <text:p>0,08</text:p>
          </table:table-cell>
          <table:table-cell/>
          <table:table-cell table:formula="of:=[.BR11]/SUM([.BR$1:.BR$1048576])" office:value-type="float" office:value="0.000900590171387464" calcext:value-type="float">
            <text:p>0,001</text:p>
          </table:table-cell>
          <table:table-cell table:formula="of:=SUM([$cor_valid.$A11:$cor_valid.$AMJ11])" office:value-type="float" office:value="99600" calcext:value-type="float">
            <text:p>99600</text:p>
          </table:table-cell>
          <table:table-cell table:number-columns-repeated="95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$cor_valid.B12]/SUM([$cor_valid.$A12:$cor_valid.$AMJ12])" office:value-type="float" office:value="0" calcext:value-type="float">
            <text:p>0,00</text:p>
          </table:table-cell>
          <table:table-cell table:style-name="ce2" table:formula="of:=[$cor_valid.C12]/SUM([$cor_valid.$A12:$cor_valid.$AMJ12])" office:value-type="float" office:value="0" calcext:value-type="float">
            <text:p>0,00</text:p>
          </table:table-cell>
          <table:table-cell table:style-name="ce2" table:formula="of:=[$cor_valid.D12]/SUM([$cor_valid.$A12:$cor_valid.$AMJ12])" office:value-type="float" office:value="0.0526585329115831" calcext:value-type="float">
            <text:p>0,05</text:p>
          </table:table-cell>
          <table:table-cell table:style-name="ce2" table:formula="of:=[$cor_valid.E12]/SUM([$cor_valid.$A12:$cor_valid.$AMJ12])" office:value-type="float" office:value="0.0168361198975749" calcext:value-type="float">
            <text:p>0,02</text:p>
          </table:table-cell>
          <table:table-cell table:style-name="ce2" table:formula="of:=[$cor_valid.F12]/SUM([$cor_valid.$A12:$cor_valid.$AMJ12])" office:value-type="float" office:value="0.00356981473113421" calcext:value-type="float">
            <text:p>0,00</text:p>
          </table:table-cell>
          <table:table-cell table:style-name="ce2" table:formula="of:=[$cor_valid.G12]/SUM([$cor_valid.$A12:$cor_valid.$AMJ12])" office:value-type="float" office:value="0.00151378219611387" calcext:value-type="float">
            <text:p>0,00</text:p>
          </table:table-cell>
          <table:table-cell table:style-name="ce2" table:formula="of:=[$cor_valid.H12]/SUM([$cor_valid.$A12:$cor_valid.$AMJ12])" office:value-type="float" office:value="0.000218406386503992" calcext:value-type="float">
            <text:p>0,00</text:p>
          </table:table-cell>
          <table:table-cell table:style-name="ce2" table:formula="of:=[$cor_valid.I12]/SUM([$cor_valid.$A12:$cor_valid.$AMJ12])" office:value-type="float" office:value="0" calcext:value-type="float">
            <text:p>0,00</text:p>
          </table:table-cell>
          <table:table-cell table:style-name="ce2" table:formula="of:=[$cor_valid.J12]/SUM([$cor_valid.$A12:$cor_valid.$AMJ12])" office:value-type="float" office:value="0.0000037656273535171" calcext:value-type="float">
            <text:p>0,00</text:p>
          </table:table-cell>
          <table:table-cell table:style-name="ce2" table:formula="of:=[$cor_valid.K12]/SUM([$cor_valid.$A12:$cor_valid.$AMJ12])" office:value-type="float" office:value="0" calcext:value-type="float">
            <text:p>0,00</text:p>
          </table:table-cell>
          <table:table-cell table:style-name="ce2" table:formula="of:=[$cor_valid.L12]/SUM([$cor_valid.$A12:$cor_valid.$AMJ12])" office:value-type="float" office:value="0" calcext:value-type="float">
            <text:p>0,00</text:p>
          </table:table-cell>
          <table:table-cell table:style-name="ce2" table:formula="of:=[$cor_valid.M12]/SUM([$cor_valid.$A12:$cor_valid.$AMJ12])" office:value-type="float" office:value="0.0000037656273535171" calcext:value-type="float">
            <text:p>0,00</text:p>
          </table:table-cell>
          <table:table-cell table:style-name="ce2" table:formula="of:=[$cor_valid.N12]/SUM([$cor_valid.$A12:$cor_valid.$AMJ12])" office:value-type="float" office:value="0" calcext:value-type="float">
            <text:p>0,00</text:p>
          </table:table-cell>
          <table:table-cell table:style-name="ce2" table:formula="of:=[$cor_valid.O12]/SUM([$cor_valid.$A12:$cor_valid.$AMJ12])" office:value-type="float" office:value="0.618515589697244" calcext:value-type="float">
            <text:p>0,62</text:p>
          </table:table-cell>
          <table:table-cell table:style-name="ce2" table:formula="of:=[$cor_valid.P12]/SUM([$cor_valid.$A12:$cor_valid.$AMJ12])" office:value-type="float" office:value="0" calcext:value-type="float">
            <text:p>0,00</text:p>
          </table:table-cell>
          <table:table-cell table:style-name="ce2" table:formula="of:=[$cor_valid.Q12]/SUM([$cor_valid.$A12:$cor_valid.$AMJ12])" office:value-type="float" office:value="0.0451461063413165" calcext:value-type="float">
            <text:p>0,05</text:p>
          </table:table-cell>
          <table:table-cell table:style-name="ce2" table:formula="of:=[$cor_valid.R12]/SUM([$cor_valid.$A12:$cor_valid.$AMJ12])" office:value-type="float" office:value="0.0000414219008886881" calcext:value-type="float">
            <text:p>0,00</text:p>
          </table:table-cell>
          <table:table-cell table:style-name="ce2" table:formula="of:=[$cor_valid.S12]/SUM([$cor_valid.$A12:$cor_valid.$AMJ12])" office:value-type="float" office:value="0.00223678264798915" calcext:value-type="float">
            <text:p>0,00</text:p>
          </table:table-cell>
          <table:table-cell table:style-name="ce2" table:formula="of:=[$cor_valid.T12]/SUM([$cor_valid.$A12:$cor_valid.$AMJ12])" office:value-type="float" office:value="0" calcext:value-type="float">
            <text:p>0,00</text:p>
          </table:table-cell>
          <table:table-cell table:style-name="ce2" table:formula="of:=[$cor_valid.U12]/SUM([$cor_valid.$A12:$cor_valid.$AMJ12])" office:value-type="float" office:value="0.00400662750414219" calcext:value-type="float">
            <text:p>0,00</text:p>
          </table:table-cell>
          <table:table-cell table:style-name="ce2" table:formula="of:=[$cor_valid.V12]/SUM([$cor_valid.$A12:$cor_valid.$AMJ12])" office:value-type="float" office:value="0" calcext:value-type="float">
            <text:p>0,00</text:p>
          </table:table-cell>
          <table:table-cell table:style-name="ce2" table:formula="of:=[$cor_valid.W12]/SUM([$cor_valid.$A12:$cor_valid.$AMJ12])" office:value-type="float" office:value="0" calcext:value-type="float">
            <text:p>0,00</text:p>
          </table:table-cell>
          <table:table-cell table:style-name="ce2" table:formula="of:=[$cor_valid.X12]/SUM([$cor_valid.$A12:$cor_valid.$AMJ12])" office:value-type="float" office:value="0" calcext:value-type="float">
            <text:p>0,00</text:p>
          </table:table-cell>
          <table:table-cell table:style-name="ce2" table:formula="of:=[$cor_valid.Y12]/SUM([$cor_valid.$A12:$cor_valid.$AMJ12])" office:value-type="float" office:value="0.00646558216598885" calcext:value-type="float">
            <text:p>0,01</text:p>
          </table:table-cell>
          <table:table-cell table:style-name="ce2" table:formula="of:=[$cor_valid.Z12]/SUM([$cor_valid.$A12:$cor_valid.$AMJ12])" office:value-type="float" office:value="0.0140344931465582" calcext:value-type="float">
            <text:p>0,01</text:p>
          </table:table-cell>
          <table:table-cell table:style-name="ce2" table:formula="of:=[$cor_valid.AA12]/SUM([$cor_valid.$A12:$cor_valid.$AMJ12])" office:value-type="float" office:value="0" calcext:value-type="float">
            <text:p>0,00</text:p>
          </table:table-cell>
          <table:table-cell table:style-name="ce2" table:formula="of:=[$cor_valid.AB12]/SUM([$cor_valid.$A12:$cor_valid.$AMJ12])" office:value-type="float" office:value="0" calcext:value-type="float">
            <text:p>0,00</text:p>
          </table:table-cell>
          <table:table-cell table:style-name="ce2" table:formula="of:=[$cor_valid.AC12]/SUM([$cor_valid.$A12:$cor_valid.$AMJ12])" office:value-type="float" office:value="0" calcext:value-type="float">
            <text:p>0,00</text:p>
          </table:table-cell>
          <table:table-cell table:style-name="ce2" table:formula="of:=[$cor_valid.AD12]/SUM([$cor_valid.$A12:$cor_valid.$AMJ12])" office:value-type="float" office:value="0.0000979063111914445" calcext:value-type="float">
            <text:p>0,00</text:p>
          </table:table-cell>
          <table:table-cell table:style-name="ce2" table:formula="of:=[$cor_valid.AE12]/SUM([$cor_valid.$A12:$cor_valid.$AMJ12])" office:value-type="float" office:value="0.0011673444795903" calcext:value-type="float">
            <text:p>0,00</text:p>
          </table:table-cell>
          <table:table-cell table:style-name="ce2" table:formula="of:=[$cor_valid.AF12]/SUM([$cor_valid.$A12:$cor_valid.$AMJ12])" office:value-type="float" office:value="0.0083483958427474" calcext:value-type="float">
            <text:p>0,01</text:p>
          </table:table-cell>
          <table:table-cell table:style-name="ce2" table:formula="of:=[$cor_valid.AG12]/SUM([$cor_valid.$A12:$cor_valid.$AMJ12])" office:value-type="float" office:value="0" calcext:value-type="float">
            <text:p>0,00</text:p>
          </table:table-cell>
          <table:table-cell table:style-name="ce2" table:formula="of:=[$cor_valid.AH12]/SUM([$cor_valid.$A12:$cor_valid.$AMJ12])" office:value-type="float" office:value="0" calcext:value-type="float">
            <text:p>0,00</text:p>
          </table:table-cell>
          <table:table-cell table:style-name="ce2" table:formula="of:=[$cor_valid.AI12]/SUM([$cor_valid.$A12:$cor_valid.$AMJ12])" office:value-type="float" office:value="0" calcext:value-type="float">
            <text:p>0,00</text:p>
          </table:table-cell>
          <table:table-cell table:style-name="ce2" table:formula="of:=[$cor_valid.AJ12]/SUM([$cor_valid.$A12:$cor_valid.$AMJ12])" office:value-type="float" office:value="0" calcext:value-type="float">
            <text:p>0,00</text:p>
          </table:table-cell>
          <table:table-cell table:style-name="ce2" table:formula="of:=[$cor_valid.AK12]/SUM([$cor_valid.$A12:$cor_valid.$AMJ12])" office:value-type="float" office:value="0.000195812622382889" calcext:value-type="float">
            <text:p>0,00</text:p>
          </table:table-cell>
          <table:table-cell table:style-name="ce2" table:formula="of:=[$cor_valid.AL12]/SUM([$cor_valid.$A12:$cor_valid.$AMJ12])" office:value-type="float" office:value="0" calcext:value-type="float">
            <text:p>0,00</text:p>
          </table:table-cell>
          <table:table-cell table:style-name="ce2" table:formula="of:=[$cor_valid.AM12]/SUM([$cor_valid.$A12:$cor_valid.$AMJ12])" office:value-type="float" office:value="0" calcext:value-type="float">
            <text:p>0,00</text:p>
          </table:table-cell>
          <table:table-cell table:style-name="ce2" table:formula="of:=[$cor_valid.AN12]/SUM([$cor_valid.$A12:$cor_valid.$AMJ12])" office:value-type="float" office:value="0" calcext:value-type="float">
            <text:p>0,00</text:p>
          </table:table-cell>
          <table:table-cell table:style-name="ce2" table:formula="of:=[$cor_valid.AO12]/SUM([$cor_valid.$A12:$cor_valid.$AMJ12])" office:value-type="float" office:value="0" calcext:value-type="float">
            <text:p>0,00</text:p>
          </table:table-cell>
          <table:table-cell table:style-name="ce2" table:formula="of:=[$cor_valid.AP12]/SUM([$cor_valid.$A12:$cor_valid.$AMJ12])" office:value-type="float" office:value="0" calcext:value-type="float">
            <text:p>0,00</text:p>
          </table:table-cell>
          <table:table-cell table:style-name="ce2" table:formula="of:=[$cor_valid.AQ12]/SUM([$cor_valid.$A12:$cor_valid.$AMJ12])" office:value-type="float" office:value="0" calcext:value-type="float">
            <text:p>0,00</text:p>
          </table:table-cell>
          <table:table-cell table:style-name="ce2" table:formula="of:=[$cor_valid.AR12]/SUM([$cor_valid.$A12:$cor_valid.$AMJ12])" office:value-type="float" office:value="0" calcext:value-type="float">
            <text:p>0,00</text:p>
          </table:table-cell>
          <table:table-cell table:style-name="ce2" table:formula="of:=[$cor_valid.AS12]/SUM([$cor_valid.$A12:$cor_valid.$AMJ12])" office:value-type="float" office:value="0" calcext:value-type="float">
            <text:p>0,00</text:p>
          </table:table-cell>
          <table:table-cell table:style-name="ce2" table:formula="of:=[$cor_valid.AT12]/SUM([$cor_valid.$A12:$cor_valid.$AMJ12])" office:value-type="float" office:value="0" calcext:value-type="float">
            <text:p>0,00</text:p>
          </table:table-cell>
          <table:table-cell table:style-name="ce2" table:formula="of:=[$cor_valid.AU12]/SUM([$cor_valid.$A12:$cor_valid.$AMJ12])" office:value-type="float" office:value="0.0027752673595421" calcext:value-type="float">
            <text:p>0,00</text:p>
          </table:table-cell>
          <table:table-cell table:style-name="ce2" table:formula="of:=[$cor_valid.AV12]/SUM([$cor_valid.$A12:$cor_valid.$AMJ12])" office:value-type="float" office:value="0" calcext:value-type="float">
            <text:p>0,00</text:p>
          </table:table-cell>
          <table:table-cell table:style-name="ce2" table:formula="of:=[$cor_valid.AW12]/SUM([$cor_valid.$A12:$cor_valid.$AMJ12])" office:value-type="float" office:value="0.0000150625094140684" calcext:value-type="float">
            <text:p>0,00</text:p>
          </table:table-cell>
          <table:table-cell table:style-name="ce2" table:formula="of:=[$cor_valid.AX12]/SUM([$cor_valid.$A12:$cor_valid.$AMJ12])" office:value-type="float" office:value="0" calcext:value-type="float">
            <text:p>0,00</text:p>
          </table:table-cell>
          <table:table-cell table:style-name="ce2" table:formula="of:=[$cor_valid.AY12]/SUM([$cor_valid.$A12:$cor_valid.$AMJ12])" office:value-type="float" office:value="0" calcext:value-type="float">
            <text:p>0,00</text:p>
          </table:table-cell>
          <table:table-cell table:style-name="ce2" table:formula="of:=[$cor_valid.AZ12]/SUM([$cor_valid.$A12:$cor_valid.$AMJ12])" office:value-type="float" office:value="0.000229703268564543" calcext:value-type="float">
            <text:p>0,00</text:p>
          </table:table-cell>
          <table:table-cell table:style-name="ce2" table:formula="of:=[$cor_valid.BA12]/SUM([$cor_valid.$A12:$cor_valid.$AMJ12])" office:value-type="float" office:value="0" calcext:value-type="float">
            <text:p>0,00</text:p>
          </table:table-cell>
          <table:table-cell table:style-name="ce2" table:formula="of:=[$cor_valid.BB12]/SUM([$cor_valid.$A12:$cor_valid.$AMJ12])" office:value-type="float" office:value="0.00512501882813677" calcext:value-type="float">
            <text:p>0,01</text:p>
          </table:table-cell>
          <table:table-cell table:style-name="ce2" table:formula="of:=[$cor_valid.BC12]/SUM([$cor_valid.$A12:$cor_valid.$AMJ12])" office:value-type="float" office:value="0" calcext:value-type="float">
            <text:p>0,00</text:p>
          </table:table-cell>
          <table:table-cell table:style-name="ce2" table:formula="of:=[$cor_valid.BD12]/SUM([$cor_valid.$A12:$cor_valid.$AMJ12])" office:value-type="float" office:value="0" calcext:value-type="float">
            <text:p>0,00</text:p>
          </table:table-cell>
          <table:table-cell table:style-name="ce2" table:formula="of:=[$cor_valid.BE12]/SUM([$cor_valid.$A12:$cor_valid.$AMJ12])" office:value-type="float" office:value="0.119660340412713" calcext:value-type="float">
            <text:p>0,12</text:p>
          </table:table-cell>
          <table:table-cell table:style-name="ce2" table:formula="of:=[$cor_valid.BF12]/SUM([$cor_valid.$A12:$cor_valid.$AMJ12])" office:value-type="float" office:value="0" calcext:value-type="float">
            <text:p>0,00</text:p>
          </table:table-cell>
          <table:table-cell table:style-name="ce2" table:formula="of:=[$cor_valid.BG12]/SUM([$cor_valid.$A12:$cor_valid.$AMJ12])" office:value-type="float" office:value="0.00109956318722699" calcext:value-type="float">
            <text:p>0,00</text:p>
          </table:table-cell>
          <table:table-cell table:style-name="ce2" table:formula="of:=[$cor_valid.BH12]/SUM([$cor_valid.$A12:$cor_valid.$AMJ12])" office:value-type="float" office:value="0" calcext:value-type="float">
            <text:p>0,00</text:p>
          </table:table-cell>
          <table:table-cell table:style-name="ce2" table:formula="of:=[$cor_valid.BI12]/SUM([$cor_valid.$A12:$cor_valid.$AMJ12])" office:value-type="float" office:value="0" calcext:value-type="float">
            <text:p>0,00</text:p>
          </table:table-cell>
          <table:table-cell table:style-name="ce2" table:formula="of:=[$cor_valid.BJ12]/SUM([$cor_valid.$A12:$cor_valid.$AMJ12])" office:value-type="float" office:value="0" calcext:value-type="float">
            <text:p>0,00</text:p>
          </table:table-cell>
          <table:table-cell table:style-name="ce2" table:formula="of:=[$cor_valid.BK12]/SUM([$cor_valid.$A12:$cor_valid.$AMJ12])" office:value-type="float" office:value="0.0000150625094140684" calcext:value-type="float">
            <text:p>0,00</text:p>
          </table:table-cell>
          <table:table-cell table:style-name="ce2" table:formula="of:=[$cor_valid.BL12]/SUM([$cor_valid.$A12:$cor_valid.$AMJ12])" office:value-type="float" office:value="0" calcext:value-type="float">
            <text:p>0,00</text:p>
          </table:table-cell>
          <table:table-cell table:style-name="ce2" table:formula="of:=[$cor_valid.BM12]/SUM([$cor_valid.$A12:$cor_valid.$AMJ12])" office:value-type="float" office:value="0" calcext:value-type="float">
            <text:p>0,00</text:p>
          </table:table-cell>
          <table:table-cell table:style-name="ce2" table:formula="of:=[$cor_valid.BN12]/SUM([$cor_valid.$A12:$cor_valid.$AMJ12])" office:value-type="float" office:value="0.00831450519656575" calcext:value-type="float">
            <text:p>0,01</text:p>
          </table:table-cell>
          <table:table-cell table:style-name="ce2" table:formula="of:=[$cor_valid.BO12]/SUM([$cor_valid.$A12:$cor_valid.$AMJ12])" office:value-type="float" office:value="0.0876675704172315" calcext:value-type="float">
            <text:p>0,09</text:p>
          </table:table-cell>
          <table:table-cell/>
          <table:table-cell table:formula="of:=[.BR12]/SUM([.BR$1:.BR$1048576])" office:value-type="float" office:value="0.00240121210756682" calcext:value-type="float">
            <text:p>0,002</text:p>
          </table:table-cell>
          <table:table-cell table:formula="of:=SUM([$cor_valid.$A12:$cor_valid.$AMJ12])" office:value-type="float" office:value="265560" calcext:value-type="float">
            <text:p>265560</text:p>
          </table:table-cell>
          <table:table-cell table:number-columns-repeated="95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$cor_valid.B13]/SUM([$cor_valid.$A13:$cor_valid.$AMJ13])" office:value-type="float" office:value="0" calcext:value-type="float">
            <text:p>0,00</text:p>
          </table:table-cell>
          <table:table-cell table:style-name="ce2" table:formula="of:=[$cor_valid.C13]/SUM([$cor_valid.$A13:$cor_valid.$AMJ13])" office:value-type="float" office:value="0" calcext:value-type="float">
            <text:p>0,00</text:p>
          </table:table-cell>
          <table:table-cell table:style-name="ce2" table:formula="of:=[$cor_valid.D13]/SUM([$cor_valid.$A13:$cor_valid.$AMJ13])" office:value-type="float" office:value="0.0364043968523054" calcext:value-type="float">
            <text:p>0,04</text:p>
          </table:table-cell>
          <table:table-cell table:style-name="ce2" table:formula="of:=[$cor_valid.E13]/SUM([$cor_valid.$A13:$cor_valid.$AMJ13])" office:value-type="float" office:value="0.0208209263280866" calcext:value-type="float">
            <text:p>0,02</text:p>
          </table:table-cell>
          <table:table-cell table:style-name="ce2" table:formula="of:=[$cor_valid.F13]/SUM([$cor_valid.$A13:$cor_valid.$AMJ13])" office:value-type="float" office:value="0.000688537803499143" calcext:value-type="float">
            <text:p>0,00</text:p>
          </table:table-cell>
          <table:table-cell table:style-name="ce2" table:formula="of:=[$cor_valid.G13]/SUM([$cor_valid.$A13:$cor_valid.$AMJ13])" office:value-type="float" office:value="0.000246372531583816" calcext:value-type="float">
            <text:p>0,00</text:p>
          </table:table-cell>
          <table:table-cell table:style-name="ce2" table:formula="of:=[$cor_valid.H13]/SUM([$cor_valid.$A13:$cor_valid.$AMJ13])" office:value-type="float" office:value="0.00142439218591173" calcext:value-type="float">
            <text:p>0,00</text:p>
          </table:table-cell>
          <table:table-cell table:style-name="ce2" table:formula="of:=[$cor_valid.I13]/SUM([$cor_valid.$A13:$cor_valid.$AMJ13])" office:value-type="float" office:value="0.000794592204512044" calcext:value-type="float">
            <text:p>0,00</text:p>
          </table:table-cell>
          <table:table-cell table:style-name="ce2" table:formula="of:=[$cor_valid.J13]/SUM([$cor_valid.$A13:$cor_valid.$AMJ13])" office:value-type="float" office:value="0" calcext:value-type="float">
            <text:p>0,00</text:p>
          </table:table-cell>
          <table:table-cell table:style-name="ce2" table:formula="of:=[$cor_valid.K13]/SUM([$cor_valid.$A13:$cor_valid.$AMJ13])" office:value-type="float" office:value="0" calcext:value-type="float">
            <text:p>0,00</text:p>
          </table:table-cell>
          <table:table-cell table:style-name="ce2" table:formula="of:=[$cor_valid.L13]/SUM([$cor_valid.$A13:$cor_valid.$AMJ13])" office:value-type="float" office:value="0" calcext:value-type="float">
            <text:p>0,00</text:p>
          </table:table-cell>
          <table:table-cell table:style-name="ce2" table:formula="of:=[$cor_valid.M13]/SUM([$cor_valid.$A13:$cor_valid.$AMJ13])" office:value-type="float" office:value="0.0000424217604051604" calcext:value-type="float">
            <text:p>0,00</text:p>
          </table:table-cell>
          <table:table-cell table:style-name="ce2" table:formula="of:=[$cor_valid.N13]/SUM([$cor_valid.$A13:$cor_valid.$AMJ13])" office:value-type="float" office:value="0" calcext:value-type="float">
            <text:p>0,00</text:p>
          </table:table-cell>
          <table:table-cell table:style-name="ce2" table:formula="of:=[$cor_valid.O13]/SUM([$cor_valid.$A13:$cor_valid.$AMJ13])" office:value-type="float" office:value="0.550600186329425" calcext:value-type="float">
            <text:p>0,55</text:p>
          </table:table-cell>
          <table:table-cell table:style-name="ce2" table:formula="of:=[$cor_valid.P13]/SUM([$cor_valid.$A13:$cor_valid.$AMJ13])" office:value-type="float" office:value="0" calcext:value-type="float">
            <text:p>0,00</text:p>
          </table:table-cell>
          <table:table-cell table:style-name="ce2" table:formula="of:=[$cor_valid.Q13]/SUM([$cor_valid.$A13:$cor_valid.$AMJ13])" office:value-type="float" office:value="0.229234140380132" calcext:value-type="float">
            <text:p>0,23</text:p>
          </table:table-cell>
          <table:table-cell table:style-name="ce2" table:formula="of:=[$cor_valid.R13]/SUM([$cor_valid.$A13:$cor_valid.$AMJ13])" office:value-type="float" office:value="0" calcext:value-type="float">
            <text:p>0,00</text:p>
          </table:table-cell>
          <table:table-cell table:style-name="ce2" table:formula="of:=[$cor_valid.S13]/SUM([$cor_valid.$A13:$cor_valid.$AMJ13])" office:value-type="float" office:value="0.00752823086574655" calcext:value-type="float">
            <text:p>0,01</text:p>
          </table:table-cell>
          <table:table-cell table:style-name="ce2" table:formula="of:=[$cor_valid.T13]/SUM([$cor_valid.$A13:$cor_valid.$AMJ13])" office:value-type="float" office:value="0" calcext:value-type="float">
            <text:p>0,00</text:p>
          </table:table-cell>
          <table:table-cell table:style-name="ce2" table:formula="of:=[$cor_valid.U13]/SUM([$cor_valid.$A13:$cor_valid.$AMJ13])" office:value-type="float" office:value="0.00405290972486225" calcext:value-type="float">
            <text:p>0,00</text:p>
          </table:table-cell>
          <table:table-cell table:style-name="ce2" table:formula="of:=[$cor_valid.V13]/SUM([$cor_valid.$A13:$cor_valid.$AMJ13])" office:value-type="float" office:value="0" calcext:value-type="float">
            <text:p>0,00</text:p>
          </table:table-cell>
          <table:table-cell table:style-name="ce2" table:formula="of:=[$cor_valid.W13]/SUM([$cor_valid.$A13:$cor_valid.$AMJ13])" office:value-type="float" office:value="0" calcext:value-type="float">
            <text:p>0,00</text:p>
          </table:table-cell>
          <table:table-cell table:style-name="ce2" table:formula="of:=[$cor_valid.X13]/SUM([$cor_valid.$A13:$cor_valid.$AMJ13])" office:value-type="float" office:value="0" calcext:value-type="float">
            <text:p>0,00</text:p>
          </table:table-cell>
          <table:table-cell table:style-name="ce2" table:formula="of:=[$cor_valid.Y13]/SUM([$cor_valid.$A13:$cor_valid.$AMJ13])" office:value-type="float" office:value="0.00455707603121589" calcext:value-type="float">
            <text:p>0,00</text:p>
          </table:table-cell>
          <table:table-cell table:style-name="ce2" table:formula="of:=[$cor_valid.Z13]/SUM([$cor_valid.$A13:$cor_valid.$AMJ13])" office:value-type="float" office:value="0.00231361754825067" calcext:value-type="float">
            <text:p>0,00</text:p>
          </table:table-cell>
          <table:table-cell table:style-name="ce2" table:formula="of:=[$cor_valid.AA13]/SUM([$cor_valid.$A13:$cor_valid.$AMJ13])" office:value-type="float" office:value="0" calcext:value-type="float">
            <text:p>0,00</text:p>
          </table:table-cell>
          <table:table-cell table:style-name="ce2" table:formula="of:=[$cor_valid.AB13]/SUM([$cor_valid.$A13:$cor_valid.$AMJ13])" office:value-type="float" office:value="0" calcext:value-type="float">
            <text:p>0,00</text:p>
          </table:table-cell>
          <table:table-cell table:style-name="ce2" table:formula="of:=[$cor_valid.AC13]/SUM([$cor_valid.$A13:$cor_valid.$AMJ13])" office:value-type="float" office:value="0.000381795843646444" calcext:value-type="float">
            <text:p>0,00</text:p>
          </table:table-cell>
          <table:table-cell table:style-name="ce2" table:formula="of:=[$cor_valid.AD13]/SUM([$cor_valid.$A13:$cor_valid.$AMJ13])" office:value-type="float" office:value="0.00458155012375733" calcext:value-type="float">
            <text:p>0,00</text:p>
          </table:table-cell>
          <table:table-cell table:style-name="ce2" table:formula="of:=[$cor_valid.AE13]/SUM([$cor_valid.$A13:$cor_valid.$AMJ13])" office:value-type="float" office:value="0.00250125225773504" calcext:value-type="float">
            <text:p>0,00</text:p>
          </table:table-cell>
          <table:table-cell table:style-name="ce2" table:formula="of:=[$cor_valid.AF13]/SUM([$cor_valid.$A13:$cor_valid.$AMJ13])" office:value-type="float" office:value="0.00671895420570964" calcext:value-type="float">
            <text:p>0,01</text:p>
          </table:table-cell>
          <table:table-cell table:style-name="ce2" table:formula="of:=[$cor_valid.AG13]/SUM([$cor_valid.$A13:$cor_valid.$AMJ13])" office:value-type="float" office:value="0" calcext:value-type="float">
            <text:p>0,00</text:p>
          </table:table-cell>
          <table:table-cell table:style-name="ce2" table:formula="of:=[$cor_valid.AH13]/SUM([$cor_valid.$A13:$cor_valid.$AMJ13])" office:value-type="float" office:value="0" calcext:value-type="float">
            <text:p>0,00</text:p>
          </table:table-cell>
          <table:table-cell table:style-name="ce2" table:formula="of:=[$cor_valid.AI13]/SUM([$cor_valid.$A13:$cor_valid.$AMJ13])" office:value-type="float" office:value="0" calcext:value-type="float">
            <text:p>0,00</text:p>
          </table:table-cell>
          <table:table-cell table:style-name="ce2" table:formula="of:=[$cor_valid.AJ13]/SUM([$cor_valid.$A13:$cor_valid.$AMJ13])" office:value-type="float" office:value="0" calcext:value-type="float">
            <text:p>0,00</text:p>
          </table:table-cell>
          <table:table-cell table:style-name="ce2" table:formula="of:=[$cor_valid.AK13]/SUM([$cor_valid.$A13:$cor_valid.$AMJ13])" office:value-type="float" office:value="0" calcext:value-type="float">
            <text:p>0,00</text:p>
          </table:table-cell>
          <table:table-cell table:style-name="ce2" table:formula="of:=[$cor_valid.AL13]/SUM([$cor_valid.$A13:$cor_valid.$AMJ13])" office:value-type="float" office:value="0" calcext:value-type="float">
            <text:p>0,00</text:p>
          </table:table-cell>
          <table:table-cell table:style-name="ce2" table:formula="of:=[$cor_valid.AM13]/SUM([$cor_valid.$A13:$cor_valid.$AMJ13])" office:value-type="float" office:value="0" calcext:value-type="float">
            <text:p>0,00</text:p>
          </table:table-cell>
          <table:table-cell table:style-name="ce2" table:formula="of:=[$cor_valid.AN13]/SUM([$cor_valid.$A13:$cor_valid.$AMJ13])" office:value-type="float" office:value="0" calcext:value-type="float">
            <text:p>0,00</text:p>
          </table:table-cell>
          <table:table-cell table:style-name="ce2" table:formula="of:=[$cor_valid.AO13]/SUM([$cor_valid.$A13:$cor_valid.$AMJ13])" office:value-type="float" office:value="0" calcext:value-type="float">
            <text:p>0,00</text:p>
          </table:table-cell>
          <table:table-cell table:style-name="ce2" table:formula="of:=[$cor_valid.AP13]/SUM([$cor_valid.$A13:$cor_valid.$AMJ13])" office:value-type="float" office:value="0" calcext:value-type="float">
            <text:p>0,00</text:p>
          </table:table-cell>
          <table:table-cell table:style-name="ce2" table:formula="of:=[$cor_valid.AQ13]/SUM([$cor_valid.$A13:$cor_valid.$AMJ13])" office:value-type="float" office:value="0" calcext:value-type="float">
            <text:p>0,00</text:p>
          </table:table-cell>
          <table:table-cell table:style-name="ce2" table:formula="of:=[$cor_valid.AR13]/SUM([$cor_valid.$A13:$cor_valid.$AMJ13])" office:value-type="float" office:value="0" calcext:value-type="float">
            <text:p>0,00</text:p>
          </table:table-cell>
          <table:table-cell table:style-name="ce2" table:formula="of:=[$cor_valid.AS13]/SUM([$cor_valid.$A13:$cor_valid.$AMJ13])" office:value-type="float" office:value="0" calcext:value-type="float">
            <text:p>0,00</text:p>
          </table:table-cell>
          <table:table-cell table:style-name="ce2" table:formula="of:=[$cor_valid.AT13]/SUM([$cor_valid.$A13:$cor_valid.$AMJ13])" office:value-type="float" office:value="0" calcext:value-type="float">
            <text:p>0,00</text:p>
          </table:table-cell>
          <table:table-cell table:style-name="ce2" table:formula="of:=[$cor_valid.AU13]/SUM([$cor_valid.$A13:$cor_valid.$AMJ13])" office:value-type="float" office:value="0.00155328907329664" calcext:value-type="float">
            <text:p>0,00</text:p>
          </table:table-cell>
          <table:table-cell table:style-name="ce2" table:formula="of:=[$cor_valid.AV13]/SUM([$cor_valid.$A13:$cor_valid.$AMJ13])" office:value-type="float" office:value="0" calcext:value-type="float">
            <text:p>0,00</text:p>
          </table:table-cell>
          <table:table-cell table:style-name="ce2" table:formula="of:=[$cor_valid.AW13]/SUM([$cor_valid.$A13:$cor_valid.$AMJ13])" office:value-type="float" office:value="0" calcext:value-type="float">
            <text:p>0,00</text:p>
          </table:table-cell>
          <table:table-cell table:style-name="ce2" table:formula="of:=[$cor_valid.AX13]/SUM([$cor_valid.$A13:$cor_valid.$AMJ13])" office:value-type="float" office:value="0" calcext:value-type="float">
            <text:p>0,00</text:p>
          </table:table-cell>
          <table:table-cell table:style-name="ce2" table:formula="of:=[$cor_valid.AY13]/SUM([$cor_valid.$A13:$cor_valid.$AMJ13])" office:value-type="float" office:value="0" calcext:value-type="float">
            <text:p>0,00</text:p>
          </table:table-cell>
          <table:table-cell table:style-name="ce2" table:formula="of:=[$cor_valid.AZ13]/SUM([$cor_valid.$A13:$cor_valid.$AMJ13])" office:value-type="float" office:value="0.00000815803084714624" calcext:value-type="float">
            <text:p>0,00</text:p>
          </table:table-cell>
          <table:table-cell table:style-name="ce2" table:formula="of:=[$cor_valid.BA13]/SUM([$cor_valid.$A13:$cor_valid.$AMJ13])" office:value-type="float" office:value="0" calcext:value-type="float">
            <text:p>0,00</text:p>
          </table:table-cell>
          <table:table-cell table:style-name="ce2" table:formula="of:=[$cor_valid.BB13]/SUM([$cor_valid.$A13:$cor_valid.$AMJ13])" office:value-type="float" office:value="0.00624089359806687" calcext:value-type="float">
            <text:p>0,01</text:p>
          </table:table-cell>
          <table:table-cell table:style-name="ce2" table:formula="of:=[$cor_valid.BC13]/SUM([$cor_valid.$A13:$cor_valid.$AMJ13])" office:value-type="float" office:value="0" calcext:value-type="float">
            <text:p>0,00</text:p>
          </table:table-cell>
          <table:table-cell table:style-name="ce2" table:formula="of:=[$cor_valid.BD13]/SUM([$cor_valid.$A13:$cor_valid.$AMJ13])" office:value-type="float" office:value="0" calcext:value-type="float">
            <text:p>0,00</text:p>
          </table:table-cell>
          <table:table-cell table:style-name="ce2" table:formula="of:=[$cor_valid.BE13]/SUM([$cor_valid.$A13:$cor_valid.$AMJ13])" office:value-type="float" office:value="0.00714154020359182" calcext:value-type="float">
            <text:p>0,01</text:p>
          </table:table-cell>
          <table:table-cell table:style-name="ce2" table:formula="of:=[$cor_valid.BF13]/SUM([$cor_valid.$A13:$cor_valid.$AMJ13])" office:value-type="float" office:value="0" calcext:value-type="float">
            <text:p>0,00</text:p>
          </table:table-cell>
          <table:table-cell table:style-name="ce2" table:formula="of:=[$cor_valid.BG13]/SUM([$cor_valid.$A13:$cor_valid.$AMJ13])" office:value-type="float" office:value="0.000110949219521189" calcext:value-type="float">
            <text:p>0,00</text:p>
          </table:table-cell>
          <table:table-cell table:style-name="ce2" table:formula="of:=[$cor_valid.BH13]/SUM([$cor_valid.$A13:$cor_valid.$AMJ13])" office:value-type="float" office:value="0" calcext:value-type="float">
            <text:p>0,00</text:p>
          </table:table-cell>
          <table:table-cell table:style-name="ce2" table:formula="of:=[$cor_valid.BI13]/SUM([$cor_valid.$A13:$cor_valid.$AMJ13])" office:value-type="float" office:value="0" calcext:value-type="float">
            <text:p>0,00</text:p>
          </table:table-cell>
          <table:table-cell table:style-name="ce2" table:formula="of:=[$cor_valid.BJ13]/SUM([$cor_valid.$A13:$cor_valid.$AMJ13])" office:value-type="float" office:value="0" calcext:value-type="float">
            <text:p>0,00</text:p>
          </table:table-cell>
          <table:table-cell table:style-name="ce2" table:formula="of:=[$cor_valid.BK13]/SUM([$cor_valid.$A13:$cor_valid.$AMJ13])" office:value-type="float" office:value="0" calcext:value-type="float">
            <text:p>0,00</text:p>
          </table:table-cell>
          <table:table-cell table:style-name="ce2" table:formula="of:=[$cor_valid.BL13]/SUM([$cor_valid.$A13:$cor_valid.$AMJ13])" office:value-type="float" office:value="0" calcext:value-type="float">
            <text:p>0,00</text:p>
          </table:table-cell>
          <table:table-cell table:style-name="ce2" table:formula="of:=[$cor_valid.BM13]/SUM([$cor_valid.$A13:$cor_valid.$AMJ13])" office:value-type="float" office:value="0" calcext:value-type="float">
            <text:p>0,00</text:p>
          </table:table-cell>
          <table:table-cell table:style-name="ce2" table:formula="of:=[$cor_valid.BN13]/SUM([$cor_valid.$A13:$cor_valid.$AMJ13])" office:value-type="float" office:value="0.000890856968508369" calcext:value-type="float">
            <text:p>0,00</text:p>
          </table:table-cell>
          <table:table-cell table:style-name="ce2" table:formula="of:=[$cor_valid.BO13]/SUM([$cor_valid.$A13:$cor_valid.$AMJ13])" office:value-type="float" office:value="0.11114501226152" calcext:value-type="float">
            <text:p>0,11</text:p>
          </table:table-cell>
          <table:table-cell/>
          <table:table-cell table:formula="of:=[.BR13]/SUM([.BR$1:.BR$1048576])" office:value-type="float" office:value="0.00554182140474073" calcext:value-type="float">
            <text:p>0,006</text:p>
          </table:table-cell>
          <table:table-cell table:formula="of:=SUM([$cor_valid.$A13:$cor_valid.$AMJ13])" office:value-type="float" office:value="612893" calcext:value-type="float">
            <text:p>612893</text:p>
          </table:table-cell>
          <table:table-cell table:number-columns-repeated="95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$cor_valid.B14]/SUM([$cor_valid.$A14:$cor_valid.$AMJ14])" office:value-type="float" office:value="0" calcext:value-type="float">
            <text:p>0,00</text:p>
          </table:table-cell>
          <table:table-cell table:style-name="ce2" table:formula="of:=[$cor_valid.C14]/SUM([$cor_valid.$A14:$cor_valid.$AMJ14])" office:value-type="float" office:value="0" calcext:value-type="float">
            <text:p>0,00</text:p>
          </table:table-cell>
          <table:table-cell table:style-name="ce2" table:formula="of:=[$cor_valid.D14]/SUM([$cor_valid.$A14:$cor_valid.$AMJ14])" office:value-type="float" office:value="0.0876505671851245" calcext:value-type="float">
            <text:p>0,09</text:p>
          </table:table-cell>
          <table:table-cell table:style-name="ce2" table:formula="of:=[$cor_valid.E14]/SUM([$cor_valid.$A14:$cor_valid.$AMJ14])" office:value-type="float" office:value="0.0107255625908415" calcext:value-type="float">
            <text:p>0,01</text:p>
          </table:table-cell>
          <table:table-cell table:style-name="ce2" table:formula="of:=[$cor_valid.F14]/SUM([$cor_valid.$A14:$cor_valid.$AMJ14])" office:value-type="float" office:value="0.0234976694455118" calcext:value-type="float">
            <text:p>0,02</text:p>
          </table:table-cell>
          <table:table-cell table:style-name="ce2" table:formula="of:=[$cor_valid.G14]/SUM([$cor_valid.$A14:$cor_valid.$AMJ14])" office:value-type="float" office:value="0.000275656982474898" calcext:value-type="float">
            <text:p>0,00</text:p>
          </table:table-cell>
          <table:table-cell table:style-name="ce2" table:formula="of:=[$cor_valid.H14]/SUM([$cor_valid.$A14:$cor_valid.$AMJ14])" office:value-type="float" office:value="0.0000417662094658937" calcext:value-type="float">
            <text:p>0,00</text:p>
          </table:table-cell>
          <table:table-cell table:style-name="ce2" table:formula="of:=[$cor_valid.I14]/SUM([$cor_valid.$A14:$cor_valid.$AMJ14])" office:value-type="float" office:value="0.0000918856608249662" calcext:value-type="float">
            <text:p>0,00</text:p>
          </table:table-cell>
          <table:table-cell table:style-name="ce2" table:formula="of:=[$cor_valid.J14]/SUM([$cor_valid.$A14:$cor_valid.$AMJ14])" office:value-type="float" office:value="0" calcext:value-type="float">
            <text:p>0,00</text:p>
          </table:table-cell>
          <table:table-cell table:style-name="ce2" table:formula="of:=[$cor_valid.K14]/SUM([$cor_valid.$A14:$cor_valid.$AMJ14])" office:value-type="float" office:value="0" calcext:value-type="float">
            <text:p>0,00</text:p>
          </table:table-cell>
          <table:table-cell table:style-name="ce2" table:formula="of:=[$cor_valid.L14]/SUM([$cor_valid.$A14:$cor_valid.$AMJ14])" office:value-type="float" office:value="0" calcext:value-type="float">
            <text:p>0,00</text:p>
          </table:table-cell>
          <table:table-cell table:style-name="ce2" table:formula="of:=[$cor_valid.M14]/SUM([$cor_valid.$A14:$cor_valid.$AMJ14])" office:value-type="float" office:value="0.00000835324189317874" calcext:value-type="float">
            <text:p>0,00</text:p>
          </table:table-cell>
          <table:table-cell table:style-name="ce2" table:formula="of:=[$cor_valid.N14]/SUM([$cor_valid.$A14:$cor_valid.$AMJ14])" office:value-type="float" office:value="0" calcext:value-type="float">
            <text:p>0,00</text:p>
          </table:table-cell>
          <table:table-cell table:style-name="ce2" table:formula="of:=[$cor_valid.O14]/SUM([$cor_valid.$A14:$cor_valid.$AMJ14])" office:value-type="float" office:value="0.665494428387657" calcext:value-type="float">
            <text:p>0,67</text:p>
          </table:table-cell>
          <table:table-cell table:style-name="ce2" table:formula="of:=[$cor_valid.P14]/SUM([$cor_valid.$A14:$cor_valid.$AMJ14])" office:value-type="float" office:value="0" calcext:value-type="float">
            <text:p>0,00</text:p>
          </table:table-cell>
          <table:table-cell table:style-name="ce2" table:formula="of:=[$cor_valid.Q14]/SUM([$cor_valid.$A14:$cor_valid.$AMJ14])" office:value-type="float" office:value="0.0518903386404264" calcext:value-type="float">
            <text:p>0,05</text:p>
          </table:table-cell>
          <table:table-cell table:style-name="ce2" table:formula="of:=[$cor_valid.R14]/SUM([$cor_valid.$A14:$cor_valid.$AMJ14])" office:value-type="float" office:value="0" calcext:value-type="float">
            <text:p>0,00</text:p>
          </table:table-cell>
          <table:table-cell table:style-name="ce2" table:formula="of:=[$cor_valid.S14]/SUM([$cor_valid.$A14:$cor_valid.$AMJ14])" office:value-type="float" office:value="0.00260621147067177" calcext:value-type="float">
            <text:p>0,00</text:p>
          </table:table-cell>
          <table:table-cell table:style-name="ce2" table:formula="of:=[$cor_valid.T14]/SUM([$cor_valid.$A14:$cor_valid.$AMJ14])" office:value-type="float" office:value="0" calcext:value-type="float">
            <text:p>0,00</text:p>
          </table:table-cell>
          <table:table-cell table:style-name="ce2" table:formula="of:=[$cor_valid.U14]/SUM([$cor_valid.$A14:$cor_valid.$AMJ14])" office:value-type="float" office:value="0.000551313964949797" calcext:value-type="float">
            <text:p>0,00</text:p>
          </table:table-cell>
          <table:table-cell table:style-name="ce2" table:formula="of:=[$cor_valid.V14]/SUM([$cor_valid.$A14:$cor_valid.$AMJ14])" office:value-type="float" office:value="0" calcext:value-type="float">
            <text:p>0,00</text:p>
          </table:table-cell>
          <table:table-cell table:style-name="ce2" table:formula="of:=[$cor_valid.W14]/SUM([$cor_valid.$A14:$cor_valid.$AMJ14])" office:value-type="float" office:value="0" calcext:value-type="float">
            <text:p>0,00</text:p>
          </table:table-cell>
          <table:table-cell table:style-name="ce2" table:formula="of:=[$cor_valid.X14]/SUM([$cor_valid.$A14:$cor_valid.$AMJ14])" office:value-type="float" office:value="0" calcext:value-type="float">
            <text:p>0,00</text:p>
          </table:table-cell>
          <table:table-cell table:style-name="ce2" table:formula="of:=[$cor_valid.Y14]/SUM([$cor_valid.$A14:$cor_valid.$AMJ14])" office:value-type="float" office:value="0.0289941026112234" calcext:value-type="float">
            <text:p>0,03</text:p>
          </table:table-cell>
          <table:table-cell table:style-name="ce2" table:formula="of:=[$cor_valid.Z14]/SUM([$cor_valid.$A14:$cor_valid.$AMJ14])" office:value-type="float" office:value="0.01476853166714" calcext:value-type="float">
            <text:p>0,01</text:p>
          </table:table-cell>
          <table:table-cell table:style-name="ce2" table:formula="of:=[$cor_valid.AA14]/SUM([$cor_valid.$A14:$cor_valid.$AMJ14])" office:value-type="float" office:value="0" calcext:value-type="float">
            <text:p>0,00</text:p>
          </table:table-cell>
          <table:table-cell table:style-name="ce2" table:formula="of:=[$cor_valid.AB14]/SUM([$cor_valid.$A14:$cor_valid.$AMJ14])" office:value-type="float" office:value="0" calcext:value-type="float">
            <text:p>0,00</text:p>
          </table:table-cell>
          <table:table-cell table:style-name="ce2" table:formula="of:=[$cor_valid.AC14]/SUM([$cor_valid.$A14:$cor_valid.$AMJ14])" office:value-type="float" office:value="0" calcext:value-type="float">
            <text:p>0,00</text:p>
          </table:table-cell>
          <table:table-cell table:style-name="ce2" table:formula="of:=[$cor_valid.AD14]/SUM([$cor_valid.$A14:$cor_valid.$AMJ14])" office:value-type="float" office:value="0" calcext:value-type="float">
            <text:p>0,00</text:p>
          </table:table-cell>
          <table:table-cell table:style-name="ce2" table:formula="of:=[$cor_valid.AE14]/SUM([$cor_valid.$A14:$cor_valid.$AMJ14])" office:value-type="float" office:value="0.00252267905173998" calcext:value-type="float">
            <text:p>0,00</text:p>
          </table:table-cell>
          <table:table-cell table:style-name="ce2" table:formula="of:=[$cor_valid.AF14]/SUM([$cor_valid.$A14:$cor_valid.$AMJ14])" office:value-type="float" office:value="0.00565514476168201" calcext:value-type="float">
            <text:p>0,01</text:p>
          </table:table-cell>
          <table:table-cell table:style-name="ce2" table:formula="of:=[$cor_valid.AG14]/SUM([$cor_valid.$A14:$cor_valid.$AMJ14])" office:value-type="float" office:value="0" calcext:value-type="float">
            <text:p>0,00</text:p>
          </table:table-cell>
          <table:table-cell table:style-name="ce2" table:formula="of:=[$cor_valid.AH14]/SUM([$cor_valid.$A14:$cor_valid.$AMJ14])" office:value-type="float" office:value="0" calcext:value-type="float">
            <text:p>0,00</text:p>
          </table:table-cell>
          <table:table-cell table:style-name="ce2" table:formula="of:=[$cor_valid.AI14]/SUM([$cor_valid.$A14:$cor_valid.$AMJ14])" office:value-type="float" office:value="0" calcext:value-type="float">
            <text:p>0,00</text:p>
          </table:table-cell>
          <table:table-cell table:style-name="ce2" table:formula="of:=[$cor_valid.AJ14]/SUM([$cor_valid.$A14:$cor_valid.$AMJ14])" office:value-type="float" office:value="0" calcext:value-type="float">
            <text:p>0,00</text:p>
          </table:table-cell>
          <table:table-cell table:style-name="ce2" table:formula="of:=[$cor_valid.AK14]/SUM([$cor_valid.$A14:$cor_valid.$AMJ14])" office:value-type="float" office:value="0.0000584726932522512" calcext:value-type="float">
            <text:p>0,00</text:p>
          </table:table-cell>
          <table:table-cell table:style-name="ce2" table:formula="of:=[$cor_valid.AL14]/SUM([$cor_valid.$A14:$cor_valid.$AMJ14])" office:value-type="float" office:value="0" calcext:value-type="float">
            <text:p>0,00</text:p>
          </table:table-cell>
          <table:table-cell table:style-name="ce2" table:formula="of:=[$cor_valid.AM14]/SUM([$cor_valid.$A14:$cor_valid.$AMJ14])" office:value-type="float" office:value="0" calcext:value-type="float">
            <text:p>0,00</text:p>
          </table:table-cell>
          <table:table-cell table:style-name="ce2" table:formula="of:=[$cor_valid.AN14]/SUM([$cor_valid.$A14:$cor_valid.$AMJ14])" office:value-type="float" office:value="0" calcext:value-type="float">
            <text:p>0,00</text:p>
          </table:table-cell>
          <table:table-cell table:style-name="ce2" table:formula="of:=[$cor_valid.AO14]/SUM([$cor_valid.$A14:$cor_valid.$AMJ14])" office:value-type="float" office:value="0" calcext:value-type="float">
            <text:p>0,00</text:p>
          </table:table-cell>
          <table:table-cell table:style-name="ce2" table:formula="of:=[$cor_valid.AP14]/SUM([$cor_valid.$A14:$cor_valid.$AMJ14])" office:value-type="float" office:value="0" calcext:value-type="float">
            <text:p>0,00</text:p>
          </table:table-cell>
          <table:table-cell table:style-name="ce2" table:formula="of:=[$cor_valid.AQ14]/SUM([$cor_valid.$A14:$cor_valid.$AMJ14])" office:value-type="float" office:value="0" calcext:value-type="float">
            <text:p>0,00</text:p>
          </table:table-cell>
          <table:table-cell table:style-name="ce2" table:formula="of:=[$cor_valid.AR14]/SUM([$cor_valid.$A14:$cor_valid.$AMJ14])" office:value-type="float" office:value="0" calcext:value-type="float">
            <text:p>0,00</text:p>
          </table:table-cell>
          <table:table-cell table:style-name="ce2" table:formula="of:=[$cor_valid.AS14]/SUM([$cor_valid.$A14:$cor_valid.$AMJ14])" office:value-type="float" office:value="0" calcext:value-type="float">
            <text:p>0,00</text:p>
          </table:table-cell>
          <table:table-cell table:style-name="ce2" table:formula="of:=[$cor_valid.AT14]/SUM([$cor_valid.$A14:$cor_valid.$AMJ14])" office:value-type="float" office:value="0" calcext:value-type="float">
            <text:p>0,00</text:p>
          </table:table-cell>
          <table:table-cell table:style-name="ce2" table:formula="of:=[$cor_valid.AU14]/SUM([$cor_valid.$A14:$cor_valid.$AMJ14])" office:value-type="float" office:value="0.00149523029887899" calcext:value-type="float">
            <text:p>0,00</text:p>
          </table:table-cell>
          <table:table-cell table:style-name="ce2" table:formula="of:=[$cor_valid.AV14]/SUM([$cor_valid.$A14:$cor_valid.$AMJ14])" office:value-type="float" office:value="0" calcext:value-type="float">
            <text:p>0,00</text:p>
          </table:table-cell>
          <table:table-cell table:style-name="ce2" table:formula="of:=[$cor_valid.AW14]/SUM([$cor_valid.$A14:$cor_valid.$AMJ14])" office:value-type="float" office:value="0" calcext:value-type="float">
            <text:p>0,00</text:p>
          </table:table-cell>
          <table:table-cell table:style-name="ce2" table:formula="of:=[$cor_valid.AX14]/SUM([$cor_valid.$A14:$cor_valid.$AMJ14])" office:value-type="float" office:value="0" calcext:value-type="float">
            <text:p>0,00</text:p>
          </table:table-cell>
          <table:table-cell table:style-name="ce2" table:formula="of:=[$cor_valid.AY14]/SUM([$cor_valid.$A14:$cor_valid.$AMJ14])" office:value-type="float" office:value="0" calcext:value-type="float">
            <text:p>0,00</text:p>
          </table:table-cell>
          <table:table-cell table:style-name="ce2" table:formula="of:=[$cor_valid.AZ14]/SUM([$cor_valid.$A14:$cor_valid.$AMJ14])" office:value-type="float" office:value="0" calcext:value-type="float">
            <text:p>0,00</text:p>
          </table:table-cell>
          <table:table-cell table:style-name="ce2" table:formula="of:=[$cor_valid.BA14]/SUM([$cor_valid.$A14:$cor_valid.$AMJ14])" office:value-type="float" office:value="0" calcext:value-type="float">
            <text:p>0,00</text:p>
          </table:table-cell>
          <table:table-cell table:style-name="ce2" table:formula="of:=[$cor_valid.BB14]/SUM([$cor_valid.$A14:$cor_valid.$AMJ14])" office:value-type="float" office:value="0.000392602368979401" calcext:value-type="float">
            <text:p>0,00</text:p>
          </table:table-cell>
          <table:table-cell table:style-name="ce2" table:formula="of:=[$cor_valid.BC14]/SUM([$cor_valid.$A14:$cor_valid.$AMJ14])" office:value-type="float" office:value="0" calcext:value-type="float">
            <text:p>0,00</text:p>
          </table:table-cell>
          <table:table-cell table:style-name="ce2" table:formula="of:=[$cor_valid.BD14]/SUM([$cor_valid.$A14:$cor_valid.$AMJ14])" office:value-type="float" office:value="0" calcext:value-type="float">
            <text:p>0,00</text:p>
          </table:table-cell>
          <table:table-cell table:style-name="ce2" table:formula="of:=[$cor_valid.BE14]/SUM([$cor_valid.$A14:$cor_valid.$AMJ14])" office:value-type="float" office:value="0.0127554003708839" calcext:value-type="float">
            <text:p>0,01</text:p>
          </table:table-cell>
          <table:table-cell table:style-name="ce2" table:formula="of:=[$cor_valid.BF14]/SUM([$cor_valid.$A14:$cor_valid.$AMJ14])" office:value-type="float" office:value="0" calcext:value-type="float">
            <text:p>0,00</text:p>
          </table:table-cell>
          <table:table-cell table:style-name="ce2" table:formula="of:=[$cor_valid.BG14]/SUM([$cor_valid.$A14:$cor_valid.$AMJ14])" office:value-type="float" office:value="0.000033412967572715" calcext:value-type="float">
            <text:p>0,00</text:p>
          </table:table-cell>
          <table:table-cell table:style-name="ce2" table:formula="of:=[$cor_valid.BH14]/SUM([$cor_valid.$A14:$cor_valid.$AMJ14])" office:value-type="float" office:value="0" calcext:value-type="float">
            <text:p>0,00</text:p>
          </table:table-cell>
          <table:table-cell table:style-name="ce2" table:formula="of:=[$cor_valid.BI14]/SUM([$cor_valid.$A14:$cor_valid.$AMJ14])" office:value-type="float" office:value="0" calcext:value-type="float">
            <text:p>0,00</text:p>
          </table:table-cell>
          <table:table-cell table:style-name="ce2" table:formula="of:=[$cor_valid.BJ14]/SUM([$cor_valid.$A14:$cor_valid.$AMJ14])" office:value-type="float" office:value="0" calcext:value-type="float">
            <text:p>0,00</text:p>
          </table:table-cell>
          <table:table-cell table:style-name="ce2" table:formula="of:=[$cor_valid.BK14]/SUM([$cor_valid.$A14:$cor_valid.$AMJ14])" office:value-type="float" office:value="0.000033412967572715" calcext:value-type="float">
            <text:p>0,00</text:p>
          </table:table-cell>
          <table:table-cell table:style-name="ce2" table:formula="of:=[$cor_valid.BL14]/SUM([$cor_valid.$A14:$cor_valid.$AMJ14])" office:value-type="float" office:value="0" calcext:value-type="float">
            <text:p>0,00</text:p>
          </table:table-cell>
          <table:table-cell table:style-name="ce2" table:formula="of:=[$cor_valid.BM14]/SUM([$cor_valid.$A14:$cor_valid.$AMJ14])" office:value-type="float" office:value="0" calcext:value-type="float">
            <text:p>0,00</text:p>
          </table:table-cell>
          <table:table-cell table:style-name="ce2" table:formula="of:=[$cor_valid.BN14]/SUM([$cor_valid.$A14:$cor_valid.$AMJ14])" office:value-type="float" office:value="0.0103079004961826" calcext:value-type="float">
            <text:p>0,01</text:p>
          </table:table-cell>
          <table:table-cell table:style-name="ce2" table:formula="of:=[$cor_valid.BO14]/SUM([$cor_valid.$A14:$cor_valid.$AMJ14])" office:value-type="float" office:value="0.0800491170623319" calcext:value-type="float">
            <text:p>0,08</text:p>
          </table:table-cell>
          <table:table-cell/>
          <table:table-cell table:formula="of:=[.BR14]/SUM([.BR$1:.BR$1048576])" office:value-type="float" office:value="0.00108246236724376" calcext:value-type="float">
            <text:p>0,001</text:p>
          </table:table-cell>
          <table:table-cell table:formula="of:=SUM([$cor_valid.$A14:$cor_valid.$AMJ14])" office:value-type="float" office:value="119714" calcext:value-type="float">
            <text:p>119714</text:p>
          </table:table-cell>
          <table:table-cell table:number-columns-repeated="95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$cor_valid.B15]/SUM([$cor_valid.$A15:$cor_valid.$AMJ15])" office:value-type="float" office:value="0" calcext:value-type="float">
            <text:p>0,00</text:p>
          </table:table-cell>
          <table:table-cell table:style-name="ce2" table:formula="of:=[$cor_valid.C15]/SUM([$cor_valid.$A15:$cor_valid.$AMJ15])" office:value-type="float" office:value="0" calcext:value-type="float">
            <text:p>0,00</text:p>
          </table:table-cell>
          <table:table-cell table:style-name="ce2" table:formula="of:=[$cor_valid.D15]/SUM([$cor_valid.$A15:$cor_valid.$AMJ15])" office:value-type="float" office:value="0.0296368969777374" calcext:value-type="float">
            <text:p>0,03</text:p>
          </table:table-cell>
          <table:table-cell table:style-name="ce2" table:formula="of:=[$cor_valid.E15]/SUM([$cor_valid.$A15:$cor_valid.$AMJ15])" office:value-type="float" office:value="0.0023918809556736" calcext:value-type="float">
            <text:p>0,00</text:p>
          </table:table-cell>
          <table:table-cell table:style-name="ce2" table:formula="of:=[$cor_valid.F15]/SUM([$cor_valid.$A15:$cor_valid.$AMJ15])" office:value-type="float" office:value="0.00251855214023136" calcext:value-type="float">
            <text:p>0,00</text:p>
          </table:table-cell>
          <table:table-cell table:style-name="ce2" table:formula="of:=[$cor_valid.G15]/SUM([$cor_valid.$A15:$cor_valid.$AMJ15])" office:value-type="float" office:value="0.000397371666166485" calcext:value-type="float">
            <text:p>0,00</text:p>
          </table:table-cell>
          <table:table-cell table:style-name="ce2" table:formula="of:=[$cor_valid.H15]/SUM([$cor_valid.$A15:$cor_valid.$AMJ15])" office:value-type="float" office:value="0.0000831563570954895" calcext:value-type="float">
            <text:p>0,00</text:p>
          </table:table-cell>
          <table:table-cell table:style-name="ce2" table:formula="of:=[$cor_valid.I15]/SUM([$cor_valid.$A15:$cor_valid.$AMJ15])" office:value-type="float" office:value="0.0000934851513063151" calcext:value-type="float">
            <text:p>0,00</text:p>
          </table:table-cell>
          <table:table-cell table:style-name="ce2" table:formula="of:=[$cor_valid.J15]/SUM([$cor_valid.$A15:$cor_valid.$AMJ15])" office:value-type="float" office:value="0.0000329947592845818" calcext:value-type="float">
            <text:p>0,00</text:p>
          </table:table-cell>
          <table:table-cell table:style-name="ce2" table:formula="of:=[$cor_valid.K15]/SUM([$cor_valid.$A15:$cor_valid.$AMJ15])" office:value-type="float" office:value="0" calcext:value-type="float">
            <text:p>0,00</text:p>
          </table:table-cell>
          <table:table-cell table:style-name="ce2" table:formula="of:=[$cor_valid.L15]/SUM([$cor_valid.$A15:$cor_valid.$AMJ15])" office:value-type="float" office:value="0" calcext:value-type="float">
            <text:p>0,00</text:p>
          </table:table-cell>
          <table:table-cell table:style-name="ce2" table:formula="of:=[$cor_valid.M15]/SUM([$cor_valid.$A15:$cor_valid.$AMJ15])" office:value-type="float" office:value="0.000000669458884034993" calcext:value-type="float">
            <text:p>0,00</text:p>
          </table:table-cell>
          <table:table-cell table:style-name="ce2" table:formula="of:=[$cor_valid.N15]/SUM([$cor_valid.$A15:$cor_valid.$AMJ15])" office:value-type="float" office:value="0" calcext:value-type="float">
            <text:p>0,00</text:p>
          </table:table-cell>
          <table:table-cell table:style-name="ce2" table:formula="of:=[$cor_valid.O15]/SUM([$cor_valid.$A15:$cor_valid.$AMJ15])" office:value-type="float" office:value="0.882285075485315" calcext:value-type="float">
            <text:p>0,88</text:p>
          </table:table-cell>
          <table:table-cell table:style-name="ce2" table:formula="of:=[$cor_valid.P15]/SUM([$cor_valid.$A15:$cor_valid.$AMJ15])" office:value-type="float" office:value="0.000229624397224003" calcext:value-type="float">
            <text:p>0,00</text:p>
          </table:table-cell>
          <table:table-cell table:style-name="ce2" table:formula="of:=[$cor_valid.Q15]/SUM([$cor_valid.$A15:$cor_valid.$AMJ15])" office:value-type="float" office:value="0.00910554937421853" calcext:value-type="float">
            <text:p>0,01</text:p>
          </table:table-cell>
          <table:table-cell table:style-name="ce2" table:formula="of:=[$cor_valid.R15]/SUM([$cor_valid.$A15:$cor_valid.$AMJ15])" office:value-type="float" office:value="0.000132218129596911" calcext:value-type="float">
            <text:p>0,00</text:p>
          </table:table-cell>
          <table:table-cell table:style-name="ce2" table:formula="of:=[$cor_valid.S15]/SUM([$cor_valid.$A15:$cor_valid.$AMJ15])" office:value-type="float" office:value="0.00100853980879872" calcext:value-type="float">
            <text:p>0,00</text:p>
          </table:table-cell>
          <table:table-cell table:style-name="ce2" table:formula="of:=[$cor_valid.T15]/SUM([$cor_valid.$A15:$cor_valid.$AMJ15])" office:value-type="float" office:value="0" calcext:value-type="float">
            <text:p>0,00</text:p>
          </table:table-cell>
          <table:table-cell table:style-name="ce2" table:formula="of:=[$cor_valid.U15]/SUM([$cor_valid.$A15:$cor_valid.$AMJ15])" office:value-type="float" office:value="0.000508358385441144" calcext:value-type="float">
            <text:p>0,00</text:p>
          </table:table-cell>
          <table:table-cell table:style-name="ce2" table:formula="of:=[$cor_valid.V15]/SUM([$cor_valid.$A15:$cor_valid.$AMJ15])" office:value-type="float" office:value="0" calcext:value-type="float">
            <text:p>0,00</text:p>
          </table:table-cell>
          <table:table-cell table:style-name="ce2" table:formula="of:=[$cor_valid.W15]/SUM([$cor_valid.$A15:$cor_valid.$AMJ15])" office:value-type="float" office:value="0.000000143455475150356" calcext:value-type="float">
            <text:p>0,00</text:p>
          </table:table-cell>
          <table:table-cell table:style-name="ce2" table:formula="of:=[$cor_valid.X15]/SUM([$cor_valid.$A15:$cor_valid.$AMJ15])" office:value-type="float" office:value="0" calcext:value-type="float">
            <text:p>0,00</text:p>
          </table:table-cell>
          <table:table-cell table:style-name="ce2" table:formula="of:=[$cor_valid.Y15]/SUM([$cor_valid.$A15:$cor_valid.$AMJ15])" office:value-type="float" office:value="0.00617953586606844" calcext:value-type="float">
            <text:p>0,01</text:p>
          </table:table-cell>
          <table:table-cell table:style-name="ce2" table:formula="of:=[$cor_valid.Z15]/SUM([$cor_valid.$A15:$cor_valid.$AMJ15])" office:value-type="float" office:value="0.00940733187544316" calcext:value-type="float">
            <text:p>0,01</text:p>
          </table:table-cell>
          <table:table-cell table:style-name="ce2" table:formula="of:=[$cor_valid.AA15]/SUM([$cor_valid.$A15:$cor_valid.$AMJ15])" office:value-type="float" office:value="0" calcext:value-type="float">
            <text:p>0,00</text:p>
          </table:table-cell>
          <table:table-cell table:style-name="ce2" table:formula="of:=[$cor_valid.AB15]/SUM([$cor_valid.$A15:$cor_valid.$AMJ15])" office:value-type="float" office:value="0" calcext:value-type="float">
            <text:p>0,00</text:p>
          </table:table-cell>
          <table:table-cell table:style-name="ce2" table:formula="of:=[$cor_valid.AC15]/SUM([$cor_valid.$A15:$cor_valid.$AMJ15])" office:value-type="float" office:value="0.00000731622923266814" calcext:value-type="float">
            <text:p>0,00</text:p>
          </table:table-cell>
          <table:table-cell table:style-name="ce2" table:formula="of:=[$cor_valid.AD15]/SUM([$cor_valid.$A15:$cor_valid.$AMJ15])" office:value-type="float" office:value="0.00111727905896269" calcext:value-type="float">
            <text:p>0,00</text:p>
          </table:table-cell>
          <table:table-cell table:style-name="ce2" table:formula="of:=[$cor_valid.AE15]/SUM([$cor_valid.$A15:$cor_valid.$AMJ15])" office:value-type="float" office:value="0.00160282802385492" calcext:value-type="float">
            <text:p>0,00</text:p>
          </table:table-cell>
          <table:table-cell table:style-name="ce2" table:formula="of:=[$cor_valid.AF15]/SUM([$cor_valid.$A15:$cor_valid.$AMJ15])" office:value-type="float" office:value="0.00384140289508451" calcext:value-type="float">
            <text:p>0,00</text:p>
          </table:table-cell>
          <table:table-cell table:style-name="ce2" table:formula="of:=[$cor_valid.AG15]/SUM([$cor_valid.$A15:$cor_valid.$AMJ15])" office:value-type="float" office:value="0" calcext:value-type="float">
            <text:p>0,00</text:p>
          </table:table-cell>
          <table:table-cell table:style-name="ce2" table:formula="of:=[$cor_valid.AH15]/SUM([$cor_valid.$A15:$cor_valid.$AMJ15])" office:value-type="float" office:value="0" calcext:value-type="float">
            <text:p>0,00</text:p>
          </table:table-cell>
          <table:table-cell table:style-name="ce2" table:formula="of:=[$cor_valid.AI15]/SUM([$cor_valid.$A15:$cor_valid.$AMJ15])" office:value-type="float" office:value="0" calcext:value-type="float">
            <text:p>0,00</text:p>
          </table:table-cell>
          <table:table-cell table:style-name="ce2" table:formula="of:=[$cor_valid.AJ15]/SUM([$cor_valid.$A15:$cor_valid.$AMJ15])" office:value-type="float" office:value="0" calcext:value-type="float">
            <text:p>0,00</text:p>
          </table:table-cell>
          <table:table-cell table:style-name="ce2" table:formula="of:=[$cor_valid.AK15]/SUM([$cor_valid.$A15:$cor_valid.$AMJ15])" office:value-type="float" office:value="0.00000449493822137781" calcext:value-type="float">
            <text:p>0,00</text:p>
          </table:table-cell>
          <table:table-cell table:style-name="ce2" table:formula="of:=[$cor_valid.AL15]/SUM([$cor_valid.$A15:$cor_valid.$AMJ15])" office:value-type="float" office:value="0" calcext:value-type="float">
            <text:p>0,00</text:p>
          </table:table-cell>
          <table:table-cell table:style-name="ce2" table:formula="of:=[$cor_valid.AM15]/SUM([$cor_valid.$A15:$cor_valid.$AMJ15])" office:value-type="float" office:value="0" calcext:value-type="float">
            <text:p>0,00</text:p>
          </table:table-cell>
          <table:table-cell table:style-name="ce2" table:formula="of:=[$cor_valid.AN15]/SUM([$cor_valid.$A15:$cor_valid.$AMJ15])" office:value-type="float" office:value="0" calcext:value-type="float">
            <text:p>0,00</text:p>
          </table:table-cell>
          <table:table-cell table:style-name="ce2" table:formula="of:=[$cor_valid.AO15]/SUM([$cor_valid.$A15:$cor_valid.$AMJ15])" office:value-type="float" office:value="0" calcext:value-type="float">
            <text:p>0,00</text:p>
          </table:table-cell>
          <table:table-cell table:style-name="ce2" table:formula="of:=[$cor_valid.AP15]/SUM([$cor_valid.$A15:$cor_valid.$AMJ15])" office:value-type="float" office:value="0" calcext:value-type="float">
            <text:p>0,00</text:p>
          </table:table-cell>
          <table:table-cell table:style-name="ce2" table:formula="of:=[$cor_valid.AQ15]/SUM([$cor_valid.$A15:$cor_valid.$AMJ15])" office:value-type="float" office:value="0" calcext:value-type="float">
            <text:p>0,00</text:p>
          </table:table-cell>
          <table:table-cell table:style-name="ce2" table:formula="of:=[$cor_valid.AR15]/SUM([$cor_valid.$A15:$cor_valid.$AMJ15])" office:value-type="float" office:value="0" calcext:value-type="float">
            <text:p>0,00</text:p>
          </table:table-cell>
          <table:table-cell table:style-name="ce2" table:formula="of:=[$cor_valid.AS15]/SUM([$cor_valid.$A15:$cor_valid.$AMJ15])" office:value-type="float" office:value="0" calcext:value-type="float">
            <text:p>0,00</text:p>
          </table:table-cell>
          <table:table-cell table:style-name="ce2" table:formula="of:=[$cor_valid.AT15]/SUM([$cor_valid.$A15:$cor_valid.$AMJ15])" office:value-type="float" office:value="0" calcext:value-type="float">
            <text:p>0,00</text:p>
          </table:table-cell>
          <table:table-cell table:style-name="ce2" table:formula="of:=[$cor_valid.AU15]/SUM([$cor_valid.$A15:$cor_valid.$AMJ15])" office:value-type="float" office:value="0.000475650537106863" calcext:value-type="float">
            <text:p>0,00</text:p>
          </table:table-cell>
          <table:table-cell table:style-name="ce2" table:formula="of:=[$cor_valid.AV15]/SUM([$cor_valid.$A15:$cor_valid.$AMJ15])" office:value-type="float" office:value="0" calcext:value-type="float">
            <text:p>0,00</text:p>
          </table:table-cell>
          <table:table-cell table:style-name="ce2" table:formula="of:=[$cor_valid.AW15]/SUM([$cor_valid.$A15:$cor_valid.$AMJ15])" office:value-type="float" office:value="0.00000124328078463642" calcext:value-type="float">
            <text:p>0,00</text:p>
          </table:table-cell>
          <table:table-cell table:style-name="ce2" table:formula="of:=[$cor_valid.AX15]/SUM([$cor_valid.$A15:$cor_valid.$AMJ15])" office:value-type="float" office:value="0" calcext:value-type="float">
            <text:p>0,00</text:p>
          </table:table-cell>
          <table:table-cell table:style-name="ce2" table:formula="of:=[$cor_valid.AY15]/SUM([$cor_valid.$A15:$cor_valid.$AMJ15])" office:value-type="float" office:value="0" calcext:value-type="float">
            <text:p>0,00</text:p>
          </table:table-cell>
          <table:table-cell table:style-name="ce2" table:formula="of:=[$cor_valid.AZ15]/SUM([$cor_valid.$A15:$cor_valid.$AMJ15])" office:value-type="float" office:value="0.0000147759139404866" calcext:value-type="float">
            <text:p>0,00</text:p>
          </table:table-cell>
          <table:table-cell table:style-name="ce2" table:formula="of:=[$cor_valid.BA15]/SUM([$cor_valid.$A15:$cor_valid.$AMJ15])" office:value-type="float" office:value="0" calcext:value-type="float">
            <text:p>0,00</text:p>
          </table:table-cell>
          <table:table-cell table:style-name="ce2" table:formula="of:=[$cor_valid.BB15]/SUM([$cor_valid.$A15:$cor_valid.$AMJ15])" office:value-type="float" office:value="0.000547999915074359" calcext:value-type="float">
            <text:p>0,00</text:p>
          </table:table-cell>
          <table:table-cell table:style-name="ce2" table:formula="of:=[$cor_valid.BC15]/SUM([$cor_valid.$A15:$cor_valid.$AMJ15])" office:value-type="float" office:value="0" calcext:value-type="float">
            <text:p>0,00</text:p>
          </table:table-cell>
          <table:table-cell table:style-name="ce2" table:formula="of:=[$cor_valid.BD15]/SUM([$cor_valid.$A15:$cor_valid.$AMJ15])" office:value-type="float" office:value="0.00000353856838704211" calcext:value-type="float">
            <text:p>0,00</text:p>
          </table:table-cell>
          <table:table-cell table:style-name="ce2" table:formula="of:=[$cor_valid.BE15]/SUM([$cor_valid.$A15:$cor_valid.$AMJ15])" office:value-type="float" office:value="0.020621485460405" calcext:value-type="float">
            <text:p>0,02</text:p>
          </table:table-cell>
          <table:table-cell table:style-name="ce2" table:formula="of:=[$cor_valid.BF15]/SUM([$cor_valid.$A15:$cor_valid.$AMJ15])" office:value-type="float" office:value="0" calcext:value-type="float">
            <text:p>0,00</text:p>
          </table:table-cell>
          <table:table-cell table:style-name="ce2" table:formula="of:=[$cor_valid.BG15]/SUM([$cor_valid.$A15:$cor_valid.$AMJ15])" office:value-type="float" office:value="0.0000936286067814655" calcext:value-type="float">
            <text:p>0,00</text:p>
          </table:table-cell>
          <table:table-cell table:style-name="ce2" table:formula="of:=[$cor_valid.BH15]/SUM([$cor_valid.$A15:$cor_valid.$AMJ15])" office:value-type="float" office:value="0" calcext:value-type="float">
            <text:p>0,00</text:p>
          </table:table-cell>
          <table:table-cell table:style-name="ce2" table:formula="of:=[$cor_valid.BI15]/SUM([$cor_valid.$A15:$cor_valid.$AMJ15])" office:value-type="float" office:value="0" calcext:value-type="float">
            <text:p>0,00</text:p>
          </table:table-cell>
          <table:table-cell table:style-name="ce2" table:formula="of:=[$cor_valid.BJ15]/SUM([$cor_valid.$A15:$cor_valid.$AMJ15])" office:value-type="float" office:value="0" calcext:value-type="float">
            <text:p>0,00</text:p>
          </table:table-cell>
          <table:table-cell table:style-name="ce2" table:formula="of:=[$cor_valid.BK15]/SUM([$cor_valid.$A15:$cor_valid.$AMJ15])" office:value-type="float" office:value="0.0000177884789186441" calcext:value-type="float">
            <text:p>0,00</text:p>
          </table:table-cell>
          <table:table-cell table:style-name="ce2" table:formula="of:=[$cor_valid.BL15]/SUM([$cor_valid.$A15:$cor_valid.$AMJ15])" office:value-type="float" office:value="0" calcext:value-type="float">
            <text:p>0,00</text:p>
          </table:table-cell>
          <table:table-cell table:style-name="ce2" table:formula="of:=[$cor_valid.BM15]/SUM([$cor_valid.$A15:$cor_valid.$AMJ15])" office:value-type="float" office:value="0.000052982888822198" calcext:value-type="float">
            <text:p>0,00</text:p>
          </table:table-cell>
          <table:table-cell table:style-name="ce2" table:formula="of:=[$cor_valid.BN15]/SUM([$cor_valid.$A15:$cor_valid.$AMJ15])" office:value-type="float" office:value="0.00815950833409365" calcext:value-type="float">
            <text:p>0,01</text:p>
          </table:table-cell>
          <table:table-cell table:style-name="ce2" table:formula="of:=[$cor_valid.BO15]/SUM([$cor_valid.$A15:$cor_valid.$AMJ15])" office:value-type="float" office:value="0.0194260709859771" calcext:value-type="float">
            <text:p>0,02</text:p>
          </table:table-cell>
          <table:table-cell/>
          <table:table-cell table:formula="of:=[.BR15]/SUM([.BR$1:.BR$1048576])" office:value-type="float" office:value="0.189091493044229" calcext:value-type="float">
            <text:p>0,189</text:p>
          </table:table-cell>
          <table:table-cell table:formula="of:=SUM([$cor_valid.$A15:$cor_valid.$AMJ15])" office:value-type="float" office:value="20912412" calcext:value-type="float">
            <text:p>20912412</text:p>
          </table:table-cell>
          <table:table-cell table:number-columns-repeated="95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$cor_valid.B16]/SUM([$cor_valid.$A16:$cor_valid.$AMJ16])" office:value-type="float" office:value="0" calcext:value-type="float">
            <text:p>0,00</text:p>
          </table:table-cell>
          <table:table-cell table:style-name="ce2" table:formula="of:=[$cor_valid.C16]/SUM([$cor_valid.$A16:$cor_valid.$AMJ16])" office:value-type="float" office:value="0" calcext:value-type="float">
            <text:p>0,00</text:p>
          </table:table-cell>
          <table:table-cell table:style-name="ce2" table:formula="of:=[$cor_valid.D16]/SUM([$cor_valid.$A16:$cor_valid.$AMJ16])" office:value-type="float" office:value="0.16361011393788" calcext:value-type="float">
            <text:p>0,16</text:p>
          </table:table-cell>
          <table:table-cell table:style-name="ce2" table:formula="of:=[$cor_valid.E16]/SUM([$cor_valid.$A16:$cor_valid.$AMJ16])" office:value-type="float" office:value="0.00321913532074294" calcext:value-type="float">
            <text:p>0,00</text:p>
          </table:table-cell>
          <table:table-cell table:style-name="ce2" table:formula="of:=[$cor_valid.F16]/SUM([$cor_valid.$A16:$cor_valid.$AMJ16])" office:value-type="float" office:value="0.0257686904947713" calcext:value-type="float">
            <text:p>0,03</text:p>
          </table:table-cell>
          <table:table-cell table:style-name="ce2" table:formula="of:=[$cor_valid.G16]/SUM([$cor_valid.$A16:$cor_valid.$AMJ16])" office:value-type="float" office:value="0.00554471671609177" calcext:value-type="float">
            <text:p>0,01</text:p>
          </table:table-cell>
          <table:table-cell table:style-name="ce2" table:formula="of:=[$cor_valid.H16]/SUM([$cor_valid.$A16:$cor_valid.$AMJ16])" office:value-type="float" office:value="0.000589199313251132" calcext:value-type="float">
            <text:p>0,00</text:p>
          </table:table-cell>
          <table:table-cell table:style-name="ce2" table:formula="of:=[$cor_valid.I16]/SUM([$cor_valid.$A16:$cor_valid.$AMJ16])" office:value-type="float" office:value="0" calcext:value-type="float">
            <text:p>0,00</text:p>
          </table:table-cell>
          <table:table-cell table:style-name="ce2" table:formula="of:=[$cor_valid.J16]/SUM([$cor_valid.$A16:$cor_valid.$AMJ16])" office:value-type="float" office:value="0" calcext:value-type="float">
            <text:p>0,00</text:p>
          </table:table-cell>
          <table:table-cell table:style-name="ce2" table:formula="of:=[$cor_valid.K16]/SUM([$cor_valid.$A16:$cor_valid.$AMJ16])" office:value-type="float" office:value="0" calcext:value-type="float">
            <text:p>0,00</text:p>
          </table:table-cell>
          <table:table-cell table:style-name="ce2" table:formula="of:=[$cor_valid.L16]/SUM([$cor_valid.$A16:$cor_valid.$AMJ16])" office:value-type="float" office:value="0" calcext:value-type="float">
            <text:p>0,00</text:p>
          </table:table-cell>
          <table:table-cell table:style-name="ce2" table:formula="of:=[$cor_valid.M16]/SUM([$cor_valid.$A16:$cor_valid.$AMJ16])" office:value-type="float" office:value="0" calcext:value-type="float">
            <text:p>0,00</text:p>
          </table:table-cell>
          <table:table-cell table:style-name="ce2" table:formula="of:=[$cor_valid.N16]/SUM([$cor_valid.$A16:$cor_valid.$AMJ16])" office:value-type="float" office:value="0" calcext:value-type="float">
            <text:p>0,00</text:p>
          </table:table-cell>
          <table:table-cell table:style-name="ce2" table:formula="of:=[$cor_valid.O16]/SUM([$cor_valid.$A16:$cor_valid.$AMJ16])" office:value-type="float" office:value="0.65963009208678" calcext:value-type="float">
            <text:p>0,66</text:p>
          </table:table-cell>
          <table:table-cell table:style-name="ce2" table:formula="of:=[$cor_valid.P16]/SUM([$cor_valid.$A16:$cor_valid.$AMJ16])" office:value-type="float" office:value="0.0294833775557983" calcext:value-type="float">
            <text:p>0,03</text:p>
          </table:table-cell>
          <table:table-cell table:style-name="ce2" table:formula="of:=[$cor_valid.Q16]/SUM([$cor_valid.$A16:$cor_valid.$AMJ16])" office:value-type="float" office:value="0.003714687061027" calcext:value-type="float">
            <text:p>0,00</text:p>
          </table:table-cell>
          <table:table-cell table:style-name="ce2" table:formula="of:=[$cor_valid.R16]/SUM([$cor_valid.$A16:$cor_valid.$AMJ16])" office:value-type="float" office:value="0.00013656937724364" calcext:value-type="float">
            <text:p>0,00</text:p>
          </table:table-cell>
          <table:table-cell table:style-name="ce2" table:formula="of:=[$cor_valid.S16]/SUM([$cor_valid.$A16:$cor_valid.$AMJ16])" office:value-type="float" office:value="0.000117059466208834" calcext:value-type="float">
            <text:p>0,00</text:p>
          </table:table-cell>
          <table:table-cell table:style-name="ce2" table:formula="of:=[$cor_valid.T16]/SUM([$cor_valid.$A16:$cor_valid.$AMJ16])" office:value-type="float" office:value="0" calcext:value-type="float">
            <text:p>0,00</text:p>
          </table:table-cell>
          <table:table-cell table:style-name="ce2" table:formula="of:=[$cor_valid.U16]/SUM([$cor_valid.$A16:$cor_valid.$AMJ16])" office:value-type="float" office:value="0" calcext:value-type="float">
            <text:p>0,00</text:p>
          </table:table-cell>
          <table:table-cell table:style-name="ce2" table:formula="of:=[$cor_valid.V16]/SUM([$cor_valid.$A16:$cor_valid.$AMJ16])" office:value-type="float" office:value="0" calcext:value-type="float">
            <text:p>0,00</text:p>
          </table:table-cell>
          <table:table-cell table:style-name="ce2" table:formula="of:=[$cor_valid.W16]/SUM([$cor_valid.$A16:$cor_valid.$AMJ16])" office:value-type="float" office:value="0" calcext:value-type="float">
            <text:p>0,00</text:p>
          </table:table-cell>
          <table:table-cell table:style-name="ce2" table:formula="of:=[$cor_valid.X16]/SUM([$cor_valid.$A16:$cor_valid.$AMJ16])" office:value-type="float" office:value="0" calcext:value-type="float">
            <text:p>0,00</text:p>
          </table:table-cell>
          <table:table-cell table:style-name="ce2" table:formula="of:=[$cor_valid.Y16]/SUM([$cor_valid.$A16:$cor_valid.$AMJ16])" office:value-type="float" office:value="0.00166614640237241" calcext:value-type="float">
            <text:p>0,00</text:p>
          </table:table-cell>
          <table:table-cell table:style-name="ce2" table:formula="of:=[$cor_valid.Z16]/SUM([$cor_valid.$A16:$cor_valid.$AMJ16])" office:value-type="float" office:value="0.0142812548774778" calcext:value-type="float">
            <text:p>0,01</text:p>
          </table:table-cell>
          <table:table-cell table:style-name="ce2" table:formula="of:=[$cor_valid.AA16]/SUM([$cor_valid.$A16:$cor_valid.$AMJ16])" office:value-type="float" office:value="0" calcext:value-type="float">
            <text:p>0,00</text:p>
          </table:table-cell>
          <table:table-cell table:style-name="ce2" table:formula="of:=[$cor_valid.AB16]/SUM([$cor_valid.$A16:$cor_valid.$AMJ16])" office:value-type="float" office:value="0" calcext:value-type="float">
            <text:p>0,00</text:p>
          </table:table-cell>
          <table:table-cell table:style-name="ce2" table:formula="of:=[$cor_valid.AC16]/SUM([$cor_valid.$A16:$cor_valid.$AMJ16])" office:value-type="float" office:value="0.00000390198220696114" calcext:value-type="float">
            <text:p>0,00</text:p>
          </table:table-cell>
          <table:table-cell table:style-name="ce2" table:formula="of:=[$cor_valid.AD16]/SUM([$cor_valid.$A16:$cor_valid.$AMJ16])" office:value-type="float" office:value="0.00259872014983612" calcext:value-type="float">
            <text:p>0,00</text:p>
          </table:table-cell>
          <table:table-cell table:style-name="ce2" table:formula="of:=[$cor_valid.AE16]/SUM([$cor_valid.$A16:$cor_valid.$AMJ16])" office:value-type="float" office:value="0.0165834243795848" calcext:value-type="float">
            <text:p>0,02</text:p>
          </table:table-cell>
          <table:table-cell table:style-name="ce2" table:formula="of:=[$cor_valid.AF16]/SUM([$cor_valid.$A16:$cor_valid.$AMJ16])" office:value-type="float" office:value="0.0264359294521617" calcext:value-type="float">
            <text:p>0,03</text:p>
          </table:table-cell>
          <table:table-cell table:style-name="ce2" table:formula="of:=[$cor_valid.AG16]/SUM([$cor_valid.$A16:$cor_valid.$AMJ16])" office:value-type="float" office:value="0" calcext:value-type="float">
            <text:p>0,00</text:p>
          </table:table-cell>
          <table:table-cell table:style-name="ce2" table:formula="of:=[$cor_valid.AH16]/SUM([$cor_valid.$A16:$cor_valid.$AMJ16])" office:value-type="float" office:value="0" calcext:value-type="float">
            <text:p>0,00</text:p>
          </table:table-cell>
          <table:table-cell table:style-name="ce2" table:formula="of:=[$cor_valid.AI16]/SUM([$cor_valid.$A16:$cor_valid.$AMJ16])" office:value-type="float" office:value="0" calcext:value-type="float">
            <text:p>0,00</text:p>
          </table:table-cell>
          <table:table-cell table:style-name="ce2" table:formula="of:=[$cor_valid.AJ16]/SUM([$cor_valid.$A16:$cor_valid.$AMJ16])" office:value-type="float" office:value="0" calcext:value-type="float">
            <text:p>0,00</text:p>
          </table:table-cell>
          <table:table-cell table:style-name="ce2" table:formula="of:=[$cor_valid.AK16]/SUM([$cor_valid.$A16:$cor_valid.$AMJ16])" office:value-type="float" office:value="0" calcext:value-type="float">
            <text:p>0,00</text:p>
          </table:table-cell>
          <table:table-cell table:style-name="ce2" table:formula="of:=[$cor_valid.AL16]/SUM([$cor_valid.$A16:$cor_valid.$AMJ16])" office:value-type="float" office:value="0" calcext:value-type="float">
            <text:p>0,00</text:p>
          </table:table-cell>
          <table:table-cell table:style-name="ce2" table:formula="of:=[$cor_valid.AM16]/SUM([$cor_valid.$A16:$cor_valid.$AMJ16])" office:value-type="float" office:value="0" calcext:value-type="float">
            <text:p>0,00</text:p>
          </table:table-cell>
          <table:table-cell table:style-name="ce2" table:formula="of:=[$cor_valid.AN16]/SUM([$cor_valid.$A16:$cor_valid.$AMJ16])" office:value-type="float" office:value="0" calcext:value-type="float">
            <text:p>0,00</text:p>
          </table:table-cell>
          <table:table-cell table:style-name="ce2" table:formula="of:=[$cor_valid.AO16]/SUM([$cor_valid.$A16:$cor_valid.$AMJ16])" office:value-type="float" office:value="0" calcext:value-type="float">
            <text:p>0,00</text:p>
          </table:table-cell>
          <table:table-cell table:style-name="ce2" table:formula="of:=[$cor_valid.AP16]/SUM([$cor_valid.$A16:$cor_valid.$AMJ16])" office:value-type="float" office:value="0" calcext:value-type="float">
            <text:p>0,00</text:p>
          </table:table-cell>
          <table:table-cell table:style-name="ce2" table:formula="of:=[$cor_valid.AQ16]/SUM([$cor_valid.$A16:$cor_valid.$AMJ16])" office:value-type="float" office:value="0" calcext:value-type="float">
            <text:p>0,00</text:p>
          </table:table-cell>
          <table:table-cell table:style-name="ce2" table:formula="of:=[$cor_valid.AR16]/SUM([$cor_valid.$A16:$cor_valid.$AMJ16])" office:value-type="float" office:value="0" calcext:value-type="float">
            <text:p>0,00</text:p>
          </table:table-cell>
          <table:table-cell table:style-name="ce2" table:formula="of:=[$cor_valid.AS16]/SUM([$cor_valid.$A16:$cor_valid.$AMJ16])" office:value-type="float" office:value="0" calcext:value-type="float">
            <text:p>0,00</text:p>
          </table:table-cell>
          <table:table-cell table:style-name="ce2" table:formula="of:=[$cor_valid.AT16]/SUM([$cor_valid.$A16:$cor_valid.$AMJ16])" office:value-type="float" office:value="0.0000390198220696114" calcext:value-type="float">
            <text:p>0,00</text:p>
          </table:table-cell>
          <table:table-cell table:style-name="ce2" table:formula="of:=[$cor_valid.AU16]/SUM([$cor_valid.$A16:$cor_valid.$AMJ16])" office:value-type="float" office:value="0.000183393163727173" calcext:value-type="float">
            <text:p>0,00</text:p>
          </table:table-cell>
          <table:table-cell table:style-name="ce2" table:formula="of:=[$cor_valid.AV16]/SUM([$cor_valid.$A16:$cor_valid.$AMJ16])" office:value-type="float" office:value="0" calcext:value-type="float">
            <text:p>0,00</text:p>
          </table:table-cell>
          <table:table-cell table:style-name="ce2" table:formula="of:=[$cor_valid.AW16]/SUM([$cor_valid.$A16:$cor_valid.$AMJ16])" office:value-type="float" office:value="0" calcext:value-type="float">
            <text:p>0,00</text:p>
          </table:table-cell>
          <table:table-cell table:style-name="ce2" table:formula="of:=[$cor_valid.AX16]/SUM([$cor_valid.$A16:$cor_valid.$AMJ16])" office:value-type="float" office:value="0" calcext:value-type="float">
            <text:p>0,00</text:p>
          </table:table-cell>
          <table:table-cell table:style-name="ce2" table:formula="of:=[$cor_valid.AY16]/SUM([$cor_valid.$A16:$cor_valid.$AMJ16])" office:value-type="float" office:value="0" calcext:value-type="float">
            <text:p>0,00</text:p>
          </table:table-cell>
          <table:table-cell table:style-name="ce2" table:formula="of:=[$cor_valid.AZ16]/SUM([$cor_valid.$A16:$cor_valid.$AMJ16])" office:value-type="float" office:value="0" calcext:value-type="float">
            <text:p>0,00</text:p>
          </table:table-cell>
          <table:table-cell table:style-name="ce2" table:formula="of:=[$cor_valid.BA16]/SUM([$cor_valid.$A16:$cor_valid.$AMJ16])" office:value-type="float" office:value="0" calcext:value-type="float">
            <text:p>0,00</text:p>
          </table:table-cell>
          <table:table-cell table:style-name="ce2" table:formula="of:=[$cor_valid.BB16]/SUM([$cor_valid.$A16:$cor_valid.$AMJ16])" office:value-type="float" office:value="0" calcext:value-type="float">
            <text:p>0,00</text:p>
          </table:table-cell>
          <table:table-cell table:style-name="ce2" table:formula="of:=[$cor_valid.BC16]/SUM([$cor_valid.$A16:$cor_valid.$AMJ16])" office:value-type="float" office:value="0" calcext:value-type="float">
            <text:p>0,00</text:p>
          </table:table-cell>
          <table:table-cell table:style-name="ce2" table:formula="of:=[$cor_valid.BD16]/SUM([$cor_valid.$A16:$cor_valid.$AMJ16])" office:value-type="float" office:value="0.0000468237864835336" calcext:value-type="float">
            <text:p>0,00</text:p>
          </table:table-cell>
          <table:table-cell table:style-name="ce2" table:formula="of:=[$cor_valid.BE16]/SUM([$cor_valid.$A16:$cor_valid.$AMJ16])" office:value-type="float" office:value="0.00586467925706259" calcext:value-type="float">
            <text:p>0,01</text:p>
          </table:table-cell>
          <table:table-cell table:style-name="ce2" table:formula="of:=[$cor_valid.BF16]/SUM([$cor_valid.$A16:$cor_valid.$AMJ16])" office:value-type="float" office:value="0" calcext:value-type="float">
            <text:p>0,00</text:p>
          </table:table-cell>
          <table:table-cell table:style-name="ce2" table:formula="of:=[$cor_valid.BG16]/SUM([$cor_valid.$A16:$cor_valid.$AMJ16])" office:value-type="float" office:value="0" calcext:value-type="float">
            <text:p>0,00</text:p>
          </table:table-cell>
          <table:table-cell table:style-name="ce2" table:formula="of:=[$cor_valid.BH16]/SUM([$cor_valid.$A16:$cor_valid.$AMJ16])" office:value-type="float" office:value="0" calcext:value-type="float">
            <text:p>0,00</text:p>
          </table:table-cell>
          <table:table-cell table:style-name="ce2" table:formula="of:=[$cor_valid.BI16]/SUM([$cor_valid.$A16:$cor_valid.$AMJ16])" office:value-type="float" office:value="0" calcext:value-type="float">
            <text:p>0,00</text:p>
          </table:table-cell>
          <table:table-cell table:style-name="ce2" table:formula="of:=[$cor_valid.BJ16]/SUM([$cor_valid.$A16:$cor_valid.$AMJ16])" office:value-type="float" office:value="0" calcext:value-type="float">
            <text:p>0,00</text:p>
          </table:table-cell>
          <table:table-cell table:style-name="ce2" table:formula="of:=[$cor_valid.BK16]/SUM([$cor_valid.$A16:$cor_valid.$AMJ16])" office:value-type="float" office:value="0" calcext:value-type="float">
            <text:p>0,00</text:p>
          </table:table-cell>
          <table:table-cell table:style-name="ce2" table:formula="of:=[$cor_valid.BL16]/SUM([$cor_valid.$A16:$cor_valid.$AMJ16])" office:value-type="float" office:value="0" calcext:value-type="float">
            <text:p>0,00</text:p>
          </table:table-cell>
          <table:table-cell table:style-name="ce2" table:formula="of:=[$cor_valid.BM16]/SUM([$cor_valid.$A16:$cor_valid.$AMJ16])" office:value-type="float" office:value="0" calcext:value-type="float">
            <text:p>0,00</text:p>
          </table:table-cell>
          <table:table-cell table:style-name="ce2" table:formula="of:=[$cor_valid.BN16]/SUM([$cor_valid.$A16:$cor_valid.$AMJ16])" office:value-type="float" office:value="0.00243483689714375" calcext:value-type="float">
            <text:p>0,00</text:p>
          </table:table-cell>
          <table:table-cell table:style-name="ce2" table:formula="of:=[$cor_valid.BO16]/SUM([$cor_valid.$A16:$cor_valid.$AMJ16])" office:value-type="float" office:value="0.0379936007491806" calcext:value-type="float">
            <text:p>0,04</text:p>
          </table:table-cell>
          <table:table-cell/>
          <table:table-cell table:formula="of:=[.BR16]/SUM([.BR$1:.BR$1048576])" office:value-type="float" office:value="0.00231730169802389" calcext:value-type="float">
            <text:p>0,002</text:p>
          </table:table-cell>
          <table:table-cell table:formula="of:=SUM([$cor_valid.$A16:$cor_valid.$AMJ16])" office:value-type="float" office:value="256280" calcext:value-type="float">
            <text:p>256280</text:p>
          </table:table-cell>
          <table:table-cell table:number-columns-repeated="95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$cor_valid.B17]/SUM([$cor_valid.$A17:$cor_valid.$AMJ17])" office:value-type="float" office:value="0" calcext:value-type="float">
            <text:p>0,00</text:p>
          </table:table-cell>
          <table:table-cell table:style-name="ce2" table:formula="of:=[$cor_valid.C17]/SUM([$cor_valid.$A17:$cor_valid.$AMJ17])" office:value-type="float" office:value="0" calcext:value-type="float">
            <text:p>0,00</text:p>
          </table:table-cell>
          <table:table-cell table:style-name="ce2" table:formula="of:=[$cor_valid.D17]/SUM([$cor_valid.$A17:$cor_valid.$AMJ17])" office:value-type="float" office:value="0.106377062619482" calcext:value-type="float">
            <text:p>0,11</text:p>
          </table:table-cell>
          <table:table-cell table:style-name="ce2" table:formula="of:=[$cor_valid.E17]/SUM([$cor_valid.$A17:$cor_valid.$AMJ17])" office:value-type="float" office:value="0.0312306385973976" calcext:value-type="float">
            <text:p>0,03</text:p>
          </table:table-cell>
          <table:table-cell table:style-name="ce2" table:formula="of:=[$cor_valid.F17]/SUM([$cor_valid.$A17:$cor_valid.$AMJ17])" office:value-type="float" office:value="0.00391197271771276" calcext:value-type="float">
            <text:p>0,00</text:p>
          </table:table-cell>
          <table:table-cell table:style-name="ce2" table:formula="of:=[$cor_valid.G17]/SUM([$cor_valid.$A17:$cor_valid.$AMJ17])" office:value-type="float" office:value="0.00127409838081216" calcext:value-type="float">
            <text:p>0,00</text:p>
          </table:table-cell>
          <table:table-cell table:style-name="ce2" table:formula="of:=[$cor_valid.H17]/SUM([$cor_valid.$A17:$cor_valid.$AMJ17])" office:value-type="float" office:value="0.000816404340958653" calcext:value-type="float">
            <text:p>0,00</text:p>
          </table:table-cell>
          <table:table-cell table:style-name="ce2" table:formula="of:=[$cor_valid.I17]/SUM([$cor_valid.$A17:$cor_valid.$AMJ17])" office:value-type="float" office:value="0.000148052600691984" calcext:value-type="float">
            <text:p>0,00</text:p>
          </table:table-cell>
          <table:table-cell table:style-name="ce2" table:formula="of:=[$cor_valid.J17]/SUM([$cor_valid.$A17:$cor_valid.$AMJ17])" office:value-type="float" office:value="0" calcext:value-type="float">
            <text:p>0,00</text:p>
          </table:table-cell>
          <table:table-cell table:style-name="ce2" table:formula="of:=[$cor_valid.K17]/SUM([$cor_valid.$A17:$cor_valid.$AMJ17])" office:value-type="float" office:value="0" calcext:value-type="float">
            <text:p>0,00</text:p>
          </table:table-cell>
          <table:table-cell table:style-name="ce2" table:formula="of:=[$cor_valid.L17]/SUM([$cor_valid.$A17:$cor_valid.$AMJ17])" office:value-type="float" office:value="0" calcext:value-type="float">
            <text:p>0,00</text:p>
          </table:table-cell>
          <table:table-cell table:style-name="ce2" table:formula="of:=[$cor_valid.M17]/SUM([$cor_valid.$A17:$cor_valid.$AMJ17])" office:value-type="float" office:value="0.0000276364854625036" calcext:value-type="float">
            <text:p>0,00</text:p>
          </table:table-cell>
          <table:table-cell table:style-name="ce2" table:formula="of:=[$cor_valid.N17]/SUM([$cor_valid.$A17:$cor_valid.$AMJ17])" office:value-type="float" office:value="0" calcext:value-type="float">
            <text:p>0,00</text:p>
          </table:table-cell>
          <table:table-cell table:style-name="ce2" table:formula="of:=[$cor_valid.O17]/SUM([$cor_valid.$A17:$cor_valid.$AMJ17])" office:value-type="float" office:value="0.381008150789177" calcext:value-type="float">
            <text:p>0,38</text:p>
          </table:table-cell>
          <table:table-cell table:style-name="ce2" table:formula="of:=[$cor_valid.P17]/SUM([$cor_valid.$A17:$cor_valid.$AMJ17])" office:value-type="float" office:value="0.00000564009907398033" calcext:value-type="float">
            <text:p>0,00</text:p>
          </table:table-cell>
          <table:table-cell table:style-name="ce2" table:formula="of:=[$cor_valid.Q17]/SUM([$cor_valid.$A17:$cor_valid.$AMJ17])" office:value-type="float" office:value="0.224105106630303" calcext:value-type="float">
            <text:p>0,22</text:p>
          </table:table-cell>
          <table:table-cell table:style-name="ce2" table:formula="of:=[$cor_valid.R17]/SUM([$cor_valid.$A17:$cor_valid.$AMJ17])" office:value-type="float" office:value="0.000178509135691478" calcext:value-type="float">
            <text:p>0,00</text:p>
          </table:table-cell>
          <table:table-cell table:style-name="ce2" table:formula="of:=[$cor_valid.S17]/SUM([$cor_valid.$A17:$cor_valid.$AMJ17])" office:value-type="float" office:value="0.0108921593316708" calcext:value-type="float">
            <text:p>0,01</text:p>
          </table:table-cell>
          <table:table-cell table:style-name="ce2" table:formula="of:=[$cor_valid.T17]/SUM([$cor_valid.$A17:$cor_valid.$AMJ17])" office:value-type="float" office:value="0" calcext:value-type="float">
            <text:p>0,00</text:p>
          </table:table-cell>
          <table:table-cell table:style-name="ce2" table:formula="of:=[$cor_valid.U17]/SUM([$cor_valid.$A17:$cor_valid.$AMJ17])" office:value-type="float" office:value="0.00620721103586906" calcext:value-type="float">
            <text:p>0,01</text:p>
          </table:table-cell>
          <table:table-cell table:style-name="ce2" table:formula="of:=[$cor_valid.V17]/SUM([$cor_valid.$A17:$cor_valid.$AMJ17])" office:value-type="float" office:value="0" calcext:value-type="float">
            <text:p>0,00</text:p>
          </table:table-cell>
          <table:table-cell table:style-name="ce2" table:formula="of:=[$cor_valid.W17]/SUM([$cor_valid.$A17:$cor_valid.$AMJ17])" office:value-type="float" office:value="0" calcext:value-type="float">
            <text:p>0,00</text:p>
          </table:table-cell>
          <table:table-cell table:style-name="ce2" table:formula="of:=[$cor_valid.X17]/SUM([$cor_valid.$A17:$cor_valid.$AMJ17])" office:value-type="float" office:value="0" calcext:value-type="float">
            <text:p>0,00</text:p>
          </table:table-cell>
          <table:table-cell table:style-name="ce2" table:formula="of:=[$cor_valid.Y17]/SUM([$cor_valid.$A17:$cor_valid.$AMJ17])" office:value-type="float" office:value="0.00845394450198912" calcext:value-type="float">
            <text:p>0,01</text:p>
          </table:table-cell>
          <table:table-cell table:style-name="ce2" table:formula="of:=[$cor_valid.Z17]/SUM([$cor_valid.$A17:$cor_valid.$AMJ17])" office:value-type="float" office:value="0.00433413413340019" calcext:value-type="float">
            <text:p>0,00</text:p>
          </table:table-cell>
          <table:table-cell table:style-name="ce2" table:formula="of:=[$cor_valid.AA17]/SUM([$cor_valid.$A17:$cor_valid.$AMJ17])" office:value-type="float" office:value="0.00000451207925918427" calcext:value-type="float">
            <text:p>0,00</text:p>
          </table:table-cell>
          <table:table-cell table:style-name="ce2" table:formula="of:=[$cor_valid.AB17]/SUM([$cor_valid.$A17:$cor_valid.$AMJ17])" office:value-type="float" office:value="0" calcext:value-type="float">
            <text:p>0,00</text:p>
          </table:table-cell>
          <table:table-cell table:style-name="ce2" table:formula="of:=[$cor_valid.AC17]/SUM([$cor_valid.$A17:$cor_valid.$AMJ17])" office:value-type="float" office:value="0.000308513419346724" calcext:value-type="float">
            <text:p>0,00</text:p>
          </table:table-cell>
          <table:table-cell table:style-name="ce2" table:formula="of:=[$cor_valid.AD17]/SUM([$cor_valid.$A17:$cor_valid.$AMJ17])" office:value-type="float" office:value="0.0026102378514381" calcext:value-type="float">
            <text:p>0,00</text:p>
          </table:table-cell>
          <table:table-cell table:style-name="ce2" table:formula="of:=[$cor_valid.AE17]/SUM([$cor_valid.$A17:$cor_valid.$AMJ17])" office:value-type="float" office:value="0.00749653768418096" calcext:value-type="float">
            <text:p>0,01</text:p>
          </table:table-cell>
          <table:table-cell table:style-name="ce2" table:formula="of:=[$cor_valid.AF17]/SUM([$cor_valid.$A17:$cor_valid.$AMJ17])" office:value-type="float" office:value="0.0203469394143378" calcext:value-type="float">
            <text:p>0,02</text:p>
          </table:table-cell>
          <table:table-cell table:style-name="ce2" table:formula="of:=[$cor_valid.AG17]/SUM([$cor_valid.$A17:$cor_valid.$AMJ17])" office:value-type="float" office:value="0" calcext:value-type="float">
            <text:p>0,00</text:p>
          </table:table-cell>
          <table:table-cell table:style-name="ce2" table:formula="of:=[$cor_valid.AH17]/SUM([$cor_valid.$A17:$cor_valid.$AMJ17])" office:value-type="float" office:value="0" calcext:value-type="float">
            <text:p>0,00</text:p>
          </table:table-cell>
          <table:table-cell table:style-name="ce2" table:formula="of:=[$cor_valid.AI17]/SUM([$cor_valid.$A17:$cor_valid.$AMJ17])" office:value-type="float" office:value="0" calcext:value-type="float">
            <text:p>0,00</text:p>
          </table:table-cell>
          <table:table-cell table:style-name="ce2" table:formula="of:=[$cor_valid.AJ17]/SUM([$cor_valid.$A17:$cor_valid.$AMJ17])" office:value-type="float" office:value="0" calcext:value-type="float">
            <text:p>0,00</text:p>
          </table:table-cell>
          <table:table-cell table:style-name="ce2" table:formula="of:=[$cor_valid.AK17]/SUM([$cor_valid.$A17:$cor_valid.$AMJ17])" office:value-type="float" office:value="0.00000535809412028132" calcext:value-type="float">
            <text:p>0,00</text:p>
          </table:table-cell>
          <table:table-cell table:style-name="ce2" table:formula="of:=[$cor_valid.AL17]/SUM([$cor_valid.$A17:$cor_valid.$AMJ17])" office:value-type="float" office:value="0" calcext:value-type="float">
            <text:p>0,00</text:p>
          </table:table-cell>
          <table:table-cell table:style-name="ce2" table:formula="of:=[$cor_valid.AM17]/SUM([$cor_valid.$A17:$cor_valid.$AMJ17])" office:value-type="float" office:value="0" calcext:value-type="float">
            <text:p>0,00</text:p>
          </table:table-cell>
          <table:table-cell table:style-name="ce2" table:formula="of:=[$cor_valid.AN17]/SUM([$cor_valid.$A17:$cor_valid.$AMJ17])" office:value-type="float" office:value="0" calcext:value-type="float">
            <text:p>0,00</text:p>
          </table:table-cell>
          <table:table-cell table:style-name="ce2" table:formula="of:=[$cor_valid.AO17]/SUM([$cor_valid.$A17:$cor_valid.$AMJ17])" office:value-type="float" office:value="0" calcext:value-type="float">
            <text:p>0,00</text:p>
          </table:table-cell>
          <table:table-cell table:style-name="ce2" table:formula="of:=[$cor_valid.AP17]/SUM([$cor_valid.$A17:$cor_valid.$AMJ17])" office:value-type="float" office:value="0" calcext:value-type="float">
            <text:p>0,00</text:p>
          </table:table-cell>
          <table:table-cell table:style-name="ce2" table:formula="of:=[$cor_valid.AQ17]/SUM([$cor_valid.$A17:$cor_valid.$AMJ17])" office:value-type="float" office:value="0" calcext:value-type="float">
            <text:p>0,00</text:p>
          </table:table-cell>
          <table:table-cell table:style-name="ce2" table:formula="of:=[$cor_valid.AR17]/SUM([$cor_valid.$A17:$cor_valid.$AMJ17])" office:value-type="float" office:value="0" calcext:value-type="float">
            <text:p>0,00</text:p>
          </table:table-cell>
          <table:table-cell table:style-name="ce2" table:formula="of:=[$cor_valid.AS17]/SUM([$cor_valid.$A17:$cor_valid.$AMJ17])" office:value-type="float" office:value="0" calcext:value-type="float">
            <text:p>0,00</text:p>
          </table:table-cell>
          <table:table-cell table:style-name="ce2" table:formula="of:=[$cor_valid.AT17]/SUM([$cor_valid.$A17:$cor_valid.$AMJ17])" office:value-type="float" office:value="0" calcext:value-type="float">
            <text:p>0,00</text:p>
          </table:table-cell>
          <table:table-cell table:style-name="ce2" table:formula="of:=[$cor_valid.AU17]/SUM([$cor_valid.$A17:$cor_valid.$AMJ17])" office:value-type="float" office:value="0.00502476426500908" calcext:value-type="float">
            <text:p>0,01</text:p>
          </table:table-cell>
          <table:table-cell table:style-name="ce2" table:formula="of:=[$cor_valid.AV17]/SUM([$cor_valid.$A17:$cor_valid.$AMJ17])" office:value-type="float" office:value="0" calcext:value-type="float">
            <text:p>0,00</text:p>
          </table:table-cell>
          <table:table-cell table:style-name="ce2" table:formula="of:=[$cor_valid.AW17]/SUM([$cor_valid.$A17:$cor_valid.$AMJ17])" office:value-type="float" office:value="0.00000225603962959213" calcext:value-type="float">
            <text:p>0,00</text:p>
          </table:table-cell>
          <table:table-cell table:style-name="ce2" table:formula="of:=[$cor_valid.AX17]/SUM([$cor_valid.$A17:$cor_valid.$AMJ17])" office:value-type="float" office:value="0" calcext:value-type="float">
            <text:p>0,00</text:p>
          </table:table-cell>
          <table:table-cell table:style-name="ce2" table:formula="of:=[$cor_valid.AY17]/SUM([$cor_valid.$A17:$cor_valid.$AMJ17])" office:value-type="float" office:value="0" calcext:value-type="float">
            <text:p>0,00</text:p>
          </table:table-cell>
          <table:table-cell table:style-name="ce2" table:formula="of:=[$cor_valid.AZ17]/SUM([$cor_valid.$A17:$cor_valid.$AMJ17])" office:value-type="float" office:value="0.0000214323764811253" calcext:value-type="float">
            <text:p>0,00</text:p>
          </table:table-cell>
          <table:table-cell table:style-name="ce2" table:formula="of:=[$cor_valid.BA17]/SUM([$cor_valid.$A17:$cor_valid.$AMJ17])" office:value-type="float" office:value="0" calcext:value-type="float">
            <text:p>0,00</text:p>
          </table:table-cell>
          <table:table-cell table:style-name="ce2" table:formula="of:=[$cor_valid.BB17]/SUM([$cor_valid.$A17:$cor_valid.$AMJ17])" office:value-type="float" office:value="0.00460739693353453" calcext:value-type="float">
            <text:p>0,00</text:p>
          </table:table-cell>
          <table:table-cell table:style-name="ce2" table:formula="of:=[$cor_valid.BC17]/SUM([$cor_valid.$A17:$cor_valid.$AMJ17])" office:value-type="float" office:value="0" calcext:value-type="float">
            <text:p>0,00</text:p>
          </table:table-cell>
          <table:table-cell table:style-name="ce2" table:formula="of:=[$cor_valid.BD17]/SUM([$cor_valid.$A17:$cor_valid.$AMJ17])" office:value-type="float" office:value="0.0000104341832868636" calcext:value-type="float">
            <text:p>0,00</text:p>
          </table:table-cell>
          <table:table-cell table:style-name="ce2" table:formula="of:=[$cor_valid.BE17]/SUM([$cor_valid.$A17:$cor_valid.$AMJ17])" office:value-type="float" office:value="0.0143594102374002" calcext:value-type="float">
            <text:p>0,01</text:p>
          </table:table-cell>
          <table:table-cell table:style-name="ce2" table:formula="of:=[$cor_valid.BF17]/SUM([$cor_valid.$A17:$cor_valid.$AMJ17])" office:value-type="float" office:value="0" calcext:value-type="float">
            <text:p>0,00</text:p>
          </table:table-cell>
          <table:table-cell table:style-name="ce2" table:formula="of:=[$cor_valid.BG17]/SUM([$cor_valid.$A17:$cor_valid.$AMJ17])" office:value-type="float" office:value="0.000130568293562645" calcext:value-type="float">
            <text:p>0,00</text:p>
          </table:table-cell>
          <table:table-cell table:style-name="ce2" table:formula="of:=[$cor_valid.BH17]/SUM([$cor_valid.$A17:$cor_valid.$AMJ17])" office:value-type="float" office:value="0" calcext:value-type="float">
            <text:p>0,00</text:p>
          </table:table-cell>
          <table:table-cell table:style-name="ce2" table:formula="of:=[$cor_valid.BI17]/SUM([$cor_valid.$A17:$cor_valid.$AMJ17])" office:value-type="float" office:value="0" calcext:value-type="float">
            <text:p>0,00</text:p>
          </table:table-cell>
          <table:table-cell table:style-name="ce2" table:formula="of:=[$cor_valid.BJ17]/SUM([$cor_valid.$A17:$cor_valid.$AMJ17])" office:value-type="float" office:value="0" calcext:value-type="float">
            <text:p>0,00</text:p>
          </table:table-cell>
          <table:table-cell table:style-name="ce2" table:formula="of:=[$cor_valid.BK17]/SUM([$cor_valid.$A17:$cor_valid.$AMJ17])" office:value-type="float" office:value="0.00000225603962959213" calcext:value-type="float">
            <text:p>0,00</text:p>
          </table:table-cell>
          <table:table-cell table:style-name="ce2" table:formula="of:=[$cor_valid.BL17]/SUM([$cor_valid.$A17:$cor_valid.$AMJ17])" office:value-type="float" office:value="0" calcext:value-type="float">
            <text:p>0,00</text:p>
          </table:table-cell>
          <table:table-cell table:style-name="ce2" table:formula="of:=[$cor_valid.BM17]/SUM([$cor_valid.$A17:$cor_valid.$AMJ17])" office:value-type="float" office:value="0.0000891135653688893" calcext:value-type="float">
            <text:p>0,00</text:p>
          </table:table-cell>
          <table:table-cell table:style-name="ce2" table:formula="of:=[$cor_valid.BN17]/SUM([$cor_valid.$A17:$cor_valid.$AMJ17])" office:value-type="float" office:value="0.00276336654129666" calcext:value-type="float">
            <text:p>0,00</text:p>
          </table:table-cell>
          <table:table-cell table:style-name="ce2" table:formula="of:=[$cor_valid.BO17]/SUM([$cor_valid.$A17:$cor_valid.$AMJ17])" office:value-type="float" office:value="0.16324195150812" calcext:value-type="float">
            <text:p>0,16</text:p>
          </table:table-cell>
          <table:table-cell/>
          <table:table-cell table:formula="of:=[.BR17]/SUM([.BR$1:.BR$1048576])" office:value-type="float" office:value="0.032063514754782" calcext:value-type="float">
            <text:p>0,032</text:p>
          </table:table-cell>
          <table:table-cell table:formula="of:=SUM([$cor_valid.$A17:$cor_valid.$AMJ17])" office:value-type="float" office:value="3546037" calcext:value-type="float">
            <text:p>3546037</text:p>
          </table:table-cell>
          <table:table-cell table:number-columns-repeated="95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$cor_valid.B18]/SUM([$cor_valid.$A18:$cor_valid.$AMJ18])" office:value-type="float" office:value="0" calcext:value-type="float">
            <text:p>0,00</text:p>
          </table:table-cell>
          <table:table-cell table:style-name="ce2" table:formula="of:=[$cor_valid.C18]/SUM([$cor_valid.$A18:$cor_valid.$AMJ18])" office:value-type="float" office:value="0" calcext:value-type="float">
            <text:p>0,00</text:p>
          </table:table-cell>
          <table:table-cell table:style-name="ce2" table:formula="of:=[$cor_valid.D18]/SUM([$cor_valid.$A18:$cor_valid.$AMJ18])" office:value-type="float" office:value="0.000700052096900234" calcext:value-type="float">
            <text:p>0,00</text:p>
          </table:table-cell>
          <table:table-cell table:style-name="ce2" table:formula="of:=[$cor_valid.E18]/SUM([$cor_valid.$A18:$cor_valid.$AMJ18])" office:value-type="float" office:value="0.0459904380481028" calcext:value-type="float">
            <text:p>0,05</text:p>
          </table:table-cell>
          <table:table-cell table:style-name="ce2" table:formula="of:=[$cor_valid.F18]/SUM([$cor_valid.$A18:$cor_valid.$AMJ18])" office:value-type="float" office:value="0.00205267213684119" calcext:value-type="float">
            <text:p>0,00</text:p>
          </table:table-cell>
          <table:table-cell table:style-name="ce2" table:formula="of:=[$cor_valid.G18]/SUM([$cor_valid.$A18:$cor_valid.$AMJ18])" office:value-type="float" office:value="0.000929332725536164" calcext:value-type="float">
            <text:p>0,00</text:p>
          </table:table-cell>
          <table:table-cell table:style-name="ce2" table:formula="of:=[$cor_valid.H18]/SUM([$cor_valid.$A18:$cor_valid.$AMJ18])" office:value-type="float" office:value="0.00124408483111922" calcext:value-type="float">
            <text:p>0,00</text:p>
          </table:table-cell>
          <table:table-cell table:style-name="ce2" table:formula="of:=[$cor_valid.I18]/SUM([$cor_valid.$A18:$cor_valid.$AMJ18])" office:value-type="float" office:value="0" calcext:value-type="float">
            <text:p>0,00</text:p>
          </table:table-cell>
          <table:table-cell table:style-name="ce2" table:formula="of:=[$cor_valid.J18]/SUM([$cor_valid.$A18:$cor_valid.$AMJ18])" office:value-type="float" office:value="0" calcext:value-type="float">
            <text:p>0,00</text:p>
          </table:table-cell>
          <table:table-cell table:style-name="ce2" table:formula="of:=[$cor_valid.K18]/SUM([$cor_valid.$A18:$cor_valid.$AMJ18])" office:value-type="float" office:value="0" calcext:value-type="float">
            <text:p>0,00</text:p>
          </table:table-cell>
          <table:table-cell table:style-name="ce2" table:formula="of:=[$cor_valid.L18]/SUM([$cor_valid.$A18:$cor_valid.$AMJ18])" office:value-type="float" office:value="0" calcext:value-type="float">
            <text:p>0,00</text:p>
          </table:table-cell>
          <table:table-cell table:style-name="ce2" table:formula="of:=[$cor_valid.M18]/SUM([$cor_valid.$A18:$cor_valid.$AMJ18])" office:value-type="float" office:value="0.0000284904923157072" calcext:value-type="float">
            <text:p>0,00</text:p>
          </table:table-cell>
          <table:table-cell table:style-name="ce2" table:formula="of:=[$cor_valid.N18]/SUM([$cor_valid.$A18:$cor_valid.$AMJ18])" office:value-type="float" office:value="0" calcext:value-type="float">
            <text:p>0,00</text:p>
          </table:table-cell>
          <table:table-cell table:style-name="ce2" table:formula="of:=[$cor_valid.O18]/SUM([$cor_valid.$A18:$cor_valid.$AMJ18])" office:value-type="float" office:value="0.00964063992359121" calcext:value-type="float">
            <text:p>0,01</text:p>
          </table:table-cell>
          <table:table-cell table:style-name="ce2" table:formula="of:=[$cor_valid.P18]/SUM([$cor_valid.$A18:$cor_valid.$AMJ18])" office:value-type="float" office:value="0" calcext:value-type="float">
            <text:p>0,00</text:p>
          </table:table-cell>
          <table:table-cell table:style-name="ce2" table:formula="of:=[$cor_valid.Q18]/SUM([$cor_valid.$A18:$cor_valid.$AMJ18])" office:value-type="float" office:value="0.00302406225579578" calcext:value-type="float">
            <text:p>0,00</text:p>
          </table:table-cell>
          <table:table-cell table:style-name="ce2" table:formula="of:=[$cor_valid.R18]/SUM([$cor_valid.$A18:$cor_valid.$AMJ18])" office:value-type="float" office:value="0.462296225145437" calcext:value-type="float">
            <text:p>0,46</text:p>
          </table:table-cell>
          <table:table-cell table:style-name="ce2" table:formula="of:=[$cor_valid.S18]/SUM([$cor_valid.$A18:$cor_valid.$AMJ18])" office:value-type="float" office:value="0.278600384214639" calcext:value-type="float">
            <text:p>0,28</text:p>
          </table:table-cell>
          <table:table-cell table:style-name="ce2" table:formula="of:=[$cor_valid.T18]/SUM([$cor_valid.$A18:$cor_valid.$AMJ18])" office:value-type="float" office:value="0" calcext:value-type="float">
            <text:p>0,00</text:p>
          </table:table-cell>
          <table:table-cell table:style-name="ce2" table:formula="of:=[$cor_valid.U18]/SUM([$cor_valid.$A18:$cor_valid.$AMJ18])" office:value-type="float" office:value="0.00556514283233481" calcext:value-type="float">
            <text:p>0,01</text:p>
          </table:table-cell>
          <table:table-cell table:style-name="ce2" table:formula="of:=[$cor_valid.V18]/SUM([$cor_valid.$A18:$cor_valid.$AMJ18])" office:value-type="float" office:value="0" calcext:value-type="float">
            <text:p>0,00</text:p>
          </table:table-cell>
          <table:table-cell table:style-name="ce2" table:formula="of:=[$cor_valid.W18]/SUM([$cor_valid.$A18:$cor_valid.$AMJ18])" office:value-type="float" office:value="0" calcext:value-type="float">
            <text:p>0,00</text:p>
          </table:table-cell>
          <table:table-cell table:style-name="ce2" table:formula="of:=[$cor_valid.X18]/SUM([$cor_valid.$A18:$cor_valid.$AMJ18])" office:value-type="float" office:value="0" calcext:value-type="float">
            <text:p>0,00</text:p>
          </table:table-cell>
          <table:table-cell table:style-name="ce2" table:formula="of:=[$cor_valid.Y18]/SUM([$cor_valid.$A18:$cor_valid.$AMJ18])" office:value-type="float" office:value="0" calcext:value-type="float">
            <text:p>0,00</text:p>
          </table:table-cell>
          <table:table-cell table:style-name="ce2" table:formula="of:=[$cor_valid.Z18]/SUM([$cor_valid.$A18:$cor_valid.$AMJ18])" office:value-type="float" office:value="0.000420573934184249" calcext:value-type="float">
            <text:p>0,00</text:p>
          </table:table-cell>
          <table:table-cell table:style-name="ce2" table:formula="of:=[$cor_valid.AA18]/SUM([$cor_valid.$A18:$cor_valid.$AMJ18])" office:value-type="float" office:value="0.0000447707736389685" calcext:value-type="float">
            <text:p>0,00</text:p>
          </table:table-cell>
          <table:table-cell table:style-name="ce2" table:formula="of:=[$cor_valid.AB18]/SUM([$cor_valid.$A18:$cor_valid.$AMJ18])" office:value-type="float" office:value="0" calcext:value-type="float">
            <text:p>0,00</text:p>
          </table:table-cell>
          <table:table-cell table:style-name="ce2" table:formula="of:=[$cor_valid.AC18]/SUM([$cor_valid.$A18:$cor_valid.$AMJ18])" office:value-type="float" office:value="0.0152871841625423" calcext:value-type="float">
            <text:p>0,02</text:p>
          </table:table-cell>
          <table:table-cell table:style-name="ce2" table:formula="of:=[$cor_valid.AD18]/SUM([$cor_valid.$A18:$cor_valid.$AMJ18])" office:value-type="float" office:value="0.00000135669011027177" calcext:value-type="float">
            <text:p>0,00</text:p>
          </table:table-cell>
          <table:table-cell table:style-name="ce2" table:formula="of:=[$cor_valid.AE18]/SUM([$cor_valid.$A18:$cor_valid.$AMJ18])" office:value-type="float" office:value="0.0000786880263957628" calcext:value-type="float">
            <text:p>0,00</text:p>
          </table:table-cell>
          <table:table-cell table:style-name="ce2" table:formula="of:=[$cor_valid.AF18]/SUM([$cor_valid.$A18:$cor_valid.$AMJ18])" office:value-type="float" office:value="0.109935313015542" calcext:value-type="float">
            <text:p>0,11</text:p>
          </table:table-cell>
          <table:table-cell table:style-name="ce2" table:formula="of:=[$cor_valid.AG18]/SUM([$cor_valid.$A18:$cor_valid.$AMJ18])" office:value-type="float" office:value="0" calcext:value-type="float">
            <text:p>0,00</text:p>
          </table:table-cell>
          <table:table-cell table:style-name="ce2" table:formula="of:=[$cor_valid.AH18]/SUM([$cor_valid.$A18:$cor_valid.$AMJ18])" office:value-type="float" office:value="0" calcext:value-type="float">
            <text:p>0,00</text:p>
          </table:table-cell>
          <table:table-cell table:style-name="ce2" table:formula="of:=[$cor_valid.AI18]/SUM([$cor_valid.$A18:$cor_valid.$AMJ18])" office:value-type="float" office:value="0" calcext:value-type="float">
            <text:p>0,00</text:p>
          </table:table-cell>
          <table:table-cell table:style-name="ce2" table:formula="of:=[$cor_valid.AJ18]/SUM([$cor_valid.$A18:$cor_valid.$AMJ18])" office:value-type="float" office:value="0" calcext:value-type="float">
            <text:p>0,00</text:p>
          </table:table-cell>
          <table:table-cell table:style-name="ce2" table:formula="of:=[$cor_valid.AK18]/SUM([$cor_valid.$A18:$cor_valid.$AMJ18])" office:value-type="float" office:value="0.00281241859859338" calcext:value-type="float">
            <text:p>0,00</text:p>
          </table:table-cell>
          <table:table-cell table:style-name="ce2" table:formula="of:=[$cor_valid.AL18]/SUM([$cor_valid.$A18:$cor_valid.$AMJ18])" office:value-type="float" office:value="0" calcext:value-type="float">
            <text:p>0,00</text:p>
          </table:table-cell>
          <table:table-cell table:style-name="ce2" table:formula="of:=[$cor_valid.AM18]/SUM([$cor_valid.$A18:$cor_valid.$AMJ18])" office:value-type="float" office:value="0" calcext:value-type="float">
            <text:p>0,00</text:p>
          </table:table-cell>
          <table:table-cell table:style-name="ce2" table:formula="of:=[$cor_valid.AN18]/SUM([$cor_valid.$A18:$cor_valid.$AMJ18])" office:value-type="float" office:value="0" calcext:value-type="float">
            <text:p>0,00</text:p>
          </table:table-cell>
          <table:table-cell table:style-name="ce2" table:formula="of:=[$cor_valid.AO18]/SUM([$cor_valid.$A18:$cor_valid.$AMJ18])" office:value-type="float" office:value="0" calcext:value-type="float">
            <text:p>0,00</text:p>
          </table:table-cell>
          <table:table-cell table:style-name="ce2" table:formula="of:=[$cor_valid.AP18]/SUM([$cor_valid.$A18:$cor_valid.$AMJ18])" office:value-type="float" office:value="0" calcext:value-type="float">
            <text:p>0,00</text:p>
          </table:table-cell>
          <table:table-cell table:style-name="ce2" table:formula="of:=[$cor_valid.AQ18]/SUM([$cor_valid.$A18:$cor_valid.$AMJ18])" office:value-type="float" office:value="0" calcext:value-type="float">
            <text:p>0,00</text:p>
          </table:table-cell>
          <table:table-cell table:style-name="ce2" table:formula="of:=[$cor_valid.AR18]/SUM([$cor_valid.$A18:$cor_valid.$AMJ18])" office:value-type="float" office:value="0" calcext:value-type="float">
            <text:p>0,00</text:p>
          </table:table-cell>
          <table:table-cell table:style-name="ce2" table:formula="of:=[$cor_valid.AS18]/SUM([$cor_valid.$A18:$cor_valid.$AMJ18])" office:value-type="float" office:value="0" calcext:value-type="float">
            <text:p>0,00</text:p>
          </table:table-cell>
          <table:table-cell table:style-name="ce2" table:formula="of:=[$cor_valid.AT18]/SUM([$cor_valid.$A18:$cor_valid.$AMJ18])" office:value-type="float" office:value="0.0000352739428670661" calcext:value-type="float">
            <text:p>0,00</text:p>
          </table:table-cell>
          <table:table-cell table:style-name="ce2" table:formula="of:=[$cor_valid.AU18]/SUM([$cor_valid.$A18:$cor_valid.$AMJ18])" office:value-type="float" office:value="0.00575372275766259" calcext:value-type="float">
            <text:p>0,01</text:p>
          </table:table-cell>
          <table:table-cell table:style-name="ce2" table:formula="of:=[$cor_valid.AV18]/SUM([$cor_valid.$A18:$cor_valid.$AMJ18])" office:value-type="float" office:value="0.0097179712598767" calcext:value-type="float">
            <text:p>0,01</text:p>
          </table:table-cell>
          <table:table-cell table:style-name="ce2" table:formula="of:=[$cor_valid.AW18]/SUM([$cor_valid.$A18:$cor_valid.$AMJ18])" office:value-type="float" office:value="0.00263062212381697" calcext:value-type="float">
            <text:p>0,00</text:p>
          </table:table-cell>
          <table:table-cell table:style-name="ce2" table:formula="of:=[$cor_valid.AX18]/SUM([$cor_valid.$A18:$cor_valid.$AMJ18])" office:value-type="float" office:value="0.00248138621168707" calcext:value-type="float">
            <text:p>0,00</text:p>
          </table:table-cell>
          <table:table-cell table:style-name="ce2" table:formula="of:=[$cor_valid.AY18]/SUM([$cor_valid.$A18:$cor_valid.$AMJ18])" office:value-type="float" office:value="0" calcext:value-type="float">
            <text:p>0,00</text:p>
          </table:table-cell>
          <table:table-cell table:style-name="ce2" table:formula="of:=[$cor_valid.AZ18]/SUM([$cor_valid.$A18:$cor_valid.$AMJ18])" office:value-type="float" office:value="0.00911831423113658" calcext:value-type="float">
            <text:p>0,01</text:p>
          </table:table-cell>
          <table:table-cell table:style-name="ce2" table:formula="of:=[$cor_valid.BA18]/SUM([$cor_valid.$A18:$cor_valid.$AMJ18])" office:value-type="float" office:value="0" calcext:value-type="float">
            <text:p>0,00</text:p>
          </table:table-cell>
          <table:table-cell table:style-name="ce2" table:formula="of:=[$cor_valid.BB18]/SUM([$cor_valid.$A18:$cor_valid.$AMJ18])" office:value-type="float" office:value="0.000313395415472779" calcext:value-type="float">
            <text:p>0,00</text:p>
          </table:table-cell>
          <table:table-cell table:style-name="ce2" table:formula="of:=[$cor_valid.BC18]/SUM([$cor_valid.$A18:$cor_valid.$AMJ18])" office:value-type="float" office:value="0" calcext:value-type="float">
            <text:p>0,00</text:p>
          </table:table-cell>
          <table:table-cell table:style-name="ce2" table:formula="of:=[$cor_valid.BD18]/SUM([$cor_valid.$A18:$cor_valid.$AMJ18])" office:value-type="float" office:value="0.00122509116957541" calcext:value-type="float">
            <text:p>0,00</text:p>
          </table:table-cell>
          <table:table-cell table:style-name="ce2" table:formula="of:=[$cor_valid.BE18]/SUM([$cor_valid.$A18:$cor_valid.$AMJ18])" office:value-type="float" office:value="0.0217897998610749" calcext:value-type="float">
            <text:p>0,02</text:p>
          </table:table-cell>
          <table:table-cell table:style-name="ce2" table:formula="of:=[$cor_valid.BF18]/SUM([$cor_valid.$A18:$cor_valid.$AMJ18])" office:value-type="float" office:value="0" calcext:value-type="float">
            <text:p>0,00</text:p>
          </table:table-cell>
          <table:table-cell table:style-name="ce2" table:formula="of:=[$cor_valid.BG18]/SUM([$cor_valid.$A18:$cor_valid.$AMJ18])" office:value-type="float" office:value="0.0000678345055135886" calcext:value-type="float">
            <text:p>0,00</text:p>
          </table:table-cell>
          <table:table-cell table:style-name="ce2" table:formula="of:=[$cor_valid.BH18]/SUM([$cor_valid.$A18:$cor_valid.$AMJ18])" office:value-type="float" office:value="0" calcext:value-type="float">
            <text:p>0,00</text:p>
          </table:table-cell>
          <table:table-cell table:style-name="ce2" table:formula="of:=[$cor_valid.BI18]/SUM([$cor_valid.$A18:$cor_valid.$AMJ18])" office:value-type="float" office:value="0" calcext:value-type="float">
            <text:p>0,00</text:p>
          </table:table-cell>
          <table:table-cell table:style-name="ce2" table:formula="of:=[$cor_valid.BJ18]/SUM([$cor_valid.$A18:$cor_valid.$AMJ18])" office:value-type="float" office:value="0" calcext:value-type="float">
            <text:p>0,00</text:p>
          </table:table-cell>
          <table:table-cell table:style-name="ce2" table:formula="of:=[$cor_valid.BK18]/SUM([$cor_valid.$A18:$cor_valid.$AMJ18])" office:value-type="float" office:value="0.000219783797864027" calcext:value-type="float">
            <text:p>0,00</text:p>
          </table:table-cell>
          <table:table-cell table:style-name="ce2" table:formula="of:=[$cor_valid.BL18]/SUM([$cor_valid.$A18:$cor_valid.$AMJ18])" office:value-type="float" office:value="0" calcext:value-type="float">
            <text:p>0,00</text:p>
          </table:table-cell>
          <table:table-cell table:style-name="ce2" table:formula="of:=[$cor_valid.BM18]/SUM([$cor_valid.$A18:$cor_valid.$AMJ18])" office:value-type="float" office:value="0.00507673439263697" calcext:value-type="float">
            <text:p>0,01</text:p>
          </table:table-cell>
          <table:table-cell table:style-name="ce2" table:formula="of:=[$cor_valid.BN18]/SUM([$cor_valid.$A18:$cor_valid.$AMJ18])" office:value-type="float" office:value="0.000457204567161587" calcext:value-type="float">
            <text:p>0,00</text:p>
          </table:table-cell>
          <table:table-cell table:style-name="ce2" table:formula="of:=[$cor_valid.BO18]/SUM([$cor_valid.$A18:$cor_valid.$AMJ18])" office:value-type="float" office:value="0.00243932881826865" calcext:value-type="float">
            <text:p>0,00</text:p>
          </table:table-cell>
          <table:table-cell/>
          <table:table-cell table:formula="of:=[.BR18]/SUM([.BR$1:.BR$1048576])" office:value-type="float" office:value="0.00666480128762693" calcext:value-type="float">
            <text:p>0,007</text:p>
          </table:table-cell>
          <table:table-cell table:formula="of:=SUM([$cor_valid.$A18:$cor_valid.$AMJ18])" office:value-type="float" office:value="737088" calcext:value-type="float">
            <text:p>737088</text:p>
          </table:table-cell>
          <table:table-cell table:number-columns-repeated="95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$cor_valid.B19]/SUM([$cor_valid.$A19:$cor_valid.$AMJ19])" office:value-type="float" office:value="0" calcext:value-type="float">
            <text:p>0,00</text:p>
          </table:table-cell>
          <table:table-cell table:style-name="ce2" table:formula="of:=[$cor_valid.C19]/SUM([$cor_valid.$A19:$cor_valid.$AMJ19])" office:value-type="float" office:value="0" calcext:value-type="float">
            <text:p>0,00</text:p>
          </table:table-cell>
          <table:table-cell table:style-name="ce2" table:formula="of:=[$cor_valid.D19]/SUM([$cor_valid.$A19:$cor_valid.$AMJ19])" office:value-type="float" office:value="0.000969685273059199" calcext:value-type="float">
            <text:p>0,00</text:p>
          </table:table-cell>
          <table:table-cell table:style-name="ce2" table:formula="of:=[$cor_valid.E19]/SUM([$cor_valid.$A19:$cor_valid.$AMJ19])" office:value-type="float" office:value="0.0505084620244003" calcext:value-type="float">
            <text:p>0,05</text:p>
          </table:table-cell>
          <table:table-cell table:style-name="ce2" table:formula="of:=[$cor_valid.F19]/SUM([$cor_valid.$A19:$cor_valid.$AMJ19])" office:value-type="float" office:value="0.000253211806626968" calcext:value-type="float">
            <text:p>0,00</text:p>
          </table:table-cell>
          <table:table-cell table:style-name="ce2" table:formula="of:=[$cor_valid.G19]/SUM([$cor_valid.$A19:$cor_valid.$AMJ19])" office:value-type="float" office:value="0.000153123949236456" calcext:value-type="float">
            <text:p>0,00</text:p>
          </table:table-cell>
          <table:table-cell table:style-name="ce2" table:formula="of:=[$cor_valid.H19]/SUM([$cor_valid.$A19:$cor_valid.$AMJ19])" office:value-type="float" office:value="0.00136225707842946" calcext:value-type="float">
            <text:p>0,00</text:p>
          </table:table-cell>
          <table:table-cell table:style-name="ce2" table:formula="of:=[$cor_valid.I19]/SUM([$cor_valid.$A19:$cor_valid.$AMJ19])" office:value-type="float" office:value="0.0000305948682157843" calcext:value-type="float">
            <text:p>0,00</text:p>
          </table:table-cell>
          <table:table-cell table:style-name="ce2" table:formula="of:=[$cor_valid.J19]/SUM([$cor_valid.$A19:$cor_valid.$AMJ19])" office:value-type="float" office:value="0" calcext:value-type="float">
            <text:p>0,00</text:p>
          </table:table-cell>
          <table:table-cell table:style-name="ce2" table:formula="of:=[$cor_valid.K19]/SUM([$cor_valid.$A19:$cor_valid.$AMJ19])" office:value-type="float" office:value="0" calcext:value-type="float">
            <text:p>0,00</text:p>
          </table:table-cell>
          <table:table-cell table:style-name="ce2" table:formula="of:=[$cor_valid.L19]/SUM([$cor_valid.$A19:$cor_valid.$AMJ19])" office:value-type="float" office:value="0" calcext:value-type="float">
            <text:p>0,00</text:p>
          </table:table-cell>
          <table:table-cell table:style-name="ce2" table:formula="of:=[$cor_valid.M19]/SUM([$cor_valid.$A19:$cor_valid.$AMJ19])" office:value-type="float" office:value="0" calcext:value-type="float">
            <text:p>0,00</text:p>
          </table:table-cell>
          <table:table-cell table:style-name="ce2" table:formula="of:=[$cor_valid.N19]/SUM([$cor_valid.$A19:$cor_valid.$AMJ19])" office:value-type="float" office:value="0" calcext:value-type="float">
            <text:p>0,00</text:p>
          </table:table-cell>
          <table:table-cell table:style-name="ce2" table:formula="of:=[$cor_valid.O19]/SUM([$cor_valid.$A19:$cor_valid.$AMJ19])" office:value-type="float" office:value="0.00281764523492408" calcext:value-type="float">
            <text:p>0,00</text:p>
          </table:table-cell>
          <table:table-cell table:style-name="ce2" table:formula="of:=[$cor_valid.P19]/SUM([$cor_valid.$A19:$cor_valid.$AMJ19])" office:value-type="float" office:value="0" calcext:value-type="float">
            <text:p>0,00</text:p>
          </table:table-cell>
          <table:table-cell table:style-name="ce2" table:formula="of:=[$cor_valid.Q19]/SUM([$cor_valid.$A19:$cor_valid.$AMJ19])" office:value-type="float" office:value="0.00150251472611796" calcext:value-type="float">
            <text:p>0,00</text:p>
          </table:table-cell>
          <table:table-cell table:style-name="ce2" table:formula="of:=[$cor_valid.R19]/SUM([$cor_valid.$A19:$cor_valid.$AMJ19])" office:value-type="float" office:value="0.00580763906732778" calcext:value-type="float">
            <text:p>0,01</text:p>
          </table:table-cell>
          <table:table-cell table:style-name="ce2" table:formula="of:=[$cor_valid.S19]/SUM([$cor_valid.$A19:$cor_valid.$AMJ19])" office:value-type="float" office:value="0.793974307043066" calcext:value-type="float">
            <text:p>0,79</text:p>
          </table:table-cell>
          <table:table-cell table:style-name="ce2" table:formula="of:=[$cor_valid.T19]/SUM([$cor_valid.$A19:$cor_valid.$AMJ19])" office:value-type="float" office:value="0" calcext:value-type="float">
            <text:p>0,00</text:p>
          </table:table-cell>
          <table:table-cell table:style-name="ce2" table:formula="of:=[$cor_valid.U19]/SUM([$cor_valid.$A19:$cor_valid.$AMJ19])" office:value-type="float" office:value="0.00387604814540118" calcext:value-type="float">
            <text:p>0,00</text:p>
          </table:table-cell>
          <table:table-cell table:style-name="ce2" table:formula="of:=[$cor_valid.V19]/SUM([$cor_valid.$A19:$cor_valid.$AMJ19])" office:value-type="float" office:value="0" calcext:value-type="float">
            <text:p>0,00</text:p>
          </table:table-cell>
          <table:table-cell table:style-name="ce2" table:formula="of:=[$cor_valid.W19]/SUM([$cor_valid.$A19:$cor_valid.$AMJ19])" office:value-type="float" office:value="0.0000000748040787671989" calcext:value-type="float">
            <text:p>0,00</text:p>
          </table:table-cell>
          <table:table-cell table:style-name="ce2" table:formula="of:=[$cor_valid.X19]/SUM([$cor_valid.$A19:$cor_valid.$AMJ19])" office:value-type="float" office:value="0" calcext:value-type="float">
            <text:p>0,00</text:p>
          </table:table-cell>
          <table:table-cell table:style-name="ce2" table:formula="of:=[$cor_valid.Y19]/SUM([$cor_valid.$A19:$cor_valid.$AMJ19])" office:value-type="float" office:value="0.000427206093839473" calcext:value-type="float">
            <text:p>0,00</text:p>
          </table:table-cell>
          <table:table-cell table:style-name="ce2" table:formula="of:=[$cor_valid.Z19]/SUM([$cor_valid.$A19:$cor_valid.$AMJ19])" office:value-type="float" office:value="0.0000591700263048543" calcext:value-type="float">
            <text:p>0,00</text:p>
          </table:table-cell>
          <table:table-cell table:style-name="ce2" table:formula="of:=[$cor_valid.AA19]/SUM([$cor_valid.$A19:$cor_valid.$AMJ19])" office:value-type="float" office:value="0.0000239373052055036" calcext:value-type="float">
            <text:p>0,00</text:p>
          </table:table-cell>
          <table:table-cell table:style-name="ce2" table:formula="of:=[$cor_valid.AB19]/SUM([$cor_valid.$A19:$cor_valid.$AMJ19])" office:value-type="float" office:value="0" calcext:value-type="float">
            <text:p>0,00</text:p>
          </table:table-cell>
          <table:table-cell table:style-name="ce2" table:formula="of:=[$cor_valid.AC19]/SUM([$cor_valid.$A19:$cor_valid.$AMJ19])" office:value-type="float" office:value="0.0039777068884458" calcext:value-type="float">
            <text:p>0,00</text:p>
          </table:table-cell>
          <table:table-cell table:style-name="ce2" table:formula="of:=[$cor_valid.AD19]/SUM([$cor_valid.$A19:$cor_valid.$AMJ19])" office:value-type="float" office:value="0.000078993107178162" calcext:value-type="float">
            <text:p>0,00</text:p>
          </table:table-cell>
          <table:table-cell table:style-name="ce2" table:formula="of:=[$cor_valid.AE19]/SUM([$cor_valid.$A19:$cor_valid.$AMJ19])" office:value-type="float" office:value="0.000204364743191987" calcext:value-type="float">
            <text:p>0,00</text:p>
          </table:table-cell>
          <table:table-cell table:style-name="ce2" table:formula="of:=[$cor_valid.AF19]/SUM([$cor_valid.$A19:$cor_valid.$AMJ19])" office:value-type="float" office:value="0.0924217109862132" calcext:value-type="float">
            <text:p>0,09</text:p>
          </table:table-cell>
          <table:table-cell table:style-name="ce2" table:formula="of:=[$cor_valid.AG19]/SUM([$cor_valid.$A19:$cor_valid.$AMJ19])" office:value-type="float" office:value="0" calcext:value-type="float">
            <text:p>0,00</text:p>
          </table:table-cell>
          <table:table-cell table:style-name="ce2" table:formula="of:=[$cor_valid.AH19]/SUM([$cor_valid.$A19:$cor_valid.$AMJ19])" office:value-type="float" office:value="0" calcext:value-type="float">
            <text:p>0,00</text:p>
          </table:table-cell>
          <table:table-cell table:style-name="ce2" table:formula="of:=[$cor_valid.AI19]/SUM([$cor_valid.$A19:$cor_valid.$AMJ19])" office:value-type="float" office:value="0" calcext:value-type="float">
            <text:p>0,00</text:p>
          </table:table-cell>
          <table:table-cell table:style-name="ce2" table:formula="of:=[$cor_valid.AJ19]/SUM([$cor_valid.$A19:$cor_valid.$AMJ19])" office:value-type="float" office:value="0" calcext:value-type="float">
            <text:p>0,00</text:p>
          </table:table-cell>
          <table:table-cell table:style-name="ce2" table:formula="of:=[$cor_valid.AK19]/SUM([$cor_valid.$A19:$cor_valid.$AMJ19])" office:value-type="float" office:value="0.00550288725043022" calcext:value-type="float">
            <text:p>0,01</text:p>
          </table:table-cell>
          <table:table-cell table:style-name="ce2" table:formula="of:=[$cor_valid.AL19]/SUM([$cor_valid.$A19:$cor_valid.$AMJ19])" office:value-type="float" office:value="0" calcext:value-type="float">
            <text:p>0,00</text:p>
          </table:table-cell>
          <table:table-cell table:style-name="ce2" table:formula="of:=[$cor_valid.AM19]/SUM([$cor_valid.$A19:$cor_valid.$AMJ19])" office:value-type="float" office:value="0" calcext:value-type="float">
            <text:p>0,00</text:p>
          </table:table-cell>
          <table:table-cell table:style-name="ce2" table:formula="of:=[$cor_valid.AN19]/SUM([$cor_valid.$A19:$cor_valid.$AMJ19])" office:value-type="float" office:value="0" calcext:value-type="float">
            <text:p>0,00</text:p>
          </table:table-cell>
          <table:table-cell table:style-name="ce2" table:formula="of:=[$cor_valid.AO19]/SUM([$cor_valid.$A19:$cor_valid.$AMJ19])" office:value-type="float" office:value="0" calcext:value-type="float">
            <text:p>0,00</text:p>
          </table:table-cell>
          <table:table-cell table:style-name="ce2" table:formula="of:=[$cor_valid.AP19]/SUM([$cor_valid.$A19:$cor_valid.$AMJ19])" office:value-type="float" office:value="0" calcext:value-type="float">
            <text:p>0,00</text:p>
          </table:table-cell>
          <table:table-cell table:style-name="ce2" table:formula="of:=[$cor_valid.AQ19]/SUM([$cor_valid.$A19:$cor_valid.$AMJ19])" office:value-type="float" office:value="0" calcext:value-type="float">
            <text:p>0,00</text:p>
          </table:table-cell>
          <table:table-cell table:style-name="ce2" table:formula="of:=[$cor_valid.AR19]/SUM([$cor_valid.$A19:$cor_valid.$AMJ19])" office:value-type="float" office:value="0" calcext:value-type="float">
            <text:p>0,00</text:p>
          </table:table-cell>
          <table:table-cell table:style-name="ce2" table:formula="of:=[$cor_valid.AS19]/SUM([$cor_valid.$A19:$cor_valid.$AMJ19])" office:value-type="float" office:value="0" calcext:value-type="float">
            <text:p>0,00</text:p>
          </table:table-cell>
          <table:table-cell table:style-name="ce2" table:formula="of:=[$cor_valid.AT19]/SUM([$cor_valid.$A19:$cor_valid.$AMJ19])" office:value-type="float" office:value="0.0000240121092842708" calcext:value-type="float">
            <text:p>0,00</text:p>
          </table:table-cell>
          <table:table-cell table:style-name="ce2" table:formula="of:=[$cor_valid.AU19]/SUM([$cor_valid.$A19:$cor_valid.$AMJ19])" office:value-type="float" office:value="0.00467009344151499" calcext:value-type="float">
            <text:p>0,00</text:p>
          </table:table-cell>
          <table:table-cell table:style-name="ce2" table:formula="of:=[$cor_valid.AV19]/SUM([$cor_valid.$A19:$cor_valid.$AMJ19])" office:value-type="float" office:value="0.000158285430671393" calcext:value-type="float">
            <text:p>0,00</text:p>
          </table:table-cell>
          <table:table-cell table:style-name="ce2" table:formula="of:=[$cor_valid.AW19]/SUM([$cor_valid.$A19:$cor_valid.$AMJ19])" office:value-type="float" office:value="0.00103461521342913" calcext:value-type="float">
            <text:p>0,00</text:p>
          </table:table-cell>
          <table:table-cell table:style-name="ce2" table:formula="of:=[$cor_valid.AX19]/SUM([$cor_valid.$A19:$cor_valid.$AMJ19])" office:value-type="float" office:value="0.00277650299160212" calcext:value-type="float">
            <text:p>0,00</text:p>
          </table:table-cell>
          <table:table-cell table:style-name="ce2" table:formula="of:=[$cor_valid.AY19]/SUM([$cor_valid.$A19:$cor_valid.$AMJ19])" office:value-type="float" office:value="0" calcext:value-type="float">
            <text:p>0,00</text:p>
          </table:table-cell>
          <table:table-cell table:style-name="ce2" table:formula="of:=[$cor_valid.AZ19]/SUM([$cor_valid.$A19:$cor_valid.$AMJ19])" office:value-type="float" office:value="0.0065645067362943" calcext:value-type="float">
            <text:p>0,01</text:p>
          </table:table-cell>
          <table:table-cell table:style-name="ce2" table:formula="of:=[$cor_valid.BA19]/SUM([$cor_valid.$A19:$cor_valid.$AMJ19])" office:value-type="float" office:value="0" calcext:value-type="float">
            <text:p>0,00</text:p>
          </table:table-cell>
          <table:table-cell table:style-name="ce2" table:formula="of:=[$cor_valid.BB19]/SUM([$cor_valid.$A19:$cor_valid.$AMJ19])" office:value-type="float" office:value="0.000197482767945405" calcext:value-type="float">
            <text:p>0,00</text:p>
          </table:table-cell>
          <table:table-cell table:style-name="ce2" table:formula="of:=[$cor_valid.BC19]/SUM([$cor_valid.$A19:$cor_valid.$AMJ19])" office:value-type="float" office:value="0" calcext:value-type="float">
            <text:p>0,00</text:p>
          </table:table-cell>
          <table:table-cell table:style-name="ce2" table:formula="of:=[$cor_valid.BD19]/SUM([$cor_valid.$A19:$cor_valid.$AMJ19])" office:value-type="float" office:value="0.00174016728436135" calcext:value-type="float">
            <text:p>0,00</text:p>
          </table:table-cell>
          <table:table-cell table:style-name="ce2" table:formula="of:=[$cor_valid.BE19]/SUM([$cor_valid.$A19:$cor_valid.$AMJ19])" office:value-type="float" office:value="0.0145728818009531" calcext:value-type="float">
            <text:p>0,01</text:p>
          </table:table-cell>
          <table:table-cell table:style-name="ce2" table:formula="of:=[$cor_valid.BF19]/SUM([$cor_valid.$A19:$cor_valid.$AMJ19])" office:value-type="float" office:value="0" calcext:value-type="float">
            <text:p>0,00</text:p>
          </table:table-cell>
          <table:table-cell table:style-name="ce2" table:formula="of:=[$cor_valid.BG19]/SUM([$cor_valid.$A19:$cor_valid.$AMJ19])" office:value-type="float" office:value="0.0000369532149109962" calcext:value-type="float">
            <text:p>0,00</text:p>
          </table:table-cell>
          <table:table-cell table:style-name="ce2" table:formula="of:=[$cor_valid.BH19]/SUM([$cor_valid.$A19:$cor_valid.$AMJ19])" office:value-type="float" office:value="0" calcext:value-type="float">
            <text:p>0,00</text:p>
          </table:table-cell>
          <table:table-cell table:style-name="ce2" table:formula="of:=[$cor_valid.BI19]/SUM([$cor_valid.$A19:$cor_valid.$AMJ19])" office:value-type="float" office:value="0" calcext:value-type="float">
            <text:p>0,00</text:p>
          </table:table-cell>
          <table:table-cell table:style-name="ce2" table:formula="of:=[$cor_valid.BJ19]/SUM([$cor_valid.$A19:$cor_valid.$AMJ19])" office:value-type="float" office:value="0" calcext:value-type="float">
            <text:p>0,00</text:p>
          </table:table-cell>
          <table:table-cell table:style-name="ce2" table:formula="of:=[$cor_valid.BK19]/SUM([$cor_valid.$A19:$cor_valid.$AMJ19])" office:value-type="float" office:value="0.00016262406723989" calcext:value-type="float">
            <text:p>0,00</text:p>
          </table:table-cell>
          <table:table-cell table:style-name="ce2" table:formula="of:=[$cor_valid.BL19]/SUM([$cor_valid.$A19:$cor_valid.$AMJ19])" office:value-type="float" office:value="0" calcext:value-type="float">
            <text:p>0,00</text:p>
          </table:table-cell>
          <table:table-cell table:style-name="ce2" table:formula="of:=[$cor_valid.BM19]/SUM([$cor_valid.$A19:$cor_valid.$AMJ19])" office:value-type="float" office:value="0.000419950098199054" calcext:value-type="float">
            <text:p>0,00</text:p>
          </table:table-cell>
          <table:table-cell table:style-name="ce2" table:formula="of:=[$cor_valid.BN19]/SUM([$cor_valid.$A19:$cor_valid.$AMJ19])" office:value-type="float" office:value="0.0000719615237740453" calcext:value-type="float">
            <text:p>0,00</text:p>
          </table:table-cell>
          <table:table-cell table:style-name="ce2" table:formula="of:=[$cor_valid.BO19]/SUM([$cor_valid.$A19:$cor_valid.$AMJ19])" office:value-type="float" office:value="0.0036171512287879" calcext:value-type="float">
            <text:p>0,00</text:p>
          </table:table-cell>
          <table:table-cell/>
          <table:table-cell table:formula="of:=[.BR19]/SUM([.BR$1:.BR$1048576])" office:value-type="float" office:value="0.120876697405636" calcext:value-type="float">
            <text:p>0,121</text:p>
          </table:table-cell>
          <table:table-cell table:formula="of:=SUM([$cor_valid.$A19:$cor_valid.$AMJ19])" office:value-type="float" office:value="13368255" calcext:value-type="float">
            <text:p>13368255</text:p>
          </table:table-cell>
          <table:table-cell table:number-columns-repeated="95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$cor_valid.B20]/SUM([$cor_valid.$A20:$cor_valid.$AMJ20])" office:value-type="float" office:value="0" calcext:value-type="float">
            <text:p>0,00</text:p>
          </table:table-cell>
          <table:table-cell table:style-name="ce2" table:formula="of:=[$cor_valid.C20]/SUM([$cor_valid.$A20:$cor_valid.$AMJ20])" office:value-type="float" office:value="0" calcext:value-type="float">
            <text:p>0,00</text:p>
          </table:table-cell>
          <table:table-cell table:style-name="ce2" table:formula="of:=[$cor_valid.D20]/SUM([$cor_valid.$A20:$cor_valid.$AMJ20])" office:value-type="float" office:value="0.00799135526348855" calcext:value-type="float">
            <text:p>0,01</text:p>
          </table:table-cell>
          <table:table-cell table:style-name="ce2" table:formula="of:=[$cor_valid.E20]/SUM([$cor_valid.$A20:$cor_valid.$AMJ20])" office:value-type="float" office:value="0.0529113160606137" calcext:value-type="float">
            <text:p>0,05</text:p>
          </table:table-cell>
          <table:table-cell table:style-name="ce2" table:formula="of:=[$cor_valid.F20]/SUM([$cor_valid.$A20:$cor_valid.$AMJ20])" office:value-type="float" office:value="0.000075390143995175" calcext:value-type="float">
            <text:p>0,00</text:p>
          </table:table-cell>
          <table:table-cell table:style-name="ce2" table:formula="of:=[$cor_valid.G20]/SUM([$cor_valid.$A20:$cor_valid.$AMJ20])" office:value-type="float" office:value="0.00236222451184882" calcext:value-type="float">
            <text:p>0,00</text:p>
          </table:table-cell>
          <table:table-cell table:style-name="ce2" table:formula="of:=[$cor_valid.H20]/SUM([$cor_valid.$A20:$cor_valid.$AMJ20])" office:value-type="float" office:value="0.0521574146206619" calcext:value-type="float">
            <text:p>0,05</text:p>
          </table:table-cell>
          <table:table-cell table:style-name="ce2" table:formula="of:=[$cor_valid.I20]/SUM([$cor_valid.$A20:$cor_valid.$AMJ20])" office:value-type="float" office:value="0" calcext:value-type="float">
            <text:p>0,00</text:p>
          </table:table-cell>
          <table:table-cell table:style-name="ce2" table:formula="of:=[$cor_valid.J20]/SUM([$cor_valid.$A20:$cor_valid.$AMJ20])" office:value-type="float" office:value="0" calcext:value-type="float">
            <text:p>0,00</text:p>
          </table:table-cell>
          <table:table-cell table:style-name="ce2" table:formula="of:=[$cor_valid.K20]/SUM([$cor_valid.$A20:$cor_valid.$AMJ20])" office:value-type="float" office:value="0" calcext:value-type="float">
            <text:p>0,00</text:p>
          </table:table-cell>
          <table:table-cell table:style-name="ce2" table:formula="of:=[$cor_valid.L20]/SUM([$cor_valid.$A20:$cor_valid.$AMJ20])" office:value-type="float" office:value="0" calcext:value-type="float">
            <text:p>0,00</text:p>
          </table:table-cell>
          <table:table-cell table:style-name="ce2" table:formula="of:=[$cor_valid.M20]/SUM([$cor_valid.$A20:$cor_valid.$AMJ20])" office:value-type="float" office:value="0" calcext:value-type="float">
            <text:p>0,00</text:p>
          </table:table-cell>
          <table:table-cell table:style-name="ce2" table:formula="of:=[$cor_valid.N20]/SUM([$cor_valid.$A20:$cor_valid.$AMJ20])" office:value-type="float" office:value="0" calcext:value-type="float">
            <text:p>0,00</text:p>
          </table:table-cell>
          <table:table-cell table:style-name="ce2" table:formula="of:=[$cor_valid.O20]/SUM([$cor_valid.$A20:$cor_valid.$AMJ20])" office:value-type="float" office:value="0.139195335863091" calcext:value-type="float">
            <text:p>0,14</text:p>
          </table:table-cell>
          <table:table-cell table:style-name="ce2" table:formula="of:=[$cor_valid.P20]/SUM([$cor_valid.$A20:$cor_valid.$AMJ20])" office:value-type="float" office:value="0.0000125650239991958" calcext:value-type="float">
            <text:p>0,00</text:p>
          </table:table-cell>
          <table:table-cell table:style-name="ce2" table:formula="of:=[$cor_valid.Q20]/SUM([$cor_valid.$A20:$cor_valid.$AMJ20])" office:value-type="float" office:value="0.0015078028799035" calcext:value-type="float">
            <text:p>0,00</text:p>
          </table:table-cell>
          <table:table-cell table:style-name="ce2" table:formula="of:=[$cor_valid.R20]/SUM([$cor_valid.$A20:$cor_valid.$AMJ20])" office:value-type="float" office:value="0.0634785012439374" calcext:value-type="float">
            <text:p>0,06</text:p>
          </table:table-cell>
          <table:table-cell table:style-name="ce2" table:formula="of:=[$cor_valid.S20]/SUM([$cor_valid.$A20:$cor_valid.$AMJ20])" office:value-type="float" office:value="0.312856532555977" calcext:value-type="float">
            <text:p>0,31</text:p>
          </table:table-cell>
          <table:table-cell table:style-name="ce2" table:formula="of:=[$cor_valid.T20]/SUM([$cor_valid.$A20:$cor_valid.$AMJ20])" office:value-type="float" office:value="0" calcext:value-type="float">
            <text:p>0,00</text:p>
          </table:table-cell>
          <table:table-cell table:style-name="ce2" table:formula="of:=[$cor_valid.U20]/SUM([$cor_valid.$A20:$cor_valid.$AMJ20])" office:value-type="float" office:value="0.0033171663357877" calcext:value-type="float">
            <text:p>0,00</text:p>
          </table:table-cell>
          <table:table-cell table:style-name="ce2" table:formula="of:=[$cor_valid.V20]/SUM([$cor_valid.$A20:$cor_valid.$AMJ20])" office:value-type="float" office:value="0" calcext:value-type="float">
            <text:p>0,00</text:p>
          </table:table-cell>
          <table:table-cell table:style-name="ce2" table:formula="of:=[$cor_valid.W20]/SUM([$cor_valid.$A20:$cor_valid.$AMJ20])" office:value-type="float" office:value="0" calcext:value-type="float">
            <text:p>0,00</text:p>
          </table:table-cell>
          <table:table-cell table:style-name="ce2" table:formula="of:=[$cor_valid.X20]/SUM([$cor_valid.$A20:$cor_valid.$AMJ20])" office:value-type="float" office:value="0" calcext:value-type="float">
            <text:p>0,00</text:p>
          </table:table-cell>
          <table:table-cell table:style-name="ce2" table:formula="of:=[$cor_valid.Y20]/SUM([$cor_valid.$A20:$cor_valid.$AMJ20])" office:value-type="float" office:value="0.000590556127962204" calcext:value-type="float">
            <text:p>0,00</text:p>
          </table:table-cell>
          <table:table-cell table:style-name="ce2" table:formula="of:=[$cor_valid.Z20]/SUM([$cor_valid.$A20:$cor_valid.$AMJ20])" office:value-type="float" office:value="0.001218807327922" calcext:value-type="float">
            <text:p>0,00</text:p>
          </table:table-cell>
          <table:table-cell table:style-name="ce2" table:formula="of:=[$cor_valid.AA20]/SUM([$cor_valid.$A20:$cor_valid.$AMJ20])" office:value-type="float" office:value="0" calcext:value-type="float">
            <text:p>0,00</text:p>
          </table:table-cell>
          <table:table-cell table:style-name="ce2" table:formula="of:=[$cor_valid.AB20]/SUM([$cor_valid.$A20:$cor_valid.$AMJ20])" office:value-type="float" office:value="0" calcext:value-type="float">
            <text:p>0,00</text:p>
          </table:table-cell>
          <table:table-cell table:style-name="ce2" table:formula="of:=[$cor_valid.AC20]/SUM([$cor_valid.$A20:$cor_valid.$AMJ20])" office:value-type="float" office:value="0.131329630839595" calcext:value-type="float">
            <text:p>0,13</text:p>
          </table:table-cell>
          <table:table-cell table:style-name="ce2" table:formula="of:=[$cor_valid.AD20]/SUM([$cor_valid.$A20:$cor_valid.$AMJ20])" office:value-type="float" office:value="0.000238735455984721" calcext:value-type="float">
            <text:p>0,00</text:p>
          </table:table-cell>
          <table:table-cell table:style-name="ce2" table:formula="of:=[$cor_valid.AE20]/SUM([$cor_valid.$A20:$cor_valid.$AMJ20])" office:value-type="float" office:value="0.000075390143995175" calcext:value-type="float">
            <text:p>0,00</text:p>
          </table:table-cell>
          <table:table-cell table:style-name="ce2" table:formula="of:=[$cor_valid.AF20]/SUM([$cor_valid.$A20:$cor_valid.$AMJ20])" office:value-type="float" office:value="0.159977885557761" calcext:value-type="float">
            <text:p>0,16</text:p>
          </table:table-cell>
          <table:table-cell table:style-name="ce2" table:formula="of:=[$cor_valid.AG20]/SUM([$cor_valid.$A20:$cor_valid.$AMJ20])" office:value-type="float" office:value="0" calcext:value-type="float">
            <text:p>0,00</text:p>
          </table:table-cell>
          <table:table-cell table:style-name="ce2" table:formula="of:=[$cor_valid.AH20]/SUM([$cor_valid.$A20:$cor_valid.$AMJ20])" office:value-type="float" office:value="0" calcext:value-type="float">
            <text:p>0,00</text:p>
          </table:table-cell>
          <table:table-cell table:style-name="ce2" table:formula="of:=[$cor_valid.AI20]/SUM([$cor_valid.$A20:$cor_valid.$AMJ20])" office:value-type="float" office:value="0" calcext:value-type="float">
            <text:p>0,00</text:p>
          </table:table-cell>
          <table:table-cell table:style-name="ce2" table:formula="of:=[$cor_valid.AJ20]/SUM([$cor_valid.$A20:$cor_valid.$AMJ20])" office:value-type="float" office:value="0" calcext:value-type="float">
            <text:p>0,00</text:p>
          </table:table-cell>
          <table:table-cell table:style-name="ce2" table:formula="of:=[$cor_valid.AK20]/SUM([$cor_valid.$A20:$cor_valid.$AMJ20])" office:value-type="float" office:value="0.000238735455984721" calcext:value-type="float">
            <text:p>0,00</text:p>
          </table:table-cell>
          <table:table-cell table:style-name="ce2" table:formula="of:=[$cor_valid.AL20]/SUM([$cor_valid.$A20:$cor_valid.$AMJ20])" office:value-type="float" office:value="0" calcext:value-type="float">
            <text:p>0,00</text:p>
          </table:table-cell>
          <table:table-cell table:style-name="ce2" table:formula="of:=[$cor_valid.AM20]/SUM([$cor_valid.$A20:$cor_valid.$AMJ20])" office:value-type="float" office:value="0" calcext:value-type="float">
            <text:p>0,00</text:p>
          </table:table-cell>
          <table:table-cell table:style-name="ce2" table:formula="of:=[$cor_valid.AN20]/SUM([$cor_valid.$A20:$cor_valid.$AMJ20])" office:value-type="float" office:value="0" calcext:value-type="float">
            <text:p>0,00</text:p>
          </table:table-cell>
          <table:table-cell table:style-name="ce2" table:formula="of:=[$cor_valid.AO20]/SUM([$cor_valid.$A20:$cor_valid.$AMJ20])" office:value-type="float" office:value="0" calcext:value-type="float">
            <text:p>0,00</text:p>
          </table:table-cell>
          <table:table-cell table:style-name="ce2" table:formula="of:=[$cor_valid.AP20]/SUM([$cor_valid.$A20:$cor_valid.$AMJ20])" office:value-type="float" office:value="0" calcext:value-type="float">
            <text:p>0,00</text:p>
          </table:table-cell>
          <table:table-cell table:style-name="ce2" table:formula="of:=[$cor_valid.AQ20]/SUM([$cor_valid.$A20:$cor_valid.$AMJ20])" office:value-type="float" office:value="0" calcext:value-type="float">
            <text:p>0,00</text:p>
          </table:table-cell>
          <table:table-cell table:style-name="ce2" table:formula="of:=[$cor_valid.AR20]/SUM([$cor_valid.$A20:$cor_valid.$AMJ20])" office:value-type="float" office:value="0" calcext:value-type="float">
            <text:p>0,00</text:p>
          </table:table-cell>
          <table:table-cell table:style-name="ce2" table:formula="of:=[$cor_valid.AS20]/SUM([$cor_valid.$A20:$cor_valid.$AMJ20])" office:value-type="float" office:value="0" calcext:value-type="float">
            <text:p>0,00</text:p>
          </table:table-cell>
          <table:table-cell table:style-name="ce2" table:formula="of:=[$cor_valid.AT20]/SUM([$cor_valid.$A20:$cor_valid.$AMJ20])" office:value-type="float" office:value="0.00218631417586008" calcext:value-type="float">
            <text:p>0,00</text:p>
          </table:table-cell>
          <table:table-cell table:style-name="ce2" table:formula="of:=[$cor_valid.AU20]/SUM([$cor_valid.$A20:$cor_valid.$AMJ20])" office:value-type="float" office:value="0.00175910335988742" calcext:value-type="float">
            <text:p>0,00</text:p>
          </table:table-cell>
          <table:table-cell table:style-name="ce2" table:formula="of:=[$cor_valid.AV20]/SUM([$cor_valid.$A20:$cor_valid.$AMJ20])" office:value-type="float" office:value="0" calcext:value-type="float">
            <text:p>0,00</text:p>
          </table:table-cell>
          <table:table-cell table:style-name="ce2" table:formula="of:=[$cor_valid.AW20]/SUM([$cor_valid.$A20:$cor_valid.$AMJ20])" office:value-type="float" office:value="0.0000376950719975875" calcext:value-type="float">
            <text:p>0,00</text:p>
          </table:table-cell>
          <table:table-cell table:style-name="ce2" table:formula="of:=[$cor_valid.AX20]/SUM([$cor_valid.$A20:$cor_valid.$AMJ20])" office:value-type="float" office:value="0.0000376950719975875" calcext:value-type="float">
            <text:p>0,00</text:p>
          </table:table-cell>
          <table:table-cell table:style-name="ce2" table:formula="of:=[$cor_valid.AY20]/SUM([$cor_valid.$A20:$cor_valid.$AMJ20])" office:value-type="float" office:value="0" calcext:value-type="float">
            <text:p>0,00</text:p>
          </table:table-cell>
          <table:table-cell table:style-name="ce2" table:formula="of:=[$cor_valid.AZ20]/SUM([$cor_valid.$A20:$cor_valid.$AMJ20])" office:value-type="float" office:value="0.00317895107179655" calcext:value-type="float">
            <text:p>0,00</text:p>
          </table:table-cell>
          <table:table-cell table:style-name="ce2" table:formula="of:=[$cor_valid.BA20]/SUM([$cor_valid.$A20:$cor_valid.$AMJ20])" office:value-type="float" office:value="0" calcext:value-type="float">
            <text:p>0,00</text:p>
          </table:table-cell>
          <table:table-cell table:style-name="ce2" table:formula="of:=[$cor_valid.BB20]/SUM([$cor_valid.$A20:$cor_valid.$AMJ20])" office:value-type="float" office:value="0.000590556127962204" calcext:value-type="float">
            <text:p>0,00</text:p>
          </table:table-cell>
          <table:table-cell table:style-name="ce2" table:formula="of:=[$cor_valid.BC20]/SUM([$cor_valid.$A20:$cor_valid.$AMJ20])" office:value-type="float" office:value="0" calcext:value-type="float">
            <text:p>0,00</text:p>
          </table:table-cell>
          <table:table-cell table:style-name="ce2" table:formula="of:=[$cor_valid.BD20]/SUM([$cor_valid.$A20:$cor_valid.$AMJ20])" office:value-type="float" office:value="0.000238735455984721" calcext:value-type="float">
            <text:p>0,00</text:p>
          </table:table-cell>
          <table:table-cell table:style-name="ce2" table:formula="of:=[$cor_valid.BE20]/SUM([$cor_valid.$A20:$cor_valid.$AMJ20])" office:value-type="float" office:value="0.0401829467494283" calcext:value-type="float">
            <text:p>0,04</text:p>
          </table:table-cell>
          <table:table-cell table:style-name="ce2" table:formula="of:=[$cor_valid.BF20]/SUM([$cor_valid.$A20:$cor_valid.$AMJ20])" office:value-type="float" office:value="0" calcext:value-type="float">
            <text:p>0,00</text:p>
          </table:table-cell>
          <table:table-cell table:style-name="ce2" table:formula="of:=[$cor_valid.BG20]/SUM([$cor_valid.$A20:$cor_valid.$AMJ20])" office:value-type="float" office:value="0" calcext:value-type="float">
            <text:p>0,00</text:p>
          </table:table-cell>
          <table:table-cell table:style-name="ce2" table:formula="of:=[$cor_valid.BH20]/SUM([$cor_valid.$A20:$cor_valid.$AMJ20])" office:value-type="float" office:value="0" calcext:value-type="float">
            <text:p>0,00</text:p>
          </table:table-cell>
          <table:table-cell table:style-name="ce2" table:formula="of:=[$cor_valid.BI20]/SUM([$cor_valid.$A20:$cor_valid.$AMJ20])" office:value-type="float" office:value="0" calcext:value-type="float">
            <text:p>0,00</text:p>
          </table:table-cell>
          <table:table-cell table:style-name="ce2" table:formula="of:=[$cor_valid.BJ20]/SUM([$cor_valid.$A20:$cor_valid.$AMJ20])" office:value-type="float" office:value="0" calcext:value-type="float">
            <text:p>0,00</text:p>
          </table:table-cell>
          <table:table-cell table:style-name="ce2" table:formula="of:=[$cor_valid.BK20]/SUM([$cor_valid.$A20:$cor_valid.$AMJ20])" office:value-type="float" office:value="0.0000251300479983917" calcext:value-type="float">
            <text:p>0,00</text:p>
          </table:table-cell>
          <table:table-cell table:style-name="ce2" table:formula="of:=[$cor_valid.BL20]/SUM([$cor_valid.$A20:$cor_valid.$AMJ20])" office:value-type="float" office:value="0" calcext:value-type="float">
            <text:p>0,00</text:p>
          </table:table-cell>
          <table:table-cell table:style-name="ce2" table:formula="of:=[$cor_valid.BM20]/SUM([$cor_valid.$A20:$cor_valid.$AMJ20])" office:value-type="float" office:value="0.00795366019149096" calcext:value-type="float">
            <text:p>0,01</text:p>
          </table:table-cell>
          <table:table-cell table:style-name="ce2" table:formula="of:=[$cor_valid.BN20]/SUM([$cor_valid.$A20:$cor_valid.$AMJ20])" office:value-type="float" office:value="0.000288995551981504" calcext:value-type="float">
            <text:p>0,00</text:p>
          </table:table-cell>
          <table:table-cell table:style-name="ce2" table:formula="of:=[$cor_valid.BO20]/SUM([$cor_valid.$A20:$cor_valid.$AMJ20])" office:value-type="float" office:value="0.0137587012791194" calcext:value-type="float">
            <text:p>0,01</text:p>
          </table:table-cell>
          <table:table-cell/>
          <table:table-cell table:formula="of:=[.BR20]/SUM([.BR$1:.BR$1048576])" office:value-type="float" office:value="0.000719622182530549" calcext:value-type="float">
            <text:p>0,001</text:p>
          </table:table-cell>
          <table:table-cell table:formula="of:=SUM([$cor_valid.$A20:$cor_valid.$AMJ20])" office:value-type="float" office:value="79586" calcext:value-type="float">
            <text:p>79586</text:p>
          </table:table-cell>
          <table:table-cell table:number-columns-repeated="95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$cor_valid.B21]/SUM([$cor_valid.$A21:$cor_valid.$AMJ21])" office:value-type="float" office:value="0" calcext:value-type="float">
            <text:p>0,00</text:p>
          </table:table-cell>
          <table:table-cell table:style-name="ce2" table:formula="of:=[$cor_valid.C21]/SUM([$cor_valid.$A21:$cor_valid.$AMJ21])" office:value-type="float" office:value="0" calcext:value-type="float">
            <text:p>0,00</text:p>
          </table:table-cell>
          <table:table-cell table:style-name="ce2" table:formula="of:=[$cor_valid.D21]/SUM([$cor_valid.$A21:$cor_valid.$AMJ21])" office:value-type="float" office:value="0.00163312096040186" calcext:value-type="float">
            <text:p>0,00</text:p>
          </table:table-cell>
          <table:table-cell table:style-name="ce2" table:formula="of:=[$cor_valid.E21]/SUM([$cor_valid.$A21:$cor_valid.$AMJ21])" office:value-type="float" office:value="0.0421587151629665" calcext:value-type="float">
            <text:p>0,04</text:p>
          </table:table-cell>
          <table:table-cell table:style-name="ce2" table:formula="of:=[$cor_valid.F21]/SUM([$cor_valid.$A21:$cor_valid.$AMJ21])" office:value-type="float" office:value="0.000213141007177667" calcext:value-type="float">
            <text:p>0,00</text:p>
          </table:table-cell>
          <table:table-cell table:style-name="ce2" table:formula="of:=[$cor_valid.G21]/SUM([$cor_valid.$A21:$cor_valid.$AMJ21])" office:value-type="float" office:value="0" calcext:value-type="float">
            <text:p>0,00</text:p>
          </table:table-cell>
          <table:table-cell table:style-name="ce2" table:formula="of:=[$cor_valid.H21]/SUM([$cor_valid.$A21:$cor_valid.$AMJ21])" office:value-type="float" office:value="0.000443563717640011" calcext:value-type="float">
            <text:p>0,00</text:p>
          </table:table-cell>
          <table:table-cell table:style-name="ce2" table:formula="of:=[$cor_valid.I21]/SUM([$cor_valid.$A21:$cor_valid.$AMJ21])" office:value-type="float" office:value="0" calcext:value-type="float">
            <text:p>0,00</text:p>
          </table:table-cell>
          <table:table-cell table:style-name="ce2" table:formula="of:=[$cor_valid.J21]/SUM([$cor_valid.$A21:$cor_valid.$AMJ21])" office:value-type="float" office:value="0" calcext:value-type="float">
            <text:p>0,00</text:p>
          </table:table-cell>
          <table:table-cell table:style-name="ce2" table:formula="of:=[$cor_valid.K21]/SUM([$cor_valid.$A21:$cor_valid.$AMJ21])" office:value-type="float" office:value="0" calcext:value-type="float">
            <text:p>0,00</text:p>
          </table:table-cell>
          <table:table-cell table:style-name="ce2" table:formula="of:=[$cor_valid.L21]/SUM([$cor_valid.$A21:$cor_valid.$AMJ21])" office:value-type="float" office:value="0" calcext:value-type="float">
            <text:p>0,00</text:p>
          </table:table-cell>
          <table:table-cell table:style-name="ce2" table:formula="of:=[$cor_valid.M21]/SUM([$cor_valid.$A21:$cor_valid.$AMJ21])" office:value-type="float" office:value="0" calcext:value-type="float">
            <text:p>0,00</text:p>
          </table:table-cell>
          <table:table-cell table:style-name="ce2" table:formula="of:=[$cor_valid.N21]/SUM([$cor_valid.$A21:$cor_valid.$AMJ21])" office:value-type="float" office:value="0" calcext:value-type="float">
            <text:p>0,00</text:p>
          </table:table-cell>
          <table:table-cell table:style-name="ce2" table:formula="of:=[$cor_valid.O21]/SUM([$cor_valid.$A21:$cor_valid.$AMJ21])" office:value-type="float" office:value="0.0196982614606496" calcext:value-type="float">
            <text:p>0,02</text:p>
          </table:table-cell>
          <table:table-cell table:style-name="ce2" table:formula="of:=[$cor_valid.P21]/SUM([$cor_valid.$A21:$cor_valid.$AMJ21])" office:value-type="float" office:value="0" calcext:value-type="float">
            <text:p>0,00</text:p>
          </table:table-cell>
          <table:table-cell table:style-name="ce2" table:formula="of:=[$cor_valid.Q21]/SUM([$cor_valid.$A21:$cor_valid.$AMJ21])" office:value-type="float" office:value="0.0097209580976301" calcext:value-type="float">
            <text:p>0,01</text:p>
          </table:table-cell>
          <table:table-cell table:style-name="ce2" table:formula="of:=[$cor_valid.R21]/SUM([$cor_valid.$A21:$cor_valid.$AMJ21])" office:value-type="float" office:value="0.00020161987165455" calcext:value-type="float">
            <text:p>0,00</text:p>
          </table:table-cell>
          <table:table-cell table:style-name="ce2" table:formula="of:=[$cor_valid.S21]/SUM([$cor_valid.$A21:$cor_valid.$AMJ21])" office:value-type="float" office:value="0.113005057778495" calcext:value-type="float">
            <text:p>0,11</text:p>
          </table:table-cell>
          <table:table-cell table:style-name="ce2" table:formula="of:=[$cor_valid.T21]/SUM([$cor_valid.$A21:$cor_valid.$AMJ21])" office:value-type="float" office:value="0" calcext:value-type="float">
            <text:p>0,00</text:p>
          </table:table-cell>
          <table:table-cell table:style-name="ce2" table:formula="of:=[$cor_valid.U21]/SUM([$cor_valid.$A21:$cor_valid.$AMJ21])" office:value-type="float" office:value="0.419570952913119" calcext:value-type="float">
            <text:p>0,42</text:p>
          </table:table-cell>
          <table:table-cell table:style-name="ce2" table:formula="of:=[$cor_valid.V21]/SUM([$cor_valid.$A21:$cor_valid.$AMJ21])" office:value-type="float" office:value="0.00000576056776155858" calcext:value-type="float">
            <text:p>0,00</text:p>
          </table:table-cell>
          <table:table-cell table:style-name="ce2" table:formula="of:=[$cor_valid.W21]/SUM([$cor_valid.$A21:$cor_valid.$AMJ21])" office:value-type="float" office:value="0.0000259225549270136" calcext:value-type="float">
            <text:p>0,00</text:p>
          </table:table-cell>
          <table:table-cell table:style-name="ce2" table:formula="of:=[$cor_valid.X21]/SUM([$cor_valid.$A21:$cor_valid.$AMJ21])" office:value-type="float" office:value="0" calcext:value-type="float">
            <text:p>0,00</text:p>
          </table:table-cell>
          <table:table-cell table:style-name="ce2" table:formula="of:=[$cor_valid.Y21]/SUM([$cor_valid.$A21:$cor_valid.$AMJ21])" office:value-type="float" office:value="0.00249720612463564" calcext:value-type="float">
            <text:p>0,00</text:p>
          </table:table-cell>
          <table:table-cell table:style-name="ce2" table:formula="of:=[$cor_valid.Z21]/SUM([$cor_valid.$A21:$cor_valid.$AMJ21])" office:value-type="float" office:value="0.000409000311070659" calcext:value-type="float">
            <text:p>0,00</text:p>
          </table:table-cell>
          <table:table-cell table:style-name="ce2" table:formula="of:=[$cor_valid.AA21]/SUM([$cor_valid.$A21:$cor_valid.$AMJ21])" office:value-type="float" office:value="0" calcext:value-type="float">
            <text:p>0,00</text:p>
          </table:table-cell>
          <table:table-cell table:style-name="ce2" table:formula="of:=[$cor_valid.AB21]/SUM([$cor_valid.$A21:$cor_valid.$AMJ21])" office:value-type="float" office:value="0" calcext:value-type="float">
            <text:p>0,00</text:p>
          </table:table-cell>
          <table:table-cell table:style-name="ce2" table:formula="of:=[$cor_valid.AC21]/SUM([$cor_valid.$A21:$cor_valid.$AMJ21])" office:value-type="float" office:value="0.0000518451098540272" calcext:value-type="float">
            <text:p>0,00</text:p>
          </table:table-cell>
          <table:table-cell table:style-name="ce2" table:formula="of:=[$cor_valid.AD21]/SUM([$cor_valid.$A21:$cor_valid.$AMJ21])" office:value-type="float" office:value="0.0004867679758517" calcext:value-type="float">
            <text:p>0,00</text:p>
          </table:table-cell>
          <table:table-cell table:style-name="ce2" table:formula="of:=[$cor_valid.AE21]/SUM([$cor_valid.$A21:$cor_valid.$AMJ21])" office:value-type="float" office:value="0.0000547253937348065" calcext:value-type="float">
            <text:p>0,00</text:p>
          </table:table-cell>
          <table:table-cell table:style-name="ce2" table:formula="of:=[$cor_valid.AF21]/SUM([$cor_valid.$A21:$cor_valid.$AMJ21])" office:value-type="float" office:value="0.0734414783921103" calcext:value-type="float">
            <text:p>0,07</text:p>
          </table:table-cell>
          <table:table-cell table:style-name="ce2" table:formula="of:=[$cor_valid.AG21]/SUM([$cor_valid.$A21:$cor_valid.$AMJ21])" office:value-type="float" office:value="0" calcext:value-type="float">
            <text:p>0,00</text:p>
          </table:table-cell>
          <table:table-cell table:style-name="ce2" table:formula="of:=[$cor_valid.AH21]/SUM([$cor_valid.$A21:$cor_valid.$AMJ21])" office:value-type="float" office:value="0" calcext:value-type="float">
            <text:p>0,00</text:p>
          </table:table-cell>
          <table:table-cell table:style-name="ce2" table:formula="of:=[$cor_valid.AI21]/SUM([$cor_valid.$A21:$cor_valid.$AMJ21])" office:value-type="float" office:value="0" calcext:value-type="float">
            <text:p>0,00</text:p>
          </table:table-cell>
          <table:table-cell table:style-name="ce2" table:formula="of:=[$cor_valid.AJ21]/SUM([$cor_valid.$A21:$cor_valid.$AMJ21])" office:value-type="float" office:value="0" calcext:value-type="float">
            <text:p>0,00</text:p>
          </table:table-cell>
          <table:table-cell table:style-name="ce2" table:formula="of:=[$cor_valid.AK21]/SUM([$cor_valid.$A21:$cor_valid.$AMJ21])" office:value-type="float" office:value="0.000351394633455073" calcext:value-type="float">
            <text:p>0,00</text:p>
          </table:table-cell>
          <table:table-cell table:style-name="ce2" table:formula="of:=[$cor_valid.AL21]/SUM([$cor_valid.$A21:$cor_valid.$AMJ21])" office:value-type="float" office:value="0" calcext:value-type="float">
            <text:p>0,00</text:p>
          </table:table-cell>
          <table:table-cell table:style-name="ce2" table:formula="of:=[$cor_valid.AM21]/SUM([$cor_valid.$A21:$cor_valid.$AMJ21])" office:value-type="float" office:value="0" calcext:value-type="float">
            <text:p>0,00</text:p>
          </table:table-cell>
          <table:table-cell table:style-name="ce2" table:formula="of:=[$cor_valid.AN21]/SUM([$cor_valid.$A21:$cor_valid.$AMJ21])" office:value-type="float" office:value="0" calcext:value-type="float">
            <text:p>0,00</text:p>
          </table:table-cell>
          <table:table-cell table:style-name="ce2" table:formula="of:=[$cor_valid.AO21]/SUM([$cor_valid.$A21:$cor_valid.$AMJ21])" office:value-type="float" office:value="0" calcext:value-type="float">
            <text:p>0,00</text:p>
          </table:table-cell>
          <table:table-cell table:style-name="ce2" table:formula="of:=[$cor_valid.AP21]/SUM([$cor_valid.$A21:$cor_valid.$AMJ21])" office:value-type="float" office:value="0" calcext:value-type="float">
            <text:p>0,00</text:p>
          </table:table-cell>
          <table:table-cell table:style-name="ce2" table:formula="of:=[$cor_valid.AQ21]/SUM([$cor_valid.$A21:$cor_valid.$AMJ21])" office:value-type="float" office:value="0" calcext:value-type="float">
            <text:p>0,00</text:p>
          </table:table-cell>
          <table:table-cell table:style-name="ce2" table:formula="of:=[$cor_valid.AR21]/SUM([$cor_valid.$A21:$cor_valid.$AMJ21])" office:value-type="float" office:value="0" calcext:value-type="float">
            <text:p>0,00</text:p>
          </table:table-cell>
          <table:table-cell table:style-name="ce2" table:formula="of:=[$cor_valid.AS21]/SUM([$cor_valid.$A21:$cor_valid.$AMJ21])" office:value-type="float" office:value="0" calcext:value-type="float">
            <text:p>0,00</text:p>
          </table:table-cell>
          <table:table-cell table:style-name="ce2" table:formula="of:=[$cor_valid.AT21]/SUM([$cor_valid.$A21:$cor_valid.$AMJ21])" office:value-type="float" office:value="0" calcext:value-type="float">
            <text:p>0,00</text:p>
          </table:table-cell>
          <table:table-cell table:style-name="ce2" table:formula="of:=[$cor_valid.AU21]/SUM([$cor_valid.$A21:$cor_valid.$AMJ21])" office:value-type="float" office:value="0.0111265366314504" calcext:value-type="float">
            <text:p>0,01</text:p>
          </table:table-cell>
          <table:table-cell table:style-name="ce2" table:formula="of:=[$cor_valid.AV21]/SUM([$cor_valid.$A21:$cor_valid.$AMJ21])" office:value-type="float" office:value="0.000020161987165455" calcext:value-type="float">
            <text:p>0,00</text:p>
          </table:table-cell>
          <table:table-cell table:style-name="ce2" table:formula="of:=[$cor_valid.AW21]/SUM([$cor_valid.$A21:$cor_valid.$AMJ21])" office:value-type="float" office:value="0.00000864085164233787" calcext:value-type="float">
            <text:p>0,00</text:p>
          </table:table-cell>
          <table:table-cell table:style-name="ce2" table:formula="of:=[$cor_valid.AX21]/SUM([$cor_valid.$A21:$cor_valid.$AMJ21])" office:value-type="float" office:value="0.00259513577658214" calcext:value-type="float">
            <text:p>0,00</text:p>
          </table:table-cell>
          <table:table-cell table:style-name="ce2" table:formula="of:=[$cor_valid.AY21]/SUM([$cor_valid.$A21:$cor_valid.$AMJ21])" office:value-type="float" office:value="0" calcext:value-type="float">
            <text:p>0,00</text:p>
          </table:table-cell>
          <table:table-cell table:style-name="ce2" table:formula="of:=[$cor_valid.AZ21]/SUM([$cor_valid.$A21:$cor_valid.$AMJ21])" office:value-type="float" office:value="0.00480143322925908" calcext:value-type="float">
            <text:p>0,00</text:p>
          </table:table-cell>
          <table:table-cell table:style-name="ce2" table:formula="of:=[$cor_valid.BA21]/SUM([$cor_valid.$A21:$cor_valid.$AMJ21])" office:value-type="float" office:value="0" calcext:value-type="float">
            <text:p>0,00</text:p>
          </table:table-cell>
          <table:table-cell table:style-name="ce2" table:formula="of:=[$cor_valid.BB21]/SUM([$cor_valid.$A21:$cor_valid.$AMJ21])" office:value-type="float" office:value="0.071906287083655" calcext:value-type="float">
            <text:p>0,07</text:p>
          </table:table-cell>
          <table:table-cell table:style-name="ce2" table:formula="of:=[$cor_valid.BC21]/SUM([$cor_valid.$A21:$cor_valid.$AMJ21])" office:value-type="float" office:value="0" calcext:value-type="float">
            <text:p>0,00</text:p>
          </table:table-cell>
          <table:table-cell table:style-name="ce2" table:formula="of:=[$cor_valid.BD21]/SUM([$cor_valid.$A21:$cor_valid.$AMJ21])" office:value-type="float" office:value="0.000377317188382087" calcext:value-type="float">
            <text:p>0,00</text:p>
          </table:table-cell>
          <table:table-cell table:style-name="ce2" table:formula="of:=[$cor_valid.BE21]/SUM([$cor_valid.$A21:$cor_valid.$AMJ21])" office:value-type="float" office:value="0.150293212899063" calcext:value-type="float">
            <text:p>0,15</text:p>
          </table:table-cell>
          <table:table-cell table:style-name="ce2" table:formula="of:=[$cor_valid.BF21]/SUM([$cor_valid.$A21:$cor_valid.$AMJ21])" office:value-type="float" office:value="0" calcext:value-type="float">
            <text:p>0,00</text:p>
          </table:table-cell>
          <table:table-cell table:style-name="ce2" table:formula="of:=[$cor_valid.BG21]/SUM([$cor_valid.$A21:$cor_valid.$AMJ21])" office:value-type="float" office:value="0.0278062605850433" calcext:value-type="float">
            <text:p>0,03</text:p>
          </table:table-cell>
          <table:table-cell table:style-name="ce2" table:formula="of:=[$cor_valid.BH21]/SUM([$cor_valid.$A21:$cor_valid.$AMJ21])" office:value-type="float" office:value="0" calcext:value-type="float">
            <text:p>0,00</text:p>
          </table:table-cell>
          <table:table-cell table:style-name="ce2" table:formula="of:=[$cor_valid.BI21]/SUM([$cor_valid.$A21:$cor_valid.$AMJ21])" office:value-type="float" office:value="0" calcext:value-type="float">
            <text:p>0,00</text:p>
          </table:table-cell>
          <table:table-cell table:style-name="ce2" table:formula="of:=[$cor_valid.BJ21]/SUM([$cor_valid.$A21:$cor_valid.$AMJ21])" office:value-type="float" office:value="0" calcext:value-type="float">
            <text:p>0,00</text:p>
          </table:table-cell>
          <table:table-cell table:style-name="ce2" table:formula="of:=[$cor_valid.BK21]/SUM([$cor_valid.$A21:$cor_valid.$AMJ21])" office:value-type="float" office:value="0.0000432042582116893" calcext:value-type="float">
            <text:p>0,00</text:p>
          </table:table-cell>
          <table:table-cell table:style-name="ce2" table:formula="of:=[$cor_valid.BL21]/SUM([$cor_valid.$A21:$cor_valid.$AMJ21])" office:value-type="float" office:value="0" calcext:value-type="float">
            <text:p>0,00</text:p>
          </table:table-cell>
          <table:table-cell table:style-name="ce2" table:formula="of:=[$cor_valid.BM21]/SUM([$cor_valid.$A21:$cor_valid.$AMJ21])" office:value-type="float" office:value="0.0000172817032846757" calcext:value-type="float">
            <text:p>0,00</text:p>
          </table:table-cell>
          <table:table-cell table:style-name="ce2" table:formula="of:=[$cor_valid.BN21]/SUM([$cor_valid.$A21:$cor_valid.$AMJ21])" office:value-type="float" office:value="0.000878486583637683" calcext:value-type="float">
            <text:p>0,00</text:p>
          </table:table-cell>
          <table:table-cell table:style-name="ce2" table:formula="of:=[$cor_valid.BO21]/SUM([$cor_valid.$A21:$cor_valid.$AMJ21])" office:value-type="float" office:value="0.0461018237957533" calcext:value-type="float">
            <text:p>0,05</text:p>
          </table:table-cell>
          <table:table-cell/>
          <table:table-cell table:formula="of:=[.BR21]/SUM([.BR$1:.BR$1048576])" office:value-type="float" office:value="0.00313929819702481" calcext:value-type="float">
            <text:p>0,003</text:p>
          </table:table-cell>
          <table:table-cell table:formula="of:=SUM([$cor_valid.$A21:$cor_valid.$AMJ21])" office:value-type="float" office:value="347188" calcext:value-type="float">
            <text:p>347188</text:p>
          </table:table-cell>
          <table:table-cell table:number-columns-repeated="95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$cor_valid.B22]/SUM([$cor_valid.$A22:$cor_valid.$AMJ22])" office:value-type="float" office:value="0" calcext:value-type="float">
            <text:p>0,00</text:p>
          </table:table-cell>
          <table:table-cell table:style-name="ce2" table:formula="of:=[$cor_valid.C22]/SUM([$cor_valid.$A22:$cor_valid.$AMJ22])" office:value-type="float" office:value="0" calcext:value-type="float">
            <text:p>0,00</text:p>
          </table:table-cell>
          <table:table-cell table:style-name="ce2" table:formula="of:=[$cor_valid.D22]/SUM([$cor_valid.$A22:$cor_valid.$AMJ22])" office:value-type="float" office:value="0.00308399979091527" calcext:value-type="float">
            <text:p>0,00</text:p>
          </table:table-cell>
          <table:table-cell table:style-name="ce2" table:formula="of:=[$cor_valid.E22]/SUM([$cor_valid.$A22:$cor_valid.$AMJ22])" office:value-type="float" office:value="0.0153154565887826" calcext:value-type="float">
            <text:p>0,02</text:p>
          </table:table-cell>
          <table:table-cell table:style-name="ce2" table:formula="of:=[$cor_valid.F22]/SUM([$cor_valid.$A22:$cor_valid.$AMJ22])" office:value-type="float" office:value="0" calcext:value-type="float">
            <text:p>0,00</text:p>
          </table:table-cell>
          <table:table-cell table:style-name="ce2" table:formula="of:=[$cor_valid.G22]/SUM([$cor_valid.$A22:$cor_valid.$AMJ22])" office:value-type="float" office:value="0" calcext:value-type="float">
            <text:p>0,00</text:p>
          </table:table-cell>
          <table:table-cell table:style-name="ce2" table:formula="of:=[$cor_valid.H22]/SUM([$cor_valid.$A22:$cor_valid.$AMJ22])" office:value-type="float" office:value="0" calcext:value-type="float">
            <text:p>0,00</text:p>
          </table:table-cell>
          <table:table-cell table:style-name="ce2" table:formula="of:=[$cor_valid.I22]/SUM([$cor_valid.$A22:$cor_valid.$AMJ22])" office:value-type="float" office:value="0" calcext:value-type="float">
            <text:p>0,00</text:p>
          </table:table-cell>
          <table:table-cell table:style-name="ce2" table:formula="of:=[$cor_valid.J22]/SUM([$cor_valid.$A22:$cor_valid.$AMJ22])" office:value-type="float" office:value="0" calcext:value-type="float">
            <text:p>0,00</text:p>
          </table:table-cell>
          <table:table-cell table:style-name="ce2" table:formula="of:=[$cor_valid.K22]/SUM([$cor_valid.$A22:$cor_valid.$AMJ22])" office:value-type="float" office:value="0" calcext:value-type="float">
            <text:p>0,00</text:p>
          </table:table-cell>
          <table:table-cell table:style-name="ce2" table:formula="of:=[$cor_valid.L22]/SUM([$cor_valid.$A22:$cor_valid.$AMJ22])" office:value-type="float" office:value="0" calcext:value-type="float">
            <text:p>0,00</text:p>
          </table:table-cell>
          <table:table-cell table:style-name="ce2" table:formula="of:=[$cor_valid.M22]/SUM([$cor_valid.$A22:$cor_valid.$AMJ22])" office:value-type="float" office:value="0" calcext:value-type="float">
            <text:p>0,00</text:p>
          </table:table-cell>
          <table:table-cell table:style-name="ce2" table:formula="of:=[$cor_valid.N22]/SUM([$cor_valid.$A22:$cor_valid.$AMJ22])" office:value-type="float" office:value="0" calcext:value-type="float">
            <text:p>0,00</text:p>
          </table:table-cell>
          <table:table-cell table:style-name="ce2" table:formula="of:=[$cor_valid.O22]/SUM([$cor_valid.$A22:$cor_valid.$AMJ22])" office:value-type="float" office:value="0.0149495583085045" calcext:value-type="float">
            <text:p>0,01</text:p>
          </table:table-cell>
          <table:table-cell table:style-name="ce2" table:formula="of:=[$cor_valid.P22]/SUM([$cor_valid.$A22:$cor_valid.$AMJ22])" office:value-type="float" office:value="0" calcext:value-type="float">
            <text:p>0,00</text:p>
          </table:table-cell>
          <table:table-cell table:style-name="ce2" table:formula="of:=[$cor_valid.Q22]/SUM([$cor_valid.$A22:$cor_valid.$AMJ22])" office:value-type="float" office:value="0.000862474517798338" calcext:value-type="float">
            <text:p>0,00</text:p>
          </table:table-cell>
          <table:table-cell table:style-name="ce2" table:formula="of:=[$cor_valid.R22]/SUM([$cor_valid.$A22:$cor_valid.$AMJ22])" office:value-type="float" office:value="0.00716115205687105" calcext:value-type="float">
            <text:p>0,01</text:p>
          </table:table-cell>
          <table:table-cell table:style-name="ce2" table:formula="of:=[$cor_valid.S22]/SUM([$cor_valid.$A22:$cor_valid.$AMJ22])" office:value-type="float" office:value="0.107547958810308" calcext:value-type="float">
            <text:p>0,11</text:p>
          </table:table-cell>
          <table:table-cell table:style-name="ce2" table:formula="of:=[$cor_valid.T22]/SUM([$cor_valid.$A22:$cor_valid.$AMJ22])" office:value-type="float" office:value="0" calcext:value-type="float">
            <text:p>0,00</text:p>
          </table:table-cell>
          <table:table-cell table:style-name="ce2" table:formula="of:=[$cor_valid.U22]/SUM([$cor_valid.$A22:$cor_valid.$AMJ22])" office:value-type="float" office:value="0.277559981182374" calcext:value-type="float">
            <text:p>0,28</text:p>
          </table:table-cell>
          <table:table-cell table:style-name="ce2" table:formula="of:=[$cor_valid.V22]/SUM([$cor_valid.$A22:$cor_valid.$AMJ22])" office:value-type="float" office:value="0" calcext:value-type="float">
            <text:p>0,00</text:p>
          </table:table-cell>
          <table:table-cell table:style-name="ce2" table:formula="of:=[$cor_valid.W22]/SUM([$cor_valid.$A22:$cor_valid.$AMJ22])" office:value-type="float" office:value="0.0007579321520046" calcext:value-type="float">
            <text:p>0,00</text:p>
          </table:table-cell>
          <table:table-cell table:style-name="ce2" table:formula="of:=[$cor_valid.X22]/SUM([$cor_valid.$A22:$cor_valid.$AMJ22])" office:value-type="float" office:value="0" calcext:value-type="float">
            <text:p>0,00</text:p>
          </table:table-cell>
          <table:table-cell table:style-name="ce2" table:formula="of:=[$cor_valid.Y22]/SUM([$cor_valid.$A22:$cor_valid.$AMJ22])" office:value-type="float" office:value="0.00347603366264179" calcext:value-type="float">
            <text:p>0,00</text:p>
          </table:table-cell>
          <table:table-cell table:style-name="ce2" table:formula="of:=[$cor_valid.Z22]/SUM([$cor_valid.$A22:$cor_valid.$AMJ22])" office:value-type="float" office:value="0" calcext:value-type="float">
            <text:p>0,00</text:p>
          </table:table-cell>
          <table:table-cell table:style-name="ce2" table:formula="of:=[$cor_valid.AA22]/SUM([$cor_valid.$A22:$cor_valid.$AMJ22])" office:value-type="float" office:value="0" calcext:value-type="float">
            <text:p>0,00</text:p>
          </table:table-cell>
          <table:table-cell table:style-name="ce2" table:formula="of:=[$cor_valid.AB22]/SUM([$cor_valid.$A22:$cor_valid.$AMJ22])" office:value-type="float" office:value="0" calcext:value-type="float">
            <text:p>0,00</text:p>
          </table:table-cell>
          <table:table-cell table:style-name="ce2" table:formula="of:=[$cor_valid.AC22]/SUM([$cor_valid.$A22:$cor_valid.$AMJ22])" office:value-type="float" office:value="0.00107155924938581" calcext:value-type="float">
            <text:p>0,00</text:p>
          </table:table-cell>
          <table:table-cell table:style-name="ce2" table:formula="of:=[$cor_valid.AD22]/SUM([$cor_valid.$A22:$cor_valid.$AMJ22])" office:value-type="float" office:value="0" calcext:value-type="float">
            <text:p>0,00</text:p>
          </table:table-cell>
          <table:table-cell table:style-name="ce2" table:formula="of:=[$cor_valid.AE22]/SUM([$cor_valid.$A22:$cor_valid.$AMJ22])" office:value-type="float" office:value="0" calcext:value-type="float">
            <text:p>0,00</text:p>
          </table:table-cell>
          <table:table-cell table:style-name="ce2" table:formula="of:=[$cor_valid.AF22]/SUM([$cor_valid.$A22:$cor_valid.$AMJ22])" office:value-type="float" office:value="0.0811771470388375" calcext:value-type="float">
            <text:p>0,08</text:p>
          </table:table-cell>
          <table:table-cell table:style-name="ce2" table:formula="of:=[$cor_valid.AG22]/SUM([$cor_valid.$A22:$cor_valid.$AMJ22])" office:value-type="float" office:value="0" calcext:value-type="float">
            <text:p>0,00</text:p>
          </table:table-cell>
          <table:table-cell table:style-name="ce2" table:formula="of:=[$cor_valid.AH22]/SUM([$cor_valid.$A22:$cor_valid.$AMJ22])" office:value-type="float" office:value="0" calcext:value-type="float">
            <text:p>0,00</text:p>
          </table:table-cell>
          <table:table-cell table:style-name="ce2" table:formula="of:=[$cor_valid.AI22]/SUM([$cor_valid.$A22:$cor_valid.$AMJ22])" office:value-type="float" office:value="0" calcext:value-type="float">
            <text:p>0,00</text:p>
          </table:table-cell>
          <table:table-cell table:style-name="ce2" table:formula="of:=[$cor_valid.AJ22]/SUM([$cor_valid.$A22:$cor_valid.$AMJ22])" office:value-type="float" office:value="0" calcext:value-type="float">
            <text:p>0,00</text:p>
          </table:table-cell>
          <table:table-cell table:style-name="ce2" table:formula="of:=[$cor_valid.AK22]/SUM([$cor_valid.$A22:$cor_valid.$AMJ22])" office:value-type="float" office:value="0.000601118603313993" calcext:value-type="float">
            <text:p>0,00</text:p>
          </table:table-cell>
          <table:table-cell table:style-name="ce2" table:formula="of:=[$cor_valid.AL22]/SUM([$cor_valid.$A22:$cor_valid.$AMJ22])" office:value-type="float" office:value="0" calcext:value-type="float">
            <text:p>0,00</text:p>
          </table:table-cell>
          <table:table-cell table:style-name="ce2" table:formula="of:=[$cor_valid.AM22]/SUM([$cor_valid.$A22:$cor_valid.$AMJ22])" office:value-type="float" office:value="0" calcext:value-type="float">
            <text:p>0,00</text:p>
          </table:table-cell>
          <table:table-cell table:style-name="ce2" table:formula="of:=[$cor_valid.AN22]/SUM([$cor_valid.$A22:$cor_valid.$AMJ22])" office:value-type="float" office:value="0" calcext:value-type="float">
            <text:p>0,00</text:p>
          </table:table-cell>
          <table:table-cell table:style-name="ce2" table:formula="of:=[$cor_valid.AO22]/SUM([$cor_valid.$A22:$cor_valid.$AMJ22])" office:value-type="float" office:value="0" calcext:value-type="float">
            <text:p>0,00</text:p>
          </table:table-cell>
          <table:table-cell table:style-name="ce2" table:formula="of:=[$cor_valid.AP22]/SUM([$cor_valid.$A22:$cor_valid.$AMJ22])" office:value-type="float" office:value="0" calcext:value-type="float">
            <text:p>0,00</text:p>
          </table:table-cell>
          <table:table-cell table:style-name="ce2" table:formula="of:=[$cor_valid.AQ22]/SUM([$cor_valid.$A22:$cor_valid.$AMJ22])" office:value-type="float" office:value="0" calcext:value-type="float">
            <text:p>0,00</text:p>
          </table:table-cell>
          <table:table-cell table:style-name="ce2" table:formula="of:=[$cor_valid.AR22]/SUM([$cor_valid.$A22:$cor_valid.$AMJ22])" office:value-type="float" office:value="0" calcext:value-type="float">
            <text:p>0,00</text:p>
          </table:table-cell>
          <table:table-cell table:style-name="ce2" table:formula="of:=[$cor_valid.AS22]/SUM([$cor_valid.$A22:$cor_valid.$AMJ22])" office:value-type="float" office:value="0" calcext:value-type="float">
            <text:p>0,00</text:p>
          </table:table-cell>
          <table:table-cell table:style-name="ce2" table:formula="of:=[$cor_valid.AT22]/SUM([$cor_valid.$A22:$cor_valid.$AMJ22])" office:value-type="float" office:value="0" calcext:value-type="float">
            <text:p>0,00</text:p>
          </table:table-cell>
          <table:table-cell table:style-name="ce2" table:formula="of:=[$cor_valid.AU22]/SUM([$cor_valid.$A22:$cor_valid.$AMJ22])" office:value-type="float" office:value="0.00465213527782134" calcext:value-type="float">
            <text:p>0,00</text:p>
          </table:table-cell>
          <table:table-cell table:style-name="ce2" table:formula="of:=[$cor_valid.AV22]/SUM([$cor_valid.$A22:$cor_valid.$AMJ22])" office:value-type="float" office:value="0.0000261355914484345" calcext:value-type="float">
            <text:p>0,00</text:p>
          </table:table-cell>
          <table:table-cell table:style-name="ce2" table:formula="of:=[$cor_valid.AW22]/SUM([$cor_valid.$A22:$cor_valid.$AMJ22])" office:value-type="float" office:value="0" calcext:value-type="float">
            <text:p>0,00</text:p>
          </table:table-cell>
          <table:table-cell table:style-name="ce2" table:formula="of:=[$cor_valid.AX22]/SUM([$cor_valid.$A22:$cor_valid.$AMJ22])" office:value-type="float" office:value="0.0143223041137421" calcext:value-type="float">
            <text:p>0,01</text:p>
          </table:table-cell>
          <table:table-cell table:style-name="ce2" table:formula="of:=[$cor_valid.AY22]/SUM([$cor_valid.$A22:$cor_valid.$AMJ22])" office:value-type="float" office:value="0" calcext:value-type="float">
            <text:p>0,00</text:p>
          </table:table-cell>
          <table:table-cell table:style-name="ce2" table:formula="of:=[$cor_valid.AZ22]/SUM([$cor_valid.$A22:$cor_valid.$AMJ22])" office:value-type="float" office:value="0.013172338090011" calcext:value-type="float">
            <text:p>0,01</text:p>
          </table:table-cell>
          <table:table-cell table:style-name="ce2" table:formula="of:=[$cor_valid.BA22]/SUM([$cor_valid.$A22:$cor_valid.$AMJ22])" office:value-type="float" office:value="0" calcext:value-type="float">
            <text:p>0,00</text:p>
          </table:table-cell>
          <table:table-cell table:style-name="ce2" table:formula="of:=[$cor_valid.BB22]/SUM([$cor_valid.$A22:$cor_valid.$AMJ22])" office:value-type="float" office:value="0.0611572839893367" calcext:value-type="float">
            <text:p>0,06</text:p>
          </table:table-cell>
          <table:table-cell table:style-name="ce2" table:formula="of:=[$cor_valid.BC22]/SUM([$cor_valid.$A22:$cor_valid.$AMJ22])" office:value-type="float" office:value="0" calcext:value-type="float">
            <text:p>0,00</text:p>
          </table:table-cell>
          <table:table-cell table:style-name="ce2" table:formula="of:=[$cor_valid.BD22]/SUM([$cor_valid.$A22:$cor_valid.$AMJ22])" office:value-type="float" office:value="0.00240447441325597" calcext:value-type="float">
            <text:p>0,00</text:p>
          </table:table-cell>
          <table:table-cell table:style-name="ce2" table:formula="of:=[$cor_valid.BE22]/SUM([$cor_valid.$A22:$cor_valid.$AMJ22])" office:value-type="float" office:value="0.309210182426428" calcext:value-type="float">
            <text:p>0,31</text:p>
          </table:table-cell>
          <table:table-cell table:style-name="ce2" table:formula="of:=[$cor_valid.BF22]/SUM([$cor_valid.$A22:$cor_valid.$AMJ22])" office:value-type="float" office:value="0" calcext:value-type="float">
            <text:p>0,00</text:p>
          </table:table-cell>
          <table:table-cell table:style-name="ce2" table:formula="of:=[$cor_valid.BG22]/SUM([$cor_valid.$A22:$cor_valid.$AMJ22])" office:value-type="float" office:value="0.0591187078563588" calcext:value-type="float">
            <text:p>0,06</text:p>
          </table:table-cell>
          <table:table-cell table:style-name="ce2" table:formula="of:=[$cor_valid.BH22]/SUM([$cor_valid.$A22:$cor_valid.$AMJ22])" office:value-type="float" office:value="0" calcext:value-type="float">
            <text:p>0,00</text:p>
          </table:table-cell>
          <table:table-cell table:style-name="ce2" table:formula="of:=[$cor_valid.BI22]/SUM([$cor_valid.$A22:$cor_valid.$AMJ22])" office:value-type="float" office:value="0" calcext:value-type="float">
            <text:p>0,00</text:p>
          </table:table-cell>
          <table:table-cell table:style-name="ce2" table:formula="of:=[$cor_valid.BJ22]/SUM([$cor_valid.$A22:$cor_valid.$AMJ22])" office:value-type="float" office:value="0" calcext:value-type="float">
            <text:p>0,00</text:p>
          </table:table-cell>
          <table:table-cell table:style-name="ce2" table:formula="of:=[$cor_valid.BK22]/SUM([$cor_valid.$A22:$cor_valid.$AMJ22])" office:value-type="float" office:value="0.000705660969107731" calcext:value-type="float">
            <text:p>0,00</text:p>
          </table:table-cell>
          <table:table-cell table:style-name="ce2" table:formula="of:=[$cor_valid.BL22]/SUM([$cor_valid.$A22:$cor_valid.$AMJ22])" office:value-type="float" office:value="0" calcext:value-type="float">
            <text:p>0,00</text:p>
          </table:table-cell>
          <table:table-cell table:style-name="ce2" table:formula="of:=[$cor_valid.BM22]/SUM([$cor_valid.$A22:$cor_valid.$AMJ22])" office:value-type="float" office:value="0" calcext:value-type="float">
            <text:p>0,00</text:p>
          </table:table-cell>
          <table:table-cell table:style-name="ce2" table:formula="of:=[$cor_valid.BN22]/SUM([$cor_valid.$A22:$cor_valid.$AMJ22])" office:value-type="float" office:value="0" calcext:value-type="float">
            <text:p>0,00</text:p>
          </table:table-cell>
          <table:table-cell table:style-name="ce2" table:formula="of:=[$cor_valid.BO22]/SUM([$cor_valid.$A22:$cor_valid.$AMJ22])" office:value-type="float" office:value="0.0211436934817835" calcext:value-type="float">
            <text:p>0,02</text:p>
          </table:table-cell>
          <table:table-cell/>
          <table:table-cell table:formula="of:=[.BR22]/SUM([.BR$1:.BR$1048576])" office:value-type="float" office:value="0.00034596768210469" calcext:value-type="float">
            <text:p>0,000</text:p>
          </table:table-cell>
          <table:table-cell table:formula="of:=SUM([$cor_valid.$A22:$cor_valid.$AMJ22])" office:value-type="float" office:value="38262" calcext:value-type="float">
            <text:p>38262</text:p>
          </table:table-cell>
          <table:table-cell table:number-columns-repeated="95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$cor_valid.B23]/SUM([$cor_valid.$A23:$cor_valid.$AMJ23])" office:value-type="float" office:value="0" calcext:value-type="float">
            <text:p>0,00</text:p>
          </table:table-cell>
          <table:table-cell table:style-name="ce2" table:formula="of:=[$cor_valid.C23]/SUM([$cor_valid.$A23:$cor_valid.$AMJ23])" office:value-type="float" office:value="0" calcext:value-type="float">
            <text:p>0,00</text:p>
          </table:table-cell>
          <table:table-cell table:style-name="ce2" table:formula="of:=[$cor_valid.D23]/SUM([$cor_valid.$A23:$cor_valid.$AMJ23])" office:value-type="float" office:value="0.0000723746109864659" calcext:value-type="float">
            <text:p>0,00</text:p>
          </table:table-cell>
          <table:table-cell table:style-name="ce2" table:formula="of:=[$cor_valid.E23]/SUM([$cor_valid.$A23:$cor_valid.$AMJ23])" office:value-type="float" office:value="0.00354635593833683" calcext:value-type="float">
            <text:p>0,00</text:p>
          </table:table-cell>
          <table:table-cell table:style-name="ce2" table:formula="of:=[$cor_valid.F23]/SUM([$cor_valid.$A23:$cor_valid.$AMJ23])" office:value-type="float" office:value="0.000036187305493233" calcext:value-type="float">
            <text:p>0,00</text:p>
          </table:table-cell>
          <table:table-cell table:style-name="ce2" table:formula="of:=[$cor_valid.G23]/SUM([$cor_valid.$A23:$cor_valid.$AMJ23])" office:value-type="float" office:value="0" calcext:value-type="float">
            <text:p>0,00</text:p>
          </table:table-cell>
          <table:table-cell table:style-name="ce2" table:formula="of:=[$cor_valid.H23]/SUM([$cor_valid.$A23:$cor_valid.$AMJ23])" office:value-type="float" office:value="0" calcext:value-type="float">
            <text:p>0,00</text:p>
          </table:table-cell>
          <table:table-cell table:style-name="ce2" table:formula="of:=[$cor_valid.I23]/SUM([$cor_valid.$A23:$cor_valid.$AMJ23])" office:value-type="float" office:value="0" calcext:value-type="float">
            <text:p>0,00</text:p>
          </table:table-cell>
          <table:table-cell table:style-name="ce2" table:formula="of:=[$cor_valid.J23]/SUM([$cor_valid.$A23:$cor_valid.$AMJ23])" office:value-type="float" office:value="0" calcext:value-type="float">
            <text:p>0,00</text:p>
          </table:table-cell>
          <table:table-cell table:style-name="ce2" table:formula="of:=[$cor_valid.K23]/SUM([$cor_valid.$A23:$cor_valid.$AMJ23])" office:value-type="float" office:value="0" calcext:value-type="float">
            <text:p>0,00</text:p>
          </table:table-cell>
          <table:table-cell table:style-name="ce2" table:formula="of:=[$cor_valid.L23]/SUM([$cor_valid.$A23:$cor_valid.$AMJ23])" office:value-type="float" office:value="0" calcext:value-type="float">
            <text:p>0,00</text:p>
          </table:table-cell>
          <table:table-cell table:style-name="ce2" table:formula="of:=[$cor_valid.M23]/SUM([$cor_valid.$A23:$cor_valid.$AMJ23])" office:value-type="float" office:value="0" calcext:value-type="float">
            <text:p>0,00</text:p>
          </table:table-cell>
          <table:table-cell table:style-name="ce2" table:formula="of:=[$cor_valid.N23]/SUM([$cor_valid.$A23:$cor_valid.$AMJ23])" office:value-type="float" office:value="0" calcext:value-type="float">
            <text:p>0,00</text:p>
          </table:table-cell>
          <table:table-cell table:style-name="ce2" table:formula="of:=[$cor_valid.O23]/SUM([$cor_valid.$A23:$cor_valid.$AMJ23])" office:value-type="float" office:value="0.0147282333357458" calcext:value-type="float">
            <text:p>0,01</text:p>
          </table:table-cell>
          <table:table-cell table:style-name="ce2" table:formula="of:=[$cor_valid.P23]/SUM([$cor_valid.$A23:$cor_valid.$AMJ23])" office:value-type="float" office:value="0" calcext:value-type="float">
            <text:p>0,00</text:p>
          </table:table-cell>
          <table:table-cell table:style-name="ce2" table:formula="of:=[$cor_valid.Q23]/SUM([$cor_valid.$A23:$cor_valid.$AMJ23])" office:value-type="float" office:value="0.00104943185930376" calcext:value-type="float">
            <text:p>0,00</text:p>
          </table:table-cell>
          <table:table-cell table:style-name="ce2" table:formula="of:=[$cor_valid.R23]/SUM([$cor_valid.$A23:$cor_valid.$AMJ23])" office:value-type="float" office:value="0" calcext:value-type="float">
            <text:p>0,00</text:p>
          </table:table-cell>
          <table:table-cell table:style-name="ce2" table:formula="of:=[$cor_valid.S23]/SUM([$cor_valid.$A23:$cor_valid.$AMJ23])" office:value-type="float" office:value="0.0317724542230585" calcext:value-type="float">
            <text:p>0,03</text:p>
          </table:table-cell>
          <table:table-cell table:style-name="ce2" table:formula="of:=[$cor_valid.T23]/SUM([$cor_valid.$A23:$cor_valid.$AMJ23])" office:value-type="float" office:value="0" calcext:value-type="float">
            <text:p>0,00</text:p>
          </table:table-cell>
          <table:table-cell table:style-name="ce2" table:formula="of:=[$cor_valid.U23]/SUM([$cor_valid.$A23:$cor_valid.$AMJ23])" office:value-type="float" office:value="0.12604038503293" calcext:value-type="float">
            <text:p>0,13</text:p>
          </table:table-cell>
          <table:table-cell table:style-name="ce2" table:formula="of:=[$cor_valid.V23]/SUM([$cor_valid.$A23:$cor_valid.$AMJ23])" office:value-type="float" office:value="0" calcext:value-type="float">
            <text:p>0,00</text:p>
          </table:table-cell>
          <table:table-cell table:style-name="ce2" table:formula="of:=[$cor_valid.W23]/SUM([$cor_valid.$A23:$cor_valid.$AMJ23])" office:value-type="float" office:value="0.00126655569226315" calcext:value-type="float">
            <text:p>0,00</text:p>
          </table:table-cell>
          <table:table-cell table:style-name="ce2" table:formula="of:=[$cor_valid.X23]/SUM([$cor_valid.$A23:$cor_valid.$AMJ23])" office:value-type="float" office:value="0" calcext:value-type="float">
            <text:p>0,00</text:p>
          </table:table-cell>
          <table:table-cell table:style-name="ce2" table:formula="of:=[$cor_valid.Y23]/SUM([$cor_valid.$A23:$cor_valid.$AMJ23])" office:value-type="float" office:value="0.000289498443945864" calcext:value-type="float">
            <text:p>0,00</text:p>
          </table:table-cell>
          <table:table-cell table:style-name="ce2" table:formula="of:=[$cor_valid.Z23]/SUM([$cor_valid.$A23:$cor_valid.$AMJ23])" office:value-type="float" office:value="0.000144749221972932" calcext:value-type="float">
            <text:p>0,00</text:p>
          </table:table-cell>
          <table:table-cell table:style-name="ce2" table:formula="of:=[$cor_valid.AA23]/SUM([$cor_valid.$A23:$cor_valid.$AMJ23])" office:value-type="float" office:value="0" calcext:value-type="float">
            <text:p>0,00</text:p>
          </table:table-cell>
          <table:table-cell table:style-name="ce2" table:formula="of:=[$cor_valid.AB23]/SUM([$cor_valid.$A23:$cor_valid.$AMJ23])" office:value-type="float" office:value="0" calcext:value-type="float">
            <text:p>0,00</text:p>
          </table:table-cell>
          <table:table-cell table:style-name="ce2" table:formula="of:=[$cor_valid.AC23]/SUM([$cor_valid.$A23:$cor_valid.$AMJ23])" office:value-type="float" office:value="0.000542809582398495" calcext:value-type="float">
            <text:p>0,00</text:p>
          </table:table-cell>
          <table:table-cell table:style-name="ce2" table:formula="of:=[$cor_valid.AD23]/SUM([$cor_valid.$A23:$cor_valid.$AMJ23])" office:value-type="float" office:value="0" calcext:value-type="float">
            <text:p>0,00</text:p>
          </table:table-cell>
          <table:table-cell table:style-name="ce2" table:formula="of:=[$cor_valid.AE23]/SUM([$cor_valid.$A23:$cor_valid.$AMJ23])" office:value-type="float" office:value="0" calcext:value-type="float">
            <text:p>0,00</text:p>
          </table:table-cell>
          <table:table-cell table:style-name="ce2" table:formula="of:=[$cor_valid.AF23]/SUM([$cor_valid.$A23:$cor_valid.$AMJ23])" office:value-type="float" office:value="0.0642686545559818" calcext:value-type="float">
            <text:p>0,06</text:p>
          </table:table-cell>
          <table:table-cell table:style-name="ce2" table:formula="of:=[$cor_valid.AG23]/SUM([$cor_valid.$A23:$cor_valid.$AMJ23])" office:value-type="float" office:value="0" calcext:value-type="float">
            <text:p>0,00</text:p>
          </table:table-cell>
          <table:table-cell table:style-name="ce2" table:formula="of:=[$cor_valid.AH23]/SUM([$cor_valid.$A23:$cor_valid.$AMJ23])" office:value-type="float" office:value="0" calcext:value-type="float">
            <text:p>0,00</text:p>
          </table:table-cell>
          <table:table-cell table:style-name="ce2" table:formula="of:=[$cor_valid.AI23]/SUM([$cor_valid.$A23:$cor_valid.$AMJ23])" office:value-type="float" office:value="0" calcext:value-type="float">
            <text:p>0,00</text:p>
          </table:table-cell>
          <table:table-cell table:style-name="ce2" table:formula="of:=[$cor_valid.AJ23]/SUM([$cor_valid.$A23:$cor_valid.$AMJ23])" office:value-type="float" office:value="0" calcext:value-type="float">
            <text:p>0,00</text:p>
          </table:table-cell>
          <table:table-cell table:style-name="ce2" table:formula="of:=[$cor_valid.AK23]/SUM([$cor_valid.$A23:$cor_valid.$AMJ23])" office:value-type="float" office:value="0.000398060360425563" calcext:value-type="float">
            <text:p>0,00</text:p>
          </table:table-cell>
          <table:table-cell table:style-name="ce2" table:formula="of:=[$cor_valid.AL23]/SUM([$cor_valid.$A23:$cor_valid.$AMJ23])" office:value-type="float" office:value="0" calcext:value-type="float">
            <text:p>0,00</text:p>
          </table:table-cell>
          <table:table-cell table:style-name="ce2" table:formula="of:=[$cor_valid.AM23]/SUM([$cor_valid.$A23:$cor_valid.$AMJ23])" office:value-type="float" office:value="0" calcext:value-type="float">
            <text:p>0,00</text:p>
          </table:table-cell>
          <table:table-cell table:style-name="ce2" table:formula="of:=[$cor_valid.AN23]/SUM([$cor_valid.$A23:$cor_valid.$AMJ23])" office:value-type="float" office:value="0" calcext:value-type="float">
            <text:p>0,00</text:p>
          </table:table-cell>
          <table:table-cell table:style-name="ce2" table:formula="of:=[$cor_valid.AO23]/SUM([$cor_valid.$A23:$cor_valid.$AMJ23])" office:value-type="float" office:value="0" calcext:value-type="float">
            <text:p>0,00</text:p>
          </table:table-cell>
          <table:table-cell table:style-name="ce2" table:formula="of:=[$cor_valid.AP23]/SUM([$cor_valid.$A23:$cor_valid.$AMJ23])" office:value-type="float" office:value="0" calcext:value-type="float">
            <text:p>0,00</text:p>
          </table:table-cell>
          <table:table-cell table:style-name="ce2" table:formula="of:=[$cor_valid.AQ23]/SUM([$cor_valid.$A23:$cor_valid.$AMJ23])" office:value-type="float" office:value="0" calcext:value-type="float">
            <text:p>0,00</text:p>
          </table:table-cell>
          <table:table-cell table:style-name="ce2" table:formula="of:=[$cor_valid.AR23]/SUM([$cor_valid.$A23:$cor_valid.$AMJ23])" office:value-type="float" office:value="0" calcext:value-type="float">
            <text:p>0,00</text:p>
          </table:table-cell>
          <table:table-cell table:style-name="ce2" table:formula="of:=[$cor_valid.AS23]/SUM([$cor_valid.$A23:$cor_valid.$AMJ23])" office:value-type="float" office:value="0" calcext:value-type="float">
            <text:p>0,00</text:p>
          </table:table-cell>
          <table:table-cell table:style-name="ce2" table:formula="of:=[$cor_valid.AT23]/SUM([$cor_valid.$A23:$cor_valid.$AMJ23])" office:value-type="float" office:value="0" calcext:value-type="float">
            <text:p>0,00</text:p>
          </table:table-cell>
          <table:table-cell table:style-name="ce2" table:formula="of:=[$cor_valid.AU23]/SUM([$cor_valid.$A23:$cor_valid.$AMJ23])" office:value-type="float" office:value="0.00137511760874285" calcext:value-type="float">
            <text:p>0,00</text:p>
          </table:table-cell>
          <table:table-cell table:style-name="ce2" table:formula="of:=[$cor_valid.AV23]/SUM([$cor_valid.$A23:$cor_valid.$AMJ23])" office:value-type="float" office:value="0" calcext:value-type="float">
            <text:p>0,00</text:p>
          </table:table-cell>
          <table:table-cell table:style-name="ce2" table:formula="of:=[$cor_valid.AW23]/SUM([$cor_valid.$A23:$cor_valid.$AMJ23])" office:value-type="float" office:value="0" calcext:value-type="float">
            <text:p>0,00</text:p>
          </table:table-cell>
          <table:table-cell table:style-name="ce2" table:formula="of:=[$cor_valid.AX23]/SUM([$cor_valid.$A23:$cor_valid.$AMJ23])" office:value-type="float" office:value="0.0125208077006586" calcext:value-type="float">
            <text:p>0,01</text:p>
          </table:table-cell>
          <table:table-cell table:style-name="ce2" table:formula="of:=[$cor_valid.AY23]/SUM([$cor_valid.$A23:$cor_valid.$AMJ23])" office:value-type="float" office:value="0" calcext:value-type="float">
            <text:p>0,00</text:p>
          </table:table-cell>
          <table:table-cell table:style-name="ce2" table:formula="of:=[$cor_valid.AZ23]/SUM([$cor_valid.$A23:$cor_valid.$AMJ23])" office:value-type="float" office:value="0.00821451834696389" calcext:value-type="float">
            <text:p>0,01</text:p>
          </table:table-cell>
          <table:table-cell table:style-name="ce2" table:formula="of:=[$cor_valid.BA23]/SUM([$cor_valid.$A23:$cor_valid.$AMJ23])" office:value-type="float" office:value="0" calcext:value-type="float">
            <text:p>0,00</text:p>
          </table:table-cell>
          <table:table-cell table:style-name="ce2" table:formula="of:=[$cor_valid.BB23]/SUM([$cor_valid.$A23:$cor_valid.$AMJ23])" office:value-type="float" office:value="0.0132445538105233" calcext:value-type="float">
            <text:p>0,01</text:p>
          </table:table-cell>
          <table:table-cell table:style-name="ce2" table:formula="of:=[$cor_valid.BC23]/SUM([$cor_valid.$A23:$cor_valid.$AMJ23])" office:value-type="float" office:value="0" calcext:value-type="float">
            <text:p>0,00</text:p>
          </table:table-cell>
          <table:table-cell table:style-name="ce2" table:formula="of:=[$cor_valid.BD23]/SUM([$cor_valid.$A23:$cor_valid.$AMJ23])" office:value-type="float" office:value="0.00115799377578346" calcext:value-type="float">
            <text:p>0,00</text:p>
          </table:table-cell>
          <table:table-cell table:style-name="ce2" table:formula="of:=[$cor_valid.BE23]/SUM([$cor_valid.$A23:$cor_valid.$AMJ23])" office:value-type="float" office:value="0.591734819425346" calcext:value-type="float">
            <text:p>0,59</text:p>
          </table:table-cell>
          <table:table-cell table:style-name="ce2" table:formula="of:=[$cor_valid.BF23]/SUM([$cor_valid.$A23:$cor_valid.$AMJ23])" office:value-type="float" office:value="0" calcext:value-type="float">
            <text:p>0,00</text:p>
          </table:table-cell>
          <table:table-cell table:style-name="ce2" table:formula="of:=[$cor_valid.BG23]/SUM([$cor_valid.$A23:$cor_valid.$AMJ23])" office:value-type="float" office:value="0.109538973728016" calcext:value-type="float">
            <text:p>0,11</text:p>
          </table:table-cell>
          <table:table-cell table:style-name="ce2" table:formula="of:=[$cor_valid.BH23]/SUM([$cor_valid.$A23:$cor_valid.$AMJ23])" office:value-type="float" office:value="0" calcext:value-type="float">
            <text:p>0,00</text:p>
          </table:table-cell>
          <table:table-cell table:style-name="ce2" table:formula="of:=[$cor_valid.BI23]/SUM([$cor_valid.$A23:$cor_valid.$AMJ23])" office:value-type="float" office:value="0" calcext:value-type="float">
            <text:p>0,00</text:p>
          </table:table-cell>
          <table:table-cell table:style-name="ce2" table:formula="of:=[$cor_valid.BJ23]/SUM([$cor_valid.$A23:$cor_valid.$AMJ23])" office:value-type="float" office:value="0" calcext:value-type="float">
            <text:p>0,00</text:p>
          </table:table-cell>
          <table:table-cell table:style-name="ce2" table:formula="of:=[$cor_valid.BK23]/SUM([$cor_valid.$A23:$cor_valid.$AMJ23])" office:value-type="float" office:value="0.0000723746109864659" calcext:value-type="float">
            <text:p>0,00</text:p>
          </table:table-cell>
          <table:table-cell table:style-name="ce2" table:formula="of:=[$cor_valid.BL23]/SUM([$cor_valid.$A23:$cor_valid.$AMJ23])" office:value-type="float" office:value="0" calcext:value-type="float">
            <text:p>0,00</text:p>
          </table:table-cell>
          <table:table-cell table:style-name="ce2" table:formula="of:=[$cor_valid.BM23]/SUM([$cor_valid.$A23:$cor_valid.$AMJ23])" office:value-type="float" office:value="0" calcext:value-type="float">
            <text:p>0,00</text:p>
          </table:table-cell>
          <table:table-cell table:style-name="ce2" table:formula="of:=[$cor_valid.BN23]/SUM([$cor_valid.$A23:$cor_valid.$AMJ23])" office:value-type="float" office:value="0" calcext:value-type="float">
            <text:p>0,00</text:p>
          </table:table-cell>
          <table:table-cell table:style-name="ce2" table:formula="of:=[$cor_valid.BO23]/SUM([$cor_valid.$A23:$cor_valid.$AMJ23])" office:value-type="float" office:value="0.0172251574147789" calcext:value-type="float">
            <text:p>0,02</text:p>
          </table:table-cell>
          <table:table-cell/>
          <table:table-cell table:formula="of:=[.BR23]/SUM([.BR$1:.BR$1048576])" office:value-type="float" office:value="0.000249868562210052" calcext:value-type="float">
            <text:p>0,000</text:p>
          </table:table-cell>
          <table:table-cell table:formula="of:=SUM([$cor_valid.$A23:$cor_valid.$AMJ23])" office:value-type="float" office:value="27634" calcext:value-type="float">
            <text:p>27634</text:p>
          </table:table-cell>
          <table:table-cell table:number-columns-repeated="95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$cor_valid.B24]/SUM([$cor_valid.$A24:$cor_valid.$AMJ24])" office:value-type="float" office:value="0" calcext:value-type="float">
            <text:p>0,00</text:p>
          </table:table-cell>
          <table:table-cell table:style-name="ce2" table:formula="of:=[$cor_valid.C24]/SUM([$cor_valid.$A24:$cor_valid.$AMJ24])" office:value-type="float" office:value="0" calcext:value-type="float">
            <text:p>0,00</text:p>
          </table:table-cell>
          <table:table-cell table:style-name="ce2" table:formula="of:=[$cor_valid.D24]/SUM([$cor_valid.$A24:$cor_valid.$AMJ24])" office:value-type="float" office:value="0.00143884892086331" calcext:value-type="float">
            <text:p>0,00</text:p>
          </table:table-cell>
          <table:table-cell table:style-name="ce2" table:formula="of:=[$cor_valid.E24]/SUM([$cor_valid.$A24:$cor_valid.$AMJ24])" office:value-type="float" office:value="0.0215827338129496" calcext:value-type="float">
            <text:p>0,02</text:p>
          </table:table-cell>
          <table:table-cell table:style-name="ce2" table:formula="of:=[$cor_valid.F24]/SUM([$cor_valid.$A24:$cor_valid.$AMJ24])" office:value-type="float" office:value="0" calcext:value-type="float">
            <text:p>0,00</text:p>
          </table:table-cell>
          <table:table-cell table:style-name="ce2" table:formula="of:=[$cor_valid.G24]/SUM([$cor_valid.$A24:$cor_valid.$AMJ24])" office:value-type="float" office:value="0" calcext:value-type="float">
            <text:p>0,00</text:p>
          </table:table-cell>
          <table:table-cell table:style-name="ce2" table:formula="of:=[$cor_valid.H24]/SUM([$cor_valid.$A24:$cor_valid.$AMJ24])" office:value-type="float" office:value="0" calcext:value-type="float">
            <text:p>0,00</text:p>
          </table:table-cell>
          <table:table-cell table:style-name="ce2" table:formula="of:=[$cor_valid.I24]/SUM([$cor_valid.$A24:$cor_valid.$AMJ24])" office:value-type="float" office:value="0" calcext:value-type="float">
            <text:p>0,00</text:p>
          </table:table-cell>
          <table:table-cell table:style-name="ce2" table:formula="of:=[$cor_valid.J24]/SUM([$cor_valid.$A24:$cor_valid.$AMJ24])" office:value-type="float" office:value="0" calcext:value-type="float">
            <text:p>0,00</text:p>
          </table:table-cell>
          <table:table-cell table:style-name="ce2" table:formula="of:=[$cor_valid.K24]/SUM([$cor_valid.$A24:$cor_valid.$AMJ24])" office:value-type="float" office:value="0" calcext:value-type="float">
            <text:p>0,00</text:p>
          </table:table-cell>
          <table:table-cell table:style-name="ce2" table:formula="of:=[$cor_valid.L24]/SUM([$cor_valid.$A24:$cor_valid.$AMJ24])" office:value-type="float" office:value="0" calcext:value-type="float">
            <text:p>0,00</text:p>
          </table:table-cell>
          <table:table-cell table:style-name="ce2" table:formula="of:=[$cor_valid.M24]/SUM([$cor_valid.$A24:$cor_valid.$AMJ24])" office:value-type="float" office:value="0" calcext:value-type="float">
            <text:p>0,00</text:p>
          </table:table-cell>
          <table:table-cell table:style-name="ce2" table:formula="of:=[$cor_valid.N24]/SUM([$cor_valid.$A24:$cor_valid.$AMJ24])" office:value-type="float" office:value="0" calcext:value-type="float">
            <text:p>0,00</text:p>
          </table:table-cell>
          <table:table-cell table:style-name="ce2" table:formula="of:=[$cor_valid.O24]/SUM([$cor_valid.$A24:$cor_valid.$AMJ24])" office:value-type="float" office:value="0.0143884892086331" calcext:value-type="float">
            <text:p>0,01</text:p>
          </table:table-cell>
          <table:table-cell table:style-name="ce2" table:formula="of:=[$cor_valid.P24]/SUM([$cor_valid.$A24:$cor_valid.$AMJ24])" office:value-type="float" office:value="0" calcext:value-type="float">
            <text:p>0,00</text:p>
          </table:table-cell>
          <table:table-cell table:style-name="ce2" table:formula="of:=[$cor_valid.Q24]/SUM([$cor_valid.$A24:$cor_valid.$AMJ24])" office:value-type="float" office:value="0" calcext:value-type="float">
            <text:p>0,00</text:p>
          </table:table-cell>
          <table:table-cell table:style-name="ce2" table:formula="of:=[$cor_valid.R24]/SUM([$cor_valid.$A24:$cor_valid.$AMJ24])" office:value-type="float" office:value="0" calcext:value-type="float">
            <text:p>0,00</text:p>
          </table:table-cell>
          <table:table-cell table:style-name="ce2" table:formula="of:=[$cor_valid.S24]/SUM([$cor_valid.$A24:$cor_valid.$AMJ24])" office:value-type="float" office:value="0.060431654676259" calcext:value-type="float">
            <text:p>0,06</text:p>
          </table:table-cell>
          <table:table-cell table:style-name="ce2" table:formula="of:=[$cor_valid.T24]/SUM([$cor_valid.$A24:$cor_valid.$AMJ24])" office:value-type="float" office:value="0" calcext:value-type="float">
            <text:p>0,00</text:p>
          </table:table-cell>
          <table:table-cell table:style-name="ce2" table:formula="of:=[$cor_valid.U24]/SUM([$cor_valid.$A24:$cor_valid.$AMJ24])" office:value-type="float" office:value="0.138129496402878" calcext:value-type="float">
            <text:p>0,14</text:p>
          </table:table-cell>
          <table:table-cell table:style-name="ce2" table:formula="of:=[$cor_valid.V24]/SUM([$cor_valid.$A24:$cor_valid.$AMJ24])" office:value-type="float" office:value="0" calcext:value-type="float">
            <text:p>0,00</text:p>
          </table:table-cell>
          <table:table-cell table:style-name="ce2" table:formula="of:=[$cor_valid.W24]/SUM([$cor_valid.$A24:$cor_valid.$AMJ24])" office:value-type="float" office:value="0" calcext:value-type="float">
            <text:p>0,00</text:p>
          </table:table-cell>
          <table:table-cell table:style-name="ce2" table:formula="of:=[$cor_valid.X24]/SUM([$cor_valid.$A24:$cor_valid.$AMJ24])" office:value-type="float" office:value="0" calcext:value-type="float">
            <text:p>0,00</text:p>
          </table:table-cell>
          <table:table-cell table:style-name="ce2" table:formula="of:=[$cor_valid.Y24]/SUM([$cor_valid.$A24:$cor_valid.$AMJ24])" office:value-type="float" office:value="0" calcext:value-type="float">
            <text:p>0,00</text:p>
          </table:table-cell>
          <table:table-cell table:style-name="ce2" table:formula="of:=[$cor_valid.Z24]/SUM([$cor_valid.$A24:$cor_valid.$AMJ24])" office:value-type="float" office:value="0" calcext:value-type="float">
            <text:p>0,00</text:p>
          </table:table-cell>
          <table:table-cell table:style-name="ce2" table:formula="of:=[$cor_valid.AA24]/SUM([$cor_valid.$A24:$cor_valid.$AMJ24])" office:value-type="float" office:value="0" calcext:value-type="float">
            <text:p>0,00</text:p>
          </table:table-cell>
          <table:table-cell table:style-name="ce2" table:formula="of:=[$cor_valid.AB24]/SUM([$cor_valid.$A24:$cor_valid.$AMJ24])" office:value-type="float" office:value="0" calcext:value-type="float">
            <text:p>0,00</text:p>
          </table:table-cell>
          <table:table-cell table:style-name="ce2" table:formula="of:=[$cor_valid.AC24]/SUM([$cor_valid.$A24:$cor_valid.$AMJ24])" office:value-type="float" office:value="0" calcext:value-type="float">
            <text:p>0,00</text:p>
          </table:table-cell>
          <table:table-cell table:style-name="ce2" table:formula="of:=[$cor_valid.AD24]/SUM([$cor_valid.$A24:$cor_valid.$AMJ24])" office:value-type="float" office:value="0" calcext:value-type="float">
            <text:p>0,00</text:p>
          </table:table-cell>
          <table:table-cell table:style-name="ce2" table:formula="of:=[$cor_valid.AE24]/SUM([$cor_valid.$A24:$cor_valid.$AMJ24])" office:value-type="float" office:value="0" calcext:value-type="float">
            <text:p>0,00</text:p>
          </table:table-cell>
          <table:table-cell table:style-name="ce2" table:formula="of:=[$cor_valid.AF24]/SUM([$cor_valid.$A24:$cor_valid.$AMJ24])" office:value-type="float" office:value="0.247482014388489" calcext:value-type="float">
            <text:p>0,25</text:p>
          </table:table-cell>
          <table:table-cell table:style-name="ce2" table:formula="of:=[$cor_valid.AG24]/SUM([$cor_valid.$A24:$cor_valid.$AMJ24])" office:value-type="float" office:value="0" calcext:value-type="float">
            <text:p>0,00</text:p>
          </table:table-cell>
          <table:table-cell table:style-name="ce2" table:formula="of:=[$cor_valid.AH24]/SUM([$cor_valid.$A24:$cor_valid.$AMJ24])" office:value-type="float" office:value="0" calcext:value-type="float">
            <text:p>0,00</text:p>
          </table:table-cell>
          <table:table-cell table:style-name="ce2" table:formula="of:=[$cor_valid.AI24]/SUM([$cor_valid.$A24:$cor_valid.$AMJ24])" office:value-type="float" office:value="0" calcext:value-type="float">
            <text:p>0,00</text:p>
          </table:table-cell>
          <table:table-cell table:style-name="ce2" table:formula="of:=[$cor_valid.AJ24]/SUM([$cor_valid.$A24:$cor_valid.$AMJ24])" office:value-type="float" office:value="0" calcext:value-type="float">
            <text:p>0,00</text:p>
          </table:table-cell>
          <table:table-cell table:style-name="ce2" table:formula="of:=[$cor_valid.AK24]/SUM([$cor_valid.$A24:$cor_valid.$AMJ24])" office:value-type="float" office:value="0" calcext:value-type="float">
            <text:p>0,00</text:p>
          </table:table-cell>
          <table:table-cell table:style-name="ce2" table:formula="of:=[$cor_valid.AL24]/SUM([$cor_valid.$A24:$cor_valid.$AMJ24])" office:value-type="float" office:value="0" calcext:value-type="float">
            <text:p>0,00</text:p>
          </table:table-cell>
          <table:table-cell table:style-name="ce2" table:formula="of:=[$cor_valid.AM24]/SUM([$cor_valid.$A24:$cor_valid.$AMJ24])" office:value-type="float" office:value="0" calcext:value-type="float">
            <text:p>0,00</text:p>
          </table:table-cell>
          <table:table-cell table:style-name="ce2" table:formula="of:=[$cor_valid.AN24]/SUM([$cor_valid.$A24:$cor_valid.$AMJ24])" office:value-type="float" office:value="0" calcext:value-type="float">
            <text:p>0,00</text:p>
          </table:table-cell>
          <table:table-cell table:style-name="ce2" table:formula="of:=[$cor_valid.AO24]/SUM([$cor_valid.$A24:$cor_valid.$AMJ24])" office:value-type="float" office:value="0" calcext:value-type="float">
            <text:p>0,00</text:p>
          </table:table-cell>
          <table:table-cell table:style-name="ce2" table:formula="of:=[$cor_valid.AP24]/SUM([$cor_valid.$A24:$cor_valid.$AMJ24])" office:value-type="float" office:value="0" calcext:value-type="float">
            <text:p>0,00</text:p>
          </table:table-cell>
          <table:table-cell table:style-name="ce2" table:formula="of:=[$cor_valid.AQ24]/SUM([$cor_valid.$A24:$cor_valid.$AMJ24])" office:value-type="float" office:value="0" calcext:value-type="float">
            <text:p>0,00</text:p>
          </table:table-cell>
          <table:table-cell table:style-name="ce2" table:formula="of:=[$cor_valid.AR24]/SUM([$cor_valid.$A24:$cor_valid.$AMJ24])" office:value-type="float" office:value="0" calcext:value-type="float">
            <text:p>0,00</text:p>
          </table:table-cell>
          <table:table-cell table:style-name="ce2" table:formula="of:=[$cor_valid.AS24]/SUM([$cor_valid.$A24:$cor_valid.$AMJ24])" office:value-type="float" office:value="0" calcext:value-type="float">
            <text:p>0,00</text:p>
          </table:table-cell>
          <table:table-cell table:style-name="ce2" table:formula="of:=[$cor_valid.AT24]/SUM([$cor_valid.$A24:$cor_valid.$AMJ24])" office:value-type="float" office:value="0" calcext:value-type="float">
            <text:p>0,00</text:p>
          </table:table-cell>
          <table:table-cell table:style-name="ce2" table:formula="of:=[$cor_valid.AU24]/SUM([$cor_valid.$A24:$cor_valid.$AMJ24])" office:value-type="float" office:value="0.0201438848920863" calcext:value-type="float">
            <text:p>0,02</text:p>
          </table:table-cell>
          <table:table-cell table:style-name="ce2" table:formula="of:=[$cor_valid.AV24]/SUM([$cor_valid.$A24:$cor_valid.$AMJ24])" office:value-type="float" office:value="0" calcext:value-type="float">
            <text:p>0,00</text:p>
          </table:table-cell>
          <table:table-cell table:style-name="ce2" table:formula="of:=[$cor_valid.AW24]/SUM([$cor_valid.$A24:$cor_valid.$AMJ24])" office:value-type="float" office:value="0" calcext:value-type="float">
            <text:p>0,00</text:p>
          </table:table-cell>
          <table:table-cell table:style-name="ce2" table:formula="of:=[$cor_valid.AX24]/SUM([$cor_valid.$A24:$cor_valid.$AMJ24])" office:value-type="float" office:value="0" calcext:value-type="float">
            <text:p>0,00</text:p>
          </table:table-cell>
          <table:table-cell table:style-name="ce2" table:formula="of:=[$cor_valid.AY24]/SUM([$cor_valid.$A24:$cor_valid.$AMJ24])" office:value-type="float" office:value="0" calcext:value-type="float">
            <text:p>0,00</text:p>
          </table:table-cell>
          <table:table-cell table:style-name="ce2" table:formula="of:=[$cor_valid.AZ24]/SUM([$cor_valid.$A24:$cor_valid.$AMJ24])" office:value-type="float" office:value="0.00143884892086331" calcext:value-type="float">
            <text:p>0,00</text:p>
          </table:table-cell>
          <table:table-cell table:style-name="ce2" table:formula="of:=[$cor_valid.BA24]/SUM([$cor_valid.$A24:$cor_valid.$AMJ24])" office:value-type="float" office:value="0" calcext:value-type="float">
            <text:p>0,00</text:p>
          </table:table-cell>
          <table:table-cell table:style-name="ce2" table:formula="of:=[$cor_valid.BB24]/SUM([$cor_valid.$A24:$cor_valid.$AMJ24])" office:value-type="float" office:value="0.0345323741007194" calcext:value-type="float">
            <text:p>0,03</text:p>
          </table:table-cell>
          <table:table-cell table:style-name="ce2" table:formula="of:=[$cor_valid.BC24]/SUM([$cor_valid.$A24:$cor_valid.$AMJ24])" office:value-type="float" office:value="0" calcext:value-type="float">
            <text:p>0,00</text:p>
          </table:table-cell>
          <table:table-cell table:style-name="ce2" table:formula="of:=[$cor_valid.BD24]/SUM([$cor_valid.$A24:$cor_valid.$AMJ24])" office:value-type="float" office:value="0" calcext:value-type="float">
            <text:p>0,00</text:p>
          </table:table-cell>
          <table:table-cell table:style-name="ce2" table:formula="of:=[$cor_valid.BE24]/SUM([$cor_valid.$A24:$cor_valid.$AMJ24])" office:value-type="float" office:value="0.310791366906475" calcext:value-type="float">
            <text:p>0,31</text:p>
          </table:table-cell>
          <table:table-cell table:style-name="ce2" table:formula="of:=[$cor_valid.BF24]/SUM([$cor_valid.$A24:$cor_valid.$AMJ24])" office:value-type="float" office:value="0" calcext:value-type="float">
            <text:p>0,00</text:p>
          </table:table-cell>
          <table:table-cell table:style-name="ce2" table:formula="of:=[$cor_valid.BG24]/SUM([$cor_valid.$A24:$cor_valid.$AMJ24])" office:value-type="float" office:value="0.0805755395683453" calcext:value-type="float">
            <text:p>0,08</text:p>
          </table:table-cell>
          <table:table-cell table:style-name="ce2" table:formula="of:=[$cor_valid.BH24]/SUM([$cor_valid.$A24:$cor_valid.$AMJ24])" office:value-type="float" office:value="0" calcext:value-type="float">
            <text:p>0,00</text:p>
          </table:table-cell>
          <table:table-cell table:style-name="ce2" table:formula="of:=[$cor_valid.BI24]/SUM([$cor_valid.$A24:$cor_valid.$AMJ24])" office:value-type="float" office:value="0" calcext:value-type="float">
            <text:p>0,00</text:p>
          </table:table-cell>
          <table:table-cell table:style-name="ce2" table:formula="of:=[$cor_valid.BJ24]/SUM([$cor_valid.$A24:$cor_valid.$AMJ24])" office:value-type="float" office:value="0" calcext:value-type="float">
            <text:p>0,00</text:p>
          </table:table-cell>
          <table:table-cell table:style-name="ce2" table:formula="of:=[$cor_valid.BK24]/SUM([$cor_valid.$A24:$cor_valid.$AMJ24])" office:value-type="float" office:value="0" calcext:value-type="float">
            <text:p>0,00</text:p>
          </table:table-cell>
          <table:table-cell table:style-name="ce2" table:formula="of:=[$cor_valid.BL24]/SUM([$cor_valid.$A24:$cor_valid.$AMJ24])" office:value-type="float" office:value="0" calcext:value-type="float">
            <text:p>0,00</text:p>
          </table:table-cell>
          <table:table-cell table:style-name="ce2" table:formula="of:=[$cor_valid.BM24]/SUM([$cor_valid.$A24:$cor_valid.$AMJ24])" office:value-type="float" office:value="0" calcext:value-type="float">
            <text:p>0,00</text:p>
          </table:table-cell>
          <table:table-cell table:style-name="ce2" table:formula="of:=[$cor_valid.BN24]/SUM([$cor_valid.$A24:$cor_valid.$AMJ24])" office:value-type="float" office:value="0" calcext:value-type="float">
            <text:p>0,00</text:p>
          </table:table-cell>
          <table:table-cell table:style-name="ce2" table:formula="of:=[$cor_valid.BO24]/SUM([$cor_valid.$A24:$cor_valid.$AMJ24])" office:value-type="float" office:value="0.037410071942446" calcext:value-type="float">
            <text:p>0,04</text:p>
          </table:table-cell>
          <table:table-cell/>
          <table:table-cell table:formula="of:=[.BR24]/SUM([.BR$1:.BR$1048576])" office:value-type="float" office:value="0.00000628423864572578" calcext:value-type="float">
            <text:p>0,000</text:p>
          </table:table-cell>
          <table:table-cell table:formula="of:=SUM([$cor_valid.$A24:$cor_valid.$AMJ24])" office:value-type="float" office:value="695" calcext:value-type="float">
            <text:p>695</text:p>
          </table:table-cell>
          <table:table-cell table:number-columns-repeated="9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$cor_valid.B25]/SUM([$cor_valid.$A25:$cor_valid.$AMJ25])" office:value-type="float" office:value="0" calcext:value-type="float">
            <text:p>0,00</text:p>
          </table:table-cell>
          <table:table-cell table:style-name="ce2" table:formula="of:=[$cor_valid.C25]/SUM([$cor_valid.$A25:$cor_valid.$AMJ25])" office:value-type="float" office:value="0" calcext:value-type="float">
            <text:p>0,00</text:p>
          </table:table-cell>
          <table:table-cell table:style-name="ce2" table:formula="of:=[$cor_valid.D25]/SUM([$cor_valid.$A25:$cor_valid.$AMJ25])" office:value-type="float" office:value="0.0409817537440605" calcext:value-type="float">
            <text:p>0,04</text:p>
          </table:table-cell>
          <table:table-cell table:style-name="ce2" table:formula="of:=[$cor_valid.E25]/SUM([$cor_valid.$A25:$cor_valid.$AMJ25])" office:value-type="float" office:value="0.0024993587633913" calcext:value-type="float">
            <text:p>0,00</text:p>
          </table:table-cell>
          <table:table-cell table:style-name="ce2" table:formula="of:=[$cor_valid.F25]/SUM([$cor_valid.$A25:$cor_valid.$AMJ25])" office:value-type="float" office:value="0.000903001690053747" calcext:value-type="float">
            <text:p>0,00</text:p>
          </table:table-cell>
          <table:table-cell table:style-name="ce2" table:formula="of:=[$cor_valid.G25]/SUM([$cor_valid.$A25:$cor_valid.$AMJ25])" office:value-type="float" office:value="0.0000550467956323296" calcext:value-type="float">
            <text:p>0,00</text:p>
          </table:table-cell>
          <table:table-cell table:style-name="ce2" table:formula="of:=[$cor_valid.H25]/SUM([$cor_valid.$A25:$cor_valid.$AMJ25])" office:value-type="float" office:value="0" calcext:value-type="float">
            <text:p>0,00</text:p>
          </table:table-cell>
          <table:table-cell table:style-name="ce2" table:formula="of:=[$cor_valid.I25]/SUM([$cor_valid.$A25:$cor_valid.$AMJ25])" office:value-type="float" office:value="0.0000140545010125097" calcext:value-type="float">
            <text:p>0,00</text:p>
          </table:table-cell>
          <table:table-cell table:style-name="ce2" table:formula="of:=[$cor_valid.J25]/SUM([$cor_valid.$A25:$cor_valid.$AMJ25])" office:value-type="float" office:value="0.0000187393346833462" calcext:value-type="float">
            <text:p>0,00</text:p>
          </table:table-cell>
          <table:table-cell table:style-name="ce2" table:formula="of:=[$cor_valid.K25]/SUM([$cor_valid.$A25:$cor_valid.$AMJ25])" office:value-type="float" office:value="0" calcext:value-type="float">
            <text:p>0,00</text:p>
          </table:table-cell>
          <table:table-cell table:style-name="ce2" table:formula="of:=[$cor_valid.L25]/SUM([$cor_valid.$A25:$cor_valid.$AMJ25])" office:value-type="float" office:value="0" calcext:value-type="float">
            <text:p>0,00</text:p>
          </table:table-cell>
          <table:table-cell table:style-name="ce2" table:formula="of:=[$cor_valid.M25]/SUM([$cor_valid.$A25:$cor_valid.$AMJ25])" office:value-type="float" office:value="0" calcext:value-type="float">
            <text:p>0,00</text:p>
          </table:table-cell>
          <table:table-cell table:style-name="ce2" table:formula="of:=[$cor_valid.N25]/SUM([$cor_valid.$A25:$cor_valid.$AMJ25])" office:value-type="float" office:value="0" calcext:value-type="float">
            <text:p>0,00</text:p>
          </table:table-cell>
          <table:table-cell table:style-name="ce2" table:formula="of:=[$cor_valid.O25]/SUM([$cor_valid.$A25:$cor_valid.$AMJ25])" office:value-type="float" office:value="0.257060337144055" calcext:value-type="float">
            <text:p>0,26</text:p>
          </table:table-cell>
          <table:table-cell table:style-name="ce2" table:formula="of:=[$cor_valid.P25]/SUM([$cor_valid.$A25:$cor_valid.$AMJ25])" office:value-type="float" office:value="0" calcext:value-type="float">
            <text:p>0,00</text:p>
          </table:table-cell>
          <table:table-cell table:style-name="ce2" table:formula="of:=[$cor_valid.Q25]/SUM([$cor_valid.$A25:$cor_valid.$AMJ25])" office:value-type="float" office:value="0.0122496688408199" calcext:value-type="float">
            <text:p>0,01</text:p>
          </table:table-cell>
          <table:table-cell table:style-name="ce2" table:formula="of:=[$cor_valid.R25]/SUM([$cor_valid.$A25:$cor_valid.$AMJ25])" office:value-type="float" office:value="0.0000995527155052769" calcext:value-type="float">
            <text:p>0,00</text:p>
          </table:table-cell>
          <table:table-cell table:style-name="ce2" table:formula="of:=[$cor_valid.S25]/SUM([$cor_valid.$A25:$cor_valid.$AMJ25])" office:value-type="float" office:value="0.000254152226642883" calcext:value-type="float">
            <text:p>0,00</text:p>
          </table:table-cell>
          <table:table-cell table:style-name="ce2" table:formula="of:=[$cor_valid.T25]/SUM([$cor_valid.$A25:$cor_valid.$AMJ25])" office:value-type="float" office:value="0" calcext:value-type="float">
            <text:p>0,00</text:p>
          </table:table-cell>
          <table:table-cell table:style-name="ce2" table:formula="of:=[$cor_valid.U25]/SUM([$cor_valid.$A25:$cor_valid.$AMJ25])" office:value-type="float" office:value="0.00106579966011532" calcext:value-type="float">
            <text:p>0,00</text:p>
          </table:table-cell>
          <table:table-cell table:style-name="ce2" table:formula="of:=[$cor_valid.V25]/SUM([$cor_valid.$A25:$cor_valid.$AMJ25])" office:value-type="float" office:value="0" calcext:value-type="float">
            <text:p>0,00</text:p>
          </table:table-cell>
          <table:table-cell table:style-name="ce2" table:formula="of:=[$cor_valid.W25]/SUM([$cor_valid.$A25:$cor_valid.$AMJ25])" office:value-type="float" office:value="0" calcext:value-type="float">
            <text:p>0,00</text:p>
          </table:table-cell>
          <table:table-cell table:style-name="ce2" table:formula="of:=[$cor_valid.X25]/SUM([$cor_valid.$A25:$cor_valid.$AMJ25])" office:value-type="float" office:value="0" calcext:value-type="float">
            <text:p>0,00</text:p>
          </table:table-cell>
          <table:table-cell table:style-name="ce2" table:formula="of:=[$cor_valid.Y25]/SUM([$cor_valid.$A25:$cor_valid.$AMJ25])" office:value-type="float" office:value="0.58028692263817" calcext:value-type="float">
            <text:p>0,58</text:p>
          </table:table-cell>
          <table:table-cell table:style-name="ce2" table:formula="of:=[$cor_valid.Z25]/SUM([$cor_valid.$A25:$cor_valid.$AMJ25])" office:value-type="float" office:value="0.0614404223846038" calcext:value-type="float">
            <text:p>0,06</text:p>
          </table:table-cell>
          <table:table-cell table:style-name="ce2" table:formula="of:=[$cor_valid.AA25]/SUM([$cor_valid.$A25:$cor_valid.$AMJ25])" office:value-type="float" office:value="0" calcext:value-type="float">
            <text:p>0,00</text:p>
          </table:table-cell>
          <table:table-cell table:style-name="ce2" table:formula="of:=[$cor_valid.AB25]/SUM([$cor_valid.$A25:$cor_valid.$AMJ25])" office:value-type="float" office:value="0" calcext:value-type="float">
            <text:p>0,00</text:p>
          </table:table-cell>
          <table:table-cell table:style-name="ce2" table:formula="of:=[$cor_valid.AC25]/SUM([$cor_valid.$A25:$cor_valid.$AMJ25])" office:value-type="float" office:value="0" calcext:value-type="float">
            <text:p>0,00</text:p>
          </table:table-cell>
          <table:table-cell table:style-name="ce2" table:formula="of:=[$cor_valid.AD25]/SUM([$cor_valid.$A25:$cor_valid.$AMJ25])" office:value-type="float" office:value="0.000961562110939204" calcext:value-type="float">
            <text:p>0,00</text:p>
          </table:table-cell>
          <table:table-cell table:style-name="ce2" table:formula="of:=[$cor_valid.AE25]/SUM([$cor_valid.$A25:$cor_valid.$AMJ25])" office:value-type="float" office:value="0.000316226272781468" calcext:value-type="float">
            <text:p>0,00</text:p>
          </table:table-cell>
          <table:table-cell table:style-name="ce2" table:formula="of:=[$cor_valid.AF25]/SUM([$cor_valid.$A25:$cor_valid.$AMJ25])" office:value-type="float" office:value="0.000515331703792021" calcext:value-type="float">
            <text:p>0,00</text:p>
          </table:table-cell>
          <table:table-cell table:style-name="ce2" table:formula="of:=[$cor_valid.AG25]/SUM([$cor_valid.$A25:$cor_valid.$AMJ25])" office:value-type="float" office:value="0" calcext:value-type="float">
            <text:p>0,00</text:p>
          </table:table-cell>
          <table:table-cell table:style-name="ce2" table:formula="of:=[$cor_valid.AH25]/SUM([$cor_valid.$A25:$cor_valid.$AMJ25])" office:value-type="float" office:value="0" calcext:value-type="float">
            <text:p>0,00</text:p>
          </table:table-cell>
          <table:table-cell table:style-name="ce2" table:formula="of:=[$cor_valid.AI25]/SUM([$cor_valid.$A25:$cor_valid.$AMJ25])" office:value-type="float" office:value="0" calcext:value-type="float">
            <text:p>0,00</text:p>
          </table:table-cell>
          <table:table-cell table:style-name="ce2" table:formula="of:=[$cor_valid.AJ25]/SUM([$cor_valid.$A25:$cor_valid.$AMJ25])" office:value-type="float" office:value="0" calcext:value-type="float">
            <text:p>0,00</text:p>
          </table:table-cell>
          <table:table-cell table:style-name="ce2" table:formula="of:=[$cor_valid.AK25]/SUM([$cor_valid.$A25:$cor_valid.$AMJ25])" office:value-type="float" office:value="0" calcext:value-type="float">
            <text:p>0,00</text:p>
          </table:table-cell>
          <table:table-cell table:style-name="ce2" table:formula="of:=[$cor_valid.AL25]/SUM([$cor_valid.$A25:$cor_valid.$AMJ25])" office:value-type="float" office:value="0" calcext:value-type="float">
            <text:p>0,00</text:p>
          </table:table-cell>
          <table:table-cell table:style-name="ce2" table:formula="of:=[$cor_valid.AM25]/SUM([$cor_valid.$A25:$cor_valid.$AMJ25])" office:value-type="float" office:value="0" calcext:value-type="float">
            <text:p>0,00</text:p>
          </table:table-cell>
          <table:table-cell table:style-name="ce2" table:formula="of:=[$cor_valid.AN25]/SUM([$cor_valid.$A25:$cor_valid.$AMJ25])" office:value-type="float" office:value="0" calcext:value-type="float">
            <text:p>0,00</text:p>
          </table:table-cell>
          <table:table-cell table:style-name="ce2" table:formula="of:=[$cor_valid.AO25]/SUM([$cor_valid.$A25:$cor_valid.$AMJ25])" office:value-type="float" office:value="0" calcext:value-type="float">
            <text:p>0,00</text:p>
          </table:table-cell>
          <table:table-cell table:style-name="ce2" table:formula="of:=[$cor_valid.AP25]/SUM([$cor_valid.$A25:$cor_valid.$AMJ25])" office:value-type="float" office:value="0" calcext:value-type="float">
            <text:p>0,00</text:p>
          </table:table-cell>
          <table:table-cell table:style-name="ce2" table:formula="of:=[$cor_valid.AQ25]/SUM([$cor_valid.$A25:$cor_valid.$AMJ25])" office:value-type="float" office:value="0" calcext:value-type="float">
            <text:p>0,00</text:p>
          </table:table-cell>
          <table:table-cell table:style-name="ce2" table:formula="of:=[$cor_valid.AR25]/SUM([$cor_valid.$A25:$cor_valid.$AMJ25])" office:value-type="float" office:value="0" calcext:value-type="float">
            <text:p>0,00</text:p>
          </table:table-cell>
          <table:table-cell table:style-name="ce2" table:formula="of:=[$cor_valid.AS25]/SUM([$cor_valid.$A25:$cor_valid.$AMJ25])" office:value-type="float" office:value="0" calcext:value-type="float">
            <text:p>0,00</text:p>
          </table:table-cell>
          <table:table-cell table:style-name="ce2" table:formula="of:=[$cor_valid.AT25]/SUM([$cor_valid.$A25:$cor_valid.$AMJ25])" office:value-type="float" office:value="0" calcext:value-type="float">
            <text:p>0,00</text:p>
          </table:table-cell>
          <table:table-cell table:style-name="ce2" table:formula="of:=[$cor_valid.AU25]/SUM([$cor_valid.$A25:$cor_valid.$AMJ25])" office:value-type="float" office:value="0.000880748730117273" calcext:value-type="float">
            <text:p>0,00</text:p>
          </table:table-cell>
          <table:table-cell table:style-name="ce2" table:formula="of:=[$cor_valid.AV25]/SUM([$cor_valid.$A25:$cor_valid.$AMJ25])" office:value-type="float" office:value="0" calcext:value-type="float">
            <text:p>0,00</text:p>
          </table:table-cell>
          <table:table-cell table:style-name="ce2" table:formula="of:=[$cor_valid.AW25]/SUM([$cor_valid.$A25:$cor_valid.$AMJ25])" office:value-type="float" office:value="0" calcext:value-type="float">
            <text:p>0,00</text:p>
          </table:table-cell>
          <table:table-cell table:style-name="ce2" table:formula="of:=[$cor_valid.AX25]/SUM([$cor_valid.$A25:$cor_valid.$AMJ25])" office:value-type="float" office:value="0" calcext:value-type="float">
            <text:p>0,00</text:p>
          </table:table-cell>
          <table:table-cell table:style-name="ce2" table:formula="of:=[$cor_valid.AY25]/SUM([$cor_valid.$A25:$cor_valid.$AMJ25])" office:value-type="float" office:value="0" calcext:value-type="float">
            <text:p>0,00</text:p>
          </table:table-cell>
          <table:table-cell table:style-name="ce2" table:formula="of:=[$cor_valid.AZ25]/SUM([$cor_valid.$A25:$cor_valid.$AMJ25])" office:value-type="float" office:value="0.00000117120841770914" calcext:value-type="float">
            <text:p>0,00</text:p>
          </table:table-cell>
          <table:table-cell table:style-name="ce2" table:formula="of:=[$cor_valid.BA25]/SUM([$cor_valid.$A25:$cor_valid.$AMJ25])" office:value-type="float" office:value="0" calcext:value-type="float">
            <text:p>0,00</text:p>
          </table:table-cell>
          <table:table-cell table:style-name="ce2" table:formula="of:=[$cor_valid.BB25]/SUM([$cor_valid.$A25:$cor_valid.$AMJ25])" office:value-type="float" office:value="0.0019734861838399" calcext:value-type="float">
            <text:p>0,00</text:p>
          </table:table-cell>
          <table:table-cell table:style-name="ce2" table:formula="of:=[$cor_valid.BC25]/SUM([$cor_valid.$A25:$cor_valid.$AMJ25])" office:value-type="float" office:value="0" calcext:value-type="float">
            <text:p>0,00</text:p>
          </table:table-cell>
          <table:table-cell table:style-name="ce2" table:formula="of:=[$cor_valid.BD25]/SUM([$cor_valid.$A25:$cor_valid.$AMJ25])" office:value-type="float" office:value="0.00000117120841770914" calcext:value-type="float">
            <text:p>0,00</text:p>
          </table:table-cell>
          <table:table-cell table:style-name="ce2" table:formula="of:=[$cor_valid.BE25]/SUM([$cor_valid.$A25:$cor_valid.$AMJ25])" office:value-type="float" office:value="0.0144913617523152" calcext:value-type="float">
            <text:p>0,01</text:p>
          </table:table-cell>
          <table:table-cell table:style-name="ce2" table:formula="of:=[$cor_valid.BF25]/SUM([$cor_valid.$A25:$cor_valid.$AMJ25])" office:value-type="float" office:value="0" calcext:value-type="float">
            <text:p>0,00</text:p>
          </table:table-cell>
          <table:table-cell table:style-name="ce2" table:formula="of:=[$cor_valid.BG25]/SUM([$cor_valid.$A25:$cor_valid.$AMJ25])" office:value-type="float" office:value="0.000142887426960515" calcext:value-type="float">
            <text:p>0,00</text:p>
          </table:table-cell>
          <table:table-cell table:style-name="ce2" table:formula="of:=[$cor_valid.BH25]/SUM([$cor_valid.$A25:$cor_valid.$AMJ25])" office:value-type="float" office:value="0" calcext:value-type="float">
            <text:p>0,00</text:p>
          </table:table-cell>
          <table:table-cell table:style-name="ce2" table:formula="of:=[$cor_valid.BI25]/SUM([$cor_valid.$A25:$cor_valid.$AMJ25])" office:value-type="float" office:value="0" calcext:value-type="float">
            <text:p>0,00</text:p>
          </table:table-cell>
          <table:table-cell table:style-name="ce2" table:formula="of:=[$cor_valid.BJ25]/SUM([$cor_valid.$A25:$cor_valid.$AMJ25])" office:value-type="float" office:value="0" calcext:value-type="float">
            <text:p>0,00</text:p>
          </table:table-cell>
          <table:table-cell table:style-name="ce2" table:formula="of:=[$cor_valid.BK25]/SUM([$cor_valid.$A25:$cor_valid.$AMJ25])" office:value-type="float" office:value="0" calcext:value-type="float">
            <text:p>0,00</text:p>
          </table:table-cell>
          <table:table-cell table:style-name="ce2" table:formula="of:=[$cor_valid.BL25]/SUM([$cor_valid.$A25:$cor_valid.$AMJ25])" office:value-type="float" office:value="0" calcext:value-type="float">
            <text:p>0,00</text:p>
          </table:table-cell>
          <table:table-cell table:style-name="ce2" table:formula="of:=[$cor_valid.BM25]/SUM([$cor_valid.$A25:$cor_valid.$AMJ25])" office:value-type="float" office:value="0" calcext:value-type="float">
            <text:p>0,00</text:p>
          </table:table-cell>
          <table:table-cell table:style-name="ce2" table:formula="of:=[$cor_valid.BN25]/SUM([$cor_valid.$A25:$cor_valid.$AMJ25])" office:value-type="float" office:value="0.00719473330998725" calcext:value-type="float">
            <text:p>0,01</text:p>
          </table:table-cell>
          <table:table-cell table:style-name="ce2" table:formula="of:=[$cor_valid.BO25]/SUM([$cor_valid.$A25:$cor_valid.$AMJ25])" office:value-type="float" office:value="0.0165655718600781" calcext:value-type="float">
            <text:p>0,02</text:p>
          </table:table-cell>
          <table:table-cell/>
          <table:table-cell table:formula="of:=[.BR25]/SUM([.BR$1:.BR$1048576])" office:value-type="float" office:value="0.00772029116007904" calcext:value-type="float">
            <text:p>0,008</text:p>
          </table:table-cell>
          <table:table-cell table:formula="of:=SUM([$cor_valid.$A25:$cor_valid.$AMJ25])" office:value-type="float" office:value="853819" calcext:value-type="float">
            <text:p>853819</text:p>
          </table:table-cell>
          <table:table-cell table:number-columns-repeated="95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$cor_valid.B26]/SUM([$cor_valid.$A26:$cor_valid.$AMJ26])" office:value-type="float" office:value="0" calcext:value-type="float">
            <text:p>0,00</text:p>
          </table:table-cell>
          <table:table-cell table:style-name="ce2" table:formula="of:=[$cor_valid.C26]/SUM([$cor_valid.$A26:$cor_valid.$AMJ26])" office:value-type="float" office:value="0" calcext:value-type="float">
            <text:p>0,00</text:p>
          </table:table-cell>
          <table:table-cell table:style-name="ce2" table:formula="of:=[$cor_valid.D26]/SUM([$cor_valid.$A26:$cor_valid.$AMJ26])" office:value-type="float" office:value="0.0640663136018763" calcext:value-type="float">
            <text:p>0,06</text:p>
          </table:table-cell>
          <table:table-cell table:style-name="ce2" table:formula="of:=[$cor_valid.E26]/SUM([$cor_valid.$A26:$cor_valid.$AMJ26])" office:value-type="float" office:value="0.00257055152904196" calcext:value-type="float">
            <text:p>0,00</text:p>
          </table:table-cell>
          <table:table-cell table:style-name="ce2" table:formula="of:=[$cor_valid.F26]/SUM([$cor_valid.$A26:$cor_valid.$AMJ26])" office:value-type="float" office:value="0.00434579429771734" calcext:value-type="float">
            <text:p>0,00</text:p>
          </table:table-cell>
          <table:table-cell table:style-name="ce2" table:formula="of:=[$cor_valid.G26]/SUM([$cor_valid.$A26:$cor_valid.$AMJ26])" office:value-type="float" office:value="0.000135256591899077" calcext:value-type="float">
            <text:p>0,00</text:p>
          </table:table-cell>
          <table:table-cell table:style-name="ce2" table:formula="of:=[$cor_valid.H26]/SUM([$cor_valid.$A26:$cor_valid.$AMJ26])" office:value-type="float" office:value="0.00000541026367596308" calcext:value-type="float">
            <text:p>0,00</text:p>
          </table:table-cell>
          <table:table-cell table:style-name="ce2" table:formula="of:=[$cor_valid.I26]/SUM([$cor_valid.$A26:$cor_valid.$AMJ26])" office:value-type="float" office:value="0.000000676282959495385" calcext:value-type="float">
            <text:p>0,00</text:p>
          </table:table-cell>
          <table:table-cell table:style-name="ce2" table:formula="of:=[$cor_valid.J26]/SUM([$cor_valid.$A26:$cor_valid.$AMJ26])" office:value-type="float" office:value="0.0000223173376633477" calcext:value-type="float">
            <text:p>0,00</text:p>
          </table:table-cell>
          <table:table-cell table:style-name="ce2" table:formula="of:=[$cor_valid.K26]/SUM([$cor_valid.$A26:$cor_valid.$AMJ26])" office:value-type="float" office:value="0" calcext:value-type="float">
            <text:p>0,00</text:p>
          </table:table-cell>
          <table:table-cell table:style-name="ce2" table:formula="of:=[$cor_valid.L26]/SUM([$cor_valid.$A26:$cor_valid.$AMJ26])" office:value-type="float" office:value="0" calcext:value-type="float">
            <text:p>0,00</text:p>
          </table:table-cell>
          <table:table-cell table:style-name="ce2" table:formula="of:=[$cor_valid.M26]/SUM([$cor_valid.$A26:$cor_valid.$AMJ26])" office:value-type="float" office:value="0.00000270513183798154" calcext:value-type="float">
            <text:p>0,00</text:p>
          </table:table-cell>
          <table:table-cell table:style-name="ce2" table:formula="of:=[$cor_valid.N26]/SUM([$cor_valid.$A26:$cor_valid.$AMJ26])" office:value-type="float" office:value="0" calcext:value-type="float">
            <text:p>0,00</text:p>
          </table:table-cell>
          <table:table-cell table:style-name="ce2" table:formula="of:=[$cor_valid.O26]/SUM([$cor_valid.$A26:$cor_valid.$AMJ26])" office:value-type="float" office:value="0.365836619504947" calcext:value-type="float">
            <text:p>0,37</text:p>
          </table:table-cell>
          <table:table-cell table:style-name="ce2" table:formula="of:=[$cor_valid.P26]/SUM([$cor_valid.$A26:$cor_valid.$AMJ26])" office:value-type="float" office:value="0.0000547789197191262" calcext:value-type="float">
            <text:p>0,00</text:p>
          </table:table-cell>
          <table:table-cell table:style-name="ce2" table:formula="of:=[$cor_valid.Q26]/SUM([$cor_valid.$A26:$cor_valid.$AMJ26])" office:value-type="float" office:value="0.00799095944939747" calcext:value-type="float">
            <text:p>0,01</text:p>
          </table:table-cell>
          <table:table-cell table:style-name="ce2" table:formula="of:=[$cor_valid.R26]/SUM([$cor_valid.$A26:$cor_valid.$AMJ26])" office:value-type="float" office:value="0.0000135256591899077" calcext:value-type="float">
            <text:p>0,00</text:p>
          </table:table-cell>
          <table:table-cell table:style-name="ce2" table:formula="of:=[$cor_valid.S26]/SUM([$cor_valid.$A26:$cor_valid.$AMJ26])" office:value-type="float" office:value="0.0009670846320784" calcext:value-type="float">
            <text:p>0,00</text:p>
          </table:table-cell>
          <table:table-cell table:style-name="ce2" table:formula="of:=[$cor_valid.T26]/SUM([$cor_valid.$A26:$cor_valid.$AMJ26])" office:value-type="float" office:value="0" calcext:value-type="float">
            <text:p>0,00</text:p>
          </table:table-cell>
          <table:table-cell table:style-name="ce2" table:formula="of:=[$cor_valid.U26]/SUM([$cor_valid.$A26:$cor_valid.$AMJ26])" office:value-type="float" office:value="0.000480837184201219" calcext:value-type="float">
            <text:p>0,00</text:p>
          </table:table-cell>
          <table:table-cell table:style-name="ce2" table:formula="of:=[$cor_valid.V26]/SUM([$cor_valid.$A26:$cor_valid.$AMJ26])" office:value-type="float" office:value="0" calcext:value-type="float">
            <text:p>0,00</text:p>
          </table:table-cell>
          <table:table-cell table:style-name="ce2" table:formula="of:=[$cor_valid.W26]/SUM([$cor_valid.$A26:$cor_valid.$AMJ26])" office:value-type="float" office:value="0" calcext:value-type="float">
            <text:p>0,00</text:p>
          </table:table-cell>
          <table:table-cell table:style-name="ce2" table:formula="of:=[$cor_valid.X26]/SUM([$cor_valid.$A26:$cor_valid.$AMJ26])" office:value-type="float" office:value="0" calcext:value-type="float">
            <text:p>0,00</text:p>
          </table:table-cell>
          <table:table-cell table:style-name="ce2" table:formula="of:=[$cor_valid.Y26]/SUM([$cor_valid.$A26:$cor_valid.$AMJ26])" office:value-type="float" office:value="0.0582252576807146" calcext:value-type="float">
            <text:p>0,06</text:p>
          </table:table-cell>
          <table:table-cell table:style-name="ce2" table:formula="of:=[$cor_valid.Z26]/SUM([$cor_valid.$A26:$cor_valid.$AMJ26])" office:value-type="float" office:value="0.446850584071778" calcext:value-type="float">
            <text:p>0,45</text:p>
          </table:table-cell>
          <table:table-cell table:style-name="ce2" table:formula="of:=[$cor_valid.AA26]/SUM([$cor_valid.$A26:$cor_valid.$AMJ26])" office:value-type="float" office:value="0" calcext:value-type="float">
            <text:p>0,00</text:p>
          </table:table-cell>
          <table:table-cell table:style-name="ce2" table:formula="of:=[$cor_valid.AB26]/SUM([$cor_valid.$A26:$cor_valid.$AMJ26])" office:value-type="float" office:value="0" calcext:value-type="float">
            <text:p>0,00</text:p>
          </table:table-cell>
          <table:table-cell table:style-name="ce2" table:formula="of:=[$cor_valid.AC26]/SUM([$cor_valid.$A26:$cor_valid.$AMJ26])" office:value-type="float" office:value="0.0000716859937065108" calcext:value-type="float">
            <text:p>0,00</text:p>
          </table:table-cell>
          <table:table-cell table:style-name="ce2" table:formula="of:=[$cor_valid.AD26]/SUM([$cor_valid.$A26:$cor_valid.$AMJ26])" office:value-type="float" office:value="0.000695895165320751" calcext:value-type="float">
            <text:p>0,00</text:p>
          </table:table-cell>
          <table:table-cell table:style-name="ce2" table:formula="of:=[$cor_valid.AE26]/SUM([$cor_valid.$A26:$cor_valid.$AMJ26])" office:value-type="float" office:value="0.000557933441583692" calcext:value-type="float">
            <text:p>0,00</text:p>
          </table:table-cell>
          <table:table-cell table:style-name="ce2" table:formula="of:=[$cor_valid.AF26]/SUM([$cor_valid.$A26:$cor_valid.$AMJ26])" office:value-type="float" office:value="0.00196595456325308" calcext:value-type="float">
            <text:p>0,00</text:p>
          </table:table-cell>
          <table:table-cell table:style-name="ce2" table:formula="of:=[$cor_valid.AG26]/SUM([$cor_valid.$A26:$cor_valid.$AMJ26])" office:value-type="float" office:value="0" calcext:value-type="float">
            <text:p>0,00</text:p>
          </table:table-cell>
          <table:table-cell table:style-name="ce2" table:formula="of:=[$cor_valid.AH26]/SUM([$cor_valid.$A26:$cor_valid.$AMJ26])" office:value-type="float" office:value="0" calcext:value-type="float">
            <text:p>0,00</text:p>
          </table:table-cell>
          <table:table-cell table:style-name="ce2" table:formula="of:=[$cor_valid.AI26]/SUM([$cor_valid.$A26:$cor_valid.$AMJ26])" office:value-type="float" office:value="0" calcext:value-type="float">
            <text:p>0,00</text:p>
          </table:table-cell>
          <table:table-cell table:style-name="ce2" table:formula="of:=[$cor_valid.AJ26]/SUM([$cor_valid.$A26:$cor_valid.$AMJ26])" office:value-type="float" office:value="0" calcext:value-type="float">
            <text:p>0,00</text:p>
          </table:table-cell>
          <table:table-cell table:style-name="ce2" table:formula="of:=[$cor_valid.AK26]/SUM([$cor_valid.$A26:$cor_valid.$AMJ26])" office:value-type="float" office:value="0.00000135256591899077" calcext:value-type="float">
            <text:p>0,00</text:p>
          </table:table-cell>
          <table:table-cell table:style-name="ce2" table:formula="of:=[$cor_valid.AL26]/SUM([$cor_valid.$A26:$cor_valid.$AMJ26])" office:value-type="float" office:value="0" calcext:value-type="float">
            <text:p>0,00</text:p>
          </table:table-cell>
          <table:table-cell table:style-name="ce2" table:formula="of:=[$cor_valid.AM26]/SUM([$cor_valid.$A26:$cor_valid.$AMJ26])" office:value-type="float" office:value="0" calcext:value-type="float">
            <text:p>0,00</text:p>
          </table:table-cell>
          <table:table-cell table:style-name="ce2" table:formula="of:=[$cor_valid.AN26]/SUM([$cor_valid.$A26:$cor_valid.$AMJ26])" office:value-type="float" office:value="0" calcext:value-type="float">
            <text:p>0,00</text:p>
          </table:table-cell>
          <table:table-cell table:style-name="ce2" table:formula="of:=[$cor_valid.AO26]/SUM([$cor_valid.$A26:$cor_valid.$AMJ26])" office:value-type="float" office:value="0" calcext:value-type="float">
            <text:p>0,00</text:p>
          </table:table-cell>
          <table:table-cell table:style-name="ce2" table:formula="of:=[$cor_valid.AP26]/SUM([$cor_valid.$A26:$cor_valid.$AMJ26])" office:value-type="float" office:value="0" calcext:value-type="float">
            <text:p>0,00</text:p>
          </table:table-cell>
          <table:table-cell table:style-name="ce2" table:formula="of:=[$cor_valid.AQ26]/SUM([$cor_valid.$A26:$cor_valid.$AMJ26])" office:value-type="float" office:value="0" calcext:value-type="float">
            <text:p>0,00</text:p>
          </table:table-cell>
          <table:table-cell table:style-name="ce2" table:formula="of:=[$cor_valid.AR26]/SUM([$cor_valid.$A26:$cor_valid.$AMJ26])" office:value-type="float" office:value="0" calcext:value-type="float">
            <text:p>0,00</text:p>
          </table:table-cell>
          <table:table-cell table:style-name="ce2" table:formula="of:=[$cor_valid.AS26]/SUM([$cor_valid.$A26:$cor_valid.$AMJ26])" office:value-type="float" office:value="0" calcext:value-type="float">
            <text:p>0,00</text:p>
          </table:table-cell>
          <table:table-cell table:style-name="ce2" table:formula="of:=[$cor_valid.AT26]/SUM([$cor_valid.$A26:$cor_valid.$AMJ26])" office:value-type="float" office:value="0" calcext:value-type="float">
            <text:p>0,00</text:p>
          </table:table-cell>
          <table:table-cell table:style-name="ce2" table:formula="of:=[$cor_valid.AU26]/SUM([$cor_valid.$A26:$cor_valid.$AMJ26])" office:value-type="float" office:value="0.00129034788671719" calcext:value-type="float">
            <text:p>0,00</text:p>
          </table:table-cell>
          <table:table-cell table:style-name="ce2" table:formula="of:=[$cor_valid.AV26]/SUM([$cor_valid.$A26:$cor_valid.$AMJ26])" office:value-type="float" office:value="0" calcext:value-type="float">
            <text:p>0,00</text:p>
          </table:table-cell>
          <table:table-cell table:style-name="ce2" table:formula="of:=[$cor_valid.AW26]/SUM([$cor_valid.$A26:$cor_valid.$AMJ26])" office:value-type="float" office:value="0" calcext:value-type="float">
            <text:p>0,00</text:p>
          </table:table-cell>
          <table:table-cell table:style-name="ce2" table:formula="of:=[$cor_valid.AX26]/SUM([$cor_valid.$A26:$cor_valid.$AMJ26])" office:value-type="float" office:value="0" calcext:value-type="float">
            <text:p>0,00</text:p>
          </table:table-cell>
          <table:table-cell table:style-name="ce2" table:formula="of:=[$cor_valid.AY26]/SUM([$cor_valid.$A26:$cor_valid.$AMJ26])" office:value-type="float" office:value="0" calcext:value-type="float">
            <text:p>0,00</text:p>
          </table:table-cell>
          <table:table-cell table:style-name="ce2" table:formula="of:=[$cor_valid.AZ26]/SUM([$cor_valid.$A26:$cor_valid.$AMJ26])" office:value-type="float" office:value="0.00000676282959495385" calcext:value-type="float">
            <text:p>0,00</text:p>
          </table:table-cell>
          <table:table-cell table:style-name="ce2" table:formula="of:=[$cor_valid.BA26]/SUM([$cor_valid.$A26:$cor_valid.$AMJ26])" office:value-type="float" office:value="0" calcext:value-type="float">
            <text:p>0,00</text:p>
          </table:table-cell>
          <table:table-cell table:style-name="ce2" table:formula="of:=[$cor_valid.BB26]/SUM([$cor_valid.$A26:$cor_valid.$AMJ26])" office:value-type="float" office:value="0.000809510702515975" calcext:value-type="float">
            <text:p>0,00</text:p>
          </table:table-cell>
          <table:table-cell table:style-name="ce2" table:formula="of:=[$cor_valid.BC26]/SUM([$cor_valid.$A26:$cor_valid.$AMJ26])" office:value-type="float" office:value="0" calcext:value-type="float">
            <text:p>0,00</text:p>
          </table:table-cell>
          <table:table-cell table:style-name="ce2" table:formula="of:=[$cor_valid.BD26]/SUM([$cor_valid.$A26:$cor_valid.$AMJ26])" office:value-type="float" office:value="0.00000811539551394462" calcext:value-type="float">
            <text:p>0,00</text:p>
          </table:table-cell>
          <table:table-cell table:style-name="ce2" table:formula="of:=[$cor_valid.BE26]/SUM([$cor_valid.$A26:$cor_valid.$AMJ26])" office:value-type="float" office:value="0.0172790296151071" calcext:value-type="float">
            <text:p>0,02</text:p>
          </table:table-cell>
          <table:table-cell table:style-name="ce2" table:formula="of:=[$cor_valid.BF26]/SUM([$cor_valid.$A26:$cor_valid.$AMJ26])" office:value-type="float" office:value="0" calcext:value-type="float">
            <text:p>0,00</text:p>
          </table:table-cell>
          <table:table-cell table:style-name="ce2" table:formula="of:=[$cor_valid.BG26]/SUM([$cor_valid.$A26:$cor_valid.$AMJ26])" office:value-type="float" office:value="0.00010550014168128" calcext:value-type="float">
            <text:p>0,00</text:p>
          </table:table-cell>
          <table:table-cell table:style-name="ce2" table:formula="of:=[$cor_valid.BH26]/SUM([$cor_valid.$A26:$cor_valid.$AMJ26])" office:value-type="float" office:value="0" calcext:value-type="float">
            <text:p>0,00</text:p>
          </table:table-cell>
          <table:table-cell table:style-name="ce2" table:formula="of:=[$cor_valid.BI26]/SUM([$cor_valid.$A26:$cor_valid.$AMJ26])" office:value-type="float" office:value="0" calcext:value-type="float">
            <text:p>0,00</text:p>
          </table:table-cell>
          <table:table-cell table:style-name="ce2" table:formula="of:=[$cor_valid.BJ26]/SUM([$cor_valid.$A26:$cor_valid.$AMJ26])" office:value-type="float" office:value="0" calcext:value-type="float">
            <text:p>0,00</text:p>
          </table:table-cell>
          <table:table-cell table:style-name="ce2" table:formula="of:=[$cor_valid.BK26]/SUM([$cor_valid.$A26:$cor_valid.$AMJ26])" office:value-type="float" office:value="0.00000405769775697231" calcext:value-type="float">
            <text:p>0,00</text:p>
          </table:table-cell>
          <table:table-cell table:style-name="ce2" table:formula="of:=[$cor_valid.BL26]/SUM([$cor_valid.$A26:$cor_valid.$AMJ26])" office:value-type="float" office:value="0" calcext:value-type="float">
            <text:p>0,00</text:p>
          </table:table-cell>
          <table:table-cell table:style-name="ce2" table:formula="of:=[$cor_valid.BM26]/SUM([$cor_valid.$A26:$cor_valid.$AMJ26])" office:value-type="float" office:value="0.0000128493762304123" calcext:value-type="float">
            <text:p>0,00</text:p>
          </table:table-cell>
          <table:table-cell table:style-name="ce2" table:formula="of:=[$cor_valid.BN26]/SUM([$cor_valid.$A26:$cor_valid.$AMJ26])" office:value-type="float" office:value="0.0108840979501187" calcext:value-type="float">
            <text:p>0,01</text:p>
          </table:table-cell>
          <table:table-cell table:style-name="ce2" table:formula="of:=[$cor_valid.BO26]/SUM([$cor_valid.$A26:$cor_valid.$AMJ26])" office:value-type="float" office:value="0.014722003745255" calcext:value-type="float">
            <text:p>0,01</text:p>
          </table:table-cell>
          <table:table-cell/>
          <table:table-cell table:formula="of:=[.BR26]/SUM([.BR$1:.BR$1048576])" office:value-type="float" office:value="0.0133702466798762" calcext:value-type="float">
            <text:p>0,013</text:p>
          </table:table-cell>
          <table:table-cell table:formula="of:=SUM([$cor_valid.$A26:$cor_valid.$AMJ26])" office:value-type="float" office:value="1478671" calcext:value-type="float">
            <text:p>1478671</text:p>
          </table:table-cell>
          <table:table-cell table:number-columns-repeated="95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$cor_valid.B27]/SUM([$cor_valid.$A27:$cor_valid.$AMJ27])" office:value-type="float" office:value="0" calcext:value-type="float">
            <text:p>0,00</text:p>
          </table:table-cell>
          <table:table-cell table:style-name="ce2" table:formula="of:=[$cor_valid.C27]/SUM([$cor_valid.$A27:$cor_valid.$AMJ27])" office:value-type="float" office:value="0" calcext:value-type="float">
            <text:p>0,00</text:p>
          </table:table-cell>
          <table:table-cell table:style-name="ce2" table:formula="of:=[$cor_valid.D27]/SUM([$cor_valid.$A27:$cor_valid.$AMJ27])" office:value-type="float" office:value="0.00419070857653788" calcext:value-type="float">
            <text:p>0,00</text:p>
          </table:table-cell>
          <table:table-cell table:style-name="ce2" table:formula="of:=[$cor_valid.E27]/SUM([$cor_valid.$A27:$cor_valid.$AMJ27])" office:value-type="float" office:value="0.0203477076448051" calcext:value-type="float">
            <text:p>0,02</text:p>
          </table:table-cell>
          <table:table-cell table:style-name="ce2" table:formula="of:=[$cor_valid.F27]/SUM([$cor_valid.$A27:$cor_valid.$AMJ27])" office:value-type="float" office:value="0.0000960980032506194" calcext:value-type="float">
            <text:p>0,00</text:p>
          </table:table-cell>
          <table:table-cell table:style-name="ce2" table:formula="of:=[$cor_valid.G27]/SUM([$cor_valid.$A27:$cor_valid.$AMJ27])" office:value-type="float" office:value="0" calcext:value-type="float">
            <text:p>0,00</text:p>
          </table:table-cell>
          <table:table-cell table:style-name="ce2" table:formula="of:=[$cor_valid.H27]/SUM([$cor_valid.$A27:$cor_valid.$AMJ27])" office:value-type="float" office:value="0.00521018304580532" calcext:value-type="float">
            <text:p>0,01</text:p>
          </table:table-cell>
          <table:table-cell table:style-name="ce2" table:formula="of:=[$cor_valid.I27]/SUM([$cor_valid.$A27:$cor_valid.$AMJ27])" office:value-type="float" office:value="0" calcext:value-type="float">
            <text:p>0,00</text:p>
          </table:table-cell>
          <table:table-cell table:style-name="ce2" table:formula="of:=[$cor_valid.J27]/SUM([$cor_valid.$A27:$cor_valid.$AMJ27])" office:value-type="float" office:value="0" calcext:value-type="float">
            <text:p>0,00</text:p>
          </table:table-cell>
          <table:table-cell table:style-name="ce2" table:formula="of:=[$cor_valid.K27]/SUM([$cor_valid.$A27:$cor_valid.$AMJ27])" office:value-type="float" office:value="0" calcext:value-type="float">
            <text:p>0,00</text:p>
          </table:table-cell>
          <table:table-cell table:style-name="ce2" table:formula="of:=[$cor_valid.L27]/SUM([$cor_valid.$A27:$cor_valid.$AMJ27])" office:value-type="float" office:value="0" calcext:value-type="float">
            <text:p>0,00</text:p>
          </table:table-cell>
          <table:table-cell table:style-name="ce2" table:formula="of:=[$cor_valid.M27]/SUM([$cor_valid.$A27:$cor_valid.$AMJ27])" office:value-type="float" office:value="0" calcext:value-type="float">
            <text:p>0,00</text:p>
          </table:table-cell>
          <table:table-cell table:style-name="ce2" table:formula="of:=[$cor_valid.N27]/SUM([$cor_valid.$A27:$cor_valid.$AMJ27])" office:value-type="float" office:value="0" calcext:value-type="float">
            <text:p>0,00</text:p>
          </table:table-cell>
          <table:table-cell table:style-name="ce2" table:formula="of:=[$cor_valid.O27]/SUM([$cor_valid.$A27:$cor_valid.$AMJ27])" office:value-type="float" office:value="0.00278684209426796" calcext:value-type="float">
            <text:p>0,00</text:p>
          </table:table-cell>
          <table:table-cell table:style-name="ce2" table:formula="of:=[$cor_valid.P27]/SUM([$cor_valid.$A27:$cor_valid.$AMJ27])" office:value-type="float" office:value="0" calcext:value-type="float">
            <text:p>0,00</text:p>
          </table:table-cell>
          <table:table-cell table:style-name="ce2" table:formula="of:=[$cor_valid.Q27]/SUM([$cor_valid.$A27:$cor_valid.$AMJ27])" office:value-type="float" office:value="0.000016712696217499" calcext:value-type="float">
            <text:p>0,00</text:p>
          </table:table-cell>
          <table:table-cell table:style-name="ce2" table:formula="of:=[$cor_valid.R27]/SUM([$cor_valid.$A27:$cor_valid.$AMJ27])" office:value-type="float" office:value="0.00195538545744739" calcext:value-type="float">
            <text:p>0,00</text:p>
          </table:table-cell>
          <table:table-cell table:style-name="ce2" table:formula="of:=[$cor_valid.S27]/SUM([$cor_valid.$A27:$cor_valid.$AMJ27])" office:value-type="float" office:value="0.0441758342769043" calcext:value-type="float">
            <text:p>0,04</text:p>
          </table:table-cell>
          <table:table-cell table:style-name="ce2" table:formula="of:=[$cor_valid.T27]/SUM([$cor_valid.$A27:$cor_valid.$AMJ27])" office:value-type="float" office:value="0" calcext:value-type="float">
            <text:p>0,00</text:p>
          </table:table-cell>
          <table:table-cell table:style-name="ce2" table:formula="of:=[$cor_valid.U27]/SUM([$cor_valid.$A27:$cor_valid.$AMJ27])" office:value-type="float" office:value="0.000188017832446864" calcext:value-type="float">
            <text:p>0,00</text:p>
          </table:table-cell>
          <table:table-cell table:style-name="ce2" table:formula="of:=[$cor_valid.V27]/SUM([$cor_valid.$A27:$cor_valid.$AMJ27])" office:value-type="float" office:value="0" calcext:value-type="float">
            <text:p>0,00</text:p>
          </table:table-cell>
          <table:table-cell table:style-name="ce2" table:formula="of:=[$cor_valid.W27]/SUM([$cor_valid.$A27:$cor_valid.$AMJ27])" office:value-type="float" office:value="0" calcext:value-type="float">
            <text:p>0,00</text:p>
          </table:table-cell>
          <table:table-cell table:style-name="ce2" table:formula="of:=[$cor_valid.X27]/SUM([$cor_valid.$A27:$cor_valid.$AMJ27])" office:value-type="float" office:value="0" calcext:value-type="float">
            <text:p>0,00</text:p>
          </table:table-cell>
          <table:table-cell table:style-name="ce2" table:formula="of:=[$cor_valid.Y27]/SUM([$cor_valid.$A27:$cor_valid.$AMJ27])" office:value-type="float" office:value="0" calcext:value-type="float">
            <text:p>0,00</text:p>
          </table:table-cell>
          <table:table-cell table:style-name="ce2" table:formula="of:=[$cor_valid.Z27]/SUM([$cor_valid.$A27:$cor_valid.$AMJ27])" office:value-type="float" office:value="0.000137879743794367" calcext:value-type="float">
            <text:p>0,00</text:p>
          </table:table-cell>
          <table:table-cell table:style-name="ce2" table:formula="of:=[$cor_valid.AA27]/SUM([$cor_valid.$A27:$cor_valid.$AMJ27])" office:value-type="float" office:value="0.0284157617438027" calcext:value-type="float">
            <text:p>0,03</text:p>
          </table:table-cell>
          <table:table-cell table:style-name="ce2" table:formula="of:=[$cor_valid.AB27]/SUM([$cor_valid.$A27:$cor_valid.$AMJ27])" office:value-type="float" office:value="0" calcext:value-type="float">
            <text:p>0,00</text:p>
          </table:table-cell>
          <table:table-cell table:style-name="ce2" table:formula="of:=[$cor_valid.AC27]/SUM([$cor_valid.$A27:$cor_valid.$AMJ27])" office:value-type="float" office:value="0.0242751912559173" calcext:value-type="float">
            <text:p>0,02</text:p>
          </table:table-cell>
          <table:table-cell table:style-name="ce2" table:formula="of:=[$cor_valid.AD27]/SUM([$cor_valid.$A27:$cor_valid.$AMJ27])" office:value-type="float" office:value="0.000108632525413744" calcext:value-type="float">
            <text:p>0,00</text:p>
          </table:table-cell>
          <table:table-cell table:style-name="ce2" table:formula="of:=[$cor_valid.AE27]/SUM([$cor_valid.$A27:$cor_valid.$AMJ27])" office:value-type="float" office:value="0.0017046950141849" calcext:value-type="float">
            <text:p>0,00</text:p>
          </table:table-cell>
          <table:table-cell table:style-name="ce2" table:formula="of:=[$cor_valid.AF27]/SUM([$cor_valid.$A27:$cor_valid.$AMJ27])" office:value-type="float" office:value="0.843615123318807" calcext:value-type="float">
            <text:p>0,84</text:p>
          </table:table-cell>
          <table:table-cell table:style-name="ce2" table:formula="of:=[$cor_valid.AG27]/SUM([$cor_valid.$A27:$cor_valid.$AMJ27])" office:value-type="float" office:value="0" calcext:value-type="float">
            <text:p>0,00</text:p>
          </table:table-cell>
          <table:table-cell table:style-name="ce2" table:formula="of:=[$cor_valid.AH27]/SUM([$cor_valid.$A27:$cor_valid.$AMJ27])" office:value-type="float" office:value="0" calcext:value-type="float">
            <text:p>0,00</text:p>
          </table:table-cell>
          <table:table-cell table:style-name="ce2" table:formula="of:=[$cor_valid.AI27]/SUM([$cor_valid.$A27:$cor_valid.$AMJ27])" office:value-type="float" office:value="0" calcext:value-type="float">
            <text:p>0,00</text:p>
          </table:table-cell>
          <table:table-cell table:style-name="ce2" table:formula="of:=[$cor_valid.AJ27]/SUM([$cor_valid.$A27:$cor_valid.$AMJ27])" office:value-type="float" office:value="0" calcext:value-type="float">
            <text:p>0,00</text:p>
          </table:table-cell>
          <table:table-cell table:style-name="ce2" table:formula="of:=[$cor_valid.AK27]/SUM([$cor_valid.$A27:$cor_valid.$AMJ27])" office:value-type="float" office:value="0.000898307421690573" calcext:value-type="float">
            <text:p>0,00</text:p>
          </table:table-cell>
          <table:table-cell table:style-name="ce2" table:formula="of:=[$cor_valid.AL27]/SUM([$cor_valid.$A27:$cor_valid.$AMJ27])" office:value-type="float" office:value="0" calcext:value-type="float">
            <text:p>0,00</text:p>
          </table:table-cell>
          <table:table-cell table:style-name="ce2" table:formula="of:=[$cor_valid.AM27]/SUM([$cor_valid.$A27:$cor_valid.$AMJ27])" office:value-type="float" office:value="0" calcext:value-type="float">
            <text:p>0,00</text:p>
          </table:table-cell>
          <table:table-cell table:style-name="ce2" table:formula="of:=[$cor_valid.AN27]/SUM([$cor_valid.$A27:$cor_valid.$AMJ27])" office:value-type="float" office:value="0" calcext:value-type="float">
            <text:p>0,00</text:p>
          </table:table-cell>
          <table:table-cell table:style-name="ce2" table:formula="of:=[$cor_valid.AO27]/SUM([$cor_valid.$A27:$cor_valid.$AMJ27])" office:value-type="float" office:value="0" calcext:value-type="float">
            <text:p>0,00</text:p>
          </table:table-cell>
          <table:table-cell table:style-name="ce2" table:formula="of:=[$cor_valid.AP27]/SUM([$cor_valid.$A27:$cor_valid.$AMJ27])" office:value-type="float" office:value="0" calcext:value-type="float">
            <text:p>0,00</text:p>
          </table:table-cell>
          <table:table-cell table:style-name="ce2" table:formula="of:=[$cor_valid.AQ27]/SUM([$cor_valid.$A27:$cor_valid.$AMJ27])" office:value-type="float" office:value="0" calcext:value-type="float">
            <text:p>0,00</text:p>
          </table:table-cell>
          <table:table-cell table:style-name="ce2" table:formula="of:=[$cor_valid.AR27]/SUM([$cor_valid.$A27:$cor_valid.$AMJ27])" office:value-type="float" office:value="0" calcext:value-type="float">
            <text:p>0,00</text:p>
          </table:table-cell>
          <table:table-cell table:style-name="ce2" table:formula="of:=[$cor_valid.AS27]/SUM([$cor_valid.$A27:$cor_valid.$AMJ27])" office:value-type="float" office:value="0" calcext:value-type="float">
            <text:p>0,00</text:p>
          </table:table-cell>
          <table:table-cell table:style-name="ce2" table:formula="of:=[$cor_valid.AT27]/SUM([$cor_valid.$A27:$cor_valid.$AMJ27])" office:value-type="float" office:value="0.000100276177304994" calcext:value-type="float">
            <text:p>0,00</text:p>
          </table:table-cell>
          <table:table-cell table:style-name="ce2" table:formula="of:=[$cor_valid.AU27]/SUM([$cor_valid.$A27:$cor_valid.$AMJ27])" office:value-type="float" office:value="0.0012743430865843" calcext:value-type="float">
            <text:p>0,00</text:p>
          </table:table-cell>
          <table:table-cell table:style-name="ce2" table:formula="of:=[$cor_valid.AV27]/SUM([$cor_valid.$A27:$cor_valid.$AMJ27])" office:value-type="float" office:value="0.000196374180555614" calcext:value-type="float">
            <text:p>0,00</text:p>
          </table:table-cell>
          <table:table-cell table:style-name="ce2" table:formula="of:=[$cor_valid.AW27]/SUM([$cor_valid.$A27:$cor_valid.$AMJ27])" office:value-type="float" office:value="0.00348459716134855" calcext:value-type="float">
            <text:p>0,00</text:p>
          </table:table-cell>
          <table:table-cell table:style-name="ce2" table:formula="of:=[$cor_valid.AX27]/SUM([$cor_valid.$A27:$cor_valid.$AMJ27])" office:value-type="float" office:value="0.000196374180555614" calcext:value-type="float">
            <text:p>0,00</text:p>
          </table:table-cell>
          <table:table-cell table:style-name="ce2" table:formula="of:=[$cor_valid.AY27]/SUM([$cor_valid.$A27:$cor_valid.$AMJ27])" office:value-type="float" office:value="0" calcext:value-type="float">
            <text:p>0,00</text:p>
          </table:table-cell>
          <table:table-cell table:style-name="ce2" table:formula="of:=[$cor_valid.AZ27]/SUM([$cor_valid.$A27:$cor_valid.$AMJ27])" office:value-type="float" office:value="0.00536059731176281" calcext:value-type="float">
            <text:p>0,01</text:p>
          </table:table-cell>
          <table:table-cell table:style-name="ce2" table:formula="of:=[$cor_valid.BA27]/SUM([$cor_valid.$A27:$cor_valid.$AMJ27])" office:value-type="float" office:value="0" calcext:value-type="float">
            <text:p>0,00</text:p>
          </table:table-cell>
          <table:table-cell table:style-name="ce2" table:formula="of:=[$cor_valid.BB27]/SUM([$cor_valid.$A27:$cor_valid.$AMJ27])" office:value-type="float" office:value="0.00000417817405437476" calcext:value-type="float">
            <text:p>0,00</text:p>
          </table:table-cell>
          <table:table-cell table:style-name="ce2" table:formula="of:=[$cor_valid.BC27]/SUM([$cor_valid.$A27:$cor_valid.$AMJ27])" office:value-type="float" office:value="0" calcext:value-type="float">
            <text:p>0,00</text:p>
          </table:table-cell>
          <table:table-cell table:style-name="ce2" table:formula="of:=[$cor_valid.BD27]/SUM([$cor_valid.$A27:$cor_valid.$AMJ27])" office:value-type="float" office:value="0.0000626726108156214" calcext:value-type="float">
            <text:p>0,00</text:p>
          </table:table-cell>
          <table:table-cell table:style-name="ce2" table:formula="of:=[$cor_valid.BE27]/SUM([$cor_valid.$A27:$cor_valid.$AMJ27])" office:value-type="float" office:value="0.00579512741341779" calcext:value-type="float">
            <text:p>0,01</text:p>
          </table:table-cell>
          <table:table-cell table:style-name="ce2" table:formula="of:=[$cor_valid.BF27]/SUM([$cor_valid.$A27:$cor_valid.$AMJ27])" office:value-type="float" office:value="0" calcext:value-type="float">
            <text:p>0,00</text:p>
          </table:table-cell>
          <table:table-cell table:style-name="ce2" table:formula="of:=[$cor_valid.BG27]/SUM([$cor_valid.$A27:$cor_valid.$AMJ27])" office:value-type="float" office:value="0.0000626726108156214" calcext:value-type="float">
            <text:p>0,00</text:p>
          </table:table-cell>
          <table:table-cell table:style-name="ce2" table:formula="of:=[$cor_valid.BH27]/SUM([$cor_valid.$A27:$cor_valid.$AMJ27])" office:value-type="float" office:value="0" calcext:value-type="float">
            <text:p>0,00</text:p>
          </table:table-cell>
          <table:table-cell table:style-name="ce2" table:formula="of:=[$cor_valid.BI27]/SUM([$cor_valid.$A27:$cor_valid.$AMJ27])" office:value-type="float" office:value="0" calcext:value-type="float">
            <text:p>0,00</text:p>
          </table:table-cell>
          <table:table-cell table:style-name="ce2" table:formula="of:=[$cor_valid.BJ27]/SUM([$cor_valid.$A27:$cor_valid.$AMJ27])" office:value-type="float" office:value="0" calcext:value-type="float">
            <text:p>0,00</text:p>
          </table:table-cell>
          <table:table-cell table:style-name="ce2" table:formula="of:=[$cor_valid.BK27]/SUM([$cor_valid.$A27:$cor_valid.$AMJ27])" office:value-type="float" office:value="0.0000626726108156214" calcext:value-type="float">
            <text:p>0,00</text:p>
          </table:table-cell>
          <table:table-cell table:style-name="ce2" table:formula="of:=[$cor_valid.BL27]/SUM([$cor_valid.$A27:$cor_valid.$AMJ27])" office:value-type="float" office:value="0" calcext:value-type="float">
            <text:p>0,00</text:p>
          </table:table-cell>
          <table:table-cell table:style-name="ce2" table:formula="of:=[$cor_valid.BM27]/SUM([$cor_valid.$A27:$cor_valid.$AMJ27])" office:value-type="float" office:value="0.0000501380886524971" calcext:value-type="float">
            <text:p>0,00</text:p>
          </table:table-cell>
          <table:table-cell table:style-name="ce2" table:formula="of:=[$cor_valid.BN27]/SUM([$cor_valid.$A27:$cor_valid.$AMJ27])" office:value-type="float" office:value="0.0000626726108156214" calcext:value-type="float">
            <text:p>0,00</text:p>
          </table:table-cell>
          <table:table-cell table:style-name="ce2" table:formula="of:=[$cor_valid.BO27]/SUM([$cor_valid.$A27:$cor_valid.$AMJ27])" office:value-type="float" office:value="0.00505976877984783" calcext:value-type="float">
            <text:p>0,01</text:p>
          </table:table-cell>
          <table:table-cell/>
          <table:table-cell table:formula="of:=[.BR27]/SUM([.BR$1:.BR$1048576])" office:value-type="float" office:value="0.00216411999025807" calcext:value-type="float">
            <text:p>0,002</text:p>
          </table:table-cell>
          <table:table-cell table:formula="of:=SUM([$cor_valid.$A27:$cor_valid.$AMJ27])" office:value-type="float" office:value="239339" calcext:value-type="float">
            <text:p>239339</text:p>
          </table:table-cell>
          <table:table-cell table:number-columns-repeated="95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$cor_valid.B28]/SUM([$cor_valid.$A28:$cor_valid.$AMJ28])" office:value-type="float" office:value="0" calcext:value-type="float">
            <text:p>0,00</text:p>
          </table:table-cell>
          <table:table-cell table:style-name="ce2" table:formula="of:=[$cor_valid.C28]/SUM([$cor_valid.$A28:$cor_valid.$AMJ28])" office:value-type="float" office:value="0" calcext:value-type="float">
            <text:p>0,00</text:p>
          </table:table-cell>
          <table:table-cell table:style-name="ce2" table:formula="of:=[$cor_valid.D28]/SUM([$cor_valid.$A28:$cor_valid.$AMJ28])" office:value-type="float" office:value="0.0132497129228867" calcext:value-type="float">
            <text:p>0,01</text:p>
          </table:table-cell>
          <table:table-cell table:style-name="ce2" table:formula="of:=[$cor_valid.E28]/SUM([$cor_valid.$A28:$cor_valid.$AMJ28])" office:value-type="float" office:value="0.118099107852663" calcext:value-type="float">
            <text:p>0,12</text:p>
          </table:table-cell>
          <table:table-cell table:style-name="ce2" table:formula="of:=[$cor_valid.F28]/SUM([$cor_valid.$A28:$cor_valid.$AMJ28])" office:value-type="float" office:value="0.00817065630244678" calcext:value-type="float">
            <text:p>0,01</text:p>
          </table:table-cell>
          <table:table-cell table:style-name="ce2" table:formula="of:=[$cor_valid.G28]/SUM([$cor_valid.$A28:$cor_valid.$AMJ28])" office:value-type="float" office:value="0" calcext:value-type="float">
            <text:p>0,00</text:p>
          </table:table-cell>
          <table:table-cell table:style-name="ce2" table:formula="of:=[$cor_valid.H28]/SUM([$cor_valid.$A28:$cor_valid.$AMJ28])" office:value-type="float" office:value="0.00145746842151753" calcext:value-type="float">
            <text:p>0,00</text:p>
          </table:table-cell>
          <table:table-cell table:style-name="ce2" table:formula="of:=[$cor_valid.I28]/SUM([$cor_valid.$A28:$cor_valid.$AMJ28])" office:value-type="float" office:value="0" calcext:value-type="float">
            <text:p>0,00</text:p>
          </table:table-cell>
          <table:table-cell table:style-name="ce2" table:formula="of:=[$cor_valid.J28]/SUM([$cor_valid.$A28:$cor_valid.$AMJ28])" office:value-type="float" office:value="0" calcext:value-type="float">
            <text:p>0,00</text:p>
          </table:table-cell>
          <table:table-cell table:style-name="ce2" table:formula="of:=[$cor_valid.K28]/SUM([$cor_valid.$A28:$cor_valid.$AMJ28])" office:value-type="float" office:value="0" calcext:value-type="float">
            <text:p>0,00</text:p>
          </table:table-cell>
          <table:table-cell table:style-name="ce2" table:formula="of:=[$cor_valid.L28]/SUM([$cor_valid.$A28:$cor_valid.$AMJ28])" office:value-type="float" office:value="0" calcext:value-type="float">
            <text:p>0,00</text:p>
          </table:table-cell>
          <table:table-cell table:style-name="ce2" table:formula="of:=[$cor_valid.M28]/SUM([$cor_valid.$A28:$cor_valid.$AMJ28])" office:value-type="float" office:value="0" calcext:value-type="float">
            <text:p>0,00</text:p>
          </table:table-cell>
          <table:table-cell table:style-name="ce2" table:formula="of:=[$cor_valid.N28]/SUM([$cor_valid.$A28:$cor_valid.$AMJ28])" office:value-type="float" office:value="0" calcext:value-type="float">
            <text:p>0,00</text:p>
          </table:table-cell>
          <table:table-cell table:style-name="ce2" table:formula="of:=[$cor_valid.O28]/SUM([$cor_valid.$A28:$cor_valid.$AMJ28])" office:value-type="float" office:value="0.428009893118982" calcext:value-type="float">
            <text:p>0,43</text:p>
          </table:table-cell>
          <table:table-cell table:style-name="ce2" table:formula="of:=[$cor_valid.P28]/SUM([$cor_valid.$A28:$cor_valid.$AMJ28])" office:value-type="float" office:value="0" calcext:value-type="float">
            <text:p>0,00</text:p>
          </table:table-cell>
          <table:table-cell table:style-name="ce2" table:formula="of:=[$cor_valid.Q28]/SUM([$cor_valid.$A28:$cor_valid.$AMJ28])" office:value-type="float" office:value="0.0799399346347496" calcext:value-type="float">
            <text:p>0,08</text:p>
          </table:table-cell>
          <table:table-cell table:style-name="ce2" table:formula="of:=[$cor_valid.R28]/SUM([$cor_valid.$A28:$cor_valid.$AMJ28])" office:value-type="float" office:value="0.00803815917321791" calcext:value-type="float">
            <text:p>0,01</text:p>
          </table:table-cell>
          <table:table-cell table:style-name="ce2" table:formula="of:=[$cor_valid.S28]/SUM([$cor_valid.$A28:$cor_valid.$AMJ28])" office:value-type="float" office:value="0.034758413567706" calcext:value-type="float">
            <text:p>0,03</text:p>
          </table:table-cell>
          <table:table-cell table:style-name="ce2" table:formula="of:=[$cor_valid.T28]/SUM([$cor_valid.$A28:$cor_valid.$AMJ28])" office:value-type="float" office:value="0" calcext:value-type="float">
            <text:p>0,00</text:p>
          </table:table-cell>
          <table:table-cell table:style-name="ce2" table:formula="of:=[$cor_valid.U28]/SUM([$cor_valid.$A28:$cor_valid.$AMJ28])" office:value-type="float" office:value="0.00777316491476018" calcext:value-type="float">
            <text:p>0,01</text:p>
          </table:table-cell>
          <table:table-cell table:style-name="ce2" table:formula="of:=[$cor_valid.V28]/SUM([$cor_valid.$A28:$cor_valid.$AMJ28])" office:value-type="float" office:value="0" calcext:value-type="float">
            <text:p>0,00</text:p>
          </table:table-cell>
          <table:table-cell table:style-name="ce2" table:formula="of:=[$cor_valid.W28]/SUM([$cor_valid.$A28:$cor_valid.$AMJ28])" office:value-type="float" office:value="0" calcext:value-type="float">
            <text:p>0,00</text:p>
          </table:table-cell>
          <table:table-cell table:style-name="ce2" table:formula="of:=[$cor_valid.X28]/SUM([$cor_valid.$A28:$cor_valid.$AMJ28])" office:value-type="float" office:value="0" calcext:value-type="float">
            <text:p>0,00</text:p>
          </table:table-cell>
          <table:table-cell table:style-name="ce2" table:formula="of:=[$cor_valid.Y28]/SUM([$cor_valid.$A28:$cor_valid.$AMJ28])" office:value-type="float" office:value="0" calcext:value-type="float">
            <text:p>0,00</text:p>
          </table:table-cell>
          <table:table-cell table:style-name="ce2" table:formula="of:=[$cor_valid.Z28]/SUM([$cor_valid.$A28:$cor_valid.$AMJ28])" office:value-type="float" office:value="0.0000441657097429556" calcext:value-type="float">
            <text:p>0,00</text:p>
          </table:table-cell>
          <table:table-cell table:style-name="ce2" table:formula="of:=[$cor_valid.AA28]/SUM([$cor_valid.$A28:$cor_valid.$AMJ28])" office:value-type="float" office:value="0.0000441657097429556" calcext:value-type="float">
            <text:p>0,00</text:p>
          </table:table-cell>
          <table:table-cell table:style-name="ce2" table:formula="of:=[$cor_valid.AB28]/SUM([$cor_valid.$A28:$cor_valid.$AMJ28])" office:value-type="float" office:value="0" calcext:value-type="float">
            <text:p>0,00</text:p>
          </table:table-cell>
          <table:table-cell table:style-name="ce2" table:formula="of:=[$cor_valid.AC28]/SUM([$cor_valid.$A28:$cor_valid.$AMJ28])" office:value-type="float" office:value="0.000132497129228867" calcext:value-type="float">
            <text:p>0,00</text:p>
          </table:table-cell>
          <table:table-cell table:style-name="ce2" table:formula="of:=[$cor_valid.AD28]/SUM([$cor_valid.$A28:$cor_valid.$AMJ28])" office:value-type="float" office:value="0.00923063333627771" calcext:value-type="float">
            <text:p>0,01</text:p>
          </table:table-cell>
          <table:table-cell table:style-name="ce2" table:formula="of:=[$cor_valid.AE28]/SUM([$cor_valid.$A28:$cor_valid.$AMJ28])" office:value-type="float" office:value="0.0067573535906722" calcext:value-type="float">
            <text:p>0,01</text:p>
          </table:table-cell>
          <table:table-cell table:style-name="ce2" table:formula="of:=[$cor_valid.AF28]/SUM([$cor_valid.$A28:$cor_valid.$AMJ28])" office:value-type="float" office:value="0.078482466213232" calcext:value-type="float">
            <text:p>0,08</text:p>
          </table:table-cell>
          <table:table-cell table:style-name="ce2" table:formula="of:=[$cor_valid.AG28]/SUM([$cor_valid.$A28:$cor_valid.$AMJ28])" office:value-type="float" office:value="0" calcext:value-type="float">
            <text:p>0,00</text:p>
          </table:table-cell>
          <table:table-cell table:style-name="ce2" table:formula="of:=[$cor_valid.AH28]/SUM([$cor_valid.$A28:$cor_valid.$AMJ28])" office:value-type="float" office:value="0" calcext:value-type="float">
            <text:p>0,00</text:p>
          </table:table-cell>
          <table:table-cell table:style-name="ce2" table:formula="of:=[$cor_valid.AI28]/SUM([$cor_valid.$A28:$cor_valid.$AMJ28])" office:value-type="float" office:value="0" calcext:value-type="float">
            <text:p>0,00</text:p>
          </table:table-cell>
          <table:table-cell table:style-name="ce2" table:formula="of:=[$cor_valid.AJ28]/SUM([$cor_valid.$A28:$cor_valid.$AMJ28])" office:value-type="float" office:value="0" calcext:value-type="float">
            <text:p>0,00</text:p>
          </table:table-cell>
          <table:table-cell table:style-name="ce2" table:formula="of:=[$cor_valid.AK28]/SUM([$cor_valid.$A28:$cor_valid.$AMJ28])" office:value-type="float" office:value="0.0063598622029856" calcext:value-type="float">
            <text:p>0,01</text:p>
          </table:table-cell>
          <table:table-cell table:style-name="ce2" table:formula="of:=[$cor_valid.AL28]/SUM([$cor_valid.$A28:$cor_valid.$AMJ28])" office:value-type="float" office:value="0" calcext:value-type="float">
            <text:p>0,00</text:p>
          </table:table-cell>
          <table:table-cell table:style-name="ce2" table:formula="of:=[$cor_valid.AM28]/SUM([$cor_valid.$A28:$cor_valid.$AMJ28])" office:value-type="float" office:value="0" calcext:value-type="float">
            <text:p>0,00</text:p>
          </table:table-cell>
          <table:table-cell table:style-name="ce2" table:formula="of:=[$cor_valid.AN28]/SUM([$cor_valid.$A28:$cor_valid.$AMJ28])" office:value-type="float" office:value="0" calcext:value-type="float">
            <text:p>0,00</text:p>
          </table:table-cell>
          <table:table-cell table:style-name="ce2" table:formula="of:=[$cor_valid.AO28]/SUM([$cor_valid.$A28:$cor_valid.$AMJ28])" office:value-type="float" office:value="0" calcext:value-type="float">
            <text:p>0,00</text:p>
          </table:table-cell>
          <table:table-cell table:style-name="ce2" table:formula="of:=[$cor_valid.AP28]/SUM([$cor_valid.$A28:$cor_valid.$AMJ28])" office:value-type="float" office:value="0" calcext:value-type="float">
            <text:p>0,00</text:p>
          </table:table-cell>
          <table:table-cell table:style-name="ce2" table:formula="of:=[$cor_valid.AQ28]/SUM([$cor_valid.$A28:$cor_valid.$AMJ28])" office:value-type="float" office:value="0" calcext:value-type="float">
            <text:p>0,00</text:p>
          </table:table-cell>
          <table:table-cell table:style-name="ce2" table:formula="of:=[$cor_valid.AR28]/SUM([$cor_valid.$A28:$cor_valid.$AMJ28])" office:value-type="float" office:value="0" calcext:value-type="float">
            <text:p>0,00</text:p>
          </table:table-cell>
          <table:table-cell table:style-name="ce2" table:formula="of:=[$cor_valid.AS28]/SUM([$cor_valid.$A28:$cor_valid.$AMJ28])" office:value-type="float" office:value="0" calcext:value-type="float">
            <text:p>0,00</text:p>
          </table:table-cell>
          <table:table-cell table:style-name="ce2" table:formula="of:=[$cor_valid.AT28]/SUM([$cor_valid.$A28:$cor_valid.$AMJ28])" office:value-type="float" office:value="0" calcext:value-type="float">
            <text:p>0,00</text:p>
          </table:table-cell>
          <table:table-cell table:style-name="ce2" table:formula="of:=[$cor_valid.AU28]/SUM([$cor_valid.$A28:$cor_valid.$AMJ28])" office:value-type="float" office:value="0.000485822807172511" calcext:value-type="float">
            <text:p>0,00</text:p>
          </table:table-cell>
          <table:table-cell table:style-name="ce2" table:formula="of:=[$cor_valid.AV28]/SUM([$cor_valid.$A28:$cor_valid.$AMJ28])" office:value-type="float" office:value="0.000309159968200689" calcext:value-type="float">
            <text:p>0,00</text:p>
          </table:table-cell>
          <table:table-cell table:style-name="ce2" table:formula="of:=[$cor_valid.AW28]/SUM([$cor_valid.$A28:$cor_valid.$AMJ28])" office:value-type="float" office:value="0" calcext:value-type="float">
            <text:p>0,00</text:p>
          </table:table-cell>
          <table:table-cell table:style-name="ce2" table:formula="of:=[$cor_valid.AX28]/SUM([$cor_valid.$A28:$cor_valid.$AMJ28])" office:value-type="float" office:value="0" calcext:value-type="float">
            <text:p>0,00</text:p>
          </table:table-cell>
          <table:table-cell table:style-name="ce2" table:formula="of:=[$cor_valid.AY28]/SUM([$cor_valid.$A28:$cor_valid.$AMJ28])" office:value-type="float" office:value="0" calcext:value-type="float">
            <text:p>0,00</text:p>
          </table:table-cell>
          <table:table-cell table:style-name="ce2" table:formula="of:=[$cor_valid.AZ28]/SUM([$cor_valid.$A28:$cor_valid.$AMJ28])" office:value-type="float" office:value="0.00340075965020758" calcext:value-type="float">
            <text:p>0,00</text:p>
          </table:table-cell>
          <table:table-cell table:style-name="ce2" table:formula="of:=[$cor_valid.BA28]/SUM([$cor_valid.$A28:$cor_valid.$AMJ28])" office:value-type="float" office:value="0" calcext:value-type="float">
            <text:p>0,00</text:p>
          </table:table-cell>
          <table:table-cell table:style-name="ce2" table:formula="of:=[$cor_valid.BB28]/SUM([$cor_valid.$A28:$cor_valid.$AMJ28])" office:value-type="float" office:value="0.00600653652504196" calcext:value-type="float">
            <text:p>0,01</text:p>
          </table:table-cell>
          <table:table-cell table:style-name="ce2" table:formula="of:=[$cor_valid.BC28]/SUM([$cor_valid.$A28:$cor_valid.$AMJ28])" office:value-type="float" office:value="0" calcext:value-type="float">
            <text:p>0,00</text:p>
          </table:table-cell>
          <table:table-cell table:style-name="ce2" table:formula="of:=[$cor_valid.BD28]/SUM([$cor_valid.$A28:$cor_valid.$AMJ28])" office:value-type="float" office:value="0" calcext:value-type="float">
            <text:p>0,00</text:p>
          </table:table-cell>
          <table:table-cell table:style-name="ce2" table:formula="of:=[$cor_valid.BE28]/SUM([$cor_valid.$A28:$cor_valid.$AMJ28])" office:value-type="float" office:value="0.018902923769985" calcext:value-type="float">
            <text:p>0,02</text:p>
          </table:table-cell>
          <table:table-cell table:style-name="ce2" table:formula="of:=[$cor_valid.BF28]/SUM([$cor_valid.$A28:$cor_valid.$AMJ28])" office:value-type="float" office:value="0" calcext:value-type="float">
            <text:p>0,00</text:p>
          </table:table-cell>
          <table:table-cell table:style-name="ce2" table:formula="of:=[$cor_valid.BG28]/SUM([$cor_valid.$A28:$cor_valid.$AMJ28])" office:value-type="float" office:value="0.000132497129228867" calcext:value-type="float">
            <text:p>0,00</text:p>
          </table:table-cell>
          <table:table-cell table:style-name="ce2" table:formula="of:=[$cor_valid.BH28]/SUM([$cor_valid.$A28:$cor_valid.$AMJ28])" office:value-type="float" office:value="0" calcext:value-type="float">
            <text:p>0,00</text:p>
          </table:table-cell>
          <table:table-cell table:style-name="ce2" table:formula="of:=[$cor_valid.BI28]/SUM([$cor_valid.$A28:$cor_valid.$AMJ28])" office:value-type="float" office:value="0" calcext:value-type="float">
            <text:p>0,00</text:p>
          </table:table-cell>
          <table:table-cell table:style-name="ce2" table:formula="of:=[$cor_valid.BJ28]/SUM([$cor_valid.$A28:$cor_valid.$AMJ28])" office:value-type="float" office:value="0" calcext:value-type="float">
            <text:p>0,00</text:p>
          </table:table-cell>
          <table:table-cell table:style-name="ce2" table:formula="of:=[$cor_valid.BK28]/SUM([$cor_valid.$A28:$cor_valid.$AMJ28])" office:value-type="float" office:value="0" calcext:value-type="float">
            <text:p>0,00</text:p>
          </table:table-cell>
          <table:table-cell table:style-name="ce2" table:formula="of:=[$cor_valid.BL28]/SUM([$cor_valid.$A28:$cor_valid.$AMJ28])" office:value-type="float" office:value="0" calcext:value-type="float">
            <text:p>0,00</text:p>
          </table:table-cell>
          <table:table-cell table:style-name="ce2" table:formula="of:=[$cor_valid.BM28]/SUM([$cor_valid.$A28:$cor_valid.$AMJ28])" office:value-type="float" office:value="0" calcext:value-type="float">
            <text:p>0,00</text:p>
          </table:table-cell>
          <table:table-cell table:style-name="ce2" table:formula="of:=[$cor_valid.BN28]/SUM([$cor_valid.$A28:$cor_valid.$AMJ28])" office:value-type="float" office:value="0" calcext:value-type="float">
            <text:p>0,00</text:p>
          </table:table-cell>
          <table:table-cell table:style-name="ce2" table:formula="of:=[$cor_valid.BO28]/SUM([$cor_valid.$A28:$cor_valid.$AMJ28])" office:value-type="float" office:value="0.169066336896034" calcext:value-type="float">
            <text:p>0,17</text:p>
          </table:table-cell>
          <table:table-cell/>
          <table:table-cell table:formula="of:=[.BR28]/SUM([.BR$1:.BR$1048576])" office:value-type="float" office:value="0.000204730548800753" calcext:value-type="float">
            <text:p>0,000</text:p>
          </table:table-cell>
          <table:table-cell table:formula="of:=SUM([$cor_valid.$A28:$cor_valid.$AMJ28])" office:value-type="float" office:value="22642" calcext:value-type="float">
            <text:p>22642</text:p>
          </table:table-cell>
          <table:table-cell table:number-columns-repeated="95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$cor_valid.B29]/SUM([$cor_valid.$A29:$cor_valid.$AMJ29])" office:value-type="float" office:value="0" calcext:value-type="float">
            <text:p>0,00</text:p>
          </table:table-cell>
          <table:table-cell table:style-name="ce2" table:formula="of:=[$cor_valid.C29]/SUM([$cor_valid.$A29:$cor_valid.$AMJ29])" office:value-type="float" office:value="0" calcext:value-type="float">
            <text:p>0,00</text:p>
          </table:table-cell>
          <table:table-cell table:style-name="ce2" table:formula="of:=[$cor_valid.D29]/SUM([$cor_valid.$A29:$cor_valid.$AMJ29])" office:value-type="float" office:value="0.000000371671069988047" calcext:value-type="float">
            <text:p>0,00</text:p>
          </table:table-cell>
          <table:table-cell table:style-name="ce2" table:formula="of:=[$cor_valid.E29]/SUM([$cor_valid.$A29:$cor_valid.$AMJ29])" office:value-type="float" office:value="0.0000447863639335597" calcext:value-type="float">
            <text:p>0,00</text:p>
          </table:table-cell>
          <table:table-cell table:style-name="ce2" table:formula="of:=[$cor_valid.F29]/SUM([$cor_valid.$A29:$cor_valid.$AMJ29])" office:value-type="float" office:value="0.000000836259907473107" calcext:value-type="float">
            <text:p>0,00</text:p>
          </table:table-cell>
          <table:table-cell table:style-name="ce2" table:formula="of:=[$cor_valid.G29]/SUM([$cor_valid.$A29:$cor_valid.$AMJ29])" office:value-type="float" office:value="0" calcext:value-type="float">
            <text:p>0,00</text:p>
          </table:table-cell>
          <table:table-cell table:style-name="ce2" table:formula="of:=[$cor_valid.H29]/SUM([$cor_valid.$A29:$cor_valid.$AMJ29])" office:value-type="float" office:value="0" calcext:value-type="float">
            <text:p>0,00</text:p>
          </table:table-cell>
          <table:table-cell table:style-name="ce2" table:formula="of:=[$cor_valid.I29]/SUM([$cor_valid.$A29:$cor_valid.$AMJ29])" office:value-type="float" office:value="0.000000154862945828353" calcext:value-type="float">
            <text:p>0,00</text:p>
          </table:table-cell>
          <table:table-cell table:style-name="ce2" table:formula="of:=[$cor_valid.J29]/SUM([$cor_valid.$A29:$cor_valid.$AMJ29])" office:value-type="float" office:value="0" calcext:value-type="float">
            <text:p>0,00</text:p>
          </table:table-cell>
          <table:table-cell table:style-name="ce2" table:formula="of:=[$cor_valid.K29]/SUM([$cor_valid.$A29:$cor_valid.$AMJ29])" office:value-type="float" office:value="0" calcext:value-type="float">
            <text:p>0,00</text:p>
          </table:table-cell>
          <table:table-cell table:style-name="ce2" table:formula="of:=[$cor_valid.L29]/SUM([$cor_valid.$A29:$cor_valid.$AMJ29])" office:value-type="float" office:value="0" calcext:value-type="float">
            <text:p>0,00</text:p>
          </table:table-cell>
          <table:table-cell table:style-name="ce2" table:formula="of:=[$cor_valid.M29]/SUM([$cor_valid.$A29:$cor_valid.$AMJ29])" office:value-type="float" office:value="0.0000017964101716089" calcext:value-type="float">
            <text:p>0,00</text:p>
          </table:table-cell>
          <table:table-cell table:style-name="ce2" table:formula="of:=[$cor_valid.N29]/SUM([$cor_valid.$A29:$cor_valid.$AMJ29])" office:value-type="float" office:value="0" calcext:value-type="float">
            <text:p>0,00</text:p>
          </table:table-cell>
          <table:table-cell table:style-name="ce2" table:formula="of:=[$cor_valid.O29]/SUM([$cor_valid.$A29:$cor_valid.$AMJ29])" office:value-type="float" office:value="0.000181932988759149" calcext:value-type="float">
            <text:p>0,00</text:p>
          </table:table-cell>
          <table:table-cell table:style-name="ce2" table:formula="of:=[$cor_valid.P29]/SUM([$cor_valid.$A29:$cor_valid.$AMJ29])" office:value-type="float" office:value="0" calcext:value-type="float">
            <text:p>0,00</text:p>
          </table:table-cell>
          <table:table-cell table:style-name="ce2" table:formula="of:=[$cor_valid.Q29]/SUM([$cor_valid.$A29:$cor_valid.$AMJ29])" office:value-type="float" office:value="0.0000450651172360507" calcext:value-type="float">
            <text:p>0,00</text:p>
          </table:table-cell>
          <table:table-cell table:style-name="ce2" table:formula="of:=[$cor_valid.R29]/SUM([$cor_valid.$A29:$cor_valid.$AMJ29])" office:value-type="float" office:value="0.00100809583216425" calcext:value-type="float">
            <text:p>0,00</text:p>
          </table:table-cell>
          <table:table-cell table:style-name="ce2" table:formula="of:=[$cor_valid.S29]/SUM([$cor_valid.$A29:$cor_valid.$AMJ29])" office:value-type="float" office:value="0.012634648298352" calcext:value-type="float">
            <text:p>0,01</text:p>
          </table:table-cell>
          <table:table-cell table:style-name="ce2" table:formula="of:=[$cor_valid.T29]/SUM([$cor_valid.$A29:$cor_valid.$AMJ29])" office:value-type="float" office:value="0" calcext:value-type="float">
            <text:p>0,00</text:p>
          </table:table-cell>
          <table:table-cell table:style-name="ce2" table:formula="of:=[$cor_valid.U29]/SUM([$cor_valid.$A29:$cor_valid.$AMJ29])" office:value-type="float" office:value="0.00000402643659153718" calcext:value-type="float">
            <text:p>0,00</text:p>
          </table:table-cell>
          <table:table-cell table:style-name="ce2" table:formula="of:=[$cor_valid.V29]/SUM([$cor_valid.$A29:$cor_valid.$AMJ29])" office:value-type="float" office:value="0" calcext:value-type="float">
            <text:p>0,00</text:p>
          </table:table-cell>
          <table:table-cell table:style-name="ce2" table:formula="of:=[$cor_valid.W29]/SUM([$cor_valid.$A29:$cor_valid.$AMJ29])" office:value-type="float" office:value="0" calcext:value-type="float">
            <text:p>0,00</text:p>
          </table:table-cell>
          <table:table-cell table:style-name="ce2" table:formula="of:=[$cor_valid.X29]/SUM([$cor_valid.$A29:$cor_valid.$AMJ29])" office:value-type="float" office:value="0" calcext:value-type="float">
            <text:p>0,00</text:p>
          </table:table-cell>
          <table:table-cell table:style-name="ce2" table:formula="of:=[$cor_valid.Y29]/SUM([$cor_valid.$A29:$cor_valid.$AMJ29])" office:value-type="float" office:value="0.000000650424372479083" calcext:value-type="float">
            <text:p>0,00</text:p>
          </table:table-cell>
          <table:table-cell table:style-name="ce2" table:formula="of:=[$cor_valid.Z29]/SUM([$cor_valid.$A29:$cor_valid.$AMJ29])" office:value-type="float" office:value="0.00000746439398892662" calcext:value-type="float">
            <text:p>0,00</text:p>
          </table:table-cell>
          <table:table-cell table:style-name="ce2" table:formula="of:=[$cor_valid.AA29]/SUM([$cor_valid.$A29:$cor_valid.$AMJ29])" office:value-type="float" office:value="0.000034224711028066" calcext:value-type="float">
            <text:p>0,00</text:p>
          </table:table-cell>
          <table:table-cell table:style-name="ce2" table:formula="of:=[$cor_valid.AB29]/SUM([$cor_valid.$A29:$cor_valid.$AMJ29])" office:value-type="float" office:value="0" calcext:value-type="float">
            <text:p>0,00</text:p>
          </table:table-cell>
          <table:table-cell table:style-name="ce2" table:formula="of:=[$cor_valid.AC29]/SUM([$cor_valid.$A29:$cor_valid.$AMJ29])" office:value-type="float" office:value="0.741588100306464" calcext:value-type="float">
            <text:p>0,74</text:p>
          </table:table-cell>
          <table:table-cell table:style-name="ce2" table:formula="of:=[$cor_valid.AD29]/SUM([$cor_valid.$A29:$cor_valid.$AMJ29])" office:value-type="float" office:value="0.0000513215802475162" calcext:value-type="float">
            <text:p>0,00</text:p>
          </table:table-cell>
          <table:table-cell table:style-name="ce2" table:formula="of:=[$cor_valid.AE29]/SUM([$cor_valid.$A29:$cor_valid.$AMJ29])" office:value-type="float" office:value="0.0000000929177674970118" calcext:value-type="float">
            <text:p>0,00</text:p>
          </table:table-cell>
          <table:table-cell table:style-name="ce2" table:formula="of:=[$cor_valid.AF29]/SUM([$cor_valid.$A29:$cor_valid.$AMJ29])" office:value-type="float" office:value="0.105448347895767" calcext:value-type="float">
            <text:p>0,11</text:p>
          </table:table-cell>
          <table:table-cell table:style-name="ce2" table:formula="of:=[$cor_valid.AG29]/SUM([$cor_valid.$A29:$cor_valid.$AMJ29])" office:value-type="float" office:value="0" calcext:value-type="float">
            <text:p>0,00</text:p>
          </table:table-cell>
          <table:table-cell table:style-name="ce2" table:formula="of:=[$cor_valid.AH29]/SUM([$cor_valid.$A29:$cor_valid.$AMJ29])" office:value-type="float" office:value="0" calcext:value-type="float">
            <text:p>0,00</text:p>
          </table:table-cell>
          <table:table-cell table:style-name="ce2" table:formula="of:=[$cor_valid.AI29]/SUM([$cor_valid.$A29:$cor_valid.$AMJ29])" office:value-type="float" office:value="0" calcext:value-type="float">
            <text:p>0,00</text:p>
          </table:table-cell>
          <table:table-cell table:style-name="ce2" table:formula="of:=[$cor_valid.AJ29]/SUM([$cor_valid.$A29:$cor_valid.$AMJ29])" office:value-type="float" office:value="0" calcext:value-type="float">
            <text:p>0,00</text:p>
          </table:table-cell>
          <table:table-cell table:style-name="ce2" table:formula="of:=[$cor_valid.AK29]/SUM([$cor_valid.$A29:$cor_valid.$AMJ29])" office:value-type="float" office:value="0.000156535465643299" calcext:value-type="float">
            <text:p>0,00</text:p>
          </table:table-cell>
          <table:table-cell table:style-name="ce2" table:formula="of:=[$cor_valid.AL29]/SUM([$cor_valid.$A29:$cor_valid.$AMJ29])" office:value-type="float" office:value="0" calcext:value-type="float">
            <text:p>0,00</text:p>
          </table:table-cell>
          <table:table-cell table:style-name="ce2" table:formula="of:=[$cor_valid.AM29]/SUM([$cor_valid.$A29:$cor_valid.$AMJ29])" office:value-type="float" office:value="0" calcext:value-type="float">
            <text:p>0,00</text:p>
          </table:table-cell>
          <table:table-cell table:style-name="ce2" table:formula="of:=[$cor_valid.AN29]/SUM([$cor_valid.$A29:$cor_valid.$AMJ29])" office:value-type="float" office:value="0" calcext:value-type="float">
            <text:p>0,00</text:p>
          </table:table-cell>
          <table:table-cell table:style-name="ce2" table:formula="of:=[$cor_valid.AO29]/SUM([$cor_valid.$A29:$cor_valid.$AMJ29])" office:value-type="float" office:value="0" calcext:value-type="float">
            <text:p>0,00</text:p>
          </table:table-cell>
          <table:table-cell table:style-name="ce2" table:formula="of:=[$cor_valid.AP29]/SUM([$cor_valid.$A29:$cor_valid.$AMJ29])" office:value-type="float" office:value="0" calcext:value-type="float">
            <text:p>0,00</text:p>
          </table:table-cell>
          <table:table-cell table:style-name="ce2" table:formula="of:=[$cor_valid.AQ29]/SUM([$cor_valid.$A29:$cor_valid.$AMJ29])" office:value-type="float" office:value="0" calcext:value-type="float">
            <text:p>0,00</text:p>
          </table:table-cell>
          <table:table-cell table:style-name="ce2" table:formula="of:=[$cor_valid.AR29]/SUM([$cor_valid.$A29:$cor_valid.$AMJ29])" office:value-type="float" office:value="0" calcext:value-type="float">
            <text:p>0,00</text:p>
          </table:table-cell>
          <table:table-cell table:style-name="ce2" table:formula="of:=[$cor_valid.AS29]/SUM([$cor_valid.$A29:$cor_valid.$AMJ29])" office:value-type="float" office:value="0" calcext:value-type="float">
            <text:p>0,00</text:p>
          </table:table-cell>
          <table:table-cell table:style-name="ce2" table:formula="of:=[$cor_valid.AT29]/SUM([$cor_valid.$A29:$cor_valid.$AMJ29])" office:value-type="float" office:value="0.104365112562287" calcext:value-type="float">
            <text:p>0,10</text:p>
          </table:table-cell>
          <table:table-cell table:style-name="ce2" table:formula="of:=[$cor_valid.AU29]/SUM([$cor_valid.$A29:$cor_valid.$AMJ29])" office:value-type="float" office:value="0.00395148292575626" calcext:value-type="float">
            <text:p>0,00</text:p>
          </table:table-cell>
          <table:table-cell table:style-name="ce2" table:formula="of:=[$cor_valid.AV29]/SUM([$cor_valid.$A29:$cor_valid.$AMJ29])" office:value-type="float" office:value="0.000399143756577997" calcext:value-type="float">
            <text:p>0,00</text:p>
          </table:table-cell>
          <table:table-cell table:style-name="ce2" table:formula="of:=[$cor_valid.AW29]/SUM([$cor_valid.$A29:$cor_valid.$AMJ29])" office:value-type="float" office:value="0.0185048521503324" calcext:value-type="float">
            <text:p>0,02</text:p>
          </table:table-cell>
          <table:table-cell table:style-name="ce2" table:formula="of:=[$cor_valid.AX29]/SUM([$cor_valid.$A29:$cor_valid.$AMJ29])" office:value-type="float" office:value="0.00329071370849584" calcext:value-type="float">
            <text:p>0,00</text:p>
          </table:table-cell>
          <table:table-cell table:style-name="ce2" table:formula="of:=[$cor_valid.AY29]/SUM([$cor_valid.$A29:$cor_valid.$AMJ29])" office:value-type="float" office:value="0" calcext:value-type="float">
            <text:p>0,00</text:p>
          </table:table-cell>
          <table:table-cell table:style-name="ce2" table:formula="of:=[$cor_valid.AZ29]/SUM([$cor_valid.$A29:$cor_valid.$AMJ29])" office:value-type="float" office:value="0.00778907964115034" calcext:value-type="float">
            <text:p>0,01</text:p>
          </table:table-cell>
          <table:table-cell table:style-name="ce2" table:formula="of:=[$cor_valid.BA29]/SUM([$cor_valid.$A29:$cor_valid.$AMJ29])" office:value-type="float" office:value="0" calcext:value-type="float">
            <text:p>0,00</text:p>
          </table:table-cell>
          <table:table-cell table:style-name="ce2" table:formula="of:=[$cor_valid.BB29]/SUM([$cor_valid.$A29:$cor_valid.$AMJ29])" office:value-type="float" office:value="0.000000154862945828353" calcext:value-type="float">
            <text:p>0,00</text:p>
          </table:table-cell>
          <table:table-cell table:style-name="ce2" table:formula="of:=[$cor_valid.BC29]/SUM([$cor_valid.$A29:$cor_valid.$AMJ29])" office:value-type="float" office:value="0" calcext:value-type="float">
            <text:p>0,00</text:p>
          </table:table-cell>
          <table:table-cell table:style-name="ce2" table:formula="of:=[$cor_valid.BD29]/SUM([$cor_valid.$A29:$cor_valid.$AMJ29])" office:value-type="float" office:value="0.0000149287879778532" calcext:value-type="float">
            <text:p>0,00</text:p>
          </table:table-cell>
          <table:table-cell table:style-name="ce2" table:formula="of:=[$cor_valid.BE29]/SUM([$cor_valid.$A29:$cor_valid.$AMJ29])" office:value-type="float" office:value="0.000221639848069539" calcext:value-type="float">
            <text:p>0,00</text:p>
          </table:table-cell>
          <table:table-cell table:style-name="ce2" table:formula="of:=[$cor_valid.BF29]/SUM([$cor_valid.$A29:$cor_valid.$AMJ29])" office:value-type="float" office:value="0" calcext:value-type="float">
            <text:p>0,00</text:p>
          </table:table-cell>
          <table:table-cell table:style-name="ce2" table:formula="of:=[$cor_valid.BG29]/SUM([$cor_valid.$A29:$cor_valid.$AMJ29])" office:value-type="float" office:value="0" calcext:value-type="float">
            <text:p>0,00</text:p>
          </table:table-cell>
          <table:table-cell table:style-name="ce2" table:formula="of:=[$cor_valid.BH29]/SUM([$cor_valid.$A29:$cor_valid.$AMJ29])" office:value-type="float" office:value="0" calcext:value-type="float">
            <text:p>0,00</text:p>
          </table:table-cell>
          <table:table-cell table:style-name="ce2" table:formula="of:=[$cor_valid.BI29]/SUM([$cor_valid.$A29:$cor_valid.$AMJ29])" office:value-type="float" office:value="0" calcext:value-type="float">
            <text:p>0,00</text:p>
          </table:table-cell>
          <table:table-cell table:style-name="ce2" table:formula="of:=[$cor_valid.BJ29]/SUM([$cor_valid.$A29:$cor_valid.$AMJ29])" office:value-type="float" office:value="0" calcext:value-type="float">
            <text:p>0,00</text:p>
          </table:table-cell>
          <table:table-cell table:style-name="ce2" table:formula="of:=[$cor_valid.BK29]/SUM([$cor_valid.$A29:$cor_valid.$AMJ29])" office:value-type="float" office:value="0.0000183977179644083" calcext:value-type="float">
            <text:p>0,00</text:p>
          </table:table-cell>
          <table:table-cell table:style-name="ce2" table:formula="of:=[$cor_valid.BL29]/SUM([$cor_valid.$A29:$cor_valid.$AMJ29])" office:value-type="float" office:value="0" calcext:value-type="float">
            <text:p>0,00</text:p>
          </table:table-cell>
          <table:table-cell table:style-name="ce2" table:formula="of:=[$cor_valid.BM29]/SUM([$cor_valid.$A29:$cor_valid.$AMJ29])" office:value-type="float" office:value="0.000162513175352274" calcext:value-type="float">
            <text:p>0,00</text:p>
          </table:table-cell>
          <table:table-cell table:style-name="ce2" table:formula="of:=[$cor_valid.BN29]/SUM([$cor_valid.$A29:$cor_valid.$AMJ29])" office:value-type="float" office:value="0.00000309725891656706" calcext:value-type="float">
            <text:p>0,00</text:p>
          </table:table-cell>
          <table:table-cell table:style-name="ce2" table:formula="of:=[$cor_valid.BO29]/SUM([$cor_valid.$A29:$cor_valid.$AMJ29])" office:value-type="float" office:value="0.0000695954078552619" calcext:value-type="float">
            <text:p>0,00</text:p>
          </table:table-cell>
          <table:table-cell/>
          <table:table-cell table:formula="of:=[.BR29]/SUM([.BR$1:.BR$1048576])" office:value-type="float" office:value="0.291937814610348" calcext:value-type="float">
            <text:p>0,292</text:p>
          </table:table-cell>
          <table:table-cell table:formula="of:=SUM([$cor_valid.$A29:$cor_valid.$AMJ29])" office:value-type="float" office:value="32286613" calcext:value-type="float">
            <text:p>32286613</text:p>
          </table:table-cell>
          <table:table-cell table:number-columns-repeated="95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$cor_valid.B30]/SUM([$cor_valid.$A30:$cor_valid.$AMJ30])" office:value-type="float" office:value="0" calcext:value-type="float">
            <text:p>0,00</text:p>
          </table:table-cell>
          <table:table-cell table:style-name="ce2" table:formula="of:=[$cor_valid.C30]/SUM([$cor_valid.$A30:$cor_valid.$AMJ30])" office:value-type="float" office:value="0" calcext:value-type="float">
            <text:p>0,00</text:p>
          </table:table-cell>
          <table:table-cell table:style-name="ce2" table:formula="of:=[$cor_valid.D30]/SUM([$cor_valid.$A30:$cor_valid.$AMJ30])" office:value-type="float" office:value="0.0277457497639417" calcext:value-type="float">
            <text:p>0,03</text:p>
          </table:table-cell>
          <table:table-cell table:style-name="ce2" table:formula="of:=[$cor_valid.E30]/SUM([$cor_valid.$A30:$cor_valid.$AMJ30])" office:value-type="float" office:value="0.023453995909904" calcext:value-type="float">
            <text:p>0,02</text:p>
          </table:table-cell>
          <table:table-cell table:style-name="ce2" table:formula="of:=[$cor_valid.F30]/SUM([$cor_valid.$A30:$cor_valid.$AMJ30])" office:value-type="float" office:value="0.00901529278349537" calcext:value-type="float">
            <text:p>0,01</text:p>
          </table:table-cell>
          <table:table-cell table:style-name="ce2" table:formula="of:=[$cor_valid.G30]/SUM([$cor_valid.$A30:$cor_valid.$AMJ30])" office:value-type="float" office:value="0.000298928129136952" calcext:value-type="float">
            <text:p>0,00</text:p>
          </table:table-cell>
          <table:table-cell table:style-name="ce2" table:formula="of:=[$cor_valid.H30]/SUM([$cor_valid.$A30:$cor_valid.$AMJ30])" office:value-type="float" office:value="0.000761554995658425" calcext:value-type="float">
            <text:p>0,00</text:p>
          </table:table-cell>
          <table:table-cell table:style-name="ce2" table:formula="of:=[$cor_valid.I30]/SUM([$cor_valid.$A30:$cor_valid.$AMJ30])" office:value-type="float" office:value="0" calcext:value-type="float">
            <text:p>0,00</text:p>
          </table:table-cell>
          <table:table-cell table:style-name="ce2" table:formula="of:=[$cor_valid.J30]/SUM([$cor_valid.$A30:$cor_valid.$AMJ30])" office:value-type="float" office:value="0" calcext:value-type="float">
            <text:p>0,00</text:p>
          </table:table-cell>
          <table:table-cell table:style-name="ce2" table:formula="of:=[$cor_valid.K30]/SUM([$cor_valid.$A30:$cor_valid.$AMJ30])" office:value-type="float" office:value="0" calcext:value-type="float">
            <text:p>0,00</text:p>
          </table:table-cell>
          <table:table-cell table:style-name="ce2" table:formula="of:=[$cor_valid.L30]/SUM([$cor_valid.$A30:$cor_valid.$AMJ30])" office:value-type="float" office:value="0" calcext:value-type="float">
            <text:p>0,00</text:p>
          </table:table-cell>
          <table:table-cell table:style-name="ce2" table:formula="of:=[$cor_valid.M30]/SUM([$cor_valid.$A30:$cor_valid.$AMJ30])" office:value-type="float" office:value="0.00000948978187736355" calcext:value-type="float">
            <text:p>0,00</text:p>
          </table:table-cell>
          <table:table-cell table:style-name="ce2" table:formula="of:=[$cor_valid.N30]/SUM([$cor_valid.$A30:$cor_valid.$AMJ30])" office:value-type="float" office:value="0" calcext:value-type="float">
            <text:p>0,00</text:p>
          </table:table-cell>
          <table:table-cell table:style-name="ce2" table:formula="of:=[$cor_valid.O30]/SUM([$cor_valid.$A30:$cor_valid.$AMJ30])" office:value-type="float" office:value="0.204115718400213" calcext:value-type="float">
            <text:p>0,20</text:p>
          </table:table-cell>
          <table:table-cell table:style-name="ce2" table:formula="of:=[$cor_valid.P30]/SUM([$cor_valid.$A30:$cor_valid.$AMJ30])" office:value-type="float" office:value="0" calcext:value-type="float">
            <text:p>0,00</text:p>
          </table:table-cell>
          <table:table-cell table:style-name="ce2" table:formula="of:=[$cor_valid.Q30]/SUM([$cor_valid.$A30:$cor_valid.$AMJ30])" office:value-type="float" office:value="0.0526184680645115" calcext:value-type="float">
            <text:p>0,05</text:p>
          </table:table-cell>
          <table:table-cell table:style-name="ce2" table:formula="of:=[$cor_valid.R30]/SUM([$cor_valid.$A30:$cor_valid.$AMJ30])" office:value-type="float" office:value="0.00088254971459481" calcext:value-type="float">
            <text:p>0,00</text:p>
          </table:table-cell>
          <table:table-cell table:style-name="ce2" table:formula="of:=[$cor_valid.S30]/SUM([$cor_valid.$A30:$cor_valid.$AMJ30])" office:value-type="float" office:value="0.0185525235702457" calcext:value-type="float">
            <text:p>0,02</text:p>
          </table:table-cell>
          <table:table-cell table:style-name="ce2" table:formula="of:=[$cor_valid.T30]/SUM([$cor_valid.$A30:$cor_valid.$AMJ30])" office:value-type="float" office:value="0" calcext:value-type="float">
            <text:p>0,00</text:p>
          </table:table-cell>
          <table:table-cell table:style-name="ce2" table:formula="of:=[$cor_valid.U30]/SUM([$cor_valid.$A30:$cor_valid.$AMJ30])" office:value-type="float" office:value="0.000920508842104264" calcext:value-type="float">
            <text:p>0,00</text:p>
          </table:table-cell>
          <table:table-cell table:style-name="ce2" table:formula="of:=[$cor_valid.V30]/SUM([$cor_valid.$A30:$cor_valid.$AMJ30])" office:value-type="float" office:value="0" calcext:value-type="float">
            <text:p>0,00</text:p>
          </table:table-cell>
          <table:table-cell table:style-name="ce2" table:formula="of:=[$cor_valid.W30]/SUM([$cor_valid.$A30:$cor_valid.$AMJ30])" office:value-type="float" office:value="0" calcext:value-type="float">
            <text:p>0,00</text:p>
          </table:table-cell>
          <table:table-cell table:style-name="ce2" table:formula="of:=[$cor_valid.X30]/SUM([$cor_valid.$A30:$cor_valid.$AMJ30])" office:value-type="float" office:value="0" calcext:value-type="float">
            <text:p>0,00</text:p>
          </table:table-cell>
          <table:table-cell table:style-name="ce2" table:formula="of:=[$cor_valid.Y30]/SUM([$cor_valid.$A30:$cor_valid.$AMJ30])" office:value-type="float" office:value="0.00440325879109669" calcext:value-type="float">
            <text:p>0,00</text:p>
          </table:table-cell>
          <table:table-cell table:style-name="ce2" table:formula="of:=[$cor_valid.Z30]/SUM([$cor_valid.$A30:$cor_valid.$AMJ30])" office:value-type="float" office:value="0.00351359174009385" calcext:value-type="float">
            <text:p>0,00</text:p>
          </table:table-cell>
          <table:table-cell table:style-name="ce2" table:formula="of:=[$cor_valid.AA30]/SUM([$cor_valid.$A30:$cor_valid.$AMJ30])" office:value-type="float" office:value="0.0000379591275094542" calcext:value-type="float">
            <text:p>0,00</text:p>
          </table:table-cell>
          <table:table-cell table:style-name="ce2" table:formula="of:=[$cor_valid.AB30]/SUM([$cor_valid.$A30:$cor_valid.$AMJ30])" office:value-type="float" office:value="0" calcext:value-type="float">
            <text:p>0,00</text:p>
          </table:table-cell>
          <table:table-cell table:style-name="ce2" table:formula="of:=[$cor_valid.AC30]/SUM([$cor_valid.$A30:$cor_valid.$AMJ30])" office:value-type="float" office:value="0.0136913828035663" calcext:value-type="float">
            <text:p>0,01</text:p>
          </table:table-cell>
          <table:table-cell table:style-name="ce2" table:formula="of:=[$cor_valid.AD30]/SUM([$cor_valid.$A30:$cor_valid.$AMJ30])" office:value-type="float" office:value="0.391652787860671" calcext:value-type="float">
            <text:p>0,39</text:p>
          </table:table-cell>
          <table:table-cell table:style-name="ce2" table:formula="of:=[$cor_valid.AE30]/SUM([$cor_valid.$A30:$cor_valid.$AMJ30])" office:value-type="float" office:value="0.00145905396364465" calcext:value-type="float">
            <text:p>0,00</text:p>
          </table:table-cell>
          <table:table-cell table:style-name="ce2" table:formula="of:=[$cor_valid.AF30]/SUM([$cor_valid.$A30:$cor_valid.$AMJ30])" office:value-type="float" office:value="0.090878896148572" calcext:value-type="float">
            <text:p>0,09</text:p>
          </table:table-cell>
          <table:table-cell table:style-name="ce2" table:formula="of:=[$cor_valid.AG30]/SUM([$cor_valid.$A30:$cor_valid.$AMJ30])" office:value-type="float" office:value="0" calcext:value-type="float">
            <text:p>0,00</text:p>
          </table:table-cell>
          <table:table-cell table:style-name="ce2" table:formula="of:=[$cor_valid.AH30]/SUM([$cor_valid.$A30:$cor_valid.$AMJ30])" office:value-type="float" office:value="0" calcext:value-type="float">
            <text:p>0,00</text:p>
          </table:table-cell>
          <table:table-cell table:style-name="ce2" table:formula="of:=[$cor_valid.AI30]/SUM([$cor_valid.$A30:$cor_valid.$AMJ30])" office:value-type="float" office:value="0" calcext:value-type="float">
            <text:p>0,00</text:p>
          </table:table-cell>
          <table:table-cell table:style-name="ce2" table:formula="of:=[$cor_valid.AJ30]/SUM([$cor_valid.$A30:$cor_valid.$AMJ30])" office:value-type="float" office:value="0" calcext:value-type="float">
            <text:p>0,00</text:p>
          </table:table-cell>
          <table:table-cell table:style-name="ce2" table:formula="of:=[$cor_valid.AK30]/SUM([$cor_valid.$A30:$cor_valid.$AMJ30])" office:value-type="float" office:value="0.000168443628323203" calcext:value-type="float">
            <text:p>0,00</text:p>
          </table:table-cell>
          <table:table-cell table:style-name="ce2" table:formula="of:=[$cor_valid.AL30]/SUM([$cor_valid.$A30:$cor_valid.$AMJ30])" office:value-type="float" office:value="0" calcext:value-type="float">
            <text:p>0,00</text:p>
          </table:table-cell>
          <table:table-cell table:style-name="ce2" table:formula="of:=[$cor_valid.AM30]/SUM([$cor_valid.$A30:$cor_valid.$AMJ30])" office:value-type="float" office:value="0" calcext:value-type="float">
            <text:p>0,00</text:p>
          </table:table-cell>
          <table:table-cell table:style-name="ce2" table:formula="of:=[$cor_valid.AN30]/SUM([$cor_valid.$A30:$cor_valid.$AMJ30])" office:value-type="float" office:value="0" calcext:value-type="float">
            <text:p>0,00</text:p>
          </table:table-cell>
          <table:table-cell table:style-name="ce2" table:formula="of:=[$cor_valid.AO30]/SUM([$cor_valid.$A30:$cor_valid.$AMJ30])" office:value-type="float" office:value="0" calcext:value-type="float">
            <text:p>0,00</text:p>
          </table:table-cell>
          <table:table-cell table:style-name="ce2" table:formula="of:=[$cor_valid.AP30]/SUM([$cor_valid.$A30:$cor_valid.$AMJ30])" office:value-type="float" office:value="0" calcext:value-type="float">
            <text:p>0,00</text:p>
          </table:table-cell>
          <table:table-cell table:style-name="ce2" table:formula="of:=[$cor_valid.AQ30]/SUM([$cor_valid.$A30:$cor_valid.$AMJ30])" office:value-type="float" office:value="0" calcext:value-type="float">
            <text:p>0,00</text:p>
          </table:table-cell>
          <table:table-cell table:style-name="ce2" table:formula="of:=[$cor_valid.AR30]/SUM([$cor_valid.$A30:$cor_valid.$AMJ30])" office:value-type="float" office:value="0" calcext:value-type="float">
            <text:p>0,00</text:p>
          </table:table-cell>
          <table:table-cell table:style-name="ce2" table:formula="of:=[$cor_valid.AS30]/SUM([$cor_valid.$A30:$cor_valid.$AMJ30])" office:value-type="float" office:value="0" calcext:value-type="float">
            <text:p>0,00</text:p>
          </table:table-cell>
          <table:table-cell table:style-name="ce2" table:formula="of:=[$cor_valid.AT30]/SUM([$cor_valid.$A30:$cor_valid.$AMJ30])" office:value-type="float" office:value="0.00000711733640802266" calcext:value-type="float">
            <text:p>0,00</text:p>
          </table:table-cell>
          <table:table-cell table:style-name="ce2" table:formula="of:=[$cor_valid.AU30]/SUM([$cor_valid.$A30:$cor_valid.$AMJ30])" office:value-type="float" office:value="0.00111030447965154" calcext:value-type="float">
            <text:p>0,00</text:p>
          </table:table-cell>
          <table:table-cell table:style-name="ce2" table:formula="of:=[$cor_valid.AV30]/SUM([$cor_valid.$A30:$cor_valid.$AMJ30])" office:value-type="float" office:value="0.0000593111367335222" calcext:value-type="float">
            <text:p>0,00</text:p>
          </table:table-cell>
          <table:table-cell table:style-name="ce2" table:formula="of:=[$cor_valid.AW30]/SUM([$cor_valid.$A30:$cor_valid.$AMJ30])" office:value-type="float" office:value="0.000315535247422338" calcext:value-type="float">
            <text:p>0,00</text:p>
          </table:table-cell>
          <table:table-cell table:style-name="ce2" table:formula="of:=[$cor_valid.AX30]/SUM([$cor_valid.$A30:$cor_valid.$AMJ30])" office:value-type="float" office:value="0.0000474489093868177" calcext:value-type="float">
            <text:p>0,00</text:p>
          </table:table-cell>
          <table:table-cell table:style-name="ce2" table:formula="of:=[$cor_valid.AY30]/SUM([$cor_valid.$A30:$cor_valid.$AMJ30])" office:value-type="float" office:value="0" calcext:value-type="float">
            <text:p>0,00</text:p>
          </table:table-cell>
          <table:table-cell table:style-name="ce2" table:formula="of:=[$cor_valid.AZ30]/SUM([$cor_valid.$A30:$cor_valid.$AMJ30])" office:value-type="float" office:value="0.00124078898046528" calcext:value-type="float">
            <text:p>0,00</text:p>
          </table:table-cell>
          <table:table-cell table:style-name="ce2" table:formula="of:=[$cor_valid.BA30]/SUM([$cor_valid.$A30:$cor_valid.$AMJ30])" office:value-type="float" office:value="0" calcext:value-type="float">
            <text:p>0,00</text:p>
          </table:table-cell>
          <table:table-cell table:style-name="ce2" table:formula="of:=[$cor_valid.BB30]/SUM([$cor_valid.$A30:$cor_valid.$AMJ30])" office:value-type="float" office:value="0.0011838502892011" calcext:value-type="float">
            <text:p>0,00</text:p>
          </table:table-cell>
          <table:table-cell table:style-name="ce2" table:formula="of:=[$cor_valid.BC30]/SUM([$cor_valid.$A30:$cor_valid.$AMJ30])" office:value-type="float" office:value="0" calcext:value-type="float">
            <text:p>0,00</text:p>
          </table:table-cell>
          <table:table-cell table:style-name="ce2" table:formula="of:=[$cor_valid.BD30]/SUM([$cor_valid.$A30:$cor_valid.$AMJ30])" office:value-type="float" office:value="0.00000237244546934089" calcext:value-type="float">
            <text:p>0,00</text:p>
          </table:table-cell>
          <table:table-cell table:style-name="ce2" table:formula="of:=[$cor_valid.BE30]/SUM([$cor_valid.$A30:$cor_valid.$AMJ30])" office:value-type="float" office:value="0.0554630301822513" calcext:value-type="float">
            <text:p>0,06</text:p>
          </table:table-cell>
          <table:table-cell table:style-name="ce2" table:formula="of:=[$cor_valid.BF30]/SUM([$cor_valid.$A30:$cor_valid.$AMJ30])" office:value-type="float" office:value="0" calcext:value-type="float">
            <text:p>0,00</text:p>
          </table:table-cell>
          <table:table-cell table:style-name="ce2" table:formula="of:=[$cor_valid.BG30]/SUM([$cor_valid.$A30:$cor_valid.$AMJ30])" office:value-type="float" office:value="0.000116249827997703" calcext:value-type="float">
            <text:p>0,00</text:p>
          </table:table-cell>
          <table:table-cell table:style-name="ce2" table:formula="of:=[$cor_valid.BH30]/SUM([$cor_valid.$A30:$cor_valid.$AMJ30])" office:value-type="float" office:value="0" calcext:value-type="float">
            <text:p>0,00</text:p>
          </table:table-cell>
          <table:table-cell table:style-name="ce2" table:formula="of:=[$cor_valid.BI30]/SUM([$cor_valid.$A30:$cor_valid.$AMJ30])" office:value-type="float" office:value="0" calcext:value-type="float">
            <text:p>0,00</text:p>
          </table:table-cell>
          <table:table-cell table:style-name="ce2" table:formula="of:=[$cor_valid.BJ30]/SUM([$cor_valid.$A30:$cor_valid.$AMJ30])" office:value-type="float" office:value="0" calcext:value-type="float">
            <text:p>0,00</text:p>
          </table:table-cell>
          <table:table-cell table:style-name="ce2" table:formula="of:=[$cor_valid.BK30]/SUM([$cor_valid.$A30:$cor_valid.$AMJ30])" office:value-type="float" office:value="0.00000237244546934089" calcext:value-type="float">
            <text:p>0,00</text:p>
          </table:table-cell>
          <table:table-cell table:style-name="ce2" table:formula="of:=[$cor_valid.BL30]/SUM([$cor_valid.$A30:$cor_valid.$AMJ30])" office:value-type="float" office:value="0" calcext:value-type="float">
            <text:p>0,00</text:p>
          </table:table-cell>
          <table:table-cell table:style-name="ce2" table:formula="of:=[$cor_valid.BM30]/SUM([$cor_valid.$A30:$cor_valid.$AMJ30])" office:value-type="float" office:value="0.000313162801952997" calcext:value-type="float">
            <text:p>0,00</text:p>
          </table:table-cell>
          <table:table-cell table:style-name="ce2" table:formula="of:=[$cor_valid.BN30]/SUM([$cor_valid.$A30:$cor_valid.$AMJ30])" office:value-type="float" office:value="0.0226521093412668" calcext:value-type="float">
            <text:p>0,02</text:p>
          </table:table-cell>
          <table:table-cell table:style-name="ce2" table:formula="of:=[$cor_valid.BO30]/SUM([$cor_valid.$A30:$cor_valid.$AMJ30])" office:value-type="float" office:value="0.0732397640840225" calcext:value-type="float">
            <text:p>0,07</text:p>
          </table:table-cell>
          <table:table-cell/>
          <table:table-cell table:formula="of:=[.BR30]/SUM([.BR$1:.BR$1048576])" office:value-type="float" office:value="0.00381128675482775" calcext:value-type="float">
            <text:p>0,004</text:p>
          </table:table-cell>
          <table:table-cell table:formula="of:=SUM([$cor_valid.$A30:$cor_valid.$AMJ30])" office:value-type="float" office:value="421506" calcext:value-type="float">
            <text:p>421506</text:p>
          </table:table-cell>
          <table:table-cell table:number-columns-repeated="95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$cor_valid.B31]/SUM([$cor_valid.$A31:$cor_valid.$AMJ31])" office:value-type="float" office:value="0" calcext:value-type="float">
            <text:p>0,00</text:p>
          </table:table-cell>
          <table:table-cell table:style-name="ce2" table:formula="of:=[$cor_valid.C31]/SUM([$cor_valid.$A31:$cor_valid.$AMJ31])" office:value-type="float" office:value="0" calcext:value-type="float">
            <text:p>0,00</text:p>
          </table:table-cell>
          <table:table-cell table:style-name="ce2" table:formula="of:=[$cor_valid.D31]/SUM([$cor_valid.$A31:$cor_valid.$AMJ31])" office:value-type="float" office:value="0.0281764628996809" calcext:value-type="float">
            <text:p>0,03</text:p>
          </table:table-cell>
          <table:table-cell table:style-name="ce2" table:formula="of:=[$cor_valid.E31]/SUM([$cor_valid.$A31:$cor_valid.$AMJ31])" office:value-type="float" office:value="0.0739241168128729" calcext:value-type="float">
            <text:p>0,07</text:p>
          </table:table-cell>
          <table:table-cell table:style-name="ce2" table:formula="of:=[$cor_valid.F31]/SUM([$cor_valid.$A31:$cor_valid.$AMJ31])" office:value-type="float" office:value="0.0237747877547906" calcext:value-type="float">
            <text:p>0,02</text:p>
          </table:table-cell>
          <table:table-cell table:style-name="ce2" table:formula="of:=[$cor_valid.G31]/SUM([$cor_valid.$A31:$cor_valid.$AMJ31])" office:value-type="float" office:value="0.0000491089743250727" calcext:value-type="float">
            <text:p>0,00</text:p>
          </table:table-cell>
          <table:table-cell table:style-name="ce2" table:formula="of:=[$cor_valid.H31]/SUM([$cor_valid.$A31:$cor_valid.$AMJ31])" office:value-type="float" office:value="0.00106453145883119" calcext:value-type="float">
            <text:p>0,00</text:p>
          </table:table-cell>
          <table:table-cell table:style-name="ce2" table:formula="of:=[$cor_valid.I31]/SUM([$cor_valid.$A31:$cor_valid.$AMJ31])" office:value-type="float" office:value="0" calcext:value-type="float">
            <text:p>0,00</text:p>
          </table:table-cell>
          <table:table-cell table:style-name="ce2" table:formula="of:=[$cor_valid.J31]/SUM([$cor_valid.$A31:$cor_valid.$AMJ31])" office:value-type="float" office:value="0" calcext:value-type="float">
            <text:p>0,00</text:p>
          </table:table-cell>
          <table:table-cell table:style-name="ce2" table:formula="of:=[$cor_valid.K31]/SUM([$cor_valid.$A31:$cor_valid.$AMJ31])" office:value-type="float" office:value="0" calcext:value-type="float">
            <text:p>0,00</text:p>
          </table:table-cell>
          <table:table-cell table:style-name="ce2" table:formula="of:=[$cor_valid.L31]/SUM([$cor_valid.$A31:$cor_valid.$AMJ31])" office:value-type="float" office:value="0" calcext:value-type="float">
            <text:p>0,00</text:p>
          </table:table-cell>
          <table:table-cell table:style-name="ce2" table:formula="of:=[$cor_valid.M31]/SUM([$cor_valid.$A31:$cor_valid.$AMJ31])" office:value-type="float" office:value="0" calcext:value-type="float">
            <text:p>0,00</text:p>
          </table:table-cell>
          <table:table-cell table:style-name="ce2" table:formula="of:=[$cor_valid.N31]/SUM([$cor_valid.$A31:$cor_valid.$AMJ31])" office:value-type="float" office:value="0" calcext:value-type="float">
            <text:p>0,00</text:p>
          </table:table-cell>
          <table:table-cell table:style-name="ce2" table:formula="of:=[$cor_valid.O31]/SUM([$cor_valid.$A31:$cor_valid.$AMJ31])" office:value-type="float" office:value="0.0149918365774218" calcext:value-type="float">
            <text:p>0,01</text:p>
          </table:table-cell>
          <table:table-cell table:style-name="ce2" table:formula="of:=[$cor_valid.P31]/SUM([$cor_valid.$A31:$cor_valid.$AMJ31])" office:value-type="float" office:value="0" calcext:value-type="float">
            <text:p>0,00</text:p>
          </table:table-cell>
          <table:table-cell table:style-name="ce2" table:formula="of:=[$cor_valid.Q31]/SUM([$cor_valid.$A31:$cor_valid.$AMJ31])" office:value-type="float" office:value="0.00188200700067317" calcext:value-type="float">
            <text:p>0,00</text:p>
          </table:table-cell>
          <table:table-cell table:style-name="ce2" table:formula="of:=[$cor_valid.R31]/SUM([$cor_valid.$A31:$cor_valid.$AMJ31])" office:value-type="float" office:value="0.0000543976330985421" calcext:value-type="float">
            <text:p>0,00</text:p>
          </table:table-cell>
          <table:table-cell table:style-name="ce2" table:formula="of:=[$cor_valid.S31]/SUM([$cor_valid.$A31:$cor_valid.$AMJ31])" office:value-type="float" office:value="0.00311728658561923" calcext:value-type="float">
            <text:p>0,00</text:p>
          </table:table-cell>
          <table:table-cell table:style-name="ce2" table:formula="of:=[$cor_valid.T31]/SUM([$cor_valid.$A31:$cor_valid.$AMJ31])" office:value-type="float" office:value="0" calcext:value-type="float">
            <text:p>0,00</text:p>
          </table:table-cell>
          <table:table-cell table:style-name="ce2" table:formula="of:=[$cor_valid.U31]/SUM([$cor_valid.$A31:$cor_valid.$AMJ31])" office:value-type="float" office:value="0.000531887968074634" calcext:value-type="float">
            <text:p>0,00</text:p>
          </table:table-cell>
          <table:table-cell table:style-name="ce2" table:formula="of:=[$cor_valid.V31]/SUM([$cor_valid.$A31:$cor_valid.$AMJ31])" office:value-type="float" office:value="0" calcext:value-type="float">
            <text:p>0,00</text:p>
          </table:table-cell>
          <table:table-cell table:style-name="ce2" table:formula="of:=[$cor_valid.W31]/SUM([$cor_valid.$A31:$cor_valid.$AMJ31])" office:value-type="float" office:value="0" calcext:value-type="float">
            <text:p>0,00</text:p>
          </table:table-cell>
          <table:table-cell table:style-name="ce2" table:formula="of:=[$cor_valid.X31]/SUM([$cor_valid.$A31:$cor_valid.$AMJ31])" office:value-type="float" office:value="0" calcext:value-type="float">
            <text:p>0,00</text:p>
          </table:table-cell>
          <table:table-cell table:style-name="ce2" table:formula="of:=[$cor_valid.Y31]/SUM([$cor_valid.$A31:$cor_valid.$AMJ31])" office:value-type="float" office:value="0.0000105773175469387" calcext:value-type="float">
            <text:p>0,00</text:p>
          </table:table-cell>
          <table:table-cell table:style-name="ce2" table:formula="of:=[$cor_valid.Z31]/SUM([$cor_valid.$A31:$cor_valid.$AMJ31])" office:value-type="float" office:value="0.000199457988027988" calcext:value-type="float">
            <text:p>0,00</text:p>
          </table:table-cell>
          <table:table-cell table:style-name="ce2" table:formula="of:=[$cor_valid.AA31]/SUM([$cor_valid.$A31:$cor_valid.$AMJ31])" office:value-type="float" office:value="0.0000196435897300291" calcext:value-type="float">
            <text:p>0,00</text:p>
          </table:table-cell>
          <table:table-cell table:style-name="ce2" table:formula="of:=[$cor_valid.AB31]/SUM([$cor_valid.$A31:$cor_valid.$AMJ31])" office:value-type="float" office:value="0" calcext:value-type="float">
            <text:p>0,00</text:p>
          </table:table-cell>
          <table:table-cell table:style-name="ce2" table:formula="of:=[$cor_valid.AC31]/SUM([$cor_valid.$A31:$cor_valid.$AMJ31])" office:value-type="float" office:value="0.000000755522681924195" calcext:value-type="float">
            <text:p>0,00</text:p>
          </table:table-cell>
          <table:table-cell table:style-name="ce2" table:formula="of:=[$cor_valid.AD31]/SUM([$cor_valid.$A31:$cor_valid.$AMJ31])" office:value-type="float" office:value="0.000108795266197084" calcext:value-type="float">
            <text:p>0,00</text:p>
          </table:table-cell>
          <table:table-cell table:style-name="ce2" table:formula="of:=[$cor_valid.AE31]/SUM([$cor_valid.$A31:$cor_valid.$AMJ31])" office:value-type="float" office:value="0.331915469100256" calcext:value-type="float">
            <text:p>0,33</text:p>
          </table:table-cell>
          <table:table-cell table:style-name="ce2" table:formula="of:=[$cor_valid.AF31]/SUM([$cor_valid.$A31:$cor_valid.$AMJ31])" office:value-type="float" office:value="0.348043611791291" calcext:value-type="float">
            <text:p>0,35</text:p>
          </table:table-cell>
          <table:table-cell table:style-name="ce2" table:formula="of:=[$cor_valid.AG31]/SUM([$cor_valid.$A31:$cor_valid.$AMJ31])" office:value-type="float" office:value="0" calcext:value-type="float">
            <text:p>0,00</text:p>
          </table:table-cell>
          <table:table-cell table:style-name="ce2" table:formula="of:=[$cor_valid.AH31]/SUM([$cor_valid.$A31:$cor_valid.$AMJ31])" office:value-type="float" office:value="0" calcext:value-type="float">
            <text:p>0,00</text:p>
          </table:table-cell>
          <table:table-cell table:style-name="ce2" table:formula="of:=[$cor_valid.AI31]/SUM([$cor_valid.$A31:$cor_valid.$AMJ31])" office:value-type="float" office:value="0" calcext:value-type="float">
            <text:p>0,00</text:p>
          </table:table-cell>
          <table:table-cell table:style-name="ce2" table:formula="of:=[$cor_valid.AJ31]/SUM([$cor_valid.$A31:$cor_valid.$AMJ31])" office:value-type="float" office:value="0" calcext:value-type="float">
            <text:p>0,00</text:p>
          </table:table-cell>
          <table:table-cell table:style-name="ce2" table:formula="of:=[$cor_valid.AK31]/SUM([$cor_valid.$A31:$cor_valid.$AMJ31])" office:value-type="float" office:value="0.000000755522681924195" calcext:value-type="float">
            <text:p>0,00</text:p>
          </table:table-cell>
          <table:table-cell table:style-name="ce2" table:formula="of:=[$cor_valid.AL31]/SUM([$cor_valid.$A31:$cor_valid.$AMJ31])" office:value-type="float" office:value="0" calcext:value-type="float">
            <text:p>0,00</text:p>
          </table:table-cell>
          <table:table-cell table:style-name="ce2" table:formula="of:=[$cor_valid.AM31]/SUM([$cor_valid.$A31:$cor_valid.$AMJ31])" office:value-type="float" office:value="0" calcext:value-type="float">
            <text:p>0,00</text:p>
          </table:table-cell>
          <table:table-cell table:style-name="ce2" table:formula="of:=[$cor_valid.AN31]/SUM([$cor_valid.$A31:$cor_valid.$AMJ31])" office:value-type="float" office:value="0" calcext:value-type="float">
            <text:p>0,00</text:p>
          </table:table-cell>
          <table:table-cell table:style-name="ce2" table:formula="of:=[$cor_valid.AO31]/SUM([$cor_valid.$A31:$cor_valid.$AMJ31])" office:value-type="float" office:value="0" calcext:value-type="float">
            <text:p>0,00</text:p>
          </table:table-cell>
          <table:table-cell table:style-name="ce2" table:formula="of:=[$cor_valid.AP31]/SUM([$cor_valid.$A31:$cor_valid.$AMJ31])" office:value-type="float" office:value="0" calcext:value-type="float">
            <text:p>0,00</text:p>
          </table:table-cell>
          <table:table-cell table:style-name="ce2" table:formula="of:=[$cor_valid.AQ31]/SUM([$cor_valid.$A31:$cor_valid.$AMJ31])" office:value-type="float" office:value="0" calcext:value-type="float">
            <text:p>0,00</text:p>
          </table:table-cell>
          <table:table-cell table:style-name="ce2" table:formula="of:=[$cor_valid.AR31]/SUM([$cor_valid.$A31:$cor_valid.$AMJ31])" office:value-type="float" office:value="0" calcext:value-type="float">
            <text:p>0,00</text:p>
          </table:table-cell>
          <table:table-cell table:style-name="ce2" table:formula="of:=[$cor_valid.AS31]/SUM([$cor_valid.$A31:$cor_valid.$AMJ31])" office:value-type="float" office:value="0" calcext:value-type="float">
            <text:p>0,00</text:p>
          </table:table-cell>
          <table:table-cell table:style-name="ce2" table:formula="of:=[$cor_valid.AT31]/SUM([$cor_valid.$A31:$cor_valid.$AMJ31])" office:value-type="float" office:value="0" calcext:value-type="float">
            <text:p>0,00</text:p>
          </table:table-cell>
          <table:table-cell table:style-name="ce2" table:formula="of:=[$cor_valid.AU31]/SUM([$cor_valid.$A31:$cor_valid.$AMJ31])" office:value-type="float" office:value="0.00354793451431602" calcext:value-type="float">
            <text:p>0,00</text:p>
          </table:table-cell>
          <table:table-cell table:style-name="ce2" table:formula="of:=[$cor_valid.AV31]/SUM([$cor_valid.$A31:$cor_valid.$AMJ31])" office:value-type="float" office:value="0" calcext:value-type="float">
            <text:p>0,00</text:p>
          </table:table-cell>
          <table:table-cell table:style-name="ce2" table:formula="of:=[$cor_valid.AW31]/SUM([$cor_valid.$A31:$cor_valid.$AMJ31])" office:value-type="float" office:value="0.00000755522681924195" calcext:value-type="float">
            <text:p>0,00</text:p>
          </table:table-cell>
          <table:table-cell table:style-name="ce2" table:formula="of:=[$cor_valid.AX31]/SUM([$cor_valid.$A31:$cor_valid.$AMJ31])" office:value-type="float" office:value="0" calcext:value-type="float">
            <text:p>0,00</text:p>
          </table:table-cell>
          <table:table-cell table:style-name="ce2" table:formula="of:=[$cor_valid.AY31]/SUM([$cor_valid.$A31:$cor_valid.$AMJ31])" office:value-type="float" office:value="0" calcext:value-type="float">
            <text:p>0,00</text:p>
          </table:table-cell>
          <table:table-cell table:style-name="ce2" table:formula="of:=[$cor_valid.AZ31]/SUM([$cor_valid.$A31:$cor_valid.$AMJ31])" office:value-type="float" office:value="0.0000838630176935857" calcext:value-type="float">
            <text:p>0,00</text:p>
          </table:table-cell>
          <table:table-cell table:style-name="ce2" table:formula="of:=[$cor_valid.BA31]/SUM([$cor_valid.$A31:$cor_valid.$AMJ31])" office:value-type="float" office:value="0" calcext:value-type="float">
            <text:p>0,00</text:p>
          </table:table-cell>
          <table:table-cell table:style-name="ce2" table:formula="of:=[$cor_valid.BB31]/SUM([$cor_valid.$A31:$cor_valid.$AMJ31])" office:value-type="float" office:value="0.000189636193162973" calcext:value-type="float">
            <text:p>0,00</text:p>
          </table:table-cell>
          <table:table-cell table:style-name="ce2" table:formula="of:=[$cor_valid.BC31]/SUM([$cor_valid.$A31:$cor_valid.$AMJ31])" office:value-type="float" office:value="0" calcext:value-type="float">
            <text:p>0,00</text:p>
          </table:table-cell>
          <table:table-cell table:style-name="ce2" table:formula="of:=[$cor_valid.BD31]/SUM([$cor_valid.$A31:$cor_valid.$AMJ31])" office:value-type="float" office:value="0.00000302209072769678" calcext:value-type="float">
            <text:p>0,00</text:p>
          </table:table-cell>
          <table:table-cell table:style-name="ce2" table:formula="of:=[$cor_valid.BE31]/SUM([$cor_valid.$A31:$cor_valid.$AMJ31])" office:value-type="float" office:value="0.00986561518056614" calcext:value-type="float">
            <text:p>0,01</text:p>
          </table:table-cell>
          <table:table-cell table:style-name="ce2" table:formula="of:=[$cor_valid.BF31]/SUM([$cor_valid.$A31:$cor_valid.$AMJ31])" office:value-type="float" office:value="0" calcext:value-type="float">
            <text:p>0,00</text:p>
          </table:table-cell>
          <table:table-cell table:style-name="ce2" table:formula="of:=[$cor_valid.BG31]/SUM([$cor_valid.$A31:$cor_valid.$AMJ31])" office:value-type="float" office:value="0.0000521310650527695" calcext:value-type="float">
            <text:p>0,00</text:p>
          </table:table-cell>
          <table:table-cell table:style-name="ce2" table:formula="of:=[$cor_valid.BH31]/SUM([$cor_valid.$A31:$cor_valid.$AMJ31])" office:value-type="float" office:value="0" calcext:value-type="float">
            <text:p>0,00</text:p>
          </table:table-cell>
          <table:table-cell table:style-name="ce2" table:formula="of:=[$cor_valid.BI31]/SUM([$cor_valid.$A31:$cor_valid.$AMJ31])" office:value-type="float" office:value="0" calcext:value-type="float">
            <text:p>0,00</text:p>
          </table:table-cell>
          <table:table-cell table:style-name="ce2" table:formula="of:=[$cor_valid.BJ31]/SUM([$cor_valid.$A31:$cor_valid.$AMJ31])" office:value-type="float" office:value="0" calcext:value-type="float">
            <text:p>0,00</text:p>
          </table:table-cell>
          <table:table-cell table:style-name="ce2" table:formula="of:=[$cor_valid.BK31]/SUM([$cor_valid.$A31:$cor_valid.$AMJ31])" office:value-type="float" office:value="0" calcext:value-type="float">
            <text:p>0,00</text:p>
          </table:table-cell>
          <table:table-cell table:style-name="ce2" table:formula="of:=[$cor_valid.BL31]/SUM([$cor_valid.$A31:$cor_valid.$AMJ31])" office:value-type="float" office:value="0" calcext:value-type="float">
            <text:p>0,00</text:p>
          </table:table-cell>
          <table:table-cell table:style-name="ce2" table:formula="of:=[$cor_valid.BM31]/SUM([$cor_valid.$A31:$cor_valid.$AMJ31])" office:value-type="float" office:value="0.0000974624259682212" calcext:value-type="float">
            <text:p>0,00</text:p>
          </table:table-cell>
          <table:table-cell table:style-name="ce2" table:formula="of:=[$cor_valid.BN31]/SUM([$cor_valid.$A31:$cor_valid.$AMJ31])" office:value-type="float" office:value="0.000697347435416032" calcext:value-type="float">
            <text:p>0,00</text:p>
          </table:table-cell>
          <table:table-cell table:style-name="ce2" table:formula="of:=[$cor_valid.BO31]/SUM([$cor_valid.$A31:$cor_valid.$AMJ31])" office:value-type="float" office:value="0.157568032928701" calcext:value-type="float">
            <text:p>0,16</text:p>
          </table:table-cell>
          <table:table-cell/>
          <table:table-cell table:formula="of:=[.BR31]/SUM([.BR$1:.BR$1048576])" office:value-type="float" office:value="0.01196796629695" calcext:value-type="float">
            <text:p>0,012</text:p>
          </table:table-cell>
          <table:table-cell table:formula="of:=SUM([$cor_valid.$A31:$cor_valid.$AMJ31])" office:value-type="float" office:value="1323587" calcext:value-type="float">
            <text:p>1323587</text:p>
          </table:table-cell>
          <table:table-cell table:number-columns-repeated="95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$cor_valid.B32]/SUM([$cor_valid.$A32:$cor_valid.$AMJ32])" office:value-type="float" office:value="0" calcext:value-type="float">
            <text:p>0,00</text:p>
          </table:table-cell>
          <table:table-cell table:style-name="ce2" table:formula="of:=[$cor_valid.C32]/SUM([$cor_valid.$A32:$cor_valid.$AMJ32])" office:value-type="float" office:value="0" calcext:value-type="float">
            <text:p>0,00</text:p>
          </table:table-cell>
          <table:table-cell table:style-name="ce2" table:formula="of:=[$cor_valid.D32]/SUM([$cor_valid.$A32:$cor_valid.$AMJ32])" office:value-type="float" office:value="0.000693483563468315" calcext:value-type="float">
            <text:p>0,00</text:p>
          </table:table-cell>
          <table:table-cell table:style-name="ce2" table:formula="of:=[$cor_valid.E32]/SUM([$cor_valid.$A32:$cor_valid.$AMJ32])" office:value-type="float" office:value="0.0228560649911319" calcext:value-type="float">
            <text:p>0,02</text:p>
          </table:table-cell>
          <table:table-cell table:style-name="ce2" table:formula="of:=[$cor_valid.F32]/SUM([$cor_valid.$A32:$cor_valid.$AMJ32])" office:value-type="float" office:value="0.00194258471641146" calcext:value-type="float">
            <text:p>0,00</text:p>
          </table:table-cell>
          <table:table-cell table:style-name="ce2" table:formula="of:=[$cor_valid.G32]/SUM([$cor_valid.$A32:$cor_valid.$AMJ32])" office:value-type="float" office:value="0.0000142325086134165" calcext:value-type="float">
            <text:p>0,00</text:p>
          </table:table-cell>
          <table:table-cell table:style-name="ce2" table:formula="of:=[$cor_valid.H32]/SUM([$cor_valid.$A32:$cor_valid.$AMJ32])" office:value-type="float" office:value="0.0000956571179768678" calcext:value-type="float">
            <text:p>0,00</text:p>
          </table:table-cell>
          <table:table-cell table:style-name="ce2" table:formula="of:=[$cor_valid.I32]/SUM([$cor_valid.$A32:$cor_valid.$AMJ32])" office:value-type="float" office:value="0.00000128275828704612" calcext:value-type="float">
            <text:p>0,00</text:p>
          </table:table-cell>
          <table:table-cell table:style-name="ce2" table:formula="of:=[$cor_valid.J32]/SUM([$cor_valid.$A32:$cor_valid.$AMJ32])" office:value-type="float" office:value="0" calcext:value-type="float">
            <text:p>0,00</text:p>
          </table:table-cell>
          <table:table-cell table:style-name="ce2" table:formula="of:=[$cor_valid.K32]/SUM([$cor_valid.$A32:$cor_valid.$AMJ32])" office:value-type="float" office:value="0" calcext:value-type="float">
            <text:p>0,00</text:p>
          </table:table-cell>
          <table:table-cell table:style-name="ce2" table:formula="of:=[$cor_valid.L32]/SUM([$cor_valid.$A32:$cor_valid.$AMJ32])" office:value-type="float" office:value="0" calcext:value-type="float">
            <text:p>0,00</text:p>
          </table:table-cell>
          <table:table-cell table:style-name="ce2" table:formula="of:=[$cor_valid.M32]/SUM([$cor_valid.$A32:$cor_valid.$AMJ32])" office:value-type="float" office:value="0" calcext:value-type="float">
            <text:p>0,00</text:p>
          </table:table-cell>
          <table:table-cell table:style-name="ce2" table:formula="of:=[$cor_valid.N32]/SUM([$cor_valid.$A32:$cor_valid.$AMJ32])" office:value-type="float" office:value="0" calcext:value-type="float">
            <text:p>0,00</text:p>
          </table:table-cell>
          <table:table-cell table:style-name="ce2" table:formula="of:=[$cor_valid.O32]/SUM([$cor_valid.$A32:$cor_valid.$AMJ32])" office:value-type="float" office:value="0.000478285589884339" calcext:value-type="float">
            <text:p>0,00</text:p>
          </table:table-cell>
          <table:table-cell table:style-name="ce2" table:formula="of:=[$cor_valid.P32]/SUM([$cor_valid.$A32:$cor_valid.$AMJ32])" office:value-type="float" office:value="0.000000122167455909154" calcext:value-type="float">
            <text:p>0,00</text:p>
          </table:table-cell>
          <table:table-cell table:style-name="ce2" table:formula="of:=[$cor_valid.Q32]/SUM([$cor_valid.$A32:$cor_valid.$AMJ32])" office:value-type="float" office:value="0.0000813024419075422" calcext:value-type="float">
            <text:p>0,00</text:p>
          </table:table-cell>
          <table:table-cell table:style-name="ce2" table:formula="of:=[$cor_valid.R32]/SUM([$cor_valid.$A32:$cor_valid.$AMJ32])" office:value-type="float" office:value="0.000535459959249823" calcext:value-type="float">
            <text:p>0,00</text:p>
          </table:table-cell>
          <table:table-cell table:style-name="ce2" table:formula="of:=[$cor_valid.S32]/SUM([$cor_valid.$A32:$cor_valid.$AMJ32])" office:value-type="float" office:value="0.0229399940333414" calcext:value-type="float">
            <text:p>0,02</text:p>
          </table:table-cell>
          <table:table-cell table:style-name="ce2" table:formula="of:=[$cor_valid.T32]/SUM([$cor_valid.$A32:$cor_valid.$AMJ32])" office:value-type="float" office:value="0" calcext:value-type="float">
            <text:p>0,00</text:p>
          </table:table-cell>
          <table:table-cell table:style-name="ce2" table:formula="of:=[$cor_valid.U32]/SUM([$cor_valid.$A32:$cor_valid.$AMJ32])" office:value-type="float" office:value="0.000774114084368356" calcext:value-type="float">
            <text:p>0,00</text:p>
          </table:table-cell>
          <table:table-cell table:style-name="ce2" table:formula="of:=[$cor_valid.V32]/SUM([$cor_valid.$A32:$cor_valid.$AMJ32])" office:value-type="float" office:value="0" calcext:value-type="float">
            <text:p>0,00</text:p>
          </table:table-cell>
          <table:table-cell table:style-name="ce2" table:formula="of:=[$cor_valid.W32]/SUM([$cor_valid.$A32:$cor_valid.$AMJ32])" office:value-type="float" office:value="0" calcext:value-type="float">
            <text:p>0,00</text:p>
          </table:table-cell>
          <table:table-cell table:style-name="ce2" table:formula="of:=[$cor_valid.X32]/SUM([$cor_valid.$A32:$cor_valid.$AMJ32])" office:value-type="float" office:value="0" calcext:value-type="float">
            <text:p>0,00</text:p>
          </table:table-cell>
          <table:table-cell table:style-name="ce2" table:formula="of:=[$cor_valid.Y32]/SUM([$cor_valid.$A32:$cor_valid.$AMJ32])" office:value-type="float" office:value="0.00000232118166227393" calcext:value-type="float">
            <text:p>0,00</text:p>
          </table:table-cell>
          <table:table-cell table:style-name="ce2" table:formula="of:=[$cor_valid.Z32]/SUM([$cor_valid.$A32:$cor_valid.$AMJ32])" office:value-type="float" office:value="0.0000113615733995514" calcext:value-type="float">
            <text:p>0,00</text:p>
          </table:table-cell>
          <table:table-cell table:style-name="ce2" table:formula="of:=[$cor_valid.AA32]/SUM([$cor_valid.$A32:$cor_valid.$AMJ32])" office:value-type="float" office:value="0.000050271908106617" calcext:value-type="float">
            <text:p>0,00</text:p>
          </table:table-cell>
          <table:table-cell table:style-name="ce2" table:formula="of:=[$cor_valid.AB32]/SUM([$cor_valid.$A32:$cor_valid.$AMJ32])" office:value-type="float" office:value="0" calcext:value-type="float">
            <text:p>0,00</text:p>
          </table:table-cell>
          <table:table-cell table:style-name="ce2" table:formula="of:=[$cor_valid.AC32]/SUM([$cor_valid.$A32:$cor_valid.$AMJ32])" office:value-type="float" office:value="0.00165689612076791" calcext:value-type="float">
            <text:p>0,00</text:p>
          </table:table-cell>
          <table:table-cell table:style-name="ce2" table:formula="of:=[$cor_valid.AD32]/SUM([$cor_valid.$A32:$cor_valid.$AMJ32])" office:value-type="float" office:value="0.0000921753454834569" calcext:value-type="float">
            <text:p>0,00</text:p>
          </table:table-cell>
          <table:table-cell table:style-name="ce2" table:formula="of:=[$cor_valid.AE32]/SUM([$cor_valid.$A32:$cor_valid.$AMJ32])" office:value-type="float" office:value="0.00273233623513619" calcext:value-type="float">
            <text:p>0,00</text:p>
          </table:table-cell>
          <table:table-cell table:style-name="ce2" table:formula="of:=[$cor_valid.AF32]/SUM([$cor_valid.$A32:$cor_valid.$AMJ32])" office:value-type="float" office:value="0.932019369405799" calcext:value-type="float">
            <text:p>0,93</text:p>
          </table:table-cell>
          <table:table-cell table:style-name="ce2" table:formula="of:=[$cor_valid.AG32]/SUM([$cor_valid.$A32:$cor_valid.$AMJ32])" office:value-type="float" office:value="0" calcext:value-type="float">
            <text:p>0,00</text:p>
          </table:table-cell>
          <table:table-cell table:style-name="ce2" table:formula="of:=[$cor_valid.AH32]/SUM([$cor_valid.$A32:$cor_valid.$AMJ32])" office:value-type="float" office:value="0" calcext:value-type="float">
            <text:p>0,00</text:p>
          </table:table-cell>
          <table:table-cell table:style-name="ce2" table:formula="of:=[$cor_valid.AI32]/SUM([$cor_valid.$A32:$cor_valid.$AMJ32])" office:value-type="float" office:value="0" calcext:value-type="float">
            <text:p>0,00</text:p>
          </table:table-cell>
          <table:table-cell table:style-name="ce2" table:formula="of:=[$cor_valid.AJ32]/SUM([$cor_valid.$A32:$cor_valid.$AMJ32])" office:value-type="float" office:value="0" calcext:value-type="float">
            <text:p>0,00</text:p>
          </table:table-cell>
          <table:table-cell table:style-name="ce2" table:formula="of:=[$cor_valid.AK32]/SUM([$cor_valid.$A32:$cor_valid.$AMJ32])" office:value-type="float" office:value="0.0000956571179768678" calcext:value-type="float">
            <text:p>0,00</text:p>
          </table:table-cell>
          <table:table-cell table:style-name="ce2" table:formula="of:=[$cor_valid.AL32]/SUM([$cor_valid.$A32:$cor_valid.$AMJ32])" office:value-type="float" office:value="0" calcext:value-type="float">
            <text:p>0,00</text:p>
          </table:table-cell>
          <table:table-cell table:style-name="ce2" table:formula="of:=[$cor_valid.AM32]/SUM([$cor_valid.$A32:$cor_valid.$AMJ32])" office:value-type="float" office:value="0" calcext:value-type="float">
            <text:p>0,00</text:p>
          </table:table-cell>
          <table:table-cell table:style-name="ce2" table:formula="of:=[$cor_valid.AN32]/SUM([$cor_valid.$A32:$cor_valid.$AMJ32])" office:value-type="float" office:value="0" calcext:value-type="float">
            <text:p>0,00</text:p>
          </table:table-cell>
          <table:table-cell table:style-name="ce2" table:formula="of:=[$cor_valid.AO32]/SUM([$cor_valid.$A32:$cor_valid.$AMJ32])" office:value-type="float" office:value="0" calcext:value-type="float">
            <text:p>0,00</text:p>
          </table:table-cell>
          <table:table-cell table:style-name="ce2" table:formula="of:=[$cor_valid.AP32]/SUM([$cor_valid.$A32:$cor_valid.$AMJ32])" office:value-type="float" office:value="0" calcext:value-type="float">
            <text:p>0,00</text:p>
          </table:table-cell>
          <table:table-cell table:style-name="ce2" table:formula="of:=[$cor_valid.AQ32]/SUM([$cor_valid.$A32:$cor_valid.$AMJ32])" office:value-type="float" office:value="0" calcext:value-type="float">
            <text:p>0,00</text:p>
          </table:table-cell>
          <table:table-cell table:style-name="ce2" table:formula="of:=[$cor_valid.AR32]/SUM([$cor_valid.$A32:$cor_valid.$AMJ32])" office:value-type="float" office:value="0" calcext:value-type="float">
            <text:p>0,00</text:p>
          </table:table-cell>
          <table:table-cell table:style-name="ce2" table:formula="of:=[$cor_valid.AS32]/SUM([$cor_valid.$A32:$cor_valid.$AMJ32])" office:value-type="float" office:value="0" calcext:value-type="float">
            <text:p>0,00</text:p>
          </table:table-cell>
          <table:table-cell table:style-name="ce2" table:formula="of:=[$cor_valid.AT32]/SUM([$cor_valid.$A32:$cor_valid.$AMJ32])" office:value-type="float" office:value="0.0000126443316865975" calcext:value-type="float">
            <text:p>0,00</text:p>
          </table:table-cell>
          <table:table-cell table:style-name="ce2" table:formula="of:=[$cor_valid.AU32]/SUM([$cor_valid.$A32:$cor_valid.$AMJ32])" office:value-type="float" office:value="0.00236870480262259" calcext:value-type="float">
            <text:p>0,00</text:p>
          </table:table-cell>
          <table:table-cell table:style-name="ce2" table:formula="of:=[$cor_valid.AV32]/SUM([$cor_valid.$A32:$cor_valid.$AMJ32])" office:value-type="float" office:value="0.0000147211784370531" calcext:value-type="float">
            <text:p>0,00</text:p>
          </table:table-cell>
          <table:table-cell table:style-name="ce2" table:formula="of:=[$cor_valid.AW32]/SUM([$cor_valid.$A32:$cor_valid.$AMJ32])" office:value-type="float" office:value="0.000700019522359454" calcext:value-type="float">
            <text:p>0,00</text:p>
          </table:table-cell>
          <table:table-cell table:style-name="ce2" table:formula="of:=[$cor_valid.AX32]/SUM([$cor_valid.$A32:$cor_valid.$AMJ32])" office:value-type="float" office:value="0.00027945805539219" calcext:value-type="float">
            <text:p>0,00</text:p>
          </table:table-cell>
          <table:table-cell table:style-name="ce2" table:formula="of:=[$cor_valid.AY32]/SUM([$cor_valid.$A32:$cor_valid.$AMJ32])" office:value-type="float" office:value="0" calcext:value-type="float">
            <text:p>0,00</text:p>
          </table:table-cell>
          <table:table-cell table:style-name="ce2" table:formula="of:=[$cor_valid.AZ32]/SUM([$cor_valid.$A32:$cor_valid.$AMJ32])" office:value-type="float" office:value="0.00170411384247679" calcext:value-type="float">
            <text:p>0,00</text:p>
          </table:table-cell>
          <table:table-cell table:style-name="ce2" table:formula="of:=[$cor_valid.BA32]/SUM([$cor_valid.$A32:$cor_valid.$AMJ32])" office:value-type="float" office:value="0" calcext:value-type="float">
            <text:p>0,00</text:p>
          </table:table-cell>
          <table:table-cell table:style-name="ce2" table:formula="of:=[$cor_valid.BB32]/SUM([$cor_valid.$A32:$cor_valid.$AMJ32])" office:value-type="float" office:value="0.0000919310105716386" calcext:value-type="float">
            <text:p>0,00</text:p>
          </table:table-cell>
          <table:table-cell table:style-name="ce2" table:formula="of:=[$cor_valid.BC32]/SUM([$cor_valid.$A32:$cor_valid.$AMJ32])" office:value-type="float" office:value="0" calcext:value-type="float">
            <text:p>0,00</text:p>
          </table:table-cell>
          <table:table-cell table:style-name="ce2" table:formula="of:=[$cor_valid.BD32]/SUM([$cor_valid.$A32:$cor_valid.$AMJ32])" office:value-type="float" office:value="0.0000256551657409224" calcext:value-type="float">
            <text:p>0,00</text:p>
          </table:table-cell>
          <table:table-cell table:style-name="ce2" table:formula="of:=[$cor_valid.BE32]/SUM([$cor_valid.$A32:$cor_valid.$AMJ32])" office:value-type="float" office:value="0.00459936038006784" calcext:value-type="float">
            <text:p>0,00</text:p>
          </table:table-cell>
          <table:table-cell table:style-name="ce2" table:formula="of:=[$cor_valid.BF32]/SUM([$cor_valid.$A32:$cor_valid.$AMJ32])" office:value-type="float" office:value="0" calcext:value-type="float">
            <text:p>0,00</text:p>
          </table:table-cell>
          <table:table-cell table:style-name="ce2" table:formula="of:=[$cor_valid.BG32]/SUM([$cor_valid.$A32:$cor_valid.$AMJ32])" office:value-type="float" office:value="0.0000236394027184214" calcext:value-type="float">
            <text:p>0,00</text:p>
          </table:table-cell>
          <table:table-cell table:style-name="ce2" table:formula="of:=[$cor_valid.BH32]/SUM([$cor_valid.$A32:$cor_valid.$AMJ32])" office:value-type="float" office:value="0" calcext:value-type="float">
            <text:p>0,00</text:p>
          </table:table-cell>
          <table:table-cell table:style-name="ce2" table:formula="of:=[$cor_valid.BI32]/SUM([$cor_valid.$A32:$cor_valid.$AMJ32])" office:value-type="float" office:value="0" calcext:value-type="float">
            <text:p>0,00</text:p>
          </table:table-cell>
          <table:table-cell table:style-name="ce2" table:formula="of:=[$cor_valid.BJ32]/SUM([$cor_valid.$A32:$cor_valid.$AMJ32])" office:value-type="float" office:value="0" calcext:value-type="float">
            <text:p>0,00</text:p>
          </table:table-cell>
          <table:table-cell table:style-name="ce2" table:formula="of:=[$cor_valid.BK32]/SUM([$cor_valid.$A32:$cor_valid.$AMJ32])" office:value-type="float" office:value="0.00000122167455909154" calcext:value-type="float">
            <text:p>0,00</text:p>
          </table:table-cell>
          <table:table-cell table:style-name="ce2" table:formula="of:=[$cor_valid.BL32]/SUM([$cor_valid.$A32:$cor_valid.$AMJ32])" office:value-type="float" office:value="0" calcext:value-type="float">
            <text:p>0,00</text:p>
          </table:table-cell>
          <table:table-cell table:style-name="ce2" table:formula="of:=[$cor_valid.BM32]/SUM([$cor_valid.$A32:$cor_valid.$AMJ32])" office:value-type="float" office:value="0.000307556570251296" calcext:value-type="float">
            <text:p>0,00</text:p>
          </table:table-cell>
          <table:table-cell table:style-name="ce2" table:formula="of:=[$cor_valid.BN32]/SUM([$cor_valid.$A32:$cor_valid.$AMJ32])" office:value-type="float" office:value="0.0000107507361200056" calcext:value-type="float">
            <text:p>0,00</text:p>
          </table:table-cell>
          <table:table-cell table:style-name="ce2" table:formula="of:=[$cor_valid.BO32]/SUM([$cor_valid.$A32:$cor_valid.$AMJ32])" office:value-type="float" office:value="0.00278541799472872" calcext:value-type="float">
            <text:p>0,00</text:p>
          </table:table-cell>
          <table:table-cell/>
          <table:table-cell table:formula="of:=[.BR32]/SUM([.BR$1:.BR$1048576])" office:value-type="float" office:value="0.148027474691359" calcext:value-type="float">
            <text:p>0,148</text:p>
          </table:table-cell>
          <table:table-cell table:formula="of:=SUM([$cor_valid.$A32:$cor_valid.$AMJ32])" office:value-type="float" office:value="16370972" calcext:value-type="float">
            <text:p>16370972</text:p>
          </table:table-cell>
          <table:table-cell table:number-columns-repeated="95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$cor_valid.B33]/SUM([$cor_valid.$A33:$cor_valid.$AMJ33])" office:value-type="float" office:value="0" calcext:value-type="float">
            <text:p>0,00</text:p>
          </table:table-cell>
          <table:table-cell table:style-name="ce2" table:formula="of:=[$cor_valid.C33]/SUM([$cor_valid.$A33:$cor_valid.$AMJ33])" office:value-type="float" office:value="0" calcext:value-type="float">
            <text:p>0,00</text:p>
          </table:table-cell>
          <table:table-cell table:style-name="ce2" table:formula="of:=[$cor_valid.D33]/SUM([$cor_valid.$A33:$cor_valid.$AMJ33])" office:value-type="float" office:value="0.0167021300935777" calcext:value-type="float">
            <text:p>0,02</text:p>
          </table:table-cell>
          <table:table-cell table:style-name="ce2" table:formula="of:=[$cor_valid.E33]/SUM([$cor_valid.$A33:$cor_valid.$AMJ33])" office:value-type="float" office:value="0.106470359438991" calcext:value-type="float">
            <text:p>0,11</text:p>
          </table:table-cell>
          <table:table-cell table:style-name="ce2" table:formula="of:=[$cor_valid.F33]/SUM([$cor_valid.$A33:$cor_valid.$AMJ33])" office:value-type="float" office:value="0.0153293522776672" calcext:value-type="float">
            <text:p>0,02</text:p>
          </table:table-cell>
          <table:table-cell table:style-name="ce2" table:formula="of:=[$cor_valid.G33]/SUM([$cor_valid.$A33:$cor_valid.$AMJ33])" office:value-type="float" office:value="0.00789347244148535" calcext:value-type="float">
            <text:p>0,01</text:p>
          </table:table-cell>
          <table:table-cell table:style-name="ce2" table:formula="of:=[$cor_valid.H33]/SUM([$cor_valid.$A33:$cor_valid.$AMJ33])" office:value-type="float" office:value="0.0158098245132359" calcext:value-type="float">
            <text:p>0,02</text:p>
          </table:table-cell>
          <table:table-cell table:style-name="ce2" table:formula="of:=[$cor_valid.I33]/SUM([$cor_valid.$A33:$cor_valid.$AMJ33])" office:value-type="float" office:value="0" calcext:value-type="float">
            <text:p>0,00</text:p>
          </table:table-cell>
          <table:table-cell table:style-name="ce2" table:formula="of:=[$cor_valid.J33]/SUM([$cor_valid.$A33:$cor_valid.$AMJ33])" office:value-type="float" office:value="0" calcext:value-type="float">
            <text:p>0,00</text:p>
          </table:table-cell>
          <table:table-cell table:style-name="ce2" table:formula="of:=[$cor_valid.K33]/SUM([$cor_valid.$A33:$cor_valid.$AMJ33])" office:value-type="float" office:value="0" calcext:value-type="float">
            <text:p>0,00</text:p>
          </table:table-cell>
          <table:table-cell table:style-name="ce2" table:formula="of:=[$cor_valid.L33]/SUM([$cor_valid.$A33:$cor_valid.$AMJ33])" office:value-type="float" office:value="0" calcext:value-type="float">
            <text:p>0,00</text:p>
          </table:table-cell>
          <table:table-cell table:style-name="ce2" table:formula="of:=[$cor_valid.M33]/SUM([$cor_valid.$A33:$cor_valid.$AMJ33])" office:value-type="float" office:value="0" calcext:value-type="float">
            <text:p>0,00</text:p>
          </table:table-cell>
          <table:table-cell table:style-name="ce2" table:formula="of:=[$cor_valid.N33]/SUM([$cor_valid.$A33:$cor_valid.$AMJ33])" office:value-type="float" office:value="0" calcext:value-type="float">
            <text:p>0,00</text:p>
          </table:table-cell>
          <table:table-cell table:style-name="ce2" table:formula="of:=[$cor_valid.O33]/SUM([$cor_valid.$A33:$cor_valid.$AMJ33])" office:value-type="float" office:value="0.340380259455007" calcext:value-type="float">
            <text:p>0,34</text:p>
          </table:table-cell>
          <table:table-cell table:style-name="ce2" table:formula="of:=[$cor_valid.P33]/SUM([$cor_valid.$A33:$cor_valid.$AMJ33])" office:value-type="float" office:value="0" calcext:value-type="float">
            <text:p>0,00</text:p>
          </table:table-cell>
          <table:table-cell table:style-name="ce2" table:formula="of:=[$cor_valid.Q33]/SUM([$cor_valid.$A33:$cor_valid.$AMJ33])" office:value-type="float" office:value="0.022822431189512" calcext:value-type="float">
            <text:p>0,02</text:p>
          </table:table-cell>
          <table:table-cell table:style-name="ce2" table:formula="of:=[$cor_valid.R33]/SUM([$cor_valid.$A33:$cor_valid.$AMJ33])" office:value-type="float" office:value="0.00240236117784337" calcext:value-type="float">
            <text:p>0,00</text:p>
          </table:table-cell>
          <table:table-cell table:style-name="ce2" table:formula="of:=[$cor_valid.S33]/SUM([$cor_valid.$A33:$cor_valid.$AMJ33])" office:value-type="float" office:value="0.0697943121239161" calcext:value-type="float">
            <text:p>0,07</text:p>
          </table:table-cell>
          <table:table-cell table:style-name="ce2" table:formula="of:=[$cor_valid.T33]/SUM([$cor_valid.$A33:$cor_valid.$AMJ33])" office:value-type="float" office:value="0" calcext:value-type="float">
            <text:p>0,00</text:p>
          </table:table-cell>
          <table:table-cell table:style-name="ce2" table:formula="of:=[$cor_valid.U33]/SUM([$cor_valid.$A33:$cor_valid.$AMJ33])" office:value-type="float" office:value="0.000755027798750772" calcext:value-type="float">
            <text:p>0,00</text:p>
          </table:table-cell>
          <table:table-cell table:style-name="ce2" table:formula="of:=[$cor_valid.V33]/SUM([$cor_valid.$A33:$cor_valid.$AMJ33])" office:value-type="float" office:value="0" calcext:value-type="float">
            <text:p>0,00</text:p>
          </table:table-cell>
          <table:table-cell table:style-name="ce2" table:formula="of:=[$cor_valid.W33]/SUM([$cor_valid.$A33:$cor_valid.$AMJ33])" office:value-type="float" office:value="0" calcext:value-type="float">
            <text:p>0,00</text:p>
          </table:table-cell>
          <table:table-cell table:style-name="ce2" table:formula="of:=[$cor_valid.X33]/SUM([$cor_valid.$A33:$cor_valid.$AMJ33])" office:value-type="float" office:value="0" calcext:value-type="float">
            <text:p>0,00</text:p>
          </table:table-cell>
          <table:table-cell table:style-name="ce2" table:formula="of:=[$cor_valid.Y33]/SUM([$cor_valid.$A33:$cor_valid.$AMJ33])" office:value-type="float" office:value="0" calcext:value-type="float">
            <text:p>0,00</text:p>
          </table:table-cell>
          <table:table-cell table:style-name="ce2" table:formula="of:=[$cor_valid.Z33]/SUM([$cor_valid.$A33:$cor_valid.$AMJ33])" office:value-type="float" office:value="0.000137277781591049" calcext:value-type="float">
            <text:p>0,00</text:p>
          </table:table-cell>
          <table:table-cell table:style-name="ce2" table:formula="of:=[$cor_valid.AA33]/SUM([$cor_valid.$A33:$cor_valid.$AMJ33])" office:value-type="float" office:value="0.00552543070903974" calcext:value-type="float">
            <text:p>0,01</text:p>
          </table:table-cell>
          <table:table-cell table:style-name="ce2" table:formula="of:=[$cor_valid.AB33]/SUM([$cor_valid.$A33:$cor_valid.$AMJ33])" office:value-type="float" office:value="0" calcext:value-type="float">
            <text:p>0,00</text:p>
          </table:table-cell>
          <table:table-cell table:style-name="ce2" table:formula="of:=[$cor_valid.AC33]/SUM([$cor_valid.$A33:$cor_valid.$AMJ33])" office:value-type="float" office:value="0.00642917610451415" calcext:value-type="float">
            <text:p>0,01</text:p>
          </table:table-cell>
          <table:table-cell table:style-name="ce2" table:formula="of:=[$cor_valid.AD33]/SUM([$cor_valid.$A33:$cor_valid.$AMJ33])" office:value-type="float" office:value="0.0137277781591049" calcext:value-type="float">
            <text:p>0,01</text:p>
          </table:table-cell>
          <table:table-cell table:style-name="ce2" table:formula="of:=[$cor_valid.AE33]/SUM([$cor_valid.$A33:$cor_valid.$AMJ33])" office:value-type="float" office:value="0.00417553252339442" calcext:value-type="float">
            <text:p>0,00</text:p>
          </table:table-cell>
          <table:table-cell table:style-name="ce2" table:formula="of:=[$cor_valid.AF33]/SUM([$cor_valid.$A33:$cor_valid.$AMJ33])" office:value-type="float" office:value="0.216429862493422" calcext:value-type="float">
            <text:p>0,22</text:p>
          </table:table-cell>
          <table:table-cell table:style-name="ce2" table:formula="of:=[$cor_valid.AG33]/SUM([$cor_valid.$A33:$cor_valid.$AMJ33])" office:value-type="float" office:value="0" calcext:value-type="float">
            <text:p>0,00</text:p>
          </table:table-cell>
          <table:table-cell table:style-name="ce2" table:formula="of:=[$cor_valid.AH33]/SUM([$cor_valid.$A33:$cor_valid.$AMJ33])" office:value-type="float" office:value="0" calcext:value-type="float">
            <text:p>0,00</text:p>
          </table:table-cell>
          <table:table-cell table:style-name="ce2" table:formula="of:=[$cor_valid.AI33]/SUM([$cor_valid.$A33:$cor_valid.$AMJ33])" office:value-type="float" office:value="0" calcext:value-type="float">
            <text:p>0,00</text:p>
          </table:table-cell>
          <table:table-cell table:style-name="ce2" table:formula="of:=[$cor_valid.AJ33]/SUM([$cor_valid.$A33:$cor_valid.$AMJ33])" office:value-type="float" office:value="0" calcext:value-type="float">
            <text:p>0,00</text:p>
          </table:table-cell>
          <table:table-cell table:style-name="ce2" table:formula="of:=[$cor_valid.AK33]/SUM([$cor_valid.$A33:$cor_valid.$AMJ33])" office:value-type="float" office:value="0.0000686388907955247" calcext:value-type="float">
            <text:p>0,00</text:p>
          </table:table-cell>
          <table:table-cell table:style-name="ce2" table:formula="of:=[$cor_valid.AL33]/SUM([$cor_valid.$A33:$cor_valid.$AMJ33])" office:value-type="float" office:value="0" calcext:value-type="float">
            <text:p>0,00</text:p>
          </table:table-cell>
          <table:table-cell table:style-name="ce2" table:formula="of:=[$cor_valid.AM33]/SUM([$cor_valid.$A33:$cor_valid.$AMJ33])" office:value-type="float" office:value="0" calcext:value-type="float">
            <text:p>0,00</text:p>
          </table:table-cell>
          <table:table-cell table:style-name="ce2" table:formula="of:=[$cor_valid.AN33]/SUM([$cor_valid.$A33:$cor_valid.$AMJ33])" office:value-type="float" office:value="0" calcext:value-type="float">
            <text:p>0,00</text:p>
          </table:table-cell>
          <table:table-cell table:style-name="ce2" table:formula="of:=[$cor_valid.AO33]/SUM([$cor_valid.$A33:$cor_valid.$AMJ33])" office:value-type="float" office:value="0" calcext:value-type="float">
            <text:p>0,00</text:p>
          </table:table-cell>
          <table:table-cell table:style-name="ce2" table:formula="of:=[$cor_valid.AP33]/SUM([$cor_valid.$A33:$cor_valid.$AMJ33])" office:value-type="float" office:value="0" calcext:value-type="float">
            <text:p>0,00</text:p>
          </table:table-cell>
          <table:table-cell table:style-name="ce2" table:formula="of:=[$cor_valid.AQ33]/SUM([$cor_valid.$A33:$cor_valid.$AMJ33])" office:value-type="float" office:value="0" calcext:value-type="float">
            <text:p>0,00</text:p>
          </table:table-cell>
          <table:table-cell table:style-name="ce2" table:formula="of:=[$cor_valid.AR33]/SUM([$cor_valid.$A33:$cor_valid.$AMJ33])" office:value-type="float" office:value="0" calcext:value-type="float">
            <text:p>0,00</text:p>
          </table:table-cell>
          <table:table-cell table:style-name="ce2" table:formula="of:=[$cor_valid.AS33]/SUM([$cor_valid.$A33:$cor_valid.$AMJ33])" office:value-type="float" office:value="0" calcext:value-type="float">
            <text:p>0,00</text:p>
          </table:table-cell>
          <table:table-cell table:style-name="ce2" table:formula="of:=[$cor_valid.AT33]/SUM([$cor_valid.$A33:$cor_valid.$AMJ33])" office:value-type="float" office:value="0" calcext:value-type="float">
            <text:p>0,00</text:p>
          </table:table-cell>
          <table:table-cell table:style-name="ce2" table:formula="of:=[$cor_valid.AU33]/SUM([$cor_valid.$A33:$cor_valid.$AMJ33])" office:value-type="float" office:value="0.0026425972956277" calcext:value-type="float">
            <text:p>0,00</text:p>
          </table:table-cell>
          <table:table-cell table:style-name="ce2" table:formula="of:=[$cor_valid.AV33]/SUM([$cor_valid.$A33:$cor_valid.$AMJ33])" office:value-type="float" office:value="0.0000686388907955247" calcext:value-type="float">
            <text:p>0,00</text:p>
          </table:table-cell>
          <table:table-cell table:style-name="ce2" table:formula="of:=[$cor_valid.AW33]/SUM([$cor_valid.$A33:$cor_valid.$AMJ33])" office:value-type="float" office:value="0.00072070835335301" calcext:value-type="float">
            <text:p>0,00</text:p>
          </table:table-cell>
          <table:table-cell table:style-name="ce2" table:formula="of:=[$cor_valid.AX33]/SUM([$cor_valid.$A33:$cor_valid.$AMJ33])" office:value-type="float" office:value="0" calcext:value-type="float">
            <text:p>0,00</text:p>
          </table:table-cell>
          <table:table-cell table:style-name="ce2" table:formula="of:=[$cor_valid.AY33]/SUM([$cor_valid.$A33:$cor_valid.$AMJ33])" office:value-type="float" office:value="0" calcext:value-type="float">
            <text:p>0,00</text:p>
          </table:table-cell>
          <table:table-cell table:style-name="ce2" table:formula="of:=[$cor_valid.AZ33]/SUM([$cor_valid.$A33:$cor_valid.$AMJ33])" office:value-type="float" office:value="0.00199052783307022" calcext:value-type="float">
            <text:p>0,00</text:p>
          </table:table-cell>
          <table:table-cell table:style-name="ce2" table:formula="of:=[$cor_valid.BA33]/SUM([$cor_valid.$A33:$cor_valid.$AMJ33])" office:value-type="float" office:value="0" calcext:value-type="float">
            <text:p>0,00</text:p>
          </table:table-cell>
          <table:table-cell table:style-name="ce2" table:formula="of:=[$cor_valid.BB33]/SUM([$cor_valid.$A33:$cor_valid.$AMJ33])" office:value-type="float" office:value="0.0000686388907955247" calcext:value-type="float">
            <text:p>0,00</text:p>
          </table:table-cell>
          <table:table-cell table:style-name="ce2" table:formula="of:=[$cor_valid.BC33]/SUM([$cor_valid.$A33:$cor_valid.$AMJ33])" office:value-type="float" office:value="0" calcext:value-type="float">
            <text:p>0,00</text:p>
          </table:table-cell>
          <table:table-cell table:style-name="ce2" table:formula="of:=[$cor_valid.BD33]/SUM([$cor_valid.$A33:$cor_valid.$AMJ33])" office:value-type="float" office:value="0.0000457592605303498" calcext:value-type="float">
            <text:p>0,00</text:p>
          </table:table-cell>
          <table:table-cell table:style-name="ce2" table:formula="of:=[$cor_valid.BE33]/SUM([$cor_valid.$A33:$cor_valid.$AMJ33])" office:value-type="float" office:value="0.0329809870272496" calcext:value-type="float">
            <text:p>0,03</text:p>
          </table:table-cell>
          <table:table-cell table:style-name="ce2" table:formula="of:=[$cor_valid.BF33]/SUM([$cor_valid.$A33:$cor_valid.$AMJ33])" office:value-type="float" office:value="0" calcext:value-type="float">
            <text:p>0,00</text:p>
          </table:table-cell>
          <table:table-cell table:style-name="ce2" table:formula="of:=[$cor_valid.BG33]/SUM([$cor_valid.$A33:$cor_valid.$AMJ33])" office:value-type="float" office:value="0" calcext:value-type="float">
            <text:p>0,00</text:p>
          </table:table-cell>
          <table:table-cell table:style-name="ce2" table:formula="of:=[$cor_valid.BH33]/SUM([$cor_valid.$A33:$cor_valid.$AMJ33])" office:value-type="float" office:value="0" calcext:value-type="float">
            <text:p>0,00</text:p>
          </table:table-cell>
          <table:table-cell table:style-name="ce2" table:formula="of:=[$cor_valid.BI33]/SUM([$cor_valid.$A33:$cor_valid.$AMJ33])" office:value-type="float" office:value="0" calcext:value-type="float">
            <text:p>0,00</text:p>
          </table:table-cell>
          <table:table-cell table:style-name="ce2" table:formula="of:=[$cor_valid.BJ33]/SUM([$cor_valid.$A33:$cor_valid.$AMJ33])" office:value-type="float" office:value="0" calcext:value-type="float">
            <text:p>0,00</text:p>
          </table:table-cell>
          <table:table-cell table:style-name="ce2" table:formula="of:=[$cor_valid.BK33]/SUM([$cor_valid.$A33:$cor_valid.$AMJ33])" office:value-type="float" office:value="0" calcext:value-type="float">
            <text:p>0,00</text:p>
          </table:table-cell>
          <table:table-cell table:style-name="ce2" table:formula="of:=[$cor_valid.BL33]/SUM([$cor_valid.$A33:$cor_valid.$AMJ33])" office:value-type="float" office:value="0" calcext:value-type="float">
            <text:p>0,00</text:p>
          </table:table-cell>
          <table:table-cell table:style-name="ce2" table:formula="of:=[$cor_valid.BM33]/SUM([$cor_valid.$A33:$cor_valid.$AMJ33])" office:value-type="float" office:value="0.0200654357425584" calcext:value-type="float">
            <text:p>0,02</text:p>
          </table:table-cell>
          <table:table-cell table:style-name="ce2" table:formula="of:=[$cor_valid.BN33]/SUM([$cor_valid.$A33:$cor_valid.$AMJ33])" office:value-type="float" office:value="0.00657789370123779" calcext:value-type="float">
            <text:p>0,01</text:p>
          </table:table-cell>
          <table:table-cell table:style-name="ce2" table:formula="of:=[$cor_valid.BO33]/SUM([$cor_valid.$A33:$cor_valid.$AMJ33])" office:value-type="float" office:value="0.0896309515638227" calcext:value-type="float">
            <text:p>0,09</text:p>
          </table:table-cell>
          <table:table-cell/>
          <table:table-cell table:formula="of:=[.BR33]/SUM([.BR$1:.BR$1048576])" office:value-type="float" office:value="0.000790403506442407" calcext:value-type="float">
            <text:p>0,001</text:p>
          </table:table-cell>
          <table:table-cell table:formula="of:=SUM([$cor_valid.$A33:$cor_valid.$AMJ33])" office:value-type="float" office:value="87414" calcext:value-type="float">
            <text:p>87414</text:p>
          </table:table-cell>
          <table:table-cell table:number-columns-repeated="95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$cor_valid.B34]/SUM([$cor_valid.$A34:$cor_valid.$AMJ34])" office:value-type="float" office:value="0" calcext:value-type="float">
            <text:p>0,00</text:p>
          </table:table-cell>
          <table:table-cell table:style-name="ce2" table:formula="of:=[$cor_valid.C34]/SUM([$cor_valid.$A34:$cor_valid.$AMJ34])" office:value-type="float" office:value="0" calcext:value-type="float">
            <text:p>0,00</text:p>
          </table:table-cell>
          <table:table-cell table:style-name="ce2" table:formula="of:=[$cor_valid.D34]/SUM([$cor_valid.$A34:$cor_valid.$AMJ34])" office:value-type="float" office:value="0.000129802699896158" calcext:value-type="float">
            <text:p>0,00</text:p>
          </table:table-cell>
          <table:table-cell table:style-name="ce2" table:formula="of:=[$cor_valid.E34]/SUM([$cor_valid.$A34:$cor_valid.$AMJ34])" office:value-type="float" office:value="0.0971212645667474" calcext:value-type="float">
            <text:p>0,10</text:p>
          </table:table-cell>
          <table:table-cell table:style-name="ce2" table:formula="of:=[$cor_valid.F34]/SUM([$cor_valid.$A34:$cor_valid.$AMJ34])" office:value-type="float" office:value="0.000418253144109842" calcext:value-type="float">
            <text:p>0,00</text:p>
          </table:table-cell>
          <table:table-cell table:style-name="ce2" table:formula="of:=[$cor_valid.G34]/SUM([$cor_valid.$A34:$cor_valid.$AMJ34])" office:value-type="float" office:value="0" calcext:value-type="float">
            <text:p>0,00</text:p>
          </table:table-cell>
          <table:table-cell table:style-name="ce2" table:formula="of:=[$cor_valid.H34]/SUM([$cor_valid.$A34:$cor_valid.$AMJ34])" office:value-type="float" office:value="0" calcext:value-type="float">
            <text:p>0,00</text:p>
          </table:table-cell>
          <table:table-cell table:style-name="ce2" table:formula="of:=[$cor_valid.I34]/SUM([$cor_valid.$A34:$cor_valid.$AMJ34])" office:value-type="float" office:value="0" calcext:value-type="float">
            <text:p>0,00</text:p>
          </table:table-cell>
          <table:table-cell table:style-name="ce2" table:formula="of:=[$cor_valid.J34]/SUM([$cor_valid.$A34:$cor_valid.$AMJ34])" office:value-type="float" office:value="0" calcext:value-type="float">
            <text:p>0,00</text:p>
          </table:table-cell>
          <table:table-cell table:style-name="ce2" table:formula="of:=[$cor_valid.K34]/SUM([$cor_valid.$A34:$cor_valid.$AMJ34])" office:value-type="float" office:value="0" calcext:value-type="float">
            <text:p>0,00</text:p>
          </table:table-cell>
          <table:table-cell table:style-name="ce2" table:formula="of:=[$cor_valid.L34]/SUM([$cor_valid.$A34:$cor_valid.$AMJ34])" office:value-type="float" office:value="0" calcext:value-type="float">
            <text:p>0,00</text:p>
          </table:table-cell>
          <table:table-cell table:style-name="ce2" table:formula="of:=[$cor_valid.M34]/SUM([$cor_valid.$A34:$cor_valid.$AMJ34])" office:value-type="float" office:value="0" calcext:value-type="float">
            <text:p>0,00</text:p>
          </table:table-cell>
          <table:table-cell table:style-name="ce2" table:formula="of:=[$cor_valid.N34]/SUM([$cor_valid.$A34:$cor_valid.$AMJ34])" office:value-type="float" office:value="0" calcext:value-type="float">
            <text:p>0,00</text:p>
          </table:table-cell>
          <table:table-cell table:style-name="ce2" table:formula="of:=[$cor_valid.O34]/SUM([$cor_valid.$A34:$cor_valid.$AMJ34])" office:value-type="float" office:value="0.000331718010845737" calcext:value-type="float">
            <text:p>0,00</text:p>
          </table:table-cell>
          <table:table-cell table:style-name="ce2" table:formula="of:=[$cor_valid.P34]/SUM([$cor_valid.$A34:$cor_valid.$AMJ34])" office:value-type="float" office:value="0" calcext:value-type="float">
            <text:p>0,00</text:p>
          </table:table-cell>
          <table:table-cell table:style-name="ce2" table:formula="of:=[$cor_valid.Q34]/SUM([$cor_valid.$A34:$cor_valid.$AMJ34])" office:value-type="float" office:value="0.0000288450444213684" calcext:value-type="float">
            <text:p>0,00</text:p>
          </table:table-cell>
          <table:table-cell table:style-name="ce2" table:formula="of:=[$cor_valid.R34]/SUM([$cor_valid.$A34:$cor_valid.$AMJ34])" office:value-type="float" office:value="0.00412484135225568" calcext:value-type="float">
            <text:p>0,00</text:p>
          </table:table-cell>
          <table:table-cell table:style-name="ce2" table:formula="of:=[$cor_valid.S34]/SUM([$cor_valid.$A34:$cor_valid.$AMJ34])" office:value-type="float" office:value="0.383812161070728" calcext:value-type="float">
            <text:p>0,38</text:p>
          </table:table-cell>
          <table:table-cell table:style-name="ce2" table:formula="of:=[$cor_valid.T34]/SUM([$cor_valid.$A34:$cor_valid.$AMJ34])" office:value-type="float" office:value="0" calcext:value-type="float">
            <text:p>0,00</text:p>
          </table:table-cell>
          <table:table-cell table:style-name="ce2" table:formula="of:=[$cor_valid.U34]/SUM([$cor_valid.$A34:$cor_valid.$AMJ34])" office:value-type="float" office:value="0.00271143417560863" calcext:value-type="float">
            <text:p>0,00</text:p>
          </table:table-cell>
          <table:table-cell table:style-name="ce2" table:formula="of:=[$cor_valid.V34]/SUM([$cor_valid.$A34:$cor_valid.$AMJ34])" office:value-type="float" office:value="0" calcext:value-type="float">
            <text:p>0,00</text:p>
          </table:table-cell>
          <table:table-cell table:style-name="ce2" table:formula="of:=[$cor_valid.W34]/SUM([$cor_valid.$A34:$cor_valid.$AMJ34])" office:value-type="float" office:value="0" calcext:value-type="float">
            <text:p>0,00</text:p>
          </table:table-cell>
          <table:table-cell table:style-name="ce2" table:formula="of:=[$cor_valid.X34]/SUM([$cor_valid.$A34:$cor_valid.$AMJ34])" office:value-type="float" office:value="0" calcext:value-type="float">
            <text:p>0,00</text:p>
          </table:table-cell>
          <table:table-cell table:style-name="ce2" table:formula="of:=[$cor_valid.Y34]/SUM([$cor_valid.$A34:$cor_valid.$AMJ34])" office:value-type="float" office:value="0" calcext:value-type="float">
            <text:p>0,00</text:p>
          </table:table-cell>
          <table:table-cell table:style-name="ce2" table:formula="of:=[$cor_valid.Z34]/SUM([$cor_valid.$A34:$cor_valid.$AMJ34])" office:value-type="float" office:value="0" calcext:value-type="float">
            <text:p>0,00</text:p>
          </table:table-cell>
          <table:table-cell table:style-name="ce2" table:formula="of:=[$cor_valid.AA34]/SUM([$cor_valid.$A34:$cor_valid.$AMJ34])" office:value-type="float" office:value="0" calcext:value-type="float">
            <text:p>0,00</text:p>
          </table:table-cell>
          <table:table-cell table:style-name="ce2" table:formula="of:=[$cor_valid.AB34]/SUM([$cor_valid.$A34:$cor_valid.$AMJ34])" office:value-type="float" office:value="0" calcext:value-type="float">
            <text:p>0,00</text:p>
          </table:table-cell>
          <table:table-cell table:style-name="ce2" table:formula="of:=[$cor_valid.AC34]/SUM([$cor_valid.$A34:$cor_valid.$AMJ34])" office:value-type="float" office:value="0.00524979808468905" calcext:value-type="float">
            <text:p>0,01</text:p>
          </table:table-cell>
          <table:table-cell table:style-name="ce2" table:formula="of:=[$cor_valid.AD34]/SUM([$cor_valid.$A34:$cor_valid.$AMJ34])" office:value-type="float" office:value="0" calcext:value-type="float">
            <text:p>0,00</text:p>
          </table:table-cell>
          <table:table-cell table:style-name="ce2" table:formula="of:=[$cor_valid.AE34]/SUM([$cor_valid.$A34:$cor_valid.$AMJ34])" office:value-type="float" office:value="0" calcext:value-type="float">
            <text:p>0,00</text:p>
          </table:table-cell>
          <table:table-cell table:style-name="ce2" table:formula="of:=[$cor_valid.AF34]/SUM([$cor_valid.$A34:$cor_valid.$AMJ34])" office:value-type="float" office:value="0.151854736356294" calcext:value-type="float">
            <text:p>0,15</text:p>
          </table:table-cell>
          <table:table-cell table:style-name="ce2" table:formula="of:=[$cor_valid.AG34]/SUM([$cor_valid.$A34:$cor_valid.$AMJ34])" office:value-type="float" office:value="0" calcext:value-type="float">
            <text:p>0,00</text:p>
          </table:table-cell>
          <table:table-cell table:style-name="ce2" table:formula="of:=[$cor_valid.AH34]/SUM([$cor_valid.$A34:$cor_valid.$AMJ34])" office:value-type="float" office:value="0" calcext:value-type="float">
            <text:p>0,00</text:p>
          </table:table-cell>
          <table:table-cell table:style-name="ce2" table:formula="of:=[$cor_valid.AI34]/SUM([$cor_valid.$A34:$cor_valid.$AMJ34])" office:value-type="float" office:value="0" calcext:value-type="float">
            <text:p>0,00</text:p>
          </table:table-cell>
          <table:table-cell table:style-name="ce2" table:formula="of:=[$cor_valid.AJ34]/SUM([$cor_valid.$A34:$cor_valid.$AMJ34])" office:value-type="float" office:value="0" calcext:value-type="float">
            <text:p>0,00</text:p>
          </table:table-cell>
          <table:table-cell table:style-name="ce2" table:formula="of:=[$cor_valid.AK34]/SUM([$cor_valid.$A34:$cor_valid.$AMJ34])" office:value-type="float" office:value="0.0964866735894773" calcext:value-type="float">
            <text:p>0,10</text:p>
          </table:table-cell>
          <table:table-cell table:style-name="ce2" table:formula="of:=[$cor_valid.AL34]/SUM([$cor_valid.$A34:$cor_valid.$AMJ34])" office:value-type="float" office:value="0" calcext:value-type="float">
            <text:p>0,00</text:p>
          </table:table-cell>
          <table:table-cell table:style-name="ce2" table:formula="of:=[$cor_valid.AM34]/SUM([$cor_valid.$A34:$cor_valid.$AMJ34])" office:value-type="float" office:value="0" calcext:value-type="float">
            <text:p>0,00</text:p>
          </table:table-cell>
          <table:table-cell table:style-name="ce2" table:formula="of:=[$cor_valid.AN34]/SUM([$cor_valid.$A34:$cor_valid.$AMJ34])" office:value-type="float" office:value="0" calcext:value-type="float">
            <text:p>0,00</text:p>
          </table:table-cell>
          <table:table-cell table:style-name="ce2" table:formula="of:=[$cor_valid.AO34]/SUM([$cor_valid.$A34:$cor_valid.$AMJ34])" office:value-type="float" office:value="0" calcext:value-type="float">
            <text:p>0,00</text:p>
          </table:table-cell>
          <table:table-cell table:style-name="ce2" table:formula="of:=[$cor_valid.AP34]/SUM([$cor_valid.$A34:$cor_valid.$AMJ34])" office:value-type="float" office:value="0" calcext:value-type="float">
            <text:p>0,00</text:p>
          </table:table-cell>
          <table:table-cell table:style-name="ce2" table:formula="of:=[$cor_valid.AQ34]/SUM([$cor_valid.$A34:$cor_valid.$AMJ34])" office:value-type="float" office:value="0" calcext:value-type="float">
            <text:p>0,00</text:p>
          </table:table-cell>
          <table:table-cell table:style-name="ce2" table:formula="of:=[$cor_valid.AR34]/SUM([$cor_valid.$A34:$cor_valid.$AMJ34])" office:value-type="float" office:value="0" calcext:value-type="float">
            <text:p>0,00</text:p>
          </table:table-cell>
          <table:table-cell table:style-name="ce2" table:formula="of:=[$cor_valid.AS34]/SUM([$cor_valid.$A34:$cor_valid.$AMJ34])" office:value-type="float" office:value="0" calcext:value-type="float">
            <text:p>0,00</text:p>
          </table:table-cell>
          <table:table-cell table:style-name="ce2" table:formula="of:=[$cor_valid.AT34]/SUM([$cor_valid.$A34:$cor_valid.$AMJ34])" office:value-type="float" office:value="0.0000432675666320526" calcext:value-type="float">
            <text:p>0,00</text:p>
          </table:table-cell>
          <table:table-cell table:style-name="ce2" table:formula="of:=[$cor_valid.AU34]/SUM([$cor_valid.$A34:$cor_valid.$AMJ34])" office:value-type="float" office:value="0.0131100726895119" calcext:value-type="float">
            <text:p>0,01</text:p>
          </table:table-cell>
          <table:table-cell table:style-name="ce2" table:formula="of:=[$cor_valid.AV34]/SUM([$cor_valid.$A34:$cor_valid.$AMJ34])" office:value-type="float" office:value="0.000129802699896158" calcext:value-type="float">
            <text:p>0,00</text:p>
          </table:table-cell>
          <table:table-cell table:style-name="ce2" table:formula="of:=[$cor_valid.AW34]/SUM([$cor_valid.$A34:$cor_valid.$AMJ34])" office:value-type="float" office:value="0.00236529364255221" calcext:value-type="float">
            <text:p>0,00</text:p>
          </table:table-cell>
          <table:table-cell table:style-name="ce2" table:formula="of:=[$cor_valid.AX34]/SUM([$cor_valid.$A34:$cor_valid.$AMJ34])" office:value-type="float" office:value="0.0204078689281181" calcext:value-type="float">
            <text:p>0,02</text:p>
          </table:table-cell>
          <table:table-cell table:style-name="ce2" table:formula="of:=[$cor_valid.AY34]/SUM([$cor_valid.$A34:$cor_valid.$AMJ34])" office:value-type="float" office:value="0" calcext:value-type="float">
            <text:p>0,00</text:p>
          </table:table-cell>
          <table:table-cell table:style-name="ce2" table:formula="of:=[$cor_valid.AZ34]/SUM([$cor_valid.$A34:$cor_valid.$AMJ34])" office:value-type="float" office:value="0.155619014653283" calcext:value-type="float">
            <text:p>0,16</text:p>
          </table:table-cell>
          <table:table-cell table:style-name="ce2" table:formula="of:=[$cor_valid.BA34]/SUM([$cor_valid.$A34:$cor_valid.$AMJ34])" office:value-type="float" office:value="0" calcext:value-type="float">
            <text:p>0,00</text:p>
          </table:table-cell>
          <table:table-cell table:style-name="ce2" table:formula="of:=[$cor_valid.BB34]/SUM([$cor_valid.$A34:$cor_valid.$AMJ34])" office:value-type="float" office:value="0.00100957655474789" calcext:value-type="float">
            <text:p>0,00</text:p>
          </table:table-cell>
          <table:table-cell table:style-name="ce2" table:formula="of:=[$cor_valid.BC34]/SUM([$cor_valid.$A34:$cor_valid.$AMJ34])" office:value-type="float" office:value="0" calcext:value-type="float">
            <text:p>0,00</text:p>
          </table:table-cell>
          <table:table-cell table:style-name="ce2" table:formula="of:=[$cor_valid.BD34]/SUM([$cor_valid.$A34:$cor_valid.$AMJ34])" office:value-type="float" office:value="0.00559593861774547" calcext:value-type="float">
            <text:p>0,01</text:p>
          </table:table-cell>
          <table:table-cell table:style-name="ce2" table:formula="of:=[$cor_valid.BE34]/SUM([$cor_valid.$A34:$cor_valid.$AMJ34])" office:value-type="float" office:value="0.0514018691588785" calcext:value-type="float">
            <text:p>0,05</text:p>
          </table:table-cell>
          <table:table-cell table:style-name="ce2" table:formula="of:=[$cor_valid.BF34]/SUM([$cor_valid.$A34:$cor_valid.$AMJ34])" office:value-type="float" office:value="0" calcext:value-type="float">
            <text:p>0,00</text:p>
          </table:table-cell>
          <table:table-cell table:style-name="ce2" table:formula="of:=[$cor_valid.BG34]/SUM([$cor_valid.$A34:$cor_valid.$AMJ34])" office:value-type="float" office:value="0.000259605399792316" calcext:value-type="float">
            <text:p>0,00</text:p>
          </table:table-cell>
          <table:table-cell table:style-name="ce2" table:formula="of:=[$cor_valid.BH34]/SUM([$cor_valid.$A34:$cor_valid.$AMJ34])" office:value-type="float" office:value="0" calcext:value-type="float">
            <text:p>0,00</text:p>
          </table:table-cell>
          <table:table-cell table:style-name="ce2" table:formula="of:=[$cor_valid.BI34]/SUM([$cor_valid.$A34:$cor_valid.$AMJ34])" office:value-type="float" office:value="0" calcext:value-type="float">
            <text:p>0,00</text:p>
          </table:table-cell>
          <table:table-cell table:style-name="ce2" table:formula="of:=[$cor_valid.BJ34]/SUM([$cor_valid.$A34:$cor_valid.$AMJ34])" office:value-type="float" office:value="0" calcext:value-type="float">
            <text:p>0,00</text:p>
          </table:table-cell>
          <table:table-cell table:style-name="ce2" table:formula="of:=[$cor_valid.BK34]/SUM([$cor_valid.$A34:$cor_valid.$AMJ34])" office:value-type="float" office:value="0.0000432675666320526" calcext:value-type="float">
            <text:p>0,00</text:p>
          </table:table-cell>
          <table:table-cell table:style-name="ce2" table:formula="of:=[$cor_valid.BL34]/SUM([$cor_valid.$A34:$cor_valid.$AMJ34])" office:value-type="float" office:value="0" calcext:value-type="float">
            <text:p>0,00</text:p>
          </table:table-cell>
          <table:table-cell table:style-name="ce2" table:formula="of:=[$cor_valid.BM34]/SUM([$cor_valid.$A34:$cor_valid.$AMJ34])" office:value-type="float" office:value="0.000317295488635052" calcext:value-type="float">
            <text:p>0,00</text:p>
          </table:table-cell>
          <table:table-cell table:style-name="ce2" table:formula="of:=[$cor_valid.BN34]/SUM([$cor_valid.$A34:$cor_valid.$AMJ34])" office:value-type="float" office:value="0" calcext:value-type="float">
            <text:p>0,00</text:p>
          </table:table-cell>
          <table:table-cell table:style-name="ce2" table:formula="of:=[$cor_valid.BO34]/SUM([$cor_valid.$A34:$cor_valid.$AMJ34])" office:value-type="float" office:value="0.00696607822776047" calcext:value-type="float">
            <text:p>0,01</text:p>
          </table:table-cell>
          <table:table-cell/>
          <table:table-cell table:formula="of:=[.BR34]/SUM([.BR$1:.BR$1048576])" office:value-type="float" office:value="0.000626940965093586" calcext:value-type="float">
            <text:p>0,001</text:p>
          </table:table-cell>
          <table:table-cell table:formula="of:=SUM([$cor_valid.$A34:$cor_valid.$AMJ34])" office:value-type="float" office:value="69336" calcext:value-type="float">
            <text:p>69336</text:p>
          </table:table-cell>
          <table:table-cell table:number-columns-repeated="95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$cor_valid.B35]/SUM([$cor_valid.$A35:$cor_valid.$AMJ35])" office:value-type="float" office:value="0" calcext:value-type="float">
            <text:p>0,00</text:p>
          </table:table-cell>
          <table:table-cell table:style-name="ce2" table:formula="of:=[$cor_valid.C35]/SUM([$cor_valid.$A35:$cor_valid.$AMJ35])" office:value-type="float" office:value="0" calcext:value-type="float">
            <text:p>0,00</text:p>
          </table:table-cell>
          <table:table-cell table:style-name="ce2" table:formula="of:=[$cor_valid.D35]/SUM([$cor_valid.$A35:$cor_valid.$AMJ35])" office:value-type="float" office:value="0.013405681455474" calcext:value-type="float">
            <text:p>0,01</text:p>
          </table:table-cell>
          <table:table-cell table:style-name="ce2" table:formula="of:=[$cor_valid.E35]/SUM([$cor_valid.$A35:$cor_valid.$AMJ35])" office:value-type="float" office:value="0.47341206511331" calcext:value-type="float">
            <text:p>0,47</text:p>
          </table:table-cell>
          <table:table-cell table:style-name="ce2" table:formula="of:=[$cor_valid.F35]/SUM([$cor_valid.$A35:$cor_valid.$AMJ35])" office:value-type="float" office:value="0.039259495691031" calcext:value-type="float">
            <text:p>0,04</text:p>
          </table:table-cell>
          <table:table-cell table:style-name="ce2" table:formula="of:=[$cor_valid.G35]/SUM([$cor_valid.$A35:$cor_valid.$AMJ35])" office:value-type="float" office:value="0" calcext:value-type="float">
            <text:p>0,00</text:p>
          </table:table-cell>
          <table:table-cell table:style-name="ce2" table:formula="of:=[$cor_valid.H35]/SUM([$cor_valid.$A35:$cor_valid.$AMJ35])" office:value-type="float" office:value="0" calcext:value-type="float">
            <text:p>0,00</text:p>
          </table:table-cell>
          <table:table-cell table:style-name="ce2" table:formula="of:=[$cor_valid.I35]/SUM([$cor_valid.$A35:$cor_valid.$AMJ35])" office:value-type="float" office:value="0" calcext:value-type="float">
            <text:p>0,00</text:p>
          </table:table-cell>
          <table:table-cell table:style-name="ce2" table:formula="of:=[$cor_valid.J35]/SUM([$cor_valid.$A35:$cor_valid.$AMJ35])" office:value-type="float" office:value="0" calcext:value-type="float">
            <text:p>0,00</text:p>
          </table:table-cell>
          <table:table-cell table:style-name="ce2" table:formula="of:=[$cor_valid.K35]/SUM([$cor_valid.$A35:$cor_valid.$AMJ35])" office:value-type="float" office:value="0" calcext:value-type="float">
            <text:p>0,00</text:p>
          </table:table-cell>
          <table:table-cell table:style-name="ce2" table:formula="of:=[$cor_valid.L35]/SUM([$cor_valid.$A35:$cor_valid.$AMJ35])" office:value-type="float" office:value="0" calcext:value-type="float">
            <text:p>0,00</text:p>
          </table:table-cell>
          <table:table-cell table:style-name="ce2" table:formula="of:=[$cor_valid.M35]/SUM([$cor_valid.$A35:$cor_valid.$AMJ35])" office:value-type="float" office:value="0" calcext:value-type="float">
            <text:p>0,00</text:p>
          </table:table-cell>
          <table:table-cell table:style-name="ce2" table:formula="of:=[$cor_valid.N35]/SUM([$cor_valid.$A35:$cor_valid.$AMJ35])" office:value-type="float" office:value="0" calcext:value-type="float">
            <text:p>0,00</text:p>
          </table:table-cell>
          <table:table-cell table:style-name="ce2" table:formula="of:=[$cor_valid.O35]/SUM([$cor_valid.$A35:$cor_valid.$AMJ35])" office:value-type="float" office:value="0.00491541653367379" calcext:value-type="float">
            <text:p>0,00</text:p>
          </table:table-cell>
          <table:table-cell table:style-name="ce2" table:formula="of:=[$cor_valid.P35]/SUM([$cor_valid.$A35:$cor_valid.$AMJ35])" office:value-type="float" office:value="0" calcext:value-type="float">
            <text:p>0,00</text:p>
          </table:table-cell>
          <table:table-cell table:style-name="ce2" table:formula="of:=[$cor_valid.Q35]/SUM([$cor_valid.$A35:$cor_valid.$AMJ35])" office:value-type="float" office:value="0.003830194701564" calcext:value-type="float">
            <text:p>0,00</text:p>
          </table:table-cell>
          <table:table-cell table:style-name="ce2" table:formula="of:=[$cor_valid.R35]/SUM([$cor_valid.$A35:$cor_valid.$AMJ35])" office:value-type="float" office:value="0" calcext:value-type="float">
            <text:p>0,00</text:p>
          </table:table-cell>
          <table:table-cell table:style-name="ce2" table:formula="of:=[$cor_valid.S35]/SUM([$cor_valid.$A35:$cor_valid.$AMJ35])" office:value-type="float" office:value="0.0120651133099266" calcext:value-type="float">
            <text:p>0,01</text:p>
          </table:table-cell>
          <table:table-cell table:style-name="ce2" table:formula="of:=[$cor_valid.T35]/SUM([$cor_valid.$A35:$cor_valid.$AMJ35])" office:value-type="float" office:value="0" calcext:value-type="float">
            <text:p>0,00</text:p>
          </table:table-cell>
          <table:table-cell table:style-name="ce2" table:formula="of:=[$cor_valid.U35]/SUM([$cor_valid.$A35:$cor_valid.$AMJ35])" office:value-type="float" office:value="0.0155122885413342" calcext:value-type="float">
            <text:p>0,02</text:p>
          </table:table-cell>
          <table:table-cell table:style-name="ce2" table:formula="of:=[$cor_valid.V35]/SUM([$cor_valid.$A35:$cor_valid.$AMJ35])" office:value-type="float" office:value="0" calcext:value-type="float">
            <text:p>0,00</text:p>
          </table:table-cell>
          <table:table-cell table:style-name="ce2" table:formula="of:=[$cor_valid.W35]/SUM([$cor_valid.$A35:$cor_valid.$AMJ35])" office:value-type="float" office:value="0" calcext:value-type="float">
            <text:p>0,00</text:p>
          </table:table-cell>
          <table:table-cell table:style-name="ce2" table:formula="of:=[$cor_valid.X35]/SUM([$cor_valid.$A35:$cor_valid.$AMJ35])" office:value-type="float" office:value="0" calcext:value-type="float">
            <text:p>0,00</text:p>
          </table:table-cell>
          <table:table-cell table:style-name="ce2" table:formula="of:=[$cor_valid.Y35]/SUM([$cor_valid.$A35:$cor_valid.$AMJ35])" office:value-type="float" office:value="0" calcext:value-type="float">
            <text:p>0,00</text:p>
          </table:table-cell>
          <table:table-cell table:style-name="ce2" table:formula="of:=[$cor_valid.Z35]/SUM([$cor_valid.$A35:$cor_valid.$AMJ35])" office:value-type="float" office:value="0" calcext:value-type="float">
            <text:p>0,00</text:p>
          </table:table-cell>
          <table:table-cell table:style-name="ce2" table:formula="of:=[$cor_valid.AA35]/SUM([$cor_valid.$A35:$cor_valid.$AMJ35])" office:value-type="float" office:value="0" calcext:value-type="float">
            <text:p>0,00</text:p>
          </table:table-cell>
          <table:table-cell table:style-name="ce2" table:formula="of:=[$cor_valid.AB35]/SUM([$cor_valid.$A35:$cor_valid.$AMJ35])" office:value-type="float" office:value="0" calcext:value-type="float">
            <text:p>0,00</text:p>
          </table:table-cell>
          <table:table-cell table:style-name="ce2" table:formula="of:=[$cor_valid.AC35]/SUM([$cor_valid.$A35:$cor_valid.$AMJ35])" office:value-type="float" office:value="0" calcext:value-type="float">
            <text:p>0,00</text:p>
          </table:table-cell>
          <table:table-cell table:style-name="ce2" table:formula="of:=[$cor_valid.AD35]/SUM([$cor_valid.$A35:$cor_valid.$AMJ35])" office:value-type="float" office:value="0.0000638365783593999" calcext:value-type="float">
            <text:p>0,00</text:p>
          </table:table-cell>
          <table:table-cell table:style-name="ce2" table:formula="of:=[$cor_valid.AE35]/SUM([$cor_valid.$A35:$cor_valid.$AMJ35])" office:value-type="float" office:value="0.0033833386530482" calcext:value-type="float">
            <text:p>0,00</text:p>
          </table:table-cell>
          <table:table-cell table:style-name="ce2" table:formula="of:=[$cor_valid.AF35]/SUM([$cor_valid.$A35:$cor_valid.$AMJ35])" office:value-type="float" office:value="0.0716246409192467" calcext:value-type="float">
            <text:p>0,07</text:p>
          </table:table-cell>
          <table:table-cell table:style-name="ce2" table:formula="of:=[$cor_valid.AG35]/SUM([$cor_valid.$A35:$cor_valid.$AMJ35])" office:value-type="float" office:value="0" calcext:value-type="float">
            <text:p>0,00</text:p>
          </table:table-cell>
          <table:table-cell table:style-name="ce2" table:formula="of:=[$cor_valid.AH35]/SUM([$cor_valid.$A35:$cor_valid.$AMJ35])" office:value-type="float" office:value="0" calcext:value-type="float">
            <text:p>0,00</text:p>
          </table:table-cell>
          <table:table-cell table:style-name="ce2" table:formula="of:=[$cor_valid.AI35]/SUM([$cor_valid.$A35:$cor_valid.$AMJ35])" office:value-type="float" office:value="0" calcext:value-type="float">
            <text:p>0,00</text:p>
          </table:table-cell>
          <table:table-cell table:style-name="ce2" table:formula="of:=[$cor_valid.AJ35]/SUM([$cor_valid.$A35:$cor_valid.$AMJ35])" office:value-type="float" office:value="0" calcext:value-type="float">
            <text:p>0,00</text:p>
          </table:table-cell>
          <table:table-cell table:style-name="ce2" table:formula="of:=[$cor_valid.AK35]/SUM([$cor_valid.$A35:$cor_valid.$AMJ35])" office:value-type="float" office:value="0" calcext:value-type="float">
            <text:p>0,00</text:p>
          </table:table-cell>
          <table:table-cell table:style-name="ce2" table:formula="of:=[$cor_valid.AL35]/SUM([$cor_valid.$A35:$cor_valid.$AMJ35])" office:value-type="float" office:value="0" calcext:value-type="float">
            <text:p>0,00</text:p>
          </table:table-cell>
          <table:table-cell table:style-name="ce2" table:formula="of:=[$cor_valid.AM35]/SUM([$cor_valid.$A35:$cor_valid.$AMJ35])" office:value-type="float" office:value="0" calcext:value-type="float">
            <text:p>0,00</text:p>
          </table:table-cell>
          <table:table-cell table:style-name="ce2" table:formula="of:=[$cor_valid.AN35]/SUM([$cor_valid.$A35:$cor_valid.$AMJ35])" office:value-type="float" office:value="0" calcext:value-type="float">
            <text:p>0,00</text:p>
          </table:table-cell>
          <table:table-cell table:style-name="ce2" table:formula="of:=[$cor_valid.AO35]/SUM([$cor_valid.$A35:$cor_valid.$AMJ35])" office:value-type="float" office:value="0" calcext:value-type="float">
            <text:p>0,00</text:p>
          </table:table-cell>
          <table:table-cell table:style-name="ce2" table:formula="of:=[$cor_valid.AP35]/SUM([$cor_valid.$A35:$cor_valid.$AMJ35])" office:value-type="float" office:value="0" calcext:value-type="float">
            <text:p>0,00</text:p>
          </table:table-cell>
          <table:table-cell table:style-name="ce2" table:formula="of:=[$cor_valid.AQ35]/SUM([$cor_valid.$A35:$cor_valid.$AMJ35])" office:value-type="float" office:value="0" calcext:value-type="float">
            <text:p>0,00</text:p>
          </table:table-cell>
          <table:table-cell table:style-name="ce2" table:formula="of:=[$cor_valid.AR35]/SUM([$cor_valid.$A35:$cor_valid.$AMJ35])" office:value-type="float" office:value="0" calcext:value-type="float">
            <text:p>0,00</text:p>
          </table:table-cell>
          <table:table-cell table:style-name="ce2" table:formula="of:=[$cor_valid.AS35]/SUM([$cor_valid.$A35:$cor_valid.$AMJ35])" office:value-type="float" office:value="0" calcext:value-type="float">
            <text:p>0,00</text:p>
          </table:table-cell>
          <table:table-cell table:style-name="ce2" table:formula="of:=[$cor_valid.AT35]/SUM([$cor_valid.$A35:$cor_valid.$AMJ35])" office:value-type="float" office:value="0" calcext:value-type="float">
            <text:p>0,00</text:p>
          </table:table-cell>
          <table:table-cell table:style-name="ce2" table:formula="of:=[$cor_valid.AU35]/SUM([$cor_valid.$A35:$cor_valid.$AMJ35])" office:value-type="float" office:value="0.00651133099265879" calcext:value-type="float">
            <text:p>0,01</text:p>
          </table:table-cell>
          <table:table-cell table:style-name="ce2" table:formula="of:=[$cor_valid.AV35]/SUM([$cor_valid.$A35:$cor_valid.$AMJ35])" office:value-type="float" office:value="0" calcext:value-type="float">
            <text:p>0,00</text:p>
          </table:table-cell>
          <table:table-cell table:style-name="ce2" table:formula="of:=[$cor_valid.AW35]/SUM([$cor_valid.$A35:$cor_valid.$AMJ35])" office:value-type="float" office:value="0" calcext:value-type="float">
            <text:p>0,00</text:p>
          </table:table-cell>
          <table:table-cell table:style-name="ce2" table:formula="of:=[$cor_valid.AX35]/SUM([$cor_valid.$A35:$cor_valid.$AMJ35])" office:value-type="float" office:value="0" calcext:value-type="float">
            <text:p>0,00</text:p>
          </table:table-cell>
          <table:table-cell table:style-name="ce2" table:formula="of:=[$cor_valid.AY35]/SUM([$cor_valid.$A35:$cor_valid.$AMJ35])" office:value-type="float" office:value="0" calcext:value-type="float">
            <text:p>0,00</text:p>
          </table:table-cell>
          <table:table-cell table:style-name="ce2" table:formula="of:=[$cor_valid.AZ35]/SUM([$cor_valid.$A35:$cor_valid.$AMJ35])" office:value-type="float" office:value="0.0026811362910948" calcext:value-type="float">
            <text:p>0,00</text:p>
          </table:table-cell>
          <table:table-cell table:style-name="ce2" table:formula="of:=[$cor_valid.BA35]/SUM([$cor_valid.$A35:$cor_valid.$AMJ35])" office:value-type="float" office:value="0" calcext:value-type="float">
            <text:p>0,00</text:p>
          </table:table-cell>
          <table:table-cell table:style-name="ce2" table:formula="of:=[$cor_valid.BB35]/SUM([$cor_valid.$A35:$cor_valid.$AMJ35])" office:value-type="float" office:value="0.0262368337057134" calcext:value-type="float">
            <text:p>0,03</text:p>
          </table:table-cell>
          <table:table-cell table:style-name="ce2" table:formula="of:=[$cor_valid.BC35]/SUM([$cor_valid.$A35:$cor_valid.$AMJ35])" office:value-type="float" office:value="0" calcext:value-type="float">
            <text:p>0,00</text:p>
          </table:table-cell>
          <table:table-cell table:style-name="ce2" table:formula="of:=[$cor_valid.BD35]/SUM([$cor_valid.$A35:$cor_valid.$AMJ35])" office:value-type="float" office:value="0" calcext:value-type="float">
            <text:p>0,00</text:p>
          </table:table-cell>
          <table:table-cell table:style-name="ce2" table:formula="of:=[$cor_valid.BE35]/SUM([$cor_valid.$A35:$cor_valid.$AMJ35])" office:value-type="float" office:value="0.170443664219598" calcext:value-type="float">
            <text:p>0,17</text:p>
          </table:table-cell>
          <table:table-cell table:style-name="ce2" table:formula="of:=[$cor_valid.BF35]/SUM([$cor_valid.$A35:$cor_valid.$AMJ35])" office:value-type="float" office:value="0" calcext:value-type="float">
            <text:p>0,00</text:p>
          </table:table-cell>
          <table:table-cell table:style-name="ce2" table:formula="of:=[$cor_valid.BG35]/SUM([$cor_valid.$A35:$cor_valid.$AMJ35])" office:value-type="float" office:value="0.0031279923396106" calcext:value-type="float">
            <text:p>0,00</text:p>
          </table:table-cell>
          <table:table-cell table:style-name="ce2" table:formula="of:=[$cor_valid.BH35]/SUM([$cor_valid.$A35:$cor_valid.$AMJ35])" office:value-type="float" office:value="0" calcext:value-type="float">
            <text:p>0,00</text:p>
          </table:table-cell>
          <table:table-cell table:style-name="ce2" table:formula="of:=[$cor_valid.BI35]/SUM([$cor_valid.$A35:$cor_valid.$AMJ35])" office:value-type="float" office:value="0" calcext:value-type="float">
            <text:p>0,00</text:p>
          </table:table-cell>
          <table:table-cell table:style-name="ce2" table:formula="of:=[$cor_valid.BJ35]/SUM([$cor_valid.$A35:$cor_valid.$AMJ35])" office:value-type="float" office:value="0" calcext:value-type="float">
            <text:p>0,00</text:p>
          </table:table-cell>
          <table:table-cell table:style-name="ce2" table:formula="of:=[$cor_valid.BK35]/SUM([$cor_valid.$A35:$cor_valid.$AMJ35])" office:value-type="float" office:value="0" calcext:value-type="float">
            <text:p>0,00</text:p>
          </table:table-cell>
          <table:table-cell table:style-name="ce2" table:formula="of:=[$cor_valid.BL35]/SUM([$cor_valid.$A35:$cor_valid.$AMJ35])" office:value-type="float" office:value="0" calcext:value-type="float">
            <text:p>0,00</text:p>
          </table:table-cell>
          <table:table-cell table:style-name="ce2" table:formula="of:=[$cor_valid.BM35]/SUM([$cor_valid.$A35:$cor_valid.$AMJ35])" office:value-type="float" office:value="0" calcext:value-type="float">
            <text:p>0,00</text:p>
          </table:table-cell>
          <table:table-cell table:style-name="ce2" table:formula="of:=[$cor_valid.BN35]/SUM([$cor_valid.$A35:$cor_valid.$AMJ35])" office:value-type="float" office:value="0" calcext:value-type="float">
            <text:p>0,00</text:p>
          </table:table-cell>
          <table:table-cell table:style-name="ce2" table:formula="of:=[$cor_valid.BO35]/SUM([$cor_valid.$A35:$cor_valid.$AMJ35])" office:value-type="float" office:value="0.151420363868497" calcext:value-type="float">
            <text:p>0,15</text:p>
          </table:table-cell>
          <table:table-cell/>
          <table:table-cell table:formula="of:=[.BR35]/SUM([.BR$1:.BR$1048576])" office:value-type="float" office:value="0.000141644026453661" calcext:value-type="float">
            <text:p>0,000</text:p>
          </table:table-cell>
          <table:table-cell table:formula="of:=SUM([$cor_valid.$A35:$cor_valid.$AMJ35])" office:value-type="float" office:value="15665" calcext:value-type="float">
            <text:p>15665</text:p>
          </table:table-cell>
          <table:table-cell table:number-columns-repeated="95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$cor_valid.B36]/SUM([$cor_valid.$A36:$cor_valid.$AMJ36])" office:value-type="float" office:value="0" calcext:value-type="float">
            <text:p>0,00</text:p>
          </table:table-cell>
          <table:table-cell table:style-name="ce2" table:formula="of:=[$cor_valid.C36]/SUM([$cor_valid.$A36:$cor_valid.$AMJ36])" office:value-type="float" office:value="0" calcext:value-type="float">
            <text:p>0,00</text:p>
          </table:table-cell>
          <table:table-cell table:style-name="ce2" table:formula="of:=[$cor_valid.D36]/SUM([$cor_valid.$A36:$cor_valid.$AMJ36])" office:value-type="float" office:value="0.000226193168966297" calcext:value-type="float">
            <text:p>0,00</text:p>
          </table:table-cell>
          <table:table-cell table:style-name="ce2" table:formula="of:=[$cor_valid.E36]/SUM([$cor_valid.$A36:$cor_valid.$AMJ36])" office:value-type="float" office:value="0.258312598959511" calcext:value-type="float">
            <text:p>0,26</text:p>
          </table:table-cell>
          <table:table-cell table:style-name="ce2" table:formula="of:=[$cor_valid.F36]/SUM([$cor_valid.$A36:$cor_valid.$AMJ36])" office:value-type="float" office:value="0.00248812485862927" calcext:value-type="float">
            <text:p>0,00</text:p>
          </table:table-cell>
          <table:table-cell table:style-name="ce2" table:formula="of:=[$cor_valid.G36]/SUM([$cor_valid.$A36:$cor_valid.$AMJ36])" office:value-type="float" office:value="0" calcext:value-type="float">
            <text:p>0,00</text:p>
          </table:table-cell>
          <table:table-cell table:style-name="ce2" table:formula="of:=[$cor_valid.H36]/SUM([$cor_valid.$A36:$cor_valid.$AMJ36])" office:value-type="float" office:value="0" calcext:value-type="float">
            <text:p>0,00</text:p>
          </table:table-cell>
          <table:table-cell table:style-name="ce2" table:formula="of:=[$cor_valid.I36]/SUM([$cor_valid.$A36:$cor_valid.$AMJ36])" office:value-type="float" office:value="0" calcext:value-type="float">
            <text:p>0,00</text:p>
          </table:table-cell>
          <table:table-cell table:style-name="ce2" table:formula="of:=[$cor_valid.J36]/SUM([$cor_valid.$A36:$cor_valid.$AMJ36])" office:value-type="float" office:value="0" calcext:value-type="float">
            <text:p>0,00</text:p>
          </table:table-cell>
          <table:table-cell table:style-name="ce2" table:formula="of:=[$cor_valid.K36]/SUM([$cor_valid.$A36:$cor_valid.$AMJ36])" office:value-type="float" office:value="0" calcext:value-type="float">
            <text:p>0,00</text:p>
          </table:table-cell>
          <table:table-cell table:style-name="ce2" table:formula="of:=[$cor_valid.L36]/SUM([$cor_valid.$A36:$cor_valid.$AMJ36])" office:value-type="float" office:value="0" calcext:value-type="float">
            <text:p>0,00</text:p>
          </table:table-cell>
          <table:table-cell table:style-name="ce2" table:formula="of:=[$cor_valid.M36]/SUM([$cor_valid.$A36:$cor_valid.$AMJ36])" office:value-type="float" office:value="0" calcext:value-type="float">
            <text:p>0,00</text:p>
          </table:table-cell>
          <table:table-cell table:style-name="ce2" table:formula="of:=[$cor_valid.N36]/SUM([$cor_valid.$A36:$cor_valid.$AMJ36])" office:value-type="float" office:value="0" calcext:value-type="float">
            <text:p>0,00</text:p>
          </table:table-cell>
          <table:table-cell table:style-name="ce2" table:formula="of:=[$cor_valid.O36]/SUM([$cor_valid.$A36:$cor_valid.$AMJ36])" office:value-type="float" office:value="0.00294051119656186" calcext:value-type="float">
            <text:p>0,00</text:p>
          </table:table-cell>
          <table:table-cell table:style-name="ce2" table:formula="of:=[$cor_valid.P36]/SUM([$cor_valid.$A36:$cor_valid.$AMJ36])" office:value-type="float" office:value="0" calcext:value-type="float">
            <text:p>0,00</text:p>
          </table:table-cell>
          <table:table-cell table:style-name="ce2" table:formula="of:=[$cor_valid.Q36]/SUM([$cor_valid.$A36:$cor_valid.$AMJ36])" office:value-type="float" office:value="0.00113096584483149" calcext:value-type="float">
            <text:p>0,00</text:p>
          </table:table-cell>
          <table:table-cell table:style-name="ce2" table:formula="of:=[$cor_valid.R36]/SUM([$cor_valid.$A36:$cor_valid.$AMJ36])" office:value-type="float" office:value="0" calcext:value-type="float">
            <text:p>0,00</text:p>
          </table:table-cell>
          <table:table-cell table:style-name="ce2" table:formula="of:=[$cor_valid.S36]/SUM([$cor_valid.$A36:$cor_valid.$AMJ36])" office:value-type="float" office:value="0.100655960190002" calcext:value-type="float">
            <text:p>0,10</text:p>
          </table:table-cell>
          <table:table-cell table:style-name="ce2" table:formula="of:=[$cor_valid.T36]/SUM([$cor_valid.$A36:$cor_valid.$AMJ36])" office:value-type="float" office:value="0" calcext:value-type="float">
            <text:p>0,00</text:p>
          </table:table-cell>
          <table:table-cell table:style-name="ce2" table:formula="of:=[$cor_valid.U36]/SUM([$cor_valid.$A36:$cor_valid.$AMJ36])" office:value-type="float" office:value="0.0655960190002262" calcext:value-type="float">
            <text:p>0,07</text:p>
          </table:table-cell>
          <table:table-cell table:style-name="ce2" table:formula="of:=[$cor_valid.V36]/SUM([$cor_valid.$A36:$cor_valid.$AMJ36])" office:value-type="float" office:value="0" calcext:value-type="float">
            <text:p>0,00</text:p>
          </table:table-cell>
          <table:table-cell table:style-name="ce2" table:formula="of:=[$cor_valid.W36]/SUM([$cor_valid.$A36:$cor_valid.$AMJ36])" office:value-type="float" office:value="0" calcext:value-type="float">
            <text:p>0,00</text:p>
          </table:table-cell>
          <table:table-cell table:style-name="ce2" table:formula="of:=[$cor_valid.X36]/SUM([$cor_valid.$A36:$cor_valid.$AMJ36])" office:value-type="float" office:value="0" calcext:value-type="float">
            <text:p>0,00</text:p>
          </table:table-cell>
          <table:table-cell table:style-name="ce2" table:formula="of:=[$cor_valid.Y36]/SUM([$cor_valid.$A36:$cor_valid.$AMJ36])" office:value-type="float" office:value="0" calcext:value-type="float">
            <text:p>0,00</text:p>
          </table:table-cell>
          <table:table-cell table:style-name="ce2" table:formula="of:=[$cor_valid.Z36]/SUM([$cor_valid.$A36:$cor_valid.$AMJ36])" office:value-type="float" office:value="0" calcext:value-type="float">
            <text:p>0,00</text:p>
          </table:table-cell>
          <table:table-cell table:style-name="ce2" table:formula="of:=[$cor_valid.AA36]/SUM([$cor_valid.$A36:$cor_valid.$AMJ36])" office:value-type="float" office:value="0" calcext:value-type="float">
            <text:p>0,00</text:p>
          </table:table-cell>
          <table:table-cell table:style-name="ce2" table:formula="of:=[$cor_valid.AB36]/SUM([$cor_valid.$A36:$cor_valid.$AMJ36])" office:value-type="float" office:value="0" calcext:value-type="float">
            <text:p>0,00</text:p>
          </table:table-cell>
          <table:table-cell table:style-name="ce2" table:formula="of:=[$cor_valid.AC36]/SUM([$cor_valid.$A36:$cor_valid.$AMJ36])" office:value-type="float" office:value="0" calcext:value-type="float">
            <text:p>0,00</text:p>
          </table:table-cell>
          <table:table-cell table:style-name="ce2" table:formula="of:=[$cor_valid.AD36]/SUM([$cor_valid.$A36:$cor_valid.$AMJ36])" office:value-type="float" office:value="0" calcext:value-type="float">
            <text:p>0,00</text:p>
          </table:table-cell>
          <table:table-cell table:style-name="ce2" table:formula="of:=[$cor_valid.AE36]/SUM([$cor_valid.$A36:$cor_valid.$AMJ36])" office:value-type="float" office:value="0.000226193168966297" calcext:value-type="float">
            <text:p>0,00</text:p>
          </table:table-cell>
          <table:table-cell table:style-name="ce2" table:formula="of:=[$cor_valid.AF36]/SUM([$cor_valid.$A36:$cor_valid.$AMJ36])" office:value-type="float" office:value="0.0954535173037774" calcext:value-type="float">
            <text:p>0,10</text:p>
          </table:table-cell>
          <table:table-cell table:style-name="ce2" table:formula="of:=[$cor_valid.AG36]/SUM([$cor_valid.$A36:$cor_valid.$AMJ36])" office:value-type="float" office:value="0" calcext:value-type="float">
            <text:p>0,00</text:p>
          </table:table-cell>
          <table:table-cell table:style-name="ce2" table:formula="of:=[$cor_valid.AH36]/SUM([$cor_valid.$A36:$cor_valid.$AMJ36])" office:value-type="float" office:value="0" calcext:value-type="float">
            <text:p>0,00</text:p>
          </table:table-cell>
          <table:table-cell table:style-name="ce2" table:formula="of:=[$cor_valid.AI36]/SUM([$cor_valid.$A36:$cor_valid.$AMJ36])" office:value-type="float" office:value="0" calcext:value-type="float">
            <text:p>0,00</text:p>
          </table:table-cell>
          <table:table-cell table:style-name="ce2" table:formula="of:=[$cor_valid.AJ36]/SUM([$cor_valid.$A36:$cor_valid.$AMJ36])" office:value-type="float" office:value="0" calcext:value-type="float">
            <text:p>0,00</text:p>
          </table:table-cell>
          <table:table-cell table:style-name="ce2" table:formula="of:=[$cor_valid.AK36]/SUM([$cor_valid.$A36:$cor_valid.$AMJ36])" office:value-type="float" office:value="0.000678579506898892" calcext:value-type="float">
            <text:p>0,00</text:p>
          </table:table-cell>
          <table:table-cell table:style-name="ce2" table:formula="of:=[$cor_valid.AL36]/SUM([$cor_valid.$A36:$cor_valid.$AMJ36])" office:value-type="float" office:value="0" calcext:value-type="float">
            <text:p>0,00</text:p>
          </table:table-cell>
          <table:table-cell table:style-name="ce2" table:formula="of:=[$cor_valid.AM36]/SUM([$cor_valid.$A36:$cor_valid.$AMJ36])" office:value-type="float" office:value="0" calcext:value-type="float">
            <text:p>0,00</text:p>
          </table:table-cell>
          <table:table-cell table:style-name="ce2" table:formula="of:=[$cor_valid.AN36]/SUM([$cor_valid.$A36:$cor_valid.$AMJ36])" office:value-type="float" office:value="0" calcext:value-type="float">
            <text:p>0,00</text:p>
          </table:table-cell>
          <table:table-cell table:style-name="ce2" table:formula="of:=[$cor_valid.AO36]/SUM([$cor_valid.$A36:$cor_valid.$AMJ36])" office:value-type="float" office:value="0" calcext:value-type="float">
            <text:p>0,00</text:p>
          </table:table-cell>
          <table:table-cell table:style-name="ce2" table:formula="of:=[$cor_valid.AP36]/SUM([$cor_valid.$A36:$cor_valid.$AMJ36])" office:value-type="float" office:value="0" calcext:value-type="float">
            <text:p>0,00</text:p>
          </table:table-cell>
          <table:table-cell table:style-name="ce2" table:formula="of:=[$cor_valid.AQ36]/SUM([$cor_valid.$A36:$cor_valid.$AMJ36])" office:value-type="float" office:value="0" calcext:value-type="float">
            <text:p>0,00</text:p>
          </table:table-cell>
          <table:table-cell table:style-name="ce2" table:formula="of:=[$cor_valid.AR36]/SUM([$cor_valid.$A36:$cor_valid.$AMJ36])" office:value-type="float" office:value="0" calcext:value-type="float">
            <text:p>0,00</text:p>
          </table:table-cell>
          <table:table-cell table:style-name="ce2" table:formula="of:=[$cor_valid.AS36]/SUM([$cor_valid.$A36:$cor_valid.$AMJ36])" office:value-type="float" office:value="0" calcext:value-type="float">
            <text:p>0,00</text:p>
          </table:table-cell>
          <table:table-cell table:style-name="ce2" table:formula="of:=[$cor_valid.AT36]/SUM([$cor_valid.$A36:$cor_valid.$AMJ36])" office:value-type="float" office:value="0" calcext:value-type="float">
            <text:p>0,00</text:p>
          </table:table-cell>
          <table:table-cell table:style-name="ce2" table:formula="of:=[$cor_valid.AU36]/SUM([$cor_valid.$A36:$cor_valid.$AMJ36])" office:value-type="float" office:value="0.0199049988690342" calcext:value-type="float">
            <text:p>0,02</text:p>
          </table:table-cell>
          <table:table-cell table:style-name="ce2" table:formula="of:=[$cor_valid.AV36]/SUM([$cor_valid.$A36:$cor_valid.$AMJ36])" office:value-type="float" office:value="0" calcext:value-type="float">
            <text:p>0,00</text:p>
          </table:table-cell>
          <table:table-cell table:style-name="ce2" table:formula="of:=[$cor_valid.AW36]/SUM([$cor_valid.$A36:$cor_valid.$AMJ36])" office:value-type="float" office:value="0" calcext:value-type="float">
            <text:p>0,00</text:p>
          </table:table-cell>
          <table:table-cell table:style-name="ce2" table:formula="of:=[$cor_valid.AX36]/SUM([$cor_valid.$A36:$cor_valid.$AMJ36])" office:value-type="float" office:value="0" calcext:value-type="float">
            <text:p>0,00</text:p>
          </table:table-cell>
          <table:table-cell table:style-name="ce2" table:formula="of:=[$cor_valid.AY36]/SUM([$cor_valid.$A36:$cor_valid.$AMJ36])" office:value-type="float" office:value="0" calcext:value-type="float">
            <text:p>0,00</text:p>
          </table:table-cell>
          <table:table-cell table:style-name="ce2" table:formula="of:=[$cor_valid.AZ36]/SUM([$cor_valid.$A36:$cor_valid.$AMJ36])" office:value-type="float" office:value="0.000452386337932594" calcext:value-type="float">
            <text:p>0,00</text:p>
          </table:table-cell>
          <table:table-cell table:style-name="ce2" table:formula="of:=[$cor_valid.BA36]/SUM([$cor_valid.$A36:$cor_valid.$AMJ36])" office:value-type="float" office:value="0" calcext:value-type="float">
            <text:p>0,00</text:p>
          </table:table-cell>
          <table:table-cell table:style-name="ce2" table:formula="of:=[$cor_valid.BB36]/SUM([$cor_valid.$A36:$cor_valid.$AMJ36])" office:value-type="float" office:value="0.0916082334313504" calcext:value-type="float">
            <text:p>0,09</text:p>
          </table:table-cell>
          <table:table-cell table:style-name="ce2" table:formula="of:=[$cor_valid.BC36]/SUM([$cor_valid.$A36:$cor_valid.$AMJ36])" office:value-type="float" office:value="0" calcext:value-type="float">
            <text:p>0,00</text:p>
          </table:table-cell>
          <table:table-cell table:style-name="ce2" table:formula="of:=[$cor_valid.BD36]/SUM([$cor_valid.$A36:$cor_valid.$AMJ36])" office:value-type="float" office:value="0.00384528387242705" calcext:value-type="float">
            <text:p>0,00</text:p>
          </table:table-cell>
          <table:table-cell table:style-name="ce2" table:formula="of:=[$cor_valid.BE36]/SUM([$cor_valid.$A36:$cor_valid.$AMJ36])" office:value-type="float" office:value="0.229586066500792" calcext:value-type="float">
            <text:p>0,23</text:p>
          </table:table-cell>
          <table:table-cell table:style-name="ce2" table:formula="of:=[$cor_valid.BF36]/SUM([$cor_valid.$A36:$cor_valid.$AMJ36])" office:value-type="float" office:value="0" calcext:value-type="float">
            <text:p>0,00</text:p>
          </table:table-cell>
          <table:table-cell table:style-name="ce2" table:formula="of:=[$cor_valid.BG36]/SUM([$cor_valid.$A36:$cor_valid.$AMJ36])" office:value-type="float" office:value="0.0391314182311694" calcext:value-type="float">
            <text:p>0,04</text:p>
          </table:table-cell>
          <table:table-cell table:style-name="ce2" table:formula="of:=[$cor_valid.BH36]/SUM([$cor_valid.$A36:$cor_valid.$AMJ36])" office:value-type="float" office:value="0" calcext:value-type="float">
            <text:p>0,00</text:p>
          </table:table-cell>
          <table:table-cell table:style-name="ce2" table:formula="of:=[$cor_valid.BI36]/SUM([$cor_valid.$A36:$cor_valid.$AMJ36])" office:value-type="float" office:value="0" calcext:value-type="float">
            <text:p>0,00</text:p>
          </table:table-cell>
          <table:table-cell table:style-name="ce2" table:formula="of:=[$cor_valid.BJ36]/SUM([$cor_valid.$A36:$cor_valid.$AMJ36])" office:value-type="float" office:value="0" calcext:value-type="float">
            <text:p>0,00</text:p>
          </table:table-cell>
          <table:table-cell table:style-name="ce2" table:formula="of:=[$cor_valid.BK36]/SUM([$cor_valid.$A36:$cor_valid.$AMJ36])" office:value-type="float" office:value="0" calcext:value-type="float">
            <text:p>0,00</text:p>
          </table:table-cell>
          <table:table-cell table:style-name="ce2" table:formula="of:=[$cor_valid.BL36]/SUM([$cor_valid.$A36:$cor_valid.$AMJ36])" office:value-type="float" office:value="0" calcext:value-type="float">
            <text:p>0,00</text:p>
          </table:table-cell>
          <table:table-cell table:style-name="ce2" table:formula="of:=[$cor_valid.BM36]/SUM([$cor_valid.$A36:$cor_valid.$AMJ36])" office:value-type="float" office:value="0" calcext:value-type="float">
            <text:p>0,00</text:p>
          </table:table-cell>
          <table:table-cell table:style-name="ce2" table:formula="of:=[$cor_valid.BN36]/SUM([$cor_valid.$A36:$cor_valid.$AMJ36])" office:value-type="float" office:value="0.000904772675865189" calcext:value-type="float">
            <text:p>0,00</text:p>
          </table:table-cell>
          <table:table-cell table:style-name="ce2" table:formula="of:=[$cor_valid.BO36]/SUM([$cor_valid.$A36:$cor_valid.$AMJ36])" office:value-type="float" office:value="0.079167609138204" calcext:value-type="float">
            <text:p>0,08</text:p>
          </table:table-cell>
          <table:table-cell/>
          <table:table-cell table:formula="of:=[.BR36]/SUM([.BR$1:.BR$1048576])" office:value-type="float" office:value="0.000039974991442811" calcext:value-type="float">
            <text:p>0,000</text:p>
          </table:table-cell>
          <table:table-cell table:formula="of:=SUM([$cor_valid.$A36:$cor_valid.$AMJ36])" office:value-type="float" office:value="4421" calcext:value-type="float">
            <text:p>4421</text:p>
          </table:table-cell>
          <table:table-cell table:number-columns-repeated="95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$cor_valid.B37]/SUM([$cor_valid.$A37:$cor_valid.$AMJ37])" office:value-type="float" office:value="0" calcext:value-type="float">
            <text:p>0,00</text:p>
          </table:table-cell>
          <table:table-cell table:style-name="ce2" table:formula="of:=[$cor_valid.C37]/SUM([$cor_valid.$A37:$cor_valid.$AMJ37])" office:value-type="float" office:value="0" calcext:value-type="float">
            <text:p>0,00</text:p>
          </table:table-cell>
          <table:table-cell table:style-name="ce2" table:formula="of:=[$cor_valid.D37]/SUM([$cor_valid.$A37:$cor_valid.$AMJ37])" office:value-type="float" office:value="0.00120765223185138" calcext:value-type="float">
            <text:p>0,00</text:p>
          </table:table-cell>
          <table:table-cell table:style-name="ce2" table:formula="of:=[$cor_valid.E37]/SUM([$cor_valid.$A37:$cor_valid.$AMJ37])" office:value-type="float" office:value="0.0559728962385797" calcext:value-type="float">
            <text:p>0,06</text:p>
          </table:table-cell>
          <table:table-cell table:style-name="ce2" table:formula="of:=[$cor_valid.F37]/SUM([$cor_valid.$A37:$cor_valid.$AMJ37])" office:value-type="float" office:value="0.0000401559239655016" calcext:value-type="float">
            <text:p>0,00</text:p>
          </table:table-cell>
          <table:table-cell table:style-name="ce2" table:formula="of:=[$cor_valid.G37]/SUM([$cor_valid.$A37:$cor_valid.$AMJ37])" office:value-type="float" office:value="0" calcext:value-type="float">
            <text:p>0,00</text:p>
          </table:table-cell>
          <table:table-cell table:style-name="ce2" table:formula="of:=[$cor_valid.H37]/SUM([$cor_valid.$A37:$cor_valid.$AMJ37])" office:value-type="float" office:value="0.000092209899476337" calcext:value-type="float">
            <text:p>0,00</text:p>
          </table:table-cell>
          <table:table-cell table:style-name="ce2" table:formula="of:=[$cor_valid.I37]/SUM([$cor_valid.$A37:$cor_valid.$AMJ37])" office:value-type="float" office:value="0.00000446176932950018" calcext:value-type="float">
            <text:p>0,00</text:p>
          </table:table-cell>
          <table:table-cell table:style-name="ce2" table:formula="of:=[$cor_valid.J37]/SUM([$cor_valid.$A37:$cor_valid.$AMJ37])" office:value-type="float" office:value="0" calcext:value-type="float">
            <text:p>0,00</text:p>
          </table:table-cell>
          <table:table-cell table:style-name="ce2" table:formula="of:=[$cor_valid.K37]/SUM([$cor_valid.$A37:$cor_valid.$AMJ37])" office:value-type="float" office:value="0" calcext:value-type="float">
            <text:p>0,00</text:p>
          </table:table-cell>
          <table:table-cell table:style-name="ce2" table:formula="of:=[$cor_valid.L37]/SUM([$cor_valid.$A37:$cor_valid.$AMJ37])" office:value-type="float" office:value="0" calcext:value-type="float">
            <text:p>0,00</text:p>
          </table:table-cell>
          <table:table-cell table:style-name="ce2" table:formula="of:=[$cor_valid.M37]/SUM([$cor_valid.$A37:$cor_valid.$AMJ37])" office:value-type="float" office:value="0" calcext:value-type="float">
            <text:p>0,00</text:p>
          </table:table-cell>
          <table:table-cell table:style-name="ce2" table:formula="of:=[$cor_valid.N37]/SUM([$cor_valid.$A37:$cor_valid.$AMJ37])" office:value-type="float" office:value="0" calcext:value-type="float">
            <text:p>0,00</text:p>
          </table:table-cell>
          <table:table-cell table:style-name="ce2" table:formula="of:=[$cor_valid.O37]/SUM([$cor_valid.$A37:$cor_valid.$AMJ37])" office:value-type="float" office:value="0.0101133438135337" calcext:value-type="float">
            <text:p>0,01</text:p>
          </table:table-cell>
          <table:table-cell table:style-name="ce2" table:formula="of:=[$cor_valid.P37]/SUM([$cor_valid.$A37:$cor_valid.$AMJ37])" office:value-type="float" office:value="0" calcext:value-type="float">
            <text:p>0,00</text:p>
          </table:table-cell>
          <table:table-cell table:style-name="ce2" table:formula="of:=[$cor_valid.Q37]/SUM([$cor_valid.$A37:$cor_valid.$AMJ37])" office:value-type="float" office:value="0.000522027011551521" calcext:value-type="float">
            <text:p>0,00</text:p>
          </table:table-cell>
          <table:table-cell table:style-name="ce2" table:formula="of:=[$cor_valid.R37]/SUM([$cor_valid.$A37:$cor_valid.$AMJ37])" office:value-type="float" office:value="0.00524257896216271" calcext:value-type="float">
            <text:p>0,01</text:p>
          </table:table-cell>
          <table:table-cell table:style-name="ce2" table:formula="of:=[$cor_valid.S37]/SUM([$cor_valid.$A37:$cor_valid.$AMJ37])" office:value-type="float" office:value="0.494622824329731" calcext:value-type="float">
            <text:p>0,49</text:p>
          </table:table-cell>
          <table:table-cell table:style-name="ce2" table:formula="of:=[$cor_valid.T37]/SUM([$cor_valid.$A37:$cor_valid.$AMJ37])" office:value-type="float" office:value="0" calcext:value-type="float">
            <text:p>0,00</text:p>
          </table:table-cell>
          <table:table-cell table:style-name="ce2" table:formula="of:=[$cor_valid.U37]/SUM([$cor_valid.$A37:$cor_valid.$AMJ37])" office:value-type="float" office:value="0.00748833619134446" calcext:value-type="float">
            <text:p>0,01</text:p>
          </table:table-cell>
          <table:table-cell table:style-name="ce2" table:formula="of:=[$cor_valid.V37]/SUM([$cor_valid.$A37:$cor_valid.$AMJ37])" office:value-type="float" office:value="0" calcext:value-type="float">
            <text:p>0,00</text:p>
          </table:table-cell>
          <table:table-cell table:style-name="ce2" table:formula="of:=[$cor_valid.W37]/SUM([$cor_valid.$A37:$cor_valid.$AMJ37])" office:value-type="float" office:value="0" calcext:value-type="float">
            <text:p>0,00</text:p>
          </table:table-cell>
          <table:table-cell table:style-name="ce2" table:formula="of:=[$cor_valid.X37]/SUM([$cor_valid.$A37:$cor_valid.$AMJ37])" office:value-type="float" office:value="0" calcext:value-type="float">
            <text:p>0,00</text:p>
          </table:table-cell>
          <table:table-cell table:style-name="ce2" table:formula="of:=[$cor_valid.Y37]/SUM([$cor_valid.$A37:$cor_valid.$AMJ37])" office:value-type="float" office:value="0.000211190414929675" calcext:value-type="float">
            <text:p>0,00</text:p>
          </table:table-cell>
          <table:table-cell table:style-name="ce2" table:formula="of:=[$cor_valid.Z37]/SUM([$cor_valid.$A37:$cor_valid.$AMJ37])" office:value-type="float" office:value="0.00144858777564439" calcext:value-type="float">
            <text:p>0,00</text:p>
          </table:table-cell>
          <table:table-cell table:style-name="ce2" table:formula="of:=[$cor_valid.AA37]/SUM([$cor_valid.$A37:$cor_valid.$AMJ37])" office:value-type="float" office:value="0.0000267706159770011" calcext:value-type="float">
            <text:p>0,00</text:p>
          </table:table-cell>
          <table:table-cell table:style-name="ce2" table:formula="of:=[$cor_valid.AB37]/SUM([$cor_valid.$A37:$cor_valid.$AMJ37])" office:value-type="float" office:value="0" calcext:value-type="float">
            <text:p>0,00</text:p>
          </table:table-cell>
          <table:table-cell table:style-name="ce2" table:formula="of:=[$cor_valid.AC37]/SUM([$cor_valid.$A37:$cor_valid.$AMJ37])" office:value-type="float" office:value="0.00577204225593006" calcext:value-type="float">
            <text:p>0,01</text:p>
          </table:table-cell>
          <table:table-cell table:style-name="ce2" table:formula="of:=[$cor_valid.AD37]/SUM([$cor_valid.$A37:$cor_valid.$AMJ37])" office:value-type="float" office:value="0.0000282578724201678" calcext:value-type="float">
            <text:p>0,00</text:p>
          </table:table-cell>
          <table:table-cell table:style-name="ce2" table:formula="of:=[$cor_valid.AE37]/SUM([$cor_valid.$A37:$cor_valid.$AMJ37])" office:value-type="float" office:value="0.000443202420063684" calcext:value-type="float">
            <text:p>0,00</text:p>
          </table:table-cell>
          <table:table-cell table:style-name="ce2" table:formula="of:=[$cor_valid.AF37]/SUM([$cor_valid.$A37:$cor_valid.$AMJ37])" office:value-type="float" office:value="0.0943738576011446" calcext:value-type="float">
            <text:p>0,09</text:p>
          </table:table-cell>
          <table:table-cell table:style-name="ce2" table:formula="of:=[$cor_valid.AG37]/SUM([$cor_valid.$A37:$cor_valid.$AMJ37])" office:value-type="float" office:value="0" calcext:value-type="float">
            <text:p>0,00</text:p>
          </table:table-cell>
          <table:table-cell table:style-name="ce2" table:formula="of:=[$cor_valid.AH37]/SUM([$cor_valid.$A37:$cor_valid.$AMJ37])" office:value-type="float" office:value="0" calcext:value-type="float">
            <text:p>0,00</text:p>
          </table:table-cell>
          <table:table-cell table:style-name="ce2" table:formula="of:=[$cor_valid.AI37]/SUM([$cor_valid.$A37:$cor_valid.$AMJ37])" office:value-type="float" office:value="0" calcext:value-type="float">
            <text:p>0,00</text:p>
          </table:table-cell>
          <table:table-cell table:style-name="ce2" table:formula="of:=[$cor_valid.AJ37]/SUM([$cor_valid.$A37:$cor_valid.$AMJ37])" office:value-type="float" office:value="0" calcext:value-type="float">
            <text:p>0,00</text:p>
          </table:table-cell>
          <table:table-cell table:style-name="ce2" table:formula="of:=[$cor_valid.AK37]/SUM([$cor_valid.$A37:$cor_valid.$AMJ37])" office:value-type="float" office:value="0.109863633456726" calcext:value-type="float">
            <text:p>0,11</text:p>
          </table:table-cell>
          <table:table-cell table:style-name="ce2" table:formula="of:=[$cor_valid.AL37]/SUM([$cor_valid.$A37:$cor_valid.$AMJ37])" office:value-type="float" office:value="0" calcext:value-type="float">
            <text:p>0,00</text:p>
          </table:table-cell>
          <table:table-cell table:style-name="ce2" table:formula="of:=[$cor_valid.AM37]/SUM([$cor_valid.$A37:$cor_valid.$AMJ37])" office:value-type="float" office:value="0" calcext:value-type="float">
            <text:p>0,00</text:p>
          </table:table-cell>
          <table:table-cell table:style-name="ce2" table:formula="of:=[$cor_valid.AN37]/SUM([$cor_valid.$A37:$cor_valid.$AMJ37])" office:value-type="float" office:value="0" calcext:value-type="float">
            <text:p>0,00</text:p>
          </table:table-cell>
          <table:table-cell table:style-name="ce2" table:formula="of:=[$cor_valid.AO37]/SUM([$cor_valid.$A37:$cor_valid.$AMJ37])" office:value-type="float" office:value="0" calcext:value-type="float">
            <text:p>0,00</text:p>
          </table:table-cell>
          <table:table-cell table:style-name="ce2" table:formula="of:=[$cor_valid.AP37]/SUM([$cor_valid.$A37:$cor_valid.$AMJ37])" office:value-type="float" office:value="0" calcext:value-type="float">
            <text:p>0,00</text:p>
          </table:table-cell>
          <table:table-cell table:style-name="ce2" table:formula="of:=[$cor_valid.AQ37]/SUM([$cor_valid.$A37:$cor_valid.$AMJ37])" office:value-type="float" office:value="0" calcext:value-type="float">
            <text:p>0,00</text:p>
          </table:table-cell>
          <table:table-cell table:style-name="ce2" table:formula="of:=[$cor_valid.AR37]/SUM([$cor_valid.$A37:$cor_valid.$AMJ37])" office:value-type="float" office:value="0" calcext:value-type="float">
            <text:p>0,00</text:p>
          </table:table-cell>
          <table:table-cell table:style-name="ce2" table:formula="of:=[$cor_valid.AS37]/SUM([$cor_valid.$A37:$cor_valid.$AMJ37])" office:value-type="float" office:value="0" calcext:value-type="float">
            <text:p>0,00</text:p>
          </table:table-cell>
          <table:table-cell table:style-name="ce2" table:formula="of:=[$cor_valid.AT37]/SUM([$cor_valid.$A37:$cor_valid.$AMJ37])" office:value-type="float" office:value="0.0000535412319540021" calcext:value-type="float">
            <text:p>0,00</text:p>
          </table:table-cell>
          <table:table-cell table:style-name="ce2" table:formula="of:=[$cor_valid.AU37]/SUM([$cor_valid.$A37:$cor_valid.$AMJ37])" office:value-type="float" office:value="0.0111529360673073" calcext:value-type="float">
            <text:p>0,01</text:p>
          </table:table-cell>
          <table:table-cell table:style-name="ce2" table:formula="of:=[$cor_valid.AV37]/SUM([$cor_valid.$A37:$cor_valid.$AMJ37])" office:value-type="float" office:value="0.00075850078601503" calcext:value-type="float">
            <text:p>0,00</text:p>
          </table:table-cell>
          <table:table-cell table:style-name="ce2" table:formula="of:=[$cor_valid.AW37]/SUM([$cor_valid.$A37:$cor_valid.$AMJ37])" office:value-type="float" office:value="0.00277968229227861" calcext:value-type="float">
            <text:p>0,00</text:p>
          </table:table-cell>
          <table:table-cell table:style-name="ce2" table:formula="of:=[$cor_valid.AX37]/SUM([$cor_valid.$A37:$cor_valid.$AMJ37])" office:value-type="float" office:value="0.00813678000056516" calcext:value-type="float">
            <text:p>0,01</text:p>
          </table:table-cell>
          <table:table-cell table:style-name="ce2" table:formula="of:=[$cor_valid.AY37]/SUM([$cor_valid.$A37:$cor_valid.$AMJ37])" office:value-type="float" office:value="0" calcext:value-type="float">
            <text:p>0,00</text:p>
          </table:table-cell>
          <table:table-cell table:style-name="ce2" table:formula="of:=[$cor_valid.AZ37]/SUM([$cor_valid.$A37:$cor_valid.$AMJ37])" office:value-type="float" office:value="0.127292791714197" calcext:value-type="float">
            <text:p>0,13</text:p>
          </table:table-cell>
          <table:table-cell table:style-name="ce2" table:formula="of:=[$cor_valid.BA37]/SUM([$cor_valid.$A37:$cor_valid.$AMJ37])" office:value-type="float" office:value="0" calcext:value-type="float">
            <text:p>0,00</text:p>
          </table:table-cell>
          <table:table-cell table:style-name="ce2" table:formula="of:=[$cor_valid.BB37]/SUM([$cor_valid.$A37:$cor_valid.$AMJ37])" office:value-type="float" office:value="0.00091763722543387" calcext:value-type="float">
            <text:p>0,00</text:p>
          </table:table-cell>
          <table:table-cell table:style-name="ce2" table:formula="of:=[$cor_valid.BC37]/SUM([$cor_valid.$A37:$cor_valid.$AMJ37])" office:value-type="float" office:value="0" calcext:value-type="float">
            <text:p>0,00</text:p>
          </table:table-cell>
          <table:table-cell table:style-name="ce2" table:formula="of:=[$cor_valid.BD37]/SUM([$cor_valid.$A37:$cor_valid.$AMJ37])" office:value-type="float" office:value="0.0116467052064386" calcext:value-type="float">
            <text:p>0,01</text:p>
          </table:table-cell>
          <table:table-cell table:style-name="ce2" table:formula="of:=[$cor_valid.BE37]/SUM([$cor_valid.$A37:$cor_valid.$AMJ37])" office:value-type="float" office:value="0.0417086196921677" calcext:value-type="float">
            <text:p>0,04</text:p>
          </table:table-cell>
          <table:table-cell table:style-name="ce2" table:formula="of:=[$cor_valid.BF37]/SUM([$cor_valid.$A37:$cor_valid.$AMJ37])" office:value-type="float" office:value="0" calcext:value-type="float">
            <text:p>0,00</text:p>
          </table:table-cell>
          <table:table-cell table:style-name="ce2" table:formula="of:=[$cor_valid.BG37]/SUM([$cor_valid.$A37:$cor_valid.$AMJ37])" office:value-type="float" office:value="0.00000892353865900036" calcext:value-type="float">
            <text:p>0,00</text:p>
          </table:table-cell>
          <table:table-cell table:style-name="ce2" table:formula="of:=[$cor_valid.BH37]/SUM([$cor_valid.$A37:$cor_valid.$AMJ37])" office:value-type="float" office:value="0" calcext:value-type="float">
            <text:p>0,00</text:p>
          </table:table-cell>
          <table:table-cell table:style-name="ce2" table:formula="of:=[$cor_valid.BI37]/SUM([$cor_valid.$A37:$cor_valid.$AMJ37])" office:value-type="float" office:value="0" calcext:value-type="float">
            <text:p>0,00</text:p>
          </table:table-cell>
          <table:table-cell table:style-name="ce2" table:formula="of:=[$cor_valid.BJ37]/SUM([$cor_valid.$A37:$cor_valid.$AMJ37])" office:value-type="float" office:value="0" calcext:value-type="float">
            <text:p>0,00</text:p>
          </table:table-cell>
          <table:table-cell table:style-name="ce2" table:formula="of:=[$cor_valid.BK37]/SUM([$cor_valid.$A37:$cor_valid.$AMJ37])" office:value-type="float" office:value="0.000178470773180007" calcext:value-type="float">
            <text:p>0,00</text:p>
          </table:table-cell>
          <table:table-cell table:style-name="ce2" table:formula="of:=[$cor_valid.BL37]/SUM([$cor_valid.$A37:$cor_valid.$AMJ37])" office:value-type="float" office:value="0" calcext:value-type="float">
            <text:p>0,00</text:p>
          </table:table-cell>
          <table:table-cell table:style-name="ce2" table:formula="of:=[$cor_valid.BM37]/SUM([$cor_valid.$A37:$cor_valid.$AMJ37])" office:value-type="float" office:value="0.0000178470773180007" calcext:value-type="float">
            <text:p>0,00</text:p>
          </table:table-cell>
          <table:table-cell table:style-name="ce2" table:formula="of:=[$cor_valid.BN37]/SUM([$cor_valid.$A37:$cor_valid.$AMJ37])" office:value-type="float" office:value="0.000187394311839007" calcext:value-type="float">
            <text:p>0,00</text:p>
          </table:table-cell>
          <table:table-cell table:style-name="ce2" table:formula="of:=[$cor_valid.BO37]/SUM([$cor_valid.$A37:$cor_valid.$AMJ37])" office:value-type="float" office:value="0.0076340873227748" calcext:value-type="float">
            <text:p>0,01</text:p>
          </table:table-cell>
          <table:table-cell/>
          <table:table-cell table:formula="of:=[.BR37]/SUM([.BR$1:.BR$1048576])" office:value-type="float" office:value="0.00607969798039489" calcext:value-type="float">
            <text:p>0,006</text:p>
          </table:table-cell>
          <table:table-cell table:formula="of:=SUM([$cor_valid.$A37:$cor_valid.$AMJ37])" office:value-type="float" office:value="672379" calcext:value-type="float">
            <text:p>672379</text:p>
          </table:table-cell>
          <table:table-cell table:number-columns-repeated="95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$cor_valid.B38]/SUM([$cor_valid.$A38:$cor_valid.$AMJ38])" office:value-type="float" office:value="0" calcext:value-type="float">
            <text:p>0,00</text:p>
          </table:table-cell>
          <table:table-cell table:style-name="ce2" table:formula="of:=[$cor_valid.C38]/SUM([$cor_valid.$A38:$cor_valid.$AMJ38])" office:value-type="float" office:value="0" calcext:value-type="float">
            <text:p>0,00</text:p>
          </table:table-cell>
          <table:table-cell table:style-name="ce2" table:formula="of:=[$cor_valid.D38]/SUM([$cor_valid.$A38:$cor_valid.$AMJ38])" office:value-type="float" office:value="0.271120728518619" calcext:value-type="float">
            <text:p>0,27</text:p>
          </table:table-cell>
          <table:table-cell table:style-name="ce2" table:formula="of:=[$cor_valid.E38]/SUM([$cor_valid.$A38:$cor_valid.$AMJ38])" office:value-type="float" office:value="0.0213686773059237" calcext:value-type="float">
            <text:p>0,02</text:p>
          </table:table-cell>
          <table:table-cell table:style-name="ce2" table:formula="of:=[$cor_valid.F38]/SUM([$cor_valid.$A38:$cor_valid.$AMJ38])" office:value-type="float" office:value="0.0142457848706158" calcext:value-type="float">
            <text:p>0,01</text:p>
          </table:table-cell>
          <table:table-cell table:style-name="ce2" table:formula="of:=[$cor_valid.G38]/SUM([$cor_valid.$A38:$cor_valid.$AMJ38])" office:value-type="float" office:value="0.000901631953836444" calcext:value-type="float">
            <text:p>0,00</text:p>
          </table:table-cell>
          <table:table-cell table:style-name="ce2" table:formula="of:=[$cor_valid.H38]/SUM([$cor_valid.$A38:$cor_valid.$AMJ38])" office:value-type="float" office:value="0" calcext:value-type="float">
            <text:p>0,00</text:p>
          </table:table-cell>
          <table:table-cell table:style-name="ce2" table:formula="of:=[$cor_valid.I38]/SUM([$cor_valid.$A38:$cor_valid.$AMJ38])" office:value-type="float" office:value="0" calcext:value-type="float">
            <text:p>0,00</text:p>
          </table:table-cell>
          <table:table-cell table:style-name="ce2" table:formula="of:=[$cor_valid.J38]/SUM([$cor_valid.$A38:$cor_valid.$AMJ38])" office:value-type="float" office:value="0" calcext:value-type="float">
            <text:p>0,00</text:p>
          </table:table-cell>
          <table:table-cell table:style-name="ce2" table:formula="of:=[$cor_valid.K38]/SUM([$cor_valid.$A38:$cor_valid.$AMJ38])" office:value-type="float" office:value="0" calcext:value-type="float">
            <text:p>0,00</text:p>
          </table:table-cell>
          <table:table-cell table:style-name="ce2" table:formula="of:=[$cor_valid.L38]/SUM([$cor_valid.$A38:$cor_valid.$AMJ38])" office:value-type="float" office:value="0" calcext:value-type="float">
            <text:p>0,00</text:p>
          </table:table-cell>
          <table:table-cell table:style-name="ce2" table:formula="of:=[$cor_valid.M38]/SUM([$cor_valid.$A38:$cor_valid.$AMJ38])" office:value-type="float" office:value="0" calcext:value-type="float">
            <text:p>0,00</text:p>
          </table:table-cell>
          <table:table-cell table:style-name="ce2" table:formula="of:=[$cor_valid.N38]/SUM([$cor_valid.$A38:$cor_valid.$AMJ38])" office:value-type="float" office:value="0" calcext:value-type="float">
            <text:p>0,00</text:p>
          </table:table-cell>
          <table:table-cell table:style-name="ce2" table:formula="of:=[$cor_valid.O38]/SUM([$cor_valid.$A38:$cor_valid.$AMJ38])" office:value-type="float" office:value="0.390376581612719" calcext:value-type="float">
            <text:p>0,39</text:p>
          </table:table-cell>
          <table:table-cell table:style-name="ce2" table:formula="of:=[$cor_valid.P38]/SUM([$cor_valid.$A38:$cor_valid.$AMJ38])" office:value-type="float" office:value="0" calcext:value-type="float">
            <text:p>0,00</text:p>
          </table:table-cell>
          <table:table-cell table:style-name="ce2" table:formula="of:=[$cor_valid.Q38]/SUM([$cor_valid.$A38:$cor_valid.$AMJ38])" office:value-type="float" office:value="0.0809364950560514" calcext:value-type="float">
            <text:p>0,08</text:p>
          </table:table-cell>
          <table:table-cell table:style-name="ce2" table:formula="of:=[$cor_valid.R38]/SUM([$cor_valid.$A38:$cor_valid.$AMJ38])" office:value-type="float" office:value="0" calcext:value-type="float">
            <text:p>0,00</text:p>
          </table:table-cell>
          <table:table-cell table:style-name="ce2" table:formula="of:=[$cor_valid.S38]/SUM([$cor_valid.$A38:$cor_valid.$AMJ38])" office:value-type="float" office:value="0.00489886694917801" calcext:value-type="float">
            <text:p>0,00</text:p>
          </table:table-cell>
          <table:table-cell table:style-name="ce2" table:formula="of:=[$cor_valid.T38]/SUM([$cor_valid.$A38:$cor_valid.$AMJ38])" office:value-type="float" office:value="0" calcext:value-type="float">
            <text:p>0,00</text:p>
          </table:table-cell>
          <table:table-cell table:style-name="ce2" table:formula="of:=[$cor_valid.U38]/SUM([$cor_valid.$A38:$cor_valid.$AMJ38])" office:value-type="float" office:value="0.00522946533225138" calcext:value-type="float">
            <text:p>0,01</text:p>
          </table:table-cell>
          <table:table-cell table:style-name="ce2" table:formula="of:=[$cor_valid.V38]/SUM([$cor_valid.$A38:$cor_valid.$AMJ38])" office:value-type="float" office:value="0" calcext:value-type="float">
            <text:p>0,00</text:p>
          </table:table-cell>
          <table:table-cell table:style-name="ce2" table:formula="of:=[$cor_valid.W38]/SUM([$cor_valid.$A38:$cor_valid.$AMJ38])" office:value-type="float" office:value="0" calcext:value-type="float">
            <text:p>0,00</text:p>
          </table:table-cell>
          <table:table-cell table:style-name="ce2" table:formula="of:=[$cor_valid.X38]/SUM([$cor_valid.$A38:$cor_valid.$AMJ38])" office:value-type="float" office:value="0" calcext:value-type="float">
            <text:p>0,00</text:p>
          </table:table-cell>
          <table:table-cell table:style-name="ce2" table:formula="of:=[$cor_valid.Y38]/SUM([$cor_valid.$A38:$cor_valid.$AMJ38])" office:value-type="float" office:value="0.0261773810597181" calcext:value-type="float">
            <text:p>0,03</text:p>
          </table:table-cell>
          <table:table-cell table:style-name="ce2" table:formula="of:=[$cor_valid.Z38]/SUM([$cor_valid.$A38:$cor_valid.$AMJ38])" office:value-type="float" office:value="0.0314669551888919" calcext:value-type="float">
            <text:p>0,03</text:p>
          </table:table-cell>
          <table:table-cell table:style-name="ce2" table:formula="of:=[$cor_valid.AA38]/SUM([$cor_valid.$A38:$cor_valid.$AMJ38])" office:value-type="float" office:value="0" calcext:value-type="float">
            <text:p>0,00</text:p>
          </table:table-cell>
          <table:table-cell table:style-name="ce2" table:formula="of:=[$cor_valid.AB38]/SUM([$cor_valid.$A38:$cor_valid.$AMJ38])" office:value-type="float" office:value="0" calcext:value-type="float">
            <text:p>0,00</text:p>
          </table:table-cell>
          <table:table-cell table:style-name="ce2" table:formula="of:=[$cor_valid.AC38]/SUM([$cor_valid.$A38:$cor_valid.$AMJ38])" office:value-type="float" office:value="0" calcext:value-type="float">
            <text:p>0,00</text:p>
          </table:table-cell>
          <table:table-cell table:style-name="ce2" table:formula="of:=[$cor_valid.AD38]/SUM([$cor_valid.$A38:$cor_valid.$AMJ38])" office:value-type="float" office:value="0.00117212153998738" calcext:value-type="float">
            <text:p>0,00</text:p>
          </table:table-cell>
          <table:table-cell table:style-name="ce2" table:formula="of:=[$cor_valid.AE38]/SUM([$cor_valid.$A38:$cor_valid.$AMJ38])" office:value-type="float" office:value="0.00619120608301025" calcext:value-type="float">
            <text:p>0,01</text:p>
          </table:table-cell>
          <table:table-cell table:style-name="ce2" table:formula="of:=[$cor_valid.AF38]/SUM([$cor_valid.$A38:$cor_valid.$AMJ38])" office:value-type="float" office:value="0.0121419769783308" calcext:value-type="float">
            <text:p>0,01</text:p>
          </table:table-cell>
          <table:table-cell table:style-name="ce2" table:formula="of:=[$cor_valid.AG38]/SUM([$cor_valid.$A38:$cor_valid.$AMJ38])" office:value-type="float" office:value="0" calcext:value-type="float">
            <text:p>0,00</text:p>
          </table:table-cell>
          <table:table-cell table:style-name="ce2" table:formula="of:=[$cor_valid.AH38]/SUM([$cor_valid.$A38:$cor_valid.$AMJ38])" office:value-type="float" office:value="0" calcext:value-type="float">
            <text:p>0,00</text:p>
          </table:table-cell>
          <table:table-cell table:style-name="ce2" table:formula="of:=[$cor_valid.AI38]/SUM([$cor_valid.$A38:$cor_valid.$AMJ38])" office:value-type="float" office:value="0" calcext:value-type="float">
            <text:p>0,00</text:p>
          </table:table-cell>
          <table:table-cell table:style-name="ce2" table:formula="of:=[$cor_valid.AJ38]/SUM([$cor_valid.$A38:$cor_valid.$AMJ38])" office:value-type="float" office:value="0" calcext:value-type="float">
            <text:p>0,00</text:p>
          </table:table-cell>
          <table:table-cell table:style-name="ce2" table:formula="of:=[$cor_valid.AK38]/SUM([$cor_valid.$A38:$cor_valid.$AMJ38])" office:value-type="float" office:value="0" calcext:value-type="float">
            <text:p>0,00</text:p>
          </table:table-cell>
          <table:table-cell table:style-name="ce2" table:formula="of:=[$cor_valid.AL38]/SUM([$cor_valid.$A38:$cor_valid.$AMJ38])" office:value-type="float" office:value="0" calcext:value-type="float">
            <text:p>0,00</text:p>
          </table:table-cell>
          <table:table-cell table:style-name="ce2" table:formula="of:=[$cor_valid.AM38]/SUM([$cor_valid.$A38:$cor_valid.$AMJ38])" office:value-type="float" office:value="0" calcext:value-type="float">
            <text:p>0,00</text:p>
          </table:table-cell>
          <table:table-cell table:style-name="ce2" table:formula="of:=[$cor_valid.AN38]/SUM([$cor_valid.$A38:$cor_valid.$AMJ38])" office:value-type="float" office:value="0" calcext:value-type="float">
            <text:p>0,00</text:p>
          </table:table-cell>
          <table:table-cell table:style-name="ce2" table:formula="of:=[$cor_valid.AO38]/SUM([$cor_valid.$A38:$cor_valid.$AMJ38])" office:value-type="float" office:value="0" calcext:value-type="float">
            <text:p>0,00</text:p>
          </table:table-cell>
          <table:table-cell table:style-name="ce2" table:formula="of:=[$cor_valid.AP38]/SUM([$cor_valid.$A38:$cor_valid.$AMJ38])" office:value-type="float" office:value="0" calcext:value-type="float">
            <text:p>0,00</text:p>
          </table:table-cell>
          <table:table-cell table:style-name="ce2" table:formula="of:=[$cor_valid.AQ38]/SUM([$cor_valid.$A38:$cor_valid.$AMJ38])" office:value-type="float" office:value="0" calcext:value-type="float">
            <text:p>0,00</text:p>
          </table:table-cell>
          <table:table-cell table:style-name="ce2" table:formula="of:=[$cor_valid.AR38]/SUM([$cor_valid.$A38:$cor_valid.$AMJ38])" office:value-type="float" office:value="0" calcext:value-type="float">
            <text:p>0,00</text:p>
          </table:table-cell>
          <table:table-cell table:style-name="ce2" table:formula="of:=[$cor_valid.AS38]/SUM([$cor_valid.$A38:$cor_valid.$AMJ38])" office:value-type="float" office:value="0" calcext:value-type="float">
            <text:p>0,00</text:p>
          </table:table-cell>
          <table:table-cell table:style-name="ce2" table:formula="of:=[$cor_valid.AT38]/SUM([$cor_valid.$A38:$cor_valid.$AMJ38])" office:value-type="float" office:value="0" calcext:value-type="float">
            <text:p>0,00</text:p>
          </table:table-cell>
          <table:table-cell table:style-name="ce2" table:formula="of:=[$cor_valid.AU38]/SUM([$cor_valid.$A38:$cor_valid.$AMJ38])" office:value-type="float" office:value="0.00219397108766868" calcext:value-type="float">
            <text:p>0,00</text:p>
          </table:table-cell>
          <table:table-cell table:style-name="ce2" table:formula="of:=[$cor_valid.AV38]/SUM([$cor_valid.$A38:$cor_valid.$AMJ38])" office:value-type="float" office:value="0" calcext:value-type="float">
            <text:p>0,00</text:p>
          </table:table-cell>
          <table:table-cell table:style-name="ce2" table:formula="of:=[$cor_valid.AW38]/SUM([$cor_valid.$A38:$cor_valid.$AMJ38])" office:value-type="float" office:value="0" calcext:value-type="float">
            <text:p>0,00</text:p>
          </table:table-cell>
          <table:table-cell table:style-name="ce2" table:formula="of:=[$cor_valid.AX38]/SUM([$cor_valid.$A38:$cor_valid.$AMJ38])" office:value-type="float" office:value="0" calcext:value-type="float">
            <text:p>0,00</text:p>
          </table:table-cell>
          <table:table-cell table:style-name="ce2" table:formula="of:=[$cor_valid.AY38]/SUM([$cor_valid.$A38:$cor_valid.$AMJ38])" office:value-type="float" office:value="0" calcext:value-type="float">
            <text:p>0,00</text:p>
          </table:table-cell>
          <table:table-cell table:style-name="ce2" table:formula="of:=[$cor_valid.AZ38]/SUM([$cor_valid.$A38:$cor_valid.$AMJ38])" office:value-type="float" office:value="0.0000300543984612148" calcext:value-type="float">
            <text:p>0,00</text:p>
          </table:table-cell>
          <table:table-cell table:style-name="ce2" table:formula="of:=[$cor_valid.BA38]/SUM([$cor_valid.$A38:$cor_valid.$AMJ38])" office:value-type="float" office:value="0" calcext:value-type="float">
            <text:p>0,00</text:p>
          </table:table-cell>
          <table:table-cell table:style-name="ce2" table:formula="of:=[$cor_valid.BB38]/SUM([$cor_valid.$A38:$cor_valid.$AMJ38])" office:value-type="float" office:value="0.00961740750758874" calcext:value-type="float">
            <text:p>0,01</text:p>
          </table:table-cell>
          <table:table-cell table:style-name="ce2" table:formula="of:=[$cor_valid.BC38]/SUM([$cor_valid.$A38:$cor_valid.$AMJ38])" office:value-type="float" office:value="0" calcext:value-type="float">
            <text:p>0,00</text:p>
          </table:table-cell>
          <table:table-cell table:style-name="ce2" table:formula="of:=[$cor_valid.BD38]/SUM([$cor_valid.$A38:$cor_valid.$AMJ38])" office:value-type="float" office:value="0" calcext:value-type="float">
            <text:p>0,00</text:p>
          </table:table-cell>
          <table:table-cell table:style-name="ce2" table:formula="of:=[$cor_valid.BE38]/SUM([$cor_valid.$A38:$cor_valid.$AMJ38])" office:value-type="float" office:value="0.00826495957683407" calcext:value-type="float">
            <text:p>0,01</text:p>
          </table:table-cell>
          <table:table-cell table:style-name="ce2" table:formula="of:=[$cor_valid.BF38]/SUM([$cor_valid.$A38:$cor_valid.$AMJ38])" office:value-type="float" office:value="0" calcext:value-type="float">
            <text:p>0,00</text:p>
          </table:table-cell>
          <table:table-cell table:style-name="ce2" table:formula="of:=[$cor_valid.BG38]/SUM([$cor_valid.$A38:$cor_valid.$AMJ38])" office:value-type="float" office:value="0" calcext:value-type="float">
            <text:p>0,00</text:p>
          </table:table-cell>
          <table:table-cell table:style-name="ce2" table:formula="of:=[$cor_valid.BH38]/SUM([$cor_valid.$A38:$cor_valid.$AMJ38])" office:value-type="float" office:value="0" calcext:value-type="float">
            <text:p>0,00</text:p>
          </table:table-cell>
          <table:table-cell table:style-name="ce2" table:formula="of:=[$cor_valid.BI38]/SUM([$cor_valid.$A38:$cor_valid.$AMJ38])" office:value-type="float" office:value="0" calcext:value-type="float">
            <text:p>0,00</text:p>
          </table:table-cell>
          <table:table-cell table:style-name="ce2" table:formula="of:=[$cor_valid.BJ38]/SUM([$cor_valid.$A38:$cor_valid.$AMJ38])" office:value-type="float" office:value="0" calcext:value-type="float">
            <text:p>0,00</text:p>
          </table:table-cell>
          <table:table-cell table:style-name="ce2" table:formula="of:=[$cor_valid.BK38]/SUM([$cor_valid.$A38:$cor_valid.$AMJ38])" office:value-type="float" office:value="0" calcext:value-type="float">
            <text:p>0,00</text:p>
          </table:table-cell>
          <table:table-cell table:style-name="ce2" table:formula="of:=[$cor_valid.BL38]/SUM([$cor_valid.$A38:$cor_valid.$AMJ38])" office:value-type="float" office:value="0" calcext:value-type="float">
            <text:p>0,00</text:p>
          </table:table-cell>
          <table:table-cell table:style-name="ce2" table:formula="of:=[$cor_valid.BM38]/SUM([$cor_valid.$A38:$cor_valid.$AMJ38])" office:value-type="float" office:value="0" calcext:value-type="float">
            <text:p>0,00</text:p>
          </table:table-cell>
          <table:table-cell table:style-name="ce2" table:formula="of:=[$cor_valid.BN38]/SUM([$cor_valid.$A38:$cor_valid.$AMJ38])" office:value-type="float" office:value="0.0144561656598443" calcext:value-type="float">
            <text:p>0,01</text:p>
          </table:table-cell>
          <table:table-cell table:style-name="ce2" table:formula="of:=[$cor_valid.BO38]/SUM([$cor_valid.$A38:$cor_valid.$AMJ38])" office:value-type="float" office:value="0.0981276109758663" calcext:value-type="float">
            <text:p>0,10</text:p>
          </table:table-cell>
          <table:table-cell/>
          <table:table-cell table:formula="of:=[.BR38]/SUM([.BR$1:.BR$1048576])" office:value-type="float" office:value="0.000300856794905372" calcext:value-type="float">
            <text:p>0,000</text:p>
          </table:table-cell>
          <table:table-cell table:formula="of:=SUM([$cor_valid.$A38:$cor_valid.$AMJ38])" office:value-type="float" office:value="33273" calcext:value-type="float">
            <text:p>33273</text:p>
          </table:table-cell>
          <table:table-cell table:number-columns-repeated="95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$cor_valid.B39]/SUM([$cor_valid.$A39:$cor_valid.$AMJ39])" office:value-type="float" office:value="0" calcext:value-type="float">
            <text:p>0,00</text:p>
          </table:table-cell>
          <table:table-cell table:style-name="ce2" table:formula="of:=[$cor_valid.C39]/SUM([$cor_valid.$A39:$cor_valid.$AMJ39])" office:value-type="float" office:value="0" calcext:value-type="float">
            <text:p>0,00</text:p>
          </table:table-cell>
          <table:table-cell table:style-name="ce2" table:formula="of:=[$cor_valid.D39]/SUM([$cor_valid.$A39:$cor_valid.$AMJ39])" office:value-type="float" office:value="0" calcext:value-type="float">
            <text:p>0,00</text:p>
          </table:table-cell>
          <table:table-cell table:style-name="ce2" table:formula="of:=[$cor_valid.E39]/SUM([$cor_valid.$A39:$cor_valid.$AMJ39])" office:value-type="float" office:value="0.0018058690744921" calcext:value-type="float">
            <text:p>0,00</text:p>
          </table:table-cell>
          <table:table-cell table:style-name="ce2" table:formula="of:=[$cor_valid.F39]/SUM([$cor_valid.$A39:$cor_valid.$AMJ39])" office:value-type="float" office:value="0" calcext:value-type="float">
            <text:p>0,00</text:p>
          </table:table-cell>
          <table:table-cell table:style-name="ce2" table:formula="of:=[$cor_valid.G39]/SUM([$cor_valid.$A39:$cor_valid.$AMJ39])" office:value-type="float" office:value="0" calcext:value-type="float">
            <text:p>0,00</text:p>
          </table:table-cell>
          <table:table-cell table:style-name="ce2" table:formula="of:=[$cor_valid.H39]/SUM([$cor_valid.$A39:$cor_valid.$AMJ39])" office:value-type="float" office:value="0" calcext:value-type="float">
            <text:p>0,00</text:p>
          </table:table-cell>
          <table:table-cell table:style-name="ce2" table:formula="of:=[$cor_valid.I39]/SUM([$cor_valid.$A39:$cor_valid.$AMJ39])" office:value-type="float" office:value="0" calcext:value-type="float">
            <text:p>0,00</text:p>
          </table:table-cell>
          <table:table-cell table:style-name="ce2" table:formula="of:=[$cor_valid.J39]/SUM([$cor_valid.$A39:$cor_valid.$AMJ39])" office:value-type="float" office:value="0" calcext:value-type="float">
            <text:p>0,00</text:p>
          </table:table-cell>
          <table:table-cell table:style-name="ce2" table:formula="of:=[$cor_valid.K39]/SUM([$cor_valid.$A39:$cor_valid.$AMJ39])" office:value-type="float" office:value="0" calcext:value-type="float">
            <text:p>0,00</text:p>
          </table:table-cell>
          <table:table-cell table:style-name="ce2" table:formula="of:=[$cor_valid.L39]/SUM([$cor_valid.$A39:$cor_valid.$AMJ39])" office:value-type="float" office:value="0" calcext:value-type="float">
            <text:p>0,00</text:p>
          </table:table-cell>
          <table:table-cell table:style-name="ce2" table:formula="of:=[$cor_valid.M39]/SUM([$cor_valid.$A39:$cor_valid.$AMJ39])" office:value-type="float" office:value="0" calcext:value-type="float">
            <text:p>0,00</text:p>
          </table:table-cell>
          <table:table-cell table:style-name="ce2" table:formula="of:=[$cor_valid.N39]/SUM([$cor_valid.$A39:$cor_valid.$AMJ39])" office:value-type="float" office:value="0" calcext:value-type="float">
            <text:p>0,00</text:p>
          </table:table-cell>
          <table:table-cell table:style-name="ce2" table:formula="of:=[$cor_valid.O39]/SUM([$cor_valid.$A39:$cor_valid.$AMJ39])" office:value-type="float" office:value="0" calcext:value-type="float">
            <text:p>0,00</text:p>
          </table:table-cell>
          <table:table-cell table:style-name="ce2" table:formula="of:=[$cor_valid.P39]/SUM([$cor_valid.$A39:$cor_valid.$AMJ39])" office:value-type="float" office:value="0" calcext:value-type="float">
            <text:p>0,00</text:p>
          </table:table-cell>
          <table:table-cell table:style-name="ce2" table:formula="of:=[$cor_valid.Q39]/SUM([$cor_valid.$A39:$cor_valid.$AMJ39])" office:value-type="float" office:value="0" calcext:value-type="float">
            <text:p>0,00</text:p>
          </table:table-cell>
          <table:table-cell table:style-name="ce2" table:formula="of:=[$cor_valid.R39]/SUM([$cor_valid.$A39:$cor_valid.$AMJ39])" office:value-type="float" office:value="0.00090293453724605" calcext:value-type="float">
            <text:p>0,00</text:p>
          </table:table-cell>
          <table:table-cell table:style-name="ce2" table:formula="of:=[$cor_valid.S39]/SUM([$cor_valid.$A39:$cor_valid.$AMJ39])" office:value-type="float" office:value="0.30744920993228" calcext:value-type="float">
            <text:p>0,31</text:p>
          </table:table-cell>
          <table:table-cell table:style-name="ce2" table:formula="of:=[$cor_valid.T39]/SUM([$cor_valid.$A39:$cor_valid.$AMJ39])" office:value-type="float" office:value="0" calcext:value-type="float">
            <text:p>0,00</text:p>
          </table:table-cell>
          <table:table-cell table:style-name="ce2" table:formula="of:=[$cor_valid.U39]/SUM([$cor_valid.$A39:$cor_valid.$AMJ39])" office:value-type="float" office:value="0.00270880361173815" calcext:value-type="float">
            <text:p>0,00</text:p>
          </table:table-cell>
          <table:table-cell table:style-name="ce2" table:formula="of:=[$cor_valid.V39]/SUM([$cor_valid.$A39:$cor_valid.$AMJ39])" office:value-type="float" office:value="0" calcext:value-type="float">
            <text:p>0,00</text:p>
          </table:table-cell>
          <table:table-cell table:style-name="ce2" table:formula="of:=[$cor_valid.W39]/SUM([$cor_valid.$A39:$cor_valid.$AMJ39])" office:value-type="float" office:value="0" calcext:value-type="float">
            <text:p>0,00</text:p>
          </table:table-cell>
          <table:table-cell table:style-name="ce2" table:formula="of:=[$cor_valid.X39]/SUM([$cor_valid.$A39:$cor_valid.$AMJ39])" office:value-type="float" office:value="0" calcext:value-type="float">
            <text:p>0,00</text:p>
          </table:table-cell>
          <table:table-cell table:style-name="ce2" table:formula="of:=[$cor_valid.Y39]/SUM([$cor_valid.$A39:$cor_valid.$AMJ39])" office:value-type="float" office:value="0" calcext:value-type="float">
            <text:p>0,00</text:p>
          </table:table-cell>
          <table:table-cell table:style-name="ce2" table:formula="of:=[$cor_valid.Z39]/SUM([$cor_valid.$A39:$cor_valid.$AMJ39])" office:value-type="float" office:value="0" calcext:value-type="float">
            <text:p>0,00</text:p>
          </table:table-cell>
          <table:table-cell table:style-name="ce2" table:formula="of:=[$cor_valid.AA39]/SUM([$cor_valid.$A39:$cor_valid.$AMJ39])" office:value-type="float" office:value="0" calcext:value-type="float">
            <text:p>0,00</text:p>
          </table:table-cell>
          <table:table-cell table:style-name="ce2" table:formula="of:=[$cor_valid.AB39]/SUM([$cor_valid.$A39:$cor_valid.$AMJ39])" office:value-type="float" office:value="0" calcext:value-type="float">
            <text:p>0,00</text:p>
          </table:table-cell>
          <table:table-cell table:style-name="ce2" table:formula="of:=[$cor_valid.AC39]/SUM([$cor_valid.$A39:$cor_valid.$AMJ39])" office:value-type="float" office:value="0.0659142212189616" calcext:value-type="float">
            <text:p>0,07</text:p>
          </table:table-cell>
          <table:table-cell table:style-name="ce2" table:formula="of:=[$cor_valid.AD39]/SUM([$cor_valid.$A39:$cor_valid.$AMJ39])" office:value-type="float" office:value="0" calcext:value-type="float">
            <text:p>0,00</text:p>
          </table:table-cell>
          <table:table-cell table:style-name="ce2" table:formula="of:=[$cor_valid.AE39]/SUM([$cor_valid.$A39:$cor_valid.$AMJ39])" office:value-type="float" office:value="0" calcext:value-type="float">
            <text:p>0,00</text:p>
          </table:table-cell>
          <table:table-cell table:style-name="ce2" table:formula="of:=[$cor_valid.AF39]/SUM([$cor_valid.$A39:$cor_valid.$AMJ39])" office:value-type="float" office:value="0.246501128668172" calcext:value-type="float">
            <text:p>0,25</text:p>
          </table:table-cell>
          <table:table-cell table:style-name="ce2" table:formula="of:=[$cor_valid.AG39]/SUM([$cor_valid.$A39:$cor_valid.$AMJ39])" office:value-type="float" office:value="0" calcext:value-type="float">
            <text:p>0,00</text:p>
          </table:table-cell>
          <table:table-cell table:style-name="ce2" table:formula="of:=[$cor_valid.AH39]/SUM([$cor_valid.$A39:$cor_valid.$AMJ39])" office:value-type="float" office:value="0" calcext:value-type="float">
            <text:p>0,00</text:p>
          </table:table-cell>
          <table:table-cell table:style-name="ce2" table:formula="of:=[$cor_valid.AI39]/SUM([$cor_valid.$A39:$cor_valid.$AMJ39])" office:value-type="float" office:value="0" calcext:value-type="float">
            <text:p>0,00</text:p>
          </table:table-cell>
          <table:table-cell table:style-name="ce2" table:formula="of:=[$cor_valid.AJ39]/SUM([$cor_valid.$A39:$cor_valid.$AMJ39])" office:value-type="float" office:value="0" calcext:value-type="float">
            <text:p>0,00</text:p>
          </table:table-cell>
          <table:table-cell table:style-name="ce2" table:formula="of:=[$cor_valid.AK39]/SUM([$cor_valid.$A39:$cor_valid.$AMJ39])" office:value-type="float" office:value="0.0117381489841986" calcext:value-type="float">
            <text:p>0,01</text:p>
          </table:table-cell>
          <table:table-cell table:style-name="ce2" table:formula="of:=[$cor_valid.AL39]/SUM([$cor_valid.$A39:$cor_valid.$AMJ39])" office:value-type="float" office:value="0" calcext:value-type="float">
            <text:p>0,00</text:p>
          </table:table-cell>
          <table:table-cell table:style-name="ce2" table:formula="of:=[$cor_valid.AM39]/SUM([$cor_valid.$A39:$cor_valid.$AMJ39])" office:value-type="float" office:value="0" calcext:value-type="float">
            <text:p>0,00</text:p>
          </table:table-cell>
          <table:table-cell table:style-name="ce2" table:formula="of:=[$cor_valid.AN39]/SUM([$cor_valid.$A39:$cor_valid.$AMJ39])" office:value-type="float" office:value="0" calcext:value-type="float">
            <text:p>0,00</text:p>
          </table:table-cell>
          <table:table-cell table:style-name="ce2" table:formula="of:=[$cor_valid.AO39]/SUM([$cor_valid.$A39:$cor_valid.$AMJ39])" office:value-type="float" office:value="0" calcext:value-type="float">
            <text:p>0,00</text:p>
          </table:table-cell>
          <table:table-cell table:style-name="ce2" table:formula="of:=[$cor_valid.AP39]/SUM([$cor_valid.$A39:$cor_valid.$AMJ39])" office:value-type="float" office:value="0" calcext:value-type="float">
            <text:p>0,00</text:p>
          </table:table-cell>
          <table:table-cell table:style-name="ce2" table:formula="of:=[$cor_valid.AQ39]/SUM([$cor_valid.$A39:$cor_valid.$AMJ39])" office:value-type="float" office:value="0" calcext:value-type="float">
            <text:p>0,00</text:p>
          </table:table-cell>
          <table:table-cell table:style-name="ce2" table:formula="of:=[$cor_valid.AR39]/SUM([$cor_valid.$A39:$cor_valid.$AMJ39])" office:value-type="float" office:value="0" calcext:value-type="float">
            <text:p>0,00</text:p>
          </table:table-cell>
          <table:table-cell table:style-name="ce2" table:formula="of:=[$cor_valid.AS39]/SUM([$cor_valid.$A39:$cor_valid.$AMJ39])" office:value-type="float" office:value="0" calcext:value-type="float">
            <text:p>0,00</text:p>
          </table:table-cell>
          <table:table-cell table:style-name="ce2" table:formula="of:=[$cor_valid.AT39]/SUM([$cor_valid.$A39:$cor_valid.$AMJ39])" office:value-type="float" office:value="0.00586907449209932" calcext:value-type="float">
            <text:p>0,01</text:p>
          </table:table-cell>
          <table:table-cell table:style-name="ce2" table:formula="of:=[$cor_valid.AU39]/SUM([$cor_valid.$A39:$cor_valid.$AMJ39])" office:value-type="float" office:value="0.0284424379232506" calcext:value-type="float">
            <text:p>0,03</text:p>
          </table:table-cell>
          <table:table-cell table:style-name="ce2" table:formula="of:=[$cor_valid.AV39]/SUM([$cor_valid.$A39:$cor_valid.$AMJ39])" office:value-type="float" office:value="0.00225733634311512" calcext:value-type="float">
            <text:p>0,00</text:p>
          </table:table-cell>
          <table:table-cell table:style-name="ce2" table:formula="of:=[$cor_valid.AW39]/SUM([$cor_valid.$A39:$cor_valid.$AMJ39])" office:value-type="float" office:value="0.102031602708804" calcext:value-type="float">
            <text:p>0,10</text:p>
          </table:table-cell>
          <table:table-cell table:style-name="ce2" table:formula="of:=[$cor_valid.AX39]/SUM([$cor_valid.$A39:$cor_valid.$AMJ39])" office:value-type="float" office:value="0.0848758465011287" calcext:value-type="float">
            <text:p>0,08</text:p>
          </table:table-cell>
          <table:table-cell table:style-name="ce2" table:formula="of:=[$cor_valid.AY39]/SUM([$cor_valid.$A39:$cor_valid.$AMJ39])" office:value-type="float" office:value="0" calcext:value-type="float">
            <text:p>0,00</text:p>
          </table:table-cell>
          <table:table-cell table:style-name="ce2" table:formula="of:=[$cor_valid.AZ39]/SUM([$cor_valid.$A39:$cor_valid.$AMJ39])" office:value-type="float" office:value="0.091196388261851" calcext:value-type="float">
            <text:p>0,09</text:p>
          </table:table-cell>
          <table:table-cell table:style-name="ce2" table:formula="of:=[$cor_valid.BA39]/SUM([$cor_valid.$A39:$cor_valid.$AMJ39])" office:value-type="float" office:value="0" calcext:value-type="float">
            <text:p>0,00</text:p>
          </table:table-cell>
          <table:table-cell table:style-name="ce2" table:formula="of:=[$cor_valid.BB39]/SUM([$cor_valid.$A39:$cor_valid.$AMJ39])" office:value-type="float" office:value="0" calcext:value-type="float">
            <text:p>0,00</text:p>
          </table:table-cell>
          <table:table-cell table:style-name="ce2" table:formula="of:=[$cor_valid.BC39]/SUM([$cor_valid.$A39:$cor_valid.$AMJ39])" office:value-type="float" office:value="0" calcext:value-type="float">
            <text:p>0,00</text:p>
          </table:table-cell>
          <table:table-cell table:style-name="ce2" table:formula="of:=[$cor_valid.BD39]/SUM([$cor_valid.$A39:$cor_valid.$AMJ39])" office:value-type="float" office:value="0.00225733634311512" calcext:value-type="float">
            <text:p>0,00</text:p>
          </table:table-cell>
          <table:table-cell table:style-name="ce2" table:formula="of:=[$cor_valid.BE39]/SUM([$cor_valid.$A39:$cor_valid.$AMJ39])" office:value-type="float" office:value="0.0284424379232506" calcext:value-type="float">
            <text:p>0,03</text:p>
          </table:table-cell>
          <table:table-cell table:style-name="ce2" table:formula="of:=[$cor_valid.BF39]/SUM([$cor_valid.$A39:$cor_valid.$AMJ39])" office:value-type="float" office:value="0" calcext:value-type="float">
            <text:p>0,00</text:p>
          </table:table-cell>
          <table:table-cell table:style-name="ce2" table:formula="of:=[$cor_valid.BG39]/SUM([$cor_valid.$A39:$cor_valid.$AMJ39])" office:value-type="float" office:value="0" calcext:value-type="float">
            <text:p>0,00</text:p>
          </table:table-cell>
          <table:table-cell table:style-name="ce2" table:formula="of:=[$cor_valid.BH39]/SUM([$cor_valid.$A39:$cor_valid.$AMJ39])" office:value-type="float" office:value="0" calcext:value-type="float">
            <text:p>0,00</text:p>
          </table:table-cell>
          <table:table-cell table:style-name="ce2" table:formula="of:=[$cor_valid.BI39]/SUM([$cor_valid.$A39:$cor_valid.$AMJ39])" office:value-type="float" office:value="0" calcext:value-type="float">
            <text:p>0,00</text:p>
          </table:table-cell>
          <table:table-cell table:style-name="ce2" table:formula="of:=[$cor_valid.BJ39]/SUM([$cor_valid.$A39:$cor_valid.$AMJ39])" office:value-type="float" office:value="0" calcext:value-type="float">
            <text:p>0,00</text:p>
          </table:table-cell>
          <table:table-cell table:style-name="ce2" table:formula="of:=[$cor_valid.BK39]/SUM([$cor_valid.$A39:$cor_valid.$AMJ39])" office:value-type="float" office:value="0" calcext:value-type="float">
            <text:p>0,00</text:p>
          </table:table-cell>
          <table:table-cell table:style-name="ce2" table:formula="of:=[$cor_valid.BL39]/SUM([$cor_valid.$A39:$cor_valid.$AMJ39])" office:value-type="float" office:value="0" calcext:value-type="float">
            <text:p>0,00</text:p>
          </table:table-cell>
          <table:table-cell table:style-name="ce2" table:formula="of:=[$cor_valid.BM39]/SUM([$cor_valid.$A39:$cor_valid.$AMJ39])" office:value-type="float" office:value="0" calcext:value-type="float">
            <text:p>0,00</text:p>
          </table:table-cell>
          <table:table-cell table:style-name="ce2" table:formula="of:=[$cor_valid.BN39]/SUM([$cor_valid.$A39:$cor_valid.$AMJ39])" office:value-type="float" office:value="0" calcext:value-type="float">
            <text:p>0,00</text:p>
          </table:table-cell>
          <table:table-cell table:style-name="ce2" table:formula="of:=[$cor_valid.BO39]/SUM([$cor_valid.$A39:$cor_valid.$AMJ39])" office:value-type="float" office:value="0.00090293453724605" calcext:value-type="float">
            <text:p>0,00</text:p>
          </table:table-cell>
          <table:table-cell/>
          <table:table-cell table:formula="of:=[.BR39]/SUM([.BR$1:.BR$1048576])" office:value-type="float" office:value="0.0000200281850363778" calcext:value-type="float">
            <text:p>0,000</text:p>
          </table:table-cell>
          <table:table-cell table:formula="of:=SUM([$cor_valid.$A39:$cor_valid.$AMJ39])" office:value-type="float" office:value="2215" calcext:value-type="float">
            <text:p>2215</text:p>
          </table:table-cell>
          <table:table-cell table:number-columns-repeated="95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$cor_valid.B40]/SUM([$cor_valid.$A40:$cor_valid.$AMJ40])" office:value-type="float" office:value="0" calcext:value-type="float">
            <text:p>0,00</text:p>
          </table:table-cell>
          <table:table-cell table:style-name="ce2" table:formula="of:=[$cor_valid.C40]/SUM([$cor_valid.$A40:$cor_valid.$AMJ40])" office:value-type="float" office:value="0" calcext:value-type="float">
            <text:p>0,00</text:p>
          </table:table-cell>
          <table:table-cell table:style-name="ce2" table:formula="of:=[$cor_valid.D40]/SUM([$cor_valid.$A40:$cor_valid.$AMJ40])" office:value-type="float" office:value="0.00164914450628736" calcext:value-type="float">
            <text:p>0,00</text:p>
          </table:table-cell>
          <table:table-cell table:style-name="ce2" table:formula="of:=[$cor_valid.E40]/SUM([$cor_valid.$A40:$cor_valid.$AMJ40])" office:value-type="float" office:value="0.144094001236858" calcext:value-type="float">
            <text:p>0,14</text:p>
          </table:table-cell>
          <table:table-cell table:style-name="ce2" table:formula="of:=[$cor_valid.F40]/SUM([$cor_valid.$A40:$cor_valid.$AMJ40])" office:value-type="float" office:value="0.00247371675943105" calcext:value-type="float">
            <text:p>0,00</text:p>
          </table:table-cell>
          <table:table-cell table:style-name="ce2" table:formula="of:=[$cor_valid.G40]/SUM([$cor_valid.$A40:$cor_valid.$AMJ40])" office:value-type="float" office:value="0" calcext:value-type="float">
            <text:p>0,00</text:p>
          </table:table-cell>
          <table:table-cell table:style-name="ce2" table:formula="of:=[$cor_valid.H40]/SUM([$cor_valid.$A40:$cor_valid.$AMJ40])" office:value-type="float" office:value="0" calcext:value-type="float">
            <text:p>0,00</text:p>
          </table:table-cell>
          <table:table-cell table:style-name="ce2" table:formula="of:=[$cor_valid.I40]/SUM([$cor_valid.$A40:$cor_valid.$AMJ40])" office:value-type="float" office:value="0" calcext:value-type="float">
            <text:p>0,00</text:p>
          </table:table-cell>
          <table:table-cell table:style-name="ce2" table:formula="of:=[$cor_valid.J40]/SUM([$cor_valid.$A40:$cor_valid.$AMJ40])" office:value-type="float" office:value="0" calcext:value-type="float">
            <text:p>0,00</text:p>
          </table:table-cell>
          <table:table-cell table:style-name="ce2" table:formula="of:=[$cor_valid.K40]/SUM([$cor_valid.$A40:$cor_valid.$AMJ40])" office:value-type="float" office:value="0" calcext:value-type="float">
            <text:p>0,00</text:p>
          </table:table-cell>
          <table:table-cell table:style-name="ce2" table:formula="of:=[$cor_valid.L40]/SUM([$cor_valid.$A40:$cor_valid.$AMJ40])" office:value-type="float" office:value="0" calcext:value-type="float">
            <text:p>0,00</text:p>
          </table:table-cell>
          <table:table-cell table:style-name="ce2" table:formula="of:=[$cor_valid.M40]/SUM([$cor_valid.$A40:$cor_valid.$AMJ40])" office:value-type="float" office:value="0" calcext:value-type="float">
            <text:p>0,00</text:p>
          </table:table-cell>
          <table:table-cell table:style-name="ce2" table:formula="of:=[$cor_valid.N40]/SUM([$cor_valid.$A40:$cor_valid.$AMJ40])" office:value-type="float" office:value="0" calcext:value-type="float">
            <text:p>0,00</text:p>
          </table:table-cell>
          <table:table-cell table:style-name="ce2" table:formula="of:=[$cor_valid.O40]/SUM([$cor_valid.$A40:$cor_valid.$AMJ40])" office:value-type="float" office:value="0.0169037311894455" calcext:value-type="float">
            <text:p>0,02</text:p>
          </table:table-cell>
          <table:table-cell table:style-name="ce2" table:formula="of:=[$cor_valid.P40]/SUM([$cor_valid.$A40:$cor_valid.$AMJ40])" office:value-type="float" office:value="0" calcext:value-type="float">
            <text:p>0,00</text:p>
          </table:table-cell>
          <table:table-cell table:style-name="ce2" table:formula="of:=[$cor_valid.Q40]/SUM([$cor_valid.$A40:$cor_valid.$AMJ40])" office:value-type="float" office:value="0.0080395794681509" calcext:value-type="float">
            <text:p>0,01</text:p>
          </table:table-cell>
          <table:table-cell table:style-name="ce2" table:formula="of:=[$cor_valid.R40]/SUM([$cor_valid.$A40:$cor_valid.$AMJ40])" office:value-type="float" office:value="0" calcext:value-type="float">
            <text:p>0,00</text:p>
          </table:table-cell>
          <table:table-cell table:style-name="ce2" table:formula="of:=[$cor_valid.S40]/SUM([$cor_valid.$A40:$cor_valid.$AMJ40])" office:value-type="float" office:value="0.0447330447330447" calcext:value-type="float">
            <text:p>0,04</text:p>
          </table:table-cell>
          <table:table-cell table:style-name="ce2" table:formula="of:=[$cor_valid.T40]/SUM([$cor_valid.$A40:$cor_valid.$AMJ40])" office:value-type="float" office:value="0" calcext:value-type="float">
            <text:p>0,00</text:p>
          </table:table-cell>
          <table:table-cell table:style-name="ce2" table:formula="of:=[$cor_valid.U40]/SUM([$cor_valid.$A40:$cor_valid.$AMJ40])" office:value-type="float" office:value="0.08286951144094" calcext:value-type="float">
            <text:p>0,08</text:p>
          </table:table-cell>
          <table:table-cell table:style-name="ce2" table:formula="of:=[$cor_valid.V40]/SUM([$cor_valid.$A40:$cor_valid.$AMJ40])" office:value-type="float" office:value="0" calcext:value-type="float">
            <text:p>0,00</text:p>
          </table:table-cell>
          <table:table-cell table:style-name="ce2" table:formula="of:=[$cor_valid.W40]/SUM([$cor_valid.$A40:$cor_valid.$AMJ40])" office:value-type="float" office:value="0" calcext:value-type="float">
            <text:p>0,00</text:p>
          </table:table-cell>
          <table:table-cell table:style-name="ce2" table:formula="of:=[$cor_valid.X40]/SUM([$cor_valid.$A40:$cor_valid.$AMJ40])" office:value-type="float" office:value="0" calcext:value-type="float">
            <text:p>0,00</text:p>
          </table:table-cell>
          <table:table-cell table:style-name="ce2" table:formula="of:=[$cor_valid.Y40]/SUM([$cor_valid.$A40:$cor_valid.$AMJ40])" office:value-type="float" office:value="0" calcext:value-type="float">
            <text:p>0,00</text:p>
          </table:table-cell>
          <table:table-cell table:style-name="ce2" table:formula="of:=[$cor_valid.Z40]/SUM([$cor_valid.$A40:$cor_valid.$AMJ40])" office:value-type="float" office:value="0" calcext:value-type="float">
            <text:p>0,00</text:p>
          </table:table-cell>
          <table:table-cell table:style-name="ce2" table:formula="of:=[$cor_valid.AA40]/SUM([$cor_valid.$A40:$cor_valid.$AMJ40])" office:value-type="float" office:value="0" calcext:value-type="float">
            <text:p>0,00</text:p>
          </table:table-cell>
          <table:table-cell table:style-name="ce2" table:formula="of:=[$cor_valid.AB40]/SUM([$cor_valid.$A40:$cor_valid.$AMJ40])" office:value-type="float" office:value="0" calcext:value-type="float">
            <text:p>0,00</text:p>
          </table:table-cell>
          <table:table-cell table:style-name="ce2" table:formula="of:=[$cor_valid.AC40]/SUM([$cor_valid.$A40:$cor_valid.$AMJ40])" office:value-type="float" office:value="0" calcext:value-type="float">
            <text:p>0,00</text:p>
          </table:table-cell>
          <table:table-cell table:style-name="ce2" table:formula="of:=[$cor_valid.AD40]/SUM([$cor_valid.$A40:$cor_valid.$AMJ40])" office:value-type="float" office:value="0.00659657802514945" calcext:value-type="float">
            <text:p>0,01</text:p>
          </table:table-cell>
          <table:table-cell table:style-name="ce2" table:formula="of:=[$cor_valid.AE40]/SUM([$cor_valid.$A40:$cor_valid.$AMJ40])" office:value-type="float" office:value="0.0131931560502989" calcext:value-type="float">
            <text:p>0,01</text:p>
          </table:table-cell>
          <table:table-cell table:style-name="ce2" table:formula="of:=[$cor_valid.AF40]/SUM([$cor_valid.$A40:$cor_valid.$AMJ40])" office:value-type="float" office:value="0.165532879818594" calcext:value-type="float">
            <text:p>0,17</text:p>
          </table:table-cell>
          <table:table-cell table:style-name="ce2" table:formula="of:=[$cor_valid.AG40]/SUM([$cor_valid.$A40:$cor_valid.$AMJ40])" office:value-type="float" office:value="0" calcext:value-type="float">
            <text:p>0,00</text:p>
          </table:table-cell>
          <table:table-cell table:style-name="ce2" table:formula="of:=[$cor_valid.AH40]/SUM([$cor_valid.$A40:$cor_valid.$AMJ40])" office:value-type="float" office:value="0" calcext:value-type="float">
            <text:p>0,00</text:p>
          </table:table-cell>
          <table:table-cell table:style-name="ce2" table:formula="of:=[$cor_valid.AI40]/SUM([$cor_valid.$A40:$cor_valid.$AMJ40])" office:value-type="float" office:value="0" calcext:value-type="float">
            <text:p>0,00</text:p>
          </table:table-cell>
          <table:table-cell table:style-name="ce2" table:formula="of:=[$cor_valid.AJ40]/SUM([$cor_valid.$A40:$cor_valid.$AMJ40])" office:value-type="float" office:value="0" calcext:value-type="float">
            <text:p>0,00</text:p>
          </table:table-cell>
          <table:table-cell table:style-name="ce2" table:formula="of:=[$cor_valid.AK40]/SUM([$cor_valid.$A40:$cor_valid.$AMJ40])" office:value-type="float" office:value="0.000824572253143682" calcext:value-type="float">
            <text:p>0,00</text:p>
          </table:table-cell>
          <table:table-cell table:style-name="ce2" table:formula="of:=[$cor_valid.AL40]/SUM([$cor_valid.$A40:$cor_valid.$AMJ40])" office:value-type="float" office:value="0" calcext:value-type="float">
            <text:p>0,00</text:p>
          </table:table-cell>
          <table:table-cell table:style-name="ce2" table:formula="of:=[$cor_valid.AM40]/SUM([$cor_valid.$A40:$cor_valid.$AMJ40])" office:value-type="float" office:value="0" calcext:value-type="float">
            <text:p>0,00</text:p>
          </table:table-cell>
          <table:table-cell table:style-name="ce2" table:formula="of:=[$cor_valid.AN40]/SUM([$cor_valid.$A40:$cor_valid.$AMJ40])" office:value-type="float" office:value="0" calcext:value-type="float">
            <text:p>0,00</text:p>
          </table:table-cell>
          <table:table-cell table:style-name="ce2" table:formula="of:=[$cor_valid.AO40]/SUM([$cor_valid.$A40:$cor_valid.$AMJ40])" office:value-type="float" office:value="0" calcext:value-type="float">
            <text:p>0,00</text:p>
          </table:table-cell>
          <table:table-cell table:style-name="ce2" table:formula="of:=[$cor_valid.AP40]/SUM([$cor_valid.$A40:$cor_valid.$AMJ40])" office:value-type="float" office:value="0" calcext:value-type="float">
            <text:p>0,00</text:p>
          </table:table-cell>
          <table:table-cell table:style-name="ce2" table:formula="of:=[$cor_valid.AQ40]/SUM([$cor_valid.$A40:$cor_valid.$AMJ40])" office:value-type="float" office:value="0" calcext:value-type="float">
            <text:p>0,00</text:p>
          </table:table-cell>
          <table:table-cell table:style-name="ce2" table:formula="of:=[$cor_valid.AR40]/SUM([$cor_valid.$A40:$cor_valid.$AMJ40])" office:value-type="float" office:value="0" calcext:value-type="float">
            <text:p>0,00</text:p>
          </table:table-cell>
          <table:table-cell table:style-name="ce2" table:formula="of:=[$cor_valid.AS40]/SUM([$cor_valid.$A40:$cor_valid.$AMJ40])" office:value-type="float" office:value="0" calcext:value-type="float">
            <text:p>0,00</text:p>
          </table:table-cell>
          <table:table-cell table:style-name="ce2" table:formula="of:=[$cor_valid.AT40]/SUM([$cor_valid.$A40:$cor_valid.$AMJ40])" office:value-type="float" office:value="0" calcext:value-type="float">
            <text:p>0,00</text:p>
          </table:table-cell>
          <table:table-cell table:style-name="ce2" table:formula="of:=[$cor_valid.AU40]/SUM([$cor_valid.$A40:$cor_valid.$AMJ40])" office:value-type="float" office:value="0.0513296227581942" calcext:value-type="float">
            <text:p>0,05</text:p>
          </table:table-cell>
          <table:table-cell table:style-name="ce2" table:formula="of:=[$cor_valid.AV40]/SUM([$cor_valid.$A40:$cor_valid.$AMJ40])" office:value-type="float" office:value="0" calcext:value-type="float">
            <text:p>0,00</text:p>
          </table:table-cell>
          <table:table-cell table:style-name="ce2" table:formula="of:=[$cor_valid.AW40]/SUM([$cor_valid.$A40:$cor_valid.$AMJ40])" office:value-type="float" office:value="0" calcext:value-type="float">
            <text:p>0,00</text:p>
          </table:table-cell>
          <table:table-cell table:style-name="ce2" table:formula="of:=[$cor_valid.AX40]/SUM([$cor_valid.$A40:$cor_valid.$AMJ40])" office:value-type="float" office:value="0" calcext:value-type="float">
            <text:p>0,00</text:p>
          </table:table-cell>
          <table:table-cell table:style-name="ce2" table:formula="of:=[$cor_valid.AY40]/SUM([$cor_valid.$A40:$cor_valid.$AMJ40])" office:value-type="float" office:value="0" calcext:value-type="float">
            <text:p>0,00</text:p>
          </table:table-cell>
          <table:table-cell table:style-name="ce2" table:formula="of:=[$cor_valid.AZ40]/SUM([$cor_valid.$A40:$cor_valid.$AMJ40])" office:value-type="float" office:value="0.0527726242011956" calcext:value-type="float">
            <text:p>0,05</text:p>
          </table:table-cell>
          <table:table-cell table:style-name="ce2" table:formula="of:=[$cor_valid.BA40]/SUM([$cor_valid.$A40:$cor_valid.$AMJ40])" office:value-type="float" office:value="0" calcext:value-type="float">
            <text:p>0,00</text:p>
          </table:table-cell>
          <table:table-cell table:style-name="ce2" table:formula="of:=[$cor_valid.BB40]/SUM([$cor_valid.$A40:$cor_valid.$AMJ40])" office:value-type="float" office:value="0.0463821892393321" calcext:value-type="float">
            <text:p>0,05</text:p>
          </table:table-cell>
          <table:table-cell table:style-name="ce2" table:formula="of:=[$cor_valid.BC40]/SUM([$cor_valid.$A40:$cor_valid.$AMJ40])" office:value-type="float" office:value="0" calcext:value-type="float">
            <text:p>0,00</text:p>
          </table:table-cell>
          <table:table-cell table:style-name="ce2" table:formula="of:=[$cor_valid.BD40]/SUM([$cor_valid.$A40:$cor_valid.$AMJ40])" office:value-type="float" office:value="0.0010307153164296" calcext:value-type="float">
            <text:p>0,00</text:p>
          </table:table-cell>
          <table:table-cell table:style-name="ce2" table:formula="of:=[$cor_valid.BE40]/SUM([$cor_valid.$A40:$cor_valid.$AMJ40])" office:value-type="float" office:value="0.11873840445269" calcext:value-type="float">
            <text:p>0,12</text:p>
          </table:table-cell>
          <table:table-cell table:style-name="ce2" table:formula="of:=[$cor_valid.BF40]/SUM([$cor_valid.$A40:$cor_valid.$AMJ40])" office:value-type="float" office:value="0" calcext:value-type="float">
            <text:p>0,00</text:p>
          </table:table-cell>
          <table:table-cell table:style-name="ce2" table:formula="of:=[$cor_valid.BG40]/SUM([$cor_valid.$A40:$cor_valid.$AMJ40])" office:value-type="float" office:value="0.000618429189857761" calcext:value-type="float">
            <text:p>0,00</text:p>
          </table:table-cell>
          <table:table-cell table:style-name="ce2" table:formula="of:=[$cor_valid.BH40]/SUM([$cor_valid.$A40:$cor_valid.$AMJ40])" office:value-type="float" office:value="0" calcext:value-type="float">
            <text:p>0,00</text:p>
          </table:table-cell>
          <table:table-cell table:style-name="ce2" table:formula="of:=[$cor_valid.BI40]/SUM([$cor_valid.$A40:$cor_valid.$AMJ40])" office:value-type="float" office:value="0" calcext:value-type="float">
            <text:p>0,00</text:p>
          </table:table-cell>
          <table:table-cell table:style-name="ce2" table:formula="of:=[$cor_valid.BJ40]/SUM([$cor_valid.$A40:$cor_valid.$AMJ40])" office:value-type="float" office:value="0" calcext:value-type="float">
            <text:p>0,00</text:p>
          </table:table-cell>
          <table:table-cell table:style-name="ce2" table:formula="of:=[$cor_valid.BK40]/SUM([$cor_valid.$A40:$cor_valid.$AMJ40])" office:value-type="float" office:value="0" calcext:value-type="float">
            <text:p>0,00</text:p>
          </table:table-cell>
          <table:table-cell table:style-name="ce2" table:formula="of:=[$cor_valid.BL40]/SUM([$cor_valid.$A40:$cor_valid.$AMJ40])" office:value-type="float" office:value="0" calcext:value-type="float">
            <text:p>0,00</text:p>
          </table:table-cell>
          <table:table-cell table:style-name="ce2" table:formula="of:=[$cor_valid.BM40]/SUM([$cor_valid.$A40:$cor_valid.$AMJ40])" office:value-type="float" office:value="0" calcext:value-type="float">
            <text:p>0,00</text:p>
          </table:table-cell>
          <table:table-cell table:style-name="ce2" table:formula="of:=[$cor_valid.BN40]/SUM([$cor_valid.$A40:$cor_valid.$AMJ40])" office:value-type="float" office:value="0" calcext:value-type="float">
            <text:p>0,00</text:p>
          </table:table-cell>
          <table:table-cell table:style-name="ce2" table:formula="of:=[$cor_valid.BO40]/SUM([$cor_valid.$A40:$cor_valid.$AMJ40])" office:value-type="float" office:value="0.234384662956091" calcext:value-type="float">
            <text:p>0,23</text:p>
          </table:table-cell>
          <table:table-cell/>
          <table:table-cell table:formula="of:=[.BR40]/SUM([.BR$1:.BR$1048576])" office:value-type="float" office:value="0.0000438630815401665" calcext:value-type="float">
            <text:p>0,000</text:p>
          </table:table-cell>
          <table:table-cell table:formula="of:=SUM([$cor_valid.$A40:$cor_valid.$AMJ40])" office:value-type="float" office:value="4851" calcext:value-type="float">
            <text:p>4851</text:p>
          </table:table-cell>
          <table:table-cell table:number-columns-repeated="95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$cor_valid.B41]/SUM([$cor_valid.$A41:$cor_valid.$AMJ41])" office:value-type="float" office:value="0" calcext:value-type="float">
            <text:p>0,00</text:p>
          </table:table-cell>
          <table:table-cell table:style-name="ce2" table:formula="of:=[$cor_valid.C41]/SUM([$cor_valid.$A41:$cor_valid.$AMJ41])" office:value-type="float" office:value="0" calcext:value-type="float">
            <text:p>0,00</text:p>
          </table:table-cell>
          <table:table-cell table:style-name="ce2" table:formula="of:=[$cor_valid.D41]/SUM([$cor_valid.$A41:$cor_valid.$AMJ41])" office:value-type="float" office:value="0.000670826833073323" calcext:value-type="float">
            <text:p>0,00</text:p>
          </table:table-cell>
          <table:table-cell table:style-name="ce2" table:formula="of:=[$cor_valid.E41]/SUM([$cor_valid.$A41:$cor_valid.$AMJ41])" office:value-type="float" office:value="0.200561622464899" calcext:value-type="float">
            <text:p>0,20</text:p>
          </table:table-cell>
          <table:table-cell table:style-name="ce2" table:formula="of:=[$cor_valid.F41]/SUM([$cor_valid.$A41:$cor_valid.$AMJ41])" office:value-type="float" office:value="0.000046801872074883" calcext:value-type="float">
            <text:p>0,00</text:p>
          </table:table-cell>
          <table:table-cell table:style-name="ce2" table:formula="of:=[$cor_valid.G41]/SUM([$cor_valid.$A41:$cor_valid.$AMJ41])" office:value-type="float" office:value="0.00129485179407176" calcext:value-type="float">
            <text:p>0,00</text:p>
          </table:table-cell>
          <table:table-cell table:style-name="ce2" table:formula="of:=[$cor_valid.H41]/SUM([$cor_valid.$A41:$cor_valid.$AMJ41])" office:value-type="float" office:value="0.006801872074883" calcext:value-type="float">
            <text:p>0,01</text:p>
          </table:table-cell>
          <table:table-cell table:style-name="ce2" table:formula="of:=[$cor_valid.I41]/SUM([$cor_valid.$A41:$cor_valid.$AMJ41])" office:value-type="float" office:value="0" calcext:value-type="float">
            <text:p>0,00</text:p>
          </table:table-cell>
          <table:table-cell table:style-name="ce2" table:formula="of:=[$cor_valid.J41]/SUM([$cor_valid.$A41:$cor_valid.$AMJ41])" office:value-type="float" office:value="0" calcext:value-type="float">
            <text:p>0,00</text:p>
          </table:table-cell>
          <table:table-cell table:style-name="ce2" table:formula="of:=[$cor_valid.K41]/SUM([$cor_valid.$A41:$cor_valid.$AMJ41])" office:value-type="float" office:value="0" calcext:value-type="float">
            <text:p>0,00</text:p>
          </table:table-cell>
          <table:table-cell table:style-name="ce2" table:formula="of:=[$cor_valid.L41]/SUM([$cor_valid.$A41:$cor_valid.$AMJ41])" office:value-type="float" office:value="0" calcext:value-type="float">
            <text:p>0,00</text:p>
          </table:table-cell>
          <table:table-cell table:style-name="ce2" table:formula="of:=[$cor_valid.M41]/SUM([$cor_valid.$A41:$cor_valid.$AMJ41])" office:value-type="float" office:value="0" calcext:value-type="float">
            <text:p>0,00</text:p>
          </table:table-cell>
          <table:table-cell table:style-name="ce2" table:formula="of:=[$cor_valid.N41]/SUM([$cor_valid.$A41:$cor_valid.$AMJ41])" office:value-type="float" office:value="0" calcext:value-type="float">
            <text:p>0,00</text:p>
          </table:table-cell>
          <table:table-cell table:style-name="ce2" table:formula="of:=[$cor_valid.O41]/SUM([$cor_valid.$A41:$cor_valid.$AMJ41])" office:value-type="float" office:value="0.00165366614664587" calcext:value-type="float">
            <text:p>0,00</text:p>
          </table:table-cell>
          <table:table-cell table:style-name="ce2" table:formula="of:=[$cor_valid.P41]/SUM([$cor_valid.$A41:$cor_valid.$AMJ41])" office:value-type="float" office:value="0" calcext:value-type="float">
            <text:p>0,00</text:p>
          </table:table-cell>
          <table:table-cell table:style-name="ce2" table:formula="of:=[$cor_valid.Q41]/SUM([$cor_valid.$A41:$cor_valid.$AMJ41])" office:value-type="float" office:value="0.00287051482059282" calcext:value-type="float">
            <text:p>0,00</text:p>
          </table:table-cell>
          <table:table-cell table:style-name="ce2" table:formula="of:=[$cor_valid.R41]/SUM([$cor_valid.$A41:$cor_valid.$AMJ41])" office:value-type="float" office:value="0.000015600624024961" calcext:value-type="float">
            <text:p>0,00</text:p>
          </table:table-cell>
          <table:table-cell table:style-name="ce2" table:formula="of:=[$cor_valid.S41]/SUM([$cor_valid.$A41:$cor_valid.$AMJ41])" office:value-type="float" office:value="0.356349453978159" calcext:value-type="float">
            <text:p>0,36</text:p>
          </table:table-cell>
          <table:table-cell table:style-name="ce2" table:formula="of:=[$cor_valid.T41]/SUM([$cor_valid.$A41:$cor_valid.$AMJ41])" office:value-type="float" office:value="0" calcext:value-type="float">
            <text:p>0,00</text:p>
          </table:table-cell>
          <table:table-cell table:style-name="ce2" table:formula="of:=[$cor_valid.U41]/SUM([$cor_valid.$A41:$cor_valid.$AMJ41])" office:value-type="float" office:value="0.0434009360374415" calcext:value-type="float">
            <text:p>0,04</text:p>
          </table:table-cell>
          <table:table-cell table:style-name="ce2" table:formula="of:=[$cor_valid.V41]/SUM([$cor_valid.$A41:$cor_valid.$AMJ41])" office:value-type="float" office:value="0" calcext:value-type="float">
            <text:p>0,00</text:p>
          </table:table-cell>
          <table:table-cell table:style-name="ce2" table:formula="of:=[$cor_valid.W41]/SUM([$cor_valid.$A41:$cor_valid.$AMJ41])" office:value-type="float" office:value="0" calcext:value-type="float">
            <text:p>0,00</text:p>
          </table:table-cell>
          <table:table-cell table:style-name="ce2" table:formula="of:=[$cor_valid.X41]/SUM([$cor_valid.$A41:$cor_valid.$AMJ41])" office:value-type="float" office:value="0" calcext:value-type="float">
            <text:p>0,00</text:p>
          </table:table-cell>
          <table:table-cell table:style-name="ce2" table:formula="of:=[$cor_valid.Y41]/SUM([$cor_valid.$A41:$cor_valid.$AMJ41])" office:value-type="float" office:value="0" calcext:value-type="float">
            <text:p>0,00</text:p>
          </table:table-cell>
          <table:table-cell table:style-name="ce2" table:formula="of:=[$cor_valid.Z41]/SUM([$cor_valid.$A41:$cor_valid.$AMJ41])" office:value-type="float" office:value="0.000171606864274571" calcext:value-type="float">
            <text:p>0,00</text:p>
          </table:table-cell>
          <table:table-cell table:style-name="ce2" table:formula="of:=[$cor_valid.AA41]/SUM([$cor_valid.$A41:$cor_valid.$AMJ41])" office:value-type="float" office:value="0" calcext:value-type="float">
            <text:p>0,00</text:p>
          </table:table-cell>
          <table:table-cell table:style-name="ce2" table:formula="of:=[$cor_valid.AB41]/SUM([$cor_valid.$A41:$cor_valid.$AMJ41])" office:value-type="float" office:value="0" calcext:value-type="float">
            <text:p>0,00</text:p>
          </table:table-cell>
          <table:table-cell table:style-name="ce2" table:formula="of:=[$cor_valid.AC41]/SUM([$cor_valid.$A41:$cor_valid.$AMJ41])" office:value-type="float" office:value="0.00148205928237129" calcext:value-type="float">
            <text:p>0,00</text:p>
          </table:table-cell>
          <table:table-cell table:style-name="ce2" table:formula="of:=[$cor_valid.AD41]/SUM([$cor_valid.$A41:$cor_valid.$AMJ41])" office:value-type="float" office:value="0" calcext:value-type="float">
            <text:p>0,00</text:p>
          </table:table-cell>
          <table:table-cell table:style-name="ce2" table:formula="of:=[$cor_valid.AE41]/SUM([$cor_valid.$A41:$cor_valid.$AMJ41])" office:value-type="float" office:value="0.000109204368174727" calcext:value-type="float">
            <text:p>0,00</text:p>
          </table:table-cell>
          <table:table-cell table:style-name="ce2" table:formula="of:=[$cor_valid.AF41]/SUM([$cor_valid.$A41:$cor_valid.$AMJ41])" office:value-type="float" office:value="0.117160686427457" calcext:value-type="float">
            <text:p>0,12</text:p>
          </table:table-cell>
          <table:table-cell table:style-name="ce2" table:formula="of:=[$cor_valid.AG41]/SUM([$cor_valid.$A41:$cor_valid.$AMJ41])" office:value-type="float" office:value="0" calcext:value-type="float">
            <text:p>0,00</text:p>
          </table:table-cell>
          <table:table-cell table:style-name="ce2" table:formula="of:=[$cor_valid.AH41]/SUM([$cor_valid.$A41:$cor_valid.$AMJ41])" office:value-type="float" office:value="0" calcext:value-type="float">
            <text:p>0,00</text:p>
          </table:table-cell>
          <table:table-cell table:style-name="ce2" table:formula="of:=[$cor_valid.AI41]/SUM([$cor_valid.$A41:$cor_valid.$AMJ41])" office:value-type="float" office:value="0" calcext:value-type="float">
            <text:p>0,00</text:p>
          </table:table-cell>
          <table:table-cell table:style-name="ce2" table:formula="of:=[$cor_valid.AJ41]/SUM([$cor_valid.$A41:$cor_valid.$AMJ41])" office:value-type="float" office:value="0" calcext:value-type="float">
            <text:p>0,00</text:p>
          </table:table-cell>
          <table:table-cell table:style-name="ce2" table:formula="of:=[$cor_valid.AK41]/SUM([$cor_valid.$A41:$cor_valid.$AMJ41])" office:value-type="float" office:value="0.0221528861154446" calcext:value-type="float">
            <text:p>0,02</text:p>
          </table:table-cell>
          <table:table-cell table:style-name="ce2" table:formula="of:=[$cor_valid.AL41]/SUM([$cor_valid.$A41:$cor_valid.$AMJ41])" office:value-type="float" office:value="0" calcext:value-type="float">
            <text:p>0,00</text:p>
          </table:table-cell>
          <table:table-cell table:style-name="ce2" table:formula="of:=[$cor_valid.AM41]/SUM([$cor_valid.$A41:$cor_valid.$AMJ41])" office:value-type="float" office:value="0" calcext:value-type="float">
            <text:p>0,00</text:p>
          </table:table-cell>
          <table:table-cell table:style-name="ce2" table:formula="of:=[$cor_valid.AN41]/SUM([$cor_valid.$A41:$cor_valid.$AMJ41])" office:value-type="float" office:value="0" calcext:value-type="float">
            <text:p>0,00</text:p>
          </table:table-cell>
          <table:table-cell table:style-name="ce2" table:formula="of:=[$cor_valid.AO41]/SUM([$cor_valid.$A41:$cor_valid.$AMJ41])" office:value-type="float" office:value="0" calcext:value-type="float">
            <text:p>0,00</text:p>
          </table:table-cell>
          <table:table-cell table:style-name="ce2" table:formula="of:=[$cor_valid.AP41]/SUM([$cor_valid.$A41:$cor_valid.$AMJ41])" office:value-type="float" office:value="0" calcext:value-type="float">
            <text:p>0,00</text:p>
          </table:table-cell>
          <table:table-cell table:style-name="ce2" table:formula="of:=[$cor_valid.AQ41]/SUM([$cor_valid.$A41:$cor_valid.$AMJ41])" office:value-type="float" office:value="0" calcext:value-type="float">
            <text:p>0,00</text:p>
          </table:table-cell>
          <table:table-cell table:style-name="ce2" table:formula="of:=[$cor_valid.AR41]/SUM([$cor_valid.$A41:$cor_valid.$AMJ41])" office:value-type="float" office:value="0" calcext:value-type="float">
            <text:p>0,00</text:p>
          </table:table-cell>
          <table:table-cell table:style-name="ce2" table:formula="of:=[$cor_valid.AS41]/SUM([$cor_valid.$A41:$cor_valid.$AMJ41])" office:value-type="float" office:value="0" calcext:value-type="float">
            <text:p>0,00</text:p>
          </table:table-cell>
          <table:table-cell table:style-name="ce2" table:formula="of:=[$cor_valid.AT41]/SUM([$cor_valid.$A41:$cor_valid.$AMJ41])" office:value-type="float" office:value="0" calcext:value-type="float">
            <text:p>0,00</text:p>
          </table:table-cell>
          <table:table-cell table:style-name="ce2" table:formula="of:=[$cor_valid.AU41]/SUM([$cor_valid.$A41:$cor_valid.$AMJ41])" office:value-type="float" office:value="0.0353354134165367" calcext:value-type="float">
            <text:p>0,04</text:p>
          </table:table-cell>
          <table:table-cell table:style-name="ce2" table:formula="of:=[$cor_valid.AV41]/SUM([$cor_valid.$A41:$cor_valid.$AMJ41])" office:value-type="float" office:value="0.000046801872074883" calcext:value-type="float">
            <text:p>0,00</text:p>
          </table:table-cell>
          <table:table-cell table:style-name="ce2" table:formula="of:=[$cor_valid.AW41]/SUM([$cor_valid.$A41:$cor_valid.$AMJ41])" office:value-type="float" office:value="0.00372854914196568" calcext:value-type="float">
            <text:p>0,00</text:p>
          </table:table-cell>
          <table:table-cell table:style-name="ce2" table:formula="of:=[$cor_valid.AX41]/SUM([$cor_valid.$A41:$cor_valid.$AMJ41])" office:value-type="float" office:value="0.00594383775351014" calcext:value-type="float">
            <text:p>0,01</text:p>
          </table:table-cell>
          <table:table-cell table:style-name="ce2" table:formula="of:=[$cor_valid.AY41]/SUM([$cor_valid.$A41:$cor_valid.$AMJ41])" office:value-type="float" office:value="0" calcext:value-type="float">
            <text:p>0,00</text:p>
          </table:table-cell>
          <table:table-cell table:style-name="ce2" table:formula="of:=[$cor_valid.AZ41]/SUM([$cor_valid.$A41:$cor_valid.$AMJ41])" office:value-type="float" office:value="0.0202496099843994" calcext:value-type="float">
            <text:p>0,02</text:p>
          </table:table-cell>
          <table:table-cell table:style-name="ce2" table:formula="of:=[$cor_valid.BA41]/SUM([$cor_valid.$A41:$cor_valid.$AMJ41])" office:value-type="float" office:value="0" calcext:value-type="float">
            <text:p>0,00</text:p>
          </table:table-cell>
          <table:table-cell table:style-name="ce2" table:formula="of:=[$cor_valid.BB41]/SUM([$cor_valid.$A41:$cor_valid.$AMJ41])" office:value-type="float" office:value="0.00613104524180967" calcext:value-type="float">
            <text:p>0,01</text:p>
          </table:table-cell>
          <table:table-cell table:style-name="ce2" table:formula="of:=[$cor_valid.BC41]/SUM([$cor_valid.$A41:$cor_valid.$AMJ41])" office:value-type="float" office:value="0" calcext:value-type="float">
            <text:p>0,00</text:p>
          </table:table-cell>
          <table:table-cell table:style-name="ce2" table:formula="of:=[$cor_valid.BD41]/SUM([$cor_valid.$A41:$cor_valid.$AMJ41])" office:value-type="float" office:value="0.00692667706708268" calcext:value-type="float">
            <text:p>0,01</text:p>
          </table:table-cell>
          <table:table-cell table:style-name="ce2" table:formula="of:=[$cor_valid.BE41]/SUM([$cor_valid.$A41:$cor_valid.$AMJ41])" office:value-type="float" office:value="0.126302652106084" calcext:value-type="float">
            <text:p>0,13</text:p>
          </table:table-cell>
          <table:table-cell table:style-name="ce2" table:formula="of:=[$cor_valid.BF41]/SUM([$cor_valid.$A41:$cor_valid.$AMJ41])" office:value-type="float" office:value="0" calcext:value-type="float">
            <text:p>0,00</text:p>
          </table:table-cell>
          <table:table-cell table:style-name="ce2" table:formula="of:=[$cor_valid.BG41]/SUM([$cor_valid.$A41:$cor_valid.$AMJ41])" office:value-type="float" office:value="0.000015600624024961" calcext:value-type="float">
            <text:p>0,00</text:p>
          </table:table-cell>
          <table:table-cell table:style-name="ce2" table:formula="of:=[$cor_valid.BH41]/SUM([$cor_valid.$A41:$cor_valid.$AMJ41])" office:value-type="float" office:value="0" calcext:value-type="float">
            <text:p>0,00</text:p>
          </table:table-cell>
          <table:table-cell table:style-name="ce2" table:formula="of:=[$cor_valid.BI41]/SUM([$cor_valid.$A41:$cor_valid.$AMJ41])" office:value-type="float" office:value="0" calcext:value-type="float">
            <text:p>0,00</text:p>
          </table:table-cell>
          <table:table-cell table:style-name="ce2" table:formula="of:=[$cor_valid.BJ41]/SUM([$cor_valid.$A41:$cor_valid.$AMJ41])" office:value-type="float" office:value="0" calcext:value-type="float">
            <text:p>0,00</text:p>
          </table:table-cell>
          <table:table-cell table:style-name="ce2" table:formula="of:=[$cor_valid.BK41]/SUM([$cor_valid.$A41:$cor_valid.$AMJ41])" office:value-type="float" office:value="0" calcext:value-type="float">
            <text:p>0,00</text:p>
          </table:table-cell>
          <table:table-cell table:style-name="ce2" table:formula="of:=[$cor_valid.BL41]/SUM([$cor_valid.$A41:$cor_valid.$AMJ41])" office:value-type="float" office:value="0" calcext:value-type="float">
            <text:p>0,00</text:p>
          </table:table-cell>
          <table:table-cell table:style-name="ce2" table:formula="of:=[$cor_valid.BM41]/SUM([$cor_valid.$A41:$cor_valid.$AMJ41])" office:value-type="float" office:value="0" calcext:value-type="float">
            <text:p>0,00</text:p>
          </table:table-cell>
          <table:table-cell table:style-name="ce2" table:formula="of:=[$cor_valid.BN41]/SUM([$cor_valid.$A41:$cor_valid.$AMJ41])" office:value-type="float" office:value="0" calcext:value-type="float">
            <text:p>0,00</text:p>
          </table:table-cell>
          <table:table-cell table:style-name="ce2" table:formula="of:=[$cor_valid.BO41]/SUM([$cor_valid.$A41:$cor_valid.$AMJ41])" office:value-type="float" office:value="0.0399687987519501" calcext:value-type="float">
            <text:p>0,04</text:p>
          </table:table-cell>
          <table:table-cell/>
          <table:table-cell table:formula="of:=[.BR41]/SUM([.BR$1:.BR$1048576])" office:value-type="float" office:value="0.000579596686605787" calcext:value-type="float">
            <text:p>0,001</text:p>
          </table:table-cell>
          <table:table-cell table:formula="of:=SUM([$cor_valid.$A41:$cor_valid.$AMJ41])" office:value-type="float" office:value="64100" calcext:value-type="float">
            <text:p>64100</text:p>
          </table:table-cell>
          <table:table-cell table:number-columns-repeated="95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$cor_valid.B42]/SUM([$cor_valid.$A42:$cor_valid.$AMJ42])" office:value-type="float" office:value="0" calcext:value-type="float">
            <text:p>0,00</text:p>
          </table:table-cell>
          <table:table-cell table:style-name="ce2" table:formula="of:=[$cor_valid.C42]/SUM([$cor_valid.$A42:$cor_valid.$AMJ42])" office:value-type="float" office:value="0" calcext:value-type="float">
            <text:p>0,00</text:p>
          </table:table-cell>
          <table:table-cell table:style-name="ce2" table:formula="of:=[$cor_valid.D42]/SUM([$cor_valid.$A42:$cor_valid.$AMJ42])" office:value-type="float" office:value="0" calcext:value-type="float">
            <text:p>0,00</text:p>
          </table:table-cell>
          <table:table-cell table:style-name="ce2" table:formula="of:=[$cor_valid.E42]/SUM([$cor_valid.$A42:$cor_valid.$AMJ42])" office:value-type="float" office:value="0.185430463576159" calcext:value-type="float">
            <text:p>0,19</text:p>
          </table:table-cell>
          <table:table-cell table:style-name="ce2" table:formula="of:=[$cor_valid.F42]/SUM([$cor_valid.$A42:$cor_valid.$AMJ42])" office:value-type="float" office:value="0.000301023479831427" calcext:value-type="float">
            <text:p>0,00</text:p>
          </table:table-cell>
          <table:table-cell table:style-name="ce2" table:formula="of:=[$cor_valid.G42]/SUM([$cor_valid.$A42:$cor_valid.$AMJ42])" office:value-type="float" office:value="0" calcext:value-type="float">
            <text:p>0,00</text:p>
          </table:table-cell>
          <table:table-cell table:style-name="ce2" table:formula="of:=[$cor_valid.H42]/SUM([$cor_valid.$A42:$cor_valid.$AMJ42])" office:value-type="float" office:value="0" calcext:value-type="float">
            <text:p>0,00</text:p>
          </table:table-cell>
          <table:table-cell table:style-name="ce2" table:formula="of:=[$cor_valid.I42]/SUM([$cor_valid.$A42:$cor_valid.$AMJ42])" office:value-type="float" office:value="0" calcext:value-type="float">
            <text:p>0,00</text:p>
          </table:table-cell>
          <table:table-cell table:style-name="ce2" table:formula="of:=[$cor_valid.J42]/SUM([$cor_valid.$A42:$cor_valid.$AMJ42])" office:value-type="float" office:value="0" calcext:value-type="float">
            <text:p>0,00</text:p>
          </table:table-cell>
          <table:table-cell table:style-name="ce2" table:formula="of:=[$cor_valid.K42]/SUM([$cor_valid.$A42:$cor_valid.$AMJ42])" office:value-type="float" office:value="0" calcext:value-type="float">
            <text:p>0,00</text:p>
          </table:table-cell>
          <table:table-cell table:style-name="ce2" table:formula="of:=[$cor_valid.L42]/SUM([$cor_valid.$A42:$cor_valid.$AMJ42])" office:value-type="float" office:value="0" calcext:value-type="float">
            <text:p>0,00</text:p>
          </table:table-cell>
          <table:table-cell table:style-name="ce2" table:formula="of:=[$cor_valid.M42]/SUM([$cor_valid.$A42:$cor_valid.$AMJ42])" office:value-type="float" office:value="0" calcext:value-type="float">
            <text:p>0,00</text:p>
          </table:table-cell>
          <table:table-cell table:style-name="ce2" table:formula="of:=[$cor_valid.N42]/SUM([$cor_valid.$A42:$cor_valid.$AMJ42])" office:value-type="float" office:value="0" calcext:value-type="float">
            <text:p>0,00</text:p>
          </table:table-cell>
          <table:table-cell table:style-name="ce2" table:formula="of:=[$cor_valid.O42]/SUM([$cor_valid.$A42:$cor_valid.$AMJ42])" office:value-type="float" office:value="0.000301023479831427" calcext:value-type="float">
            <text:p>0,00</text:p>
          </table:table-cell>
          <table:table-cell table:style-name="ce2" table:formula="of:=[$cor_valid.P42]/SUM([$cor_valid.$A42:$cor_valid.$AMJ42])" office:value-type="float" office:value="0" calcext:value-type="float">
            <text:p>0,00</text:p>
          </table:table-cell>
          <table:table-cell table:style-name="ce2" table:formula="of:=[$cor_valid.Q42]/SUM([$cor_valid.$A42:$cor_valid.$AMJ42])" office:value-type="float" office:value="0.00180614087898856" calcext:value-type="float">
            <text:p>0,00</text:p>
          </table:table-cell>
          <table:table-cell table:style-name="ce2" table:formula="of:=[$cor_valid.R42]/SUM([$cor_valid.$A42:$cor_valid.$AMJ42])" office:value-type="float" office:value="0" calcext:value-type="float">
            <text:p>0,00</text:p>
          </table:table-cell>
          <table:table-cell table:style-name="ce2" table:formula="of:=[$cor_valid.S42]/SUM([$cor_valid.$A42:$cor_valid.$AMJ42])" office:value-type="float" office:value="0.235701384708007" calcext:value-type="float">
            <text:p>0,24</text:p>
          </table:table-cell>
          <table:table-cell table:style-name="ce2" table:formula="of:=[$cor_valid.T42]/SUM([$cor_valid.$A42:$cor_valid.$AMJ42])" office:value-type="float" office:value="0" calcext:value-type="float">
            <text:p>0,00</text:p>
          </table:table-cell>
          <table:table-cell table:style-name="ce2" table:formula="of:=[$cor_valid.U42]/SUM([$cor_valid.$A42:$cor_valid.$AMJ42])" office:value-type="float" office:value="0.0222757375075256" calcext:value-type="float">
            <text:p>0,02</text:p>
          </table:table-cell>
          <table:table-cell table:style-name="ce2" table:formula="of:=[$cor_valid.V42]/SUM([$cor_valid.$A42:$cor_valid.$AMJ42])" office:value-type="float" office:value="0" calcext:value-type="float">
            <text:p>0,00</text:p>
          </table:table-cell>
          <table:table-cell table:style-name="ce2" table:formula="of:=[$cor_valid.W42]/SUM([$cor_valid.$A42:$cor_valid.$AMJ42])" office:value-type="float" office:value="0" calcext:value-type="float">
            <text:p>0,00</text:p>
          </table:table-cell>
          <table:table-cell table:style-name="ce2" table:formula="of:=[$cor_valid.X42]/SUM([$cor_valid.$A42:$cor_valid.$AMJ42])" office:value-type="float" office:value="0" calcext:value-type="float">
            <text:p>0,00</text:p>
          </table:table-cell>
          <table:table-cell table:style-name="ce2" table:formula="of:=[$cor_valid.Y42]/SUM([$cor_valid.$A42:$cor_valid.$AMJ42])" office:value-type="float" office:value="0" calcext:value-type="float">
            <text:p>0,00</text:p>
          </table:table-cell>
          <table:table-cell table:style-name="ce2" table:formula="of:=[$cor_valid.Z42]/SUM([$cor_valid.$A42:$cor_valid.$AMJ42])" office:value-type="float" office:value="0" calcext:value-type="float">
            <text:p>0,00</text:p>
          </table:table-cell>
          <table:table-cell table:style-name="ce2" table:formula="of:=[$cor_valid.AA42]/SUM([$cor_valid.$A42:$cor_valid.$AMJ42])" office:value-type="float" office:value="0" calcext:value-type="float">
            <text:p>0,00</text:p>
          </table:table-cell>
          <table:table-cell table:style-name="ce2" table:formula="of:=[$cor_valid.AB42]/SUM([$cor_valid.$A42:$cor_valid.$AMJ42])" office:value-type="float" office:value="0" calcext:value-type="float">
            <text:p>0,00</text:p>
          </table:table-cell>
          <table:table-cell table:style-name="ce2" table:formula="of:=[$cor_valid.AC42]/SUM([$cor_valid.$A42:$cor_valid.$AMJ42])" office:value-type="float" office:value="0" calcext:value-type="float">
            <text:p>0,00</text:p>
          </table:table-cell>
          <table:table-cell table:style-name="ce2" table:formula="of:=[$cor_valid.AD42]/SUM([$cor_valid.$A42:$cor_valid.$AMJ42])" office:value-type="float" office:value="0.00421432871763998" calcext:value-type="float">
            <text:p>0,00</text:p>
          </table:table-cell>
          <table:table-cell table:style-name="ce2" table:formula="of:=[$cor_valid.AE42]/SUM([$cor_valid.$A42:$cor_valid.$AMJ42])" office:value-type="float" office:value="0.000903070439494281" calcext:value-type="float">
            <text:p>0,00</text:p>
          </table:table-cell>
          <table:table-cell table:style-name="ce2" table:formula="of:=[$cor_valid.AF42]/SUM([$cor_valid.$A42:$cor_valid.$AMJ42])" office:value-type="float" office:value="0.116195063214931" calcext:value-type="float">
            <text:p>0,12</text:p>
          </table:table-cell>
          <table:table-cell table:style-name="ce2" table:formula="of:=[$cor_valid.AG42]/SUM([$cor_valid.$A42:$cor_valid.$AMJ42])" office:value-type="float" office:value="0" calcext:value-type="float">
            <text:p>0,00</text:p>
          </table:table-cell>
          <table:table-cell table:style-name="ce2" table:formula="of:=[$cor_valid.AH42]/SUM([$cor_valid.$A42:$cor_valid.$AMJ42])" office:value-type="float" office:value="0" calcext:value-type="float">
            <text:p>0,00</text:p>
          </table:table-cell>
          <table:table-cell table:style-name="ce2" table:formula="of:=[$cor_valid.AI42]/SUM([$cor_valid.$A42:$cor_valid.$AMJ42])" office:value-type="float" office:value="0" calcext:value-type="float">
            <text:p>0,00</text:p>
          </table:table-cell>
          <table:table-cell table:style-name="ce2" table:formula="of:=[$cor_valid.AJ42]/SUM([$cor_valid.$A42:$cor_valid.$AMJ42])" office:value-type="float" office:value="0" calcext:value-type="float">
            <text:p>0,00</text:p>
          </table:table-cell>
          <table:table-cell table:style-name="ce2" table:formula="of:=[$cor_valid.AK42]/SUM([$cor_valid.$A42:$cor_valid.$AMJ42])" office:value-type="float" office:value="0.0237808549066827" calcext:value-type="float">
            <text:p>0,02</text:p>
          </table:table-cell>
          <table:table-cell table:style-name="ce2" table:formula="of:=[$cor_valid.AL42]/SUM([$cor_valid.$A42:$cor_valid.$AMJ42])" office:value-type="float" office:value="0" calcext:value-type="float">
            <text:p>0,00</text:p>
          </table:table-cell>
          <table:table-cell table:style-name="ce2" table:formula="of:=[$cor_valid.AM42]/SUM([$cor_valid.$A42:$cor_valid.$AMJ42])" office:value-type="float" office:value="0" calcext:value-type="float">
            <text:p>0,00</text:p>
          </table:table-cell>
          <table:table-cell table:style-name="ce2" table:formula="of:=[$cor_valid.AN42]/SUM([$cor_valid.$A42:$cor_valid.$AMJ42])" office:value-type="float" office:value="0" calcext:value-type="float">
            <text:p>0,00</text:p>
          </table:table-cell>
          <table:table-cell table:style-name="ce2" table:formula="of:=[$cor_valid.AO42]/SUM([$cor_valid.$A42:$cor_valid.$AMJ42])" office:value-type="float" office:value="0" calcext:value-type="float">
            <text:p>0,00</text:p>
          </table:table-cell>
          <table:table-cell table:style-name="ce2" table:formula="of:=[$cor_valid.AP42]/SUM([$cor_valid.$A42:$cor_valid.$AMJ42])" office:value-type="float" office:value="0" calcext:value-type="float">
            <text:p>0,00</text:p>
          </table:table-cell>
          <table:table-cell table:style-name="ce2" table:formula="of:=[$cor_valid.AQ42]/SUM([$cor_valid.$A42:$cor_valid.$AMJ42])" office:value-type="float" office:value="0" calcext:value-type="float">
            <text:p>0,00</text:p>
          </table:table-cell>
          <table:table-cell table:style-name="ce2" table:formula="of:=[$cor_valid.AR42]/SUM([$cor_valid.$A42:$cor_valid.$AMJ42])" office:value-type="float" office:value="0" calcext:value-type="float">
            <text:p>0,00</text:p>
          </table:table-cell>
          <table:table-cell table:style-name="ce2" table:formula="of:=[$cor_valid.AS42]/SUM([$cor_valid.$A42:$cor_valid.$AMJ42])" office:value-type="float" office:value="0" calcext:value-type="float">
            <text:p>0,00</text:p>
          </table:table-cell>
          <table:table-cell table:style-name="ce2" table:formula="of:=[$cor_valid.AT42]/SUM([$cor_valid.$A42:$cor_valid.$AMJ42])" office:value-type="float" office:value="0" calcext:value-type="float">
            <text:p>0,00</text:p>
          </table:table-cell>
          <table:table-cell table:style-name="ce2" table:formula="of:=[$cor_valid.AU42]/SUM([$cor_valid.$A42:$cor_valid.$AMJ42])" office:value-type="float" office:value="0.0114388922335942" calcext:value-type="float">
            <text:p>0,01</text:p>
          </table:table-cell>
          <table:table-cell table:style-name="ce2" table:formula="of:=[$cor_valid.AV42]/SUM([$cor_valid.$A42:$cor_valid.$AMJ42])" office:value-type="float" office:value="0" calcext:value-type="float">
            <text:p>0,00</text:p>
          </table:table-cell>
          <table:table-cell table:style-name="ce2" table:formula="of:=[$cor_valid.AW42]/SUM([$cor_valid.$A42:$cor_valid.$AMJ42])" office:value-type="float" office:value="0" calcext:value-type="float">
            <text:p>0,00</text:p>
          </table:table-cell>
          <table:table-cell table:style-name="ce2" table:formula="of:=[$cor_valid.AX42]/SUM([$cor_valid.$A42:$cor_valid.$AMJ42])" office:value-type="float" office:value="0" calcext:value-type="float">
            <text:p>0,00</text:p>
          </table:table-cell>
          <table:table-cell table:style-name="ce2" table:formula="of:=[$cor_valid.AY42]/SUM([$cor_valid.$A42:$cor_valid.$AMJ42])" office:value-type="float" office:value="0" calcext:value-type="float">
            <text:p>0,00</text:p>
          </table:table-cell>
          <table:table-cell table:style-name="ce2" table:formula="of:=[$cor_valid.AZ42]/SUM([$cor_valid.$A42:$cor_valid.$AMJ42])" office:value-type="float" office:value="0.0791691751956653" calcext:value-type="float">
            <text:p>0,08</text:p>
          </table:table-cell>
          <table:table-cell table:style-name="ce2" table:formula="of:=[$cor_valid.BA42]/SUM([$cor_valid.$A42:$cor_valid.$AMJ42])" office:value-type="float" office:value="0" calcext:value-type="float">
            <text:p>0,00</text:p>
          </table:table-cell>
          <table:table-cell table:style-name="ce2" table:formula="of:=[$cor_valid.BB42]/SUM([$cor_valid.$A42:$cor_valid.$AMJ42])" office:value-type="float" office:value="0.0129440096327514" calcext:value-type="float">
            <text:p>0,01</text:p>
          </table:table-cell>
          <table:table-cell table:style-name="ce2" table:formula="of:=[$cor_valid.BC42]/SUM([$cor_valid.$A42:$cor_valid.$AMJ42])" office:value-type="float" office:value="0" calcext:value-type="float">
            <text:p>0,00</text:p>
          </table:table-cell>
          <table:table-cell table:style-name="ce2" table:formula="of:=[$cor_valid.BD42]/SUM([$cor_valid.$A42:$cor_valid.$AMJ42])" office:value-type="float" office:value="0" calcext:value-type="float">
            <text:p>0,00</text:p>
          </table:table-cell>
          <table:table-cell table:style-name="ce2" table:formula="of:=[$cor_valid.BE42]/SUM([$cor_valid.$A42:$cor_valid.$AMJ42])" office:value-type="float" office:value="0.170379289584588" calcext:value-type="float">
            <text:p>0,17</text:p>
          </table:table-cell>
          <table:table-cell table:style-name="ce2" table:formula="of:=[$cor_valid.BF42]/SUM([$cor_valid.$A42:$cor_valid.$AMJ42])" office:value-type="float" office:value="0" calcext:value-type="float">
            <text:p>0,00</text:p>
          </table:table-cell>
          <table:table-cell table:style-name="ce2" table:formula="of:=[$cor_valid.BG42]/SUM([$cor_valid.$A42:$cor_valid.$AMJ42])" office:value-type="float" office:value="0" calcext:value-type="float">
            <text:p>0,00</text:p>
          </table:table-cell>
          <table:table-cell table:style-name="ce2" table:formula="of:=[$cor_valid.BH42]/SUM([$cor_valid.$A42:$cor_valid.$AMJ42])" office:value-type="float" office:value="0" calcext:value-type="float">
            <text:p>0,00</text:p>
          </table:table-cell>
          <table:table-cell table:style-name="ce2" table:formula="of:=[$cor_valid.BI42]/SUM([$cor_valid.$A42:$cor_valid.$AMJ42])" office:value-type="float" office:value="0" calcext:value-type="float">
            <text:p>0,00</text:p>
          </table:table-cell>
          <table:table-cell table:style-name="ce2" table:formula="of:=[$cor_valid.BJ42]/SUM([$cor_valid.$A42:$cor_valid.$AMJ42])" office:value-type="float" office:value="0" calcext:value-type="float">
            <text:p>0,00</text:p>
          </table:table-cell>
          <table:table-cell table:style-name="ce2" table:formula="of:=[$cor_valid.BK42]/SUM([$cor_valid.$A42:$cor_valid.$AMJ42])" office:value-type="float" office:value="0" calcext:value-type="float">
            <text:p>0,00</text:p>
          </table:table-cell>
          <table:table-cell table:style-name="ce2" table:formula="of:=[$cor_valid.BL42]/SUM([$cor_valid.$A42:$cor_valid.$AMJ42])" office:value-type="float" office:value="0" calcext:value-type="float">
            <text:p>0,00</text:p>
          </table:table-cell>
          <table:table-cell table:style-name="ce2" table:formula="of:=[$cor_valid.BM42]/SUM([$cor_valid.$A42:$cor_valid.$AMJ42])" office:value-type="float" office:value="0" calcext:value-type="float">
            <text:p>0,00</text:p>
          </table:table-cell>
          <table:table-cell table:style-name="ce2" table:formula="of:=[$cor_valid.BN42]/SUM([$cor_valid.$A42:$cor_valid.$AMJ42])" office:value-type="float" office:value="0" calcext:value-type="float">
            <text:p>0,00</text:p>
          </table:table-cell>
          <table:table-cell table:style-name="ce2" table:formula="of:=[$cor_valid.BO42]/SUM([$cor_valid.$A42:$cor_valid.$AMJ42])" office:value-type="float" office:value="0.123118603251054" calcext:value-type="float">
            <text:p>0,12</text:p>
          </table:table-cell>
          <table:table-cell/>
          <table:table-cell table:formula="of:=[.BR42]/SUM([.BR$1:.BR$1048576])" office:value-type="float" office:value="0.0000300377565195698" calcext:value-type="float">
            <text:p>0,000</text:p>
          </table:table-cell>
          <table:table-cell table:formula="of:=SUM([$cor_valid.$A42:$cor_valid.$AMJ42])" office:value-type="float" office:value="3322" calcext:value-type="float">
            <text:p>3322</text:p>
          </table:table-cell>
          <table:table-cell table:number-columns-repeated="95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$cor_valid.B43]/SUM([$cor_valid.$A43:$cor_valid.$AMJ43])" office:value-type="float" office:value="0" calcext:value-type="float">
            <text:p>0,00</text:p>
          </table:table-cell>
          <table:table-cell table:style-name="ce2" table:formula="of:=[$cor_valid.C43]/SUM([$cor_valid.$A43:$cor_valid.$AMJ43])" office:value-type="float" office:value="0" calcext:value-type="float">
            <text:p>0,00</text:p>
          </table:table-cell>
          <table:table-cell table:style-name="ce2" table:formula="of:=[$cor_valid.D43]/SUM([$cor_valid.$A43:$cor_valid.$AMJ43])" office:value-type="float" office:value="0.0728094401205122" calcext:value-type="float">
            <text:p>0,07</text:p>
          </table:table-cell>
          <table:table-cell table:style-name="ce2" table:formula="of:=[$cor_valid.E43]/SUM([$cor_valid.$A43:$cor_valid.$AMJ43])" office:value-type="float" office:value="0.00473889028370575" calcext:value-type="float">
            <text:p>0,00</text:p>
          </table:table-cell>
          <table:table-cell table:style-name="ce2" table:formula="of:=[$cor_valid.F43]/SUM([$cor_valid.$A43:$cor_valid.$AMJ43])" office:value-type="float" office:value="0.00227529500376601" calcext:value-type="float">
            <text:p>0,00</text:p>
          </table:table-cell>
          <table:table-cell table:style-name="ce2" table:formula="of:=[$cor_valid.G43]/SUM([$cor_valid.$A43:$cor_valid.$AMJ43])" office:value-type="float" office:value="0" calcext:value-type="float">
            <text:p>0,00</text:p>
          </table:table-cell>
          <table:table-cell table:style-name="ce2" table:formula="of:=[$cor_valid.H43]/SUM([$cor_valid.$A43:$cor_valid.$AMJ43])" office:value-type="float" office:value="0" calcext:value-type="float">
            <text:p>0,00</text:p>
          </table:table-cell>
          <table:table-cell table:style-name="ce2" table:formula="of:=[$cor_valid.I43]/SUM([$cor_valid.$A43:$cor_valid.$AMJ43])" office:value-type="float" office:value="0" calcext:value-type="float">
            <text:p>0,00</text:p>
          </table:table-cell>
          <table:table-cell table:style-name="ce2" table:formula="of:=[$cor_valid.J43]/SUM([$cor_valid.$A43:$cor_valid.$AMJ43])" office:value-type="float" office:value="0" calcext:value-type="float">
            <text:p>0,00</text:p>
          </table:table-cell>
          <table:table-cell table:style-name="ce2" table:formula="of:=[$cor_valid.K43]/SUM([$cor_valid.$A43:$cor_valid.$AMJ43])" office:value-type="float" office:value="0" calcext:value-type="float">
            <text:p>0,00</text:p>
          </table:table-cell>
          <table:table-cell table:style-name="ce2" table:formula="of:=[$cor_valid.L43]/SUM([$cor_valid.$A43:$cor_valid.$AMJ43])" office:value-type="float" office:value="0" calcext:value-type="float">
            <text:p>0,00</text:p>
          </table:table-cell>
          <table:table-cell table:style-name="ce2" table:formula="of:=[$cor_valid.M43]/SUM([$cor_valid.$A43:$cor_valid.$AMJ43])" office:value-type="float" office:value="0" calcext:value-type="float">
            <text:p>0,00</text:p>
          </table:table-cell>
          <table:table-cell table:style-name="ce2" table:formula="of:=[$cor_valid.N43]/SUM([$cor_valid.$A43:$cor_valid.$AMJ43])" office:value-type="float" office:value="0" calcext:value-type="float">
            <text:p>0,00</text:p>
          </table:table-cell>
          <table:table-cell table:style-name="ce2" table:formula="of:=[$cor_valid.O43]/SUM([$cor_valid.$A43:$cor_valid.$AMJ43])" office:value-type="float" office:value="0.593444012051218" calcext:value-type="float">
            <text:p>0,59</text:p>
          </table:table-cell>
          <table:table-cell table:style-name="ce2" table:formula="of:=[$cor_valid.P43]/SUM([$cor_valid.$A43:$cor_valid.$AMJ43])" office:value-type="float" office:value="0.0000313833793622897" calcext:value-type="float">
            <text:p>0,00</text:p>
          </table:table-cell>
          <table:table-cell table:style-name="ce2" table:formula="of:=[$cor_valid.Q43]/SUM([$cor_valid.$A43:$cor_valid.$AMJ43])" office:value-type="float" office:value="0.0908862666331911" calcext:value-type="float">
            <text:p>0,09</text:p>
          </table:table-cell>
          <table:table-cell table:style-name="ce2" table:formula="of:=[$cor_valid.R43]/SUM([$cor_valid.$A43:$cor_valid.$AMJ43])" office:value-type="float" office:value="0" calcext:value-type="float">
            <text:p>0,00</text:p>
          </table:table-cell>
          <table:table-cell table:style-name="ce2" table:formula="of:=[$cor_valid.S43]/SUM([$cor_valid.$A43:$cor_valid.$AMJ43])" office:value-type="float" office:value="0.000659050966608084" calcext:value-type="float">
            <text:p>0,00</text:p>
          </table:table-cell>
          <table:table-cell table:style-name="ce2" table:formula="of:=[$cor_valid.T43]/SUM([$cor_valid.$A43:$cor_valid.$AMJ43])" office:value-type="float" office:value="0" calcext:value-type="float">
            <text:p>0,00</text:p>
          </table:table-cell>
          <table:table-cell table:style-name="ce2" table:formula="of:=[$cor_valid.U43]/SUM([$cor_valid.$A43:$cor_valid.$AMJ43])" office:value-type="float" office:value="0.00368754707506904" calcext:value-type="float">
            <text:p>0,00</text:p>
          </table:table-cell>
          <table:table-cell table:style-name="ce2" table:formula="of:=[$cor_valid.V43]/SUM([$cor_valid.$A43:$cor_valid.$AMJ43])" office:value-type="float" office:value="0" calcext:value-type="float">
            <text:p>0,00</text:p>
          </table:table-cell>
          <table:table-cell table:style-name="ce2" table:formula="of:=[$cor_valid.W43]/SUM([$cor_valid.$A43:$cor_valid.$AMJ43])" office:value-type="float" office:value="0" calcext:value-type="float">
            <text:p>0,00</text:p>
          </table:table-cell>
          <table:table-cell table:style-name="ce2" table:formula="of:=[$cor_valid.X43]/SUM([$cor_valid.$A43:$cor_valid.$AMJ43])" office:value-type="float" office:value="0" calcext:value-type="float">
            <text:p>0,00</text:p>
          </table:table-cell>
          <table:table-cell table:style-name="ce2" table:formula="of:=[$cor_valid.Y43]/SUM([$cor_valid.$A43:$cor_valid.$AMJ43])" office:value-type="float" office:value="0.0528339191564148" calcext:value-type="float">
            <text:p>0,05</text:p>
          </table:table-cell>
          <table:table-cell table:style-name="ce2" table:formula="of:=[$cor_valid.Z43]/SUM([$cor_valid.$A43:$cor_valid.$AMJ43])" office:value-type="float" office:value="0.0767480542304795" calcext:value-type="float">
            <text:p>0,08</text:p>
          </table:table-cell>
          <table:table-cell table:style-name="ce2" table:formula="of:=[$cor_valid.AA43]/SUM([$cor_valid.$A43:$cor_valid.$AMJ43])" office:value-type="float" office:value="0" calcext:value-type="float">
            <text:p>0,00</text:p>
          </table:table-cell>
          <table:table-cell table:style-name="ce2" table:formula="of:=[$cor_valid.AB43]/SUM([$cor_valid.$A43:$cor_valid.$AMJ43])" office:value-type="float" office:value="0" calcext:value-type="float">
            <text:p>0,00</text:p>
          </table:table-cell>
          <table:table-cell table:style-name="ce2" table:formula="of:=[$cor_valid.AC43]/SUM([$cor_valid.$A43:$cor_valid.$AMJ43])" office:value-type="float" office:value="0.000313833793622897" calcext:value-type="float">
            <text:p>0,00</text:p>
          </table:table-cell>
          <table:table-cell table:style-name="ce2" table:formula="of:=[$cor_valid.AD43]/SUM([$cor_valid.$A43:$cor_valid.$AMJ43])" office:value-type="float" office:value="0.00243221190057745" calcext:value-type="float">
            <text:p>0,00</text:p>
          </table:table-cell>
          <table:table-cell table:style-name="ce2" table:formula="of:=[$cor_valid.AE43]/SUM([$cor_valid.$A43:$cor_valid.$AMJ43])" office:value-type="float" office:value="0.00484873211147376" calcext:value-type="float">
            <text:p>0,00</text:p>
          </table:table-cell>
          <table:table-cell table:style-name="ce2" table:formula="of:=[$cor_valid.AF43]/SUM([$cor_valid.$A43:$cor_valid.$AMJ43])" office:value-type="float" office:value="0.00568039166457444" calcext:value-type="float">
            <text:p>0,01</text:p>
          </table:table-cell>
          <table:table-cell table:style-name="ce2" table:formula="of:=[$cor_valid.AG43]/SUM([$cor_valid.$A43:$cor_valid.$AMJ43])" office:value-type="float" office:value="0" calcext:value-type="float">
            <text:p>0,00</text:p>
          </table:table-cell>
          <table:table-cell table:style-name="ce2" table:formula="of:=[$cor_valid.AH43]/SUM([$cor_valid.$A43:$cor_valid.$AMJ43])" office:value-type="float" office:value="0" calcext:value-type="float">
            <text:p>0,00</text:p>
          </table:table-cell>
          <table:table-cell table:style-name="ce2" table:formula="of:=[$cor_valid.AI43]/SUM([$cor_valid.$A43:$cor_valid.$AMJ43])" office:value-type="float" office:value="0" calcext:value-type="float">
            <text:p>0,00</text:p>
          </table:table-cell>
          <table:table-cell table:style-name="ce2" table:formula="of:=[$cor_valid.AJ43]/SUM([$cor_valid.$A43:$cor_valid.$AMJ43])" office:value-type="float" office:value="0" calcext:value-type="float">
            <text:p>0,00</text:p>
          </table:table-cell>
          <table:table-cell table:style-name="ce2" table:formula="of:=[$cor_valid.AK43]/SUM([$cor_valid.$A43:$cor_valid.$AMJ43])" office:value-type="float" office:value="0" calcext:value-type="float">
            <text:p>0,00</text:p>
          </table:table-cell>
          <table:table-cell table:style-name="ce2" table:formula="of:=[$cor_valid.AL43]/SUM([$cor_valid.$A43:$cor_valid.$AMJ43])" office:value-type="float" office:value="0" calcext:value-type="float">
            <text:p>0,00</text:p>
          </table:table-cell>
          <table:table-cell table:style-name="ce2" table:formula="of:=[$cor_valid.AM43]/SUM([$cor_valid.$A43:$cor_valid.$AMJ43])" office:value-type="float" office:value="0" calcext:value-type="float">
            <text:p>0,00</text:p>
          </table:table-cell>
          <table:table-cell table:style-name="ce2" table:formula="of:=[$cor_valid.AN43]/SUM([$cor_valid.$A43:$cor_valid.$AMJ43])" office:value-type="float" office:value="0" calcext:value-type="float">
            <text:p>0,00</text:p>
          </table:table-cell>
          <table:table-cell table:style-name="ce2" table:formula="of:=[$cor_valid.AO43]/SUM([$cor_valid.$A43:$cor_valid.$AMJ43])" office:value-type="float" office:value="0" calcext:value-type="float">
            <text:p>0,00</text:p>
          </table:table-cell>
          <table:table-cell table:style-name="ce2" table:formula="of:=[$cor_valid.AP43]/SUM([$cor_valid.$A43:$cor_valid.$AMJ43])" office:value-type="float" office:value="0" calcext:value-type="float">
            <text:p>0,00</text:p>
          </table:table-cell>
          <table:table-cell table:style-name="ce2" table:formula="of:=[$cor_valid.AQ43]/SUM([$cor_valid.$A43:$cor_valid.$AMJ43])" office:value-type="float" office:value="0" calcext:value-type="float">
            <text:p>0,00</text:p>
          </table:table-cell>
          <table:table-cell table:style-name="ce2" table:formula="of:=[$cor_valid.AR43]/SUM([$cor_valid.$A43:$cor_valid.$AMJ43])" office:value-type="float" office:value="0" calcext:value-type="float">
            <text:p>0,00</text:p>
          </table:table-cell>
          <table:table-cell table:style-name="ce2" table:formula="of:=[$cor_valid.AS43]/SUM([$cor_valid.$A43:$cor_valid.$AMJ43])" office:value-type="float" office:value="0" calcext:value-type="float">
            <text:p>0,00</text:p>
          </table:table-cell>
          <table:table-cell table:style-name="ce2" table:formula="of:=[$cor_valid.AT43]/SUM([$cor_valid.$A43:$cor_valid.$AMJ43])" office:value-type="float" office:value="0" calcext:value-type="float">
            <text:p>0,00</text:p>
          </table:table-cell>
          <table:table-cell table:style-name="ce2" table:formula="of:=[$cor_valid.AU43]/SUM([$cor_valid.$A43:$cor_valid.$AMJ43])" office:value-type="float" office:value="0.00114549334672358" calcext:value-type="float">
            <text:p>0,00</text:p>
          </table:table-cell>
          <table:table-cell table:style-name="ce2" table:formula="of:=[$cor_valid.AV43]/SUM([$cor_valid.$A43:$cor_valid.$AMJ43])" office:value-type="float" office:value="0" calcext:value-type="float">
            <text:p>0,00</text:p>
          </table:table-cell>
          <table:table-cell table:style-name="ce2" table:formula="of:=[$cor_valid.AW43]/SUM([$cor_valid.$A43:$cor_valid.$AMJ43])" office:value-type="float" office:value="0" calcext:value-type="float">
            <text:p>0,00</text:p>
          </table:table-cell>
          <table:table-cell table:style-name="ce2" table:formula="of:=[$cor_valid.AX43]/SUM([$cor_valid.$A43:$cor_valid.$AMJ43])" office:value-type="float" office:value="0" calcext:value-type="float">
            <text:p>0,00</text:p>
          </table:table-cell>
          <table:table-cell table:style-name="ce2" table:formula="of:=[$cor_valid.AY43]/SUM([$cor_valid.$A43:$cor_valid.$AMJ43])" office:value-type="float" office:value="0" calcext:value-type="float">
            <text:p>0,00</text:p>
          </table:table-cell>
          <table:table-cell table:style-name="ce2" table:formula="of:=[$cor_valid.AZ43]/SUM([$cor_valid.$A43:$cor_valid.$AMJ43])" office:value-type="float" office:value="0.0000156916896811449" calcext:value-type="float">
            <text:p>0,00</text:p>
          </table:table-cell>
          <table:table-cell table:style-name="ce2" table:formula="of:=[$cor_valid.BA43]/SUM([$cor_valid.$A43:$cor_valid.$AMJ43])" office:value-type="float" office:value="0" calcext:value-type="float">
            <text:p>0,00</text:p>
          </table:table-cell>
          <table:table-cell table:style-name="ce2" table:formula="of:=[$cor_valid.BB43]/SUM([$cor_valid.$A43:$cor_valid.$AMJ43])" office:value-type="float" office:value="0.00125533517449159" calcext:value-type="float">
            <text:p>0,00</text:p>
          </table:table-cell>
          <table:table-cell table:style-name="ce2" table:formula="of:=[$cor_valid.BC43]/SUM([$cor_valid.$A43:$cor_valid.$AMJ43])" office:value-type="float" office:value="0" calcext:value-type="float">
            <text:p>0,00</text:p>
          </table:table-cell>
          <table:table-cell table:style-name="ce2" table:formula="of:=[$cor_valid.BD43]/SUM([$cor_valid.$A43:$cor_valid.$AMJ43])" office:value-type="float" office:value="0" calcext:value-type="float">
            <text:p>0,00</text:p>
          </table:table-cell>
          <table:table-cell table:style-name="ce2" table:formula="of:=[$cor_valid.BE43]/SUM([$cor_valid.$A43:$cor_valid.$AMJ43])" office:value-type="float" office:value="0.00525671604318353" calcext:value-type="float">
            <text:p>0,01</text:p>
          </table:table-cell>
          <table:table-cell table:style-name="ce2" table:formula="of:=[$cor_valid.BF43]/SUM([$cor_valid.$A43:$cor_valid.$AMJ43])" office:value-type="float" office:value="0" calcext:value-type="float">
            <text:p>0,00</text:p>
          </table:table-cell>
          <table:table-cell table:style-name="ce2" table:formula="of:=[$cor_valid.BG43]/SUM([$cor_valid.$A43:$cor_valid.$AMJ43])" office:value-type="float" office:value="0" calcext:value-type="float">
            <text:p>0,00</text:p>
          </table:table-cell>
          <table:table-cell table:style-name="ce2" table:formula="of:=[$cor_valid.BH43]/SUM([$cor_valid.$A43:$cor_valid.$AMJ43])" office:value-type="float" office:value="0" calcext:value-type="float">
            <text:p>0,00</text:p>
          </table:table-cell>
          <table:table-cell table:style-name="ce2" table:formula="of:=[$cor_valid.BI43]/SUM([$cor_valid.$A43:$cor_valid.$AMJ43])" office:value-type="float" office:value="0" calcext:value-type="float">
            <text:p>0,00</text:p>
          </table:table-cell>
          <table:table-cell table:style-name="ce2" table:formula="of:=[$cor_valid.BJ43]/SUM([$cor_valid.$A43:$cor_valid.$AMJ43])" office:value-type="float" office:value="0" calcext:value-type="float">
            <text:p>0,00</text:p>
          </table:table-cell>
          <table:table-cell table:style-name="ce2" table:formula="of:=[$cor_valid.BK43]/SUM([$cor_valid.$A43:$cor_valid.$AMJ43])" office:value-type="float" office:value="0" calcext:value-type="float">
            <text:p>0,00</text:p>
          </table:table-cell>
          <table:table-cell table:style-name="ce2" table:formula="of:=[$cor_valid.BL43]/SUM([$cor_valid.$A43:$cor_valid.$AMJ43])" office:value-type="float" office:value="0" calcext:value-type="float">
            <text:p>0,00</text:p>
          </table:table-cell>
          <table:table-cell table:style-name="ce2" table:formula="of:=[$cor_valid.BM43]/SUM([$cor_valid.$A43:$cor_valid.$AMJ43])" office:value-type="float" office:value="0" calcext:value-type="float">
            <text:p>0,00</text:p>
          </table:table-cell>
          <table:table-cell table:style-name="ce2" table:formula="of:=[$cor_valid.BN43]/SUM([$cor_valid.$A43:$cor_valid.$AMJ43])" office:value-type="float" office:value="0.0186574190308812" calcext:value-type="float">
            <text:p>0,02</text:p>
          </table:table-cell>
          <table:table-cell table:style-name="ce2" table:formula="of:=[$cor_valid.BO43]/SUM([$cor_valid.$A43:$cor_valid.$AMJ43])" office:value-type="float" office:value="0.061636957067537" calcext:value-type="float">
            <text:p>0,06</text:p>
          </table:table-cell>
          <table:table-cell/>
          <table:table-cell table:formula="of:=[.BR43]/SUM([.BR$1:.BR$1048576])" office:value-type="float" office:value="0.000576233036568075" calcext:value-type="float">
            <text:p>0,001</text:p>
          </table:table-cell>
          <table:table-cell table:formula="of:=SUM([$cor_valid.$A43:$cor_valid.$AMJ43])" office:value-type="float" office:value="63728" calcext:value-type="float">
            <text:p>63728</text:p>
          </table:table-cell>
          <table:table-cell table:number-columns-repeated="95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$cor_valid.B44]/SUM([$cor_valid.$A44:$cor_valid.$AMJ44])" office:value-type="float" office:value="0" calcext:value-type="float">
            <text:p>0,00</text:p>
          </table:table-cell>
          <table:table-cell table:style-name="ce2" table:formula="of:=[$cor_valid.C44]/SUM([$cor_valid.$A44:$cor_valid.$AMJ44])" office:value-type="float" office:value="0" calcext:value-type="float">
            <text:p>0,00</text:p>
          </table:table-cell>
          <table:table-cell table:style-name="ce2" table:formula="of:=[$cor_valid.D44]/SUM([$cor_valid.$A44:$cor_valid.$AMJ44])" office:value-type="float" office:value="0.0018796992481203" calcext:value-type="float">
            <text:p>0,00</text:p>
          </table:table-cell>
          <table:table-cell table:style-name="ce2" table:formula="of:=[$cor_valid.E44]/SUM([$cor_valid.$A44:$cor_valid.$AMJ44])" office:value-type="float" office:value="0.270766201217329" calcext:value-type="float">
            <text:p>0,27</text:p>
          </table:table-cell>
          <table:table-cell table:style-name="ce2" table:formula="of:=[$cor_valid.F44]/SUM([$cor_valid.$A44:$cor_valid.$AMJ44])" office:value-type="float" office:value="0.00152166129609739" calcext:value-type="float">
            <text:p>0,00</text:p>
          </table:table-cell>
          <table:table-cell table:style-name="ce2" table:formula="of:=[$cor_valid.G44]/SUM([$cor_valid.$A44:$cor_valid.$AMJ44])" office:value-type="float" office:value="0" calcext:value-type="float">
            <text:p>0,00</text:p>
          </table:table-cell>
          <table:table-cell table:style-name="ce2" table:formula="of:=[$cor_valid.H44]/SUM([$cor_valid.$A44:$cor_valid.$AMJ44])" office:value-type="float" office:value="0" calcext:value-type="float">
            <text:p>0,00</text:p>
          </table:table-cell>
          <table:table-cell table:style-name="ce2" table:formula="of:=[$cor_valid.I44]/SUM([$cor_valid.$A44:$cor_valid.$AMJ44])" office:value-type="float" office:value="0" calcext:value-type="float">
            <text:p>0,00</text:p>
          </table:table-cell>
          <table:table-cell table:style-name="ce2" table:formula="of:=[$cor_valid.J44]/SUM([$cor_valid.$A44:$cor_valid.$AMJ44])" office:value-type="float" office:value="0" calcext:value-type="float">
            <text:p>0,00</text:p>
          </table:table-cell>
          <table:table-cell table:style-name="ce2" table:formula="of:=[$cor_valid.K44]/SUM([$cor_valid.$A44:$cor_valid.$AMJ44])" office:value-type="float" office:value="0" calcext:value-type="float">
            <text:p>0,00</text:p>
          </table:table-cell>
          <table:table-cell table:style-name="ce2" table:formula="of:=[$cor_valid.L44]/SUM([$cor_valid.$A44:$cor_valid.$AMJ44])" office:value-type="float" office:value="0" calcext:value-type="float">
            <text:p>0,00</text:p>
          </table:table-cell>
          <table:table-cell table:style-name="ce2" table:formula="of:=[$cor_valid.M44]/SUM([$cor_valid.$A44:$cor_valid.$AMJ44])" office:value-type="float" office:value="0" calcext:value-type="float">
            <text:p>0,00</text:p>
          </table:table-cell>
          <table:table-cell table:style-name="ce2" table:formula="of:=[$cor_valid.N44]/SUM([$cor_valid.$A44:$cor_valid.$AMJ44])" office:value-type="float" office:value="0" calcext:value-type="float">
            <text:p>0,00</text:p>
          </table:table-cell>
          <table:table-cell table:style-name="ce2" table:formula="of:=[$cor_valid.O44]/SUM([$cor_valid.$A44:$cor_valid.$AMJ44])" office:value-type="float" office:value="0.0000895094880057286" calcext:value-type="float">
            <text:p>0,00</text:p>
          </table:table-cell>
          <table:table-cell table:style-name="ce2" table:formula="of:=[$cor_valid.P44]/SUM([$cor_valid.$A44:$cor_valid.$AMJ44])" office:value-type="float" office:value="0" calcext:value-type="float">
            <text:p>0,00</text:p>
          </table:table-cell>
          <table:table-cell table:style-name="ce2" table:formula="of:=[$cor_valid.Q44]/SUM([$cor_valid.$A44:$cor_valid.$AMJ44])" office:value-type="float" office:value="0.00366988900823487" calcext:value-type="float">
            <text:p>0,00</text:p>
          </table:table-cell>
          <table:table-cell table:style-name="ce2" table:formula="of:=[$cor_valid.R44]/SUM([$cor_valid.$A44:$cor_valid.$AMJ44])" office:value-type="float" office:value="0" calcext:value-type="float">
            <text:p>0,00</text:p>
          </table:table-cell>
          <table:table-cell table:style-name="ce2" table:formula="of:=[$cor_valid.S44]/SUM([$cor_valid.$A44:$cor_valid.$AMJ44])" office:value-type="float" office:value="0.358037952022914" calcext:value-type="float">
            <text:p>0,36</text:p>
          </table:table-cell>
          <table:table-cell table:style-name="ce2" table:formula="of:=[$cor_valid.T44]/SUM([$cor_valid.$A44:$cor_valid.$AMJ44])" office:value-type="float" office:value="0" calcext:value-type="float">
            <text:p>0,00</text:p>
          </table:table-cell>
          <table:table-cell table:style-name="ce2" table:formula="of:=[$cor_valid.U44]/SUM([$cor_valid.$A44:$cor_valid.$AMJ44])" office:value-type="float" office:value="0.015843179377014" calcext:value-type="float">
            <text:p>0,02</text:p>
          </table:table-cell>
          <table:table-cell table:style-name="ce2" table:formula="of:=[$cor_valid.V44]/SUM([$cor_valid.$A44:$cor_valid.$AMJ44])" office:value-type="float" office:value="0" calcext:value-type="float">
            <text:p>0,00</text:p>
          </table:table-cell>
          <table:table-cell table:style-name="ce2" table:formula="of:=[$cor_valid.W44]/SUM([$cor_valid.$A44:$cor_valid.$AMJ44])" office:value-type="float" office:value="0" calcext:value-type="float">
            <text:p>0,00</text:p>
          </table:table-cell>
          <table:table-cell table:style-name="ce2" table:formula="of:=[$cor_valid.X44]/SUM([$cor_valid.$A44:$cor_valid.$AMJ44])" office:value-type="float" office:value="0" calcext:value-type="float">
            <text:p>0,00</text:p>
          </table:table-cell>
          <table:table-cell table:style-name="ce2" table:formula="of:=[$cor_valid.Y44]/SUM([$cor_valid.$A44:$cor_valid.$AMJ44])" office:value-type="float" office:value="0" calcext:value-type="float">
            <text:p>0,00</text:p>
          </table:table-cell>
          <table:table-cell table:style-name="ce2" table:formula="of:=[$cor_valid.Z44]/SUM([$cor_valid.$A44:$cor_valid.$AMJ44])" office:value-type="float" office:value="0" calcext:value-type="float">
            <text:p>0,00</text:p>
          </table:table-cell>
          <table:table-cell table:style-name="ce2" table:formula="of:=[$cor_valid.AA44]/SUM([$cor_valid.$A44:$cor_valid.$AMJ44])" office:value-type="float" office:value="0" calcext:value-type="float">
            <text:p>0,00</text:p>
          </table:table-cell>
          <table:table-cell table:style-name="ce2" table:formula="of:=[$cor_valid.AB44]/SUM([$cor_valid.$A44:$cor_valid.$AMJ44])" office:value-type="float" office:value="0" calcext:value-type="float">
            <text:p>0,00</text:p>
          </table:table-cell>
          <table:table-cell table:style-name="ce2" table:formula="of:=[$cor_valid.AC44]/SUM([$cor_valid.$A44:$cor_valid.$AMJ44])" office:value-type="float" office:value="0" calcext:value-type="float">
            <text:p>0,00</text:p>
          </table:table-cell>
          <table:table-cell table:style-name="ce2" table:formula="of:=[$cor_valid.AD44]/SUM([$cor_valid.$A44:$cor_valid.$AMJ44])" office:value-type="float" office:value="0" calcext:value-type="float">
            <text:p>0,00</text:p>
          </table:table-cell>
          <table:table-cell table:style-name="ce2" table:formula="of:=[$cor_valid.AE44]/SUM([$cor_valid.$A44:$cor_valid.$AMJ44])" office:value-type="float" office:value="0.00161117078410311" calcext:value-type="float">
            <text:p>0,00</text:p>
          </table:table-cell>
          <table:table-cell table:style-name="ce2" table:formula="of:=[$cor_valid.AF44]/SUM([$cor_valid.$A44:$cor_valid.$AMJ44])" office:value-type="float" office:value="0.167740780522735" calcext:value-type="float">
            <text:p>0,17</text:p>
          </table:table-cell>
          <table:table-cell table:style-name="ce2" table:formula="of:=[$cor_valid.AG44]/SUM([$cor_valid.$A44:$cor_valid.$AMJ44])" office:value-type="float" office:value="0" calcext:value-type="float">
            <text:p>0,00</text:p>
          </table:table-cell>
          <table:table-cell table:style-name="ce2" table:formula="of:=[$cor_valid.AH44]/SUM([$cor_valid.$A44:$cor_valid.$AMJ44])" office:value-type="float" office:value="0" calcext:value-type="float">
            <text:p>0,00</text:p>
          </table:table-cell>
          <table:table-cell table:style-name="ce2" table:formula="of:=[$cor_valid.AI44]/SUM([$cor_valid.$A44:$cor_valid.$AMJ44])" office:value-type="float" office:value="0" calcext:value-type="float">
            <text:p>0,00</text:p>
          </table:table-cell>
          <table:table-cell table:style-name="ce2" table:formula="of:=[$cor_valid.AJ44]/SUM([$cor_valid.$A44:$cor_valid.$AMJ44])" office:value-type="float" office:value="0" calcext:value-type="float">
            <text:p>0,00</text:p>
          </table:table-cell>
          <table:table-cell table:style-name="ce2" table:formula="of:=[$cor_valid.AK44]/SUM([$cor_valid.$A44:$cor_valid.$AMJ44])" office:value-type="float" office:value="0.0251521661296097" calcext:value-type="float">
            <text:p>0,03</text:p>
          </table:table-cell>
          <table:table-cell table:style-name="ce2" table:formula="of:=[$cor_valid.AL44]/SUM([$cor_valid.$A44:$cor_valid.$AMJ44])" office:value-type="float" office:value="0" calcext:value-type="float">
            <text:p>0,00</text:p>
          </table:table-cell>
          <table:table-cell table:style-name="ce2" table:formula="of:=[$cor_valid.AM44]/SUM([$cor_valid.$A44:$cor_valid.$AMJ44])" office:value-type="float" office:value="0" calcext:value-type="float">
            <text:p>0,00</text:p>
          </table:table-cell>
          <table:table-cell table:style-name="ce2" table:formula="of:=[$cor_valid.AN44]/SUM([$cor_valid.$A44:$cor_valid.$AMJ44])" office:value-type="float" office:value="0" calcext:value-type="float">
            <text:p>0,00</text:p>
          </table:table-cell>
          <table:table-cell table:style-name="ce2" table:formula="of:=[$cor_valid.AO44]/SUM([$cor_valid.$A44:$cor_valid.$AMJ44])" office:value-type="float" office:value="0" calcext:value-type="float">
            <text:p>0,00</text:p>
          </table:table-cell>
          <table:table-cell table:style-name="ce2" table:formula="of:=[$cor_valid.AP44]/SUM([$cor_valid.$A44:$cor_valid.$AMJ44])" office:value-type="float" office:value="0" calcext:value-type="float">
            <text:p>0,00</text:p>
          </table:table-cell>
          <table:table-cell table:style-name="ce2" table:formula="of:=[$cor_valid.AQ44]/SUM([$cor_valid.$A44:$cor_valid.$AMJ44])" office:value-type="float" office:value="0" calcext:value-type="float">
            <text:p>0,00</text:p>
          </table:table-cell>
          <table:table-cell table:style-name="ce2" table:formula="of:=[$cor_valid.AR44]/SUM([$cor_valid.$A44:$cor_valid.$AMJ44])" office:value-type="float" office:value="0" calcext:value-type="float">
            <text:p>0,00</text:p>
          </table:table-cell>
          <table:table-cell table:style-name="ce2" table:formula="of:=[$cor_valid.AS44]/SUM([$cor_valid.$A44:$cor_valid.$AMJ44])" office:value-type="float" office:value="0" calcext:value-type="float">
            <text:p>0,00</text:p>
          </table:table-cell>
          <table:table-cell table:style-name="ce2" table:formula="of:=[$cor_valid.AT44]/SUM([$cor_valid.$A44:$cor_valid.$AMJ44])" office:value-type="float" office:value="0" calcext:value-type="float">
            <text:p>0,00</text:p>
          </table:table-cell>
          <table:table-cell table:style-name="ce2" table:formula="of:=[$cor_valid.AU44]/SUM([$cor_valid.$A44:$cor_valid.$AMJ44])" office:value-type="float" office:value="0.0538847117794486" calcext:value-type="float">
            <text:p>0,05</text:p>
          </table:table-cell>
          <table:table-cell table:style-name="ce2" table:formula="of:=[$cor_valid.AV44]/SUM([$cor_valid.$A44:$cor_valid.$AMJ44])" office:value-type="float" office:value="0" calcext:value-type="float">
            <text:p>0,00</text:p>
          </table:table-cell>
          <table:table-cell table:style-name="ce2" table:formula="of:=[$cor_valid.AW44]/SUM([$cor_valid.$A44:$cor_valid.$AMJ44])" office:value-type="float" office:value="0" calcext:value-type="float">
            <text:p>0,00</text:p>
          </table:table-cell>
          <table:table-cell table:style-name="ce2" table:formula="of:=[$cor_valid.AX44]/SUM([$cor_valid.$A44:$cor_valid.$AMJ44])" office:value-type="float" office:value="0" calcext:value-type="float">
            <text:p>0,00</text:p>
          </table:table-cell>
          <table:table-cell table:style-name="ce2" table:formula="of:=[$cor_valid.AY44]/SUM([$cor_valid.$A44:$cor_valid.$AMJ44])" office:value-type="float" office:value="0" calcext:value-type="float">
            <text:p>0,00</text:p>
          </table:table-cell>
          <table:table-cell table:style-name="ce2" table:formula="of:=[$cor_valid.AZ44]/SUM([$cor_valid.$A44:$cor_valid.$AMJ44])" office:value-type="float" office:value="0.0378625134264232" calcext:value-type="float">
            <text:p>0,04</text:p>
          </table:table-cell>
          <table:table-cell table:style-name="ce2" table:formula="of:=[$cor_valid.BA44]/SUM([$cor_valid.$A44:$cor_valid.$AMJ44])" office:value-type="float" office:value="0" calcext:value-type="float">
            <text:p>0,00</text:p>
          </table:table-cell>
          <table:table-cell table:style-name="ce2" table:formula="of:=[$cor_valid.BB44]/SUM([$cor_valid.$A44:$cor_valid.$AMJ44])" office:value-type="float" office:value="0" calcext:value-type="float">
            <text:p>0,00</text:p>
          </table:table-cell>
          <table:table-cell table:style-name="ce2" table:formula="of:=[$cor_valid.BC44]/SUM([$cor_valid.$A44:$cor_valid.$AMJ44])" office:value-type="float" office:value="0" calcext:value-type="float">
            <text:p>0,00</text:p>
          </table:table-cell>
          <table:table-cell table:style-name="ce2" table:formula="of:=[$cor_valid.BD44]/SUM([$cor_valid.$A44:$cor_valid.$AMJ44])" office:value-type="float" office:value="0.00152166129609739" calcext:value-type="float">
            <text:p>0,00</text:p>
          </table:table-cell>
          <table:table-cell table:style-name="ce2" table:formula="of:=[$cor_valid.BE44]/SUM([$cor_valid.$A44:$cor_valid.$AMJ44])" office:value-type="float" office:value="0.0410848549946294" calcext:value-type="float">
            <text:p>0,04</text:p>
          </table:table-cell>
          <table:table-cell table:style-name="ce2" table:formula="of:=[$cor_valid.BF44]/SUM([$cor_valid.$A44:$cor_valid.$AMJ44])" office:value-type="float" office:value="0" calcext:value-type="float">
            <text:p>0,00</text:p>
          </table:table-cell>
          <table:table-cell table:style-name="ce2" table:formula="of:=[$cor_valid.BG44]/SUM([$cor_valid.$A44:$cor_valid.$AMJ44])" office:value-type="float" office:value="0" calcext:value-type="float">
            <text:p>0,00</text:p>
          </table:table-cell>
          <table:table-cell table:style-name="ce2" table:formula="of:=[$cor_valid.BH44]/SUM([$cor_valid.$A44:$cor_valid.$AMJ44])" office:value-type="float" office:value="0" calcext:value-type="float">
            <text:p>0,00</text:p>
          </table:table-cell>
          <table:table-cell table:style-name="ce2" table:formula="of:=[$cor_valid.BI44]/SUM([$cor_valid.$A44:$cor_valid.$AMJ44])" office:value-type="float" office:value="0" calcext:value-type="float">
            <text:p>0,00</text:p>
          </table:table-cell>
          <table:table-cell table:style-name="ce2" table:formula="of:=[$cor_valid.BJ44]/SUM([$cor_valid.$A44:$cor_valid.$AMJ44])" office:value-type="float" office:value="0" calcext:value-type="float">
            <text:p>0,00</text:p>
          </table:table-cell>
          <table:table-cell table:style-name="ce2" table:formula="of:=[$cor_valid.BK44]/SUM([$cor_valid.$A44:$cor_valid.$AMJ44])" office:value-type="float" office:value="0" calcext:value-type="float">
            <text:p>0,00</text:p>
          </table:table-cell>
          <table:table-cell table:style-name="ce2" table:formula="of:=[$cor_valid.BL44]/SUM([$cor_valid.$A44:$cor_valid.$AMJ44])" office:value-type="float" office:value="0" calcext:value-type="float">
            <text:p>0,00</text:p>
          </table:table-cell>
          <table:table-cell table:style-name="ce2" table:formula="of:=[$cor_valid.BM44]/SUM([$cor_valid.$A44:$cor_valid.$AMJ44])" office:value-type="float" office:value="0" calcext:value-type="float">
            <text:p>0,00</text:p>
          </table:table-cell>
          <table:table-cell table:style-name="ce2" table:formula="of:=[$cor_valid.BN44]/SUM([$cor_valid.$A44:$cor_valid.$AMJ44])" office:value-type="float" office:value="0" calcext:value-type="float">
            <text:p>0,00</text:p>
          </table:table-cell>
          <table:table-cell table:style-name="ce2" table:formula="of:=[$cor_valid.BO44]/SUM([$cor_valid.$A44:$cor_valid.$AMJ44])" office:value-type="float" office:value="0.0155746509129968" calcext:value-type="float">
            <text:p>0,02</text:p>
          </table:table-cell>
          <table:table-cell/>
          <table:table-cell table:formula="of:=[.BR44]/SUM([.BR$1:.BR$1048576])" office:value-type="float" office:value="0.000101018005971293" calcext:value-type="float">
            <text:p>0,000</text:p>
          </table:table-cell>
          <table:table-cell table:formula="of:=SUM([$cor_valid.$A44:$cor_valid.$AMJ44])" office:value-type="float" office:value="11172" calcext:value-type="float">
            <text:p>11172</text:p>
          </table:table-cell>
          <table:table-cell table:number-columns-repeated="95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$cor_valid.B45]/SUM([$cor_valid.$A45:$cor_valid.$AMJ45])" office:value-type="float" office:value="0" calcext:value-type="float">
            <text:p>0,00</text:p>
          </table:table-cell>
          <table:table-cell table:style-name="ce2" table:formula="of:=[$cor_valid.C45]/SUM([$cor_valid.$A45:$cor_valid.$AMJ45])" office:value-type="float" office:value="0" calcext:value-type="float">
            <text:p>0,00</text:p>
          </table:table-cell>
          <table:table-cell table:style-name="ce2" table:formula="of:=[$cor_valid.D45]/SUM([$cor_valid.$A45:$cor_valid.$AMJ45])" office:value-type="float" office:value="0.0672451193058568" calcext:value-type="float">
            <text:p>0,07</text:p>
          </table:table-cell>
          <table:table-cell table:style-name="ce2" table:formula="of:=[$cor_valid.E45]/SUM([$cor_valid.$A45:$cor_valid.$AMJ45])" office:value-type="float" office:value="0.00204868643046517" calcext:value-type="float">
            <text:p>0,00</text:p>
          </table:table-cell>
          <table:table-cell table:style-name="ce2" table:formula="of:=[$cor_valid.F45]/SUM([$cor_valid.$A45:$cor_valid.$AMJ45])" office:value-type="float" office:value="0.000482043865991805" calcext:value-type="float">
            <text:p>0,00</text:p>
          </table:table-cell>
          <table:table-cell table:style-name="ce2" table:formula="of:=[$cor_valid.G45]/SUM([$cor_valid.$A45:$cor_valid.$AMJ45])" office:value-type="float" office:value="0" calcext:value-type="float">
            <text:p>0,00</text:p>
          </table:table-cell>
          <table:table-cell table:style-name="ce2" table:formula="of:=[$cor_valid.H45]/SUM([$cor_valid.$A45:$cor_valid.$AMJ45])" office:value-type="float" office:value="0" calcext:value-type="float">
            <text:p>0,00</text:p>
          </table:table-cell>
          <table:table-cell table:style-name="ce2" table:formula="of:=[$cor_valid.I45]/SUM([$cor_valid.$A45:$cor_valid.$AMJ45])" office:value-type="float" office:value="0" calcext:value-type="float">
            <text:p>0,00</text:p>
          </table:table-cell>
          <table:table-cell table:style-name="ce2" table:formula="of:=[$cor_valid.J45]/SUM([$cor_valid.$A45:$cor_valid.$AMJ45])" office:value-type="float" office:value="0" calcext:value-type="float">
            <text:p>0,00</text:p>
          </table:table-cell>
          <table:table-cell table:style-name="ce2" table:formula="of:=[$cor_valid.K45]/SUM([$cor_valid.$A45:$cor_valid.$AMJ45])" office:value-type="float" office:value="0" calcext:value-type="float">
            <text:p>0,00</text:p>
          </table:table-cell>
          <table:table-cell table:style-name="ce2" table:formula="of:=[$cor_valid.L45]/SUM([$cor_valid.$A45:$cor_valid.$AMJ45])" office:value-type="float" office:value="0" calcext:value-type="float">
            <text:p>0,00</text:p>
          </table:table-cell>
          <table:table-cell table:style-name="ce2" table:formula="of:=[$cor_valid.M45]/SUM([$cor_valid.$A45:$cor_valid.$AMJ45])" office:value-type="float" office:value="0" calcext:value-type="float">
            <text:p>0,00</text:p>
          </table:table-cell>
          <table:table-cell table:style-name="ce2" table:formula="of:=[$cor_valid.N45]/SUM([$cor_valid.$A45:$cor_valid.$AMJ45])" office:value-type="float" office:value="0" calcext:value-type="float">
            <text:p>0,00</text:p>
          </table:table-cell>
          <table:table-cell table:style-name="ce2" table:formula="of:=[$cor_valid.O45]/SUM([$cor_valid.$A45:$cor_valid.$AMJ45])" office:value-type="float" office:value="0.76705230175946" calcext:value-type="float">
            <text:p>0,77</text:p>
          </table:table-cell>
          <table:table-cell table:style-name="ce2" table:formula="of:=[$cor_valid.P45]/SUM([$cor_valid.$A45:$cor_valid.$AMJ45])" office:value-type="float" office:value="0" calcext:value-type="float">
            <text:p>0,00</text:p>
          </table:table-cell>
          <table:table-cell table:style-name="ce2" table:formula="of:=[$cor_valid.Q45]/SUM([$cor_valid.$A45:$cor_valid.$AMJ45])" office:value-type="float" office:value="0.0268739455290431" calcext:value-type="float">
            <text:p>0,03</text:p>
          </table:table-cell>
          <table:table-cell table:style-name="ce2" table:formula="of:=[$cor_valid.R45]/SUM([$cor_valid.$A45:$cor_valid.$AMJ45])" office:value-type="float" office:value="0" calcext:value-type="float">
            <text:p>0,00</text:p>
          </table:table-cell>
          <table:table-cell table:style-name="ce2" table:formula="of:=[$cor_valid.S45]/SUM([$cor_valid.$A45:$cor_valid.$AMJ45])" office:value-type="float" office:value="0" calcext:value-type="float">
            <text:p>0,00</text:p>
          </table:table-cell>
          <table:table-cell table:style-name="ce2" table:formula="of:=[$cor_valid.T45]/SUM([$cor_valid.$A45:$cor_valid.$AMJ45])" office:value-type="float" office:value="0" calcext:value-type="float">
            <text:p>0,00</text:p>
          </table:table-cell>
          <table:table-cell table:style-name="ce2" table:formula="of:=[$cor_valid.U45]/SUM([$cor_valid.$A45:$cor_valid.$AMJ45])" office:value-type="float" office:value="0" calcext:value-type="float">
            <text:p>0,00</text:p>
          </table:table-cell>
          <table:table-cell table:style-name="ce2" table:formula="of:=[$cor_valid.V45]/SUM([$cor_valid.$A45:$cor_valid.$AMJ45])" office:value-type="float" office:value="0" calcext:value-type="float">
            <text:p>0,00</text:p>
          </table:table-cell>
          <table:table-cell table:style-name="ce2" table:formula="of:=[$cor_valid.W45]/SUM([$cor_valid.$A45:$cor_valid.$AMJ45])" office:value-type="float" office:value="0" calcext:value-type="float">
            <text:p>0,00</text:p>
          </table:table-cell>
          <table:table-cell table:style-name="ce2" table:formula="of:=[$cor_valid.X45]/SUM([$cor_valid.$A45:$cor_valid.$AMJ45])" office:value-type="float" office:value="0" calcext:value-type="float">
            <text:p>0,00</text:p>
          </table:table-cell>
          <table:table-cell table:style-name="ce2" table:formula="of:=[$cor_valid.Y45]/SUM([$cor_valid.$A45:$cor_valid.$AMJ45])" office:value-type="float" office:value="0.0256688358640636" calcext:value-type="float">
            <text:p>0,03</text:p>
          </table:table-cell>
          <table:table-cell table:style-name="ce2" table:formula="of:=[$cor_valid.Z45]/SUM([$cor_valid.$A45:$cor_valid.$AMJ45])" office:value-type="float" office:value="0.0134972282477705" calcext:value-type="float">
            <text:p>0,01</text:p>
          </table:table-cell>
          <table:table-cell table:style-name="ce2" table:formula="of:=[$cor_valid.AA45]/SUM([$cor_valid.$A45:$cor_valid.$AMJ45])" office:value-type="float" office:value="0" calcext:value-type="float">
            <text:p>0,00</text:p>
          </table:table-cell>
          <table:table-cell table:style-name="ce2" table:formula="of:=[$cor_valid.AB45]/SUM([$cor_valid.$A45:$cor_valid.$AMJ45])" office:value-type="float" office:value="0" calcext:value-type="float">
            <text:p>0,00</text:p>
          </table:table-cell>
          <table:table-cell table:style-name="ce2" table:formula="of:=[$cor_valid.AC45]/SUM([$cor_valid.$A45:$cor_valid.$AMJ45])" office:value-type="float" office:value="0" calcext:value-type="float">
            <text:p>0,00</text:p>
          </table:table-cell>
          <table:table-cell table:style-name="ce2" table:formula="of:=[$cor_valid.AD45]/SUM([$cor_valid.$A45:$cor_valid.$AMJ45])" office:value-type="float" office:value="0" calcext:value-type="float">
            <text:p>0,00</text:p>
          </table:table-cell>
          <table:table-cell table:style-name="ce2" table:formula="of:=[$cor_valid.AE45]/SUM([$cor_valid.$A45:$cor_valid.$AMJ45])" office:value-type="float" office:value="0.00253073029645698" calcext:value-type="float">
            <text:p>0,00</text:p>
          </table:table-cell>
          <table:table-cell table:style-name="ce2" table:formula="of:=[$cor_valid.AF45]/SUM([$cor_valid.$A45:$cor_valid.$AMJ45])" office:value-type="float" office:value="0.00325379609544469" calcext:value-type="float">
            <text:p>0,00</text:p>
          </table:table-cell>
          <table:table-cell table:style-name="ce2" table:formula="of:=[$cor_valid.AG45]/SUM([$cor_valid.$A45:$cor_valid.$AMJ45])" office:value-type="float" office:value="0" calcext:value-type="float">
            <text:p>0,00</text:p>
          </table:table-cell>
          <table:table-cell table:style-name="ce2" table:formula="of:=[$cor_valid.AH45]/SUM([$cor_valid.$A45:$cor_valid.$AMJ45])" office:value-type="float" office:value="0" calcext:value-type="float">
            <text:p>0,00</text:p>
          </table:table-cell>
          <table:table-cell table:style-name="ce2" table:formula="of:=[$cor_valid.AI45]/SUM([$cor_valid.$A45:$cor_valid.$AMJ45])" office:value-type="float" office:value="0" calcext:value-type="float">
            <text:p>0,00</text:p>
          </table:table-cell>
          <table:table-cell table:style-name="ce2" table:formula="of:=[$cor_valid.AJ45]/SUM([$cor_valid.$A45:$cor_valid.$AMJ45])" office:value-type="float" office:value="0" calcext:value-type="float">
            <text:p>0,00</text:p>
          </table:table-cell>
          <table:table-cell table:style-name="ce2" table:formula="of:=[$cor_valid.AK45]/SUM([$cor_valid.$A45:$cor_valid.$AMJ45])" office:value-type="float" office:value="0" calcext:value-type="float">
            <text:p>0,00</text:p>
          </table:table-cell>
          <table:table-cell table:style-name="ce2" table:formula="of:=[$cor_valid.AL45]/SUM([$cor_valid.$A45:$cor_valid.$AMJ45])" office:value-type="float" office:value="0" calcext:value-type="float">
            <text:p>0,00</text:p>
          </table:table-cell>
          <table:table-cell table:style-name="ce2" table:formula="of:=[$cor_valid.AM45]/SUM([$cor_valid.$A45:$cor_valid.$AMJ45])" office:value-type="float" office:value="0" calcext:value-type="float">
            <text:p>0,00</text:p>
          </table:table-cell>
          <table:table-cell table:style-name="ce2" table:formula="of:=[$cor_valid.AN45]/SUM([$cor_valid.$A45:$cor_valid.$AMJ45])" office:value-type="float" office:value="0" calcext:value-type="float">
            <text:p>0,00</text:p>
          </table:table-cell>
          <table:table-cell table:style-name="ce2" table:formula="of:=[$cor_valid.AO45]/SUM([$cor_valid.$A45:$cor_valid.$AMJ45])" office:value-type="float" office:value="0" calcext:value-type="float">
            <text:p>0,00</text:p>
          </table:table-cell>
          <table:table-cell table:style-name="ce2" table:formula="of:=[$cor_valid.AP45]/SUM([$cor_valid.$A45:$cor_valid.$AMJ45])" office:value-type="float" office:value="0" calcext:value-type="float">
            <text:p>0,00</text:p>
          </table:table-cell>
          <table:table-cell table:style-name="ce2" table:formula="of:=[$cor_valid.AQ45]/SUM([$cor_valid.$A45:$cor_valid.$AMJ45])" office:value-type="float" office:value="0" calcext:value-type="float">
            <text:p>0,00</text:p>
          </table:table-cell>
          <table:table-cell table:style-name="ce2" table:formula="of:=[$cor_valid.AR45]/SUM([$cor_valid.$A45:$cor_valid.$AMJ45])" office:value-type="float" office:value="0" calcext:value-type="float">
            <text:p>0,00</text:p>
          </table:table-cell>
          <table:table-cell table:style-name="ce2" table:formula="of:=[$cor_valid.AS45]/SUM([$cor_valid.$A45:$cor_valid.$AMJ45])" office:value-type="float" office:value="0" calcext:value-type="float">
            <text:p>0,00</text:p>
          </table:table-cell>
          <table:table-cell table:style-name="ce2" table:formula="of:=[$cor_valid.AT45]/SUM([$cor_valid.$A45:$cor_valid.$AMJ45])" office:value-type="float" office:value="0" calcext:value-type="float">
            <text:p>0,00</text:p>
          </table:table-cell>
          <table:table-cell table:style-name="ce2" table:formula="of:=[$cor_valid.AU45]/SUM([$cor_valid.$A45:$cor_valid.$AMJ45])" office:value-type="float" office:value="0.000482043865991805" calcext:value-type="float">
            <text:p>0,00</text:p>
          </table:table-cell>
          <table:table-cell table:style-name="ce2" table:formula="of:=[$cor_valid.AV45]/SUM([$cor_valid.$A45:$cor_valid.$AMJ45])" office:value-type="float" office:value="0" calcext:value-type="float">
            <text:p>0,00</text:p>
          </table:table-cell>
          <table:table-cell table:style-name="ce2" table:formula="of:=[$cor_valid.AW45]/SUM([$cor_valid.$A45:$cor_valid.$AMJ45])" office:value-type="float" office:value="0" calcext:value-type="float">
            <text:p>0,00</text:p>
          </table:table-cell>
          <table:table-cell table:style-name="ce2" table:formula="of:=[$cor_valid.AX45]/SUM([$cor_valid.$A45:$cor_valid.$AMJ45])" office:value-type="float" office:value="0" calcext:value-type="float">
            <text:p>0,00</text:p>
          </table:table-cell>
          <table:table-cell table:style-name="ce2" table:formula="of:=[$cor_valid.AY45]/SUM([$cor_valid.$A45:$cor_valid.$AMJ45])" office:value-type="float" office:value="0" calcext:value-type="float">
            <text:p>0,00</text:p>
          </table:table-cell>
          <table:table-cell table:style-name="ce2" table:formula="of:=[$cor_valid.AZ45]/SUM([$cor_valid.$A45:$cor_valid.$AMJ45])" office:value-type="float" office:value="0" calcext:value-type="float">
            <text:p>0,00</text:p>
          </table:table-cell>
          <table:table-cell table:style-name="ce2" table:formula="of:=[$cor_valid.BA45]/SUM([$cor_valid.$A45:$cor_valid.$AMJ45])" office:value-type="float" office:value="0" calcext:value-type="float">
            <text:p>0,00</text:p>
          </table:table-cell>
          <table:table-cell table:style-name="ce2" table:formula="of:=[$cor_valid.BB45]/SUM([$cor_valid.$A45:$cor_valid.$AMJ45])" office:value-type="float" office:value="0.00180766449746927" calcext:value-type="float">
            <text:p>0,00</text:p>
          </table:table-cell>
          <table:table-cell table:style-name="ce2" table:formula="of:=[$cor_valid.BC45]/SUM([$cor_valid.$A45:$cor_valid.$AMJ45])" office:value-type="float" office:value="0" calcext:value-type="float">
            <text:p>0,00</text:p>
          </table:table-cell>
          <table:table-cell table:style-name="ce2" table:formula="of:=[$cor_valid.BD45]/SUM([$cor_valid.$A45:$cor_valid.$AMJ45])" office:value-type="float" office:value="0" calcext:value-type="float">
            <text:p>0,00</text:p>
          </table:table-cell>
          <table:table-cell table:style-name="ce2" table:formula="of:=[$cor_valid.BE45]/SUM([$cor_valid.$A45:$cor_valid.$AMJ45])" office:value-type="float" office:value="0.00301277416244878" calcext:value-type="float">
            <text:p>0,00</text:p>
          </table:table-cell>
          <table:table-cell table:style-name="ce2" table:formula="of:=[$cor_valid.BF45]/SUM([$cor_valid.$A45:$cor_valid.$AMJ45])" office:value-type="float" office:value="0" calcext:value-type="float">
            <text:p>0,00</text:p>
          </table:table-cell>
          <table:table-cell table:style-name="ce2" table:formula="of:=[$cor_valid.BG45]/SUM([$cor_valid.$A45:$cor_valid.$AMJ45])" office:value-type="float" office:value="0.000120510966497951" calcext:value-type="float">
            <text:p>0,00</text:p>
          </table:table-cell>
          <table:table-cell table:style-name="ce2" table:formula="of:=[$cor_valid.BH45]/SUM([$cor_valid.$A45:$cor_valid.$AMJ45])" office:value-type="float" office:value="0" calcext:value-type="float">
            <text:p>0,00</text:p>
          </table:table-cell>
          <table:table-cell table:style-name="ce2" table:formula="of:=[$cor_valid.BI45]/SUM([$cor_valid.$A45:$cor_valid.$AMJ45])" office:value-type="float" office:value="0" calcext:value-type="float">
            <text:p>0,00</text:p>
          </table:table-cell>
          <table:table-cell table:style-name="ce2" table:formula="of:=[$cor_valid.BJ45]/SUM([$cor_valid.$A45:$cor_valid.$AMJ45])" office:value-type="float" office:value="0" calcext:value-type="float">
            <text:p>0,00</text:p>
          </table:table-cell>
          <table:table-cell table:style-name="ce2" table:formula="of:=[$cor_valid.BK45]/SUM([$cor_valid.$A45:$cor_valid.$AMJ45])" office:value-type="float" office:value="0" calcext:value-type="float">
            <text:p>0,00</text:p>
          </table:table-cell>
          <table:table-cell table:style-name="ce2" table:formula="of:=[$cor_valid.BL45]/SUM([$cor_valid.$A45:$cor_valid.$AMJ45])" office:value-type="float" office:value="0" calcext:value-type="float">
            <text:p>0,00</text:p>
          </table:table-cell>
          <table:table-cell table:style-name="ce2" table:formula="of:=[$cor_valid.BM45]/SUM([$cor_valid.$A45:$cor_valid.$AMJ45])" office:value-type="float" office:value="0" calcext:value-type="float">
            <text:p>0,00</text:p>
          </table:table-cell>
          <table:table-cell table:style-name="ce2" table:formula="of:=[$cor_valid.BN45]/SUM([$cor_valid.$A45:$cor_valid.$AMJ45])" office:value-type="float" office:value="0.00626657025789347" calcext:value-type="float">
            <text:p>0,01</text:p>
          </table:table-cell>
          <table:table-cell table:style-name="ce2" table:formula="of:=[$cor_valid.BO45]/SUM([$cor_valid.$A45:$cor_valid.$AMJ45])" office:value-type="float" office:value="0.0744757772957339" calcext:value-type="float">
            <text:p>0,07</text:p>
          </table:table-cell>
          <table:table-cell/>
          <table:table-cell table:formula="of:=[.BR45]/SUM([.BR$1:.BR$1048576])" office:value-type="float" office:value="0.0000750310968089676" calcext:value-type="float">
            <text:p>0,000</text:p>
          </table:table-cell>
          <table:table-cell table:formula="of:=SUM([$cor_valid.$A45:$cor_valid.$AMJ45])" office:value-type="float" office:value="8298" calcext:value-type="float">
            <text:p>8298</text:p>
          </table:table-cell>
          <table:table-cell table:number-columns-repeated="95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$cor_valid.B46]/SUM([$cor_valid.$A46:$cor_valid.$AMJ46])" office:value-type="float" office:value="0" calcext:value-type="float">
            <text:p>0,00</text:p>
          </table:table-cell>
          <table:table-cell table:style-name="ce2" table:formula="of:=[$cor_valid.C46]/SUM([$cor_valid.$A46:$cor_valid.$AMJ46])" office:value-type="float" office:value="0" calcext:value-type="float">
            <text:p>0,00</text:p>
          </table:table-cell>
          <table:table-cell table:style-name="ce2" table:formula="of:=[$cor_valid.D46]/SUM([$cor_valid.$A46:$cor_valid.$AMJ46])" office:value-type="float" office:value="0" calcext:value-type="float">
            <text:p>0,00</text:p>
          </table:table-cell>
          <table:table-cell table:style-name="ce2" table:formula="of:=[$cor_valid.E46]/SUM([$cor_valid.$A46:$cor_valid.$AMJ46])" office:value-type="float" office:value="0.0047206059940718" calcext:value-type="float">
            <text:p>0,00</text:p>
          </table:table-cell>
          <table:table-cell table:style-name="ce2" table:formula="of:=[$cor_valid.F46]/SUM([$cor_valid.$A46:$cor_valid.$AMJ46])" office:value-type="float" office:value="0" calcext:value-type="float">
            <text:p>0,00</text:p>
          </table:table-cell>
          <table:table-cell table:style-name="ce2" table:formula="of:=[$cor_valid.G46]/SUM([$cor_valid.$A46:$cor_valid.$AMJ46])" office:value-type="float" office:value="0" calcext:value-type="float">
            <text:p>0,00</text:p>
          </table:table-cell>
          <table:table-cell table:style-name="ce2" table:formula="of:=[$cor_valid.H46]/SUM([$cor_valid.$A46:$cor_valid.$AMJ46])" office:value-type="float" office:value="0" calcext:value-type="float">
            <text:p>0,00</text:p>
          </table:table-cell>
          <table:table-cell table:style-name="ce2" table:formula="of:=[$cor_valid.I46]/SUM([$cor_valid.$A46:$cor_valid.$AMJ46])" office:value-type="float" office:value="0" calcext:value-type="float">
            <text:p>0,00</text:p>
          </table:table-cell>
          <table:table-cell table:style-name="ce2" table:formula="of:=[$cor_valid.J46]/SUM([$cor_valid.$A46:$cor_valid.$AMJ46])" office:value-type="float" office:value="0" calcext:value-type="float">
            <text:p>0,00</text:p>
          </table:table-cell>
          <table:table-cell table:style-name="ce2" table:formula="of:=[$cor_valid.K46]/SUM([$cor_valid.$A46:$cor_valid.$AMJ46])" office:value-type="float" office:value="0" calcext:value-type="float">
            <text:p>0,00</text:p>
          </table:table-cell>
          <table:table-cell table:style-name="ce2" table:formula="of:=[$cor_valid.L46]/SUM([$cor_valid.$A46:$cor_valid.$AMJ46])" office:value-type="float" office:value="0" calcext:value-type="float">
            <text:p>0,00</text:p>
          </table:table-cell>
          <table:table-cell table:style-name="ce2" table:formula="of:=[$cor_valid.M46]/SUM([$cor_valid.$A46:$cor_valid.$AMJ46])" office:value-type="float" office:value="0" calcext:value-type="float">
            <text:p>0,00</text:p>
          </table:table-cell>
          <table:table-cell table:style-name="ce2" table:formula="of:=[$cor_valid.N46]/SUM([$cor_valid.$A46:$cor_valid.$AMJ46])" office:value-type="float" office:value="0" calcext:value-type="float">
            <text:p>0,00</text:p>
          </table:table-cell>
          <table:table-cell table:style-name="ce2" table:formula="of:=[$cor_valid.O46]/SUM([$cor_valid.$A46:$cor_valid.$AMJ46])" office:value-type="float" office:value="0.000407759986198893" calcext:value-type="float">
            <text:p>0,00</text:p>
          </table:table-cell>
          <table:table-cell table:style-name="ce2" table:formula="of:=[$cor_valid.P46]/SUM([$cor_valid.$A46:$cor_valid.$AMJ46])" office:value-type="float" office:value="0" calcext:value-type="float">
            <text:p>0,00</text:p>
          </table:table-cell>
          <table:table-cell table:style-name="ce2" table:formula="of:=[$cor_valid.Q46]/SUM([$cor_valid.$A46:$cor_valid.$AMJ46])" office:value-type="float" office:value="0.000172513840314916" calcext:value-type="float">
            <text:p>0,00</text:p>
          </table:table-cell>
          <table:table-cell table:style-name="ce2" table:formula="of:=[$cor_valid.R46]/SUM([$cor_valid.$A46:$cor_valid.$AMJ46])" office:value-type="float" office:value="0.00310524912566849" calcext:value-type="float">
            <text:p>0,00</text:p>
          </table:table-cell>
          <table:table-cell table:style-name="ce2" table:formula="of:=[$cor_valid.S46]/SUM([$cor_valid.$A46:$cor_valid.$AMJ46])" office:value-type="float" office:value="0.26421278798049" calcext:value-type="float">
            <text:p>0,26</text:p>
          </table:table-cell>
          <table:table-cell table:style-name="ce2" table:formula="of:=[$cor_valid.T46]/SUM([$cor_valid.$A46:$cor_valid.$AMJ46])" office:value-type="float" office:value="0" calcext:value-type="float">
            <text:p>0,00</text:p>
          </table:table-cell>
          <table:table-cell table:style-name="ce2" table:formula="of:=[$cor_valid.U46]/SUM([$cor_valid.$A46:$cor_valid.$AMJ46])" office:value-type="float" office:value="0.00338754450072926" calcext:value-type="float">
            <text:p>0,00</text:p>
          </table:table-cell>
          <table:table-cell table:style-name="ce2" table:formula="of:=[$cor_valid.V46]/SUM([$cor_valid.$A46:$cor_valid.$AMJ46])" office:value-type="float" office:value="0" calcext:value-type="float">
            <text:p>0,00</text:p>
          </table:table-cell>
          <table:table-cell table:style-name="ce2" table:formula="of:=[$cor_valid.W46]/SUM([$cor_valid.$A46:$cor_valid.$AMJ46])" office:value-type="float" office:value="0" calcext:value-type="float">
            <text:p>0,00</text:p>
          </table:table-cell>
          <table:table-cell table:style-name="ce2" table:formula="of:=[$cor_valid.X46]/SUM([$cor_valid.$A46:$cor_valid.$AMJ46])" office:value-type="float" office:value="0" calcext:value-type="float">
            <text:p>0,00</text:p>
          </table:table-cell>
          <table:table-cell table:style-name="ce2" table:formula="of:=[$cor_valid.Y46]/SUM([$cor_valid.$A46:$cor_valid.$AMJ46])" office:value-type="float" office:value="0.000141147687530386" calcext:value-type="float">
            <text:p>0,00</text:p>
          </table:table-cell>
          <table:table-cell table:style-name="ce2" table:formula="of:=[$cor_valid.Z46]/SUM([$cor_valid.$A46:$cor_valid.$AMJ46])" office:value-type="float" office:value="0" calcext:value-type="float">
            <text:p>0,00</text:p>
          </table:table-cell>
          <table:table-cell table:style-name="ce2" table:formula="of:=[$cor_valid.AA46]/SUM([$cor_valid.$A46:$cor_valid.$AMJ46])" office:value-type="float" office:value="0.0000470492291767953" calcext:value-type="float">
            <text:p>0,00</text:p>
          </table:table-cell>
          <table:table-cell table:style-name="ce2" table:formula="of:=[$cor_valid.AB46]/SUM([$cor_valid.$A46:$cor_valid.$AMJ46])" office:value-type="float" office:value="0" calcext:value-type="float">
            <text:p>0,00</text:p>
          </table:table-cell>
          <table:table-cell table:style-name="ce2" table:formula="of:=[$cor_valid.AC46]/SUM([$cor_valid.$A46:$cor_valid.$AMJ46])" office:value-type="float" office:value="0.0655709423960604" calcext:value-type="float">
            <text:p>0,07</text:p>
          </table:table-cell>
          <table:table-cell table:style-name="ce2" table:formula="of:=[$cor_valid.AD46]/SUM([$cor_valid.$A46:$cor_valid.$AMJ46])" office:value-type="float" office:value="0" calcext:value-type="float">
            <text:p>0,00</text:p>
          </table:table-cell>
          <table:table-cell table:style-name="ce2" table:formula="of:=[$cor_valid.AE46]/SUM([$cor_valid.$A46:$cor_valid.$AMJ46])" office:value-type="float" office:value="0" calcext:value-type="float">
            <text:p>0,00</text:p>
          </table:table-cell>
          <table:table-cell table:style-name="ce2" table:formula="of:=[$cor_valid.AF46]/SUM([$cor_valid.$A46:$cor_valid.$AMJ46])" office:value-type="float" office:value="0.350140363533711" calcext:value-type="float">
            <text:p>0,35</text:p>
          </table:table-cell>
          <table:table-cell table:style-name="ce2" table:formula="of:=[$cor_valid.AG46]/SUM([$cor_valid.$A46:$cor_valid.$AMJ46])" office:value-type="float" office:value="0" calcext:value-type="float">
            <text:p>0,00</text:p>
          </table:table-cell>
          <table:table-cell table:style-name="ce2" table:formula="of:=[$cor_valid.AH46]/SUM([$cor_valid.$A46:$cor_valid.$AMJ46])" office:value-type="float" office:value="0" calcext:value-type="float">
            <text:p>0,00</text:p>
          </table:table-cell>
          <table:table-cell table:style-name="ce2" table:formula="of:=[$cor_valid.AI46]/SUM([$cor_valid.$A46:$cor_valid.$AMJ46])" office:value-type="float" office:value="0" calcext:value-type="float">
            <text:p>0,00</text:p>
          </table:table-cell>
          <table:table-cell table:style-name="ce2" table:formula="of:=[$cor_valid.AJ46]/SUM([$cor_valid.$A46:$cor_valid.$AMJ46])" office:value-type="float" office:value="0" calcext:value-type="float">
            <text:p>0,00</text:p>
          </table:table-cell>
          <table:table-cell table:style-name="ce2" table:formula="of:=[$cor_valid.AK46]/SUM([$cor_valid.$A46:$cor_valid.$AMJ46])" office:value-type="float" office:value="0.00290136913256904" calcext:value-type="float">
            <text:p>0,00</text:p>
          </table:table-cell>
          <table:table-cell table:style-name="ce2" table:formula="of:=[$cor_valid.AL46]/SUM([$cor_valid.$A46:$cor_valid.$AMJ46])" office:value-type="float" office:value="0" calcext:value-type="float">
            <text:p>0,00</text:p>
          </table:table-cell>
          <table:table-cell table:style-name="ce2" table:formula="of:=[$cor_valid.AM46]/SUM([$cor_valid.$A46:$cor_valid.$AMJ46])" office:value-type="float" office:value="0" calcext:value-type="float">
            <text:p>0,00</text:p>
          </table:table-cell>
          <table:table-cell table:style-name="ce2" table:formula="of:=[$cor_valid.AN46]/SUM([$cor_valid.$A46:$cor_valid.$AMJ46])" office:value-type="float" office:value="0" calcext:value-type="float">
            <text:p>0,00</text:p>
          </table:table-cell>
          <table:table-cell table:style-name="ce2" table:formula="of:=[$cor_valid.AO46]/SUM([$cor_valid.$A46:$cor_valid.$AMJ46])" office:value-type="float" office:value="0" calcext:value-type="float">
            <text:p>0,00</text:p>
          </table:table-cell>
          <table:table-cell table:style-name="ce2" table:formula="of:=[$cor_valid.AP46]/SUM([$cor_valid.$A46:$cor_valid.$AMJ46])" office:value-type="float" office:value="0" calcext:value-type="float">
            <text:p>0,00</text:p>
          </table:table-cell>
          <table:table-cell table:style-name="ce2" table:formula="of:=[$cor_valid.AQ46]/SUM([$cor_valid.$A46:$cor_valid.$AMJ46])" office:value-type="float" office:value="0" calcext:value-type="float">
            <text:p>0,00</text:p>
          </table:table-cell>
          <table:table-cell table:style-name="ce2" table:formula="of:=[$cor_valid.AR46]/SUM([$cor_valid.$A46:$cor_valid.$AMJ46])" office:value-type="float" office:value="0" calcext:value-type="float">
            <text:p>0,00</text:p>
          </table:table-cell>
          <table:table-cell table:style-name="ce2" table:formula="of:=[$cor_valid.AS46]/SUM([$cor_valid.$A46:$cor_valid.$AMJ46])" office:value-type="float" office:value="0" calcext:value-type="float">
            <text:p>0,00</text:p>
          </table:table-cell>
          <table:table-cell table:style-name="ce2" table:formula="of:=[$cor_valid.AT46]/SUM([$cor_valid.$A46:$cor_valid.$AMJ46])" office:value-type="float" office:value="0.101547919639917" calcext:value-type="float">
            <text:p>0,10</text:p>
          </table:table-cell>
          <table:table-cell table:style-name="ce2" table:formula="of:=[$cor_valid.AU46]/SUM([$cor_valid.$A46:$cor_valid.$AMJ46])" office:value-type="float" office:value="0.0230854884494142" calcext:value-type="float">
            <text:p>0,02</text:p>
          </table:table-cell>
          <table:table-cell table:style-name="ce2" table:formula="of:=[$cor_valid.AV46]/SUM([$cor_valid.$A46:$cor_valid.$AMJ46])" office:value-type="float" office:value="0.000580273826513809" calcext:value-type="float">
            <text:p>0,00</text:p>
          </table:table-cell>
          <table:table-cell table:style-name="ce2" table:formula="of:=[$cor_valid.AW46]/SUM([$cor_valid.$A46:$cor_valid.$AMJ46])" office:value-type="float" office:value="0.0640183178332262" calcext:value-type="float">
            <text:p>0,06</text:p>
          </table:table-cell>
          <table:table-cell table:style-name="ce2" table:formula="of:=[$cor_valid.AX46]/SUM([$cor_valid.$A46:$cor_valid.$AMJ46])" office:value-type="float" office:value="0.0647867885764472" calcext:value-type="float">
            <text:p>0,06</text:p>
          </table:table-cell>
          <table:table-cell table:style-name="ce2" table:formula="of:=[$cor_valid.AY46]/SUM([$cor_valid.$A46:$cor_valid.$AMJ46])" office:value-type="float" office:value="0" calcext:value-type="float">
            <text:p>0,00</text:p>
          </table:table-cell>
          <table:table-cell table:style-name="ce2" table:formula="of:=[$cor_valid.AZ46]/SUM([$cor_valid.$A46:$cor_valid.$AMJ46])" office:value-type="float" office:value="0.0441635431206185" calcext:value-type="float">
            <text:p>0,04</text:p>
          </table:table-cell>
          <table:table-cell table:style-name="ce2" table:formula="of:=[$cor_valid.BA46]/SUM([$cor_valid.$A46:$cor_valid.$AMJ46])" office:value-type="float" office:value="0" calcext:value-type="float">
            <text:p>0,00</text:p>
          </table:table-cell>
          <table:table-cell table:style-name="ce2" table:formula="of:=[$cor_valid.BB46]/SUM([$cor_valid.$A46:$cor_valid.$AMJ46])" office:value-type="float" office:value="0.000345027680629832" calcext:value-type="float">
            <text:p>0,00</text:p>
          </table:table-cell>
          <table:table-cell table:style-name="ce2" table:formula="of:=[$cor_valid.BC46]/SUM([$cor_valid.$A46:$cor_valid.$AMJ46])" office:value-type="float" office:value="0" calcext:value-type="float">
            <text:p>0,00</text:p>
          </table:table-cell>
          <table:table-cell table:style-name="ce2" table:formula="of:=[$cor_valid.BD46]/SUM([$cor_valid.$A46:$cor_valid.$AMJ46])" office:value-type="float" office:value="0.000439126138983423" calcext:value-type="float">
            <text:p>0,00</text:p>
          </table:table-cell>
          <table:table-cell table:style-name="ce2" table:formula="of:=[$cor_valid.BE46]/SUM([$cor_valid.$A46:$cor_valid.$AMJ46])" office:value-type="float" office:value="0.00390508602167401" calcext:value-type="float">
            <text:p>0,00</text:p>
          </table:table-cell>
          <table:table-cell table:style-name="ce2" table:formula="of:=[$cor_valid.BF46]/SUM([$cor_valid.$A46:$cor_valid.$AMJ46])" office:value-type="float" office:value="0" calcext:value-type="float">
            <text:p>0,00</text:p>
          </table:table-cell>
          <table:table-cell table:style-name="ce2" table:formula="of:=[$cor_valid.BG46]/SUM([$cor_valid.$A46:$cor_valid.$AMJ46])" office:value-type="float" office:value="0" calcext:value-type="float">
            <text:p>0,00</text:p>
          </table:table-cell>
          <table:table-cell table:style-name="ce2" table:formula="of:=[$cor_valid.BH46]/SUM([$cor_valid.$A46:$cor_valid.$AMJ46])" office:value-type="float" office:value="0" calcext:value-type="float">
            <text:p>0,00</text:p>
          </table:table-cell>
          <table:table-cell table:style-name="ce2" table:formula="of:=[$cor_valid.BI46]/SUM([$cor_valid.$A46:$cor_valid.$AMJ46])" office:value-type="float" office:value="0" calcext:value-type="float">
            <text:p>0,00</text:p>
          </table:table-cell>
          <table:table-cell table:style-name="ce2" table:formula="of:=[$cor_valid.BJ46]/SUM([$cor_valid.$A46:$cor_valid.$AMJ46])" office:value-type="float" office:value="0" calcext:value-type="float">
            <text:p>0,00</text:p>
          </table:table-cell>
          <table:table-cell table:style-name="ce2" table:formula="of:=[$cor_valid.BK46]/SUM([$cor_valid.$A46:$cor_valid.$AMJ46])" office:value-type="float" office:value="0.0000940984583535906" calcext:value-type="float">
            <text:p>0,00</text:p>
          </table:table-cell>
          <table:table-cell table:style-name="ce2" table:formula="of:=[$cor_valid.BL46]/SUM([$cor_valid.$A46:$cor_valid.$AMJ46])" office:value-type="float" office:value="0" calcext:value-type="float">
            <text:p>0,00</text:p>
          </table:table-cell>
          <table:table-cell table:style-name="ce2" table:formula="of:=[$cor_valid.BM46]/SUM([$cor_valid.$A46:$cor_valid.$AMJ46])" office:value-type="float" office:value="0.000125464611138121" calcext:value-type="float">
            <text:p>0,00</text:p>
          </table:table-cell>
          <table:table-cell table:style-name="ce2" table:formula="of:=[$cor_valid.BN46]/SUM([$cor_valid.$A46:$cor_valid.$AMJ46])" office:value-type="float" office:value="0" calcext:value-type="float">
            <text:p>0,00</text:p>
          </table:table-cell>
          <table:table-cell table:style-name="ce2" table:formula="of:=[$cor_valid.BO46]/SUM([$cor_valid.$A46:$cor_valid.$AMJ46])" office:value-type="float" office:value="0.00141147687530386" calcext:value-type="float">
            <text:p>0,00</text:p>
          </table:table-cell>
          <table:table-cell/>
          <table:table-cell table:formula="of:=[.BR46]/SUM([.BR$1:.BR$1048576])" office:value-type="float" office:value="0.00057654950901786" calcext:value-type="float">
            <text:p>0,001</text:p>
          </table:table-cell>
          <table:table-cell table:formula="of:=SUM([$cor_valid.$A46:$cor_valid.$AMJ46])" office:value-type="float" office:value="63763" calcext:value-type="float">
            <text:p>63763</text:p>
          </table:table-cell>
          <table:table-cell table:number-columns-repeated="95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$cor_valid.B47]/SUM([$cor_valid.$A47:$cor_valid.$AMJ47])" office:value-type="float" office:value="0" calcext:value-type="float">
            <text:p>0,00</text:p>
          </table:table-cell>
          <table:table-cell table:style-name="ce2" table:formula="of:=[$cor_valid.C47]/SUM([$cor_valid.$A47:$cor_valid.$AMJ47])" office:value-type="float" office:value="0" calcext:value-type="float">
            <text:p>0,00</text:p>
          </table:table-cell>
          <table:table-cell table:style-name="ce2" table:formula="of:=[$cor_valid.D47]/SUM([$cor_valid.$A47:$cor_valid.$AMJ47])" office:value-type="float" office:value="0.00222828805823203" calcext:value-type="float">
            <text:p>0,00</text:p>
          </table:table-cell>
          <table:table-cell table:style-name="ce2" table:formula="of:=[$cor_valid.E47]/SUM([$cor_valid.$A47:$cor_valid.$AMJ47])" office:value-type="float" office:value="0.0600347096665461" calcext:value-type="float">
            <text:p>0,06</text:p>
          </table:table-cell>
          <table:table-cell table:style-name="ce2" table:formula="of:=[$cor_valid.F47]/SUM([$cor_valid.$A47:$cor_valid.$AMJ47])" office:value-type="float" office:value="0.00146241403917478" calcext:value-type="float">
            <text:p>0,00</text:p>
          </table:table-cell>
          <table:table-cell table:style-name="ce2" table:formula="of:=[$cor_valid.G47]/SUM([$cor_valid.$A47:$cor_valid.$AMJ47])" office:value-type="float" office:value="0.0000512004915247186" calcext:value-type="float">
            <text:p>0,00</text:p>
          </table:table-cell>
          <table:table-cell table:style-name="ce2" table:formula="of:=[$cor_valid.H47]/SUM([$cor_valid.$A47:$cor_valid.$AMJ47])" office:value-type="float" office:value="0.0000149334766947096" calcext:value-type="float">
            <text:p>0,00</text:p>
          </table:table-cell>
          <table:table-cell table:style-name="ce2" table:formula="of:=[$cor_valid.I47]/SUM([$cor_valid.$A47:$cor_valid.$AMJ47])" office:value-type="float" office:value="0.00000106667690676497" calcext:value-type="float">
            <text:p>0,00</text:p>
          </table:table-cell>
          <table:table-cell table:style-name="ce2" table:formula="of:=[$cor_valid.J47]/SUM([$cor_valid.$A47:$cor_valid.$AMJ47])" office:value-type="float" office:value="0" calcext:value-type="float">
            <text:p>0,00</text:p>
          </table:table-cell>
          <table:table-cell table:style-name="ce2" table:formula="of:=[$cor_valid.K47]/SUM([$cor_valid.$A47:$cor_valid.$AMJ47])" office:value-type="float" office:value="0" calcext:value-type="float">
            <text:p>0,00</text:p>
          </table:table-cell>
          <table:table-cell table:style-name="ce2" table:formula="of:=[$cor_valid.L47]/SUM([$cor_valid.$A47:$cor_valid.$AMJ47])" office:value-type="float" office:value="0" calcext:value-type="float">
            <text:p>0,00</text:p>
          </table:table-cell>
          <table:table-cell table:style-name="ce2" table:formula="of:=[$cor_valid.M47]/SUM([$cor_valid.$A47:$cor_valid.$AMJ47])" office:value-type="float" office:value="0" calcext:value-type="float">
            <text:p>0,00</text:p>
          </table:table-cell>
          <table:table-cell table:style-name="ce2" table:formula="of:=[$cor_valid.N47]/SUM([$cor_valid.$A47:$cor_valid.$AMJ47])" office:value-type="float" office:value="0" calcext:value-type="float">
            <text:p>0,00</text:p>
          </table:table-cell>
          <table:table-cell table:style-name="ce2" table:formula="of:=[$cor_valid.O47]/SUM([$cor_valid.$A47:$cor_valid.$AMJ47])" office:value-type="float" office:value="0.00413657304443456" calcext:value-type="float">
            <text:p>0,00</text:p>
          </table:table-cell>
          <table:table-cell table:style-name="ce2" table:formula="of:=[$cor_valid.P47]/SUM([$cor_valid.$A47:$cor_valid.$AMJ47])" office:value-type="float" office:value="0" calcext:value-type="float">
            <text:p>0,00</text:p>
          </table:table-cell>
          <table:table-cell table:style-name="ce2" table:formula="of:=[$cor_valid.Q47]/SUM([$cor_valid.$A47:$cor_valid.$AMJ47])" office:value-type="float" office:value="0.00427097433468695" calcext:value-type="float">
            <text:p>0,00</text:p>
          </table:table-cell>
          <table:table-cell table:style-name="ce2" table:formula="of:=[$cor_valid.R47]/SUM([$cor_valid.$A47:$cor_valid.$AMJ47])" office:value-type="float" office:value="0.00408750590672337" calcext:value-type="float">
            <text:p>0,00</text:p>
          </table:table-cell>
          <table:table-cell table:style-name="ce2" table:formula="of:=[$cor_valid.S47]/SUM([$cor_valid.$A47:$cor_valid.$AMJ47])" office:value-type="float" office:value="0.202104340201666" calcext:value-type="float">
            <text:p>0,20</text:p>
          </table:table-cell>
          <table:table-cell table:style-name="ce2" table:formula="of:=[$cor_valid.T47]/SUM([$cor_valid.$A47:$cor_valid.$AMJ47])" office:value-type="float" office:value="0" calcext:value-type="float">
            <text:p>0,00</text:p>
          </table:table-cell>
          <table:table-cell table:style-name="ce2" table:formula="of:=[$cor_valid.U47]/SUM([$cor_valid.$A47:$cor_valid.$AMJ47])" office:value-type="float" office:value="0.035091536878754" calcext:value-type="float">
            <text:p>0,04</text:p>
          </table:table-cell>
          <table:table-cell table:style-name="ce2" table:formula="of:=[$cor_valid.V47]/SUM([$cor_valid.$A47:$cor_valid.$AMJ47])" office:value-type="float" office:value="0" calcext:value-type="float">
            <text:p>0,00</text:p>
          </table:table-cell>
          <table:table-cell table:style-name="ce2" table:formula="of:=[$cor_valid.W47]/SUM([$cor_valid.$A47:$cor_valid.$AMJ47])" office:value-type="float" office:value="0.00000106667690676497" calcext:value-type="float">
            <text:p>0,00</text:p>
          </table:table-cell>
          <table:table-cell table:style-name="ce2" table:formula="of:=[$cor_valid.X47]/SUM([$cor_valid.$A47:$cor_valid.$AMJ47])" office:value-type="float" office:value="0" calcext:value-type="float">
            <text:p>0,00</text:p>
          </table:table-cell>
          <table:table-cell table:style-name="ce2" table:formula="of:=[$cor_valid.Y47]/SUM([$cor_valid.$A47:$cor_valid.$AMJ47])" office:value-type="float" office:value="0.000396803809316569" calcext:value-type="float">
            <text:p>0,00</text:p>
          </table:table-cell>
          <table:table-cell table:style-name="ce2" table:formula="of:=[$cor_valid.Z47]/SUM([$cor_valid.$A47:$cor_valid.$AMJ47])" office:value-type="float" office:value="0.000709340142998706" calcext:value-type="float">
            <text:p>0,00</text:p>
          </table:table-cell>
          <table:table-cell table:style-name="ce2" table:formula="of:=[$cor_valid.AA47]/SUM([$cor_valid.$A47:$cor_valid.$AMJ47])" office:value-type="float" office:value="0.0000298669533894192" calcext:value-type="float">
            <text:p>0,00</text:p>
          </table:table-cell>
          <table:table-cell table:style-name="ce2" table:formula="of:=[$cor_valid.AB47]/SUM([$cor_valid.$A47:$cor_valid.$AMJ47])" office:value-type="float" office:value="0" calcext:value-type="float">
            <text:p>0,00</text:p>
          </table:table-cell>
          <table:table-cell table:style-name="ce2" table:formula="of:=[$cor_valid.AC47]/SUM([$cor_valid.$A47:$cor_valid.$AMJ47])" office:value-type="float" office:value="0.0181164405844963" calcext:value-type="float">
            <text:p>0,02</text:p>
          </table:table-cell>
          <table:table-cell table:style-name="ce2" table:formula="of:=[$cor_valid.AD47]/SUM([$cor_valid.$A47:$cor_valid.$AMJ47])" office:value-type="float" office:value="0.000213335381352994" calcext:value-type="float">
            <text:p>0,00</text:p>
          </table:table-cell>
          <table:table-cell table:style-name="ce2" table:formula="of:=[$cor_valid.AE47]/SUM([$cor_valid.$A47:$cor_valid.$AMJ47])" office:value-type="float" office:value="0.00073600706566783" calcext:value-type="float">
            <text:p>0,00</text:p>
          </table:table-cell>
          <table:table-cell table:style-name="ce2" table:formula="of:=[$cor_valid.AF47]/SUM([$cor_valid.$A47:$cor_valid.$AMJ47])" office:value-type="float" office:value="0.229159533264853" calcext:value-type="float">
            <text:p>0,23</text:p>
          </table:table-cell>
          <table:table-cell table:style-name="ce2" table:formula="of:=[$cor_valid.AG47]/SUM([$cor_valid.$A47:$cor_valid.$AMJ47])" office:value-type="float" office:value="0" calcext:value-type="float">
            <text:p>0,00</text:p>
          </table:table-cell>
          <table:table-cell table:style-name="ce2" table:formula="of:=[$cor_valid.AH47]/SUM([$cor_valid.$A47:$cor_valid.$AMJ47])" office:value-type="float" office:value="0" calcext:value-type="float">
            <text:p>0,00</text:p>
          </table:table-cell>
          <table:table-cell table:style-name="ce2" table:formula="of:=[$cor_valid.AI47]/SUM([$cor_valid.$A47:$cor_valid.$AMJ47])" office:value-type="float" office:value="0" calcext:value-type="float">
            <text:p>0,00</text:p>
          </table:table-cell>
          <table:table-cell table:style-name="ce2" table:formula="of:=[$cor_valid.AJ47]/SUM([$cor_valid.$A47:$cor_valid.$AMJ47])" office:value-type="float" office:value="0" calcext:value-type="float">
            <text:p>0,00</text:p>
          </table:table-cell>
          <table:table-cell table:style-name="ce2" table:formula="of:=[$cor_valid.AK47]/SUM([$cor_valid.$A47:$cor_valid.$AMJ47])" office:value-type="float" office:value="0.00203095283048051" calcext:value-type="float">
            <text:p>0,00</text:p>
          </table:table-cell>
          <table:table-cell table:style-name="ce2" table:formula="of:=[$cor_valid.AL47]/SUM([$cor_valid.$A47:$cor_valid.$AMJ47])" office:value-type="float" office:value="0" calcext:value-type="float">
            <text:p>0,00</text:p>
          </table:table-cell>
          <table:table-cell table:style-name="ce2" table:formula="of:=[$cor_valid.AM47]/SUM([$cor_valid.$A47:$cor_valid.$AMJ47])" office:value-type="float" office:value="0" calcext:value-type="float">
            <text:p>0,00</text:p>
          </table:table-cell>
          <table:table-cell table:style-name="ce2" table:formula="of:=[$cor_valid.AN47]/SUM([$cor_valid.$A47:$cor_valid.$AMJ47])" office:value-type="float" office:value="0" calcext:value-type="float">
            <text:p>0,00</text:p>
          </table:table-cell>
          <table:table-cell table:style-name="ce2" table:formula="of:=[$cor_valid.AO47]/SUM([$cor_valid.$A47:$cor_valid.$AMJ47])" office:value-type="float" office:value="0" calcext:value-type="float">
            <text:p>0,00</text:p>
          </table:table-cell>
          <table:table-cell table:style-name="ce2" table:formula="of:=[$cor_valid.AP47]/SUM([$cor_valid.$A47:$cor_valid.$AMJ47])" office:value-type="float" office:value="0" calcext:value-type="float">
            <text:p>0,00</text:p>
          </table:table-cell>
          <table:table-cell table:style-name="ce2" table:formula="of:=[$cor_valid.AQ47]/SUM([$cor_valid.$A47:$cor_valid.$AMJ47])" office:value-type="float" office:value="0" calcext:value-type="float">
            <text:p>0,00</text:p>
          </table:table-cell>
          <table:table-cell table:style-name="ce2" table:formula="of:=[$cor_valid.AR47]/SUM([$cor_valid.$A47:$cor_valid.$AMJ47])" office:value-type="float" office:value="0" calcext:value-type="float">
            <text:p>0,00</text:p>
          </table:table-cell>
          <table:table-cell table:style-name="ce2" table:formula="of:=[$cor_valid.AS47]/SUM([$cor_valid.$A47:$cor_valid.$AMJ47])" office:value-type="float" office:value="0" calcext:value-type="float">
            <text:p>0,00</text:p>
          </table:table-cell>
          <table:table-cell table:style-name="ce2" table:formula="of:=[$cor_valid.AT47]/SUM([$cor_valid.$A47:$cor_valid.$AMJ47])" office:value-type="float" office:value="0.00269229251267479" calcext:value-type="float">
            <text:p>0,00</text:p>
          </table:table-cell>
          <table:table-cell table:style-name="ce2" table:formula="of:=[$cor_valid.AU47]/SUM([$cor_valid.$A47:$cor_valid.$AMJ47])" office:value-type="float" office:value="0.239491365783778" calcext:value-type="float">
            <text:p>0,24</text:p>
          </table:table-cell>
          <table:table-cell table:style-name="ce2" table:formula="of:=[$cor_valid.AV47]/SUM([$cor_valid.$A47:$cor_valid.$AMJ47])" office:value-type="float" office:value="0.0020981534756067" calcext:value-type="float">
            <text:p>0,00</text:p>
          </table:table-cell>
          <table:table-cell table:style-name="ce2" table:formula="of:=[$cor_valid.AW47]/SUM([$cor_valid.$A47:$cor_valid.$AMJ47])" office:value-type="float" office:value="0.0640966153275071" calcext:value-type="float">
            <text:p>0,06</text:p>
          </table:table-cell>
          <table:table-cell table:style-name="ce2" table:formula="of:=[$cor_valid.AX47]/SUM([$cor_valid.$A47:$cor_valid.$AMJ47])" office:value-type="float" office:value="0.0183553762116116" calcext:value-type="float">
            <text:p>0,02</text:p>
          </table:table-cell>
          <table:table-cell table:style-name="ce2" table:formula="of:=[$cor_valid.AY47]/SUM([$cor_valid.$A47:$cor_valid.$AMJ47])" office:value-type="float" office:value="0" calcext:value-type="float">
            <text:p>0,00</text:p>
          </table:table-cell>
          <table:table-cell table:style-name="ce2" table:formula="of:=[$cor_valid.AZ47]/SUM([$cor_valid.$A47:$cor_valid.$AMJ47])" office:value-type="float" office:value="0.0384953028882411" calcext:value-type="float">
            <text:p>0,04</text:p>
          </table:table-cell>
          <table:table-cell table:style-name="ce2" table:formula="of:=[$cor_valid.BA47]/SUM([$cor_valid.$A47:$cor_valid.$AMJ47])" office:value-type="float" office:value="0" calcext:value-type="float">
            <text:p>0,00</text:p>
          </table:table-cell>
          <table:table-cell table:style-name="ce2" table:formula="of:=[$cor_valid.BB47]/SUM([$cor_valid.$A47:$cor_valid.$AMJ47])" office:value-type="float" office:value="0.00653446273084222" calcext:value-type="float">
            <text:p>0,01</text:p>
          </table:table-cell>
          <table:table-cell table:style-name="ce2" table:formula="of:=[$cor_valid.BC47]/SUM([$cor_valid.$A47:$cor_valid.$AMJ47])" office:value-type="float" office:value="0" calcext:value-type="float">
            <text:p>0,00</text:p>
          </table:table-cell>
          <table:table-cell table:style-name="ce2" table:formula="of:=[$cor_valid.BD47]/SUM([$cor_valid.$A47:$cor_valid.$AMJ47])" office:value-type="float" office:value="0.000472537869696882" calcext:value-type="float">
            <text:p>0,00</text:p>
          </table:table-cell>
          <table:table-cell table:style-name="ce2" table:formula="of:=[$cor_valid.BE47]/SUM([$cor_valid.$A47:$cor_valid.$AMJ47])" office:value-type="float" office:value="0.0311853660461807" calcext:value-type="float">
            <text:p>0,03</text:p>
          </table:table-cell>
          <table:table-cell table:style-name="ce2" table:formula="of:=[$cor_valid.BF47]/SUM([$cor_valid.$A47:$cor_valid.$AMJ47])" office:value-type="float" office:value="0" calcext:value-type="float">
            <text:p>0,00</text:p>
          </table:table-cell>
          <table:table-cell table:style-name="ce2" table:formula="of:=[$cor_valid.BG47]/SUM([$cor_valid.$A47:$cor_valid.$AMJ47])" office:value-type="float" office:value="0.000660273005287517" calcext:value-type="float">
            <text:p>0,00</text:p>
          </table:table-cell>
          <table:table-cell table:style-name="ce2" table:formula="of:=[$cor_valid.BH47]/SUM([$cor_valid.$A47:$cor_valid.$AMJ47])" office:value-type="float" office:value="0" calcext:value-type="float">
            <text:p>0,00</text:p>
          </table:table-cell>
          <table:table-cell table:style-name="ce2" table:formula="of:=[$cor_valid.BI47]/SUM([$cor_valid.$A47:$cor_valid.$AMJ47])" office:value-type="float" office:value="0" calcext:value-type="float">
            <text:p>0,00</text:p>
          </table:table-cell>
          <table:table-cell table:style-name="ce2" table:formula="of:=[$cor_valid.BJ47]/SUM([$cor_valid.$A47:$cor_valid.$AMJ47])" office:value-type="float" office:value="0" calcext:value-type="float">
            <text:p>0,00</text:p>
          </table:table-cell>
          <table:table-cell table:style-name="ce2" table:formula="of:=[$cor_valid.BK47]/SUM([$cor_valid.$A47:$cor_valid.$AMJ47])" office:value-type="float" office:value="0.000189868489404165" calcext:value-type="float">
            <text:p>0,00</text:p>
          </table:table-cell>
          <table:table-cell table:style-name="ce2" table:formula="of:=[$cor_valid.BL47]/SUM([$cor_valid.$A47:$cor_valid.$AMJ47])" office:value-type="float" office:value="0" calcext:value-type="float">
            <text:p>0,00</text:p>
          </table:table-cell>
          <table:table-cell table:style-name="ce2" table:formula="of:=[$cor_valid.BM47]/SUM([$cor_valid.$A47:$cor_valid.$AMJ47])" office:value-type="float" office:value="0.000157868182201216" calcext:value-type="float">
            <text:p>0,00</text:p>
          </table:table-cell>
          <table:table-cell table:style-name="ce2" table:formula="of:=[$cor_valid.BN47]/SUM([$cor_valid.$A47:$cor_valid.$AMJ47])" office:value-type="float" office:value="0.000138667997879446" calcext:value-type="float">
            <text:p>0,00</text:p>
          </table:table-cell>
          <table:table-cell table:style-name="ce2" table:formula="of:=[$cor_valid.BO47]/SUM([$cor_valid.$A47:$cor_valid.$AMJ47])" office:value-type="float" office:value="0.0305069595334782" calcext:value-type="float">
            <text:p>0,03</text:p>
          </table:table-cell>
          <table:table-cell/>
          <table:table-cell table:formula="of:=[.BR47]/SUM([.BR$1:.BR$1048576])" office:value-type="float" office:value="0.00847685924060447" calcext:value-type="float">
            <text:p>0,008</text:p>
          </table:table-cell>
          <table:table-cell table:formula="of:=SUM([$cor_valid.$A47:$cor_valid.$AMJ47])" office:value-type="float" office:value="937491" calcext:value-type="float">
            <text:p>937491</text:p>
          </table:table-cell>
          <table:table-cell table:number-columns-repeated="95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$cor_valid.B48]/SUM([$cor_valid.$A48:$cor_valid.$AMJ48])" office:value-type="float" office:value="0" calcext:value-type="float">
            <text:p>0,00</text:p>
          </table:table-cell>
          <table:table-cell table:style-name="ce2" table:formula="of:=[$cor_valid.C48]/SUM([$cor_valid.$A48:$cor_valid.$AMJ48])" office:value-type="float" office:value="0" calcext:value-type="float">
            <text:p>0,00</text:p>
          </table:table-cell>
          <table:table-cell table:style-name="ce2" table:formula="of:=[$cor_valid.D48]/SUM([$cor_valid.$A48:$cor_valid.$AMJ48])" office:value-type="float" office:value="0.000242390664496693" calcext:value-type="float">
            <text:p>0,00</text:p>
          </table:table-cell>
          <table:table-cell table:style-name="ce2" table:formula="of:=[$cor_valid.E48]/SUM([$cor_valid.$A48:$cor_valid.$AMJ48])" office:value-type="float" office:value="0.0218411302330413" calcext:value-type="float">
            <text:p>0,02</text:p>
          </table:table-cell>
          <table:table-cell table:style-name="ce2" table:formula="of:=[$cor_valid.F48]/SUM([$cor_valid.$A48:$cor_valid.$AMJ48])" office:value-type="float" office:value="0.000683887946258527" calcext:value-type="float">
            <text:p>0,00</text:p>
          </table:table-cell>
          <table:table-cell table:style-name="ce2" table:formula="of:=[$cor_valid.G48]/SUM([$cor_valid.$A48:$cor_valid.$AMJ48])" office:value-type="float" office:value="0" calcext:value-type="float">
            <text:p>0,00</text:p>
          </table:table-cell>
          <table:table-cell table:style-name="ce2" table:formula="of:=[$cor_valid.H48]/SUM([$cor_valid.$A48:$cor_valid.$AMJ48])" office:value-type="float" office:value="0" calcext:value-type="float">
            <text:p>0,00</text:p>
          </table:table-cell>
          <table:table-cell table:style-name="ce2" table:formula="of:=[$cor_valid.I48]/SUM([$cor_valid.$A48:$cor_valid.$AMJ48])" office:value-type="float" office:value="0" calcext:value-type="float">
            <text:p>0,00</text:p>
          </table:table-cell>
          <table:table-cell table:style-name="ce2" table:formula="of:=[$cor_valid.J48]/SUM([$cor_valid.$A48:$cor_valid.$AMJ48])" office:value-type="float" office:value="0.00000865680944631047" calcext:value-type="float">
            <text:p>0,00</text:p>
          </table:table-cell>
          <table:table-cell table:style-name="ce2" table:formula="of:=[$cor_valid.K48]/SUM([$cor_valid.$A48:$cor_valid.$AMJ48])" office:value-type="float" office:value="0" calcext:value-type="float">
            <text:p>0,00</text:p>
          </table:table-cell>
          <table:table-cell table:style-name="ce2" table:formula="of:=[$cor_valid.L48]/SUM([$cor_valid.$A48:$cor_valid.$AMJ48])" office:value-type="float" office:value="0" calcext:value-type="float">
            <text:p>0,00</text:p>
          </table:table-cell>
          <table:table-cell table:style-name="ce2" table:formula="of:=[$cor_valid.M48]/SUM([$cor_valid.$A48:$cor_valid.$AMJ48])" office:value-type="float" office:value="0" calcext:value-type="float">
            <text:p>0,00</text:p>
          </table:table-cell>
          <table:table-cell table:style-name="ce2" table:formula="of:=[$cor_valid.N48]/SUM([$cor_valid.$A48:$cor_valid.$AMJ48])" office:value-type="float" office:value="0" calcext:value-type="float">
            <text:p>0,00</text:p>
          </table:table-cell>
          <table:table-cell table:style-name="ce2" table:formula="of:=[$cor_valid.O48]/SUM([$cor_valid.$A48:$cor_valid.$AMJ48])" office:value-type="float" office:value="0.000406870043976592" calcext:value-type="float">
            <text:p>0,00</text:p>
          </table:table-cell>
          <table:table-cell table:style-name="ce2" table:formula="of:=[$cor_valid.P48]/SUM([$cor_valid.$A48:$cor_valid.$AMJ48])" office:value-type="float" office:value="0" calcext:value-type="float">
            <text:p>0,00</text:p>
          </table:table-cell>
          <table:table-cell table:style-name="ce2" table:formula="of:=[$cor_valid.Q48]/SUM([$cor_valid.$A48:$cor_valid.$AMJ48])" office:value-type="float" office:value="0.00036358599674504" calcext:value-type="float">
            <text:p>0,00</text:p>
          </table:table-cell>
          <table:table-cell table:style-name="ce2" table:formula="of:=[$cor_valid.R48]/SUM([$cor_valid.$A48:$cor_valid.$AMJ48])" office:value-type="float" office:value="0.108461165552824" calcext:value-type="float">
            <text:p>0,11</text:p>
          </table:table-cell>
          <table:table-cell table:style-name="ce2" table:formula="of:=[$cor_valid.S48]/SUM([$cor_valid.$A48:$cor_valid.$AMJ48])" office:value-type="float" office:value="0.149745489802278" calcext:value-type="float">
            <text:p>0,15</text:p>
          </table:table-cell>
          <table:table-cell table:style-name="ce2" table:formula="of:=[$cor_valid.T48]/SUM([$cor_valid.$A48:$cor_valid.$AMJ48])" office:value-type="float" office:value="0" calcext:value-type="float">
            <text:p>0,00</text:p>
          </table:table-cell>
          <table:table-cell table:style-name="ce2" table:formula="of:=[$cor_valid.U48]/SUM([$cor_valid.$A48:$cor_valid.$AMJ48])" office:value-type="float" office:value="0.00154956889088957" calcext:value-type="float">
            <text:p>0,00</text:p>
          </table:table-cell>
          <table:table-cell table:style-name="ce2" table:formula="of:=[$cor_valid.V48]/SUM([$cor_valid.$A48:$cor_valid.$AMJ48])" office:value-type="float" office:value="0" calcext:value-type="float">
            <text:p>0,00</text:p>
          </table:table-cell>
          <table:table-cell table:style-name="ce2" table:formula="of:=[$cor_valid.W48]/SUM([$cor_valid.$A48:$cor_valid.$AMJ48])" office:value-type="float" office:value="0" calcext:value-type="float">
            <text:p>0,00</text:p>
          </table:table-cell>
          <table:table-cell table:style-name="ce2" table:formula="of:=[$cor_valid.X48]/SUM([$cor_valid.$A48:$cor_valid.$AMJ48])" office:value-type="float" office:value="0" calcext:value-type="float">
            <text:p>0,00</text:p>
          </table:table-cell>
          <table:table-cell table:style-name="ce2" table:formula="of:=[$cor_valid.Y48]/SUM([$cor_valid.$A48:$cor_valid.$AMJ48])" office:value-type="float" office:value="0" calcext:value-type="float">
            <text:p>0,00</text:p>
          </table:table-cell>
          <table:table-cell table:style-name="ce2" table:formula="of:=[$cor_valid.Z48]/SUM([$cor_valid.$A48:$cor_valid.$AMJ48])" office:value-type="float" office:value="0.000121195332248347" calcext:value-type="float">
            <text:p>0,00</text:p>
          </table:table-cell>
          <table:table-cell table:style-name="ce2" table:formula="of:=[$cor_valid.AA48]/SUM([$cor_valid.$A48:$cor_valid.$AMJ48])" office:value-type="float" office:value="0" calcext:value-type="float">
            <text:p>0,00</text:p>
          </table:table-cell>
          <table:table-cell table:style-name="ce2" table:formula="of:=[$cor_valid.AB48]/SUM([$cor_valid.$A48:$cor_valid.$AMJ48])" office:value-type="float" office:value="0" calcext:value-type="float">
            <text:p>0,00</text:p>
          </table:table-cell>
          <table:table-cell table:style-name="ce2" table:formula="of:=[$cor_valid.AC48]/SUM([$cor_valid.$A48:$cor_valid.$AMJ48])" office:value-type="float" office:value="0.0246892205408775" calcext:value-type="float">
            <text:p>0,02</text:p>
          </table:table-cell>
          <table:table-cell table:style-name="ce2" table:formula="of:=[$cor_valid.AD48]/SUM([$cor_valid.$A48:$cor_valid.$AMJ48])" office:value-type="float" office:value="0.000103881713355726" calcext:value-type="float">
            <text:p>0,00</text:p>
          </table:table-cell>
          <table:table-cell table:style-name="ce2" table:formula="of:=[$cor_valid.AE48]/SUM([$cor_valid.$A48:$cor_valid.$AMJ48])" office:value-type="float" office:value="0.000103881713355726" calcext:value-type="float">
            <text:p>0,00</text:p>
          </table:table-cell>
          <table:table-cell table:style-name="ce2" table:formula="of:=[$cor_valid.AF48]/SUM([$cor_valid.$A48:$cor_valid.$AMJ48])" office:value-type="float" office:value="0.185454828768309" calcext:value-type="float">
            <text:p>0,19</text:p>
          </table:table-cell>
          <table:table-cell table:style-name="ce2" table:formula="of:=[$cor_valid.AG48]/SUM([$cor_valid.$A48:$cor_valid.$AMJ48])" office:value-type="float" office:value="0" calcext:value-type="float">
            <text:p>0,00</text:p>
          </table:table-cell>
          <table:table-cell table:style-name="ce2" table:formula="of:=[$cor_valid.AH48]/SUM([$cor_valid.$A48:$cor_valid.$AMJ48])" office:value-type="float" office:value="0" calcext:value-type="float">
            <text:p>0,00</text:p>
          </table:table-cell>
          <table:table-cell table:style-name="ce2" table:formula="of:=[$cor_valid.AI48]/SUM([$cor_valid.$A48:$cor_valid.$AMJ48])" office:value-type="float" office:value="0" calcext:value-type="float">
            <text:p>0,00</text:p>
          </table:table-cell>
          <table:table-cell table:style-name="ce2" table:formula="of:=[$cor_valid.AJ48]/SUM([$cor_valid.$A48:$cor_valid.$AMJ48])" office:value-type="float" office:value="0" calcext:value-type="float">
            <text:p>0,00</text:p>
          </table:table-cell>
          <table:table-cell table:style-name="ce2" table:formula="of:=[$cor_valid.AK48]/SUM([$cor_valid.$A48:$cor_valid.$AMJ48])" office:value-type="float" office:value="0.0136258180684927" calcext:value-type="float">
            <text:p>0,01</text:p>
          </table:table-cell>
          <table:table-cell table:style-name="ce2" table:formula="of:=[$cor_valid.AL48]/SUM([$cor_valid.$A48:$cor_valid.$AMJ48])" office:value-type="float" office:value="0" calcext:value-type="float">
            <text:p>0,00</text:p>
          </table:table-cell>
          <table:table-cell table:style-name="ce2" table:formula="of:=[$cor_valid.AM48]/SUM([$cor_valid.$A48:$cor_valid.$AMJ48])" office:value-type="float" office:value="0" calcext:value-type="float">
            <text:p>0,00</text:p>
          </table:table-cell>
          <table:table-cell table:style-name="ce2" table:formula="of:=[$cor_valid.AN48]/SUM([$cor_valid.$A48:$cor_valid.$AMJ48])" office:value-type="float" office:value="0" calcext:value-type="float">
            <text:p>0,00</text:p>
          </table:table-cell>
          <table:table-cell table:style-name="ce2" table:formula="of:=[$cor_valid.AO48]/SUM([$cor_valid.$A48:$cor_valid.$AMJ48])" office:value-type="float" office:value="0" calcext:value-type="float">
            <text:p>0,00</text:p>
          </table:table-cell>
          <table:table-cell table:style-name="ce2" table:formula="of:=[$cor_valid.AP48]/SUM([$cor_valid.$A48:$cor_valid.$AMJ48])" office:value-type="float" office:value="0" calcext:value-type="float">
            <text:p>0,00</text:p>
          </table:table-cell>
          <table:table-cell table:style-name="ce2" table:formula="of:=[$cor_valid.AQ48]/SUM([$cor_valid.$A48:$cor_valid.$AMJ48])" office:value-type="float" office:value="0" calcext:value-type="float">
            <text:p>0,00</text:p>
          </table:table-cell>
          <table:table-cell table:style-name="ce2" table:formula="of:=[$cor_valid.AR48]/SUM([$cor_valid.$A48:$cor_valid.$AMJ48])" office:value-type="float" office:value="0" calcext:value-type="float">
            <text:p>0,00</text:p>
          </table:table-cell>
          <table:table-cell table:style-name="ce2" table:formula="of:=[$cor_valid.AS48]/SUM([$cor_valid.$A48:$cor_valid.$AMJ48])" office:value-type="float" office:value="0" calcext:value-type="float">
            <text:p>0,00</text:p>
          </table:table-cell>
          <table:table-cell table:style-name="ce2" table:formula="of:=[$cor_valid.AT48]/SUM([$cor_valid.$A48:$cor_valid.$AMJ48])" office:value-type="float" office:value="0.000207763426711451" calcext:value-type="float">
            <text:p>0,00</text:p>
          </table:table-cell>
          <table:table-cell table:style-name="ce2" table:formula="of:=[$cor_valid.AU48]/SUM([$cor_valid.$A48:$cor_valid.$AMJ48])" office:value-type="float" office:value="0.0854427092350843" calcext:value-type="float">
            <text:p>0,09</text:p>
          </table:table-cell>
          <table:table-cell table:style-name="ce2" table:formula="of:=[$cor_valid.AV48]/SUM([$cor_valid.$A48:$cor_valid.$AMJ48])" office:value-type="float" office:value="0.138257903667024" calcext:value-type="float">
            <text:p>0,14</text:p>
          </table:table-cell>
          <table:table-cell table:style-name="ce2" table:formula="of:=[$cor_valid.AW48]/SUM([$cor_valid.$A48:$cor_valid.$AMJ48])" office:value-type="float" office:value="0.0255116174382769" calcext:value-type="float">
            <text:p>0,03</text:p>
          </table:table-cell>
          <table:table-cell table:style-name="ce2" table:formula="of:=[$cor_valid.AX48]/SUM([$cor_valid.$A48:$cor_valid.$AMJ48])" office:value-type="float" office:value="0.0112884795179889" calcext:value-type="float">
            <text:p>0,01</text:p>
          </table:table-cell>
          <table:table-cell table:style-name="ce2" table:formula="of:=[$cor_valid.AY48]/SUM([$cor_valid.$A48:$cor_valid.$AMJ48])" office:value-type="float" office:value="0" calcext:value-type="float">
            <text:p>0,00</text:p>
          </table:table-cell>
          <table:table-cell table:style-name="ce2" table:formula="of:=[$cor_valid.AZ48]/SUM([$cor_valid.$A48:$cor_valid.$AMJ48])" office:value-type="float" office:value="0.215208282835278" calcext:value-type="float">
            <text:p>0,22</text:p>
          </table:table-cell>
          <table:table-cell table:style-name="ce2" table:formula="of:=[$cor_valid.BA48]/SUM([$cor_valid.$A48:$cor_valid.$AMJ48])" office:value-type="float" office:value="0" calcext:value-type="float">
            <text:p>0,00</text:p>
          </table:table-cell>
          <table:table-cell table:style-name="ce2" table:formula="of:=[$cor_valid.BB48]/SUM([$cor_valid.$A48:$cor_valid.$AMJ48])" office:value-type="float" office:value="0.0000173136188926209" calcext:value-type="float">
            <text:p>0,00</text:p>
          </table:table-cell>
          <table:table-cell table:style-name="ce2" table:formula="of:=[$cor_valid.BC48]/SUM([$cor_valid.$A48:$cor_valid.$AMJ48])" office:value-type="float" office:value="0" calcext:value-type="float">
            <text:p>0,00</text:p>
          </table:table-cell>
          <table:table-cell table:style-name="ce2" table:formula="of:=[$cor_valid.BD48]/SUM([$cor_valid.$A48:$cor_valid.$AMJ48])" office:value-type="float" office:value="0.00244987707330586" calcext:value-type="float">
            <text:p>0,00</text:p>
          </table:table-cell>
          <table:table-cell table:style-name="ce2" table:formula="of:=[$cor_valid.BE48]/SUM([$cor_valid.$A48:$cor_valid.$AMJ48])" office:value-type="float" office:value="0.0068648498909242" calcext:value-type="float">
            <text:p>0,01</text:p>
          </table:table-cell>
          <table:table-cell table:style-name="ce2" table:formula="of:=[$cor_valid.BF48]/SUM([$cor_valid.$A48:$cor_valid.$AMJ48])" office:value-type="float" office:value="0" calcext:value-type="float">
            <text:p>0,00</text:p>
          </table:table-cell>
          <table:table-cell table:style-name="ce2" table:formula="of:=[$cor_valid.BG48]/SUM([$cor_valid.$A48:$cor_valid.$AMJ48])" office:value-type="float" office:value="0" calcext:value-type="float">
            <text:p>0,00</text:p>
          </table:table-cell>
          <table:table-cell table:style-name="ce2" table:formula="of:=[$cor_valid.BH48]/SUM([$cor_valid.$A48:$cor_valid.$AMJ48])" office:value-type="float" office:value="0" calcext:value-type="float">
            <text:p>0,00</text:p>
          </table:table-cell>
          <table:table-cell table:style-name="ce2" table:formula="of:=[$cor_valid.BI48]/SUM([$cor_valid.$A48:$cor_valid.$AMJ48])" office:value-type="float" office:value="0" calcext:value-type="float">
            <text:p>0,00</text:p>
          </table:table-cell>
          <table:table-cell table:style-name="ce2" table:formula="of:=[$cor_valid.BJ48]/SUM([$cor_valid.$A48:$cor_valid.$AMJ48])" office:value-type="float" office:value="0" calcext:value-type="float">
            <text:p>0,00</text:p>
          </table:table-cell>
          <table:table-cell table:style-name="ce2" table:formula="of:=[$cor_valid.BK48]/SUM([$cor_valid.$A48:$cor_valid.$AMJ48])" office:value-type="float" office:value="0.000597319851795422" calcext:value-type="float">
            <text:p>0,00</text:p>
          </table:table-cell>
          <table:table-cell table:style-name="ce2" table:formula="of:=[$cor_valid.BL48]/SUM([$cor_valid.$A48:$cor_valid.$AMJ48])" office:value-type="float" office:value="0" calcext:value-type="float">
            <text:p>0,00</text:p>
          </table:table-cell>
          <table:table-cell table:style-name="ce2" table:formula="of:=[$cor_valid.BM48]/SUM([$cor_valid.$A48:$cor_valid.$AMJ48])" office:value-type="float" office:value="0.00119463970359084" calcext:value-type="float">
            <text:p>0,00</text:p>
          </table:table-cell>
          <table:table-cell table:style-name="ce2" table:formula="of:=[$cor_valid.BN48]/SUM([$cor_valid.$A48:$cor_valid.$AMJ48])" office:value-type="float" office:value="0" calcext:value-type="float">
            <text:p>0,00</text:p>
          </table:table-cell>
          <table:table-cell table:style-name="ce2" table:formula="of:=[$cor_valid.BO48]/SUM([$cor_valid.$A48:$cor_valid.$AMJ48])" office:value-type="float" office:value="0.00515945843000104" calcext:value-type="float">
            <text:p>0,01</text:p>
          </table:table-cell>
          <table:table-cell/>
          <table:table-cell table:formula="of:=[.BR48]/SUM([.BR$1:.BR$1048576])" office:value-type="float" office:value="0.00104450375740958" calcext:value-type="float">
            <text:p>0,001</text:p>
          </table:table-cell>
          <table:table-cell table:formula="of:=SUM([$cor_valid.$A48:$cor_valid.$AMJ48])" office:value-type="float" office:value="115516" calcext:value-type="float">
            <text:p>115516</text:p>
          </table:table-cell>
          <table:table-cell table:number-columns-repeated="95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$cor_valid.B49]/SUM([$cor_valid.$A49:$cor_valid.$AMJ49])" office:value-type="float" office:value="0" calcext:value-type="float">
            <text:p>0,00</text:p>
          </table:table-cell>
          <table:table-cell table:style-name="ce2" table:formula="of:=[$cor_valid.C49]/SUM([$cor_valid.$A49:$cor_valid.$AMJ49])" office:value-type="float" office:value="0" calcext:value-type="float">
            <text:p>0,00</text:p>
          </table:table-cell>
          <table:table-cell table:style-name="ce2" table:formula="of:=[$cor_valid.D49]/SUM([$cor_valid.$A49:$cor_valid.$AMJ49])" office:value-type="float" office:value="0.000522107740661626" calcext:value-type="float">
            <text:p>0,00</text:p>
          </table:table-cell>
          <table:table-cell table:style-name="ce2" table:formula="of:=[$cor_valid.E49]/SUM([$cor_valid.$A49:$cor_valid.$AMJ49])" office:value-type="float" office:value="0.0347408833151355" calcext:value-type="float">
            <text:p>0,03</text:p>
          </table:table-cell>
          <table:table-cell table:style-name="ce2" table:formula="of:=[$cor_valid.F49]/SUM([$cor_valid.$A49:$cor_valid.$AMJ49])" office:value-type="float" office:value="0.000176107769667612" calcext:value-type="float">
            <text:p>0,00</text:p>
          </table:table-cell>
          <table:table-cell table:style-name="ce2" table:formula="of:=[$cor_valid.G49]/SUM([$cor_valid.$A49:$cor_valid.$AMJ49])" office:value-type="float" office:value="0.00000828742445494645" calcext:value-type="float">
            <text:p>0,00</text:p>
          </table:table-cell>
          <table:table-cell table:style-name="ce2" table:formula="of:=[$cor_valid.H49]/SUM([$cor_valid.$A49:$cor_valid.$AMJ49])" office:value-type="float" office:value="0.00000207185611373661" calcext:value-type="float">
            <text:p>0,00</text:p>
          </table:table-cell>
          <table:table-cell table:style-name="ce2" table:formula="of:=[$cor_valid.I49]/SUM([$cor_valid.$A49:$cor_valid.$AMJ49])" office:value-type="float" office:value="0" calcext:value-type="float">
            <text:p>0,00</text:p>
          </table:table-cell>
          <table:table-cell table:style-name="ce2" table:formula="of:=[$cor_valid.J49]/SUM([$cor_valid.$A49:$cor_valid.$AMJ49])" office:value-type="float" office:value="0" calcext:value-type="float">
            <text:p>0,00</text:p>
          </table:table-cell>
          <table:table-cell table:style-name="ce2" table:formula="of:=[$cor_valid.K49]/SUM([$cor_valid.$A49:$cor_valid.$AMJ49])" office:value-type="float" office:value="0" calcext:value-type="float">
            <text:p>0,00</text:p>
          </table:table-cell>
          <table:table-cell table:style-name="ce2" table:formula="of:=[$cor_valid.L49]/SUM([$cor_valid.$A49:$cor_valid.$AMJ49])" office:value-type="float" office:value="0" calcext:value-type="float">
            <text:p>0,00</text:p>
          </table:table-cell>
          <table:table-cell table:style-name="ce2" table:formula="of:=[$cor_valid.M49]/SUM([$cor_valid.$A49:$cor_valid.$AMJ49])" office:value-type="float" office:value="0" calcext:value-type="float">
            <text:p>0,00</text:p>
          </table:table-cell>
          <table:table-cell table:style-name="ce2" table:formula="of:=[$cor_valid.N49]/SUM([$cor_valid.$A49:$cor_valid.$AMJ49])" office:value-type="float" office:value="0" calcext:value-type="float">
            <text:p>0,00</text:p>
          </table:table-cell>
          <table:table-cell table:style-name="ce2" table:formula="of:=[$cor_valid.O49]/SUM([$cor_valid.$A49:$cor_valid.$AMJ49])" office:value-type="float" office:value="0.000584263424073725" calcext:value-type="float">
            <text:p>0,00</text:p>
          </table:table-cell>
          <table:table-cell table:style-name="ce2" table:formula="of:=[$cor_valid.P49]/SUM([$cor_valid.$A49:$cor_valid.$AMJ49])" office:value-type="float" office:value="0" calcext:value-type="float">
            <text:p>0,00</text:p>
          </table:table-cell>
          <table:table-cell table:style-name="ce2" table:formula="of:=[$cor_valid.Q49]/SUM([$cor_valid.$A49:$cor_valid.$AMJ49])" office:value-type="float" office:value="0.00064227539525835" calcext:value-type="float">
            <text:p>0,00</text:p>
          </table:table-cell>
          <table:table-cell table:style-name="ce2" table:formula="of:=[$cor_valid.R49]/SUM([$cor_valid.$A49:$cor_valid.$AMJ49])" office:value-type="float" office:value="0.000814239452698489" calcext:value-type="float">
            <text:p>0,00</text:p>
          </table:table-cell>
          <table:table-cell table:style-name="ce2" table:formula="of:=[$cor_valid.S49]/SUM([$cor_valid.$A49:$cor_valid.$AMJ49])" office:value-type="float" office:value="0.156207591695172" calcext:value-type="float">
            <text:p>0,16</text:p>
          </table:table-cell>
          <table:table-cell table:style-name="ce2" table:formula="of:=[$cor_valid.T49]/SUM([$cor_valid.$A49:$cor_valid.$AMJ49])" office:value-type="float" office:value="0" calcext:value-type="float">
            <text:p>0,00</text:p>
          </table:table-cell>
          <table:table-cell table:style-name="ce2" table:formula="of:=[$cor_valid.U49]/SUM([$cor_valid.$A49:$cor_valid.$AMJ49])" office:value-type="float" office:value="0.00686198744869566" calcext:value-type="float">
            <text:p>0,01</text:p>
          </table:table-cell>
          <table:table-cell table:style-name="ce2" table:formula="of:=[$cor_valid.V49]/SUM([$cor_valid.$A49:$cor_valid.$AMJ49])" office:value-type="float" office:value="0" calcext:value-type="float">
            <text:p>0,00</text:p>
          </table:table-cell>
          <table:table-cell table:style-name="ce2" table:formula="of:=[$cor_valid.W49]/SUM([$cor_valid.$A49:$cor_valid.$AMJ49])" office:value-type="float" office:value="0" calcext:value-type="float">
            <text:p>0,00</text:p>
          </table:table-cell>
          <table:table-cell table:style-name="ce2" table:formula="of:=[$cor_valid.X49]/SUM([$cor_valid.$A49:$cor_valid.$AMJ49])" office:value-type="float" office:value="0" calcext:value-type="float">
            <text:p>0,00</text:p>
          </table:table-cell>
          <table:table-cell table:style-name="ce2" table:formula="of:=[$cor_valid.Y49]/SUM([$cor_valid.$A49:$cor_valid.$AMJ49])" office:value-type="float" office:value="0.0000290059855923126" calcext:value-type="float">
            <text:p>0,00</text:p>
          </table:table-cell>
          <table:table-cell table:style-name="ce2" table:formula="of:=[$cor_valid.Z49]/SUM([$cor_valid.$A49:$cor_valid.$AMJ49])" office:value-type="float" office:value="0.000026934129478576" calcext:value-type="float">
            <text:p>0,00</text:p>
          </table:table-cell>
          <table:table-cell table:style-name="ce2" table:formula="of:=[$cor_valid.AA49]/SUM([$cor_valid.$A49:$cor_valid.$AMJ49])" office:value-type="float" office:value="0.000064227539525835" calcext:value-type="float">
            <text:p>0,00</text:p>
          </table:table-cell>
          <table:table-cell table:style-name="ce2" table:formula="of:=[$cor_valid.AB49]/SUM([$cor_valid.$A49:$cor_valid.$AMJ49])" office:value-type="float" office:value="0" calcext:value-type="float">
            <text:p>0,00</text:p>
          </table:table-cell>
          <table:table-cell table:style-name="ce2" table:formula="of:=[$cor_valid.AC49]/SUM([$cor_valid.$A49:$cor_valid.$AMJ49])" office:value-type="float" office:value="0.0372851226228041" calcext:value-type="float">
            <text:p>0,04</text:p>
          </table:table-cell>
          <table:table-cell table:style-name="ce2" table:formula="of:=[$cor_valid.AD49]/SUM([$cor_valid.$A49:$cor_valid.$AMJ49])" office:value-type="float" office:value="0.0000248622733648394" calcext:value-type="float">
            <text:p>0,00</text:p>
          </table:table-cell>
          <table:table-cell table:style-name="ce2" table:formula="of:=[$cor_valid.AE49]/SUM([$cor_valid.$A49:$cor_valid.$AMJ49])" office:value-type="float" office:value="0.000109808374028041" calcext:value-type="float">
            <text:p>0,00</text:p>
          </table:table-cell>
          <table:table-cell table:style-name="ce2" table:formula="of:=[$cor_valid.AF49]/SUM([$cor_valid.$A49:$cor_valid.$AMJ49])" office:value-type="float" office:value="0.291317472584164" calcext:value-type="float">
            <text:p>0,29</text:p>
          </table:table-cell>
          <table:table-cell table:style-name="ce2" table:formula="of:=[$cor_valid.AG49]/SUM([$cor_valid.$A49:$cor_valid.$AMJ49])" office:value-type="float" office:value="0" calcext:value-type="float">
            <text:p>0,00</text:p>
          </table:table-cell>
          <table:table-cell table:style-name="ce2" table:formula="of:=[$cor_valid.AH49]/SUM([$cor_valid.$A49:$cor_valid.$AMJ49])" office:value-type="float" office:value="0" calcext:value-type="float">
            <text:p>0,00</text:p>
          </table:table-cell>
          <table:table-cell table:style-name="ce2" table:formula="of:=[$cor_valid.AI49]/SUM([$cor_valid.$A49:$cor_valid.$AMJ49])" office:value-type="float" office:value="0" calcext:value-type="float">
            <text:p>0,00</text:p>
          </table:table-cell>
          <table:table-cell table:style-name="ce2" table:formula="of:=[$cor_valid.AJ49]/SUM([$cor_valid.$A49:$cor_valid.$AMJ49])" office:value-type="float" office:value="0" calcext:value-type="float">
            <text:p>0,00</text:p>
          </table:table-cell>
          <table:table-cell table:style-name="ce2" table:formula="of:=[$cor_valid.AK49]/SUM([$cor_valid.$A49:$cor_valid.$AMJ49])" office:value-type="float" office:value="0.0009054011217029" calcext:value-type="float">
            <text:p>0,00</text:p>
          </table:table-cell>
          <table:table-cell table:style-name="ce2" table:formula="of:=[$cor_valid.AL49]/SUM([$cor_valid.$A49:$cor_valid.$AMJ49])" office:value-type="float" office:value="0" calcext:value-type="float">
            <text:p>0,00</text:p>
          </table:table-cell>
          <table:table-cell table:style-name="ce2" table:formula="of:=[$cor_valid.AM49]/SUM([$cor_valid.$A49:$cor_valid.$AMJ49])" office:value-type="float" office:value="0" calcext:value-type="float">
            <text:p>0,00</text:p>
          </table:table-cell>
          <table:table-cell table:style-name="ce2" table:formula="of:=[$cor_valid.AN49]/SUM([$cor_valid.$A49:$cor_valid.$AMJ49])" office:value-type="float" office:value="0" calcext:value-type="float">
            <text:p>0,00</text:p>
          </table:table-cell>
          <table:table-cell table:style-name="ce2" table:formula="of:=[$cor_valid.AO49]/SUM([$cor_valid.$A49:$cor_valid.$AMJ49])" office:value-type="float" office:value="0" calcext:value-type="float">
            <text:p>0,00</text:p>
          </table:table-cell>
          <table:table-cell table:style-name="ce2" table:formula="of:=[$cor_valid.AP49]/SUM([$cor_valid.$A49:$cor_valid.$AMJ49])" office:value-type="float" office:value="0" calcext:value-type="float">
            <text:p>0,00</text:p>
          </table:table-cell>
          <table:table-cell table:style-name="ce2" table:formula="of:=[$cor_valid.AQ49]/SUM([$cor_valid.$A49:$cor_valid.$AMJ49])" office:value-type="float" office:value="0" calcext:value-type="float">
            <text:p>0,00</text:p>
          </table:table-cell>
          <table:table-cell table:style-name="ce2" table:formula="of:=[$cor_valid.AR49]/SUM([$cor_valid.$A49:$cor_valid.$AMJ49])" office:value-type="float" office:value="0" calcext:value-type="float">
            <text:p>0,00</text:p>
          </table:table-cell>
          <table:table-cell table:style-name="ce2" table:formula="of:=[$cor_valid.AS49]/SUM([$cor_valid.$A49:$cor_valid.$AMJ49])" office:value-type="float" office:value="0" calcext:value-type="float">
            <text:p>0,00</text:p>
          </table:table-cell>
          <table:table-cell table:style-name="ce2" table:formula="of:=[$cor_valid.AT49]/SUM([$cor_valid.$A49:$cor_valid.$AMJ49])" office:value-type="float" office:value="0.00179629925060964" calcext:value-type="float">
            <text:p>0,00</text:p>
          </table:table-cell>
          <table:table-cell table:style-name="ce2" table:formula="of:=[$cor_valid.AU49]/SUM([$cor_valid.$A49:$cor_valid.$AMJ49])" office:value-type="float" office:value="0.150824909511684" calcext:value-type="float">
            <text:p>0,15</text:p>
          </table:table-cell>
          <table:table-cell table:style-name="ce2" table:formula="of:=[$cor_valid.AV49]/SUM([$cor_valid.$A49:$cor_valid.$AMJ49])" office:value-type="float" office:value="0.000549041870140202" calcext:value-type="float">
            <text:p>0,00</text:p>
          </table:table-cell>
          <table:table-cell table:style-name="ce2" table:formula="of:=[$cor_valid.AW49]/SUM([$cor_valid.$A49:$cor_valid.$AMJ49])" office:value-type="float" office:value="0.271839953258926" calcext:value-type="float">
            <text:p>0,27</text:p>
          </table:table-cell>
          <table:table-cell table:style-name="ce2" table:formula="of:=[$cor_valid.AX49]/SUM([$cor_valid.$A49:$cor_valid.$AMJ49])" office:value-type="float" office:value="0.00673353236964399" calcext:value-type="float">
            <text:p>0,01</text:p>
          </table:table-cell>
          <table:table-cell table:style-name="ce2" table:formula="of:=[$cor_valid.AY49]/SUM([$cor_valid.$A49:$cor_valid.$AMJ49])" office:value-type="float" office:value="0" calcext:value-type="float">
            <text:p>0,00</text:p>
          </table:table-cell>
          <table:table-cell table:style-name="ce2" table:formula="of:=[$cor_valid.AZ49]/SUM([$cor_valid.$A49:$cor_valid.$AMJ49])" office:value-type="float" office:value="0.0185431122179427" calcext:value-type="float">
            <text:p>0,02</text:p>
          </table:table-cell>
          <table:table-cell table:style-name="ce2" table:formula="of:=[$cor_valid.BA49]/SUM([$cor_valid.$A49:$cor_valid.$AMJ49])" office:value-type="float" office:value="0" calcext:value-type="float">
            <text:p>0,00</text:p>
          </table:table-cell>
          <table:table-cell table:style-name="ce2" table:formula="of:=[$cor_valid.BB49]/SUM([$cor_valid.$A49:$cor_valid.$AMJ49])" office:value-type="float" office:value="0.000747940057058917" calcext:value-type="float">
            <text:p>0,00</text:p>
          </table:table-cell>
          <table:table-cell table:style-name="ce2" table:formula="of:=[$cor_valid.BC49]/SUM([$cor_valid.$A49:$cor_valid.$AMJ49])" office:value-type="float" office:value="0" calcext:value-type="float">
            <text:p>0,00</text:p>
          </table:table-cell>
          <table:table-cell table:style-name="ce2" table:formula="of:=[$cor_valid.BD49]/SUM([$cor_valid.$A49:$cor_valid.$AMJ49])" office:value-type="float" office:value="0.00012223951071046" calcext:value-type="float">
            <text:p>0,00</text:p>
          </table:table-cell>
          <table:table-cell table:style-name="ce2" table:formula="of:=[$cor_valid.BE49]/SUM([$cor_valid.$A49:$cor_valid.$AMJ49])" office:value-type="float" office:value="0.0104131488276402" calcext:value-type="float">
            <text:p>0,01</text:p>
          </table:table-cell>
          <table:table-cell table:style-name="ce2" table:formula="of:=[$cor_valid.BF49]/SUM([$cor_valid.$A49:$cor_valid.$AMJ49])" office:value-type="float" office:value="0" calcext:value-type="float">
            <text:p>0,00</text:p>
          </table:table-cell>
          <table:table-cell table:style-name="ce2" table:formula="of:=[$cor_valid.BG49]/SUM([$cor_valid.$A49:$cor_valid.$AMJ49])" office:value-type="float" office:value="0.0000186467050236295" calcext:value-type="float">
            <text:p>0,00</text:p>
          </table:table-cell>
          <table:table-cell table:style-name="ce2" table:formula="of:=[$cor_valid.BH49]/SUM([$cor_valid.$A49:$cor_valid.$AMJ49])" office:value-type="float" office:value="0" calcext:value-type="float">
            <text:p>0,00</text:p>
          </table:table-cell>
          <table:table-cell table:style-name="ce2" table:formula="of:=[$cor_valid.BI49]/SUM([$cor_valid.$A49:$cor_valid.$AMJ49])" office:value-type="float" office:value="0" calcext:value-type="float">
            <text:p>0,00</text:p>
          </table:table-cell>
          <table:table-cell table:style-name="ce2" table:formula="of:=[$cor_valid.BJ49]/SUM([$cor_valid.$A49:$cor_valid.$AMJ49])" office:value-type="float" office:value="0" calcext:value-type="float">
            <text:p>0,00</text:p>
          </table:table-cell>
          <table:table-cell table:style-name="ce2" table:formula="of:=[$cor_valid.BK49]/SUM([$cor_valid.$A49:$cor_valid.$AMJ49])" office:value-type="float" office:value="0.0000227904172511027" calcext:value-type="float">
            <text:p>0,00</text:p>
          </table:table-cell>
          <table:table-cell table:style-name="ce2" table:formula="of:=[$cor_valid.BL49]/SUM([$cor_valid.$A49:$cor_valid.$AMJ49])" office:value-type="float" office:value="0" calcext:value-type="float">
            <text:p>0,00</text:p>
          </table:table-cell>
          <table:table-cell table:style-name="ce2" table:formula="of:=[$cor_valid.BM49]/SUM([$cor_valid.$A49:$cor_valid.$AMJ49])" office:value-type="float" office:value="0.0000165748489098929" calcext:value-type="float">
            <text:p>0,00</text:p>
          </table:table-cell>
          <table:table-cell table:style-name="ce2" table:formula="of:=[$cor_valid.BN49]/SUM([$cor_valid.$A49:$cor_valid.$AMJ49])" office:value-type="float" office:value="0.000151245496302773" calcext:value-type="float">
            <text:p>0,00</text:p>
          </table:table-cell>
          <table:table-cell table:style-name="ce2" table:formula="of:=[$cor_valid.BO49]/SUM([$cor_valid.$A49:$cor_valid.$AMJ49])" office:value-type="float" office:value="0.00780053826821835" calcext:value-type="float">
            <text:p>0,01</text:p>
          </table:table-cell>
          <table:table-cell/>
          <table:table-cell table:formula="of:=[.BR49]/SUM([.BR$1:.BR$1048576])" office:value-type="float" office:value="0.00436423646116166" calcext:value-type="float">
            <text:p>0,004</text:p>
          </table:table-cell>
          <table:table-cell table:formula="of:=SUM([$cor_valid.$A49:$cor_valid.$AMJ49])" office:value-type="float" office:value="482659" calcext:value-type="float">
            <text:p>482659</text:p>
          </table:table-cell>
          <table:table-cell table:number-columns-repeated="95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$cor_valid.B50]/SUM([$cor_valid.$A50:$cor_valid.$AMJ50])" office:value-type="float" office:value="0" calcext:value-type="float">
            <text:p>0,00</text:p>
          </table:table-cell>
          <table:table-cell table:style-name="ce2" table:formula="of:=[$cor_valid.C50]/SUM([$cor_valid.$A50:$cor_valid.$AMJ50])" office:value-type="float" office:value="0" calcext:value-type="float">
            <text:p>0,00</text:p>
          </table:table-cell>
          <table:table-cell table:style-name="ce2" table:formula="of:=[$cor_valid.D50]/SUM([$cor_valid.$A50:$cor_valid.$AMJ50])" office:value-type="float" office:value="0" calcext:value-type="float">
            <text:p>0,00</text:p>
          </table:table-cell>
          <table:table-cell table:style-name="ce2" table:formula="of:=[$cor_valid.E50]/SUM([$cor_valid.$A50:$cor_valid.$AMJ50])" office:value-type="float" office:value="0.0106550684748617" calcext:value-type="float">
            <text:p>0,01</text:p>
          </table:table-cell>
          <table:table-cell table:style-name="ce2" table:formula="of:=[$cor_valid.F50]/SUM([$cor_valid.$A50:$cor_valid.$AMJ50])" office:value-type="float" office:value="0" calcext:value-type="float">
            <text:p>0,00</text:p>
          </table:table-cell>
          <table:table-cell table:style-name="ce2" table:formula="of:=[$cor_valid.G50]/SUM([$cor_valid.$A50:$cor_valid.$AMJ50])" office:value-type="float" office:value="0" calcext:value-type="float">
            <text:p>0,00</text:p>
          </table:table-cell>
          <table:table-cell table:style-name="ce2" table:formula="of:=[$cor_valid.H50]/SUM([$cor_valid.$A50:$cor_valid.$AMJ50])" office:value-type="float" office:value="0" calcext:value-type="float">
            <text:p>0,00</text:p>
          </table:table-cell>
          <table:table-cell table:style-name="ce2" table:formula="of:=[$cor_valid.I50]/SUM([$cor_valid.$A50:$cor_valid.$AMJ50])" office:value-type="float" office:value="0" calcext:value-type="float">
            <text:p>0,00</text:p>
          </table:table-cell>
          <table:table-cell table:style-name="ce2" table:formula="of:=[$cor_valid.J50]/SUM([$cor_valid.$A50:$cor_valid.$AMJ50])" office:value-type="float" office:value="0" calcext:value-type="float">
            <text:p>0,00</text:p>
          </table:table-cell>
          <table:table-cell table:style-name="ce2" table:formula="of:=[$cor_valid.K50]/SUM([$cor_valid.$A50:$cor_valid.$AMJ50])" office:value-type="float" office:value="0" calcext:value-type="float">
            <text:p>0,00</text:p>
          </table:table-cell>
          <table:table-cell table:style-name="ce2" table:formula="of:=[$cor_valid.L50]/SUM([$cor_valid.$A50:$cor_valid.$AMJ50])" office:value-type="float" office:value="0" calcext:value-type="float">
            <text:p>0,00</text:p>
          </table:table-cell>
          <table:table-cell table:style-name="ce2" table:formula="of:=[$cor_valid.M50]/SUM([$cor_valid.$A50:$cor_valid.$AMJ50])" office:value-type="float" office:value="0" calcext:value-type="float">
            <text:p>0,00</text:p>
          </table:table-cell>
          <table:table-cell table:style-name="ce2" table:formula="of:=[$cor_valid.N50]/SUM([$cor_valid.$A50:$cor_valid.$AMJ50])" office:value-type="float" office:value="0" calcext:value-type="float">
            <text:p>0,00</text:p>
          </table:table-cell>
          <table:table-cell table:style-name="ce2" table:formula="of:=[$cor_valid.O50]/SUM([$cor_valid.$A50:$cor_valid.$AMJ50])" office:value-type="float" office:value="0.000200263937599811" calcext:value-type="float">
            <text:p>0,00</text:p>
          </table:table-cell>
          <table:table-cell table:style-name="ce2" table:formula="of:=[$cor_valid.P50]/SUM([$cor_valid.$A50:$cor_valid.$AMJ50])" office:value-type="float" office:value="0" calcext:value-type="float">
            <text:p>0,00</text:p>
          </table:table-cell>
          <table:table-cell table:style-name="ce2" table:formula="of:=[$cor_valid.Q50]/SUM([$cor_valid.$A50:$cor_valid.$AMJ50])" office:value-type="float" office:value="0.0000359448093127866" calcext:value-type="float">
            <text:p>0,00</text:p>
          </table:table-cell>
          <table:table-cell table:style-name="ce2" table:formula="of:=[$cor_valid.R50]/SUM([$cor_valid.$A50:$cor_valid.$AMJ50])" office:value-type="float" office:value="0.00366123557714526" calcext:value-type="float">
            <text:p>0,00</text:p>
          </table:table-cell>
          <table:table-cell table:style-name="ce2" table:formula="of:=[$cor_valid.S50]/SUM([$cor_valid.$A50:$cor_valid.$AMJ50])" office:value-type="float" office:value="0.235027703178035" calcext:value-type="float">
            <text:p>0,24</text:p>
          </table:table-cell>
          <table:table-cell table:style-name="ce2" table:formula="of:=[$cor_valid.T50]/SUM([$cor_valid.$A50:$cor_valid.$AMJ50])" office:value-type="float" office:value="0" calcext:value-type="float">
            <text:p>0,00</text:p>
          </table:table-cell>
          <table:table-cell table:style-name="ce2" table:formula="of:=[$cor_valid.U50]/SUM([$cor_valid.$A50:$cor_valid.$AMJ50])" office:value-type="float" office:value="0.0156205871327853" calcext:value-type="float">
            <text:p>0,02</text:p>
          </table:table-cell>
          <table:table-cell table:style-name="ce2" table:formula="of:=[$cor_valid.V50]/SUM([$cor_valid.$A50:$cor_valid.$AMJ50])" office:value-type="float" office:value="0" calcext:value-type="float">
            <text:p>0,00</text:p>
          </table:table-cell>
          <table:table-cell table:style-name="ce2" table:formula="of:=[$cor_valid.W50]/SUM([$cor_valid.$A50:$cor_valid.$AMJ50])" office:value-type="float" office:value="0.00000513497275896951" calcext:value-type="float">
            <text:p>0,00</text:p>
          </table:table-cell>
          <table:table-cell table:style-name="ce2" table:formula="of:=[$cor_valid.X50]/SUM([$cor_valid.$A50:$cor_valid.$AMJ50])" office:value-type="float" office:value="0" calcext:value-type="float">
            <text:p>0,00</text:p>
          </table:table-cell>
          <table:table-cell table:style-name="ce2" table:formula="of:=[$cor_valid.Y50]/SUM([$cor_valid.$A50:$cor_valid.$AMJ50])" office:value-type="float" office:value="0" calcext:value-type="float">
            <text:p>0,00</text:p>
          </table:table-cell>
          <table:table-cell table:style-name="ce2" table:formula="of:=[$cor_valid.Z50]/SUM([$cor_valid.$A50:$cor_valid.$AMJ50])" office:value-type="float" office:value="0.00000513497275896951" calcext:value-type="float">
            <text:p>0,00</text:p>
          </table:table-cell>
          <table:table-cell table:style-name="ce2" table:formula="of:=[$cor_valid.AA50]/SUM([$cor_valid.$A50:$cor_valid.$AMJ50])" office:value-type="float" office:value="0" calcext:value-type="float">
            <text:p>0,00</text:p>
          </table:table-cell>
          <table:table-cell table:style-name="ce2" table:formula="of:=[$cor_valid.AB50]/SUM([$cor_valid.$A50:$cor_valid.$AMJ50])" office:value-type="float" office:value="0" calcext:value-type="float">
            <text:p>0,00</text:p>
          </table:table-cell>
          <table:table-cell table:style-name="ce2" table:formula="of:=[$cor_valid.AC50]/SUM([$cor_valid.$A50:$cor_valid.$AMJ50])" office:value-type="float" office:value="0.00881674822715065" calcext:value-type="float">
            <text:p>0,01</text:p>
          </table:table-cell>
          <table:table-cell table:style-name="ce2" table:formula="of:=[$cor_valid.AD50]/SUM([$cor_valid.$A50:$cor_valid.$AMJ50])" office:value-type="float" office:value="0" calcext:value-type="float">
            <text:p>0,00</text:p>
          </table:table-cell>
          <table:table-cell table:style-name="ce2" table:formula="of:=[$cor_valid.AE50]/SUM([$cor_valid.$A50:$cor_valid.$AMJ50])" office:value-type="float" office:value="0" calcext:value-type="float">
            <text:p>0,00</text:p>
          </table:table-cell>
          <table:table-cell table:style-name="ce2" table:formula="of:=[$cor_valid.AF50]/SUM([$cor_valid.$A50:$cor_valid.$AMJ50])" office:value-type="float" office:value="0.255100311692846" calcext:value-type="float">
            <text:p>0,26</text:p>
          </table:table-cell>
          <table:table-cell table:style-name="ce2" table:formula="of:=[$cor_valid.AG50]/SUM([$cor_valid.$A50:$cor_valid.$AMJ50])" office:value-type="float" office:value="0" calcext:value-type="float">
            <text:p>0,00</text:p>
          </table:table-cell>
          <table:table-cell table:style-name="ce2" table:formula="of:=[$cor_valid.AH50]/SUM([$cor_valid.$A50:$cor_valid.$AMJ50])" office:value-type="float" office:value="0" calcext:value-type="float">
            <text:p>0,00</text:p>
          </table:table-cell>
          <table:table-cell table:style-name="ce2" table:formula="of:=[$cor_valid.AI50]/SUM([$cor_valid.$A50:$cor_valid.$AMJ50])" office:value-type="float" office:value="0" calcext:value-type="float">
            <text:p>0,00</text:p>
          </table:table-cell>
          <table:table-cell table:style-name="ce2" table:formula="of:=[$cor_valid.AJ50]/SUM([$cor_valid.$A50:$cor_valid.$AMJ50])" office:value-type="float" office:value="0" calcext:value-type="float">
            <text:p>0,00</text:p>
          </table:table-cell>
          <table:table-cell table:style-name="ce2" table:formula="of:=[$cor_valid.AK50]/SUM([$cor_valid.$A50:$cor_valid.$AMJ50])" office:value-type="float" office:value="0.00466769023790329" calcext:value-type="float">
            <text:p>0,00</text:p>
          </table:table-cell>
          <table:table-cell table:style-name="ce2" table:formula="of:=[$cor_valid.AL50]/SUM([$cor_valid.$A50:$cor_valid.$AMJ50])" office:value-type="float" office:value="0" calcext:value-type="float">
            <text:p>0,00</text:p>
          </table:table-cell>
          <table:table-cell table:style-name="ce2" table:formula="of:=[$cor_valid.AM50]/SUM([$cor_valid.$A50:$cor_valid.$AMJ50])" office:value-type="float" office:value="0" calcext:value-type="float">
            <text:p>0,00</text:p>
          </table:table-cell>
          <table:table-cell table:style-name="ce2" table:formula="of:=[$cor_valid.AN50]/SUM([$cor_valid.$A50:$cor_valid.$AMJ50])" office:value-type="float" office:value="0" calcext:value-type="float">
            <text:p>0,00</text:p>
          </table:table-cell>
          <table:table-cell table:style-name="ce2" table:formula="of:=[$cor_valid.AO50]/SUM([$cor_valid.$A50:$cor_valid.$AMJ50])" office:value-type="float" office:value="0" calcext:value-type="float">
            <text:p>0,00</text:p>
          </table:table-cell>
          <table:table-cell table:style-name="ce2" table:formula="of:=[$cor_valid.AP50]/SUM([$cor_valid.$A50:$cor_valid.$AMJ50])" office:value-type="float" office:value="0" calcext:value-type="float">
            <text:p>0,00</text:p>
          </table:table-cell>
          <table:table-cell table:style-name="ce2" table:formula="of:=[$cor_valid.AQ50]/SUM([$cor_valid.$A50:$cor_valid.$AMJ50])" office:value-type="float" office:value="0" calcext:value-type="float">
            <text:p>0,00</text:p>
          </table:table-cell>
          <table:table-cell table:style-name="ce2" table:formula="of:=[$cor_valid.AR50]/SUM([$cor_valid.$A50:$cor_valid.$AMJ50])" office:value-type="float" office:value="0" calcext:value-type="float">
            <text:p>0,00</text:p>
          </table:table-cell>
          <table:table-cell table:style-name="ce2" table:formula="of:=[$cor_valid.AS50]/SUM([$cor_valid.$A50:$cor_valid.$AMJ50])" office:value-type="float" office:value="0" calcext:value-type="float">
            <text:p>0,00</text:p>
          </table:table-cell>
          <table:table-cell table:style-name="ce2" table:formula="of:=[$cor_valid.AT50]/SUM([$cor_valid.$A50:$cor_valid.$AMJ50])" office:value-type="float" office:value="0.00132482297181413" calcext:value-type="float">
            <text:p>0,00</text:p>
          </table:table-cell>
          <table:table-cell table:style-name="ce2" table:formula="of:=[$cor_valid.AU50]/SUM([$cor_valid.$A50:$cor_valid.$AMJ50])" office:value-type="float" office:value="0.0253873053203453" calcext:value-type="float">
            <text:p>0,03</text:p>
          </table:table-cell>
          <table:table-cell table:style-name="ce2" table:formula="of:=[$cor_valid.AV50]/SUM([$cor_valid.$A50:$cor_valid.$AMJ50])" office:value-type="float" office:value="0.000359448093127866" calcext:value-type="float">
            <text:p>0,00</text:p>
          </table:table-cell>
          <table:table-cell table:style-name="ce2" table:formula="of:=[$cor_valid.AW50]/SUM([$cor_valid.$A50:$cor_valid.$AMJ50])" office:value-type="float" office:value="0.00904268702854531" calcext:value-type="float">
            <text:p>0,01</text:p>
          </table:table-cell>
          <table:table-cell table:style-name="ce2" table:formula="of:=[$cor_valid.AX50]/SUM([$cor_valid.$A50:$cor_valid.$AMJ50])" office:value-type="float" office:value="0.289622733551398" calcext:value-type="float">
            <text:p>0,29</text:p>
          </table:table-cell>
          <table:table-cell table:style-name="ce2" table:formula="of:=[$cor_valid.AY50]/SUM([$cor_valid.$A50:$cor_valid.$AMJ50])" office:value-type="float" office:value="0" calcext:value-type="float">
            <text:p>0,00</text:p>
          </table:table-cell>
          <table:table-cell table:style-name="ce2" table:formula="of:=[$cor_valid.AZ50]/SUM([$cor_valid.$A50:$cor_valid.$AMJ50])" office:value-type="float" office:value="0.124153371366365" calcext:value-type="float">
            <text:p>0,12</text:p>
          </table:table-cell>
          <table:table-cell table:style-name="ce2" table:formula="of:=[$cor_valid.BA50]/SUM([$cor_valid.$A50:$cor_valid.$AMJ50])" office:value-type="float" office:value="0" calcext:value-type="float">
            <text:p>0,00</text:p>
          </table:table-cell>
          <table:table-cell table:style-name="ce2" table:formula="of:=[$cor_valid.BB50]/SUM([$cor_valid.$A50:$cor_valid.$AMJ50])" office:value-type="float" office:value="0.00010783442793836" calcext:value-type="float">
            <text:p>0,00</text:p>
          </table:table-cell>
          <table:table-cell table:style-name="ce2" table:formula="of:=[$cor_valid.BC50]/SUM([$cor_valid.$A50:$cor_valid.$AMJ50])" office:value-type="float" office:value="0" calcext:value-type="float">
            <text:p>0,00</text:p>
          </table:table-cell>
          <table:table-cell table:style-name="ce2" table:formula="of:=[$cor_valid.BD50]/SUM([$cor_valid.$A50:$cor_valid.$AMJ50])" office:value-type="float" office:value="0.00111428908869638" calcext:value-type="float">
            <text:p>0,00</text:p>
          </table:table-cell>
          <table:table-cell table:style-name="ce2" table:formula="of:=[$cor_valid.BE50]/SUM([$cor_valid.$A50:$cor_valid.$AMJ50])" office:value-type="float" office:value="0.0128271619519058" calcext:value-type="float">
            <text:p>0,01</text:p>
          </table:table-cell>
          <table:table-cell table:style-name="ce2" table:formula="of:=[$cor_valid.BF50]/SUM([$cor_valid.$A50:$cor_valid.$AMJ50])" office:value-type="float" office:value="0" calcext:value-type="float">
            <text:p>0,00</text:p>
          </table:table-cell>
          <table:table-cell table:style-name="ce2" table:formula="of:=[$cor_valid.BG50]/SUM([$cor_valid.$A50:$cor_valid.$AMJ50])" office:value-type="float" office:value="0.000395392902440653" calcext:value-type="float">
            <text:p>0,00</text:p>
          </table:table-cell>
          <table:table-cell table:style-name="ce2" table:formula="of:=[$cor_valid.BH50]/SUM([$cor_valid.$A50:$cor_valid.$AMJ50])" office:value-type="float" office:value="0" calcext:value-type="float">
            <text:p>0,00</text:p>
          </table:table-cell>
          <table:table-cell table:style-name="ce2" table:formula="of:=[$cor_valid.BI50]/SUM([$cor_valid.$A50:$cor_valid.$AMJ50])" office:value-type="float" office:value="0" calcext:value-type="float">
            <text:p>0,00</text:p>
          </table:table-cell>
          <table:table-cell table:style-name="ce2" table:formula="of:=[$cor_valid.BJ50]/SUM([$cor_valid.$A50:$cor_valid.$AMJ50])" office:value-type="float" office:value="0" calcext:value-type="float">
            <text:p>0,00</text:p>
          </table:table-cell>
          <table:table-cell table:style-name="ce2" table:formula="of:=[$cor_valid.BK50]/SUM([$cor_valid.$A50:$cor_valid.$AMJ50])" office:value-type="float" office:value="0.0000154049182769085" calcext:value-type="float">
            <text:p>0,00</text:p>
          </table:table-cell>
          <table:table-cell table:style-name="ce2" table:formula="of:=[$cor_valid.BL50]/SUM([$cor_valid.$A50:$cor_valid.$AMJ50])" office:value-type="float" office:value="0" calcext:value-type="float">
            <text:p>0,00</text:p>
          </table:table-cell>
          <table:table-cell table:style-name="ce2" table:formula="of:=[$cor_valid.BM50]/SUM([$cor_valid.$A50:$cor_valid.$AMJ50])" office:value-type="float" office:value="0.0000154049182769085" calcext:value-type="float">
            <text:p>0,00</text:p>
          </table:table-cell>
          <table:table-cell table:style-name="ce2" table:formula="of:=[$cor_valid.BN50]/SUM([$cor_valid.$A50:$cor_valid.$AMJ50])" office:value-type="float" office:value="0" calcext:value-type="float">
            <text:p>0,00</text:p>
          </table:table-cell>
          <table:table-cell table:style-name="ce2" table:formula="of:=[$cor_valid.BO50]/SUM([$cor_valid.$A50:$cor_valid.$AMJ50])" office:value-type="float" office:value="0.00159184155528055" calcext:value-type="float">
            <text:p>0,00</text:p>
          </table:table-cell>
          <table:table-cell/>
          <table:table-cell table:formula="of:=[.BR50]/SUM([.BR$1:.BR$1048576])" office:value-type="float" office:value="0.00176087983681234" calcext:value-type="float">
            <text:p>0,002</text:p>
          </table:table-cell>
          <table:table-cell table:formula="of:=SUM([$cor_valid.$A50:$cor_valid.$AMJ50])" office:value-type="float" office:value="194743" calcext:value-type="float">
            <text:p>194743</text:p>
          </table:table-cell>
          <table:table-cell table:number-columns-repeated="95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$cor_valid.B51]/SUM([$cor_valid.$A51:$cor_valid.$AMJ51])" office:value-type="float" office:value="0" calcext:value-type="float">
            <text:p>0,00</text:p>
          </table:table-cell>
          <table:table-cell table:style-name="ce2" table:formula="of:=[$cor_valid.C51]/SUM([$cor_valid.$A51:$cor_valid.$AMJ51])" office:value-type="float" office:value="0" calcext:value-type="float">
            <text:p>0,00</text:p>
          </table:table-cell>
          <table:table-cell table:style-name="ce2" table:formula="of:=[$cor_valid.D51]/SUM([$cor_valid.$A51:$cor_valid.$AMJ51])" office:value-type="float" office:value="0.000828901015403744" calcext:value-type="float">
            <text:p>0,00</text:p>
          </table:table-cell>
          <table:table-cell table:style-name="ce2" table:formula="of:=[$cor_valid.E51]/SUM([$cor_valid.$A51:$cor_valid.$AMJ51])" office:value-type="float" office:value="0.0382330593354977" calcext:value-type="float">
            <text:p>0,04</text:p>
          </table:table-cell>
          <table:table-cell table:style-name="ce2" table:formula="of:=[$cor_valid.F51]/SUM([$cor_valid.$A51:$cor_valid.$AMJ51])" office:value-type="float" office:value="0.00178443968593862" calcext:value-type="float">
            <text:p>0,00</text:p>
          </table:table-cell>
          <table:table-cell table:style-name="ce2" table:formula="of:=[$cor_valid.G51]/SUM([$cor_valid.$A51:$cor_valid.$AMJ51])" office:value-type="float" office:value="0" calcext:value-type="float">
            <text:p>0,00</text:p>
          </table:table-cell>
          <table:table-cell table:style-name="ce2" table:formula="of:=[$cor_valid.H51]/SUM([$cor_valid.$A51:$cor_valid.$AMJ51])" office:value-type="float" office:value="0" calcext:value-type="float">
            <text:p>0,00</text:p>
          </table:table-cell>
          <table:table-cell table:style-name="ce2" table:formula="of:=[$cor_valid.I51]/SUM([$cor_valid.$A51:$cor_valid.$AMJ51])" office:value-type="float" office:value="0" calcext:value-type="float">
            <text:p>0,00</text:p>
          </table:table-cell>
          <table:table-cell table:style-name="ce2" table:formula="of:=[$cor_valid.J51]/SUM([$cor_valid.$A51:$cor_valid.$AMJ51])" office:value-type="float" office:value="0" calcext:value-type="float">
            <text:p>0,00</text:p>
          </table:table-cell>
          <table:table-cell table:style-name="ce2" table:formula="of:=[$cor_valid.K51]/SUM([$cor_valid.$A51:$cor_valid.$AMJ51])" office:value-type="float" office:value="0" calcext:value-type="float">
            <text:p>0,00</text:p>
          </table:table-cell>
          <table:table-cell table:style-name="ce2" table:formula="of:=[$cor_valid.L51]/SUM([$cor_valid.$A51:$cor_valid.$AMJ51])" office:value-type="float" office:value="0" calcext:value-type="float">
            <text:p>0,00</text:p>
          </table:table-cell>
          <table:table-cell table:style-name="ce2" table:formula="of:=[$cor_valid.M51]/SUM([$cor_valid.$A51:$cor_valid.$AMJ51])" office:value-type="float" office:value="0" calcext:value-type="float">
            <text:p>0,00</text:p>
          </table:table-cell>
          <table:table-cell table:style-name="ce2" table:formula="of:=[$cor_valid.N51]/SUM([$cor_valid.$A51:$cor_valid.$AMJ51])" office:value-type="float" office:value="0" calcext:value-type="float">
            <text:p>0,00</text:p>
          </table:table-cell>
          <table:table-cell table:style-name="ce2" table:formula="of:=[$cor_valid.O51]/SUM([$cor_valid.$A51:$cor_valid.$AMJ51])" office:value-type="float" office:value="0.00172687711542447" calcext:value-type="float">
            <text:p>0,00</text:p>
          </table:table-cell>
          <table:table-cell table:style-name="ce2" table:formula="of:=[$cor_valid.P51]/SUM([$cor_valid.$A51:$cor_valid.$AMJ51])" office:value-type="float" office:value="0" calcext:value-type="float">
            <text:p>0,00</text:p>
          </table:table-cell>
          <table:table-cell table:style-name="ce2" table:formula="of:=[$cor_valid.Q51]/SUM([$cor_valid.$A51:$cor_valid.$AMJ51])" office:value-type="float" office:value="0.000368400451290553" calcext:value-type="float">
            <text:p>0,00</text:p>
          </table:table-cell>
          <table:table-cell table:style-name="ce2" table:formula="of:=[$cor_valid.R51]/SUM([$cor_valid.$A51:$cor_valid.$AMJ51])" office:value-type="float" office:value="0.0188805231286408" calcext:value-type="float">
            <text:p>0,02</text:p>
          </table:table-cell>
          <table:table-cell table:style-name="ce2" table:formula="of:=[$cor_valid.S51]/SUM([$cor_valid.$A51:$cor_valid.$AMJ51])" office:value-type="float" office:value="0.353307545301743" calcext:value-type="float">
            <text:p>0,35</text:p>
          </table:table-cell>
          <table:table-cell table:style-name="ce2" table:formula="of:=[$cor_valid.T51]/SUM([$cor_valid.$A51:$cor_valid.$AMJ51])" office:value-type="float" office:value="0" calcext:value-type="float">
            <text:p>0,00</text:p>
          </table:table-cell>
          <table:table-cell table:style-name="ce2" table:formula="of:=[$cor_valid.U51]/SUM([$cor_valid.$A51:$cor_valid.$AMJ51])" office:value-type="float" office:value="0.0080817849001865" calcext:value-type="float">
            <text:p>0,01</text:p>
          </table:table-cell>
          <table:table-cell table:style-name="ce2" table:formula="of:=[$cor_valid.V51]/SUM([$cor_valid.$A51:$cor_valid.$AMJ51])" office:value-type="float" office:value="0" calcext:value-type="float">
            <text:p>0,00</text:p>
          </table:table-cell>
          <table:table-cell table:style-name="ce2" table:formula="of:=[$cor_valid.W51]/SUM([$cor_valid.$A51:$cor_valid.$AMJ51])" office:value-type="float" office:value="0.0000115125141028298" calcext:value-type="float">
            <text:p>0,00</text:p>
          </table:table-cell>
          <table:table-cell table:style-name="ce2" table:formula="of:=[$cor_valid.X51]/SUM([$cor_valid.$A51:$cor_valid.$AMJ51])" office:value-type="float" office:value="0" calcext:value-type="float">
            <text:p>0,00</text:p>
          </table:table-cell>
          <table:table-cell table:style-name="ce2" table:formula="of:=[$cor_valid.Y51]/SUM([$cor_valid.$A51:$cor_valid.$AMJ51])" office:value-type="float" office:value="0" calcext:value-type="float">
            <text:p>0,00</text:p>
          </table:table-cell>
          <table:table-cell table:style-name="ce2" table:formula="of:=[$cor_valid.Z51]/SUM([$cor_valid.$A51:$cor_valid.$AMJ51])" office:value-type="float" office:value="0.000126637655131128" calcext:value-type="float">
            <text:p>0,00</text:p>
          </table:table-cell>
          <table:table-cell table:style-name="ce2" table:formula="of:=[$cor_valid.AA51]/SUM([$cor_valid.$A51:$cor_valid.$AMJ51])" office:value-type="float" office:value="0" calcext:value-type="float">
            <text:p>0,00</text:p>
          </table:table-cell>
          <table:table-cell table:style-name="ce2" table:formula="of:=[$cor_valid.AB51]/SUM([$cor_valid.$A51:$cor_valid.$AMJ51])" office:value-type="float" office:value="0" calcext:value-type="float">
            <text:p>0,00</text:p>
          </table:table-cell>
          <table:table-cell table:style-name="ce2" table:formula="of:=[$cor_valid.AC51]/SUM([$cor_valid.$A51:$cor_valid.$AMJ51])" office:value-type="float" office:value="0.00910639865533835" calcext:value-type="float">
            <text:p>0,01</text:p>
          </table:table-cell>
          <table:table-cell table:style-name="ce2" table:formula="of:=[$cor_valid.AD51]/SUM([$cor_valid.$A51:$cor_valid.$AMJ51])" office:value-type="float" office:value="0" calcext:value-type="float">
            <text:p>0,00</text:p>
          </table:table-cell>
          <table:table-cell table:style-name="ce2" table:formula="of:=[$cor_valid.AE51]/SUM([$cor_valid.$A51:$cor_valid.$AMJ51])" office:value-type="float" office:value="0" calcext:value-type="float">
            <text:p>0,00</text:p>
          </table:table-cell>
          <table:table-cell table:style-name="ce2" table:formula="of:=[$cor_valid.AF51]/SUM([$cor_valid.$A51:$cor_valid.$AMJ51])" office:value-type="float" office:value="0.249637355805761" calcext:value-type="float">
            <text:p>0,25</text:p>
          </table:table-cell>
          <table:table-cell table:style-name="ce2" table:formula="of:=[$cor_valid.AG51]/SUM([$cor_valid.$A51:$cor_valid.$AMJ51])" office:value-type="float" office:value="0" calcext:value-type="float">
            <text:p>0,00</text:p>
          </table:table-cell>
          <table:table-cell table:style-name="ce2" table:formula="of:=[$cor_valid.AH51]/SUM([$cor_valid.$A51:$cor_valid.$AMJ51])" office:value-type="float" office:value="0" calcext:value-type="float">
            <text:p>0,00</text:p>
          </table:table-cell>
          <table:table-cell table:style-name="ce2" table:formula="of:=[$cor_valid.AI51]/SUM([$cor_valid.$A51:$cor_valid.$AMJ51])" office:value-type="float" office:value="0" calcext:value-type="float">
            <text:p>0,00</text:p>
          </table:table-cell>
          <table:table-cell table:style-name="ce2" table:formula="of:=[$cor_valid.AJ51]/SUM([$cor_valid.$A51:$cor_valid.$AMJ51])" office:value-type="float" office:value="0" calcext:value-type="float">
            <text:p>0,00</text:p>
          </table:table-cell>
          <table:table-cell table:style-name="ce2" table:formula="of:=[$cor_valid.AK51]/SUM([$cor_valid.$A51:$cor_valid.$AMJ51])" office:value-type="float" office:value="0.00874951071815063" calcext:value-type="float">
            <text:p>0,01</text:p>
          </table:table-cell>
          <table:table-cell table:style-name="ce2" table:formula="of:=[$cor_valid.AL51]/SUM([$cor_valid.$A51:$cor_valid.$AMJ51])" office:value-type="float" office:value="0" calcext:value-type="float">
            <text:p>0,00</text:p>
          </table:table-cell>
          <table:table-cell table:style-name="ce2" table:formula="of:=[$cor_valid.AM51]/SUM([$cor_valid.$A51:$cor_valid.$AMJ51])" office:value-type="float" office:value="0" calcext:value-type="float">
            <text:p>0,00</text:p>
          </table:table-cell>
          <table:table-cell table:style-name="ce2" table:formula="of:=[$cor_valid.AN51]/SUM([$cor_valid.$A51:$cor_valid.$AMJ51])" office:value-type="float" office:value="0" calcext:value-type="float">
            <text:p>0,00</text:p>
          </table:table-cell>
          <table:table-cell table:style-name="ce2" table:formula="of:=[$cor_valid.AO51]/SUM([$cor_valid.$A51:$cor_valid.$AMJ51])" office:value-type="float" office:value="0" calcext:value-type="float">
            <text:p>0,00</text:p>
          </table:table-cell>
          <table:table-cell table:style-name="ce2" table:formula="of:=[$cor_valid.AP51]/SUM([$cor_valid.$A51:$cor_valid.$AMJ51])" office:value-type="float" office:value="0" calcext:value-type="float">
            <text:p>0,00</text:p>
          </table:table-cell>
          <table:table-cell table:style-name="ce2" table:formula="of:=[$cor_valid.AQ51]/SUM([$cor_valid.$A51:$cor_valid.$AMJ51])" office:value-type="float" office:value="0" calcext:value-type="float">
            <text:p>0,00</text:p>
          </table:table-cell>
          <table:table-cell table:style-name="ce2" table:formula="of:=[$cor_valid.AR51]/SUM([$cor_valid.$A51:$cor_valid.$AMJ51])" office:value-type="float" office:value="0" calcext:value-type="float">
            <text:p>0,00</text:p>
          </table:table-cell>
          <table:table-cell table:style-name="ce2" table:formula="of:=[$cor_valid.AS51]/SUM([$cor_valid.$A51:$cor_valid.$AMJ51])" office:value-type="float" office:value="0" calcext:value-type="float">
            <text:p>0,00</text:p>
          </table:table-cell>
          <table:table-cell table:style-name="ce2" table:formula="of:=[$cor_valid.AT51]/SUM([$cor_valid.$A51:$cor_valid.$AMJ51])" office:value-type="float" office:value="0.000149662683336787" calcext:value-type="float">
            <text:p>0,00</text:p>
          </table:table-cell>
          <table:table-cell table:style-name="ce2" table:formula="of:=[$cor_valid.AU51]/SUM([$cor_valid.$A51:$cor_valid.$AMJ51])" office:value-type="float" office:value="0.0266629826621538" calcext:value-type="float">
            <text:p>0,03</text:p>
          </table:table-cell>
          <table:table-cell table:style-name="ce2" table:formula="of:=[$cor_valid.AV51]/SUM([$cor_valid.$A51:$cor_valid.$AMJ51])" office:value-type="float" office:value="0.0110635260528194" calcext:value-type="float">
            <text:p>0,01</text:p>
          </table:table-cell>
          <table:table-cell table:style-name="ce2" table:formula="of:=[$cor_valid.AW51]/SUM([$cor_valid.$A51:$cor_valid.$AMJ51])" office:value-type="float" office:value="0.00628583270014506" calcext:value-type="float">
            <text:p>0,01</text:p>
          </table:table-cell>
          <table:table-cell table:style-name="ce2" table:formula="of:=[$cor_valid.AX51]/SUM([$cor_valid.$A51:$cor_valid.$AMJ51])" office:value-type="float" office:value="0.0746471414427483" calcext:value-type="float">
            <text:p>0,07</text:p>
          </table:table-cell>
          <table:table-cell table:style-name="ce2" table:formula="of:=[$cor_valid.AY51]/SUM([$cor_valid.$A51:$cor_valid.$AMJ51])" office:value-type="float" office:value="0" calcext:value-type="float">
            <text:p>0,00</text:p>
          </table:table-cell>
          <table:table-cell table:style-name="ce2" table:formula="of:=[$cor_valid.AZ51]/SUM([$cor_valid.$A51:$cor_valid.$AMJ51])" office:value-type="float" office:value="0.158538831710069" calcext:value-type="float">
            <text:p>0,16</text:p>
          </table:table-cell>
          <table:table-cell table:style-name="ce2" table:formula="of:=[$cor_valid.BA51]/SUM([$cor_valid.$A51:$cor_valid.$AMJ51])" office:value-type="float" office:value="0" calcext:value-type="float">
            <text:p>0,00</text:p>
          </table:table-cell>
          <table:table-cell table:style-name="ce2" table:formula="of:=[$cor_valid.BB51]/SUM([$cor_valid.$A51:$cor_valid.$AMJ51])" office:value-type="float" office:value="0.00049503810642168" calcext:value-type="float">
            <text:p>0,00</text:p>
          </table:table-cell>
          <table:table-cell table:style-name="ce2" table:formula="of:=[$cor_valid.BC51]/SUM([$cor_valid.$A51:$cor_valid.$AMJ51])" office:value-type="float" office:value="0" calcext:value-type="float">
            <text:p>0,00</text:p>
          </table:table-cell>
          <table:table-cell table:style-name="ce2" table:formula="of:=[$cor_valid.BD51]/SUM([$cor_valid.$A51:$cor_valid.$AMJ51])" office:value-type="float" office:value="0.000690750846169787" calcext:value-type="float">
            <text:p>0,00</text:p>
          </table:table-cell>
          <table:table-cell table:style-name="ce2" table:formula="of:=[$cor_valid.BE51]/SUM([$cor_valid.$A51:$cor_valid.$AMJ51])" office:value-type="float" office:value="0.0201929497363634" calcext:value-type="float">
            <text:p>0,02</text:p>
          </table:table-cell>
          <table:table-cell table:style-name="ce2" table:formula="of:=[$cor_valid.BF51]/SUM([$cor_valid.$A51:$cor_valid.$AMJ51])" office:value-type="float" office:value="0" calcext:value-type="float">
            <text:p>0,00</text:p>
          </table:table-cell>
          <table:table-cell table:style-name="ce2" table:formula="of:=[$cor_valid.BG51]/SUM([$cor_valid.$A51:$cor_valid.$AMJ51])" office:value-type="float" office:value="0.0000460500564113191" calcext:value-type="float">
            <text:p>0,00</text:p>
          </table:table-cell>
          <table:table-cell table:style-name="ce2" table:formula="of:=[$cor_valid.BH51]/SUM([$cor_valid.$A51:$cor_valid.$AMJ51])" office:value-type="float" office:value="0" calcext:value-type="float">
            <text:p>0,00</text:p>
          </table:table-cell>
          <table:table-cell table:style-name="ce2" table:formula="of:=[$cor_valid.BI51]/SUM([$cor_valid.$A51:$cor_valid.$AMJ51])" office:value-type="float" office:value="0" calcext:value-type="float">
            <text:p>0,00</text:p>
          </table:table-cell>
          <table:table-cell table:style-name="ce2" table:formula="of:=[$cor_valid.BJ51]/SUM([$cor_valid.$A51:$cor_valid.$AMJ51])" office:value-type="float" office:value="0" calcext:value-type="float">
            <text:p>0,00</text:p>
          </table:table-cell>
          <table:table-cell table:style-name="ce2" table:formula="of:=[$cor_valid.BK51]/SUM([$cor_valid.$A51:$cor_valid.$AMJ51])" office:value-type="float" office:value="0.000552600676935829" calcext:value-type="float">
            <text:p>0,00</text:p>
          </table:table-cell>
          <table:table-cell table:style-name="ce2" table:formula="of:=[$cor_valid.BL51]/SUM([$cor_valid.$A51:$cor_valid.$AMJ51])" office:value-type="float" office:value="0" calcext:value-type="float">
            <text:p>0,00</text:p>
          </table:table-cell>
          <table:table-cell table:style-name="ce2" table:formula="of:=[$cor_valid.BM51]/SUM([$cor_valid.$A51:$cor_valid.$AMJ51])" office:value-type="float" office:value="0" calcext:value-type="float">
            <text:p>0,00</text:p>
          </table:table-cell>
          <table:table-cell table:style-name="ce2" table:formula="of:=[$cor_valid.BN51]/SUM([$cor_valid.$A51:$cor_valid.$AMJ51])" office:value-type="float" office:value="0" calcext:value-type="float">
            <text:p>0,00</text:p>
          </table:table-cell>
          <table:table-cell table:style-name="ce2" table:formula="of:=[$cor_valid.BO51]/SUM([$cor_valid.$A51:$cor_valid.$AMJ51])" office:value-type="float" office:value="0.00926757385277797" calcext:value-type="float">
            <text:p>0,01</text:p>
          </table:table-cell>
          <table:table-cell/>
          <table:table-cell table:formula="of:=[.BR51]/SUM([.BR$1:.BR$1048576])" office:value-type="float" office:value="0.000785412283805802" calcext:value-type="float">
            <text:p>0,001</text:p>
          </table:table-cell>
          <table:table-cell table:formula="of:=SUM([$cor_valid.$A51:$cor_valid.$AMJ51])" office:value-type="float" office:value="86862" calcext:value-type="float">
            <text:p>86862</text:p>
          </table:table-cell>
          <table:table-cell table:number-columns-repeated="95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$cor_valid.B52]/SUM([$cor_valid.$A52:$cor_valid.$AMJ52])" office:value-type="float" office:value="0" calcext:value-type="float">
            <text:p>0,00</text:p>
          </table:table-cell>
          <table:table-cell table:style-name="ce2" table:formula="of:=[$cor_valid.C52]/SUM([$cor_valid.$A52:$cor_valid.$AMJ52])" office:value-type="float" office:value="0" calcext:value-type="float">
            <text:p>0,00</text:p>
          </table:table-cell>
          <table:table-cell table:style-name="ce2" table:formula="of:=[$cor_valid.D52]/SUM([$cor_valid.$A52:$cor_valid.$AMJ52])" office:value-type="float" office:value="0.000375676307227725" calcext:value-type="float">
            <text:p>0,00</text:p>
          </table:table-cell>
          <table:table-cell table:style-name="ce2" table:formula="of:=[$cor_valid.E52]/SUM([$cor_valid.$A52:$cor_valid.$AMJ52])" office:value-type="float" office:value="0.0289881904624953" calcext:value-type="float">
            <text:p>0,03</text:p>
          </table:table-cell>
          <table:table-cell table:style-name="ce2" table:formula="of:=[$cor_valid.F52]/SUM([$cor_valid.$A52:$cor_valid.$AMJ52])" office:value-type="float" office:value="0.0010407491956213" calcext:value-type="float">
            <text:p>0,00</text:p>
          </table:table-cell>
          <table:table-cell table:style-name="ce2" table:formula="of:=[$cor_valid.G52]/SUM([$cor_valid.$A52:$cor_valid.$AMJ52])" office:value-type="float" office:value="0.0000287599086872899" calcext:value-type="float">
            <text:p>0,00</text:p>
          </table:table-cell>
          <table:table-cell table:style-name="ce2" table:formula="of:=[$cor_valid.H52]/SUM([$cor_valid.$A52:$cor_valid.$AMJ52])" office:value-type="float" office:value="0.0000089874714647781" calcext:value-type="float">
            <text:p>0,00</text:p>
          </table:table-cell>
          <table:table-cell table:style-name="ce2" table:formula="of:=[$cor_valid.I52]/SUM([$cor_valid.$A52:$cor_valid.$AMJ52])" office:value-type="float" office:value="0" calcext:value-type="float">
            <text:p>0,00</text:p>
          </table:table-cell>
          <table:table-cell table:style-name="ce2" table:formula="of:=[$cor_valid.J52]/SUM([$cor_valid.$A52:$cor_valid.$AMJ52])" office:value-type="float" office:value="0" calcext:value-type="float">
            <text:p>0,00</text:p>
          </table:table-cell>
          <table:table-cell table:style-name="ce2" table:formula="of:=[$cor_valid.K52]/SUM([$cor_valid.$A52:$cor_valid.$AMJ52])" office:value-type="float" office:value="0" calcext:value-type="float">
            <text:p>0,00</text:p>
          </table:table-cell>
          <table:table-cell table:style-name="ce2" table:formula="of:=[$cor_valid.L52]/SUM([$cor_valid.$A52:$cor_valid.$AMJ52])" office:value-type="float" office:value="0" calcext:value-type="float">
            <text:p>0,00</text:p>
          </table:table-cell>
          <table:table-cell table:style-name="ce2" table:formula="of:=[$cor_valid.M52]/SUM([$cor_valid.$A52:$cor_valid.$AMJ52])" office:value-type="float" office:value="0" calcext:value-type="float">
            <text:p>0,00</text:p>
          </table:table-cell>
          <table:table-cell table:style-name="ce2" table:formula="of:=[$cor_valid.N52]/SUM([$cor_valid.$A52:$cor_valid.$AMJ52])" office:value-type="float" office:value="0" calcext:value-type="float">
            <text:p>0,00</text:p>
          </table:table-cell>
          <table:table-cell table:style-name="ce2" table:formula="of:=[$cor_valid.O52]/SUM([$cor_valid.$A52:$cor_valid.$AMJ52])" office:value-type="float" office:value="0.00118454873905775" calcext:value-type="float">
            <text:p>0,00</text:p>
          </table:table-cell>
          <table:table-cell table:style-name="ce2" table:formula="of:=[$cor_valid.P52]/SUM([$cor_valid.$A52:$cor_valid.$AMJ52])" office:value-type="float" office:value="0" calcext:value-type="float">
            <text:p>0,00</text:p>
          </table:table-cell>
          <table:table-cell table:style-name="ce2" table:formula="of:=[$cor_valid.Q52]/SUM([$cor_valid.$A52:$cor_valid.$AMJ52])" office:value-type="float" office:value="0.000257041683892654" calcext:value-type="float">
            <text:p>0,00</text:p>
          </table:table-cell>
          <table:table-cell table:style-name="ce2" table:formula="of:=[$cor_valid.R52]/SUM([$cor_valid.$A52:$cor_valid.$AMJ52])" office:value-type="float" office:value="0.0118239174590621" calcext:value-type="float">
            <text:p>0,01</text:p>
          </table:table-cell>
          <table:table-cell table:style-name="ce2" table:formula="of:=[$cor_valid.S52]/SUM([$cor_valid.$A52:$cor_valid.$AMJ52])" office:value-type="float" office:value="0.157025506444017" calcext:value-type="float">
            <text:p>0,16</text:p>
          </table:table-cell>
          <table:table-cell table:style-name="ce2" table:formula="of:=[$cor_valid.T52]/SUM([$cor_valid.$A52:$cor_valid.$AMJ52])" office:value-type="float" office:value="0" calcext:value-type="float">
            <text:p>0,00</text:p>
          </table:table-cell>
          <table:table-cell table:style-name="ce2" table:formula="of:=[$cor_valid.U52]/SUM([$cor_valid.$A52:$cor_valid.$AMJ52])" office:value-type="float" office:value="0.0058202865205903" calcext:value-type="float">
            <text:p>0,01</text:p>
          </table:table-cell>
          <table:table-cell table:style-name="ce2" table:formula="of:=[$cor_valid.V52]/SUM([$cor_valid.$A52:$cor_valid.$AMJ52])" office:value-type="float" office:value="0" calcext:value-type="float">
            <text:p>0,00</text:p>
          </table:table-cell>
          <table:table-cell table:style-name="ce2" table:formula="of:=[$cor_valid.W52]/SUM([$cor_valid.$A52:$cor_valid.$AMJ52])" office:value-type="float" office:value="0.00000179749429295562" calcext:value-type="float">
            <text:p>0,00</text:p>
          </table:table-cell>
          <table:table-cell table:style-name="ce2" table:formula="of:=[$cor_valid.X52]/SUM([$cor_valid.$A52:$cor_valid.$AMJ52])" office:value-type="float" office:value="0" calcext:value-type="float">
            <text:p>0,00</text:p>
          </table:table-cell>
          <table:table-cell table:style-name="ce2" table:formula="of:=[$cor_valid.Y52]/SUM([$cor_valid.$A52:$cor_valid.$AMJ52])" office:value-type="float" office:value="0.000052127334495713" calcext:value-type="float">
            <text:p>0,00</text:p>
          </table:table-cell>
          <table:table-cell table:style-name="ce2" table:formula="of:=[$cor_valid.Z52]/SUM([$cor_valid.$A52:$cor_valid.$AMJ52])" office:value-type="float" office:value="0.0000647097945464023" calcext:value-type="float">
            <text:p>0,00</text:p>
          </table:table-cell>
          <table:table-cell table:style-name="ce2" table:formula="of:=[$cor_valid.AA52]/SUM([$cor_valid.$A52:$cor_valid.$AMJ52])" office:value-type="float" office:value="0.00000359498858591124" calcext:value-type="float">
            <text:p>0,00</text:p>
          </table:table-cell>
          <table:table-cell table:style-name="ce2" table:formula="of:=[$cor_valid.AB52]/SUM([$cor_valid.$A52:$cor_valid.$AMJ52])" office:value-type="float" office:value="0" calcext:value-type="float">
            <text:p>0,00</text:p>
          </table:table-cell>
          <table:table-cell table:style-name="ce2" table:formula="of:=[$cor_valid.AC52]/SUM([$cor_valid.$A52:$cor_valid.$AMJ52])" office:value-type="float" office:value="0.00345118904247479" calcext:value-type="float">
            <text:p>0,00</text:p>
          </table:table-cell>
          <table:table-cell table:style-name="ce2" table:formula="of:=[$cor_valid.AD52]/SUM([$cor_valid.$A52:$cor_valid.$AMJ52])" office:value-type="float" office:value="0.0000179749429295562" calcext:value-type="float">
            <text:p>0,00</text:p>
          </table:table-cell>
          <table:table-cell table:style-name="ce2" table:formula="of:=[$cor_valid.AE52]/SUM([$cor_valid.$A52:$cor_valid.$AMJ52])" office:value-type="float" office:value="0.0000647097945464023" calcext:value-type="float">
            <text:p>0,00</text:p>
          </table:table-cell>
          <table:table-cell table:style-name="ce2" table:formula="of:=[$cor_valid.AF52]/SUM([$cor_valid.$A52:$cor_valid.$AMJ52])" office:value-type="float" office:value="0.124003738788129" calcext:value-type="float">
            <text:p>0,12</text:p>
          </table:table-cell>
          <table:table-cell table:style-name="ce2" table:formula="of:=[$cor_valid.AG52]/SUM([$cor_valid.$A52:$cor_valid.$AMJ52])" office:value-type="float" office:value="0" calcext:value-type="float">
            <text:p>0,00</text:p>
          </table:table-cell>
          <table:table-cell table:style-name="ce2" table:formula="of:=[$cor_valid.AH52]/SUM([$cor_valid.$A52:$cor_valid.$AMJ52])" office:value-type="float" office:value="0" calcext:value-type="float">
            <text:p>0,00</text:p>
          </table:table-cell>
          <table:table-cell table:style-name="ce2" table:formula="of:=[$cor_valid.AI52]/SUM([$cor_valid.$A52:$cor_valid.$AMJ52])" office:value-type="float" office:value="0" calcext:value-type="float">
            <text:p>0,00</text:p>
          </table:table-cell>
          <table:table-cell table:style-name="ce2" table:formula="of:=[$cor_valid.AJ52]/SUM([$cor_valid.$A52:$cor_valid.$AMJ52])" office:value-type="float" office:value="0" calcext:value-type="float">
            <text:p>0,00</text:p>
          </table:table-cell>
          <table:table-cell table:style-name="ce2" table:formula="of:=[$cor_valid.AK52]/SUM([$cor_valid.$A52:$cor_valid.$AMJ52])" office:value-type="float" office:value="0.0559416173853648" calcext:value-type="float">
            <text:p>0,06</text:p>
          </table:table-cell>
          <table:table-cell table:style-name="ce2" table:formula="of:=[$cor_valid.AL52]/SUM([$cor_valid.$A52:$cor_valid.$AMJ52])" office:value-type="float" office:value="0" calcext:value-type="float">
            <text:p>0,00</text:p>
          </table:table-cell>
          <table:table-cell table:style-name="ce2" table:formula="of:=[$cor_valid.AM52]/SUM([$cor_valid.$A52:$cor_valid.$AMJ52])" office:value-type="float" office:value="0" calcext:value-type="float">
            <text:p>0,00</text:p>
          </table:table-cell>
          <table:table-cell table:style-name="ce2" table:formula="of:=[$cor_valid.AN52]/SUM([$cor_valid.$A52:$cor_valid.$AMJ52])" office:value-type="float" office:value="0" calcext:value-type="float">
            <text:p>0,00</text:p>
          </table:table-cell>
          <table:table-cell table:style-name="ce2" table:formula="of:=[$cor_valid.AO52]/SUM([$cor_valid.$A52:$cor_valid.$AMJ52])" office:value-type="float" office:value="0" calcext:value-type="float">
            <text:p>0,00</text:p>
          </table:table-cell>
          <table:table-cell table:style-name="ce2" table:formula="of:=[$cor_valid.AP52]/SUM([$cor_valid.$A52:$cor_valid.$AMJ52])" office:value-type="float" office:value="0" calcext:value-type="float">
            <text:p>0,00</text:p>
          </table:table-cell>
          <table:table-cell table:style-name="ce2" table:formula="of:=[$cor_valid.AQ52]/SUM([$cor_valid.$A52:$cor_valid.$AMJ52])" office:value-type="float" office:value="0" calcext:value-type="float">
            <text:p>0,00</text:p>
          </table:table-cell>
          <table:table-cell table:style-name="ce2" table:formula="of:=[$cor_valid.AR52]/SUM([$cor_valid.$A52:$cor_valid.$AMJ52])" office:value-type="float" office:value="0" calcext:value-type="float">
            <text:p>0,00</text:p>
          </table:table-cell>
          <table:table-cell table:style-name="ce2" table:formula="of:=[$cor_valid.AS52]/SUM([$cor_valid.$A52:$cor_valid.$AMJ52])" office:value-type="float" office:value="0" calcext:value-type="float">
            <text:p>0,00</text:p>
          </table:table-cell>
          <table:table-cell table:style-name="ce2" table:formula="of:=[$cor_valid.AT52]/SUM([$cor_valid.$A52:$cor_valid.$AMJ52])" office:value-type="float" office:value="0.000228281775205364" calcext:value-type="float">
            <text:p>0,00</text:p>
          </table:table-cell>
          <table:table-cell table:style-name="ce2" table:formula="of:=[$cor_valid.AU52]/SUM([$cor_valid.$A52:$cor_valid.$AMJ52])" office:value-type="float" office:value="0.0119371595995183" calcext:value-type="float">
            <text:p>0,01</text:p>
          </table:table-cell>
          <table:table-cell table:style-name="ce2" table:formula="of:=[$cor_valid.AV52]/SUM([$cor_valid.$A52:$cor_valid.$AMJ52])" office:value-type="float" office:value="0.00302518289504431" calcext:value-type="float">
            <text:p>0,00</text:p>
          </table:table-cell>
          <table:table-cell table:style-name="ce2" table:formula="of:=[$cor_valid.AW52]/SUM([$cor_valid.$A52:$cor_valid.$AMJ52])" office:value-type="float" office:value="0.00242481980119713" calcext:value-type="float">
            <text:p>0,00</text:p>
          </table:table-cell>
          <table:table-cell table:style-name="ce2" table:formula="of:=[$cor_valid.AX52]/SUM([$cor_valid.$A52:$cor_valid.$AMJ52])" office:value-type="float" office:value="0.0196178527133176" calcext:value-type="float">
            <text:p>0,02</text:p>
          </table:table-cell>
          <table:table-cell table:style-name="ce2" table:formula="of:=[$cor_valid.AY52]/SUM([$cor_valid.$A52:$cor_valid.$AMJ52])" office:value-type="float" office:value="0" calcext:value-type="float">
            <text:p>0,00</text:p>
          </table:table-cell>
          <table:table-cell table:style-name="ce2" table:formula="of:=[$cor_valid.AZ52]/SUM([$cor_valid.$A52:$cor_valid.$AMJ52])" office:value-type="float" office:value="0.505951503603976" calcext:value-type="float">
            <text:p>0,51</text:p>
          </table:table-cell>
          <table:table-cell table:style-name="ce2" table:formula="of:=[$cor_valid.BA52]/SUM([$cor_valid.$A52:$cor_valid.$AMJ52])" office:value-type="float" office:value="0" calcext:value-type="float">
            <text:p>0,00</text:p>
          </table:table-cell>
          <table:table-cell table:style-name="ce2" table:formula="of:=[$cor_valid.BB52]/SUM([$cor_valid.$A52:$cor_valid.$AMJ52])" office:value-type="float" office:value="0.00257401182751245" calcext:value-type="float">
            <text:p>0,00</text:p>
          </table:table-cell>
          <table:table-cell table:style-name="ce2" table:formula="of:=[$cor_valid.BC52]/SUM([$cor_valid.$A52:$cor_valid.$AMJ52])" office:value-type="float" office:value="0" calcext:value-type="float">
            <text:p>0,00</text:p>
          </table:table-cell>
          <table:table-cell table:style-name="ce2" table:formula="of:=[$cor_valid.BD52]/SUM([$cor_valid.$A52:$cor_valid.$AMJ52])" office:value-type="float" office:value="0.00634335735984038" calcext:value-type="float">
            <text:p>0,01</text:p>
          </table:table-cell>
          <table:table-cell table:style-name="ce2" table:formula="of:=[$cor_valid.BE52]/SUM([$cor_valid.$A52:$cor_valid.$AMJ52])" office:value-type="float" office:value="0.0422411158844571" calcext:value-type="float">
            <text:p>0,04</text:p>
          </table:table-cell>
          <table:table-cell table:style-name="ce2" table:formula="of:=[$cor_valid.BF52]/SUM([$cor_valid.$A52:$cor_valid.$AMJ52])" office:value-type="float" office:value="0" calcext:value-type="float">
            <text:p>0,00</text:p>
          </table:table-cell>
          <table:table-cell table:style-name="ce2" table:formula="of:=[$cor_valid.BG52]/SUM([$cor_valid.$A52:$cor_valid.$AMJ52])" office:value-type="float" office:value="0.000170761957830784" calcext:value-type="float">
            <text:p>0,00</text:p>
          </table:table-cell>
          <table:table-cell table:style-name="ce2" table:formula="of:=[$cor_valid.BH52]/SUM([$cor_valid.$A52:$cor_valid.$AMJ52])" office:value-type="float" office:value="0" calcext:value-type="float">
            <text:p>0,00</text:p>
          </table:table-cell>
          <table:table-cell table:style-name="ce2" table:formula="of:=[$cor_valid.BI52]/SUM([$cor_valid.$A52:$cor_valid.$AMJ52])" office:value-type="float" office:value="0" calcext:value-type="float">
            <text:p>0,00</text:p>
          </table:table-cell>
          <table:table-cell table:style-name="ce2" table:formula="of:=[$cor_valid.BJ52]/SUM([$cor_valid.$A52:$cor_valid.$AMJ52])" office:value-type="float" office:value="0" calcext:value-type="float">
            <text:p>0,00</text:p>
          </table:table-cell>
          <table:table-cell table:style-name="ce2" table:formula="of:=[$cor_valid.BK52]/SUM([$cor_valid.$A52:$cor_valid.$AMJ52])" office:value-type="float" office:value="0.0000539248287886686" calcext:value-type="float">
            <text:p>0,00</text:p>
          </table:table-cell>
          <table:table-cell table:style-name="ce2" table:formula="of:=[$cor_valid.BL52]/SUM([$cor_valid.$A52:$cor_valid.$AMJ52])" office:value-type="float" office:value="0" calcext:value-type="float">
            <text:p>0,00</text:p>
          </table:table-cell>
          <table:table-cell table:style-name="ce2" table:formula="of:=[$cor_valid.BM52]/SUM([$cor_valid.$A52:$cor_valid.$AMJ52])" office:value-type="float" office:value="0.00161954235795301" calcext:value-type="float">
            <text:p>0,00</text:p>
          </table:table-cell>
          <table:table-cell table:style-name="ce2" table:formula="of:=[$cor_valid.BN52]/SUM([$cor_valid.$A52:$cor_valid.$AMJ52])" office:value-type="float" office:value="0" calcext:value-type="float">
            <text:p>0,00</text:p>
          </table:table-cell>
          <table:table-cell table:style-name="ce2" table:formula="of:=[$cor_valid.BO52]/SUM([$cor_valid.$A52:$cor_valid.$AMJ52])" office:value-type="float" office:value="0.013567486923229" calcext:value-type="float">
            <text:p>0,01</text:p>
          </table:table-cell>
          <table:table-cell/>
          <table:table-cell table:formula="of:=[.BR52]/SUM([.BR$1:.BR$1048576])" office:value-type="float" office:value="0.00503037479967859" calcext:value-type="float">
            <text:p>0,005</text:p>
          </table:table-cell>
          <table:table-cell table:formula="of:=SUM([$cor_valid.$A52:$cor_valid.$AMJ52])" office:value-type="float" office:value="556330" calcext:value-type="float">
            <text:p>556330</text:p>
          </table:table-cell>
          <table:table-cell table:number-columns-repeated="95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$cor_valid.B53]/SUM([$cor_valid.$A53:$cor_valid.$AMJ53])" office:value-type="float" office:value="0" calcext:value-type="float">
            <text:p>0,00</text:p>
          </table:table-cell>
          <table:table-cell table:style-name="ce2" table:formula="of:=[$cor_valid.C53]/SUM([$cor_valid.$A53:$cor_valid.$AMJ53])" office:value-type="float" office:value="0" calcext:value-type="float">
            <text:p>0,00</text:p>
          </table:table-cell>
          <table:table-cell table:style-name="ce2" table:formula="of:=[$cor_valid.D53]/SUM([$cor_valid.$A53:$cor_valid.$AMJ53])" office:value-type="float" office:value="0.0131365243145123" calcext:value-type="float">
            <text:p>0,01</text:p>
          </table:table-cell>
          <table:table-cell table:style-name="ce2" table:formula="of:=[$cor_valid.E53]/SUM([$cor_valid.$A53:$cor_valid.$AMJ53])" office:value-type="float" office:value="0.170249355116079" calcext:value-type="float">
            <text:p>0,17</text:p>
          </table:table-cell>
          <table:table-cell table:style-name="ce2" table:formula="of:=[$cor_valid.F53]/SUM([$cor_valid.$A53:$cor_valid.$AMJ53])" office:value-type="float" office:value="0.00039807649437916" calcext:value-type="float">
            <text:p>0,00</text:p>
          </table:table-cell>
          <table:table-cell table:style-name="ce2" table:formula="of:=[$cor_valid.G53]/SUM([$cor_valid.$A53:$cor_valid.$AMJ53])" office:value-type="float" office:value="0.000222922836852329" calcext:value-type="float">
            <text:p>0,00</text:p>
          </table:table-cell>
          <table:table-cell table:style-name="ce2" table:formula="of:=[$cor_valid.H53]/SUM([$cor_valid.$A53:$cor_valid.$AMJ53])" office:value-type="float" office:value="0.0000477691793254992" calcext:value-type="float">
            <text:p>0,00</text:p>
          </table:table-cell>
          <table:table-cell table:style-name="ce2" table:formula="of:=[$cor_valid.I53]/SUM([$cor_valid.$A53:$cor_valid.$AMJ53])" office:value-type="float" office:value="0" calcext:value-type="float">
            <text:p>0,00</text:p>
          </table:table-cell>
          <table:table-cell table:style-name="ce2" table:formula="of:=[$cor_valid.J53]/SUM([$cor_valid.$A53:$cor_valid.$AMJ53])" office:value-type="float" office:value="0" calcext:value-type="float">
            <text:p>0,00</text:p>
          </table:table-cell>
          <table:table-cell table:style-name="ce2" table:formula="of:=[$cor_valid.K53]/SUM([$cor_valid.$A53:$cor_valid.$AMJ53])" office:value-type="float" office:value="0" calcext:value-type="float">
            <text:p>0,00</text:p>
          </table:table-cell>
          <table:table-cell table:style-name="ce2" table:formula="of:=[$cor_valid.L53]/SUM([$cor_valid.$A53:$cor_valid.$AMJ53])" office:value-type="float" office:value="0" calcext:value-type="float">
            <text:p>0,00</text:p>
          </table:table-cell>
          <table:table-cell table:style-name="ce2" table:formula="of:=[$cor_valid.M53]/SUM([$cor_valid.$A53:$cor_valid.$AMJ53])" office:value-type="float" office:value="0" calcext:value-type="float">
            <text:p>0,00</text:p>
          </table:table-cell>
          <table:table-cell table:style-name="ce2" table:formula="of:=[$cor_valid.N53]/SUM([$cor_valid.$A53:$cor_valid.$AMJ53])" office:value-type="float" office:value="0" calcext:value-type="float">
            <text:p>0,00</text:p>
          </table:table-cell>
          <table:table-cell table:style-name="ce2" table:formula="of:=[$cor_valid.O53]/SUM([$cor_valid.$A53:$cor_valid.$AMJ53])" office:value-type="float" office:value="0.0139167542434954" calcext:value-type="float">
            <text:p>0,01</text:p>
          </table:table-cell>
          <table:table-cell table:style-name="ce2" table:formula="of:=[$cor_valid.P53]/SUM([$cor_valid.$A53:$cor_valid.$AMJ53])" office:value-type="float" office:value="0" calcext:value-type="float">
            <text:p>0,00</text:p>
          </table:table-cell>
          <table:table-cell table:style-name="ce2" table:formula="of:=[$cor_valid.Q53]/SUM([$cor_valid.$A53:$cor_valid.$AMJ53])" office:value-type="float" office:value="0.00751568421387854" calcext:value-type="float">
            <text:p>0,01</text:p>
          </table:table-cell>
          <table:table-cell table:style-name="ce2" table:formula="of:=[$cor_valid.R53]/SUM([$cor_valid.$A53:$cor_valid.$AMJ53])" office:value-type="float" office:value="0" calcext:value-type="float">
            <text:p>0,00</text:p>
          </table:table-cell>
          <table:table-cell table:style-name="ce2" table:formula="of:=[$cor_valid.S53]/SUM([$cor_valid.$A53:$cor_valid.$AMJ53])" office:value-type="float" office:value="0.130760166873666" calcext:value-type="float">
            <text:p>0,13</text:p>
          </table:table-cell>
          <table:table-cell table:style-name="ce2" table:formula="of:=[$cor_valid.T53]/SUM([$cor_valid.$A53:$cor_valid.$AMJ53])" office:value-type="float" office:value="0" calcext:value-type="float">
            <text:p>0,00</text:p>
          </table:table-cell>
          <table:table-cell table:style-name="ce2" table:formula="of:=[$cor_valid.U53]/SUM([$cor_valid.$A53:$cor_valid.$AMJ53])" office:value-type="float" office:value="0.139326773032706" calcext:value-type="float">
            <text:p>0,14</text:p>
          </table:table-cell>
          <table:table-cell table:style-name="ce2" table:formula="of:=[$cor_valid.V53]/SUM([$cor_valid.$A53:$cor_valid.$AMJ53])" office:value-type="float" office:value="0" calcext:value-type="float">
            <text:p>0,00</text:p>
          </table:table-cell>
          <table:table-cell table:style-name="ce2" table:formula="of:=[$cor_valid.W53]/SUM([$cor_valid.$A53:$cor_valid.$AMJ53])" office:value-type="float" office:value="0" calcext:value-type="float">
            <text:p>0,00</text:p>
          </table:table-cell>
          <table:table-cell table:style-name="ce2" table:formula="of:=[$cor_valid.X53]/SUM([$cor_valid.$A53:$cor_valid.$AMJ53])" office:value-type="float" office:value="0" calcext:value-type="float">
            <text:p>0,00</text:p>
          </table:table-cell>
          <table:table-cell table:style-name="ce2" table:formula="of:=[$cor_valid.Y53]/SUM([$cor_valid.$A53:$cor_valid.$AMJ53])" office:value-type="float" office:value="0.000413999554154326" calcext:value-type="float">
            <text:p>0,00</text:p>
          </table:table-cell>
          <table:table-cell table:style-name="ce2" table:formula="of:=[$cor_valid.Z53]/SUM([$cor_valid.$A53:$cor_valid.$AMJ53])" office:value-type="float" office:value="0.000605076271456323" calcext:value-type="float">
            <text:p>0,00</text:p>
          </table:table-cell>
          <table:table-cell table:style-name="ce2" table:formula="of:=[$cor_valid.AA53]/SUM([$cor_valid.$A53:$cor_valid.$AMJ53])" office:value-type="float" office:value="0" calcext:value-type="float">
            <text:p>0,00</text:p>
          </table:table-cell>
          <table:table-cell table:style-name="ce2" table:formula="of:=[$cor_valid.AB53]/SUM([$cor_valid.$A53:$cor_valid.$AMJ53])" office:value-type="float" office:value="0" calcext:value-type="float">
            <text:p>0,00</text:p>
          </table:table-cell>
          <table:table-cell table:style-name="ce2" table:formula="of:=[$cor_valid.AC53]/SUM([$cor_valid.$A53:$cor_valid.$AMJ53])" office:value-type="float" office:value="0" calcext:value-type="float">
            <text:p>0,00</text:p>
          </table:table-cell>
          <table:table-cell table:style-name="ce2" table:formula="of:=[$cor_valid.AD53]/SUM([$cor_valid.$A53:$cor_valid.$AMJ53])" office:value-type="float" office:value="0.000493614853030158" calcext:value-type="float">
            <text:p>0,00</text:p>
          </table:table-cell>
          <table:table-cell table:style-name="ce2" table:formula="of:=[$cor_valid.AE53]/SUM([$cor_valid.$A53:$cor_valid.$AMJ53])" office:value-type="float" office:value="0.000350307315053661" calcext:value-type="float">
            <text:p>0,00</text:p>
          </table:table-cell>
          <table:table-cell table:style-name="ce2" table:formula="of:=[$cor_valid.AF53]/SUM([$cor_valid.$A53:$cor_valid.$AMJ53])" office:value-type="float" office:value="0.0586923983312633" calcext:value-type="float">
            <text:p>0,06</text:p>
          </table:table-cell>
          <table:table-cell table:style-name="ce2" table:formula="of:=[$cor_valid.AG53]/SUM([$cor_valid.$A53:$cor_valid.$AMJ53])" office:value-type="float" office:value="0" calcext:value-type="float">
            <text:p>0,00</text:p>
          </table:table-cell>
          <table:table-cell table:style-name="ce2" table:formula="of:=[$cor_valid.AH53]/SUM([$cor_valid.$A53:$cor_valid.$AMJ53])" office:value-type="float" office:value="0" calcext:value-type="float">
            <text:p>0,00</text:p>
          </table:table-cell>
          <table:table-cell table:style-name="ce2" table:formula="of:=[$cor_valid.AI53]/SUM([$cor_valid.$A53:$cor_valid.$AMJ53])" office:value-type="float" office:value="0" calcext:value-type="float">
            <text:p>0,00</text:p>
          </table:table-cell>
          <table:table-cell table:style-name="ce2" table:formula="of:=[$cor_valid.AJ53]/SUM([$cor_valid.$A53:$cor_valid.$AMJ53])" office:value-type="float" office:value="0" calcext:value-type="float">
            <text:p>0,00</text:p>
          </table:table-cell>
          <table:table-cell table:style-name="ce2" table:formula="of:=[$cor_valid.AK53]/SUM([$cor_valid.$A53:$cor_valid.$AMJ53])" office:value-type="float" office:value="0.00157638291774147" calcext:value-type="float">
            <text:p>0,00</text:p>
          </table:table-cell>
          <table:table-cell table:style-name="ce2" table:formula="of:=[$cor_valid.AL53]/SUM([$cor_valid.$A53:$cor_valid.$AMJ53])" office:value-type="float" office:value="0" calcext:value-type="float">
            <text:p>0,00</text:p>
          </table:table-cell>
          <table:table-cell table:style-name="ce2" table:formula="of:=[$cor_valid.AM53]/SUM([$cor_valid.$A53:$cor_valid.$AMJ53])" office:value-type="float" office:value="0" calcext:value-type="float">
            <text:p>0,00</text:p>
          </table:table-cell>
          <table:table-cell table:style-name="ce2" table:formula="of:=[$cor_valid.AN53]/SUM([$cor_valid.$A53:$cor_valid.$AMJ53])" office:value-type="float" office:value="0" calcext:value-type="float">
            <text:p>0,00</text:p>
          </table:table-cell>
          <table:table-cell table:style-name="ce2" table:formula="of:=[$cor_valid.AO53]/SUM([$cor_valid.$A53:$cor_valid.$AMJ53])" office:value-type="float" office:value="0" calcext:value-type="float">
            <text:p>0,00</text:p>
          </table:table-cell>
          <table:table-cell table:style-name="ce2" table:formula="of:=[$cor_valid.AP53]/SUM([$cor_valid.$A53:$cor_valid.$AMJ53])" office:value-type="float" office:value="0" calcext:value-type="float">
            <text:p>0,00</text:p>
          </table:table-cell>
          <table:table-cell table:style-name="ce2" table:formula="of:=[$cor_valid.AQ53]/SUM([$cor_valid.$A53:$cor_valid.$AMJ53])" office:value-type="float" office:value="0" calcext:value-type="float">
            <text:p>0,00</text:p>
          </table:table-cell>
          <table:table-cell table:style-name="ce2" table:formula="of:=[$cor_valid.AR53]/SUM([$cor_valid.$A53:$cor_valid.$AMJ53])" office:value-type="float" office:value="0" calcext:value-type="float">
            <text:p>0,00</text:p>
          </table:table-cell>
          <table:table-cell table:style-name="ce2" table:formula="of:=[$cor_valid.AS53]/SUM([$cor_valid.$A53:$cor_valid.$AMJ53])" office:value-type="float" office:value="0" calcext:value-type="float">
            <text:p>0,00</text:p>
          </table:table-cell>
          <table:table-cell table:style-name="ce2" table:formula="of:=[$cor_valid.AT53]/SUM([$cor_valid.$A53:$cor_valid.$AMJ53])" office:value-type="float" office:value="0" calcext:value-type="float">
            <text:p>0,00</text:p>
          </table:table-cell>
          <table:table-cell table:style-name="ce2" table:formula="of:=[$cor_valid.AU53]/SUM([$cor_valid.$A53:$cor_valid.$AMJ53])" office:value-type="float" office:value="0.0340435017993058" calcext:value-type="float">
            <text:p>0,03</text:p>
          </table:table-cell>
          <table:table-cell table:style-name="ce2" table:formula="of:=[$cor_valid.AV53]/SUM([$cor_valid.$A53:$cor_valid.$AMJ53])" office:value-type="float" office:value="0" calcext:value-type="float">
            <text:p>0,00</text:p>
          </table:table-cell>
          <table:table-cell table:style-name="ce2" table:formula="of:=[$cor_valid.AW53]/SUM([$cor_valid.$A53:$cor_valid.$AMJ53])" office:value-type="float" office:value="0" calcext:value-type="float">
            <text:p>0,00</text:p>
          </table:table-cell>
          <table:table-cell table:style-name="ce2" table:formula="of:=[$cor_valid.AX53]/SUM([$cor_valid.$A53:$cor_valid.$AMJ53])" office:value-type="float" office:value="0.000111461418426165" calcext:value-type="float">
            <text:p>0,00</text:p>
          </table:table-cell>
          <table:table-cell table:style-name="ce2" table:formula="of:=[$cor_valid.AY53]/SUM([$cor_valid.$A53:$cor_valid.$AMJ53])" office:value-type="float" office:value="0" calcext:value-type="float">
            <text:p>0,00</text:p>
          </table:table-cell>
          <table:table-cell table:style-name="ce2" table:formula="of:=[$cor_valid.AZ53]/SUM([$cor_valid.$A53:$cor_valid.$AMJ53])" office:value-type="float" office:value="0.0039807649437916" calcext:value-type="float">
            <text:p>0,00</text:p>
          </table:table-cell>
          <table:table-cell table:style-name="ce2" table:formula="of:=[$cor_valid.BA53]/SUM([$cor_valid.$A53:$cor_valid.$AMJ53])" office:value-type="float" office:value="0" calcext:value-type="float">
            <text:p>0,00</text:p>
          </table:table-cell>
          <table:table-cell table:style-name="ce2" table:formula="of:=[$cor_valid.BB53]/SUM([$cor_valid.$A53:$cor_valid.$AMJ53])" office:value-type="float" office:value="0.0335180408267253" calcext:value-type="float">
            <text:p>0,03</text:p>
          </table:table-cell>
          <table:table-cell table:style-name="ce2" table:formula="of:=[$cor_valid.BC53]/SUM([$cor_valid.$A53:$cor_valid.$AMJ53])" office:value-type="float" office:value="0" calcext:value-type="float">
            <text:p>0,00</text:p>
          </table:table-cell>
          <table:table-cell table:style-name="ce2" table:formula="of:=[$cor_valid.BD53]/SUM([$cor_valid.$A53:$cor_valid.$AMJ53])" office:value-type="float" office:value="0.0109391420655393" calcext:value-type="float">
            <text:p>0,01</text:p>
          </table:table-cell>
          <table:table-cell table:style-name="ce2" table:formula="of:=[$cor_valid.BE53]/SUM([$cor_valid.$A53:$cor_valid.$AMJ53])" office:value-type="float" office:value="0.267666634820547" calcext:value-type="float">
            <text:p>0,27</text:p>
          </table:table-cell>
          <table:table-cell table:style-name="ce2" table:formula="of:=[$cor_valid.BF53]/SUM([$cor_valid.$A53:$cor_valid.$AMJ53])" office:value-type="float" office:value="0" calcext:value-type="float">
            <text:p>0,00</text:p>
          </table:table-cell>
          <table:table-cell table:style-name="ce2" table:formula="of:=[$cor_valid.BG53]/SUM([$cor_valid.$A53:$cor_valid.$AMJ53])" office:value-type="float" office:value="0.00257953568357696" calcext:value-type="float">
            <text:p>0,00</text:p>
          </table:table-cell>
          <table:table-cell table:style-name="ce2" table:formula="of:=[$cor_valid.BH53]/SUM([$cor_valid.$A53:$cor_valid.$AMJ53])" office:value-type="float" office:value="0" calcext:value-type="float">
            <text:p>0,00</text:p>
          </table:table-cell>
          <table:table-cell table:style-name="ce2" table:formula="of:=[$cor_valid.BI53]/SUM([$cor_valid.$A53:$cor_valid.$AMJ53])" office:value-type="float" office:value="0" calcext:value-type="float">
            <text:p>0,00</text:p>
          </table:table-cell>
          <table:table-cell table:style-name="ce2" table:formula="of:=[$cor_valid.BJ53]/SUM([$cor_valid.$A53:$cor_valid.$AMJ53])" office:value-type="float" office:value="0" calcext:value-type="float">
            <text:p>0,00</text:p>
          </table:table-cell>
          <table:table-cell table:style-name="ce2" table:formula="of:=[$cor_valid.BK53]/SUM([$cor_valid.$A53:$cor_valid.$AMJ53])" office:value-type="float" office:value="0.000652845450781822" calcext:value-type="float">
            <text:p>0,00</text:p>
          </table:table-cell>
          <table:table-cell table:style-name="ce2" table:formula="of:=[$cor_valid.BL53]/SUM([$cor_valid.$A53:$cor_valid.$AMJ53])" office:value-type="float" office:value="0" calcext:value-type="float">
            <text:p>0,00</text:p>
          </table:table-cell>
          <table:table-cell table:style-name="ce2" table:formula="of:=[$cor_valid.BM53]/SUM([$cor_valid.$A53:$cor_valid.$AMJ53])" office:value-type="float" office:value="0" calcext:value-type="float">
            <text:p>0,00</text:p>
          </table:table-cell>
          <table:table-cell table:style-name="ce2" table:formula="of:=[$cor_valid.BN53]/SUM([$cor_valid.$A53:$cor_valid.$AMJ53])" office:value-type="float" office:value="0.000382153434603993" calcext:value-type="float">
            <text:p>0,00</text:p>
          </table:table-cell>
          <table:table-cell table:style-name="ce2" table:formula="of:=[$cor_valid.BO53]/SUM([$cor_valid.$A53:$cor_valid.$AMJ53])" office:value-type="float" office:value="0.107608037960575" calcext:value-type="float">
            <text:p>0,11</text:p>
          </table:table-cell>
          <table:table-cell/>
          <table:table-cell table:formula="of:=[.BR53]/SUM([.BR$1:.BR$1048576])" office:value-type="float" office:value="0.00056786007975377" calcext:value-type="float">
            <text:p>0,001</text:p>
          </table:table-cell>
          <table:table-cell table:formula="of:=SUM([$cor_valid.$A53:$cor_valid.$AMJ53])" office:value-type="float" office:value="62802" calcext:value-type="float">
            <text:p>62802</text:p>
          </table:table-cell>
          <table:table-cell table:number-columns-repeated="95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$cor_valid.B54]/SUM([$cor_valid.$A54:$cor_valid.$AMJ54])" office:value-type="float" office:value="0" calcext:value-type="float">
            <text:p>0,00</text:p>
          </table:table-cell>
          <table:table-cell table:style-name="ce2" table:formula="of:=[$cor_valid.C54]/SUM([$cor_valid.$A54:$cor_valid.$AMJ54])" office:value-type="float" office:value="0" calcext:value-type="float">
            <text:p>0,00</text:p>
          </table:table-cell>
          <table:table-cell table:style-name="ce2" table:formula="of:=[$cor_valid.D54]/SUM([$cor_valid.$A54:$cor_valid.$AMJ54])" office:value-type="float" office:value="0.00216688335500217" calcext:value-type="float">
            <text:p>0,00</text:p>
          </table:table-cell>
          <table:table-cell table:style-name="ce2" table:formula="of:=[$cor_valid.E54]/SUM([$cor_valid.$A54:$cor_valid.$AMJ54])" office:value-type="float" office:value="0.0862419575290862" calcext:value-type="float">
            <text:p>0,09</text:p>
          </table:table-cell>
          <table:table-cell table:style-name="ce2" table:formula="of:=[$cor_valid.F54]/SUM([$cor_valid.$A54:$cor_valid.$AMJ54])" office:value-type="float" office:value="0.000216688335500217" calcext:value-type="float">
            <text:p>0,00</text:p>
          </table:table-cell>
          <table:table-cell table:style-name="ce2" table:formula="of:=[$cor_valid.G54]/SUM([$cor_valid.$A54:$cor_valid.$AMJ54])" office:value-type="float" office:value="0.0000333366670000333" calcext:value-type="float">
            <text:p>0,00</text:p>
          </table:table-cell>
          <table:table-cell table:style-name="ce2" table:formula="of:=[$cor_valid.H54]/SUM([$cor_valid.$A54:$cor_valid.$AMJ54])" office:value-type="float" office:value="0" calcext:value-type="float">
            <text:p>0,00</text:p>
          </table:table-cell>
          <table:table-cell table:style-name="ce2" table:formula="of:=[$cor_valid.I54]/SUM([$cor_valid.$A54:$cor_valid.$AMJ54])" office:value-type="float" office:value="0" calcext:value-type="float">
            <text:p>0,00</text:p>
          </table:table-cell>
          <table:table-cell table:style-name="ce2" table:formula="of:=[$cor_valid.J54]/SUM([$cor_valid.$A54:$cor_valid.$AMJ54])" office:value-type="float" office:value="0" calcext:value-type="float">
            <text:p>0,00</text:p>
          </table:table-cell>
          <table:table-cell table:style-name="ce2" table:formula="of:=[$cor_valid.K54]/SUM([$cor_valid.$A54:$cor_valid.$AMJ54])" office:value-type="float" office:value="0" calcext:value-type="float">
            <text:p>0,00</text:p>
          </table:table-cell>
          <table:table-cell table:style-name="ce2" table:formula="of:=[$cor_valid.L54]/SUM([$cor_valid.$A54:$cor_valid.$AMJ54])" office:value-type="float" office:value="0" calcext:value-type="float">
            <text:p>0,00</text:p>
          </table:table-cell>
          <table:table-cell table:style-name="ce2" table:formula="of:=[$cor_valid.M54]/SUM([$cor_valid.$A54:$cor_valid.$AMJ54])" office:value-type="float" office:value="0" calcext:value-type="float">
            <text:p>0,00</text:p>
          </table:table-cell>
          <table:table-cell table:style-name="ce2" table:formula="of:=[$cor_valid.N54]/SUM([$cor_valid.$A54:$cor_valid.$AMJ54])" office:value-type="float" office:value="0" calcext:value-type="float">
            <text:p>0,00</text:p>
          </table:table-cell>
          <table:table-cell table:style-name="ce2" table:formula="of:=[$cor_valid.O54]/SUM([$cor_valid.$A54:$cor_valid.$AMJ54])" office:value-type="float" office:value="0.0169016901690169" calcext:value-type="float">
            <text:p>0,02</text:p>
          </table:table-cell>
          <table:table-cell table:style-name="ce2" table:formula="of:=[$cor_valid.P54]/SUM([$cor_valid.$A54:$cor_valid.$AMJ54])" office:value-type="float" office:value="0" calcext:value-type="float">
            <text:p>0,00</text:p>
          </table:table-cell>
          <table:table-cell table:style-name="ce2" table:formula="of:=[$cor_valid.Q54]/SUM([$cor_valid.$A54:$cor_valid.$AMJ54])" office:value-type="float" office:value="0.00516718338500517" calcext:value-type="float">
            <text:p>0,01</text:p>
          </table:table-cell>
          <table:table-cell table:style-name="ce2" table:formula="of:=[$cor_valid.R54]/SUM([$cor_valid.$A54:$cor_valid.$AMJ54])" office:value-type="float" office:value="0.00136680334700137" calcext:value-type="float">
            <text:p>0,00</text:p>
          </table:table-cell>
          <table:table-cell table:style-name="ce2" table:formula="of:=[$cor_valid.S54]/SUM([$cor_valid.$A54:$cor_valid.$AMJ54])" office:value-type="float" office:value="0.0546554655465547" calcext:value-type="float">
            <text:p>0,05</text:p>
          </table:table-cell>
          <table:table-cell table:style-name="ce2" table:formula="of:=[$cor_valid.T54]/SUM([$cor_valid.$A54:$cor_valid.$AMJ54])" office:value-type="float" office:value="0" calcext:value-type="float">
            <text:p>0,00</text:p>
          </table:table-cell>
          <table:table-cell table:style-name="ce2" table:formula="of:=[$cor_valid.U54]/SUM([$cor_valid.$A54:$cor_valid.$AMJ54])" office:value-type="float" office:value="0.152281894856152" calcext:value-type="float">
            <text:p>0,15</text:p>
          </table:table-cell>
          <table:table-cell table:style-name="ce2" table:formula="of:=[$cor_valid.V54]/SUM([$cor_valid.$A54:$cor_valid.$AMJ54])" office:value-type="float" office:value="0" calcext:value-type="float">
            <text:p>0,00</text:p>
          </table:table-cell>
          <table:table-cell table:style-name="ce2" table:formula="of:=[$cor_valid.W54]/SUM([$cor_valid.$A54:$cor_valid.$AMJ54])" office:value-type="float" office:value="0.0000666733340000667" calcext:value-type="float">
            <text:p>0,00</text:p>
          </table:table-cell>
          <table:table-cell table:style-name="ce2" table:formula="of:=[$cor_valid.X54]/SUM([$cor_valid.$A54:$cor_valid.$AMJ54])" office:value-type="float" office:value="0" calcext:value-type="float">
            <text:p>0,00</text:p>
          </table:table-cell>
          <table:table-cell table:style-name="ce2" table:formula="of:=[$cor_valid.Y54]/SUM([$cor_valid.$A54:$cor_valid.$AMJ54])" office:value-type="float" office:value="0.00105010501050105" calcext:value-type="float">
            <text:p>0,00</text:p>
          </table:table-cell>
          <table:table-cell table:style-name="ce2" table:formula="of:=[$cor_valid.Z54]/SUM([$cor_valid.$A54:$cor_valid.$AMJ54])" office:value-type="float" office:value="0.000216688335500217" calcext:value-type="float">
            <text:p>0,00</text:p>
          </table:table-cell>
          <table:table-cell table:style-name="ce2" table:formula="of:=[$cor_valid.AA54]/SUM([$cor_valid.$A54:$cor_valid.$AMJ54])" office:value-type="float" office:value="0" calcext:value-type="float">
            <text:p>0,00</text:p>
          </table:table-cell>
          <table:table-cell table:style-name="ce2" table:formula="of:=[$cor_valid.AB54]/SUM([$cor_valid.$A54:$cor_valid.$AMJ54])" office:value-type="float" office:value="0" calcext:value-type="float">
            <text:p>0,00</text:p>
          </table:table-cell>
          <table:table-cell table:style-name="ce2" table:formula="of:=[$cor_valid.AC54]/SUM([$cor_valid.$A54:$cor_valid.$AMJ54])" office:value-type="float" office:value="0" calcext:value-type="float">
            <text:p>0,00</text:p>
          </table:table-cell>
          <table:table-cell table:style-name="ce2" table:formula="of:=[$cor_valid.AD54]/SUM([$cor_valid.$A54:$cor_valid.$AMJ54])" office:value-type="float" office:value="0" calcext:value-type="float">
            <text:p>0,00</text:p>
          </table:table-cell>
          <table:table-cell table:style-name="ce2" table:formula="of:=[$cor_valid.AE54]/SUM([$cor_valid.$A54:$cor_valid.$AMJ54])" office:value-type="float" office:value="0.0000166683335000167" calcext:value-type="float">
            <text:p>0,00</text:p>
          </table:table-cell>
          <table:table-cell table:style-name="ce2" table:formula="of:=[$cor_valid.AF54]/SUM([$cor_valid.$A54:$cor_valid.$AMJ54])" office:value-type="float" office:value="0.0271693836050272" calcext:value-type="float">
            <text:p>0,03</text:p>
          </table:table-cell>
          <table:table-cell table:style-name="ce2" table:formula="of:=[$cor_valid.AG54]/SUM([$cor_valid.$A54:$cor_valid.$AMJ54])" office:value-type="float" office:value="0" calcext:value-type="float">
            <text:p>0,00</text:p>
          </table:table-cell>
          <table:table-cell table:style-name="ce2" table:formula="of:=[$cor_valid.AH54]/SUM([$cor_valid.$A54:$cor_valid.$AMJ54])" office:value-type="float" office:value="0" calcext:value-type="float">
            <text:p>0,00</text:p>
          </table:table-cell>
          <table:table-cell table:style-name="ce2" table:formula="of:=[$cor_valid.AI54]/SUM([$cor_valid.$A54:$cor_valid.$AMJ54])" office:value-type="float" office:value="0" calcext:value-type="float">
            <text:p>0,00</text:p>
          </table:table-cell>
          <table:table-cell table:style-name="ce2" table:formula="of:=[$cor_valid.AJ54]/SUM([$cor_valid.$A54:$cor_valid.$AMJ54])" office:value-type="float" office:value="0" calcext:value-type="float">
            <text:p>0,00</text:p>
          </table:table-cell>
          <table:table-cell table:style-name="ce2" table:formula="of:=[$cor_valid.AK54]/SUM([$cor_valid.$A54:$cor_valid.$AMJ54])" office:value-type="float" office:value="0.000433376671000433" calcext:value-type="float">
            <text:p>0,00</text:p>
          </table:table-cell>
          <table:table-cell table:style-name="ce2" table:formula="of:=[$cor_valid.AL54]/SUM([$cor_valid.$A54:$cor_valid.$AMJ54])" office:value-type="float" office:value="0" calcext:value-type="float">
            <text:p>0,00</text:p>
          </table:table-cell>
          <table:table-cell table:style-name="ce2" table:formula="of:=[$cor_valid.AM54]/SUM([$cor_valid.$A54:$cor_valid.$AMJ54])" office:value-type="float" office:value="0" calcext:value-type="float">
            <text:p>0,00</text:p>
          </table:table-cell>
          <table:table-cell table:style-name="ce2" table:formula="of:=[$cor_valid.AN54]/SUM([$cor_valid.$A54:$cor_valid.$AMJ54])" office:value-type="float" office:value="0" calcext:value-type="float">
            <text:p>0,00</text:p>
          </table:table-cell>
          <table:table-cell table:style-name="ce2" table:formula="of:=[$cor_valid.AO54]/SUM([$cor_valid.$A54:$cor_valid.$AMJ54])" office:value-type="float" office:value="0" calcext:value-type="float">
            <text:p>0,00</text:p>
          </table:table-cell>
          <table:table-cell table:style-name="ce2" table:formula="of:=[$cor_valid.AP54]/SUM([$cor_valid.$A54:$cor_valid.$AMJ54])" office:value-type="float" office:value="0" calcext:value-type="float">
            <text:p>0,00</text:p>
          </table:table-cell>
          <table:table-cell table:style-name="ce2" table:formula="of:=[$cor_valid.AQ54]/SUM([$cor_valid.$A54:$cor_valid.$AMJ54])" office:value-type="float" office:value="0" calcext:value-type="float">
            <text:p>0,00</text:p>
          </table:table-cell>
          <table:table-cell table:style-name="ce2" table:formula="of:=[$cor_valid.AR54]/SUM([$cor_valid.$A54:$cor_valid.$AMJ54])" office:value-type="float" office:value="0" calcext:value-type="float">
            <text:p>0,00</text:p>
          </table:table-cell>
          <table:table-cell table:style-name="ce2" table:formula="of:=[$cor_valid.AS54]/SUM([$cor_valid.$A54:$cor_valid.$AMJ54])" office:value-type="float" office:value="0" calcext:value-type="float">
            <text:p>0,00</text:p>
          </table:table-cell>
          <table:table-cell table:style-name="ce2" table:formula="of:=[$cor_valid.AT54]/SUM([$cor_valid.$A54:$cor_valid.$AMJ54])" office:value-type="float" office:value="0" calcext:value-type="float">
            <text:p>0,00</text:p>
          </table:table-cell>
          <table:table-cell table:style-name="ce2" table:formula="of:=[$cor_valid.AU54]/SUM([$cor_valid.$A54:$cor_valid.$AMJ54])" office:value-type="float" office:value="0.00435043504350435" calcext:value-type="float">
            <text:p>0,00</text:p>
          </table:table-cell>
          <table:table-cell table:style-name="ce2" table:formula="of:=[$cor_valid.AV54]/SUM([$cor_valid.$A54:$cor_valid.$AMJ54])" office:value-type="float" office:value="0" calcext:value-type="float">
            <text:p>0,00</text:p>
          </table:table-cell>
          <table:table-cell table:style-name="ce2" table:formula="of:=[$cor_valid.AW54]/SUM([$cor_valid.$A54:$cor_valid.$AMJ54])" office:value-type="float" office:value="0.0000166683335000167" calcext:value-type="float">
            <text:p>0,00</text:p>
          </table:table-cell>
          <table:table-cell table:style-name="ce2" table:formula="of:=[$cor_valid.AX54]/SUM([$cor_valid.$A54:$cor_valid.$AMJ54])" office:value-type="float" office:value="0.00165016501650165" calcext:value-type="float">
            <text:p>0,00</text:p>
          </table:table-cell>
          <table:table-cell table:style-name="ce2" table:formula="of:=[$cor_valid.AY54]/SUM([$cor_valid.$A54:$cor_valid.$AMJ54])" office:value-type="float" office:value="0" calcext:value-type="float">
            <text:p>0,00</text:p>
          </table:table-cell>
          <table:table-cell table:style-name="ce2" table:formula="of:=[$cor_valid.AZ54]/SUM([$cor_valid.$A54:$cor_valid.$AMJ54])" office:value-type="float" office:value="0.000883421675500883" calcext:value-type="float">
            <text:p>0,00</text:p>
          </table:table-cell>
          <table:table-cell table:style-name="ce2" table:formula="of:=[$cor_valid.BA54]/SUM([$cor_valid.$A54:$cor_valid.$AMJ54])" office:value-type="float" office:value="0" calcext:value-type="float">
            <text:p>0,00</text:p>
          </table:table-cell>
          <table:table-cell table:style-name="ce2" table:formula="of:=[$cor_valid.BB54]/SUM([$cor_valid.$A54:$cor_valid.$AMJ54])" office:value-type="float" office:value="0.3004467113378" calcext:value-type="float">
            <text:p>0,30</text:p>
          </table:table-cell>
          <table:table-cell table:style-name="ce2" table:formula="of:=[$cor_valid.BC54]/SUM([$cor_valid.$A54:$cor_valid.$AMJ54])" office:value-type="float" office:value="0" calcext:value-type="float">
            <text:p>0,00</text:p>
          </table:table-cell>
          <table:table-cell table:style-name="ce2" table:formula="of:=[$cor_valid.BD54]/SUM([$cor_valid.$A54:$cor_valid.$AMJ54])" office:value-type="float" office:value="0.0006000600060006" calcext:value-type="float">
            <text:p>0,00</text:p>
          </table:table-cell>
          <table:table-cell table:style-name="ce2" table:formula="of:=[$cor_valid.BE54]/SUM([$cor_valid.$A54:$cor_valid.$AMJ54])" office:value-type="float" office:value="0.222855618895223" calcext:value-type="float">
            <text:p>0,22</text:p>
          </table:table-cell>
          <table:table-cell table:style-name="ce2" table:formula="of:=[$cor_valid.BF54]/SUM([$cor_valid.$A54:$cor_valid.$AMJ54])" office:value-type="float" office:value="0" calcext:value-type="float">
            <text:p>0,00</text:p>
          </table:table-cell>
          <table:table-cell table:style-name="ce2" table:formula="of:=[$cor_valid.BG54]/SUM([$cor_valid.$A54:$cor_valid.$AMJ54])" office:value-type="float" office:value="0.0443711037770444" calcext:value-type="float">
            <text:p>0,04</text:p>
          </table:table-cell>
          <table:table-cell table:style-name="ce2" table:formula="of:=[$cor_valid.BH54]/SUM([$cor_valid.$A54:$cor_valid.$AMJ54])" office:value-type="float" office:value="0" calcext:value-type="float">
            <text:p>0,00</text:p>
          </table:table-cell>
          <table:table-cell table:style-name="ce2" table:formula="of:=[$cor_valid.BI54]/SUM([$cor_valid.$A54:$cor_valid.$AMJ54])" office:value-type="float" office:value="0" calcext:value-type="float">
            <text:p>0,00</text:p>
          </table:table-cell>
          <table:table-cell table:style-name="ce2" table:formula="of:=[$cor_valid.BJ54]/SUM([$cor_valid.$A54:$cor_valid.$AMJ54])" office:value-type="float" office:value="0" calcext:value-type="float">
            <text:p>0,00</text:p>
          </table:table-cell>
          <table:table-cell table:style-name="ce2" table:formula="of:=[$cor_valid.BK54]/SUM([$cor_valid.$A54:$cor_valid.$AMJ54])" office:value-type="float" office:value="0.00005000500050005" calcext:value-type="float">
            <text:p>0,00</text:p>
          </table:table-cell>
          <table:table-cell table:style-name="ce2" table:formula="of:=[$cor_valid.BL54]/SUM([$cor_valid.$A54:$cor_valid.$AMJ54])" office:value-type="float" office:value="0" calcext:value-type="float">
            <text:p>0,00</text:p>
          </table:table-cell>
          <table:table-cell table:style-name="ce2" table:formula="of:=[$cor_valid.BM54]/SUM([$cor_valid.$A54:$cor_valid.$AMJ54])" office:value-type="float" office:value="0" calcext:value-type="float">
            <text:p>0,00</text:p>
          </table:table-cell>
          <table:table-cell table:style-name="ce2" table:formula="of:=[$cor_valid.BN54]/SUM([$cor_valid.$A54:$cor_valid.$AMJ54])" office:value-type="float" office:value="0.000633396673000633" calcext:value-type="float">
            <text:p>0,00</text:p>
          </table:table-cell>
          <table:table-cell table:style-name="ce2" table:formula="of:=[$cor_valid.BO54]/SUM([$cor_valid.$A54:$cor_valid.$AMJ54])" office:value-type="float" office:value="0.0752908624195753" calcext:value-type="float">
            <text:p>0,08</text:p>
          </table:table-cell>
          <table:table-cell/>
          <table:table-cell table:formula="of:=[.BR54]/SUM([.BR$1:.BR$1048576])" office:value-type="float" office:value="0.000542469947211039" calcext:value-type="float">
            <text:p>0,001</text:p>
          </table:table-cell>
          <table:table-cell table:formula="of:=SUM([$cor_valid.$A54:$cor_valid.$AMJ54])" office:value-type="float" office:value="59994" calcext:value-type="float">
            <text:p>59994</text:p>
          </table:table-cell>
          <table:table-cell table:number-columns-repeated="95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$cor_valid.B55]/SUM([$cor_valid.$A55:$cor_valid.$AMJ55])" office:value-type="float" office:value="0" calcext:value-type="float">
            <text:p>0,00</text:p>
          </table:table-cell>
          <table:table-cell table:style-name="ce2" table:formula="of:=[$cor_valid.C55]/SUM([$cor_valid.$A55:$cor_valid.$AMJ55])" office:value-type="float" office:value="0" calcext:value-type="float">
            <text:p>0,00</text:p>
          </table:table-cell>
          <table:table-cell table:style-name="ce2" table:formula="of:=[$cor_valid.D55]/SUM([$cor_valid.$A55:$cor_valid.$AMJ55])" office:value-type="float" office:value="0.000879043600562588" calcext:value-type="float">
            <text:p>0,00</text:p>
          </table:table-cell>
          <table:table-cell table:style-name="ce2" table:formula="of:=[$cor_valid.E55]/SUM([$cor_valid.$A55:$cor_valid.$AMJ55])" office:value-type="float" office:value="0.0965189873417721" calcext:value-type="float">
            <text:p>0,10</text:p>
          </table:table-cell>
          <table:table-cell table:style-name="ce2" table:formula="of:=[$cor_valid.F55]/SUM([$cor_valid.$A55:$cor_valid.$AMJ55])" office:value-type="float" office:value="0.0100210970464135" calcext:value-type="float">
            <text:p>0,01</text:p>
          </table:table-cell>
          <table:table-cell table:style-name="ce2" table:formula="of:=[$cor_valid.G55]/SUM([$cor_valid.$A55:$cor_valid.$AMJ55])" office:value-type="float" office:value="0" calcext:value-type="float">
            <text:p>0,00</text:p>
          </table:table-cell>
          <table:table-cell table:style-name="ce2" table:formula="of:=[$cor_valid.H55]/SUM([$cor_valid.$A55:$cor_valid.$AMJ55])" office:value-type="float" office:value="0" calcext:value-type="float">
            <text:p>0,00</text:p>
          </table:table-cell>
          <table:table-cell table:style-name="ce2" table:formula="of:=[$cor_valid.I55]/SUM([$cor_valid.$A55:$cor_valid.$AMJ55])" office:value-type="float" office:value="0" calcext:value-type="float">
            <text:p>0,00</text:p>
          </table:table-cell>
          <table:table-cell table:style-name="ce2" table:formula="of:=[$cor_valid.J55]/SUM([$cor_valid.$A55:$cor_valid.$AMJ55])" office:value-type="float" office:value="0" calcext:value-type="float">
            <text:p>0,00</text:p>
          </table:table-cell>
          <table:table-cell table:style-name="ce2" table:formula="of:=[$cor_valid.K55]/SUM([$cor_valid.$A55:$cor_valid.$AMJ55])" office:value-type="float" office:value="0" calcext:value-type="float">
            <text:p>0,00</text:p>
          </table:table-cell>
          <table:table-cell table:style-name="ce2" table:formula="of:=[$cor_valid.L55]/SUM([$cor_valid.$A55:$cor_valid.$AMJ55])" office:value-type="float" office:value="0" calcext:value-type="float">
            <text:p>0,00</text:p>
          </table:table-cell>
          <table:table-cell table:style-name="ce2" table:formula="of:=[$cor_valid.M55]/SUM([$cor_valid.$A55:$cor_valid.$AMJ55])" office:value-type="float" office:value="0" calcext:value-type="float">
            <text:p>0,00</text:p>
          </table:table-cell>
          <table:table-cell table:style-name="ce2" table:formula="of:=[$cor_valid.N55]/SUM([$cor_valid.$A55:$cor_valid.$AMJ55])" office:value-type="float" office:value="0" calcext:value-type="float">
            <text:p>0,00</text:p>
          </table:table-cell>
          <table:table-cell table:style-name="ce2" table:formula="of:=[$cor_valid.O55]/SUM([$cor_valid.$A55:$cor_valid.$AMJ55])" office:value-type="float" office:value="0.00281293952180028" calcext:value-type="float">
            <text:p>0,00</text:p>
          </table:table-cell>
          <table:table-cell table:style-name="ce2" table:formula="of:=[$cor_valid.P55]/SUM([$cor_valid.$A55:$cor_valid.$AMJ55])" office:value-type="float" office:value="0" calcext:value-type="float">
            <text:p>0,00</text:p>
          </table:table-cell>
          <table:table-cell table:style-name="ce2" table:formula="of:=[$cor_valid.Q55]/SUM([$cor_valid.$A55:$cor_valid.$AMJ55])" office:value-type="float" office:value="0" calcext:value-type="float">
            <text:p>0,00</text:p>
          </table:table-cell>
          <table:table-cell table:style-name="ce2" table:formula="of:=[$cor_valid.R55]/SUM([$cor_valid.$A55:$cor_valid.$AMJ55])" office:value-type="float" office:value="0" calcext:value-type="float">
            <text:p>0,00</text:p>
          </table:table-cell>
          <table:table-cell table:style-name="ce2" table:formula="of:=[$cor_valid.S55]/SUM([$cor_valid.$A55:$cor_valid.$AMJ55])" office:value-type="float" office:value="0.0599507735583685" calcext:value-type="float">
            <text:p>0,06</text:p>
          </table:table-cell>
          <table:table-cell table:style-name="ce2" table:formula="of:=[$cor_valid.T55]/SUM([$cor_valid.$A55:$cor_valid.$AMJ55])" office:value-type="float" office:value="0" calcext:value-type="float">
            <text:p>0,00</text:p>
          </table:table-cell>
          <table:table-cell table:style-name="ce2" table:formula="of:=[$cor_valid.U55]/SUM([$cor_valid.$A55:$cor_valid.$AMJ55])" office:value-type="float" office:value="0" calcext:value-type="float">
            <text:p>0,00</text:p>
          </table:table-cell>
          <table:table-cell table:style-name="ce2" table:formula="of:=[$cor_valid.V55]/SUM([$cor_valid.$A55:$cor_valid.$AMJ55])" office:value-type="float" office:value="0" calcext:value-type="float">
            <text:p>0,00</text:p>
          </table:table-cell>
          <table:table-cell table:style-name="ce2" table:formula="of:=[$cor_valid.W55]/SUM([$cor_valid.$A55:$cor_valid.$AMJ55])" office:value-type="float" office:value="0" calcext:value-type="float">
            <text:p>0,00</text:p>
          </table:table-cell>
          <table:table-cell table:style-name="ce2" table:formula="of:=[$cor_valid.X55]/SUM([$cor_valid.$A55:$cor_valid.$AMJ55])" office:value-type="float" office:value="0" calcext:value-type="float">
            <text:p>0,00</text:p>
          </table:table-cell>
          <table:table-cell table:style-name="ce2" table:formula="of:=[$cor_valid.Y55]/SUM([$cor_valid.$A55:$cor_valid.$AMJ55])" office:value-type="float" office:value="0" calcext:value-type="float">
            <text:p>0,00</text:p>
          </table:table-cell>
          <table:table-cell table:style-name="ce2" table:formula="of:=[$cor_valid.Z55]/SUM([$cor_valid.$A55:$cor_valid.$AMJ55])" office:value-type="float" office:value="0.000175808720112518" calcext:value-type="float">
            <text:p>0,00</text:p>
          </table:table-cell>
          <table:table-cell table:style-name="ce2" table:formula="of:=[$cor_valid.AA55]/SUM([$cor_valid.$A55:$cor_valid.$AMJ55])" office:value-type="float" office:value="0" calcext:value-type="float">
            <text:p>0,00</text:p>
          </table:table-cell>
          <table:table-cell table:style-name="ce2" table:formula="of:=[$cor_valid.AB55]/SUM([$cor_valid.$A55:$cor_valid.$AMJ55])" office:value-type="float" office:value="0" calcext:value-type="float">
            <text:p>0,00</text:p>
          </table:table-cell>
          <table:table-cell table:style-name="ce2" table:formula="of:=[$cor_valid.AC55]/SUM([$cor_valid.$A55:$cor_valid.$AMJ55])" office:value-type="float" office:value="0.000351617440225035" calcext:value-type="float">
            <text:p>0,00</text:p>
          </table:table-cell>
          <table:table-cell table:style-name="ce2" table:formula="of:=[$cor_valid.AD55]/SUM([$cor_valid.$A55:$cor_valid.$AMJ55])" office:value-type="float" office:value="0" calcext:value-type="float">
            <text:p>0,00</text:p>
          </table:table-cell>
          <table:table-cell table:style-name="ce2" table:formula="of:=[$cor_valid.AE55]/SUM([$cor_valid.$A55:$cor_valid.$AMJ55])" office:value-type="float" office:value="0.000527426160337553" calcext:value-type="float">
            <text:p>0,00</text:p>
          </table:table-cell>
          <table:table-cell table:style-name="ce2" table:formula="of:=[$cor_valid.AF55]/SUM([$cor_valid.$A55:$cor_valid.$AMJ55])" office:value-type="float" office:value="0.0982770745428973" calcext:value-type="float">
            <text:p>0,10</text:p>
          </table:table-cell>
          <table:table-cell table:style-name="ce2" table:formula="of:=[$cor_valid.AG55]/SUM([$cor_valid.$A55:$cor_valid.$AMJ55])" office:value-type="float" office:value="0" calcext:value-type="float">
            <text:p>0,00</text:p>
          </table:table-cell>
          <table:table-cell table:style-name="ce2" table:formula="of:=[$cor_valid.AH55]/SUM([$cor_valid.$A55:$cor_valid.$AMJ55])" office:value-type="float" office:value="0" calcext:value-type="float">
            <text:p>0,00</text:p>
          </table:table-cell>
          <table:table-cell table:style-name="ce2" table:formula="of:=[$cor_valid.AI55]/SUM([$cor_valid.$A55:$cor_valid.$AMJ55])" office:value-type="float" office:value="0" calcext:value-type="float">
            <text:p>0,00</text:p>
          </table:table-cell>
          <table:table-cell table:style-name="ce2" table:formula="of:=[$cor_valid.AJ55]/SUM([$cor_valid.$A55:$cor_valid.$AMJ55])" office:value-type="float" office:value="0" calcext:value-type="float">
            <text:p>0,00</text:p>
          </table:table-cell>
          <table:table-cell table:style-name="ce2" table:formula="of:=[$cor_valid.AK55]/SUM([$cor_valid.$A55:$cor_valid.$AMJ55])" office:value-type="float" office:value="0.00316455696202532" calcext:value-type="float">
            <text:p>0,00</text:p>
          </table:table-cell>
          <table:table-cell table:style-name="ce2" table:formula="of:=[$cor_valid.AL55]/SUM([$cor_valid.$A55:$cor_valid.$AMJ55])" office:value-type="float" office:value="0" calcext:value-type="float">
            <text:p>0,00</text:p>
          </table:table-cell>
          <table:table-cell table:style-name="ce2" table:formula="of:=[$cor_valid.AM55]/SUM([$cor_valid.$A55:$cor_valid.$AMJ55])" office:value-type="float" office:value="0" calcext:value-type="float">
            <text:p>0,00</text:p>
          </table:table-cell>
          <table:table-cell table:style-name="ce2" table:formula="of:=[$cor_valid.AN55]/SUM([$cor_valid.$A55:$cor_valid.$AMJ55])" office:value-type="float" office:value="0" calcext:value-type="float">
            <text:p>0,00</text:p>
          </table:table-cell>
          <table:table-cell table:style-name="ce2" table:formula="of:=[$cor_valid.AO55]/SUM([$cor_valid.$A55:$cor_valid.$AMJ55])" office:value-type="float" office:value="0" calcext:value-type="float">
            <text:p>0,00</text:p>
          </table:table-cell>
          <table:table-cell table:style-name="ce2" table:formula="of:=[$cor_valid.AP55]/SUM([$cor_valid.$A55:$cor_valid.$AMJ55])" office:value-type="float" office:value="0" calcext:value-type="float">
            <text:p>0,00</text:p>
          </table:table-cell>
          <table:table-cell table:style-name="ce2" table:formula="of:=[$cor_valid.AQ55]/SUM([$cor_valid.$A55:$cor_valid.$AMJ55])" office:value-type="float" office:value="0" calcext:value-type="float">
            <text:p>0,00</text:p>
          </table:table-cell>
          <table:table-cell table:style-name="ce2" table:formula="of:=[$cor_valid.AR55]/SUM([$cor_valid.$A55:$cor_valid.$AMJ55])" office:value-type="float" office:value="0" calcext:value-type="float">
            <text:p>0,00</text:p>
          </table:table-cell>
          <table:table-cell table:style-name="ce2" table:formula="of:=[$cor_valid.AS55]/SUM([$cor_valid.$A55:$cor_valid.$AMJ55])" office:value-type="float" office:value="0" calcext:value-type="float">
            <text:p>0,00</text:p>
          </table:table-cell>
          <table:table-cell table:style-name="ce2" table:formula="of:=[$cor_valid.AT55]/SUM([$cor_valid.$A55:$cor_valid.$AMJ55])" office:value-type="float" office:value="0" calcext:value-type="float">
            <text:p>0,00</text:p>
          </table:table-cell>
          <table:table-cell table:style-name="ce2" table:formula="of:=[$cor_valid.AU55]/SUM([$cor_valid.$A55:$cor_valid.$AMJ55])" office:value-type="float" office:value="0.00263713080168776" calcext:value-type="float">
            <text:p>0,00</text:p>
          </table:table-cell>
          <table:table-cell table:style-name="ce2" table:formula="of:=[$cor_valid.AV55]/SUM([$cor_valid.$A55:$cor_valid.$AMJ55])" office:value-type="float" office:value="0" calcext:value-type="float">
            <text:p>0,00</text:p>
          </table:table-cell>
          <table:table-cell table:style-name="ce2" table:formula="of:=[$cor_valid.AW55]/SUM([$cor_valid.$A55:$cor_valid.$AMJ55])" office:value-type="float" office:value="0.00123066104078762" calcext:value-type="float">
            <text:p>0,00</text:p>
          </table:table-cell>
          <table:table-cell table:style-name="ce2" table:formula="of:=[$cor_valid.AX55]/SUM([$cor_valid.$A55:$cor_valid.$AMJ55])" office:value-type="float" office:value="0" calcext:value-type="float">
            <text:p>0,00</text:p>
          </table:table-cell>
          <table:table-cell table:style-name="ce2" table:formula="of:=[$cor_valid.AY55]/SUM([$cor_valid.$A55:$cor_valid.$AMJ55])" office:value-type="float" office:value="0" calcext:value-type="float">
            <text:p>0,00</text:p>
          </table:table-cell>
          <table:table-cell table:style-name="ce2" table:formula="of:=[$cor_valid.AZ55]/SUM([$cor_valid.$A55:$cor_valid.$AMJ55])" office:value-type="float" office:value="0.00369198312236287" calcext:value-type="float">
            <text:p>0,00</text:p>
          </table:table-cell>
          <table:table-cell table:style-name="ce2" table:formula="of:=[$cor_valid.BA55]/SUM([$cor_valid.$A55:$cor_valid.$AMJ55])" office:value-type="float" office:value="0" calcext:value-type="float">
            <text:p>0,00</text:p>
          </table:table-cell>
          <table:table-cell table:style-name="ce2" table:formula="of:=[$cor_valid.BB55]/SUM([$cor_valid.$A55:$cor_valid.$AMJ55])" office:value-type="float" office:value="0" calcext:value-type="float">
            <text:p>0,00</text:p>
          </table:table-cell>
          <table:table-cell table:style-name="ce2" table:formula="of:=[$cor_valid.BC55]/SUM([$cor_valid.$A55:$cor_valid.$AMJ55])" office:value-type="float" office:value="0" calcext:value-type="float">
            <text:p>0,00</text:p>
          </table:table-cell>
          <table:table-cell table:style-name="ce2" table:formula="of:=[$cor_valid.BD55]/SUM([$cor_valid.$A55:$cor_valid.$AMJ55])" office:value-type="float" office:value="0.0130098452883263" calcext:value-type="float">
            <text:p>0,01</text:p>
          </table:table-cell>
          <table:table-cell table:style-name="ce2" table:formula="of:=[$cor_valid.BE55]/SUM([$cor_valid.$A55:$cor_valid.$AMJ55])" office:value-type="float" office:value="0.667721518987342" calcext:value-type="float">
            <text:p>0,67</text:p>
          </table:table-cell>
          <table:table-cell table:style-name="ce2" table:formula="of:=[$cor_valid.BF55]/SUM([$cor_valid.$A55:$cor_valid.$AMJ55])" office:value-type="float" office:value="0" calcext:value-type="float">
            <text:p>0,00</text:p>
          </table:table-cell>
          <table:table-cell table:style-name="ce2" table:formula="of:=[$cor_valid.BG55]/SUM([$cor_valid.$A55:$cor_valid.$AMJ55])" office:value-type="float" office:value="0" calcext:value-type="float">
            <text:p>0,00</text:p>
          </table:table-cell>
          <table:table-cell table:style-name="ce2" table:formula="of:=[$cor_valid.BH55]/SUM([$cor_valid.$A55:$cor_valid.$AMJ55])" office:value-type="float" office:value="0" calcext:value-type="float">
            <text:p>0,00</text:p>
          </table:table-cell>
          <table:table-cell table:style-name="ce2" table:formula="of:=[$cor_valid.BI55]/SUM([$cor_valid.$A55:$cor_valid.$AMJ55])" office:value-type="float" office:value="0" calcext:value-type="float">
            <text:p>0,00</text:p>
          </table:table-cell>
          <table:table-cell table:style-name="ce2" table:formula="of:=[$cor_valid.BJ55]/SUM([$cor_valid.$A55:$cor_valid.$AMJ55])" office:value-type="float" office:value="0" calcext:value-type="float">
            <text:p>0,00</text:p>
          </table:table-cell>
          <table:table-cell table:style-name="ce2" table:formula="of:=[$cor_valid.BK55]/SUM([$cor_valid.$A55:$cor_valid.$AMJ55])" office:value-type="float" office:value="0" calcext:value-type="float">
            <text:p>0,00</text:p>
          </table:table-cell>
          <table:table-cell table:style-name="ce2" table:formula="of:=[$cor_valid.BL55]/SUM([$cor_valid.$A55:$cor_valid.$AMJ55])" office:value-type="float" office:value="0" calcext:value-type="float">
            <text:p>0,00</text:p>
          </table:table-cell>
          <table:table-cell table:style-name="ce2" table:formula="of:=[$cor_valid.BM55]/SUM([$cor_valid.$A55:$cor_valid.$AMJ55])" office:value-type="float" office:value="0" calcext:value-type="float">
            <text:p>0,00</text:p>
          </table:table-cell>
          <table:table-cell table:style-name="ce2" table:formula="of:=[$cor_valid.BN55]/SUM([$cor_valid.$A55:$cor_valid.$AMJ55])" office:value-type="float" office:value="0" calcext:value-type="float">
            <text:p>0,00</text:p>
          </table:table-cell>
          <table:table-cell table:style-name="ce2" table:formula="of:=[$cor_valid.BO55]/SUM([$cor_valid.$A55:$cor_valid.$AMJ55])" office:value-type="float" office:value="0.0297116736990155" calcext:value-type="float">
            <text:p>0,03</text:p>
          </table:table-cell>
          <table:table-cell/>
          <table:table-cell table:formula="of:=[.BR55]/SUM([.BR$1:.BR$1048576])" office:value-type="float" office:value="0.000051431294125019" calcext:value-type="float">
            <text:p>0,000</text:p>
          </table:table-cell>
          <table:table-cell table:formula="of:=SUM([$cor_valid.$A55:$cor_valid.$AMJ55])" office:value-type="float" office:value="5688" calcext:value-type="float">
            <text:p>5688</text:p>
          </table:table-cell>
          <table:table-cell table:number-columns-repeated="95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$cor_valid.B56]/SUM([$cor_valid.$A56:$cor_valid.$AMJ56])" office:value-type="float" office:value="0" calcext:value-type="float">
            <text:p>0,00</text:p>
          </table:table-cell>
          <table:table-cell table:style-name="ce2" table:formula="of:=[$cor_valid.C56]/SUM([$cor_valid.$A56:$cor_valid.$AMJ56])" office:value-type="float" office:value="0" calcext:value-type="float">
            <text:p>0,00</text:p>
          </table:table-cell>
          <table:table-cell table:style-name="ce2" table:formula="of:=[$cor_valid.D56]/SUM([$cor_valid.$A56:$cor_valid.$AMJ56])" office:value-type="float" office:value="0.00114129829640352" calcext:value-type="float">
            <text:p>0,00</text:p>
          </table:table-cell>
          <table:table-cell table:style-name="ce2" table:formula="of:=[$cor_valid.E56]/SUM([$cor_valid.$A56:$cor_valid.$AMJ56])" office:value-type="float" office:value="0.0853547966341642" calcext:value-type="float">
            <text:p>0,09</text:p>
          </table:table-cell>
          <table:table-cell table:style-name="ce2" table:formula="of:=[$cor_valid.F56]/SUM([$cor_valid.$A56:$cor_valid.$AMJ56])" office:value-type="float" office:value="0.00109755515612324" calcext:value-type="float">
            <text:p>0,00</text:p>
          </table:table-cell>
          <table:table-cell table:style-name="ce2" table:formula="of:=[$cor_valid.G56]/SUM([$cor_valid.$A56:$cor_valid.$AMJ56])" office:value-type="float" office:value="0.000918605945885759" calcext:value-type="float">
            <text:p>0,00</text:p>
          </table:table-cell>
          <table:table-cell table:style-name="ce2" table:formula="of:=[$cor_valid.H56]/SUM([$cor_valid.$A56:$cor_valid.$AMJ56])" office:value-type="float" office:value="0.00011134617525888" calcext:value-type="float">
            <text:p>0,00</text:p>
          </table:table-cell>
          <table:table-cell table:style-name="ce2" table:formula="of:=[$cor_valid.I56]/SUM([$cor_valid.$A56:$cor_valid.$AMJ56])" office:value-type="float" office:value="0" calcext:value-type="float">
            <text:p>0,00</text:p>
          </table:table-cell>
          <table:table-cell table:style-name="ce2" table:formula="of:=[$cor_valid.J56]/SUM([$cor_valid.$A56:$cor_valid.$AMJ56])" office:value-type="float" office:value="0" calcext:value-type="float">
            <text:p>0,00</text:p>
          </table:table-cell>
          <table:table-cell table:style-name="ce2" table:formula="of:=[$cor_valid.K56]/SUM([$cor_valid.$A56:$cor_valid.$AMJ56])" office:value-type="float" office:value="0" calcext:value-type="float">
            <text:p>0,00</text:p>
          </table:table-cell>
          <table:table-cell table:style-name="ce2" table:formula="of:=[$cor_valid.L56]/SUM([$cor_valid.$A56:$cor_valid.$AMJ56])" office:value-type="float" office:value="0" calcext:value-type="float">
            <text:p>0,00</text:p>
          </table:table-cell>
          <table:table-cell table:style-name="ce2" table:formula="of:=[$cor_valid.M56]/SUM([$cor_valid.$A56:$cor_valid.$AMJ56])" office:value-type="float" office:value="0" calcext:value-type="float">
            <text:p>0,00</text:p>
          </table:table-cell>
          <table:table-cell table:style-name="ce2" table:formula="of:=[$cor_valid.N56]/SUM([$cor_valid.$A56:$cor_valid.$AMJ56])" office:value-type="float" office:value="0" calcext:value-type="float">
            <text:p>0,00</text:p>
          </table:table-cell>
          <table:table-cell table:style-name="ce2" table:formula="of:=[$cor_valid.O56]/SUM([$cor_valid.$A56:$cor_valid.$AMJ56])" office:value-type="float" office:value="0.0083111966532521" calcext:value-type="float">
            <text:p>0,01</text:p>
          </table:table-cell>
          <table:table-cell table:style-name="ce2" table:formula="of:=[$cor_valid.P56]/SUM([$cor_valid.$A56:$cor_valid.$AMJ56])" office:value-type="float" office:value="0" calcext:value-type="float">
            <text:p>0,00</text:p>
          </table:table-cell>
          <table:table-cell table:style-name="ce2" table:formula="of:=[$cor_valid.Q56]/SUM([$cor_valid.$A56:$cor_valid.$AMJ56])" office:value-type="float" office:value="0.0000755563332113827" calcext:value-type="float">
            <text:p>0,00</text:p>
          </table:table-cell>
          <table:table-cell table:style-name="ce2" table:formula="of:=[$cor_valid.R56]/SUM([$cor_valid.$A56:$cor_valid.$AMJ56])" office:value-type="float" office:value="0.00684381312930472" calcext:value-type="float">
            <text:p>0,01</text:p>
          </table:table-cell>
          <table:table-cell table:style-name="ce2" table:formula="of:=[$cor_valid.S56]/SUM([$cor_valid.$A56:$cor_valid.$AMJ56])" office:value-type="float" office:value="0.215156600442203" calcext:value-type="float">
            <text:p>0,22</text:p>
          </table:table-cell>
          <table:table-cell table:style-name="ce2" table:formula="of:=[$cor_valid.T56]/SUM([$cor_valid.$A56:$cor_valid.$AMJ56])" office:value-type="float" office:value="0" calcext:value-type="float">
            <text:p>0,00</text:p>
          </table:table-cell>
          <table:table-cell table:style-name="ce2" table:formula="of:=[$cor_valid.U56]/SUM([$cor_valid.$A56:$cor_valid.$AMJ56])" office:value-type="float" office:value="0.00488730176404155" calcext:value-type="float">
            <text:p>0,00</text:p>
          </table:table-cell>
          <table:table-cell table:style-name="ce2" table:formula="of:=[$cor_valid.V56]/SUM([$cor_valid.$A56:$cor_valid.$AMJ56])" office:value-type="float" office:value="0" calcext:value-type="float">
            <text:p>0,00</text:p>
          </table:table-cell>
          <table:table-cell table:style-name="ce2" table:formula="of:=[$cor_valid.W56]/SUM([$cor_valid.$A56:$cor_valid.$AMJ56])" office:value-type="float" office:value="0" calcext:value-type="float">
            <text:p>0,00</text:p>
          </table:table-cell>
          <table:table-cell table:style-name="ce2" table:formula="of:=[$cor_valid.X56]/SUM([$cor_valid.$A56:$cor_valid.$AMJ56])" office:value-type="float" office:value="0" calcext:value-type="float">
            <text:p>0,00</text:p>
          </table:table-cell>
          <table:table-cell table:style-name="ce2" table:formula="of:=[$cor_valid.Y56]/SUM([$cor_valid.$A56:$cor_valid.$AMJ56])" office:value-type="float" office:value="0" calcext:value-type="float">
            <text:p>0,00</text:p>
          </table:table-cell>
          <table:table-cell table:style-name="ce2" table:formula="of:=[$cor_valid.Z56]/SUM([$cor_valid.$A56:$cor_valid.$AMJ56])" office:value-type="float" office:value="0.0000159065964655543" calcext:value-type="float">
            <text:p>0,00</text:p>
          </table:table-cell>
          <table:table-cell table:style-name="ce2" table:formula="of:=[$cor_valid.AA56]/SUM([$cor_valid.$A56:$cor_valid.$AMJ56])" office:value-type="float" office:value="0" calcext:value-type="float">
            <text:p>0,00</text:p>
          </table:table-cell>
          <table:table-cell table:style-name="ce2" table:formula="of:=[$cor_valid.AB56]/SUM([$cor_valid.$A56:$cor_valid.$AMJ56])" office:value-type="float" office:value="0" calcext:value-type="float">
            <text:p>0,00</text:p>
          </table:table-cell>
          <table:table-cell table:style-name="ce2" table:formula="of:=[$cor_valid.AC56]/SUM([$cor_valid.$A56:$cor_valid.$AMJ56])" office:value-type="float" office:value="0.00195253471614679" calcext:value-type="float">
            <text:p>0,00</text:p>
          </table:table-cell>
          <table:table-cell table:style-name="ce2" table:formula="of:=[$cor_valid.AD56]/SUM([$cor_valid.$A56:$cor_valid.$AMJ56])" office:value-type="float" office:value="0" calcext:value-type="float">
            <text:p>0,00</text:p>
          </table:table-cell>
          <table:table-cell table:style-name="ce2" table:formula="of:=[$cor_valid.AE56]/SUM([$cor_valid.$A56:$cor_valid.$AMJ56])" office:value-type="float" office:value="0.0000198832455819428" calcext:value-type="float">
            <text:p>0,00</text:p>
          </table:table-cell>
          <table:table-cell table:style-name="ce2" table:formula="of:=[$cor_valid.AF56]/SUM([$cor_valid.$A56:$cor_valid.$AMJ56])" office:value-type="float" office:value="0.0459700637854518" calcext:value-type="float">
            <text:p>0,05</text:p>
          </table:table-cell>
          <table:table-cell table:style-name="ce2" table:formula="of:=[$cor_valid.AG56]/SUM([$cor_valid.$A56:$cor_valid.$AMJ56])" office:value-type="float" office:value="0" calcext:value-type="float">
            <text:p>0,00</text:p>
          </table:table-cell>
          <table:table-cell table:style-name="ce2" table:formula="of:=[$cor_valid.AH56]/SUM([$cor_valid.$A56:$cor_valid.$AMJ56])" office:value-type="float" office:value="0" calcext:value-type="float">
            <text:p>0,00</text:p>
          </table:table-cell>
          <table:table-cell table:style-name="ce2" table:formula="of:=[$cor_valid.AI56]/SUM([$cor_valid.$A56:$cor_valid.$AMJ56])" office:value-type="float" office:value="0" calcext:value-type="float">
            <text:p>0,00</text:p>
          </table:table-cell>
          <table:table-cell table:style-name="ce2" table:formula="of:=[$cor_valid.AJ56]/SUM([$cor_valid.$A56:$cor_valid.$AMJ56])" office:value-type="float" office:value="0" calcext:value-type="float">
            <text:p>0,00</text:p>
          </table:table-cell>
          <table:table-cell table:style-name="ce2" table:formula="of:=[$cor_valid.AK56]/SUM([$cor_valid.$A56:$cor_valid.$AMJ56])" office:value-type="float" office:value="0.033189113525379" calcext:value-type="float">
            <text:p>0,03</text:p>
          </table:table-cell>
          <table:table-cell table:style-name="ce2" table:formula="of:=[$cor_valid.AL56]/SUM([$cor_valid.$A56:$cor_valid.$AMJ56])" office:value-type="float" office:value="0" calcext:value-type="float">
            <text:p>0,00</text:p>
          </table:table-cell>
          <table:table-cell table:style-name="ce2" table:formula="of:=[$cor_valid.AM56]/SUM([$cor_valid.$A56:$cor_valid.$AMJ56])" office:value-type="float" office:value="0" calcext:value-type="float">
            <text:p>0,00</text:p>
          </table:table-cell>
          <table:table-cell table:style-name="ce2" table:formula="of:=[$cor_valid.AN56]/SUM([$cor_valid.$A56:$cor_valid.$AMJ56])" office:value-type="float" office:value="0" calcext:value-type="float">
            <text:p>0,00</text:p>
          </table:table-cell>
          <table:table-cell table:style-name="ce2" table:formula="of:=[$cor_valid.AO56]/SUM([$cor_valid.$A56:$cor_valid.$AMJ56])" office:value-type="float" office:value="0" calcext:value-type="float">
            <text:p>0,00</text:p>
          </table:table-cell>
          <table:table-cell table:style-name="ce2" table:formula="of:=[$cor_valid.AP56]/SUM([$cor_valid.$A56:$cor_valid.$AMJ56])" office:value-type="float" office:value="0" calcext:value-type="float">
            <text:p>0,00</text:p>
          </table:table-cell>
          <table:table-cell table:style-name="ce2" table:formula="of:=[$cor_valid.AQ56]/SUM([$cor_valid.$A56:$cor_valid.$AMJ56])" office:value-type="float" office:value="0" calcext:value-type="float">
            <text:p>0,00</text:p>
          </table:table-cell>
          <table:table-cell table:style-name="ce2" table:formula="of:=[$cor_valid.AR56]/SUM([$cor_valid.$A56:$cor_valid.$AMJ56])" office:value-type="float" office:value="0" calcext:value-type="float">
            <text:p>0,00</text:p>
          </table:table-cell>
          <table:table-cell table:style-name="ce2" table:formula="of:=[$cor_valid.AS56]/SUM([$cor_valid.$A56:$cor_valid.$AMJ56])" office:value-type="float" office:value="0" calcext:value-type="float">
            <text:p>0,00</text:p>
          </table:table-cell>
          <table:table-cell table:style-name="ce2" table:formula="of:=[$cor_valid.AT56]/SUM([$cor_valid.$A56:$cor_valid.$AMJ56])" office:value-type="float" office:value="0" calcext:value-type="float">
            <text:p>0,00</text:p>
          </table:table-cell>
          <table:table-cell table:style-name="ce2" table:formula="of:=[$cor_valid.AU56]/SUM([$cor_valid.$A56:$cor_valid.$AMJ56])" office:value-type="float" office:value="0.00308985636343392" calcext:value-type="float">
            <text:p>0,00</text:p>
          </table:table-cell>
          <table:table-cell table:style-name="ce2" table:formula="of:=[$cor_valid.AV56]/SUM([$cor_valid.$A56:$cor_valid.$AMJ56])" office:value-type="float" office:value="0.000314155280194697" calcext:value-type="float">
            <text:p>0,00</text:p>
          </table:table-cell>
          <table:table-cell table:style-name="ce2" table:formula="of:=[$cor_valid.AW56]/SUM([$cor_valid.$A56:$cor_valid.$AMJ56])" office:value-type="float" office:value="0.0000198832455819428" calcext:value-type="float">
            <text:p>0,00</text:p>
          </table:table-cell>
          <table:table-cell table:style-name="ce2" table:formula="of:=[$cor_valid.AX56]/SUM([$cor_valid.$A56:$cor_valid.$AMJ56])" office:value-type="float" office:value="0.000540824279828845" calcext:value-type="float">
            <text:p>0,00</text:p>
          </table:table-cell>
          <table:table-cell table:style-name="ce2" table:formula="of:=[$cor_valid.AY56]/SUM([$cor_valid.$A56:$cor_valid.$AMJ56])" office:value-type="float" office:value="0" calcext:value-type="float">
            <text:p>0,00</text:p>
          </table:table-cell>
          <table:table-cell table:style-name="ce2" table:formula="of:=[$cor_valid.AZ56]/SUM([$cor_valid.$A56:$cor_valid.$AMJ56])" office:value-type="float" office:value="0.0184914183912068" calcext:value-type="float">
            <text:p>0,02</text:p>
          </table:table-cell>
          <table:table-cell table:style-name="ce2" table:formula="of:=[$cor_valid.BA56]/SUM([$cor_valid.$A56:$cor_valid.$AMJ56])" office:value-type="float" office:value="0" calcext:value-type="float">
            <text:p>0,00</text:p>
          </table:table-cell>
          <table:table-cell table:style-name="ce2" table:formula="of:=[$cor_valid.BB56]/SUM([$cor_valid.$A56:$cor_valid.$AMJ56])" office:value-type="float" office:value="0.000373805016940525" calcext:value-type="float">
            <text:p>0,00</text:p>
          </table:table-cell>
          <table:table-cell table:style-name="ce2" table:formula="of:=[$cor_valid.BC56]/SUM([$cor_valid.$A56:$cor_valid.$AMJ56])" office:value-type="float" office:value="0" calcext:value-type="float">
            <text:p>0,00</text:p>
          </table:table-cell>
          <table:table-cell table:style-name="ce2" table:formula="of:=[$cor_valid.BD56]/SUM([$cor_valid.$A56:$cor_valid.$AMJ56])" office:value-type="float" office:value="0.0717148901649514" calcext:value-type="float">
            <text:p>0,07</text:p>
          </table:table-cell>
          <table:table-cell table:style-name="ce2" table:formula="of:=[$cor_valid.BE56]/SUM([$cor_valid.$A56:$cor_valid.$AMJ56])" office:value-type="float" office:value="0.485807339303609" calcext:value-type="float">
            <text:p>0,49</text:p>
          </table:table-cell>
          <table:table-cell table:style-name="ce2" table:formula="of:=[$cor_valid.BF56]/SUM([$cor_valid.$A56:$cor_valid.$AMJ56])" office:value-type="float" office:value="0" calcext:value-type="float">
            <text:p>0,00</text:p>
          </table:table-cell>
          <table:table-cell table:style-name="ce2" table:formula="of:=[$cor_valid.BG56]/SUM([$cor_valid.$A56:$cor_valid.$AMJ56])" office:value-type="float" office:value="0.000143159368189988" calcext:value-type="float">
            <text:p>0,00</text:p>
          </table:table-cell>
          <table:table-cell table:style-name="ce2" table:formula="of:=[$cor_valid.BH56]/SUM([$cor_valid.$A56:$cor_valid.$AMJ56])" office:value-type="float" office:value="0" calcext:value-type="float">
            <text:p>0,00</text:p>
          </table:table-cell>
          <table:table-cell table:style-name="ce2" table:formula="of:=[$cor_valid.BI56]/SUM([$cor_valid.$A56:$cor_valid.$AMJ56])" office:value-type="float" office:value="0" calcext:value-type="float">
            <text:p>0,00</text:p>
          </table:table-cell>
          <table:table-cell table:style-name="ce2" table:formula="of:=[$cor_valid.BJ56]/SUM([$cor_valid.$A56:$cor_valid.$AMJ56])" office:value-type="float" office:value="0" calcext:value-type="float">
            <text:p>0,00</text:p>
          </table:table-cell>
          <table:table-cell table:style-name="ce2" table:formula="of:=[$cor_valid.BK56]/SUM([$cor_valid.$A56:$cor_valid.$AMJ56])" office:value-type="float" office:value="0.00206785754052205" calcext:value-type="float">
            <text:p>0,00</text:p>
          </table:table-cell>
          <table:table-cell table:style-name="ce2" table:formula="of:=[$cor_valid.BL56]/SUM([$cor_valid.$A56:$cor_valid.$AMJ56])" office:value-type="float" office:value="0" calcext:value-type="float">
            <text:p>0,00</text:p>
          </table:table-cell>
          <table:table-cell table:style-name="ce2" table:formula="of:=[$cor_valid.BM56]/SUM([$cor_valid.$A56:$cor_valid.$AMJ56])" office:value-type="float" office:value="0.000210762403168594" calcext:value-type="float">
            <text:p>0,00</text:p>
          </table:table-cell>
          <table:table-cell table:style-name="ce2" table:formula="of:=[$cor_valid.BN56]/SUM([$cor_valid.$A56:$cor_valid.$AMJ56])" office:value-type="float" office:value="0.00611608634100562" calcext:value-type="float">
            <text:p>0,01</text:p>
          </table:table-cell>
          <table:table-cell table:style-name="ce2" table:formula="of:=[$cor_valid.BO56]/SUM([$cor_valid.$A56:$cor_valid.$AMJ56])" office:value-type="float" office:value="0.00584965085020758" calcext:value-type="float">
            <text:p>0,01</text:p>
          </table:table-cell>
          <table:table-cell/>
          <table:table-cell table:formula="of:=[.BR56]/SUM([.BR$1:.BR$1048576])" office:value-type="float" office:value="0.00227379125721348" calcext:value-type="float">
            <text:p>0,002</text:p>
          </table:table-cell>
          <table:table-cell table:formula="of:=SUM([$cor_valid.$A56:$cor_valid.$AMJ56])" office:value-type="float" office:value="251468" calcext:value-type="float">
            <text:p>251468</text:p>
          </table:table-cell>
          <table:table-cell table:number-columns-repeated="95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$cor_valid.B57]/SUM([$cor_valid.$A57:$cor_valid.$AMJ57])" office:value-type="float" office:value="0" calcext:value-type="float">
            <text:p>0,00</text:p>
          </table:table-cell>
          <table:table-cell table:style-name="ce2" table:formula="of:=[$cor_valid.C57]/SUM([$cor_valid.$A57:$cor_valid.$AMJ57])" office:value-type="float" office:value="0" calcext:value-type="float">
            <text:p>0,00</text:p>
          </table:table-cell>
          <table:table-cell table:style-name="ce2" table:formula="of:=[$cor_valid.D57]/SUM([$cor_valid.$A57:$cor_valid.$AMJ57])" office:value-type="float" office:value="0.00134291622383933" calcext:value-type="float">
            <text:p>0,00</text:p>
          </table:table-cell>
          <table:table-cell table:style-name="ce2" table:formula="of:=[$cor_valid.E57]/SUM([$cor_valid.$A57:$cor_valid.$AMJ57])" office:value-type="float" office:value="0.00917855439772987" calcext:value-type="float">
            <text:p>0,01</text:p>
          </table:table-cell>
          <table:table-cell table:style-name="ce2" table:formula="of:=[$cor_valid.F57]/SUM([$cor_valid.$A57:$cor_valid.$AMJ57])" office:value-type="float" office:value="0.00213626322868709" calcext:value-type="float">
            <text:p>0,00</text:p>
          </table:table-cell>
          <table:table-cell table:style-name="ce2" table:formula="of:=[$cor_valid.G57]/SUM([$cor_valid.$A57:$cor_valid.$AMJ57])" office:value-type="float" office:value="0.000371279983063859" calcext:value-type="float">
            <text:p>0,00</text:p>
          </table:table-cell>
          <table:table-cell table:style-name="ce2" table:formula="of:=[$cor_valid.H57]/SUM([$cor_valid.$A57:$cor_valid.$AMJ57])" office:value-type="float" office:value="0.0000649539495208911" calcext:value-type="float">
            <text:p>0,00</text:p>
          </table:table-cell>
          <table:table-cell table:style-name="ce2" table:formula="of:=[$cor_valid.I57]/SUM([$cor_valid.$A57:$cor_valid.$AMJ57])" office:value-type="float" office:value="0.000000267300203789675" calcext:value-type="float">
            <text:p>0,00</text:p>
          </table:table-cell>
          <table:table-cell table:style-name="ce2" table:formula="of:=[$cor_valid.J57]/SUM([$cor_valid.$A57:$cor_valid.$AMJ57])" office:value-type="float" office:value="0" calcext:value-type="float">
            <text:p>0,00</text:p>
          </table:table-cell>
          <table:table-cell table:style-name="ce2" table:formula="of:=[$cor_valid.K57]/SUM([$cor_valid.$A57:$cor_valid.$AMJ57])" office:value-type="float" office:value="0" calcext:value-type="float">
            <text:p>0,00</text:p>
          </table:table-cell>
          <table:table-cell table:style-name="ce2" table:formula="of:=[$cor_valid.L57]/SUM([$cor_valid.$A57:$cor_valid.$AMJ57])" office:value-type="float" office:value="0" calcext:value-type="float">
            <text:p>0,00</text:p>
          </table:table-cell>
          <table:table-cell table:style-name="ce2" table:formula="of:=[$cor_valid.M57]/SUM([$cor_valid.$A57:$cor_valid.$AMJ57])" office:value-type="float" office:value="0" calcext:value-type="float">
            <text:p>0,00</text:p>
          </table:table-cell>
          <table:table-cell table:style-name="ce2" table:formula="of:=[$cor_valid.N57]/SUM([$cor_valid.$A57:$cor_valid.$AMJ57])" office:value-type="float" office:value="0" calcext:value-type="float">
            <text:p>0,00</text:p>
          </table:table-cell>
          <table:table-cell table:style-name="ce2" table:formula="of:=[$cor_valid.O57]/SUM([$cor_valid.$A57:$cor_valid.$AMJ57])" office:value-type="float" office:value="0.00847582216196682" calcext:value-type="float">
            <text:p>0,01</text:p>
          </table:table-cell>
          <table:table-cell table:style-name="ce2" table:formula="of:=[$cor_valid.P57]/SUM([$cor_valid.$A57:$cor_valid.$AMJ57])" office:value-type="float" office:value="0" calcext:value-type="float">
            <text:p>0,00</text:p>
          </table:table-cell>
          <table:table-cell table:style-name="ce2" table:formula="of:=[$cor_valid.Q57]/SUM([$cor_valid.$A57:$cor_valid.$AMJ57])" office:value-type="float" office:value="0.000353370869409951" calcext:value-type="float">
            <text:p>0,00</text:p>
          </table:table-cell>
          <table:table-cell table:style-name="ce2" table:formula="of:=[$cor_valid.R57]/SUM([$cor_valid.$A57:$cor_valid.$AMJ57])" office:value-type="float" office:value="0.000911760995126583" calcext:value-type="float">
            <text:p>0,00</text:p>
          </table:table-cell>
          <table:table-cell table:style-name="ce2" table:formula="of:=[$cor_valid.S57]/SUM([$cor_valid.$A57:$cor_valid.$AMJ57])" office:value-type="float" office:value="0.0156539018345348" calcext:value-type="float">
            <text:p>0,02</text:p>
          </table:table-cell>
          <table:table-cell table:style-name="ce2" table:formula="of:=[$cor_valid.T57]/SUM([$cor_valid.$A57:$cor_valid.$AMJ57])" office:value-type="float" office:value="0" calcext:value-type="float">
            <text:p>0,00</text:p>
          </table:table-cell>
          <table:table-cell table:style-name="ce2" table:formula="of:=[$cor_valid.U57]/SUM([$cor_valid.$A57:$cor_valid.$AMJ57])" office:value-type="float" office:value="0.00236854710578031" calcext:value-type="float">
            <text:p>0,00</text:p>
          </table:table-cell>
          <table:table-cell table:style-name="ce2" table:formula="of:=[$cor_valid.V57]/SUM([$cor_valid.$A57:$cor_valid.$AMJ57])" office:value-type="float" office:value="0" calcext:value-type="float">
            <text:p>0,00</text:p>
          </table:table-cell>
          <table:table-cell table:style-name="ce2" table:formula="of:=[$cor_valid.W57]/SUM([$cor_valid.$A57:$cor_valid.$AMJ57])" office:value-type="float" office:value="0.00000133650101894838" calcext:value-type="float">
            <text:p>0,00</text:p>
          </table:table-cell>
          <table:table-cell table:style-name="ce2" table:formula="of:=[$cor_valid.X57]/SUM([$cor_valid.$A57:$cor_valid.$AMJ57])" office:value-type="float" office:value="0" calcext:value-type="float">
            <text:p>0,00</text:p>
          </table:table-cell>
          <table:table-cell table:style-name="ce2" table:formula="of:=[$cor_valid.Y57]/SUM([$cor_valid.$A57:$cor_valid.$AMJ57])" office:value-type="float" office:value="0.00043650123278854" calcext:value-type="float">
            <text:p>0,00</text:p>
          </table:table-cell>
          <table:table-cell table:style-name="ce2" table:formula="of:=[$cor_valid.Z57]/SUM([$cor_valid.$A57:$cor_valid.$AMJ57])" office:value-type="float" office:value="0.000221859169145431" calcext:value-type="float">
            <text:p>0,00</text:p>
          </table:table-cell>
          <table:table-cell table:style-name="ce2" table:formula="of:=[$cor_valid.AA57]/SUM([$cor_valid.$A57:$cor_valid.$AMJ57])" office:value-type="float" office:value="0.0000010692008151587" calcext:value-type="float">
            <text:p>0,00</text:p>
          </table:table-cell>
          <table:table-cell table:style-name="ce2" table:formula="of:=[$cor_valid.AB57]/SUM([$cor_valid.$A57:$cor_valid.$AMJ57])" office:value-type="float" office:value="0" calcext:value-type="float">
            <text:p>0,00</text:p>
          </table:table-cell>
          <table:table-cell table:style-name="ce2" table:formula="of:=[$cor_valid.AC57]/SUM([$cor_valid.$A57:$cor_valid.$AMJ57])" office:value-type="float" office:value="0.00227392283363877" calcext:value-type="float">
            <text:p>0,00</text:p>
          </table:table-cell>
          <table:table-cell table:style-name="ce2" table:formula="of:=[$cor_valid.AD57]/SUM([$cor_valid.$A57:$cor_valid.$AMJ57])" office:value-type="float" office:value="0.000628155478905737" calcext:value-type="float">
            <text:p>0,00</text:p>
          </table:table-cell>
          <table:table-cell table:style-name="ce2" table:formula="of:=[$cor_valid.AE57]/SUM([$cor_valid.$A57:$cor_valid.$AMJ57])" office:value-type="float" office:value="0.0000694980529853156" calcext:value-type="float">
            <text:p>0,00</text:p>
          </table:table-cell>
          <table:table-cell table:style-name="ce2" table:formula="of:=[$cor_valid.AF57]/SUM([$cor_valid.$A57:$cor_valid.$AMJ57])" office:value-type="float" office:value="0.0214396147455623" calcext:value-type="float">
            <text:p>0,02</text:p>
          </table:table-cell>
          <table:table-cell table:style-name="ce2" table:formula="of:=[$cor_valid.AG57]/SUM([$cor_valid.$A57:$cor_valid.$AMJ57])" office:value-type="float" office:value="0" calcext:value-type="float">
            <text:p>0,00</text:p>
          </table:table-cell>
          <table:table-cell table:style-name="ce2" table:formula="of:=[$cor_valid.AH57]/SUM([$cor_valid.$A57:$cor_valid.$AMJ57])" office:value-type="float" office:value="0" calcext:value-type="float">
            <text:p>0,00</text:p>
          </table:table-cell>
          <table:table-cell table:style-name="ce2" table:formula="of:=[$cor_valid.AI57]/SUM([$cor_valid.$A57:$cor_valid.$AMJ57])" office:value-type="float" office:value="0" calcext:value-type="float">
            <text:p>0,00</text:p>
          </table:table-cell>
          <table:table-cell table:style-name="ce2" table:formula="of:=[$cor_valid.AJ57]/SUM([$cor_valid.$A57:$cor_valid.$AMJ57])" office:value-type="float" office:value="0" calcext:value-type="float">
            <text:p>0,00</text:p>
          </table:table-cell>
          <table:table-cell table:style-name="ce2" table:formula="of:=[$cor_valid.AK57]/SUM([$cor_valid.$A57:$cor_valid.$AMJ57])" office:value-type="float" office:value="0.0007741013901749" calcext:value-type="float">
            <text:p>0,00</text:p>
          </table:table-cell>
          <table:table-cell table:style-name="ce2" table:formula="of:=[$cor_valid.AL57]/SUM([$cor_valid.$A57:$cor_valid.$AMJ57])" office:value-type="float" office:value="0" calcext:value-type="float">
            <text:p>0,00</text:p>
          </table:table-cell>
          <table:table-cell table:style-name="ce2" table:formula="of:=[$cor_valid.AM57]/SUM([$cor_valid.$A57:$cor_valid.$AMJ57])" office:value-type="float" office:value="0" calcext:value-type="float">
            <text:p>0,00</text:p>
          </table:table-cell>
          <table:table-cell table:style-name="ce2" table:formula="of:=[$cor_valid.AN57]/SUM([$cor_valid.$A57:$cor_valid.$AMJ57])" office:value-type="float" office:value="0" calcext:value-type="float">
            <text:p>0,00</text:p>
          </table:table-cell>
          <table:table-cell table:style-name="ce2" table:formula="of:=[$cor_valid.AO57]/SUM([$cor_valid.$A57:$cor_valid.$AMJ57])" office:value-type="float" office:value="0" calcext:value-type="float">
            <text:p>0,00</text:p>
          </table:table-cell>
          <table:table-cell table:style-name="ce2" table:formula="of:=[$cor_valid.AP57]/SUM([$cor_valid.$A57:$cor_valid.$AMJ57])" office:value-type="float" office:value="0" calcext:value-type="float">
            <text:p>0,00</text:p>
          </table:table-cell>
          <table:table-cell table:style-name="ce2" table:formula="of:=[$cor_valid.AQ57]/SUM([$cor_valid.$A57:$cor_valid.$AMJ57])" office:value-type="float" office:value="0" calcext:value-type="float">
            <text:p>0,00</text:p>
          </table:table-cell>
          <table:table-cell table:style-name="ce2" table:formula="of:=[$cor_valid.AR57]/SUM([$cor_valid.$A57:$cor_valid.$AMJ57])" office:value-type="float" office:value="0" calcext:value-type="float">
            <text:p>0,00</text:p>
          </table:table-cell>
          <table:table-cell table:style-name="ce2" table:formula="of:=[$cor_valid.AS57]/SUM([$cor_valid.$A57:$cor_valid.$AMJ57])" office:value-type="float" office:value="0" calcext:value-type="float">
            <text:p>0,00</text:p>
          </table:table-cell>
          <table:table-cell table:style-name="ce2" table:formula="of:=[$cor_valid.AT57]/SUM([$cor_valid.$A57:$cor_valid.$AMJ57])" office:value-type="float" office:value="0.000000801900611369026" calcext:value-type="float">
            <text:p>0,00</text:p>
          </table:table-cell>
          <table:table-cell table:style-name="ce2" table:formula="of:=[$cor_valid.AU57]/SUM([$cor_valid.$A57:$cor_valid.$AMJ57])" office:value-type="float" office:value="0.000846807045605691" calcext:value-type="float">
            <text:p>0,00</text:p>
          </table:table-cell>
          <table:table-cell table:style-name="ce2" table:formula="of:=[$cor_valid.AV57]/SUM([$cor_valid.$A57:$cor_valid.$AMJ57])" office:value-type="float" office:value="0.0000130977099856941" calcext:value-type="float">
            <text:p>0,00</text:p>
          </table:table-cell>
          <table:table-cell table:style-name="ce2" table:formula="of:=[$cor_valid.AW57]/SUM([$cor_valid.$A57:$cor_valid.$AMJ57])" office:value-type="float" office:value="0.0000400950305684513" calcext:value-type="float">
            <text:p>0,00</text:p>
          </table:table-cell>
          <table:table-cell table:style-name="ce2" table:formula="of:=[$cor_valid.AX57]/SUM([$cor_valid.$A57:$cor_valid.$AMJ57])" office:value-type="float" office:value="0.0000531927405541454" calcext:value-type="float">
            <text:p>0,00</text:p>
          </table:table-cell>
          <table:table-cell table:style-name="ce2" table:formula="of:=[$cor_valid.AY57]/SUM([$cor_valid.$A57:$cor_valid.$AMJ57])" office:value-type="float" office:value="0" calcext:value-type="float">
            <text:p>0,00</text:p>
          </table:table-cell>
          <table:table-cell table:style-name="ce2" table:formula="of:=[$cor_valid.AZ57]/SUM([$cor_valid.$A57:$cor_valid.$AMJ57])" office:value-type="float" office:value="0.00208868379241252" calcext:value-type="float">
            <text:p>0,00</text:p>
          </table:table-cell>
          <table:table-cell table:style-name="ce2" table:formula="of:=[$cor_valid.BA57]/SUM([$cor_valid.$A57:$cor_valid.$AMJ57])" office:value-type="float" office:value="0" calcext:value-type="float">
            <text:p>0,00</text:p>
          </table:table-cell>
          <table:table-cell table:style-name="ce2" table:formula="of:=[$cor_valid.BB57]/SUM([$cor_valid.$A57:$cor_valid.$AMJ57])" office:value-type="float" office:value="0.000716899146563909" calcext:value-type="float">
            <text:p>0,00</text:p>
          </table:table-cell>
          <table:table-cell table:style-name="ce2" table:formula="of:=[$cor_valid.BC57]/SUM([$cor_valid.$A57:$cor_valid.$AMJ57])" office:value-type="float" office:value="0" calcext:value-type="float">
            <text:p>0,00</text:p>
          </table:table-cell>
          <table:table-cell table:style-name="ce2" table:formula="of:=[$cor_valid.BD57]/SUM([$cor_valid.$A57:$cor_valid.$AMJ57])" office:value-type="float" office:value="0.00176845814827249" calcext:value-type="float">
            <text:p>0,00</text:p>
          </table:table-cell>
          <table:table-cell table:style-name="ce2" table:formula="of:=[$cor_valid.BE57]/SUM([$cor_valid.$A57:$cor_valid.$AMJ57])" office:value-type="float" office:value="0.918221373751975" calcext:value-type="float">
            <text:p>0,92</text:p>
          </table:table-cell>
          <table:table-cell table:style-name="ce2" table:formula="of:=[$cor_valid.BF57]/SUM([$cor_valid.$A57:$cor_valid.$AMJ57])" office:value-type="float" office:value="0" calcext:value-type="float">
            <text:p>0,00</text:p>
          </table:table-cell>
          <table:table-cell table:style-name="ce2" table:formula="of:=[$cor_valid.BG57]/SUM([$cor_valid.$A57:$cor_valid.$AMJ57])" office:value-type="float" office:value="0.000901336287178785" calcext:value-type="float">
            <text:p>0,00</text:p>
          </table:table-cell>
          <table:table-cell table:style-name="ce2" table:formula="of:=[$cor_valid.BH57]/SUM([$cor_valid.$A57:$cor_valid.$AMJ57])" office:value-type="float" office:value="0" calcext:value-type="float">
            <text:p>0,00</text:p>
          </table:table-cell>
          <table:table-cell table:style-name="ce2" table:formula="of:=[$cor_valid.BI57]/SUM([$cor_valid.$A57:$cor_valid.$AMJ57])" office:value-type="float" office:value="0" calcext:value-type="float">
            <text:p>0,00</text:p>
          </table:table-cell>
          <table:table-cell table:style-name="ce2" table:formula="of:=[$cor_valid.BJ57]/SUM([$cor_valid.$A57:$cor_valid.$AMJ57])" office:value-type="float" office:value="0" calcext:value-type="float">
            <text:p>0,00</text:p>
          </table:table-cell>
          <table:table-cell table:style-name="ce2" table:formula="of:=[$cor_valid.BK57]/SUM([$cor_valid.$A57:$cor_valid.$AMJ57])" office:value-type="float" office:value="0.000177220035112555" calcext:value-type="float">
            <text:p>0,00</text:p>
          </table:table-cell>
          <table:table-cell table:style-name="ce2" table:formula="of:=[$cor_valid.BL57]/SUM([$cor_valid.$A57:$cor_valid.$AMJ57])" office:value-type="float" office:value="0" calcext:value-type="float">
            <text:p>0,00</text:p>
          </table:table-cell>
          <table:table-cell table:style-name="ce2" table:formula="of:=[$cor_valid.BM57]/SUM([$cor_valid.$A57:$cor_valid.$AMJ57])" office:value-type="float" office:value="0.000256340895434299" calcext:value-type="float">
            <text:p>0,00</text:p>
          </table:table-cell>
          <table:table-cell table:style-name="ce2" table:formula="of:=[$cor_valid.BN57]/SUM([$cor_valid.$A57:$cor_valid.$AMJ57])" office:value-type="float" office:value="0.00360481054830756" calcext:value-type="float">
            <text:p>0,00</text:p>
          </table:table-cell>
          <table:table-cell table:style-name="ce2" table:formula="of:=[$cor_valid.BO57]/SUM([$cor_valid.$A57:$cor_valid.$AMJ57])" office:value-type="float" office:value="0.00459248480131041" calcext:value-type="float">
            <text:p>0,00</text:p>
          </table:table-cell>
          <table:table-cell/>
          <table:table-cell table:formula="of:=[.BR57]/SUM([.BR$1:.BR$1048576])" office:value-type="float" office:value="0.0338273965588323" calcext:value-type="float">
            <text:p>0,034</text:p>
          </table:table-cell>
          <table:table-cell table:formula="of:=SUM([$cor_valid.$A57:$cor_valid.$AMJ57])" office:value-type="float" office:value="3741112" calcext:value-type="float">
            <text:p>3741112</text:p>
          </table:table-cell>
          <table:table-cell table:number-columns-repeated="95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$cor_valid.B58]/SUM([$cor_valid.$A58:$cor_valid.$AMJ58])" office:value-type="float" office:value="0" calcext:value-type="float">
            <text:p>0,00</text:p>
          </table:table-cell>
          <table:table-cell table:style-name="ce2" table:formula="of:=[$cor_valid.C58]/SUM([$cor_valid.$A58:$cor_valid.$AMJ58])" office:value-type="float" office:value="0" calcext:value-type="float">
            <text:p>0,00</text:p>
          </table:table-cell>
          <table:table-cell table:style-name="ce2" table:formula="of:=[$cor_valid.D58]/SUM([$cor_valid.$A58:$cor_valid.$AMJ58])" office:value-type="float" office:value="0.000148875986303409" calcext:value-type="float">
            <text:p>0,00</text:p>
          </table:table-cell>
          <table:table-cell table:style-name="ce2" table:formula="of:=[$cor_valid.E58]/SUM([$cor_valid.$A58:$cor_valid.$AMJ58])" office:value-type="float" office:value="0.0351347327676046" calcext:value-type="float">
            <text:p>0,04</text:p>
          </table:table-cell>
          <table:table-cell table:style-name="ce2" table:formula="of:=[$cor_valid.F58]/SUM([$cor_valid.$A58:$cor_valid.$AMJ58])" office:value-type="float" office:value="0.000297751972606818" calcext:value-type="float">
            <text:p>0,00</text:p>
          </table:table-cell>
          <table:table-cell table:style-name="ce2" table:formula="of:=[$cor_valid.G58]/SUM([$cor_valid.$A58:$cor_valid.$AMJ58])" office:value-type="float" office:value="0" calcext:value-type="float">
            <text:p>0,00</text:p>
          </table:table-cell>
          <table:table-cell table:style-name="ce2" table:formula="of:=[$cor_valid.H58]/SUM([$cor_valid.$A58:$cor_valid.$AMJ58])" office:value-type="float" office:value="0" calcext:value-type="float">
            <text:p>0,00</text:p>
          </table:table-cell>
          <table:table-cell table:style-name="ce2" table:formula="of:=[$cor_valid.I58]/SUM([$cor_valid.$A58:$cor_valid.$AMJ58])" office:value-type="float" office:value="0" calcext:value-type="float">
            <text:p>0,00</text:p>
          </table:table-cell>
          <table:table-cell table:style-name="ce2" table:formula="of:=[$cor_valid.J58]/SUM([$cor_valid.$A58:$cor_valid.$AMJ58])" office:value-type="float" office:value="0" calcext:value-type="float">
            <text:p>0,00</text:p>
          </table:table-cell>
          <table:table-cell table:style-name="ce2" table:formula="of:=[$cor_valid.K58]/SUM([$cor_valid.$A58:$cor_valid.$AMJ58])" office:value-type="float" office:value="0" calcext:value-type="float">
            <text:p>0,00</text:p>
          </table:table-cell>
          <table:table-cell table:style-name="ce2" table:formula="of:=[$cor_valid.L58]/SUM([$cor_valid.$A58:$cor_valid.$AMJ58])" office:value-type="float" office:value="0" calcext:value-type="float">
            <text:p>0,00</text:p>
          </table:table-cell>
          <table:table-cell table:style-name="ce2" table:formula="of:=[$cor_valid.M58]/SUM([$cor_valid.$A58:$cor_valid.$AMJ58])" office:value-type="float" office:value="0" calcext:value-type="float">
            <text:p>0,00</text:p>
          </table:table-cell>
          <table:table-cell table:style-name="ce2" table:formula="of:=[$cor_valid.N58]/SUM([$cor_valid.$A58:$cor_valid.$AMJ58])" office:value-type="float" office:value="0" calcext:value-type="float">
            <text:p>0,00</text:p>
          </table:table-cell>
          <table:table-cell table:style-name="ce2" table:formula="of:=[$cor_valid.O58]/SUM([$cor_valid.$A58:$cor_valid.$AMJ58])" office:value-type="float" office:value="0.00342414768497841" calcext:value-type="float">
            <text:p>0,00</text:p>
          </table:table-cell>
          <table:table-cell table:style-name="ce2" table:formula="of:=[$cor_valid.P58]/SUM([$cor_valid.$A58:$cor_valid.$AMJ58])" office:value-type="float" office:value="0" calcext:value-type="float">
            <text:p>0,00</text:p>
          </table:table-cell>
          <table:table-cell table:style-name="ce2" table:formula="of:=[$cor_valid.Q58]/SUM([$cor_valid.$A58:$cor_valid.$AMJ58])" office:value-type="float" office:value="0.00119100789042727" calcext:value-type="float">
            <text:p>0,00</text:p>
          </table:table-cell>
          <table:table-cell table:style-name="ce2" table:formula="of:=[$cor_valid.R58]/SUM([$cor_valid.$A58:$cor_valid.$AMJ58])" office:value-type="float" office:value="0.00446627958910228" calcext:value-type="float">
            <text:p>0,00</text:p>
          </table:table-cell>
          <table:table-cell table:style-name="ce2" table:formula="of:=[$cor_valid.S58]/SUM([$cor_valid.$A58:$cor_valid.$AMJ58])" office:value-type="float" office:value="0.478338543992854" calcext:value-type="float">
            <text:p>0,48</text:p>
          </table:table-cell>
          <table:table-cell table:style-name="ce2" table:formula="of:=[$cor_valid.T58]/SUM([$cor_valid.$A58:$cor_valid.$AMJ58])" office:value-type="float" office:value="0" calcext:value-type="float">
            <text:p>0,00</text:p>
          </table:table-cell>
          <table:table-cell table:style-name="ce2" table:formula="of:=[$cor_valid.U58]/SUM([$cor_valid.$A58:$cor_valid.$AMJ58])" office:value-type="float" office:value="0" calcext:value-type="float">
            <text:p>0,00</text:p>
          </table:table-cell>
          <table:table-cell table:style-name="ce2" table:formula="of:=[$cor_valid.V58]/SUM([$cor_valid.$A58:$cor_valid.$AMJ58])" office:value-type="float" office:value="0" calcext:value-type="float">
            <text:p>0,00</text:p>
          </table:table-cell>
          <table:table-cell table:style-name="ce2" table:formula="of:=[$cor_valid.W58]/SUM([$cor_valid.$A58:$cor_valid.$AMJ58])" office:value-type="float" office:value="0" calcext:value-type="float">
            <text:p>0,00</text:p>
          </table:table-cell>
          <table:table-cell table:style-name="ce2" table:formula="of:=[$cor_valid.X58]/SUM([$cor_valid.$A58:$cor_valid.$AMJ58])" office:value-type="float" office:value="0" calcext:value-type="float">
            <text:p>0,00</text:p>
          </table:table-cell>
          <table:table-cell table:style-name="ce2" table:formula="of:=[$cor_valid.Y58]/SUM([$cor_valid.$A58:$cor_valid.$AMJ58])" office:value-type="float" office:value="0" calcext:value-type="float">
            <text:p>0,00</text:p>
          </table:table-cell>
          <table:table-cell table:style-name="ce2" table:formula="of:=[$cor_valid.Z58]/SUM([$cor_valid.$A58:$cor_valid.$AMJ58])" office:value-type="float" office:value="0" calcext:value-type="float">
            <text:p>0,00</text:p>
          </table:table-cell>
          <table:table-cell table:style-name="ce2" table:formula="of:=[$cor_valid.AA58]/SUM([$cor_valid.$A58:$cor_valid.$AMJ58])" office:value-type="float" office:value="0" calcext:value-type="float">
            <text:p>0,00</text:p>
          </table:table-cell>
          <table:table-cell table:style-name="ce2" table:formula="of:=[$cor_valid.AB58]/SUM([$cor_valid.$A58:$cor_valid.$AMJ58])" office:value-type="float" office:value="0" calcext:value-type="float">
            <text:p>0,00</text:p>
          </table:table-cell>
          <table:table-cell table:style-name="ce2" table:formula="of:=[$cor_valid.AC58]/SUM([$cor_valid.$A58:$cor_valid.$AMJ58])" office:value-type="float" office:value="0.00119100789042727" calcext:value-type="float">
            <text:p>0,00</text:p>
          </table:table-cell>
          <table:table-cell table:style-name="ce2" table:formula="of:=[$cor_valid.AD58]/SUM([$cor_valid.$A58:$cor_valid.$AMJ58])" office:value-type="float" office:value="0" calcext:value-type="float">
            <text:p>0,00</text:p>
          </table:table-cell>
          <table:table-cell table:style-name="ce2" table:formula="of:=[$cor_valid.AE58]/SUM([$cor_valid.$A58:$cor_valid.$AMJ58])" office:value-type="float" office:value="0" calcext:value-type="float">
            <text:p>0,00</text:p>
          </table:table-cell>
          <table:table-cell table:style-name="ce2" table:formula="of:=[$cor_valid.AF58]/SUM([$cor_valid.$A58:$cor_valid.$AMJ58])" office:value-type="float" office:value="0.0522554711924967" calcext:value-type="float">
            <text:p>0,05</text:p>
          </table:table-cell>
          <table:table-cell table:style-name="ce2" table:formula="of:=[$cor_valid.AG58]/SUM([$cor_valid.$A58:$cor_valid.$AMJ58])" office:value-type="float" office:value="0" calcext:value-type="float">
            <text:p>0,00</text:p>
          </table:table-cell>
          <table:table-cell table:style-name="ce2" table:formula="of:=[$cor_valid.AH58]/SUM([$cor_valid.$A58:$cor_valid.$AMJ58])" office:value-type="float" office:value="0" calcext:value-type="float">
            <text:p>0,00</text:p>
          </table:table-cell>
          <table:table-cell table:style-name="ce2" table:formula="of:=[$cor_valid.AI58]/SUM([$cor_valid.$A58:$cor_valid.$AMJ58])" office:value-type="float" office:value="0" calcext:value-type="float">
            <text:p>0,00</text:p>
          </table:table-cell>
          <table:table-cell table:style-name="ce2" table:formula="of:=[$cor_valid.AJ58]/SUM([$cor_valid.$A58:$cor_valid.$AMJ58])" office:value-type="float" office:value="0" calcext:value-type="float">
            <text:p>0,00</text:p>
          </table:table-cell>
          <table:table-cell table:style-name="ce2" table:formula="of:=[$cor_valid.AK58]/SUM([$cor_valid.$A58:$cor_valid.$AMJ58])" office:value-type="float" office:value="0.00357302367128182" calcext:value-type="float">
            <text:p>0,00</text:p>
          </table:table-cell>
          <table:table-cell table:style-name="ce2" table:formula="of:=[$cor_valid.AL58]/SUM([$cor_valid.$A58:$cor_valid.$AMJ58])" office:value-type="float" office:value="0" calcext:value-type="float">
            <text:p>0,00</text:p>
          </table:table-cell>
          <table:table-cell table:style-name="ce2" table:formula="of:=[$cor_valid.AM58]/SUM([$cor_valid.$A58:$cor_valid.$AMJ58])" office:value-type="float" office:value="0" calcext:value-type="float">
            <text:p>0,00</text:p>
          </table:table-cell>
          <table:table-cell table:style-name="ce2" table:formula="of:=[$cor_valid.AN58]/SUM([$cor_valid.$A58:$cor_valid.$AMJ58])" office:value-type="float" office:value="0" calcext:value-type="float">
            <text:p>0,00</text:p>
          </table:table-cell>
          <table:table-cell table:style-name="ce2" table:formula="of:=[$cor_valid.AO58]/SUM([$cor_valid.$A58:$cor_valid.$AMJ58])" office:value-type="float" office:value="0" calcext:value-type="float">
            <text:p>0,00</text:p>
          </table:table-cell>
          <table:table-cell table:style-name="ce2" table:formula="of:=[$cor_valid.AP58]/SUM([$cor_valid.$A58:$cor_valid.$AMJ58])" office:value-type="float" office:value="0" calcext:value-type="float">
            <text:p>0,00</text:p>
          </table:table-cell>
          <table:table-cell table:style-name="ce2" table:formula="of:=[$cor_valid.AQ58]/SUM([$cor_valid.$A58:$cor_valid.$AMJ58])" office:value-type="float" office:value="0" calcext:value-type="float">
            <text:p>0,00</text:p>
          </table:table-cell>
          <table:table-cell table:style-name="ce2" table:formula="of:=[$cor_valid.AR58]/SUM([$cor_valid.$A58:$cor_valid.$AMJ58])" office:value-type="float" office:value="0" calcext:value-type="float">
            <text:p>0,00</text:p>
          </table:table-cell>
          <table:table-cell table:style-name="ce2" table:formula="of:=[$cor_valid.AS58]/SUM([$cor_valid.$A58:$cor_valid.$AMJ58])" office:value-type="float" office:value="0" calcext:value-type="float">
            <text:p>0,00</text:p>
          </table:table-cell>
          <table:table-cell table:style-name="ce2" table:formula="of:=[$cor_valid.AT58]/SUM([$cor_valid.$A58:$cor_valid.$AMJ58])" office:value-type="float" office:value="0" calcext:value-type="float">
            <text:p>0,00</text:p>
          </table:table-cell>
          <table:table-cell table:style-name="ce2" table:formula="of:=[$cor_valid.AU58]/SUM([$cor_valid.$A58:$cor_valid.$AMJ58])" office:value-type="float" office:value="0" calcext:value-type="float">
            <text:p>0,00</text:p>
          </table:table-cell>
          <table:table-cell table:style-name="ce2" table:formula="of:=[$cor_valid.AV58]/SUM([$cor_valid.$A58:$cor_valid.$AMJ58])" office:value-type="float" office:value="0" calcext:value-type="float">
            <text:p>0,00</text:p>
          </table:table-cell>
          <table:table-cell table:style-name="ce2" table:formula="of:=[$cor_valid.AW58]/SUM([$cor_valid.$A58:$cor_valid.$AMJ58])" office:value-type="float" office:value="0" calcext:value-type="float">
            <text:p>0,00</text:p>
          </table:table-cell>
          <table:table-cell table:style-name="ce2" table:formula="of:=[$cor_valid.AX58]/SUM([$cor_valid.$A58:$cor_valid.$AMJ58])" office:value-type="float" office:value="0" calcext:value-type="float">
            <text:p>0,00</text:p>
          </table:table-cell>
          <table:table-cell table:style-name="ce2" table:formula="of:=[$cor_valid.AY58]/SUM([$cor_valid.$A58:$cor_valid.$AMJ58])" office:value-type="float" office:value="0" calcext:value-type="float">
            <text:p>0,00</text:p>
          </table:table-cell>
          <table:table-cell table:style-name="ce2" table:formula="of:=[$cor_valid.AZ58]/SUM([$cor_valid.$A58:$cor_valid.$AMJ58])" office:value-type="float" office:value="0.00267976775346137" calcext:value-type="float">
            <text:p>0,00</text:p>
          </table:table-cell>
          <table:table-cell table:style-name="ce2" table:formula="of:=[$cor_valid.BA58]/SUM([$cor_valid.$A58:$cor_valid.$AMJ58])" office:value-type="float" office:value="0" calcext:value-type="float">
            <text:p>0,00</text:p>
          </table:table-cell>
          <table:table-cell table:style-name="ce2" table:formula="of:=[$cor_valid.BB58]/SUM([$cor_valid.$A58:$cor_valid.$AMJ58])" office:value-type="float" office:value="0" calcext:value-type="float">
            <text:p>0,00</text:p>
          </table:table-cell>
          <table:table-cell table:style-name="ce2" table:formula="of:=[$cor_valid.BC58]/SUM([$cor_valid.$A58:$cor_valid.$AMJ58])" office:value-type="float" office:value="0" calcext:value-type="float">
            <text:p>0,00</text:p>
          </table:table-cell>
          <table:table-cell table:style-name="ce2" table:formula="of:=[$cor_valid.BD58]/SUM([$cor_valid.$A58:$cor_valid.$AMJ58])" office:value-type="float" office:value="0.0218847699866012" calcext:value-type="float">
            <text:p>0,02</text:p>
          </table:table-cell>
          <table:table-cell table:style-name="ce2" table:formula="of:=[$cor_valid.BE58]/SUM([$cor_valid.$A58:$cor_valid.$AMJ58])" office:value-type="float" office:value="0.383951168676492" calcext:value-type="float">
            <text:p>0,38</text:p>
          </table:table-cell>
          <table:table-cell table:style-name="ce2" table:formula="of:=[$cor_valid.BF58]/SUM([$cor_valid.$A58:$cor_valid.$AMJ58])" office:value-type="float" office:value="0" calcext:value-type="float">
            <text:p>0,00</text:p>
          </table:table-cell>
          <table:table-cell table:style-name="ce2" table:formula="of:=[$cor_valid.BG58]/SUM([$cor_valid.$A58:$cor_valid.$AMJ58])" office:value-type="float" office:value="0" calcext:value-type="float">
            <text:p>0,00</text:p>
          </table:table-cell>
          <table:table-cell table:style-name="ce2" table:formula="of:=[$cor_valid.BH58]/SUM([$cor_valid.$A58:$cor_valid.$AMJ58])" office:value-type="float" office:value="0" calcext:value-type="float">
            <text:p>0,00</text:p>
          </table:table-cell>
          <table:table-cell table:style-name="ce2" table:formula="of:=[$cor_valid.BI58]/SUM([$cor_valid.$A58:$cor_valid.$AMJ58])" office:value-type="float" office:value="0" calcext:value-type="float">
            <text:p>0,00</text:p>
          </table:table-cell>
          <table:table-cell table:style-name="ce2" table:formula="of:=[$cor_valid.BJ58]/SUM([$cor_valid.$A58:$cor_valid.$AMJ58])" office:value-type="float" office:value="0" calcext:value-type="float">
            <text:p>0,00</text:p>
          </table:table-cell>
          <table:table-cell table:style-name="ce2" table:formula="of:=[$cor_valid.BK58]/SUM([$cor_valid.$A58:$cor_valid.$AMJ58])" office:value-type="float" office:value="0.00223313979455114" calcext:value-type="float">
            <text:p>0,00</text:p>
          </table:table-cell>
          <table:table-cell table:style-name="ce2" table:formula="of:=[$cor_valid.BL58]/SUM([$cor_valid.$A58:$cor_valid.$AMJ58])" office:value-type="float" office:value="0" calcext:value-type="float">
            <text:p>0,00</text:p>
          </table:table-cell>
          <table:table-cell table:style-name="ce2" table:formula="of:=[$cor_valid.BM58]/SUM([$cor_valid.$A58:$cor_valid.$AMJ58])" office:value-type="float" office:value="0" calcext:value-type="float">
            <text:p>0,00</text:p>
          </table:table-cell>
          <table:table-cell table:style-name="ce2" table:formula="of:=[$cor_valid.BN58]/SUM([$cor_valid.$A58:$cor_valid.$AMJ58])" office:value-type="float" office:value="0" calcext:value-type="float">
            <text:p>0,00</text:p>
          </table:table-cell>
          <table:table-cell table:style-name="ce2" table:formula="of:=[$cor_valid.BO58]/SUM([$cor_valid.$A58:$cor_valid.$AMJ58])" office:value-type="float" office:value="0.000893255917820455" calcext:value-type="float">
            <text:p>0,00</text:p>
          </table:table-cell>
          <table:table-cell/>
          <table:table-cell table:formula="of:=[.BR58]/SUM([.BR$1:.BR$1048576])" office:value-type="float" office:value="0.0000607355841486907" calcext:value-type="float">
            <text:p>0,000</text:p>
          </table:table-cell>
          <table:table-cell table:formula="of:=SUM([$cor_valid.$A58:$cor_valid.$AMJ58])" office:value-type="float" office:value="6717" calcext:value-type="float">
            <text:p>6717</text:p>
          </table:table-cell>
          <table:table-cell table:number-columns-repeated="95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$cor_valid.B59]/SUM([$cor_valid.$A59:$cor_valid.$AMJ59])" office:value-type="float" office:value="0" calcext:value-type="float">
            <text:p>0,00</text:p>
          </table:table-cell>
          <table:table-cell table:style-name="ce2" table:formula="of:=[$cor_valid.C59]/SUM([$cor_valid.$A59:$cor_valid.$AMJ59])" office:value-type="float" office:value="0" calcext:value-type="float">
            <text:p>0,00</text:p>
          </table:table-cell>
          <table:table-cell table:style-name="ce2" table:formula="of:=[$cor_valid.D59]/SUM([$cor_valid.$A59:$cor_valid.$AMJ59])" office:value-type="float" office:value="0.000261357521715735" calcext:value-type="float">
            <text:p>0,00</text:p>
          </table:table-cell>
          <table:table-cell table:style-name="ce2" table:formula="of:=[$cor_valid.E59]/SUM([$cor_valid.$A59:$cor_valid.$AMJ59])" office:value-type="float" office:value="0.0329925436236452" calcext:value-type="float">
            <text:p>0,03</text:p>
          </table:table-cell>
          <table:table-cell table:style-name="ce2" table:formula="of:=[$cor_valid.F59]/SUM([$cor_valid.$A59:$cor_valid.$AMJ59])" office:value-type="float" office:value="0.0000153739718656315" calcext:value-type="float">
            <text:p>0,00</text:p>
          </table:table-cell>
          <table:table-cell table:style-name="ce2" table:formula="of:=[$cor_valid.G59]/SUM([$cor_valid.$A59:$cor_valid.$AMJ59])" office:value-type="float" office:value="0" calcext:value-type="float">
            <text:p>0,00</text:p>
          </table:table-cell>
          <table:table-cell table:style-name="ce2" table:formula="of:=[$cor_valid.H59]/SUM([$cor_valid.$A59:$cor_valid.$AMJ59])" office:value-type="float" office:value="0" calcext:value-type="float">
            <text:p>0,00</text:p>
          </table:table-cell>
          <table:table-cell table:style-name="ce2" table:formula="of:=[$cor_valid.I59]/SUM([$cor_valid.$A59:$cor_valid.$AMJ59])" office:value-type="float" office:value="0" calcext:value-type="float">
            <text:p>0,00</text:p>
          </table:table-cell>
          <table:table-cell table:style-name="ce2" table:formula="of:=[$cor_valid.J59]/SUM([$cor_valid.$A59:$cor_valid.$AMJ59])" office:value-type="float" office:value="0" calcext:value-type="float">
            <text:p>0,00</text:p>
          </table:table-cell>
          <table:table-cell table:style-name="ce2" table:formula="of:=[$cor_valid.K59]/SUM([$cor_valid.$A59:$cor_valid.$AMJ59])" office:value-type="float" office:value="0" calcext:value-type="float">
            <text:p>0,00</text:p>
          </table:table-cell>
          <table:table-cell table:style-name="ce2" table:formula="of:=[$cor_valid.L59]/SUM([$cor_valid.$A59:$cor_valid.$AMJ59])" office:value-type="float" office:value="0" calcext:value-type="float">
            <text:p>0,00</text:p>
          </table:table-cell>
          <table:table-cell table:style-name="ce2" table:formula="of:=[$cor_valid.M59]/SUM([$cor_valid.$A59:$cor_valid.$AMJ59])" office:value-type="float" office:value="0" calcext:value-type="float">
            <text:p>0,00</text:p>
          </table:table-cell>
          <table:table-cell table:style-name="ce2" table:formula="of:=[$cor_valid.N59]/SUM([$cor_valid.$A59:$cor_valid.$AMJ59])" office:value-type="float" office:value="0" calcext:value-type="float">
            <text:p>0,00</text:p>
          </table:table-cell>
          <table:table-cell table:style-name="ce2" table:formula="of:=[$cor_valid.O59]/SUM([$cor_valid.$A59:$cor_valid.$AMJ59])" office:value-type="float" office:value="0.0111615035744485" calcext:value-type="float">
            <text:p>0,01</text:p>
          </table:table-cell>
          <table:table-cell table:style-name="ce2" table:formula="of:=[$cor_valid.P59]/SUM([$cor_valid.$A59:$cor_valid.$AMJ59])" office:value-type="float" office:value="0" calcext:value-type="float">
            <text:p>0,00</text:p>
          </table:table-cell>
          <table:table-cell table:style-name="ce2" table:formula="of:=[$cor_valid.Q59]/SUM([$cor_valid.$A59:$cor_valid.$AMJ59])" office:value-type="float" office:value="0.00159889307402567" calcext:value-type="float">
            <text:p>0,00</text:p>
          </table:table-cell>
          <table:table-cell table:style-name="ce2" table:formula="of:=[$cor_valid.R59]/SUM([$cor_valid.$A59:$cor_valid.$AMJ59])" office:value-type="float" office:value="0" calcext:value-type="float">
            <text:p>0,00</text:p>
          </table:table-cell>
          <table:table-cell table:style-name="ce2" table:formula="of:=[$cor_valid.S59]/SUM([$cor_valid.$A59:$cor_valid.$AMJ59])" office:value-type="float" office:value="0.0374663694365439" calcext:value-type="float">
            <text:p>0,04</text:p>
          </table:table-cell>
          <table:table-cell table:style-name="ce2" table:formula="of:=[$cor_valid.T59]/SUM([$cor_valid.$A59:$cor_valid.$AMJ59])" office:value-type="float" office:value="0" calcext:value-type="float">
            <text:p>0,00</text:p>
          </table:table-cell>
          <table:table-cell table:style-name="ce2" table:formula="of:=[$cor_valid.U59]/SUM([$cor_valid.$A59:$cor_valid.$AMJ59])" office:value-type="float" office:value="0.146467829963871" calcext:value-type="float">
            <text:p>0,15</text:p>
          </table:table-cell>
          <table:table-cell table:style-name="ce2" table:formula="of:=[$cor_valid.V59]/SUM([$cor_valid.$A59:$cor_valid.$AMJ59])" office:value-type="float" office:value="0" calcext:value-type="float">
            <text:p>0,00</text:p>
          </table:table-cell>
          <table:table-cell table:style-name="ce2" table:formula="of:=[$cor_valid.W59]/SUM([$cor_valid.$A59:$cor_valid.$AMJ59])" office:value-type="float" office:value="0.000322853409178261" calcext:value-type="float">
            <text:p>0,00</text:p>
          </table:table-cell>
          <table:table-cell table:style-name="ce2" table:formula="of:=[$cor_valid.X59]/SUM([$cor_valid.$A59:$cor_valid.$AMJ59])" office:value-type="float" office:value="0" calcext:value-type="float">
            <text:p>0,00</text:p>
          </table:table-cell>
          <table:table-cell table:style-name="ce2" table:formula="of:=[$cor_valid.Y59]/SUM([$cor_valid.$A59:$cor_valid.$AMJ59])" office:value-type="float" office:value="0.00344376969790145" calcext:value-type="float">
            <text:p>0,00</text:p>
          </table:table-cell>
          <table:table-cell table:style-name="ce2" table:formula="of:=[$cor_valid.Z59]/SUM([$cor_valid.$A59:$cor_valid.$AMJ59])" office:value-type="float" office:value="0.000030747943731263" calcext:value-type="float">
            <text:p>0,00</text:p>
          </table:table-cell>
          <table:table-cell table:style-name="ce2" table:formula="of:=[$cor_valid.AA59]/SUM([$cor_valid.$A59:$cor_valid.$AMJ59])" office:value-type="float" office:value="0" calcext:value-type="float">
            <text:p>0,00</text:p>
          </table:table-cell>
          <table:table-cell table:style-name="ce2" table:formula="of:=[$cor_valid.AB59]/SUM([$cor_valid.$A59:$cor_valid.$AMJ59])" office:value-type="float" office:value="0" calcext:value-type="float">
            <text:p>0,00</text:p>
          </table:table-cell>
          <table:table-cell table:style-name="ce2" table:formula="of:=[$cor_valid.AC59]/SUM([$cor_valid.$A59:$cor_valid.$AMJ59])" office:value-type="float" office:value="0.0000153739718656315" calcext:value-type="float">
            <text:p>0,00</text:p>
          </table:table-cell>
          <table:table-cell table:style-name="ce2" table:formula="of:=[$cor_valid.AD59]/SUM([$cor_valid.$A59:$cor_valid.$AMJ59])" office:value-type="float" office:value="0.00041509724037205" calcext:value-type="float">
            <text:p>0,00</text:p>
          </table:table-cell>
          <table:table-cell table:style-name="ce2" table:formula="of:=[$cor_valid.AE59]/SUM([$cor_valid.$A59:$cor_valid.$AMJ59])" office:value-type="float" office:value="0.0000153739718656315" calcext:value-type="float">
            <text:p>0,00</text:p>
          </table:table-cell>
          <table:table-cell table:style-name="ce2" table:formula="of:=[$cor_valid.AF59]/SUM([$cor_valid.$A59:$cor_valid.$AMJ59])" office:value-type="float" office:value="0.0331616573141671" calcext:value-type="float">
            <text:p>0,03</text:p>
          </table:table-cell>
          <table:table-cell table:style-name="ce2" table:formula="of:=[$cor_valid.AG59]/SUM([$cor_valid.$A59:$cor_valid.$AMJ59])" office:value-type="float" office:value="0" calcext:value-type="float">
            <text:p>0,00</text:p>
          </table:table-cell>
          <table:table-cell table:style-name="ce2" table:formula="of:=[$cor_valid.AH59]/SUM([$cor_valid.$A59:$cor_valid.$AMJ59])" office:value-type="float" office:value="0" calcext:value-type="float">
            <text:p>0,00</text:p>
          </table:table-cell>
          <table:table-cell table:style-name="ce2" table:formula="of:=[$cor_valid.AI59]/SUM([$cor_valid.$A59:$cor_valid.$AMJ59])" office:value-type="float" office:value="0" calcext:value-type="float">
            <text:p>0,00</text:p>
          </table:table-cell>
          <table:table-cell table:style-name="ce2" table:formula="of:=[$cor_valid.AJ59]/SUM([$cor_valid.$A59:$cor_valid.$AMJ59])" office:value-type="float" office:value="0" calcext:value-type="float">
            <text:p>0,00</text:p>
          </table:table-cell>
          <table:table-cell table:style-name="ce2" table:formula="of:=[$cor_valid.AK59]/SUM([$cor_valid.$A59:$cor_valid.$AMJ59])" office:value-type="float" office:value="0.000245983549850104" calcext:value-type="float">
            <text:p>0,00</text:p>
          </table:table-cell>
          <table:table-cell table:style-name="ce2" table:formula="of:=[$cor_valid.AL59]/SUM([$cor_valid.$A59:$cor_valid.$AMJ59])" office:value-type="float" office:value="0" calcext:value-type="float">
            <text:p>0,00</text:p>
          </table:table-cell>
          <table:table-cell table:style-name="ce2" table:formula="of:=[$cor_valid.AM59]/SUM([$cor_valid.$A59:$cor_valid.$AMJ59])" office:value-type="float" office:value="0" calcext:value-type="float">
            <text:p>0,00</text:p>
          </table:table-cell>
          <table:table-cell table:style-name="ce2" table:formula="of:=[$cor_valid.AN59]/SUM([$cor_valid.$A59:$cor_valid.$AMJ59])" office:value-type="float" office:value="0" calcext:value-type="float">
            <text:p>0,00</text:p>
          </table:table-cell>
          <table:table-cell table:style-name="ce2" table:formula="of:=[$cor_valid.AO59]/SUM([$cor_valid.$A59:$cor_valid.$AMJ59])" office:value-type="float" office:value="0" calcext:value-type="float">
            <text:p>0,00</text:p>
          </table:table-cell>
          <table:table-cell table:style-name="ce2" table:formula="of:=[$cor_valid.AP59]/SUM([$cor_valid.$A59:$cor_valid.$AMJ59])" office:value-type="float" office:value="0" calcext:value-type="float">
            <text:p>0,00</text:p>
          </table:table-cell>
          <table:table-cell table:style-name="ce2" table:formula="of:=[$cor_valid.AQ59]/SUM([$cor_valid.$A59:$cor_valid.$AMJ59])" office:value-type="float" office:value="0" calcext:value-type="float">
            <text:p>0,00</text:p>
          </table:table-cell>
          <table:table-cell table:style-name="ce2" table:formula="of:=[$cor_valid.AR59]/SUM([$cor_valid.$A59:$cor_valid.$AMJ59])" office:value-type="float" office:value="0" calcext:value-type="float">
            <text:p>0,00</text:p>
          </table:table-cell>
          <table:table-cell table:style-name="ce2" table:formula="of:=[$cor_valid.AS59]/SUM([$cor_valid.$A59:$cor_valid.$AMJ59])" office:value-type="float" office:value="0" calcext:value-type="float">
            <text:p>0,00</text:p>
          </table:table-cell>
          <table:table-cell table:style-name="ce2" table:formula="of:=[$cor_valid.AT59]/SUM([$cor_valid.$A59:$cor_valid.$AMJ59])" office:value-type="float" office:value="0" calcext:value-type="float">
            <text:p>0,00</text:p>
          </table:table-cell>
          <table:table-cell table:style-name="ce2" table:formula="of:=[$cor_valid.AU59]/SUM([$cor_valid.$A59:$cor_valid.$AMJ59])" office:value-type="float" office:value="0.00132216158044431" calcext:value-type="float">
            <text:p>0,00</text:p>
          </table:table-cell>
          <table:table-cell table:style-name="ce2" table:formula="of:=[$cor_valid.AV59]/SUM([$cor_valid.$A59:$cor_valid.$AMJ59])" office:value-type="float" office:value="0" calcext:value-type="float">
            <text:p>0,00</text:p>
          </table:table-cell>
          <table:table-cell table:style-name="ce2" table:formula="of:=[$cor_valid.AW59]/SUM([$cor_valid.$A59:$cor_valid.$AMJ59])" office:value-type="float" office:value="0" calcext:value-type="float">
            <text:p>0,00</text:p>
          </table:table-cell>
          <table:table-cell table:style-name="ce2" table:formula="of:=[$cor_valid.AX59]/SUM([$cor_valid.$A59:$cor_valid.$AMJ59])" office:value-type="float" office:value="0.00255207932969483" calcext:value-type="float">
            <text:p>0,00</text:p>
          </table:table-cell>
          <table:table-cell table:style-name="ce2" table:formula="of:=[$cor_valid.AY59]/SUM([$cor_valid.$A59:$cor_valid.$AMJ59])" office:value-type="float" office:value="0" calcext:value-type="float">
            <text:p>0,00</text:p>
          </table:table-cell>
          <table:table-cell table:style-name="ce2" table:formula="of:=[$cor_valid.AZ59]/SUM([$cor_valid.$A59:$cor_valid.$AMJ59])" office:value-type="float" office:value="0.00381274502267661" calcext:value-type="float">
            <text:p>0,00</text:p>
          </table:table-cell>
          <table:table-cell table:style-name="ce2" table:formula="of:=[$cor_valid.BA59]/SUM([$cor_valid.$A59:$cor_valid.$AMJ59])" office:value-type="float" office:value="0" calcext:value-type="float">
            <text:p>0,00</text:p>
          </table:table-cell>
          <table:table-cell table:style-name="ce2" table:formula="of:=[$cor_valid.BB59]/SUM([$cor_valid.$A59:$cor_valid.$AMJ59])" office:value-type="float" office:value="0.0619263586747636" calcext:value-type="float">
            <text:p>0,06</text:p>
          </table:table-cell>
          <table:table-cell table:style-name="ce2" table:formula="of:=[$cor_valid.BC59]/SUM([$cor_valid.$A59:$cor_valid.$AMJ59])" office:value-type="float" office:value="0" calcext:value-type="float">
            <text:p>0,00</text:p>
          </table:table-cell>
          <table:table-cell table:style-name="ce2" table:formula="of:=[$cor_valid.BD59]/SUM([$cor_valid.$A59:$cor_valid.$AMJ59])" office:value-type="float" office:value="0.0000461219155968945" calcext:value-type="float">
            <text:p>0,00</text:p>
          </table:table-cell>
          <table:table-cell table:style-name="ce2" table:formula="of:=[$cor_valid.BE59]/SUM([$cor_valid.$A59:$cor_valid.$AMJ59])" office:value-type="float" office:value="0.503328464908909" calcext:value-type="float">
            <text:p>0,50</text:p>
          </table:table-cell>
          <table:table-cell table:style-name="ce2" table:formula="of:=[$cor_valid.BF59]/SUM([$cor_valid.$A59:$cor_valid.$AMJ59])" office:value-type="float" office:value="0" calcext:value-type="float">
            <text:p>0,00</text:p>
          </table:table-cell>
          <table:table-cell table:style-name="ce2" table:formula="of:=[$cor_valid.BG59]/SUM([$cor_valid.$A59:$cor_valid.$AMJ59])" office:value-type="float" office:value="0.122161580444308" calcext:value-type="float">
            <text:p>0,12</text:p>
          </table:table-cell>
          <table:table-cell table:style-name="ce2" table:formula="of:=[$cor_valid.BH59]/SUM([$cor_valid.$A59:$cor_valid.$AMJ59])" office:value-type="float" office:value="0" calcext:value-type="float">
            <text:p>0,00</text:p>
          </table:table-cell>
          <table:table-cell table:style-name="ce2" table:formula="of:=[$cor_valid.BI59]/SUM([$cor_valid.$A59:$cor_valid.$AMJ59])" office:value-type="float" office:value="0" calcext:value-type="float">
            <text:p>0,00</text:p>
          </table:table-cell>
          <table:table-cell table:style-name="ce2" table:formula="of:=[$cor_valid.BJ59]/SUM([$cor_valid.$A59:$cor_valid.$AMJ59])" office:value-type="float" office:value="0" calcext:value-type="float">
            <text:p>0,00</text:p>
          </table:table-cell>
          <table:table-cell table:style-name="ce2" table:formula="of:=[$cor_valid.BK59]/SUM([$cor_valid.$A59:$cor_valid.$AMJ59])" office:value-type="float" office:value="0.0000153739718656315" calcext:value-type="float">
            <text:p>0,00</text:p>
          </table:table-cell>
          <table:table-cell table:style-name="ce2" table:formula="of:=[$cor_valid.BL59]/SUM([$cor_valid.$A59:$cor_valid.$AMJ59])" office:value-type="float" office:value="0" calcext:value-type="float">
            <text:p>0,00</text:p>
          </table:table-cell>
          <table:table-cell table:style-name="ce2" table:formula="of:=[$cor_valid.BM59]/SUM([$cor_valid.$A59:$cor_valid.$AMJ59])" office:value-type="float" office:value="0" calcext:value-type="float">
            <text:p>0,00</text:p>
          </table:table-cell>
          <table:table-cell table:style-name="ce2" table:formula="of:=[$cor_valid.BN59]/SUM([$cor_valid.$A59:$cor_valid.$AMJ59])" office:value-type="float" office:value="0.00265969713275425" calcext:value-type="float">
            <text:p>0,00</text:p>
          </table:table-cell>
          <table:table-cell table:style-name="ce2" table:formula="of:=[$cor_valid.BO59]/SUM([$cor_valid.$A59:$cor_valid.$AMJ59])" office:value-type="float" office:value="0.0336843723575986" calcext:value-type="float">
            <text:p>0,03</text:p>
          </table:table-cell>
          <table:table-cell/>
          <table:table-cell table:formula="of:=[.BR59]/SUM([.BR$1:.BR$1048576])" office:value-type="float" office:value="0.000588141442749976" calcext:value-type="float">
            <text:p>0,001</text:p>
          </table:table-cell>
          <table:table-cell table:formula="of:=SUM([$cor_valid.$A59:$cor_valid.$AMJ59])" office:value-type="float" office:value="65045" calcext:value-type="float">
            <text:p>65045</text:p>
          </table:table-cell>
          <table:table-cell table:number-columns-repeated="95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$cor_valid.B60]/SUM([$cor_valid.$A60:$cor_valid.$AMJ60])" office:value-type="float" office:value="0" calcext:value-type="float">
            <text:p>0,00</text:p>
          </table:table-cell>
          <table:table-cell table:style-name="ce2" table:formula="of:=[$cor_valid.C60]/SUM([$cor_valid.$A60:$cor_valid.$AMJ60])" office:value-type="float" office:value="0" calcext:value-type="float">
            <text:p>0,00</text:p>
          </table:table-cell>
          <table:table-cell table:style-name="ce2" table:formula="of:=[$cor_valid.D60]/SUM([$cor_valid.$A60:$cor_valid.$AMJ60])" office:value-type="float" office:value="0.000385287928632821" calcext:value-type="float">
            <text:p>0,00</text:p>
          </table:table-cell>
          <table:table-cell table:style-name="ce2" table:formula="of:=[$cor_valid.E60]/SUM([$cor_valid.$A60:$cor_valid.$AMJ60])" office:value-type="float" office:value="0.182596840638985" calcext:value-type="float">
            <text:p>0,18</text:p>
          </table:table-cell>
          <table:table-cell table:style-name="ce2" table:formula="of:=[$cor_valid.F60]/SUM([$cor_valid.$A60:$cor_valid.$AMJ60])" office:value-type="float" office:value="0.040721970303192" calcext:value-type="float">
            <text:p>0,04</text:p>
          </table:table-cell>
          <table:table-cell table:style-name="ce2" table:formula="of:=[$cor_valid.G60]/SUM([$cor_valid.$A60:$cor_valid.$AMJ60])" office:value-type="float" office:value="0" calcext:value-type="float">
            <text:p>0,00</text:p>
          </table:table-cell>
          <table:table-cell table:style-name="ce2" table:formula="of:=[$cor_valid.H60]/SUM([$cor_valid.$A60:$cor_valid.$AMJ60])" office:value-type="float" office:value="0" calcext:value-type="float">
            <text:p>0,00</text:p>
          </table:table-cell>
          <table:table-cell table:style-name="ce2" table:formula="of:=[$cor_valid.I60]/SUM([$cor_valid.$A60:$cor_valid.$AMJ60])" office:value-type="float" office:value="0" calcext:value-type="float">
            <text:p>0,00</text:p>
          </table:table-cell>
          <table:table-cell table:style-name="ce2" table:formula="of:=[$cor_valid.J60]/SUM([$cor_valid.$A60:$cor_valid.$AMJ60])" office:value-type="float" office:value="0" calcext:value-type="float">
            <text:p>0,00</text:p>
          </table:table-cell>
          <table:table-cell table:style-name="ce2" table:formula="of:=[$cor_valid.K60]/SUM([$cor_valid.$A60:$cor_valid.$AMJ60])" office:value-type="float" office:value="0" calcext:value-type="float">
            <text:p>0,00</text:p>
          </table:table-cell>
          <table:table-cell table:style-name="ce2" table:formula="of:=[$cor_valid.L60]/SUM([$cor_valid.$A60:$cor_valid.$AMJ60])" office:value-type="float" office:value="0" calcext:value-type="float">
            <text:p>0,00</text:p>
          </table:table-cell>
          <table:table-cell table:style-name="ce2" table:formula="of:=[$cor_valid.M60]/SUM([$cor_valid.$A60:$cor_valid.$AMJ60])" office:value-type="float" office:value="0" calcext:value-type="float">
            <text:p>0,00</text:p>
          </table:table-cell>
          <table:table-cell table:style-name="ce2" table:formula="of:=[$cor_valid.N60]/SUM([$cor_valid.$A60:$cor_valid.$AMJ60])" office:value-type="float" office:value="0" calcext:value-type="float">
            <text:p>0,00</text:p>
          </table:table-cell>
          <table:table-cell table:style-name="ce2" table:formula="of:=[$cor_valid.O60]/SUM([$cor_valid.$A60:$cor_valid.$AMJ60])" office:value-type="float" office:value="0.000681663258350375" calcext:value-type="float">
            <text:p>0,00</text:p>
          </table:table-cell>
          <table:table-cell table:style-name="ce2" table:formula="of:=[$cor_valid.P60]/SUM([$cor_valid.$A60:$cor_valid.$AMJ60])" office:value-type="float" office:value="0" calcext:value-type="float">
            <text:p>0,00</text:p>
          </table:table-cell>
          <table:table-cell table:style-name="ce2" table:formula="of:=[$cor_valid.Q60]/SUM([$cor_valid.$A60:$cor_valid.$AMJ60])" office:value-type="float" office:value="0.00163006431344655" calcext:value-type="float">
            <text:p>0,00</text:p>
          </table:table-cell>
          <table:table-cell table:style-name="ce2" table:formula="of:=[$cor_valid.R60]/SUM([$cor_valid.$A60:$cor_valid.$AMJ60])" office:value-type="float" office:value="0" calcext:value-type="float">
            <text:p>0,00</text:p>
          </table:table-cell>
          <table:table-cell table:style-name="ce2" table:formula="of:=[$cor_valid.S60]/SUM([$cor_valid.$A60:$cor_valid.$AMJ60])" office:value-type="float" office:value="0.309267656560268" calcext:value-type="float">
            <text:p>0,31</text:p>
          </table:table-cell>
          <table:table-cell table:style-name="ce2" table:formula="of:=[$cor_valid.T60]/SUM([$cor_valid.$A60:$cor_valid.$AMJ60])" office:value-type="float" office:value="0" calcext:value-type="float">
            <text:p>0,00</text:p>
          </table:table-cell>
          <table:table-cell table:style-name="ce2" table:formula="of:=[$cor_valid.U60]/SUM([$cor_valid.$A60:$cor_valid.$AMJ60])" office:value-type="float" office:value="0.00859488456180908" calcext:value-type="float">
            <text:p>0,01</text:p>
          </table:table-cell>
          <table:table-cell table:style-name="ce2" table:formula="of:=[$cor_valid.V60]/SUM([$cor_valid.$A60:$cor_valid.$AMJ60])" office:value-type="float" office:value="0" calcext:value-type="float">
            <text:p>0,00</text:p>
          </table:table-cell>
          <table:table-cell table:style-name="ce2" table:formula="of:=[$cor_valid.W60]/SUM([$cor_valid.$A60:$cor_valid.$AMJ60])" office:value-type="float" office:value="0" calcext:value-type="float">
            <text:p>0,00</text:p>
          </table:table-cell>
          <table:table-cell table:style-name="ce2" table:formula="of:=[$cor_valid.X60]/SUM([$cor_valid.$A60:$cor_valid.$AMJ60])" office:value-type="float" office:value="0" calcext:value-type="float">
            <text:p>0,00</text:p>
          </table:table-cell>
          <table:table-cell table:style-name="ce2" table:formula="of:=[$cor_valid.Y60]/SUM([$cor_valid.$A60:$cor_valid.$AMJ60])" office:value-type="float" office:value="0" calcext:value-type="float">
            <text:p>0,00</text:p>
          </table:table-cell>
          <table:table-cell table:style-name="ce2" table:formula="of:=[$cor_valid.Z60]/SUM([$cor_valid.$A60:$cor_valid.$AMJ60])" office:value-type="float" office:value="0" calcext:value-type="float">
            <text:p>0,00</text:p>
          </table:table-cell>
          <table:table-cell table:style-name="ce2" table:formula="of:=[$cor_valid.AA60]/SUM([$cor_valid.$A60:$cor_valid.$AMJ60])" office:value-type="float" office:value="0.000118550131887022" calcext:value-type="float">
            <text:p>0,00</text:p>
          </table:table-cell>
          <table:table-cell table:style-name="ce2" table:formula="of:=[$cor_valid.AB60]/SUM([$cor_valid.$A60:$cor_valid.$AMJ60])" office:value-type="float" office:value="0" calcext:value-type="float">
            <text:p>0,00</text:p>
          </table:table-cell>
          <table:table-cell table:style-name="ce2" table:formula="of:=[$cor_valid.AC60]/SUM([$cor_valid.$A60:$cor_valid.$AMJ60])" office:value-type="float" office:value="0.00563113126463353" calcext:value-type="float">
            <text:p>0,01</text:p>
          </table:table-cell>
          <table:table-cell table:style-name="ce2" table:formula="of:=[$cor_valid.AD60]/SUM([$cor_valid.$A60:$cor_valid.$AMJ60])" office:value-type="float" office:value="0" calcext:value-type="float">
            <text:p>0,00</text:p>
          </table:table-cell>
          <table:table-cell table:style-name="ce2" table:formula="of:=[$cor_valid.AE60]/SUM([$cor_valid.$A60:$cor_valid.$AMJ60])" office:value-type="float" office:value="0.0000889125989152663" calcext:value-type="float">
            <text:p>0,00</text:p>
          </table:table-cell>
          <table:table-cell table:style-name="ce2" table:formula="of:=[$cor_valid.AF60]/SUM([$cor_valid.$A60:$cor_valid.$AMJ60])" office:value-type="float" office:value="0.0880234729261136" calcext:value-type="float">
            <text:p>0,09</text:p>
          </table:table-cell>
          <table:table-cell table:style-name="ce2" table:formula="of:=[$cor_valid.AG60]/SUM([$cor_valid.$A60:$cor_valid.$AMJ60])" office:value-type="float" office:value="0" calcext:value-type="float">
            <text:p>0,00</text:p>
          </table:table-cell>
          <table:table-cell table:style-name="ce2" table:formula="of:=[$cor_valid.AH60]/SUM([$cor_valid.$A60:$cor_valid.$AMJ60])" office:value-type="float" office:value="0" calcext:value-type="float">
            <text:p>0,00</text:p>
          </table:table-cell>
          <table:table-cell table:style-name="ce2" table:formula="of:=[$cor_valid.AI60]/SUM([$cor_valid.$A60:$cor_valid.$AMJ60])" office:value-type="float" office:value="0" calcext:value-type="float">
            <text:p>0,00</text:p>
          </table:table-cell>
          <table:table-cell table:style-name="ce2" table:formula="of:=[$cor_valid.AJ60]/SUM([$cor_valid.$A60:$cor_valid.$AMJ60])" office:value-type="float" office:value="0" calcext:value-type="float">
            <text:p>0,00</text:p>
          </table:table-cell>
          <table:table-cell table:style-name="ce2" table:formula="of:=[$cor_valid.AK60]/SUM([$cor_valid.$A60:$cor_valid.$AMJ60])" office:value-type="float" office:value="0.0113511751281823" calcext:value-type="float">
            <text:p>0,01</text:p>
          </table:table-cell>
          <table:table-cell table:style-name="ce2" table:formula="of:=[$cor_valid.AL60]/SUM([$cor_valid.$A60:$cor_valid.$AMJ60])" office:value-type="float" office:value="0" calcext:value-type="float">
            <text:p>0,00</text:p>
          </table:table-cell>
          <table:table-cell table:style-name="ce2" table:formula="of:=[$cor_valid.AM60]/SUM([$cor_valid.$A60:$cor_valid.$AMJ60])" office:value-type="float" office:value="0" calcext:value-type="float">
            <text:p>0,00</text:p>
          </table:table-cell>
          <table:table-cell table:style-name="ce2" table:formula="of:=[$cor_valid.AN60]/SUM([$cor_valid.$A60:$cor_valid.$AMJ60])" office:value-type="float" office:value="0" calcext:value-type="float">
            <text:p>0,00</text:p>
          </table:table-cell>
          <table:table-cell table:style-name="ce2" table:formula="of:=[$cor_valid.AO60]/SUM([$cor_valid.$A60:$cor_valid.$AMJ60])" office:value-type="float" office:value="0" calcext:value-type="float">
            <text:p>0,00</text:p>
          </table:table-cell>
          <table:table-cell table:style-name="ce2" table:formula="of:=[$cor_valid.AP60]/SUM([$cor_valid.$A60:$cor_valid.$AMJ60])" office:value-type="float" office:value="0" calcext:value-type="float">
            <text:p>0,00</text:p>
          </table:table-cell>
          <table:table-cell table:style-name="ce2" table:formula="of:=[$cor_valid.AQ60]/SUM([$cor_valid.$A60:$cor_valid.$AMJ60])" office:value-type="float" office:value="0" calcext:value-type="float">
            <text:p>0,00</text:p>
          </table:table-cell>
          <table:table-cell table:style-name="ce2" table:formula="of:=[$cor_valid.AR60]/SUM([$cor_valid.$A60:$cor_valid.$AMJ60])" office:value-type="float" office:value="0" calcext:value-type="float">
            <text:p>0,00</text:p>
          </table:table-cell>
          <table:table-cell table:style-name="ce2" table:formula="of:=[$cor_valid.AS60]/SUM([$cor_valid.$A60:$cor_valid.$AMJ60])" office:value-type="float" office:value="0" calcext:value-type="float">
            <text:p>0,00</text:p>
          </table:table-cell>
          <table:table-cell table:style-name="ce2" table:formula="of:=[$cor_valid.AT60]/SUM([$cor_valid.$A60:$cor_valid.$AMJ60])" office:value-type="float" office:value="0.000148187664858777" calcext:value-type="float">
            <text:p>0,00</text:p>
          </table:table-cell>
          <table:table-cell table:style-name="ce2" table:formula="of:=[$cor_valid.AU60]/SUM([$cor_valid.$A60:$cor_valid.$AMJ60])" office:value-type="float" office:value="0.00669808245161673" calcext:value-type="float">
            <text:p>0,01</text:p>
          </table:table-cell>
          <table:table-cell table:style-name="ce2" table:formula="of:=[$cor_valid.AV60]/SUM([$cor_valid.$A60:$cor_valid.$AMJ60])" office:value-type="float" office:value="0" calcext:value-type="float">
            <text:p>0,00</text:p>
          </table:table-cell>
          <table:table-cell table:style-name="ce2" table:formula="of:=[$cor_valid.AW60]/SUM([$cor_valid.$A60:$cor_valid.$AMJ60])" office:value-type="float" office:value="0.00103731365401144" calcext:value-type="float">
            <text:p>0,00</text:p>
          </table:table-cell>
          <table:table-cell table:style-name="ce2" table:formula="of:=[$cor_valid.AX60]/SUM([$cor_valid.$A60:$cor_valid.$AMJ60])" office:value-type="float" office:value="0.00660916985270146" calcext:value-type="float">
            <text:p>0,01</text:p>
          </table:table-cell>
          <table:table-cell table:style-name="ce2" table:formula="of:=[$cor_valid.AY60]/SUM([$cor_valid.$A60:$cor_valid.$AMJ60])" office:value-type="float" office:value="0" calcext:value-type="float">
            <text:p>0,00</text:p>
          </table:table-cell>
          <table:table-cell table:style-name="ce2" table:formula="of:=[$cor_valid.AZ60]/SUM([$cor_valid.$A60:$cor_valid.$AMJ60])" office:value-type="float" office:value="0.0100174861444533" calcext:value-type="float">
            <text:p>0,01</text:p>
          </table:table-cell>
          <table:table-cell table:style-name="ce2" table:formula="of:=[$cor_valid.BA60]/SUM([$cor_valid.$A60:$cor_valid.$AMJ60])" office:value-type="float" office:value="0" calcext:value-type="float">
            <text:p>0,00</text:p>
          </table:table-cell>
          <table:table-cell table:style-name="ce2" table:formula="of:=[$cor_valid.BB60]/SUM([$cor_valid.$A60:$cor_valid.$AMJ60])" office:value-type="float" office:value="0.000296375329717554" calcext:value-type="float">
            <text:p>0,00</text:p>
          </table:table-cell>
          <table:table-cell table:style-name="ce2" table:formula="of:=[$cor_valid.BC60]/SUM([$cor_valid.$A60:$cor_valid.$AMJ60])" office:value-type="float" office:value="0" calcext:value-type="float">
            <text:p>0,00</text:p>
          </table:table-cell>
          <table:table-cell table:style-name="ce2" table:formula="of:=[$cor_valid.BD60]/SUM([$cor_valid.$A60:$cor_valid.$AMJ60])" office:value-type="float" office:value="0.0618535313120536" calcext:value-type="float">
            <text:p>0,06</text:p>
          </table:table-cell>
          <table:table-cell table:style-name="ce2" table:formula="of:=[$cor_valid.BE60]/SUM([$cor_valid.$A60:$cor_valid.$AMJ60])" office:value-type="float" office:value="0.253519457040396" calcext:value-type="float">
            <text:p>0,25</text:p>
          </table:table-cell>
          <table:table-cell table:style-name="ce2" table:formula="of:=[$cor_valid.BF60]/SUM([$cor_valid.$A60:$cor_valid.$AMJ60])" office:value-type="float" office:value="0" calcext:value-type="float">
            <text:p>0,00</text:p>
          </table:table-cell>
          <table:table-cell table:style-name="ce2" table:formula="of:=[$cor_valid.BG60]/SUM([$cor_valid.$A60:$cor_valid.$AMJ60])" office:value-type="float" office:value="0" calcext:value-type="float">
            <text:p>0,00</text:p>
          </table:table-cell>
          <table:table-cell table:style-name="ce2" table:formula="of:=[$cor_valid.BH60]/SUM([$cor_valid.$A60:$cor_valid.$AMJ60])" office:value-type="float" office:value="0" calcext:value-type="float">
            <text:p>0,00</text:p>
          </table:table-cell>
          <table:table-cell table:style-name="ce2" table:formula="of:=[$cor_valid.BI60]/SUM([$cor_valid.$A60:$cor_valid.$AMJ60])" office:value-type="float" office:value="0" calcext:value-type="float">
            <text:p>0,00</text:p>
          </table:table-cell>
          <table:table-cell table:style-name="ce2" table:formula="of:=[$cor_valid.BJ60]/SUM([$cor_valid.$A60:$cor_valid.$AMJ60])" office:value-type="float" office:value="0" calcext:value-type="float">
            <text:p>0,00</text:p>
          </table:table-cell>
          <table:table-cell table:style-name="ce2" table:formula="of:=[$cor_valid.BK60]/SUM([$cor_valid.$A60:$cor_valid.$AMJ60])" office:value-type="float" office:value="0" calcext:value-type="float">
            <text:p>0,00</text:p>
          </table:table-cell>
          <table:table-cell table:style-name="ce2" table:formula="of:=[$cor_valid.BL60]/SUM([$cor_valid.$A60:$cor_valid.$AMJ60])" office:value-type="float" office:value="0" calcext:value-type="float">
            <text:p>0,00</text:p>
          </table:table-cell>
          <table:table-cell table:style-name="ce2" table:formula="of:=[$cor_valid.BM60]/SUM([$cor_valid.$A60:$cor_valid.$AMJ60])" office:value-type="float" office:value="0" calcext:value-type="float">
            <text:p>0,00</text:p>
          </table:table-cell>
          <table:table-cell table:style-name="ce2" table:formula="of:=[$cor_valid.BN60]/SUM([$cor_valid.$A60:$cor_valid.$AMJ60])" office:value-type="float" office:value="0" calcext:value-type="float">
            <text:p>0,00</text:p>
          </table:table-cell>
          <table:table-cell table:style-name="ce2" table:formula="of:=[$cor_valid.BO60]/SUM([$cor_valid.$A60:$cor_valid.$AMJ60])" office:value-type="float" office:value="0.00900981002341365" calcext:value-type="float">
            <text:p>0,01</text:p>
          </table:table-cell>
          <table:table-cell/>
          <table:table-cell table:formula="of:=[.BR60]/SUM([.BR$1:.BR$1048576])" office:value-type="float" office:value="0.000305088483662494" calcext:value-type="float">
            <text:p>0,000</text:p>
          </table:table-cell>
          <table:table-cell table:formula="of:=SUM([$cor_valid.$A60:$cor_valid.$AMJ60])" office:value-type="float" office:value="33741" calcext:value-type="float">
            <text:p>33741</text:p>
          </table:table-cell>
          <table:table-cell table:number-columns-repeated="95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$cor_valid.B61]/SUM([$cor_valid.$A61:$cor_valid.$AMJ61])" office:value-type="float" office:value="0" calcext:value-type="float">
            <text:p>0,00</text:p>
          </table:table-cell>
          <table:table-cell table:style-name="ce2" table:formula="of:=[$cor_valid.C61]/SUM([$cor_valid.$A61:$cor_valid.$AMJ61])" office:value-type="float" office:value="0" calcext:value-type="float">
            <text:p>0,00</text:p>
          </table:table-cell>
          <table:table-cell table:style-name="ce2" table:formula="of:=[$cor_valid.D61]/SUM([$cor_valid.$A61:$cor_valid.$AMJ61])" office:value-type="float" office:value="0.000807573242406568" calcext:value-type="float">
            <text:p>0,00</text:p>
          </table:table-cell>
          <table:table-cell table:style-name="ce2" table:formula="of:=[$cor_valid.E61]/SUM([$cor_valid.$A61:$cor_valid.$AMJ61])" office:value-type="float" office:value="0.0571133743101979" calcext:value-type="float">
            <text:p>0,06</text:p>
          </table:table-cell>
          <table:table-cell table:style-name="ce2" table:formula="of:=[$cor_valid.F61]/SUM([$cor_valid.$A61:$cor_valid.$AMJ61])" office:value-type="float" office:value="0.000897303602673965" calcext:value-type="float">
            <text:p>0,00</text:p>
          </table:table-cell>
          <table:table-cell table:style-name="ce2" table:formula="of:=[$cor_valid.G61]/SUM([$cor_valid.$A61:$cor_valid.$AMJ61])" office:value-type="float" office:value="0" calcext:value-type="float">
            <text:p>0,00</text:p>
          </table:table-cell>
          <table:table-cell table:style-name="ce2" table:formula="of:=[$cor_valid.H61]/SUM([$cor_valid.$A61:$cor_valid.$AMJ61])" office:value-type="float" office:value="0" calcext:value-type="float">
            <text:p>0,00</text:p>
          </table:table-cell>
          <table:table-cell table:style-name="ce2" table:formula="of:=[$cor_valid.I61]/SUM([$cor_valid.$A61:$cor_valid.$AMJ61])" office:value-type="float" office:value="0" calcext:value-type="float">
            <text:p>0,00</text:p>
          </table:table-cell>
          <table:table-cell table:style-name="ce2" table:formula="of:=[$cor_valid.J61]/SUM([$cor_valid.$A61:$cor_valid.$AMJ61])" office:value-type="float" office:value="0" calcext:value-type="float">
            <text:p>0,00</text:p>
          </table:table-cell>
          <table:table-cell table:style-name="ce2" table:formula="of:=[$cor_valid.K61]/SUM([$cor_valid.$A61:$cor_valid.$AMJ61])" office:value-type="float" office:value="0" calcext:value-type="float">
            <text:p>0,00</text:p>
          </table:table-cell>
          <table:table-cell table:style-name="ce2" table:formula="of:=[$cor_valid.L61]/SUM([$cor_valid.$A61:$cor_valid.$AMJ61])" office:value-type="float" office:value="0" calcext:value-type="float">
            <text:p>0,00</text:p>
          </table:table-cell>
          <table:table-cell table:style-name="ce2" table:formula="of:=[$cor_valid.M61]/SUM([$cor_valid.$A61:$cor_valid.$AMJ61])" office:value-type="float" office:value="0" calcext:value-type="float">
            <text:p>0,00</text:p>
          </table:table-cell>
          <table:table-cell table:style-name="ce2" table:formula="of:=[$cor_valid.N61]/SUM([$cor_valid.$A61:$cor_valid.$AMJ61])" office:value-type="float" office:value="0" calcext:value-type="float">
            <text:p>0,00</text:p>
          </table:table-cell>
          <table:table-cell table:style-name="ce2" table:formula="of:=[$cor_valid.O61]/SUM([$cor_valid.$A61:$cor_valid.$AMJ61])" office:value-type="float" office:value="0.0024227197272197" calcext:value-type="float">
            <text:p>0,00</text:p>
          </table:table-cell>
          <table:table-cell table:style-name="ce2" table:formula="of:=[$cor_valid.P61]/SUM([$cor_valid.$A61:$cor_valid.$AMJ61])" office:value-type="float" office:value="0" calcext:value-type="float">
            <text:p>0,00</text:p>
          </table:table-cell>
          <table:table-cell table:style-name="ce2" table:formula="of:=[$cor_valid.Q61]/SUM([$cor_valid.$A61:$cor_valid.$AMJ61])" office:value-type="float" office:value="0.000224325900668491" calcext:value-type="float">
            <text:p>0,00</text:p>
          </table:table-cell>
          <table:table-cell table:style-name="ce2" table:formula="of:=[$cor_valid.R61]/SUM([$cor_valid.$A61:$cor_valid.$AMJ61])" office:value-type="float" office:value="0" calcext:value-type="float">
            <text:p>0,00</text:p>
          </table:table-cell>
          <table:table-cell table:style-name="ce2" table:formula="of:=[$cor_valid.S61]/SUM([$cor_valid.$A61:$cor_valid.$AMJ61])" office:value-type="float" office:value="0.176903405267172" calcext:value-type="float">
            <text:p>0,18</text:p>
          </table:table-cell>
          <table:table-cell table:style-name="ce2" table:formula="of:=[$cor_valid.T61]/SUM([$cor_valid.$A61:$cor_valid.$AMJ61])" office:value-type="float" office:value="0" calcext:value-type="float">
            <text:p>0,00</text:p>
          </table:table-cell>
          <table:table-cell table:style-name="ce2" table:formula="of:=[$cor_valid.U61]/SUM([$cor_valid.$A61:$cor_valid.$AMJ61])" office:value-type="float" office:value="0.019628516308493" calcext:value-type="float">
            <text:p>0,02</text:p>
          </table:table-cell>
          <table:table-cell table:style-name="ce2" table:formula="of:=[$cor_valid.V61]/SUM([$cor_valid.$A61:$cor_valid.$AMJ61])" office:value-type="float" office:value="0" calcext:value-type="float">
            <text:p>0,00</text:p>
          </table:table-cell>
          <table:table-cell table:style-name="ce2" table:formula="of:=[$cor_valid.W61]/SUM([$cor_valid.$A61:$cor_valid.$AMJ61])" office:value-type="float" office:value="0" calcext:value-type="float">
            <text:p>0,00</text:p>
          </table:table-cell>
          <table:table-cell table:style-name="ce2" table:formula="of:=[$cor_valid.X61]/SUM([$cor_valid.$A61:$cor_valid.$AMJ61])" office:value-type="float" office:value="0" calcext:value-type="float">
            <text:p>0,00</text:p>
          </table:table-cell>
          <table:table-cell table:style-name="ce2" table:formula="of:=[$cor_valid.Y61]/SUM([$cor_valid.$A61:$cor_valid.$AMJ61])" office:value-type="float" office:value="0" calcext:value-type="float">
            <text:p>0,00</text:p>
          </table:table-cell>
          <table:table-cell table:style-name="ce2" table:formula="of:=[$cor_valid.Z61]/SUM([$cor_valid.$A61:$cor_valid.$AMJ61])" office:value-type="float" office:value="0.0000448651801336982" calcext:value-type="float">
            <text:p>0,00</text:p>
          </table:table-cell>
          <table:table-cell table:style-name="ce2" table:formula="of:=[$cor_valid.AA61]/SUM([$cor_valid.$A61:$cor_valid.$AMJ61])" office:value-type="float" office:value="0" calcext:value-type="float">
            <text:p>0,00</text:p>
          </table:table-cell>
          <table:table-cell table:style-name="ce2" table:formula="of:=[$cor_valid.AB61]/SUM([$cor_valid.$A61:$cor_valid.$AMJ61])" office:value-type="float" office:value="0" calcext:value-type="float">
            <text:p>0,00</text:p>
          </table:table-cell>
          <table:table-cell table:style-name="ce2" table:formula="of:=[$cor_valid.AC61]/SUM([$cor_valid.$A61:$cor_valid.$AMJ61])" office:value-type="float" office:value="0.000672977702005474" calcext:value-type="float">
            <text:p>0,00</text:p>
          </table:table-cell>
          <table:table-cell table:style-name="ce2" table:formula="of:=[$cor_valid.AD61]/SUM([$cor_valid.$A61:$cor_valid.$AMJ61])" office:value-type="float" office:value="0" calcext:value-type="float">
            <text:p>0,00</text:p>
          </table:table-cell>
          <table:table-cell table:style-name="ce2" table:formula="of:=[$cor_valid.AE61]/SUM([$cor_valid.$A61:$cor_valid.$AMJ61])" office:value-type="float" office:value="0.0000672977702005474" calcext:value-type="float">
            <text:p>0,00</text:p>
          </table:table-cell>
          <table:table-cell table:style-name="ce2" table:formula="of:=[$cor_valid.AF61]/SUM([$cor_valid.$A61:$cor_valid.$AMJ61])" office:value-type="float" office:value="0.142446946924492" calcext:value-type="float">
            <text:p>0,14</text:p>
          </table:table-cell>
          <table:table-cell table:style-name="ce2" table:formula="of:=[$cor_valid.AG61]/SUM([$cor_valid.$A61:$cor_valid.$AMJ61])" office:value-type="float" office:value="0" calcext:value-type="float">
            <text:p>0,00</text:p>
          </table:table-cell>
          <table:table-cell table:style-name="ce2" table:formula="of:=[$cor_valid.AH61]/SUM([$cor_valid.$A61:$cor_valid.$AMJ61])" office:value-type="float" office:value="0" calcext:value-type="float">
            <text:p>0,00</text:p>
          </table:table-cell>
          <table:table-cell table:style-name="ce2" table:formula="of:=[$cor_valid.AI61]/SUM([$cor_valid.$A61:$cor_valid.$AMJ61])" office:value-type="float" office:value="0" calcext:value-type="float">
            <text:p>0,00</text:p>
          </table:table-cell>
          <table:table-cell table:style-name="ce2" table:formula="of:=[$cor_valid.AJ61]/SUM([$cor_valid.$A61:$cor_valid.$AMJ61])" office:value-type="float" office:value="0" calcext:value-type="float">
            <text:p>0,00</text:p>
          </table:table-cell>
          <table:table-cell table:style-name="ce2" table:formula="of:=[$cor_valid.AK61]/SUM([$cor_valid.$A61:$cor_valid.$AMJ61])" office:value-type="float" office:value="0.0126968459778366" calcext:value-type="float">
            <text:p>0,01</text:p>
          </table:table-cell>
          <table:table-cell table:style-name="ce2" table:formula="of:=[$cor_valid.AL61]/SUM([$cor_valid.$A61:$cor_valid.$AMJ61])" office:value-type="float" office:value="0" calcext:value-type="float">
            <text:p>0,00</text:p>
          </table:table-cell>
          <table:table-cell table:style-name="ce2" table:formula="of:=[$cor_valid.AM61]/SUM([$cor_valid.$A61:$cor_valid.$AMJ61])" office:value-type="float" office:value="0" calcext:value-type="float">
            <text:p>0,00</text:p>
          </table:table-cell>
          <table:table-cell table:style-name="ce2" table:formula="of:=[$cor_valid.AN61]/SUM([$cor_valid.$A61:$cor_valid.$AMJ61])" office:value-type="float" office:value="0" calcext:value-type="float">
            <text:p>0,00</text:p>
          </table:table-cell>
          <table:table-cell table:style-name="ce2" table:formula="of:=[$cor_valid.AO61]/SUM([$cor_valid.$A61:$cor_valid.$AMJ61])" office:value-type="float" office:value="0" calcext:value-type="float">
            <text:p>0,00</text:p>
          </table:table-cell>
          <table:table-cell table:style-name="ce2" table:formula="of:=[$cor_valid.AP61]/SUM([$cor_valid.$A61:$cor_valid.$AMJ61])" office:value-type="float" office:value="0" calcext:value-type="float">
            <text:p>0,00</text:p>
          </table:table-cell>
          <table:table-cell table:style-name="ce2" table:formula="of:=[$cor_valid.AQ61]/SUM([$cor_valid.$A61:$cor_valid.$AMJ61])" office:value-type="float" office:value="0" calcext:value-type="float">
            <text:p>0,00</text:p>
          </table:table-cell>
          <table:table-cell table:style-name="ce2" table:formula="of:=[$cor_valid.AR61]/SUM([$cor_valid.$A61:$cor_valid.$AMJ61])" office:value-type="float" office:value="0" calcext:value-type="float">
            <text:p>0,00</text:p>
          </table:table-cell>
          <table:table-cell table:style-name="ce2" table:formula="of:=[$cor_valid.AS61]/SUM([$cor_valid.$A61:$cor_valid.$AMJ61])" office:value-type="float" office:value="0" calcext:value-type="float">
            <text:p>0,00</text:p>
          </table:table-cell>
          <table:table-cell table:style-name="ce2" table:formula="of:=[$cor_valid.AT61]/SUM([$cor_valid.$A61:$cor_valid.$AMJ61])" office:value-type="float" office:value="0.0000897303602673965" calcext:value-type="float">
            <text:p>0,00</text:p>
          </table:table-cell>
          <table:table-cell table:style-name="ce2" table:formula="of:=[$cor_valid.AU61]/SUM([$cor_valid.$A61:$cor_valid.$AMJ61])" office:value-type="float" office:value="0.0038359729014312" calcext:value-type="float">
            <text:p>0,00</text:p>
          </table:table-cell>
          <table:table-cell table:style-name="ce2" table:formula="of:=[$cor_valid.AV61]/SUM([$cor_valid.$A61:$cor_valid.$AMJ61])" office:value-type="float" office:value="0" calcext:value-type="float">
            <text:p>0,00</text:p>
          </table:table-cell>
          <table:table-cell table:style-name="ce2" table:formula="of:=[$cor_valid.AW61]/SUM([$cor_valid.$A61:$cor_valid.$AMJ61])" office:value-type="float" office:value="0.00201893310601642" calcext:value-type="float">
            <text:p>0,00</text:p>
          </table:table-cell>
          <table:table-cell table:style-name="ce2" table:formula="of:=[$cor_valid.AX61]/SUM([$cor_valid.$A61:$cor_valid.$AMJ61])" office:value-type="float" office:value="0.00500246758490735" calcext:value-type="float">
            <text:p>0,01</text:p>
          </table:table-cell>
          <table:table-cell table:style-name="ce2" table:formula="of:=[$cor_valid.AY61]/SUM([$cor_valid.$A61:$cor_valid.$AMJ61])" office:value-type="float" office:value="0" calcext:value-type="float">
            <text:p>0,00</text:p>
          </table:table-cell>
          <table:table-cell table:style-name="ce2" table:formula="of:=[$cor_valid.AZ61]/SUM([$cor_valid.$A61:$cor_valid.$AMJ61])" office:value-type="float" office:value="0.01516443088519" calcext:value-type="float">
            <text:p>0,02</text:p>
          </table:table-cell>
          <table:table-cell table:style-name="ce2" table:formula="of:=[$cor_valid.BA61]/SUM([$cor_valid.$A61:$cor_valid.$AMJ61])" office:value-type="float" office:value="0" calcext:value-type="float">
            <text:p>0,00</text:p>
          </table:table-cell>
          <table:table-cell table:style-name="ce2" table:formula="of:=[$cor_valid.BB61]/SUM([$cor_valid.$A61:$cor_valid.$AMJ61])" office:value-type="float" office:value="0.00415002916236709" calcext:value-type="float">
            <text:p>0,00</text:p>
          </table:table-cell>
          <table:table-cell table:style-name="ce2" table:formula="of:=[$cor_valid.BC61]/SUM([$cor_valid.$A61:$cor_valid.$AMJ61])" office:value-type="float" office:value="0" calcext:value-type="float">
            <text:p>0,00</text:p>
          </table:table-cell>
          <table:table-cell table:style-name="ce2" table:formula="of:=[$cor_valid.BD61]/SUM([$cor_valid.$A61:$cor_valid.$AMJ61])" office:value-type="float" office:value="0.014424155412984" calcext:value-type="float">
            <text:p>0,01</text:p>
          </table:table-cell>
          <table:table-cell table:style-name="ce2" table:formula="of:=[$cor_valid.BE61]/SUM([$cor_valid.$A61:$cor_valid.$AMJ61])" office:value-type="float" office:value="0.517362824711741" calcext:value-type="float">
            <text:p>0,52</text:p>
          </table:table-cell>
          <table:table-cell table:style-name="ce2" table:formula="of:=[$cor_valid.BF61]/SUM([$cor_valid.$A61:$cor_valid.$AMJ61])" office:value-type="float" office:value="0" calcext:value-type="float">
            <text:p>0,00</text:p>
          </table:table-cell>
          <table:table-cell table:style-name="ce2" table:formula="of:=[$cor_valid.BG61]/SUM([$cor_valid.$A61:$cor_valid.$AMJ61])" office:value-type="float" office:value="0.00208623087621697" calcext:value-type="float">
            <text:p>0,00</text:p>
          </table:table-cell>
          <table:table-cell table:style-name="ce2" table:formula="of:=[$cor_valid.BH61]/SUM([$cor_valid.$A61:$cor_valid.$AMJ61])" office:value-type="float" office:value="0" calcext:value-type="float">
            <text:p>0,00</text:p>
          </table:table-cell>
          <table:table-cell table:style-name="ce2" table:formula="of:=[$cor_valid.BI61]/SUM([$cor_valid.$A61:$cor_valid.$AMJ61])" office:value-type="float" office:value="0" calcext:value-type="float">
            <text:p>0,00</text:p>
          </table:table-cell>
          <table:table-cell table:style-name="ce2" table:formula="of:=[$cor_valid.BJ61]/SUM([$cor_valid.$A61:$cor_valid.$AMJ61])" office:value-type="float" office:value="0" calcext:value-type="float">
            <text:p>0,00</text:p>
          </table:table-cell>
          <table:table-cell table:style-name="ce2" table:formula="of:=[$cor_valid.BK61]/SUM([$cor_valid.$A61:$cor_valid.$AMJ61])" office:value-type="float" office:value="0.00134595540401095" calcext:value-type="float">
            <text:p>0,00</text:p>
          </table:table-cell>
          <table:table-cell table:style-name="ce2" table:formula="of:=[$cor_valid.BL61]/SUM([$cor_valid.$A61:$cor_valid.$AMJ61])" office:value-type="float" office:value="0" calcext:value-type="float">
            <text:p>0,00</text:p>
          </table:table-cell>
          <table:table-cell table:style-name="ce2" table:formula="of:=[$cor_valid.BM61]/SUM([$cor_valid.$A61:$cor_valid.$AMJ61])" office:value-type="float" office:value="0" calcext:value-type="float">
            <text:p>0,00</text:p>
          </table:table-cell>
          <table:table-cell table:style-name="ce2" table:formula="of:=[$cor_valid.BN61]/SUM([$cor_valid.$A61:$cor_valid.$AMJ61])" office:value-type="float" office:value="0" calcext:value-type="float">
            <text:p>0,00</text:p>
          </table:table-cell>
          <table:table-cell table:style-name="ce2" table:formula="of:=[$cor_valid.BO61]/SUM([$cor_valid.$A61:$cor_valid.$AMJ61])" office:value-type="float" office:value="0.0192695948674234" calcext:value-type="float">
            <text:p>0,02</text:p>
          </table:table-cell>
          <table:table-cell/>
          <table:table-cell table:formula="of:=[.BR61]/SUM([.BR$1:.BR$1048576])" office:value-type="float" office:value="0.000403077396185847" calcext:value-type="float">
            <text:p>0,000</text:p>
          </table:table-cell>
          <table:table-cell table:formula="of:=SUM([$cor_valid.$A61:$cor_valid.$AMJ61])" office:value-type="float" office:value="44578" calcext:value-type="float">
            <text:p>44578</text:p>
          </table:table-cell>
          <table:table-cell table:number-columns-repeated="95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$cor_valid.B62]/SUM([$cor_valid.$A62:$cor_valid.$AMJ62])" office:value-type="float" office:value="0" calcext:value-type="float">
            <text:p>0,00</text:p>
          </table:table-cell>
          <table:table-cell table:style-name="ce2" table:formula="of:=[$cor_valid.C62]/SUM([$cor_valid.$A62:$cor_valid.$AMJ62])" office:value-type="float" office:value="0" calcext:value-type="float">
            <text:p>0,00</text:p>
          </table:table-cell>
          <table:table-cell table:style-name="ce2" table:formula="of:=[$cor_valid.D62]/SUM([$cor_valid.$A62:$cor_valid.$AMJ62])" office:value-type="float" office:value="0" calcext:value-type="float">
            <text:p>0,00</text:p>
          </table:table-cell>
          <table:table-cell table:style-name="ce2" table:formula="of:=[$cor_valid.E62]/SUM([$cor_valid.$A62:$cor_valid.$AMJ62])" office:value-type="float" office:value="0.0387838627947768" calcext:value-type="float">
            <text:p>0,04</text:p>
          </table:table-cell>
          <table:table-cell table:style-name="ce2" table:formula="of:=[$cor_valid.F62]/SUM([$cor_valid.$A62:$cor_valid.$AMJ62])" office:value-type="float" office:value="0.00321574741765738" calcext:value-type="float">
            <text:p>0,00</text:p>
          </table:table-cell>
          <table:table-cell table:style-name="ce2" table:formula="of:=[$cor_valid.G62]/SUM([$cor_valid.$A62:$cor_valid.$AMJ62])" office:value-type="float" office:value="0" calcext:value-type="float">
            <text:p>0,00</text:p>
          </table:table-cell>
          <table:table-cell table:style-name="ce2" table:formula="of:=[$cor_valid.H62]/SUM([$cor_valid.$A62:$cor_valid.$AMJ62])" office:value-type="float" office:value="0" calcext:value-type="float">
            <text:p>0,00</text:p>
          </table:table-cell>
          <table:table-cell table:style-name="ce2" table:formula="of:=[$cor_valid.I62]/SUM([$cor_valid.$A62:$cor_valid.$AMJ62])" office:value-type="float" office:value="0" calcext:value-type="float">
            <text:p>0,00</text:p>
          </table:table-cell>
          <table:table-cell table:style-name="ce2" table:formula="of:=[$cor_valid.J62]/SUM([$cor_valid.$A62:$cor_valid.$AMJ62])" office:value-type="float" office:value="0" calcext:value-type="float">
            <text:p>0,00</text:p>
          </table:table-cell>
          <table:table-cell table:style-name="ce2" table:formula="of:=[$cor_valid.K62]/SUM([$cor_valid.$A62:$cor_valid.$AMJ62])" office:value-type="float" office:value="0" calcext:value-type="float">
            <text:p>0,00</text:p>
          </table:table-cell>
          <table:table-cell table:style-name="ce2" table:formula="of:=[$cor_valid.L62]/SUM([$cor_valid.$A62:$cor_valid.$AMJ62])" office:value-type="float" office:value="0" calcext:value-type="float">
            <text:p>0,00</text:p>
          </table:table-cell>
          <table:table-cell table:style-name="ce2" table:formula="of:=[$cor_valid.M62]/SUM([$cor_valid.$A62:$cor_valid.$AMJ62])" office:value-type="float" office:value="0" calcext:value-type="float">
            <text:p>0,00</text:p>
          </table:table-cell>
          <table:table-cell table:style-name="ce2" table:formula="of:=[$cor_valid.N62]/SUM([$cor_valid.$A62:$cor_valid.$AMJ62])" office:value-type="float" office:value="0" calcext:value-type="float">
            <text:p>0,00</text:p>
          </table:table-cell>
          <table:table-cell table:style-name="ce2" table:formula="of:=[$cor_valid.O62]/SUM([$cor_valid.$A62:$cor_valid.$AMJ62])" office:value-type="float" office:value="0.00428766322354317" calcext:value-type="float">
            <text:p>0,00</text:p>
          </table:table-cell>
          <table:table-cell table:style-name="ce2" table:formula="of:=[$cor_valid.P62]/SUM([$cor_valid.$A62:$cor_valid.$AMJ62])" office:value-type="float" office:value="0" calcext:value-type="float">
            <text:p>0,00</text:p>
          </table:table-cell>
          <table:table-cell table:style-name="ce2" table:formula="of:=[$cor_valid.Q62]/SUM([$cor_valid.$A62:$cor_valid.$AMJ62])" office:value-type="float" office:value="0" calcext:value-type="float">
            <text:p>0,00</text:p>
          </table:table-cell>
          <table:table-cell table:style-name="ce2" table:formula="of:=[$cor_valid.R62]/SUM([$cor_valid.$A62:$cor_valid.$AMJ62])" office:value-type="float" office:value="0" calcext:value-type="float">
            <text:p>0,00</text:p>
          </table:table-cell>
          <table:table-cell table:style-name="ce2" table:formula="of:=[$cor_valid.S62]/SUM([$cor_valid.$A62:$cor_valid.$AMJ62])" office:value-type="float" office:value="0.115669460144221" calcext:value-type="float">
            <text:p>0,12</text:p>
          </table:table-cell>
          <table:table-cell table:style-name="ce2" table:formula="of:=[$cor_valid.T62]/SUM([$cor_valid.$A62:$cor_valid.$AMJ62])" office:value-type="float" office:value="0" calcext:value-type="float">
            <text:p>0,00</text:p>
          </table:table-cell>
          <table:table-cell table:style-name="ce2" table:formula="of:=[$cor_valid.U62]/SUM([$cor_valid.$A62:$cor_valid.$AMJ62])" office:value-type="float" office:value="0.00136425648021828" calcext:value-type="float">
            <text:p>0,00</text:p>
          </table:table-cell>
          <table:table-cell table:style-name="ce2" table:formula="of:=[$cor_valid.V62]/SUM([$cor_valid.$A62:$cor_valid.$AMJ62])" office:value-type="float" office:value="0" calcext:value-type="float">
            <text:p>0,00</text:p>
          </table:table-cell>
          <table:table-cell table:style-name="ce2" table:formula="of:=[$cor_valid.W62]/SUM([$cor_valid.$A62:$cor_valid.$AMJ62])" office:value-type="float" office:value="0" calcext:value-type="float">
            <text:p>0,00</text:p>
          </table:table-cell>
          <table:table-cell table:style-name="ce2" table:formula="of:=[$cor_valid.X62]/SUM([$cor_valid.$A62:$cor_valid.$AMJ62])" office:value-type="float" office:value="0" calcext:value-type="float">
            <text:p>0,00</text:p>
          </table:table-cell>
          <table:table-cell table:style-name="ce2" table:formula="of:=[$cor_valid.Y62]/SUM([$cor_valid.$A62:$cor_valid.$AMJ62])" office:value-type="float" office:value="0" calcext:value-type="float">
            <text:p>0,00</text:p>
          </table:table-cell>
          <table:table-cell table:style-name="ce2" table:formula="of:=[$cor_valid.Z62]/SUM([$cor_valid.$A62:$cor_valid.$AMJ62])" office:value-type="float" office:value="0" calcext:value-type="float">
            <text:p>0,00</text:p>
          </table:table-cell>
          <table:table-cell table:style-name="ce2" table:formula="of:=[$cor_valid.AA62]/SUM([$cor_valid.$A62:$cor_valid.$AMJ62])" office:value-type="float" office:value="0" calcext:value-type="float">
            <text:p>0,00</text:p>
          </table:table-cell>
          <table:table-cell table:style-name="ce2" table:formula="of:=[$cor_valid.AB62]/SUM([$cor_valid.$A62:$cor_valid.$AMJ62])" office:value-type="float" office:value="0" calcext:value-type="float">
            <text:p>0,00</text:p>
          </table:table-cell>
          <table:table-cell table:style-name="ce2" table:formula="of:=[$cor_valid.AC62]/SUM([$cor_valid.$A62:$cor_valid.$AMJ62])" office:value-type="float" office:value="0.00516468524654064" calcext:value-type="float">
            <text:p>0,01</text:p>
          </table:table-cell>
          <table:table-cell table:style-name="ce2" table:formula="of:=[$cor_valid.AD62]/SUM([$cor_valid.$A62:$cor_valid.$AMJ62])" office:value-type="float" office:value="0.00146170337166244" calcext:value-type="float">
            <text:p>0,00</text:p>
          </table:table-cell>
          <table:table-cell table:style-name="ce2" table:formula="of:=[$cor_valid.AE62]/SUM([$cor_valid.$A62:$cor_valid.$AMJ62])" office:value-type="float" office:value="0" calcext:value-type="float">
            <text:p>0,00</text:p>
          </table:table-cell>
          <table:table-cell table:style-name="ce2" table:formula="of:=[$cor_valid.AF62]/SUM([$cor_valid.$A62:$cor_valid.$AMJ62])" office:value-type="float" office:value="0.0309881114792438" calcext:value-type="float">
            <text:p>0,03</text:p>
          </table:table-cell>
          <table:table-cell table:style-name="ce2" table:formula="of:=[$cor_valid.AG62]/SUM([$cor_valid.$A62:$cor_valid.$AMJ62])" office:value-type="float" office:value="0" calcext:value-type="float">
            <text:p>0,00</text:p>
          </table:table-cell>
          <table:table-cell table:style-name="ce2" table:formula="of:=[$cor_valid.AH62]/SUM([$cor_valid.$A62:$cor_valid.$AMJ62])" office:value-type="float" office:value="0" calcext:value-type="float">
            <text:p>0,00</text:p>
          </table:table-cell>
          <table:table-cell table:style-name="ce2" table:formula="of:=[$cor_valid.AI62]/SUM([$cor_valid.$A62:$cor_valid.$AMJ62])" office:value-type="float" office:value="0" calcext:value-type="float">
            <text:p>0,00</text:p>
          </table:table-cell>
          <table:table-cell table:style-name="ce2" table:formula="of:=[$cor_valid.AJ62]/SUM([$cor_valid.$A62:$cor_valid.$AMJ62])" office:value-type="float" office:value="0" calcext:value-type="float">
            <text:p>0,00</text:p>
          </table:table-cell>
          <table:table-cell table:style-name="ce2" table:formula="of:=[$cor_valid.AK62]/SUM([$cor_valid.$A62:$cor_valid.$AMJ62])" office:value-type="float" office:value="0.00204638472032742" calcext:value-type="float">
            <text:p>0,00</text:p>
          </table:table-cell>
          <table:table-cell table:style-name="ce2" table:formula="of:=[$cor_valid.AL62]/SUM([$cor_valid.$A62:$cor_valid.$AMJ62])" office:value-type="float" office:value="0" calcext:value-type="float">
            <text:p>0,00</text:p>
          </table:table-cell>
          <table:table-cell table:style-name="ce2" table:formula="of:=[$cor_valid.AM62]/SUM([$cor_valid.$A62:$cor_valid.$AMJ62])" office:value-type="float" office:value="0" calcext:value-type="float">
            <text:p>0,00</text:p>
          </table:table-cell>
          <table:table-cell table:style-name="ce2" table:formula="of:=[$cor_valid.AN62]/SUM([$cor_valid.$A62:$cor_valid.$AMJ62])" office:value-type="float" office:value="0" calcext:value-type="float">
            <text:p>0,00</text:p>
          </table:table-cell>
          <table:table-cell table:style-name="ce2" table:formula="of:=[$cor_valid.AO62]/SUM([$cor_valid.$A62:$cor_valid.$AMJ62])" office:value-type="float" office:value="0" calcext:value-type="float">
            <text:p>0,00</text:p>
          </table:table-cell>
          <table:table-cell table:style-name="ce2" table:formula="of:=[$cor_valid.AP62]/SUM([$cor_valid.$A62:$cor_valid.$AMJ62])" office:value-type="float" office:value="0" calcext:value-type="float">
            <text:p>0,00</text:p>
          </table:table-cell>
          <table:table-cell table:style-name="ce2" table:formula="of:=[$cor_valid.AQ62]/SUM([$cor_valid.$A62:$cor_valid.$AMJ62])" office:value-type="float" office:value="0" calcext:value-type="float">
            <text:p>0,00</text:p>
          </table:table-cell>
          <table:table-cell table:style-name="ce2" table:formula="of:=[$cor_valid.AR62]/SUM([$cor_valid.$A62:$cor_valid.$AMJ62])" office:value-type="float" office:value="0" calcext:value-type="float">
            <text:p>0,00</text:p>
          </table:table-cell>
          <table:table-cell table:style-name="ce2" table:formula="of:=[$cor_valid.AS62]/SUM([$cor_valid.$A62:$cor_valid.$AMJ62])" office:value-type="float" office:value="0" calcext:value-type="float">
            <text:p>0,00</text:p>
          </table:table-cell>
          <table:table-cell table:style-name="ce2" table:formula="of:=[$cor_valid.AT62]/SUM([$cor_valid.$A62:$cor_valid.$AMJ62])" office:value-type="float" office:value="0" calcext:value-type="float">
            <text:p>0,00</text:p>
          </table:table-cell>
          <table:table-cell table:style-name="ce2" table:formula="of:=[$cor_valid.AU62]/SUM([$cor_valid.$A62:$cor_valid.$AMJ62])" office:value-type="float" office:value="0.000877022022997466" calcext:value-type="float">
            <text:p>0,00</text:p>
          </table:table-cell>
          <table:table-cell table:style-name="ce2" table:formula="of:=[$cor_valid.AV62]/SUM([$cor_valid.$A62:$cor_valid.$AMJ62])" office:value-type="float" office:value="0" calcext:value-type="float">
            <text:p>0,00</text:p>
          </table:table-cell>
          <table:table-cell table:style-name="ce2" table:formula="of:=[$cor_valid.AW62]/SUM([$cor_valid.$A62:$cor_valid.$AMJ62])" office:value-type="float" office:value="0" calcext:value-type="float">
            <text:p>0,00</text:p>
          </table:table-cell>
          <table:table-cell table:style-name="ce2" table:formula="of:=[$cor_valid.AX62]/SUM([$cor_valid.$A62:$cor_valid.$AMJ62])" office:value-type="float" office:value="0.00574936659520561" calcext:value-type="float">
            <text:p>0,01</text:p>
          </table:table-cell>
          <table:table-cell table:style-name="ce2" table:formula="of:=[$cor_valid.AY62]/SUM([$cor_valid.$A62:$cor_valid.$AMJ62])" office:value-type="float" office:value="0" calcext:value-type="float">
            <text:p>0,00</text:p>
          </table:table-cell>
          <table:table-cell table:style-name="ce2" table:formula="of:=[$cor_valid.AZ62]/SUM([$cor_valid.$A62:$cor_valid.$AMJ62])" office:value-type="float" office:value="0.013740011693627" calcext:value-type="float">
            <text:p>0,01</text:p>
          </table:table-cell>
          <table:table-cell table:style-name="ce2" table:formula="of:=[$cor_valid.BA62]/SUM([$cor_valid.$A62:$cor_valid.$AMJ62])" office:value-type="float" office:value="0" calcext:value-type="float">
            <text:p>0,00</text:p>
          </table:table-cell>
          <table:table-cell table:style-name="ce2" table:formula="of:=[$cor_valid.BB62]/SUM([$cor_valid.$A62:$cor_valid.$AMJ62])" office:value-type="float" office:value="0.0060417072695381" calcext:value-type="float">
            <text:p>0,01</text:p>
          </table:table-cell>
          <table:table-cell table:style-name="ce2" table:formula="of:=[$cor_valid.BC62]/SUM([$cor_valid.$A62:$cor_valid.$AMJ62])" office:value-type="float" office:value="0" calcext:value-type="float">
            <text:p>0,00</text:p>
          </table:table-cell>
          <table:table-cell table:style-name="ce2" table:formula="of:=[$cor_valid.BD62]/SUM([$cor_valid.$A62:$cor_valid.$AMJ62])" office:value-type="float" office:value="0.00194893782888326" calcext:value-type="float">
            <text:p>0,00</text:p>
          </table:table-cell>
          <table:table-cell table:style-name="ce2" table:formula="of:=[$cor_valid.BE62]/SUM([$cor_valid.$A62:$cor_valid.$AMJ62])" office:value-type="float" office:value="0.752679789514714" calcext:value-type="float">
            <text:p>0,75</text:p>
          </table:table-cell>
          <table:table-cell table:style-name="ce2" table:formula="of:=[$cor_valid.BF62]/SUM([$cor_valid.$A62:$cor_valid.$AMJ62])" office:value-type="float" office:value="0" calcext:value-type="float">
            <text:p>0,00</text:p>
          </table:table-cell>
          <table:table-cell table:style-name="ce2" table:formula="of:=[$cor_valid.BG62]/SUM([$cor_valid.$A62:$cor_valid.$AMJ62])" office:value-type="float" office:value="0" calcext:value-type="float">
            <text:p>0,00</text:p>
          </table:table-cell>
          <table:table-cell table:style-name="ce2" table:formula="of:=[$cor_valid.BH62]/SUM([$cor_valid.$A62:$cor_valid.$AMJ62])" office:value-type="float" office:value="0" calcext:value-type="float">
            <text:p>0,00</text:p>
          </table:table-cell>
          <table:table-cell table:style-name="ce2" table:formula="of:=[$cor_valid.BI62]/SUM([$cor_valid.$A62:$cor_valid.$AMJ62])" office:value-type="float" office:value="0" calcext:value-type="float">
            <text:p>0,00</text:p>
          </table:table-cell>
          <table:table-cell table:style-name="ce2" table:formula="of:=[$cor_valid.BJ62]/SUM([$cor_valid.$A62:$cor_valid.$AMJ62])" office:value-type="float" office:value="0" calcext:value-type="float">
            <text:p>0,00</text:p>
          </table:table-cell>
          <table:table-cell table:style-name="ce2" table:formula="of:=[$cor_valid.BK62]/SUM([$cor_valid.$A62:$cor_valid.$AMJ62])" office:value-type="float" office:value="0" calcext:value-type="float">
            <text:p>0,00</text:p>
          </table:table-cell>
          <table:table-cell table:style-name="ce2" table:formula="of:=[$cor_valid.BL62]/SUM([$cor_valid.$A62:$cor_valid.$AMJ62])" office:value-type="float" office:value="0" calcext:value-type="float">
            <text:p>0,00</text:p>
          </table:table-cell>
          <table:table-cell table:style-name="ce2" table:formula="of:=[$cor_valid.BM62]/SUM([$cor_valid.$A62:$cor_valid.$AMJ62])" office:value-type="float" office:value="0" calcext:value-type="float">
            <text:p>0,00</text:p>
          </table:table-cell>
          <table:table-cell table:style-name="ce2" table:formula="of:=[$cor_valid.BN62]/SUM([$cor_valid.$A62:$cor_valid.$AMJ62])" office:value-type="float" office:value="0" calcext:value-type="float">
            <text:p>0,00</text:p>
          </table:table-cell>
          <table:table-cell table:style-name="ce2" table:formula="of:=[$cor_valid.BO62]/SUM([$cor_valid.$A62:$cor_valid.$AMJ62])" office:value-type="float" office:value="0.0101344767101929" calcext:value-type="float">
            <text:p>0,01</text:p>
          </table:table-cell>
          <table:table-cell/>
          <table:table-cell table:formula="of:=[.BR62]/SUM([.BR$1:.BR$1048576])" office:value-type="float" office:value="0.0000927897222768891" calcext:value-type="float">
            <text:p>0,000</text:p>
          </table:table-cell>
          <table:table-cell table:formula="of:=SUM([$cor_valid.$A62:$cor_valid.$AMJ62])" office:value-type="float" office:value="10262" calcext:value-type="float">
            <text:p>10262</text:p>
          </table:table-cell>
          <table:table-cell table:number-columns-repeated="95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$cor_valid.B63]/SUM([$cor_valid.$A63:$cor_valid.$AMJ63])" office:value-type="float" office:value="0" calcext:value-type="float">
            <text:p>0,00</text:p>
          </table:table-cell>
          <table:table-cell table:style-name="ce2" table:formula="of:=[$cor_valid.C63]/SUM([$cor_valid.$A63:$cor_valid.$AMJ63])" office:value-type="float" office:value="0" calcext:value-type="float">
            <text:p>0,00</text:p>
          </table:table-cell>
          <table:table-cell table:style-name="ce2" table:formula="of:=[$cor_valid.D63]/SUM([$cor_valid.$A63:$cor_valid.$AMJ63])" office:value-type="float" office:value="0.00127326027604081" calcext:value-type="float">
            <text:p>0,00</text:p>
          </table:table-cell>
          <table:table-cell table:style-name="ce2" table:formula="of:=[$cor_valid.E63]/SUM([$cor_valid.$A63:$cor_valid.$AMJ63])" office:value-type="float" office:value="0.0767755815855362" calcext:value-type="float">
            <text:p>0,08</text:p>
          </table:table-cell>
          <table:table-cell table:style-name="ce2" table:formula="of:=[$cor_valid.F63]/SUM([$cor_valid.$A63:$cor_valid.$AMJ63])" office:value-type="float" office:value="0.0040865112416804" calcext:value-type="float">
            <text:p>0,00</text:p>
          </table:table-cell>
          <table:table-cell table:style-name="ce2" table:formula="of:=[$cor_valid.G63]/SUM([$cor_valid.$A63:$cor_valid.$AMJ63])" office:value-type="float" office:value="0.000918458499515607" calcext:value-type="float">
            <text:p>0,00</text:p>
          </table:table-cell>
          <table:table-cell table:style-name="ce2" table:formula="of:=[$cor_valid.H63]/SUM([$cor_valid.$A63:$cor_valid.$AMJ63])" office:value-type="float" office:value="0.000171110076622086" calcext:value-type="float">
            <text:p>0,00</text:p>
          </table:table-cell>
          <table:table-cell table:style-name="ce2" table:formula="of:=[$cor_valid.I63]/SUM([$cor_valid.$A63:$cor_valid.$AMJ63])" office:value-type="float" office:value="0" calcext:value-type="float">
            <text:p>0,00</text:p>
          </table:table-cell>
          <table:table-cell table:style-name="ce2" table:formula="of:=[$cor_valid.J63]/SUM([$cor_valid.$A63:$cor_valid.$AMJ63])" office:value-type="float" office:value="0" calcext:value-type="float">
            <text:p>0,00</text:p>
          </table:table-cell>
          <table:table-cell table:style-name="ce2" table:formula="of:=[$cor_valid.K63]/SUM([$cor_valid.$A63:$cor_valid.$AMJ63])" office:value-type="float" office:value="0" calcext:value-type="float">
            <text:p>0,00</text:p>
          </table:table-cell>
          <table:table-cell table:style-name="ce2" table:formula="of:=[$cor_valid.L63]/SUM([$cor_valid.$A63:$cor_valid.$AMJ63])" office:value-type="float" office:value="0" calcext:value-type="float">
            <text:p>0,00</text:p>
          </table:table-cell>
          <table:table-cell table:style-name="ce2" table:formula="of:=[$cor_valid.M63]/SUM([$cor_valid.$A63:$cor_valid.$AMJ63])" office:value-type="float" office:value="0" calcext:value-type="float">
            <text:p>0,00</text:p>
          </table:table-cell>
          <table:table-cell table:style-name="ce2" table:formula="of:=[$cor_valid.N63]/SUM([$cor_valid.$A63:$cor_valid.$AMJ63])" office:value-type="float" office:value="0" calcext:value-type="float">
            <text:p>0,00</text:p>
          </table:table-cell>
          <table:table-cell table:style-name="ce2" table:formula="of:=[$cor_valid.O63]/SUM([$cor_valid.$A63:$cor_valid.$AMJ63])" office:value-type="float" office:value="0.00289880600395063" calcext:value-type="float">
            <text:p>0,00</text:p>
          </table:table-cell>
          <table:table-cell table:style-name="ce2" table:formula="of:=[$cor_valid.P63]/SUM([$cor_valid.$A63:$cor_valid.$AMJ63])" office:value-type="float" office:value="0" calcext:value-type="float">
            <text:p>0,00</text:p>
          </table:table-cell>
          <table:table-cell table:style-name="ce2" table:formula="of:=[$cor_valid.Q63]/SUM([$cor_valid.$A63:$cor_valid.$AMJ63])" office:value-type="float" office:value="0.000201305972496572" calcext:value-type="float">
            <text:p>0,00</text:p>
          </table:table-cell>
          <table:table-cell table:style-name="ce2" table:formula="of:=[$cor_valid.R63]/SUM([$cor_valid.$A63:$cor_valid.$AMJ63])" office:value-type="float" office:value="0.00661541752116858" calcext:value-type="float">
            <text:p>0,01</text:p>
          </table:table-cell>
          <table:table-cell table:style-name="ce2" table:formula="of:=[$cor_valid.S63]/SUM([$cor_valid.$A63:$cor_valid.$AMJ63])" office:value-type="float" office:value="0.25189416338496" calcext:value-type="float">
            <text:p>0,25</text:p>
          </table:table-cell>
          <table:table-cell table:style-name="ce2" table:formula="of:=[$cor_valid.T63]/SUM([$cor_valid.$A63:$cor_valid.$AMJ63])" office:value-type="float" office:value="0" calcext:value-type="float">
            <text:p>0,00</text:p>
          </table:table-cell>
          <table:table-cell table:style-name="ce2" table:formula="of:=[$cor_valid.U63]/SUM([$cor_valid.$A63:$cor_valid.$AMJ63])" office:value-type="float" office:value="0.00448409053736113" calcext:value-type="float">
            <text:p>0,00</text:p>
          </table:table-cell>
          <table:table-cell table:style-name="ce2" table:formula="of:=[$cor_valid.V63]/SUM([$cor_valid.$A63:$cor_valid.$AMJ63])" office:value-type="float" office:value="0" calcext:value-type="float">
            <text:p>0,00</text:p>
          </table:table-cell>
          <table:table-cell table:style-name="ce2" table:formula="of:=[$cor_valid.W63]/SUM([$cor_valid.$A63:$cor_valid.$AMJ63])" office:value-type="float" office:value="0" calcext:value-type="float">
            <text:p>0,00</text:p>
          </table:table-cell>
          <table:table-cell table:style-name="ce2" table:formula="of:=[$cor_valid.X63]/SUM([$cor_valid.$A63:$cor_valid.$AMJ63])" office:value-type="float" office:value="0" calcext:value-type="float">
            <text:p>0,00</text:p>
          </table:table-cell>
          <table:table-cell table:style-name="ce2" table:formula="of:=[$cor_valid.Y63]/SUM([$cor_valid.$A63:$cor_valid.$AMJ63])" office:value-type="float" office:value="0.00000251632465620714" calcext:value-type="float">
            <text:p>0,00</text:p>
          </table:table-cell>
          <table:table-cell table:style-name="ce2" table:formula="of:=[$cor_valid.Z63]/SUM([$cor_valid.$A63:$cor_valid.$AMJ63])" office:value-type="float" office:value="0.0000956203369358715" calcext:value-type="float">
            <text:p>0,00</text:p>
          </table:table-cell>
          <table:table-cell table:style-name="ce2" table:formula="of:=[$cor_valid.AA63]/SUM([$cor_valid.$A63:$cor_valid.$AMJ63])" office:value-type="float" office:value="0.0000377448698431072" calcext:value-type="float">
            <text:p>0,00</text:p>
          </table:table-cell>
          <table:table-cell table:style-name="ce2" table:formula="of:=[$cor_valid.AB63]/SUM([$cor_valid.$A63:$cor_valid.$AMJ63])" office:value-type="float" office:value="0" calcext:value-type="float">
            <text:p>0,00</text:p>
          </table:table-cell>
          <table:table-cell table:style-name="ce2" table:formula="of:=[$cor_valid.AC63]/SUM([$cor_valid.$A63:$cor_valid.$AMJ63])" office:value-type="float" office:value="0.00779809010958594" calcext:value-type="float">
            <text:p>0,01</text:p>
          </table:table-cell>
          <table:table-cell table:style-name="ce2" table:formula="of:=[$cor_valid.AD63]/SUM([$cor_valid.$A63:$cor_valid.$AMJ63])" office:value-type="float" office:value="0" calcext:value-type="float">
            <text:p>0,00</text:p>
          </table:table-cell>
          <table:table-cell table:style-name="ce2" table:formula="of:=[$cor_valid.AE63]/SUM([$cor_valid.$A63:$cor_valid.$AMJ63])" office:value-type="float" office:value="0.0000654244410613857" calcext:value-type="float">
            <text:p>0,00</text:p>
          </table:table-cell>
          <table:table-cell table:style-name="ce2" table:formula="of:=[$cor_valid.AF63]/SUM([$cor_valid.$A63:$cor_valid.$AMJ63])" office:value-type="float" office:value="0.059256929329022" calcext:value-type="float">
            <text:p>0,06</text:p>
          </table:table-cell>
          <table:table-cell table:style-name="ce2" table:formula="of:=[$cor_valid.AG63]/SUM([$cor_valid.$A63:$cor_valid.$AMJ63])" office:value-type="float" office:value="0" calcext:value-type="float">
            <text:p>0,00</text:p>
          </table:table-cell>
          <table:table-cell table:style-name="ce2" table:formula="of:=[$cor_valid.AH63]/SUM([$cor_valid.$A63:$cor_valid.$AMJ63])" office:value-type="float" office:value="0" calcext:value-type="float">
            <text:p>0,00</text:p>
          </table:table-cell>
          <table:table-cell table:style-name="ce2" table:formula="of:=[$cor_valid.AI63]/SUM([$cor_valid.$A63:$cor_valid.$AMJ63])" office:value-type="float" office:value="0" calcext:value-type="float">
            <text:p>0,00</text:p>
          </table:table-cell>
          <table:table-cell table:style-name="ce2" table:formula="of:=[$cor_valid.AJ63]/SUM([$cor_valid.$A63:$cor_valid.$AMJ63])" office:value-type="float" office:value="0" calcext:value-type="float">
            <text:p>0,00</text:p>
          </table:table-cell>
          <table:table-cell table:style-name="ce2" table:formula="of:=[$cor_valid.AK63]/SUM([$cor_valid.$A63:$cor_valid.$AMJ63])" office:value-type="float" office:value="0.0213334004353242" calcext:value-type="float">
            <text:p>0,02</text:p>
          </table:table-cell>
          <table:table-cell table:style-name="ce2" table:formula="of:=[$cor_valid.AL63]/SUM([$cor_valid.$A63:$cor_valid.$AMJ63])" office:value-type="float" office:value="0" calcext:value-type="float">
            <text:p>0,00</text:p>
          </table:table-cell>
          <table:table-cell table:style-name="ce2" table:formula="of:=[$cor_valid.AM63]/SUM([$cor_valid.$A63:$cor_valid.$AMJ63])" office:value-type="float" office:value="0" calcext:value-type="float">
            <text:p>0,00</text:p>
          </table:table-cell>
          <table:table-cell table:style-name="ce2" table:formula="of:=[$cor_valid.AN63]/SUM([$cor_valid.$A63:$cor_valid.$AMJ63])" office:value-type="float" office:value="0" calcext:value-type="float">
            <text:p>0,00</text:p>
          </table:table-cell>
          <table:table-cell table:style-name="ce2" table:formula="of:=[$cor_valid.AO63]/SUM([$cor_valid.$A63:$cor_valid.$AMJ63])" office:value-type="float" office:value="0" calcext:value-type="float">
            <text:p>0,00</text:p>
          </table:table-cell>
          <table:table-cell table:style-name="ce2" table:formula="of:=[$cor_valid.AP63]/SUM([$cor_valid.$A63:$cor_valid.$AMJ63])" office:value-type="float" office:value="0" calcext:value-type="float">
            <text:p>0,00</text:p>
          </table:table-cell>
          <table:table-cell table:style-name="ce2" table:formula="of:=[$cor_valid.AQ63]/SUM([$cor_valid.$A63:$cor_valid.$AMJ63])" office:value-type="float" office:value="0" calcext:value-type="float">
            <text:p>0,00</text:p>
          </table:table-cell>
          <table:table-cell table:style-name="ce2" table:formula="of:=[$cor_valid.AR63]/SUM([$cor_valid.$A63:$cor_valid.$AMJ63])" office:value-type="float" office:value="0" calcext:value-type="float">
            <text:p>0,00</text:p>
          </table:table-cell>
          <table:table-cell table:style-name="ce2" table:formula="of:=[$cor_valid.AS63]/SUM([$cor_valid.$A63:$cor_valid.$AMJ63])" office:value-type="float" office:value="0" calcext:value-type="float">
            <text:p>0,00</text:p>
          </table:table-cell>
          <table:table-cell table:style-name="ce2" table:formula="of:=[$cor_valid.AT63]/SUM([$cor_valid.$A63:$cor_valid.$AMJ63])" office:value-type="float" office:value="0.0000226469219058643" calcext:value-type="float">
            <text:p>0,00</text:p>
          </table:table-cell>
          <table:table-cell table:style-name="ce2" table:formula="of:=[$cor_valid.AU63]/SUM([$cor_valid.$A63:$cor_valid.$AMJ63])" office:value-type="float" office:value="0.00660031957323134" calcext:value-type="float">
            <text:p>0,01</text:p>
          </table:table-cell>
          <table:table-cell table:style-name="ce2" table:formula="of:=[$cor_valid.AV63]/SUM([$cor_valid.$A63:$cor_valid.$AMJ63])" office:value-type="float" office:value="0.00102666045973251" calcext:value-type="float">
            <text:p>0,00</text:p>
          </table:table-cell>
          <table:table-cell table:style-name="ce2" table:formula="of:=[$cor_valid.AW63]/SUM([$cor_valid.$A63:$cor_valid.$AMJ63])" office:value-type="float" office:value="0.00130093984725909" calcext:value-type="float">
            <text:p>0,00</text:p>
          </table:table-cell>
          <table:table-cell table:style-name="ce2" table:formula="of:=[$cor_valid.AX63]/SUM([$cor_valid.$A63:$cor_valid.$AMJ63])" office:value-type="float" office:value="0.00302462223676099" calcext:value-type="float">
            <text:p>0,00</text:p>
          </table:table-cell>
          <table:table-cell table:style-name="ce2" table:formula="of:=[$cor_valid.AY63]/SUM([$cor_valid.$A63:$cor_valid.$AMJ63])" office:value-type="float" office:value="0" calcext:value-type="float">
            <text:p>0,00</text:p>
          </table:table-cell>
          <table:table-cell table:style-name="ce2" table:formula="of:=[$cor_valid.AZ63]/SUM([$cor_valid.$A63:$cor_valid.$AMJ63])" office:value-type="float" office:value="0.0169424139102427" calcext:value-type="float">
            <text:p>0,02</text:p>
          </table:table-cell>
          <table:table-cell table:style-name="ce2" table:formula="of:=[$cor_valid.BA63]/SUM([$cor_valid.$A63:$cor_valid.$AMJ63])" office:value-type="float" office:value="0" calcext:value-type="float">
            <text:p>0,00</text:p>
          </table:table-cell>
          <table:table-cell table:style-name="ce2" table:formula="of:=[$cor_valid.BB63]/SUM([$cor_valid.$A63:$cor_valid.$AMJ63])" office:value-type="float" office:value="0.0001761427259345" calcext:value-type="float">
            <text:p>0,00</text:p>
          </table:table-cell>
          <table:table-cell table:style-name="ce2" table:formula="of:=[$cor_valid.BC63]/SUM([$cor_valid.$A63:$cor_valid.$AMJ63])" office:value-type="float" office:value="0" calcext:value-type="float">
            <text:p>0,00</text:p>
          </table:table-cell>
          <table:table-cell table:style-name="ce2" table:formula="of:=[$cor_valid.BD63]/SUM([$cor_valid.$A63:$cor_valid.$AMJ63])" office:value-type="float" office:value="0.0487311432921076" calcext:value-type="float">
            <text:p>0,05</text:p>
          </table:table-cell>
          <table:table-cell table:style-name="ce2" table:formula="of:=[$cor_valid.BE63]/SUM([$cor_valid.$A63:$cor_valid.$AMJ63])" office:value-type="float" office:value="0.45143619229753" calcext:value-type="float">
            <text:p>0,45</text:p>
          </table:table-cell>
          <table:table-cell table:style-name="ce2" table:formula="of:=[$cor_valid.BF63]/SUM([$cor_valid.$A63:$cor_valid.$AMJ63])" office:value-type="float" office:value="0" calcext:value-type="float">
            <text:p>0,00</text:p>
          </table:table-cell>
          <table:table-cell table:style-name="ce2" table:formula="of:=[$cor_valid.BG63]/SUM([$cor_valid.$A63:$cor_valid.$AMJ63])" office:value-type="float" office:value="0.0000679407657175929" calcext:value-type="float">
            <text:p>0,00</text:p>
          </table:table-cell>
          <table:table-cell table:style-name="ce2" table:formula="of:=[$cor_valid.BH63]/SUM([$cor_valid.$A63:$cor_valid.$AMJ63])" office:value-type="float" office:value="0" calcext:value-type="float">
            <text:p>0,00</text:p>
          </table:table-cell>
          <table:table-cell table:style-name="ce2" table:formula="of:=[$cor_valid.BI63]/SUM([$cor_valid.$A63:$cor_valid.$AMJ63])" office:value-type="float" office:value="0" calcext:value-type="float">
            <text:p>0,00</text:p>
          </table:table-cell>
          <table:table-cell table:style-name="ce2" table:formula="of:=[$cor_valid.BJ63]/SUM([$cor_valid.$A63:$cor_valid.$AMJ63])" office:value-type="float" office:value="0" calcext:value-type="float">
            <text:p>0,00</text:p>
          </table:table-cell>
          <table:table-cell table:style-name="ce2" table:formula="of:=[$cor_valid.BK63]/SUM([$cor_valid.$A63:$cor_valid.$AMJ63])" office:value-type="float" office:value="0.0249141304211069" calcext:value-type="float">
            <text:p>0,02</text:p>
          </table:table-cell>
          <table:table-cell table:style-name="ce2" table:formula="of:=[$cor_valid.BL63]/SUM([$cor_valid.$A63:$cor_valid.$AMJ63])" office:value-type="float" office:value="0" calcext:value-type="float">
            <text:p>0,00</text:p>
          </table:table-cell>
          <table:table-cell table:style-name="ce2" table:formula="of:=[$cor_valid.BM63]/SUM([$cor_valid.$A63:$cor_valid.$AMJ63])" office:value-type="float" office:value="0.0000226469219058643" calcext:value-type="float">
            <text:p>0,00</text:p>
          </table:table-cell>
          <table:table-cell table:style-name="ce2" table:formula="of:=[$cor_valid.BN63]/SUM([$cor_valid.$A63:$cor_valid.$AMJ63])" office:value-type="float" office:value="0.000991431914545615" calcext:value-type="float">
            <text:p>0,00</text:p>
          </table:table-cell>
          <table:table-cell table:style-name="ce2" table:formula="of:=[$cor_valid.BO63]/SUM([$cor_valid.$A63:$cor_valid.$AMJ63])" office:value-type="float" office:value="0.00668084196222997" calcext:value-type="float">
            <text:p>0,01</text:p>
          </table:table-cell>
          <table:table-cell/>
          <table:table-cell table:formula="of:=[.BR63]/SUM([.BR$1:.BR$1048576])" office:value-type="float" office:value="0.00359336382590597" calcext:value-type="float">
            <text:p>0,004</text:p>
          </table:table-cell>
          <table:table-cell table:formula="of:=SUM([$cor_valid.$A63:$cor_valid.$AMJ63])" office:value-type="float" office:value="397405" calcext:value-type="float">
            <text:p>397405</text:p>
          </table:table-cell>
          <table:table-cell table:number-columns-repeated="95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$cor_valid.B64]/SUM([$cor_valid.$A64:$cor_valid.$AMJ64])" office:value-type="float" office:value="0" calcext:value-type="float">
            <text:p>0,00</text:p>
          </table:table-cell>
          <table:table-cell table:style-name="ce2" table:formula="of:=[$cor_valid.C64]/SUM([$cor_valid.$A64:$cor_valid.$AMJ64])" office:value-type="float" office:value="0" calcext:value-type="float">
            <text:p>0,00</text:p>
          </table:table-cell>
          <table:table-cell table:style-name="ce2" table:formula="of:=[$cor_valid.D64]/SUM([$cor_valid.$A64:$cor_valid.$AMJ64])" office:value-type="float" office:value="0.00672514619883041" calcext:value-type="float">
            <text:p>0,01</text:p>
          </table:table-cell>
          <table:table-cell table:style-name="ce2" table:formula="of:=[$cor_valid.E64]/SUM([$cor_valid.$A64:$cor_valid.$AMJ64])" office:value-type="float" office:value="0.033625730994152" calcext:value-type="float">
            <text:p>0,03</text:p>
          </table:table-cell>
          <table:table-cell table:style-name="ce2" table:formula="of:=[$cor_valid.F64]/SUM([$cor_valid.$A64:$cor_valid.$AMJ64])" office:value-type="float" office:value="0" calcext:value-type="float">
            <text:p>0,00</text:p>
          </table:table-cell>
          <table:table-cell table:style-name="ce2" table:formula="of:=[$cor_valid.G64]/SUM([$cor_valid.$A64:$cor_valid.$AMJ64])" office:value-type="float" office:value="0" calcext:value-type="float">
            <text:p>0,00</text:p>
          </table:table-cell>
          <table:table-cell table:style-name="ce2" table:formula="of:=[$cor_valid.H64]/SUM([$cor_valid.$A64:$cor_valid.$AMJ64])" office:value-type="float" office:value="0" calcext:value-type="float">
            <text:p>0,00</text:p>
          </table:table-cell>
          <table:table-cell table:style-name="ce2" table:formula="of:=[$cor_valid.I64]/SUM([$cor_valid.$A64:$cor_valid.$AMJ64])" office:value-type="float" office:value="0" calcext:value-type="float">
            <text:p>0,00</text:p>
          </table:table-cell>
          <table:table-cell table:style-name="ce2" table:formula="of:=[$cor_valid.J64]/SUM([$cor_valid.$A64:$cor_valid.$AMJ64])" office:value-type="float" office:value="0" calcext:value-type="float">
            <text:p>0,00</text:p>
          </table:table-cell>
          <table:table-cell table:style-name="ce2" table:formula="of:=[$cor_valid.K64]/SUM([$cor_valid.$A64:$cor_valid.$AMJ64])" office:value-type="float" office:value="0" calcext:value-type="float">
            <text:p>0,00</text:p>
          </table:table-cell>
          <table:table-cell table:style-name="ce2" table:formula="of:=[$cor_valid.L64]/SUM([$cor_valid.$A64:$cor_valid.$AMJ64])" office:value-type="float" office:value="0" calcext:value-type="float">
            <text:p>0,00</text:p>
          </table:table-cell>
          <table:table-cell table:style-name="ce2" table:formula="of:=[$cor_valid.M64]/SUM([$cor_valid.$A64:$cor_valid.$AMJ64])" office:value-type="float" office:value="0" calcext:value-type="float">
            <text:p>0,00</text:p>
          </table:table-cell>
          <table:table-cell table:style-name="ce2" table:formula="of:=[$cor_valid.N64]/SUM([$cor_valid.$A64:$cor_valid.$AMJ64])" office:value-type="float" office:value="0" calcext:value-type="float">
            <text:p>0,00</text:p>
          </table:table-cell>
          <table:table-cell table:style-name="ce2" table:formula="of:=[$cor_valid.O64]/SUM([$cor_valid.$A64:$cor_valid.$AMJ64])" office:value-type="float" office:value="0.0216374269005848" calcext:value-type="float">
            <text:p>0,02</text:p>
          </table:table-cell>
          <table:table-cell table:style-name="ce2" table:formula="of:=[$cor_valid.P64]/SUM([$cor_valid.$A64:$cor_valid.$AMJ64])" office:value-type="float" office:value="0" calcext:value-type="float">
            <text:p>0,00</text:p>
          </table:table-cell>
          <table:table-cell table:style-name="ce2" table:formula="of:=[$cor_valid.Q64]/SUM([$cor_valid.$A64:$cor_valid.$AMJ64])" office:value-type="float" office:value="0.00745614035087719" calcext:value-type="float">
            <text:p>0,01</text:p>
          </table:table-cell>
          <table:table-cell table:style-name="ce2" table:formula="of:=[$cor_valid.R64]/SUM([$cor_valid.$A64:$cor_valid.$AMJ64])" office:value-type="float" office:value="0" calcext:value-type="float">
            <text:p>0,00</text:p>
          </table:table-cell>
          <table:table-cell table:style-name="ce2" table:formula="of:=[$cor_valid.S64]/SUM([$cor_valid.$A64:$cor_valid.$AMJ64])" office:value-type="float" office:value="0.033187134502924" calcext:value-type="float">
            <text:p>0,03</text:p>
          </table:table-cell>
          <table:table-cell table:style-name="ce2" table:formula="of:=[$cor_valid.T64]/SUM([$cor_valid.$A64:$cor_valid.$AMJ64])" office:value-type="float" office:value="0" calcext:value-type="float">
            <text:p>0,00</text:p>
          </table:table-cell>
          <table:table-cell table:style-name="ce2" table:formula="of:=[$cor_valid.U64]/SUM([$cor_valid.$A64:$cor_valid.$AMJ64])" office:value-type="float" office:value="0.164766081871345" calcext:value-type="float">
            <text:p>0,16</text:p>
          </table:table-cell>
          <table:table-cell table:style-name="ce2" table:formula="of:=[$cor_valid.V64]/SUM([$cor_valid.$A64:$cor_valid.$AMJ64])" office:value-type="float" office:value="0" calcext:value-type="float">
            <text:p>0,00</text:p>
          </table:table-cell>
          <table:table-cell table:style-name="ce2" table:formula="of:=[$cor_valid.W64]/SUM([$cor_valid.$A64:$cor_valid.$AMJ64])" office:value-type="float" office:value="0.000146198830409357" calcext:value-type="float">
            <text:p>0,00</text:p>
          </table:table-cell>
          <table:table-cell table:style-name="ce2" table:formula="of:=[$cor_valid.X64]/SUM([$cor_valid.$A64:$cor_valid.$AMJ64])" office:value-type="float" office:value="0" calcext:value-type="float">
            <text:p>0,00</text:p>
          </table:table-cell>
          <table:table-cell table:style-name="ce2" table:formula="of:=[$cor_valid.Y64]/SUM([$cor_valid.$A64:$cor_valid.$AMJ64])" office:value-type="float" office:value="0" calcext:value-type="float">
            <text:p>0,00</text:p>
          </table:table-cell>
          <table:table-cell table:style-name="ce2" table:formula="of:=[$cor_valid.Z64]/SUM([$cor_valid.$A64:$cor_valid.$AMJ64])" office:value-type="float" office:value="0" calcext:value-type="float">
            <text:p>0,00</text:p>
          </table:table-cell>
          <table:table-cell table:style-name="ce2" table:formula="of:=[$cor_valid.AA64]/SUM([$cor_valid.$A64:$cor_valid.$AMJ64])" office:value-type="float" office:value="0" calcext:value-type="float">
            <text:p>0,00</text:p>
          </table:table-cell>
          <table:table-cell table:style-name="ce2" table:formula="of:=[$cor_valid.AB64]/SUM([$cor_valid.$A64:$cor_valid.$AMJ64])" office:value-type="float" office:value="0" calcext:value-type="float">
            <text:p>0,00</text:p>
          </table:table-cell>
          <table:table-cell table:style-name="ce2" table:formula="of:=[$cor_valid.AC64]/SUM([$cor_valid.$A64:$cor_valid.$AMJ64])" office:value-type="float" office:value="0" calcext:value-type="float">
            <text:p>0,00</text:p>
          </table:table-cell>
          <table:table-cell table:style-name="ce2" table:formula="of:=[$cor_valid.AD64]/SUM([$cor_valid.$A64:$cor_valid.$AMJ64])" office:value-type="float" office:value="0" calcext:value-type="float">
            <text:p>0,00</text:p>
          </table:table-cell>
          <table:table-cell table:style-name="ce2" table:formula="of:=[$cor_valid.AE64]/SUM([$cor_valid.$A64:$cor_valid.$AMJ64])" office:value-type="float" office:value="0" calcext:value-type="float">
            <text:p>0,00</text:p>
          </table:table-cell>
          <table:table-cell table:style-name="ce2" table:formula="of:=[$cor_valid.AF64]/SUM([$cor_valid.$A64:$cor_valid.$AMJ64])" office:value-type="float" office:value="0.0271929824561403" calcext:value-type="float">
            <text:p>0,03</text:p>
          </table:table-cell>
          <table:table-cell table:style-name="ce2" table:formula="of:=[$cor_valid.AG64]/SUM([$cor_valid.$A64:$cor_valid.$AMJ64])" office:value-type="float" office:value="0" calcext:value-type="float">
            <text:p>0,00</text:p>
          </table:table-cell>
          <table:table-cell table:style-name="ce2" table:formula="of:=[$cor_valid.AH64]/SUM([$cor_valid.$A64:$cor_valid.$AMJ64])" office:value-type="float" office:value="0" calcext:value-type="float">
            <text:p>0,00</text:p>
          </table:table-cell>
          <table:table-cell table:style-name="ce2" table:formula="of:=[$cor_valid.AI64]/SUM([$cor_valid.$A64:$cor_valid.$AMJ64])" office:value-type="float" office:value="0" calcext:value-type="float">
            <text:p>0,00</text:p>
          </table:table-cell>
          <table:table-cell table:style-name="ce2" table:formula="of:=[$cor_valid.AJ64]/SUM([$cor_valid.$A64:$cor_valid.$AMJ64])" office:value-type="float" office:value="0" calcext:value-type="float">
            <text:p>0,00</text:p>
          </table:table-cell>
          <table:table-cell table:style-name="ce2" table:formula="of:=[$cor_valid.AK64]/SUM([$cor_valid.$A64:$cor_valid.$AMJ64])" office:value-type="float" office:value="0" calcext:value-type="float">
            <text:p>0,00</text:p>
          </table:table-cell>
          <table:table-cell table:style-name="ce2" table:formula="of:=[$cor_valid.AL64]/SUM([$cor_valid.$A64:$cor_valid.$AMJ64])" office:value-type="float" office:value="0" calcext:value-type="float">
            <text:p>0,00</text:p>
          </table:table-cell>
          <table:table-cell table:style-name="ce2" table:formula="of:=[$cor_valid.AM64]/SUM([$cor_valid.$A64:$cor_valid.$AMJ64])" office:value-type="float" office:value="0" calcext:value-type="float">
            <text:p>0,00</text:p>
          </table:table-cell>
          <table:table-cell table:style-name="ce2" table:formula="of:=[$cor_valid.AN64]/SUM([$cor_valid.$A64:$cor_valid.$AMJ64])" office:value-type="float" office:value="0" calcext:value-type="float">
            <text:p>0,00</text:p>
          </table:table-cell>
          <table:table-cell table:style-name="ce2" table:formula="of:=[$cor_valid.AO64]/SUM([$cor_valid.$A64:$cor_valid.$AMJ64])" office:value-type="float" office:value="0" calcext:value-type="float">
            <text:p>0,00</text:p>
          </table:table-cell>
          <table:table-cell table:style-name="ce2" table:formula="of:=[$cor_valid.AP64]/SUM([$cor_valid.$A64:$cor_valid.$AMJ64])" office:value-type="float" office:value="0" calcext:value-type="float">
            <text:p>0,00</text:p>
          </table:table-cell>
          <table:table-cell table:style-name="ce2" table:formula="of:=[$cor_valid.AQ64]/SUM([$cor_valid.$A64:$cor_valid.$AMJ64])" office:value-type="float" office:value="0" calcext:value-type="float">
            <text:p>0,00</text:p>
          </table:table-cell>
          <table:table-cell table:style-name="ce2" table:formula="of:=[$cor_valid.AR64]/SUM([$cor_valid.$A64:$cor_valid.$AMJ64])" office:value-type="float" office:value="0" calcext:value-type="float">
            <text:p>0,00</text:p>
          </table:table-cell>
          <table:table-cell table:style-name="ce2" table:formula="of:=[$cor_valid.AS64]/SUM([$cor_valid.$A64:$cor_valid.$AMJ64])" office:value-type="float" office:value="0" calcext:value-type="float">
            <text:p>0,00</text:p>
          </table:table-cell>
          <table:table-cell table:style-name="ce2" table:formula="of:=[$cor_valid.AT64]/SUM([$cor_valid.$A64:$cor_valid.$AMJ64])" office:value-type="float" office:value="0" calcext:value-type="float">
            <text:p>0,00</text:p>
          </table:table-cell>
          <table:table-cell table:style-name="ce2" table:formula="of:=[$cor_valid.AU64]/SUM([$cor_valid.$A64:$cor_valid.$AMJ64])" office:value-type="float" office:value="0.00233918128654971" calcext:value-type="float">
            <text:p>0,00</text:p>
          </table:table-cell>
          <table:table-cell table:style-name="ce2" table:formula="of:=[$cor_valid.AV64]/SUM([$cor_valid.$A64:$cor_valid.$AMJ64])" office:value-type="float" office:value="0" calcext:value-type="float">
            <text:p>0,00</text:p>
          </table:table-cell>
          <table:table-cell table:style-name="ce2" table:formula="of:=[$cor_valid.AW64]/SUM([$cor_valid.$A64:$cor_valid.$AMJ64])" office:value-type="float" office:value="0" calcext:value-type="float">
            <text:p>0,00</text:p>
          </table:table-cell>
          <table:table-cell table:style-name="ce2" table:formula="of:=[$cor_valid.AX64]/SUM([$cor_valid.$A64:$cor_valid.$AMJ64])" office:value-type="float" office:value="0" calcext:value-type="float">
            <text:p>0,00</text:p>
          </table:table-cell>
          <table:table-cell table:style-name="ce2" table:formula="of:=[$cor_valid.AY64]/SUM([$cor_valid.$A64:$cor_valid.$AMJ64])" office:value-type="float" office:value="0" calcext:value-type="float">
            <text:p>0,00</text:p>
          </table:table-cell>
          <table:table-cell table:style-name="ce2" table:formula="of:=[$cor_valid.AZ64]/SUM([$cor_valid.$A64:$cor_valid.$AMJ64])" office:value-type="float" office:value="0.000146198830409357" calcext:value-type="float">
            <text:p>0,00</text:p>
          </table:table-cell>
          <table:table-cell table:style-name="ce2" table:formula="of:=[$cor_valid.BA64]/SUM([$cor_valid.$A64:$cor_valid.$AMJ64])" office:value-type="float" office:value="0" calcext:value-type="float">
            <text:p>0,00</text:p>
          </table:table-cell>
          <table:table-cell table:style-name="ce2" table:formula="of:=[$cor_valid.BB64]/SUM([$cor_valid.$A64:$cor_valid.$AMJ64])" office:value-type="float" office:value="0.134210526315789" calcext:value-type="float">
            <text:p>0,13</text:p>
          </table:table-cell>
          <table:table-cell table:style-name="ce2" table:formula="of:=[$cor_valid.BC64]/SUM([$cor_valid.$A64:$cor_valid.$AMJ64])" office:value-type="float" office:value="0" calcext:value-type="float">
            <text:p>0,00</text:p>
          </table:table-cell>
          <table:table-cell table:style-name="ce2" table:formula="of:=[$cor_valid.BD64]/SUM([$cor_valid.$A64:$cor_valid.$AMJ64])" office:value-type="float" office:value="0" calcext:value-type="float">
            <text:p>0,00</text:p>
          </table:table-cell>
          <table:table-cell table:style-name="ce2" table:formula="of:=[$cor_valid.BE64]/SUM([$cor_valid.$A64:$cor_valid.$AMJ64])" office:value-type="float" office:value="0.438888888888889" calcext:value-type="float">
            <text:p>0,44</text:p>
          </table:table-cell>
          <table:table-cell table:style-name="ce2" table:formula="of:=[$cor_valid.BF64]/SUM([$cor_valid.$A64:$cor_valid.$AMJ64])" office:value-type="float" office:value="0" calcext:value-type="float">
            <text:p>0,00</text:p>
          </table:table-cell>
          <table:table-cell table:style-name="ce2" table:formula="of:=[$cor_valid.BG64]/SUM([$cor_valid.$A64:$cor_valid.$AMJ64])" office:value-type="float" office:value="0.037280701754386" calcext:value-type="float">
            <text:p>0,04</text:p>
          </table:table-cell>
          <table:table-cell table:style-name="ce2" table:formula="of:=[$cor_valid.BH64]/SUM([$cor_valid.$A64:$cor_valid.$AMJ64])" office:value-type="float" office:value="0" calcext:value-type="float">
            <text:p>0,00</text:p>
          </table:table-cell>
          <table:table-cell table:style-name="ce2" table:formula="of:=[$cor_valid.BI64]/SUM([$cor_valid.$A64:$cor_valid.$AMJ64])" office:value-type="float" office:value="0" calcext:value-type="float">
            <text:p>0,00</text:p>
          </table:table-cell>
          <table:table-cell table:style-name="ce2" table:formula="of:=[$cor_valid.BJ64]/SUM([$cor_valid.$A64:$cor_valid.$AMJ64])" office:value-type="float" office:value="0" calcext:value-type="float">
            <text:p>0,00</text:p>
          </table:table-cell>
          <table:table-cell table:style-name="ce2" table:formula="of:=[$cor_valid.BK64]/SUM([$cor_valid.$A64:$cor_valid.$AMJ64])" office:value-type="float" office:value="0" calcext:value-type="float">
            <text:p>0,00</text:p>
          </table:table-cell>
          <table:table-cell table:style-name="ce2" table:formula="of:=[$cor_valid.BL64]/SUM([$cor_valid.$A64:$cor_valid.$AMJ64])" office:value-type="float" office:value="0" calcext:value-type="float">
            <text:p>0,00</text:p>
          </table:table-cell>
          <table:table-cell table:style-name="ce2" table:formula="of:=[$cor_valid.BM64]/SUM([$cor_valid.$A64:$cor_valid.$AMJ64])" office:value-type="float" office:value="0" calcext:value-type="float">
            <text:p>0,00</text:p>
          </table:table-cell>
          <table:table-cell table:style-name="ce2" table:formula="of:=[$cor_valid.BN64]/SUM([$cor_valid.$A64:$cor_valid.$AMJ64])" office:value-type="float" office:value="0" calcext:value-type="float">
            <text:p>0,00</text:p>
          </table:table-cell>
          <table:table-cell table:style-name="ce2" table:formula="of:=[$cor_valid.BO64]/SUM([$cor_valid.$A64:$cor_valid.$AMJ64])" office:value-type="float" office:value="0.0833333333333333" calcext:value-type="float">
            <text:p>0,08</text:p>
          </table:table-cell>
          <table:table-cell/>
          <table:table-cell table:formula="of:=[.BR64]/SUM([.BR$1:.BR$1048576])" office:value-type="float" office:value="0.0000618477587579342" calcext:value-type="float">
            <text:p>0,000</text:p>
          </table:table-cell>
          <table:table-cell table:formula="of:=SUM([$cor_valid.$A64:$cor_valid.$AMJ64])" office:value-type="float" office:value="6840" calcext:value-type="float">
            <text:p>6840</text:p>
          </table:table-cell>
          <table:table-cell table:number-columns-repeated="95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$cor_valid.B65]/SUM([$cor_valid.$A65:$cor_valid.$AMJ65])" office:value-type="float" office:value="0" calcext:value-type="float">
            <text:p>0,00</text:p>
          </table:table-cell>
          <table:table-cell table:style-name="ce2" table:formula="of:=[$cor_valid.C65]/SUM([$cor_valid.$A65:$cor_valid.$AMJ65])" office:value-type="float" office:value="0" calcext:value-type="float">
            <text:p>0,00</text:p>
          </table:table-cell>
          <table:table-cell table:style-name="ce2" table:formula="of:=[$cor_valid.D65]/SUM([$cor_valid.$A65:$cor_valid.$AMJ65])" office:value-type="float" office:value="0.00340456511498437" calcext:value-type="float">
            <text:p>0,00</text:p>
          </table:table-cell>
          <table:table-cell table:style-name="ce2" table:formula="of:=[$cor_valid.E65]/SUM([$cor_valid.$A65:$cor_valid.$AMJ65])" office:value-type="float" office:value="0.00319044152284699" calcext:value-type="float">
            <text:p>0,00</text:p>
          </table:table-cell>
          <table:table-cell table:style-name="ce2" table:formula="of:=[$cor_valid.F65]/SUM([$cor_valid.$A65:$cor_valid.$AMJ65])" office:value-type="float" office:value="0.000128474155282429" calcext:value-type="float">
            <text:p>0,00</text:p>
          </table:table-cell>
          <table:table-cell table:style-name="ce2" table:formula="of:=[$cor_valid.G65]/SUM([$cor_valid.$A65:$cor_valid.$AMJ65])" office:value-type="float" office:value="0" calcext:value-type="float">
            <text:p>0,00</text:p>
          </table:table-cell>
          <table:table-cell table:style-name="ce2" table:formula="of:=[$cor_valid.H65]/SUM([$cor_valid.$A65:$cor_valid.$AMJ65])" office:value-type="float" office:value="0.0000321185388206072" calcext:value-type="float">
            <text:p>0,00</text:p>
          </table:table-cell>
          <table:table-cell table:style-name="ce2" table:formula="of:=[$cor_valid.I65]/SUM([$cor_valid.$A65:$cor_valid.$AMJ65])" office:value-type="float" office:value="0" calcext:value-type="float">
            <text:p>0,00</text:p>
          </table:table-cell>
          <table:table-cell table:style-name="ce2" table:formula="of:=[$cor_valid.J65]/SUM([$cor_valid.$A65:$cor_valid.$AMJ65])" office:value-type="float" office:value="0" calcext:value-type="float">
            <text:p>0,00</text:p>
          </table:table-cell>
          <table:table-cell table:style-name="ce2" table:formula="of:=[$cor_valid.K65]/SUM([$cor_valid.$A65:$cor_valid.$AMJ65])" office:value-type="float" office:value="0" calcext:value-type="float">
            <text:p>0,00</text:p>
          </table:table-cell>
          <table:table-cell table:style-name="ce2" table:formula="of:=[$cor_valid.L65]/SUM([$cor_valid.$A65:$cor_valid.$AMJ65])" office:value-type="float" office:value="0" calcext:value-type="float">
            <text:p>0,00</text:p>
          </table:table-cell>
          <table:table-cell table:style-name="ce2" table:formula="of:=[$cor_valid.M65]/SUM([$cor_valid.$A65:$cor_valid.$AMJ65])" office:value-type="float" office:value="0" calcext:value-type="float">
            <text:p>0,00</text:p>
          </table:table-cell>
          <table:table-cell table:style-name="ce2" table:formula="of:=[$cor_valid.N65]/SUM([$cor_valid.$A65:$cor_valid.$AMJ65])" office:value-type="float" office:value="0" calcext:value-type="float">
            <text:p>0,00</text:p>
          </table:table-cell>
          <table:table-cell table:style-name="ce2" table:formula="of:=[$cor_valid.O65]/SUM([$cor_valid.$A65:$cor_valid.$AMJ65])" office:value-type="float" office:value="0.0165303413130059" calcext:value-type="float">
            <text:p>0,02</text:p>
          </table:table-cell>
          <table:table-cell table:style-name="ce2" table:formula="of:=[$cor_valid.P65]/SUM([$cor_valid.$A65:$cor_valid.$AMJ65])" office:value-type="float" office:value="0" calcext:value-type="float">
            <text:p>0,00</text:p>
          </table:table-cell>
          <table:table-cell table:style-name="ce2" table:formula="of:=[$cor_valid.Q65]/SUM([$cor_valid.$A65:$cor_valid.$AMJ65])" office:value-type="float" office:value="0" calcext:value-type="float">
            <text:p>0,00</text:p>
          </table:table-cell>
          <table:table-cell table:style-name="ce2" table:formula="of:=[$cor_valid.R65]/SUM([$cor_valid.$A65:$cor_valid.$AMJ65])" office:value-type="float" office:value="0.00366151342554923" calcext:value-type="float">
            <text:p>0,00</text:p>
          </table:table-cell>
          <table:table-cell table:style-name="ce2" table:formula="of:=[$cor_valid.S65]/SUM([$cor_valid.$A65:$cor_valid.$AMJ65])" office:value-type="float" office:value="0.0439595734658045" calcext:value-type="float">
            <text:p>0,04</text:p>
          </table:table-cell>
          <table:table-cell table:style-name="ce2" table:formula="of:=[$cor_valid.T65]/SUM([$cor_valid.$A65:$cor_valid.$AMJ65])" office:value-type="float" office:value="0" calcext:value-type="float">
            <text:p>0,00</text:p>
          </table:table-cell>
          <table:table-cell table:style-name="ce2" table:formula="of:=[$cor_valid.U65]/SUM([$cor_valid.$A65:$cor_valid.$AMJ65])" office:value-type="float" office:value="0.000513896621129716" calcext:value-type="float">
            <text:p>0,00</text:p>
          </table:table-cell>
          <table:table-cell table:style-name="ce2" table:formula="of:=[$cor_valid.V65]/SUM([$cor_valid.$A65:$cor_valid.$AMJ65])" office:value-type="float" office:value="0" calcext:value-type="float">
            <text:p>0,00</text:p>
          </table:table-cell>
          <table:table-cell table:style-name="ce2" table:formula="of:=[$cor_valid.W65]/SUM([$cor_valid.$A65:$cor_valid.$AMJ65])" office:value-type="float" office:value="0" calcext:value-type="float">
            <text:p>0,00</text:p>
          </table:table-cell>
          <table:table-cell table:style-name="ce2" table:formula="of:=[$cor_valid.X65]/SUM([$cor_valid.$A65:$cor_valid.$AMJ65])" office:value-type="float" office:value="0" calcext:value-type="float">
            <text:p>0,00</text:p>
          </table:table-cell>
          <table:table-cell table:style-name="ce2" table:formula="of:=[$cor_valid.Y65]/SUM([$cor_valid.$A65:$cor_valid.$AMJ65])" office:value-type="float" office:value="0.00254807074643484" calcext:value-type="float">
            <text:p>0,00</text:p>
          </table:table-cell>
          <table:table-cell table:style-name="ce2" table:formula="of:=[$cor_valid.Z65]/SUM([$cor_valid.$A65:$cor_valid.$AMJ65])" office:value-type="float" office:value="0.000642370776412145" calcext:value-type="float">
            <text:p>0,00</text:p>
          </table:table-cell>
          <table:table-cell table:style-name="ce2" table:formula="of:=[$cor_valid.AA65]/SUM([$cor_valid.$A65:$cor_valid.$AMJ65])" office:value-type="float" office:value="0" calcext:value-type="float">
            <text:p>0,00</text:p>
          </table:table-cell>
          <table:table-cell table:style-name="ce2" table:formula="of:=[$cor_valid.AB65]/SUM([$cor_valid.$A65:$cor_valid.$AMJ65])" office:value-type="float" office:value="0" calcext:value-type="float">
            <text:p>0,00</text:p>
          </table:table-cell>
          <table:table-cell table:style-name="ce2" table:formula="of:=[$cor_valid.AC65]/SUM([$cor_valid.$A65:$cor_valid.$AMJ65])" office:value-type="float" office:value="0.00597404822063295" calcext:value-type="float">
            <text:p>0,01</text:p>
          </table:table-cell>
          <table:table-cell table:style-name="ce2" table:formula="of:=[$cor_valid.AD65]/SUM([$cor_valid.$A65:$cor_valid.$AMJ65])" office:value-type="float" office:value="0.00238747805233181" calcext:value-type="float">
            <text:p>0,00</text:p>
          </table:table-cell>
          <table:table-cell table:style-name="ce2" table:formula="of:=[$cor_valid.AE65]/SUM([$cor_valid.$A65:$cor_valid.$AMJ65])" office:value-type="float" office:value="0.000267654490171727" calcext:value-type="float">
            <text:p>0,00</text:p>
          </table:table-cell>
          <table:table-cell table:style-name="ce2" table:formula="of:=[$cor_valid.AF65]/SUM([$cor_valid.$A65:$cor_valid.$AMJ65])" office:value-type="float" office:value="0.0638302428161535" calcext:value-type="float">
            <text:p>0,06</text:p>
          </table:table-cell>
          <table:table-cell table:style-name="ce2" table:formula="of:=[$cor_valid.AG65]/SUM([$cor_valid.$A65:$cor_valid.$AMJ65])" office:value-type="float" office:value="0" calcext:value-type="float">
            <text:p>0,00</text:p>
          </table:table-cell>
          <table:table-cell table:style-name="ce2" table:formula="of:=[$cor_valid.AH65]/SUM([$cor_valid.$A65:$cor_valid.$AMJ65])" office:value-type="float" office:value="0" calcext:value-type="float">
            <text:p>0,00</text:p>
          </table:table-cell>
          <table:table-cell table:style-name="ce2" table:formula="of:=[$cor_valid.AI65]/SUM([$cor_valid.$A65:$cor_valid.$AMJ65])" office:value-type="float" office:value="0" calcext:value-type="float">
            <text:p>0,00</text:p>
          </table:table-cell>
          <table:table-cell table:style-name="ce2" table:formula="of:=[$cor_valid.AJ65]/SUM([$cor_valid.$A65:$cor_valid.$AMJ65])" office:value-type="float" office:value="0" calcext:value-type="float">
            <text:p>0,00</text:p>
          </table:table-cell>
          <table:table-cell table:style-name="ce2" table:formula="of:=[$cor_valid.AK65]/SUM([$cor_valid.$A65:$cor_valid.$AMJ65])" office:value-type="float" office:value="0.0000428247184274763" calcext:value-type="float">
            <text:p>0,00</text:p>
          </table:table-cell>
          <table:table-cell table:style-name="ce2" table:formula="of:=[$cor_valid.AL65]/SUM([$cor_valid.$A65:$cor_valid.$AMJ65])" office:value-type="float" office:value="0" calcext:value-type="float">
            <text:p>0,00</text:p>
          </table:table-cell>
          <table:table-cell table:style-name="ce2" table:formula="of:=[$cor_valid.AM65]/SUM([$cor_valid.$A65:$cor_valid.$AMJ65])" office:value-type="float" office:value="0" calcext:value-type="float">
            <text:p>0,00</text:p>
          </table:table-cell>
          <table:table-cell table:style-name="ce2" table:formula="of:=[$cor_valid.AN65]/SUM([$cor_valid.$A65:$cor_valid.$AMJ65])" office:value-type="float" office:value="0" calcext:value-type="float">
            <text:p>0,00</text:p>
          </table:table-cell>
          <table:table-cell table:style-name="ce2" table:formula="of:=[$cor_valid.AO65]/SUM([$cor_valid.$A65:$cor_valid.$AMJ65])" office:value-type="float" office:value="0" calcext:value-type="float">
            <text:p>0,00</text:p>
          </table:table-cell>
          <table:table-cell table:style-name="ce2" table:formula="of:=[$cor_valid.AP65]/SUM([$cor_valid.$A65:$cor_valid.$AMJ65])" office:value-type="float" office:value="0" calcext:value-type="float">
            <text:p>0,00</text:p>
          </table:table-cell>
          <table:table-cell table:style-name="ce2" table:formula="of:=[$cor_valid.AQ65]/SUM([$cor_valid.$A65:$cor_valid.$AMJ65])" office:value-type="float" office:value="0" calcext:value-type="float">
            <text:p>0,00</text:p>
          </table:table-cell>
          <table:table-cell table:style-name="ce2" table:formula="of:=[$cor_valid.AR65]/SUM([$cor_valid.$A65:$cor_valid.$AMJ65])" office:value-type="float" office:value="0" calcext:value-type="float">
            <text:p>0,00</text:p>
          </table:table-cell>
          <table:table-cell table:style-name="ce2" table:formula="of:=[$cor_valid.AS65]/SUM([$cor_valid.$A65:$cor_valid.$AMJ65])" office:value-type="float" office:value="0" calcext:value-type="float">
            <text:p>0,00</text:p>
          </table:table-cell>
          <table:table-cell table:style-name="ce2" table:formula="of:=[$cor_valid.AT65]/SUM([$cor_valid.$A65:$cor_valid.$AMJ65])" office:value-type="float" office:value="0.000107061796068691" calcext:value-type="float">
            <text:p>0,00</text:p>
          </table:table-cell>
          <table:table-cell table:style-name="ce2" table:formula="of:=[$cor_valid.AU65]/SUM([$cor_valid.$A65:$cor_valid.$AMJ65])" office:value-type="float" office:value="0.000524602800736585" calcext:value-type="float">
            <text:p>0,00</text:p>
          </table:table-cell>
          <table:table-cell table:style-name="ce2" table:formula="of:=[$cor_valid.AV65]/SUM([$cor_valid.$A65:$cor_valid.$AMJ65])" office:value-type="float" office:value="0" calcext:value-type="float">
            <text:p>0,00</text:p>
          </table:table-cell>
          <table:table-cell table:style-name="ce2" table:formula="of:=[$cor_valid.AW65]/SUM([$cor_valid.$A65:$cor_valid.$AMJ65])" office:value-type="float" office:value="0.000642370776412145" calcext:value-type="float">
            <text:p>0,00</text:p>
          </table:table-cell>
          <table:table-cell table:style-name="ce2" table:formula="of:=[$cor_valid.AX65]/SUM([$cor_valid.$A65:$cor_valid.$AMJ65])" office:value-type="float" office:value="0.000567427519164061" calcext:value-type="float">
            <text:p>0,00</text:p>
          </table:table-cell>
          <table:table-cell table:style-name="ce2" table:formula="of:=[$cor_valid.AY65]/SUM([$cor_valid.$A65:$cor_valid.$AMJ65])" office:value-type="float" office:value="0" calcext:value-type="float">
            <text:p>0,00</text:p>
          </table:table-cell>
          <table:table-cell table:style-name="ce2" table:formula="of:=[$cor_valid.AZ65]/SUM([$cor_valid.$A65:$cor_valid.$AMJ65])" office:value-type="float" office:value="0.000535308980343454" calcext:value-type="float">
            <text:p>0,00</text:p>
          </table:table-cell>
          <table:table-cell table:style-name="ce2" table:formula="of:=[$cor_valid.BA65]/SUM([$cor_valid.$A65:$cor_valid.$AMJ65])" office:value-type="float" office:value="0" calcext:value-type="float">
            <text:p>0,00</text:p>
          </table:table-cell>
          <table:table-cell table:style-name="ce2" table:formula="of:=[$cor_valid.BB65]/SUM([$cor_valid.$A65:$cor_valid.$AMJ65])" office:value-type="float" office:value="0" calcext:value-type="float">
            <text:p>0,00</text:p>
          </table:table-cell>
          <table:table-cell table:style-name="ce2" table:formula="of:=[$cor_valid.BC65]/SUM([$cor_valid.$A65:$cor_valid.$AMJ65])" office:value-type="float" office:value="0" calcext:value-type="float">
            <text:p>0,00</text:p>
          </table:table-cell>
          <table:table-cell table:style-name="ce2" table:formula="of:=[$cor_valid.BD65]/SUM([$cor_valid.$A65:$cor_valid.$AMJ65])" office:value-type="float" office:value="0" calcext:value-type="float">
            <text:p>0,00</text:p>
          </table:table-cell>
          <table:table-cell table:style-name="ce2" table:formula="of:=[$cor_valid.BE65]/SUM([$cor_valid.$A65:$cor_valid.$AMJ65])" office:value-type="float" office:value="0.0105455869127661" calcext:value-type="float">
            <text:p>0,01</text:p>
          </table:table-cell>
          <table:table-cell table:style-name="ce2" table:formula="of:=[$cor_valid.BF65]/SUM([$cor_valid.$A65:$cor_valid.$AMJ65])" office:value-type="float" office:value="0" calcext:value-type="float">
            <text:p>0,00</text:p>
          </table:table-cell>
          <table:table-cell table:style-name="ce2" table:formula="of:=[$cor_valid.BG65]/SUM([$cor_valid.$A65:$cor_valid.$AMJ65])" office:value-type="float" office:value="0.0000107061796068691" calcext:value-type="float">
            <text:p>0,00</text:p>
          </table:table-cell>
          <table:table-cell table:style-name="ce2" table:formula="of:=[$cor_valid.BH65]/SUM([$cor_valid.$A65:$cor_valid.$AMJ65])" office:value-type="float" office:value="0" calcext:value-type="float">
            <text:p>0,00</text:p>
          </table:table-cell>
          <table:table-cell table:style-name="ce2" table:formula="of:=[$cor_valid.BI65]/SUM([$cor_valid.$A65:$cor_valid.$AMJ65])" office:value-type="float" office:value="0" calcext:value-type="float">
            <text:p>0,00</text:p>
          </table:table-cell>
          <table:table-cell table:style-name="ce2" table:formula="of:=[$cor_valid.BJ65]/SUM([$cor_valid.$A65:$cor_valid.$AMJ65])" office:value-type="float" office:value="0" calcext:value-type="float">
            <text:p>0,00</text:p>
          </table:table-cell>
          <table:table-cell table:style-name="ce2" table:formula="of:=[$cor_valid.BK65]/SUM([$cor_valid.$A65:$cor_valid.$AMJ65])" office:value-type="float" office:value="0" calcext:value-type="float">
            <text:p>0,00</text:p>
          </table:table-cell>
          <table:table-cell table:style-name="ce2" table:formula="of:=[$cor_valid.BL65]/SUM([$cor_valid.$A65:$cor_valid.$AMJ65])" office:value-type="float" office:value="0" calcext:value-type="float">
            <text:p>0,00</text:p>
          </table:table-cell>
          <table:table-cell table:style-name="ce2" table:formula="of:=[$cor_valid.BM65]/SUM([$cor_valid.$A65:$cor_valid.$AMJ65])" office:value-type="float" office:value="0.734390390133185" calcext:value-type="float">
            <text:p>0,73</text:p>
          </table:table-cell>
          <table:table-cell table:style-name="ce2" table:formula="of:=[$cor_valid.BN65]/SUM([$cor_valid.$A65:$cor_valid.$AMJ65])" office:value-type="float" office:value="0.104620787118325" calcext:value-type="float">
            <text:p>0,10</text:p>
          </table:table-cell>
          <table:table-cell table:style-name="ce2" table:formula="of:=[$cor_valid.BO65]/SUM([$cor_valid.$A65:$cor_valid.$AMJ65])" office:value-type="float" office:value="0.000267654490171727" calcext:value-type="float">
            <text:p>0,00</text:p>
          </table:table-cell>
          <table:table-cell/>
          <table:table-cell table:formula="of:=[.BR65]/SUM([.BR$1:.BR$1048576])" office:value-type="float" office:value="0.000844565505705569" calcext:value-type="float">
            <text:p>0,001</text:p>
          </table:table-cell>
          <table:table-cell table:formula="of:=SUM([$cor_valid.$A65:$cor_valid.$AMJ65])" office:value-type="float" office:value="93404" calcext:value-type="float">
            <text:p>93404</text:p>
          </table:table-cell>
          <table:table-cell table:number-columns-repeated="95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$cor_valid.B66]/SUM([$cor_valid.$A66:$cor_valid.$AMJ66])" office:value-type="float" office:value="0" calcext:value-type="float">
            <text:p>0,00</text:p>
          </table:table-cell>
          <table:table-cell table:style-name="ce2" table:formula="of:=[$cor_valid.C66]/SUM([$cor_valid.$A66:$cor_valid.$AMJ66])" office:value-type="float" office:value="0" calcext:value-type="float">
            <text:p>0,00</text:p>
          </table:table-cell>
          <table:table-cell table:style-name="ce2" table:formula="of:=[$cor_valid.D66]/SUM([$cor_valid.$A66:$cor_valid.$AMJ66])" office:value-type="float" office:value="0.00626713111009593" calcext:value-type="float">
            <text:p>0,01</text:p>
          </table:table-cell>
          <table:table-cell table:style-name="ce2" table:formula="of:=[$cor_valid.E66]/SUM([$cor_valid.$A66:$cor_valid.$AMJ66])" office:value-type="float" office:value="0.000847345230551585" calcext:value-type="float">
            <text:p>0,00</text:p>
          </table:table-cell>
          <table:table-cell table:style-name="ce2" table:formula="of:=[$cor_valid.F66]/SUM([$cor_valid.$A66:$cor_valid.$AMJ66])" office:value-type="float" office:value="0.00269907086753415" calcext:value-type="float">
            <text:p>0,00</text:p>
          </table:table-cell>
          <table:table-cell table:style-name="ce2" table:formula="of:=[$cor_valid.G66]/SUM([$cor_valid.$A66:$cor_valid.$AMJ66])" office:value-type="float" office:value="0.000625838134956306" calcext:value-type="float">
            <text:p>0,00</text:p>
          </table:table-cell>
          <table:table-cell table:style-name="ce2" table:formula="of:=[$cor_valid.H66]/SUM([$cor_valid.$A66:$cor_valid.$AMJ66])" office:value-type="float" office:value="0.0000483539397869111" calcext:value-type="float">
            <text:p>0,00</text:p>
          </table:table-cell>
          <table:table-cell table:style-name="ce2" table:formula="of:=[$cor_valid.I66]/SUM([$cor_valid.$A66:$cor_valid.$AMJ66])" office:value-type="float" office:value="0" calcext:value-type="float">
            <text:p>0,00</text:p>
          </table:table-cell>
          <table:table-cell table:style-name="ce2" table:formula="of:=[$cor_valid.J66]/SUM([$cor_valid.$A66:$cor_valid.$AMJ66])" office:value-type="float" office:value="0" calcext:value-type="float">
            <text:p>0,00</text:p>
          </table:table-cell>
          <table:table-cell table:style-name="ce2" table:formula="of:=[$cor_valid.K66]/SUM([$cor_valid.$A66:$cor_valid.$AMJ66])" office:value-type="float" office:value="0" calcext:value-type="float">
            <text:p>0,00</text:p>
          </table:table-cell>
          <table:table-cell table:style-name="ce2" table:formula="of:=[$cor_valid.L66]/SUM([$cor_valid.$A66:$cor_valid.$AMJ66])" office:value-type="float" office:value="0" calcext:value-type="float">
            <text:p>0,00</text:p>
          </table:table-cell>
          <table:table-cell table:style-name="ce2" table:formula="of:=[$cor_valid.M66]/SUM([$cor_valid.$A66:$cor_valid.$AMJ66])" office:value-type="float" office:value="0" calcext:value-type="float">
            <text:p>0,00</text:p>
          </table:table-cell>
          <table:table-cell table:style-name="ce2" table:formula="of:=[$cor_valid.N66]/SUM([$cor_valid.$A66:$cor_valid.$AMJ66])" office:value-type="float" office:value="0" calcext:value-type="float">
            <text:p>0,00</text:p>
          </table:table-cell>
          <table:table-cell table:style-name="ce2" table:formula="of:=[$cor_valid.O66]/SUM([$cor_valid.$A66:$cor_valid.$AMJ66])" office:value-type="float" office:value="0.0855542374629747" calcext:value-type="float">
            <text:p>0,09</text:p>
          </table:table-cell>
          <table:table-cell table:style-name="ce2" table:formula="of:=[$cor_valid.P66]/SUM([$cor_valid.$A66:$cor_valid.$AMJ66])" office:value-type="float" office:value="0" calcext:value-type="float">
            <text:p>0,00</text:p>
          </table:table-cell>
          <table:table-cell table:style-name="ce2" table:formula="of:=[$cor_valid.Q66]/SUM([$cor_valid.$A66:$cor_valid.$AMJ66])" office:value-type="float" office:value="0.00094497413754992" calcext:value-type="float">
            <text:p>0,00</text:p>
          </table:table-cell>
          <table:table-cell table:style-name="ce2" table:formula="of:=[$cor_valid.R66]/SUM([$cor_valid.$A66:$cor_valid.$AMJ66])" office:value-type="float" office:value="0.000455448061421477" calcext:value-type="float">
            <text:p>0,00</text:p>
          </table:table-cell>
          <table:table-cell table:style-name="ce2" table:formula="of:=[$cor_valid.S66]/SUM([$cor_valid.$A66:$cor_valid.$AMJ66])" office:value-type="float" office:value="0.00252545719801353" calcext:value-type="float">
            <text:p>0,00</text:p>
          </table:table-cell>
          <table:table-cell table:style-name="ce2" table:formula="of:=[$cor_valid.T66]/SUM([$cor_valid.$A66:$cor_valid.$AMJ66])" office:value-type="float" office:value="0" calcext:value-type="float">
            <text:p>0,00</text:p>
          </table:table-cell>
          <table:table-cell table:style-name="ce2" table:formula="of:=[$cor_valid.U66]/SUM([$cor_valid.$A66:$cor_valid.$AMJ66])" office:value-type="float" office:value="0.000736361425897818" calcext:value-type="float">
            <text:p>0,00</text:p>
          </table:table-cell>
          <table:table-cell table:style-name="ce2" table:formula="of:=[$cor_valid.V66]/SUM([$cor_valid.$A66:$cor_valid.$AMJ66])" office:value-type="float" office:value="0" calcext:value-type="float">
            <text:p>0,00</text:p>
          </table:table-cell>
          <table:table-cell table:style-name="ce2" table:formula="of:=[$cor_valid.W66]/SUM([$cor_valid.$A66:$cor_valid.$AMJ66])" office:value-type="float" office:value="0" calcext:value-type="float">
            <text:p>0,00</text:p>
          </table:table-cell>
          <table:table-cell table:style-name="ce2" table:formula="of:=[$cor_valid.X66]/SUM([$cor_valid.$A66:$cor_valid.$AMJ66])" office:value-type="float" office:value="0" calcext:value-type="float">
            <text:p>0,00</text:p>
          </table:table-cell>
          <table:table-cell table:style-name="ce2" table:formula="of:=[$cor_valid.Y66]/SUM([$cor_valid.$A66:$cor_valid.$AMJ66])" office:value-type="float" office:value="0.00367489942380524" calcext:value-type="float">
            <text:p>0,00</text:p>
          </table:table-cell>
          <table:table-cell table:style-name="ce2" table:formula="of:=[$cor_valid.Z66]/SUM([$cor_valid.$A66:$cor_valid.$AMJ66])" office:value-type="float" office:value="0.00522268601069866" calcext:value-type="float">
            <text:p>0,01</text:p>
          </table:table-cell>
          <table:table-cell table:style-name="ce2" table:formula="of:=[$cor_valid.AA66]/SUM([$cor_valid.$A66:$cor_valid.$AMJ66])" office:value-type="float" office:value="0" calcext:value-type="float">
            <text:p>0,00</text:p>
          </table:table-cell>
          <table:table-cell table:style-name="ce2" table:formula="of:=[$cor_valid.AB66]/SUM([$cor_valid.$A66:$cor_valid.$AMJ66])" office:value-type="float" office:value="0" calcext:value-type="float">
            <text:p>0,00</text:p>
          </table:table-cell>
          <table:table-cell table:style-name="ce2" table:formula="of:=[$cor_valid.AC66]/SUM([$cor_valid.$A66:$cor_valid.$AMJ66])" office:value-type="float" office:value="0.0000759847625222889" calcext:value-type="float">
            <text:p>0,00</text:p>
          </table:table-cell>
          <table:table-cell table:style-name="ce2" table:formula="of:=[$cor_valid.AD66]/SUM([$cor_valid.$A66:$cor_valid.$AMJ66])" office:value-type="float" office:value="0.000293347234707261" calcext:value-type="float">
            <text:p>0,00</text:p>
          </table:table-cell>
          <table:table-cell table:style-name="ce2" table:formula="of:=[$cor_valid.AE66]/SUM([$cor_valid.$A66:$cor_valid.$AMJ66])" office:value-type="float" office:value="0.000332951413961302" calcext:value-type="float">
            <text:p>0,00</text:p>
          </table:table-cell>
          <table:table-cell table:style-name="ce2" table:formula="of:=[$cor_valid.AF66]/SUM([$cor_valid.$A66:$cor_valid.$AMJ66])" office:value-type="float" office:value="0.00163390265108534" calcext:value-type="float">
            <text:p>0,00</text:p>
          </table:table-cell>
          <table:table-cell table:style-name="ce2" table:formula="of:=[$cor_valid.AG66]/SUM([$cor_valid.$A66:$cor_valid.$AMJ66])" office:value-type="float" office:value="0" calcext:value-type="float">
            <text:p>0,00</text:p>
          </table:table-cell>
          <table:table-cell table:style-name="ce2" table:formula="of:=[$cor_valid.AH66]/SUM([$cor_valid.$A66:$cor_valid.$AMJ66])" office:value-type="float" office:value="0" calcext:value-type="float">
            <text:p>0,00</text:p>
          </table:table-cell>
          <table:table-cell table:style-name="ce2" table:formula="of:=[$cor_valid.AI66]/SUM([$cor_valid.$A66:$cor_valid.$AMJ66])" office:value-type="float" office:value="0" calcext:value-type="float">
            <text:p>0,00</text:p>
          </table:table-cell>
          <table:table-cell table:style-name="ce2" table:formula="of:=[$cor_valid.AJ66]/SUM([$cor_valid.$A66:$cor_valid.$AMJ66])" office:value-type="float" office:value="0" calcext:value-type="float">
            <text:p>0,00</text:p>
          </table:table-cell>
          <table:table-cell table:style-name="ce2" table:formula="of:=[$cor_valid.AK66]/SUM([$cor_valid.$A66:$cor_valid.$AMJ66])" office:value-type="float" office:value="0.000000460513712256296" calcext:value-type="float">
            <text:p>0,00</text:p>
          </table:table-cell>
          <table:table-cell table:style-name="ce2" table:formula="of:=[$cor_valid.AL66]/SUM([$cor_valid.$A66:$cor_valid.$AMJ66])" office:value-type="float" office:value="0" calcext:value-type="float">
            <text:p>0,00</text:p>
          </table:table-cell>
          <table:table-cell table:style-name="ce2" table:formula="of:=[$cor_valid.AM66]/SUM([$cor_valid.$A66:$cor_valid.$AMJ66])" office:value-type="float" office:value="0" calcext:value-type="float">
            <text:p>0,00</text:p>
          </table:table-cell>
          <table:table-cell table:style-name="ce2" table:formula="of:=[$cor_valid.AN66]/SUM([$cor_valid.$A66:$cor_valid.$AMJ66])" office:value-type="float" office:value="0" calcext:value-type="float">
            <text:p>0,00</text:p>
          </table:table-cell>
          <table:table-cell table:style-name="ce2" table:formula="of:=[$cor_valid.AO66]/SUM([$cor_valid.$A66:$cor_valid.$AMJ66])" office:value-type="float" office:value="0" calcext:value-type="float">
            <text:p>0,00</text:p>
          </table:table-cell>
          <table:table-cell table:style-name="ce2" table:formula="of:=[$cor_valid.AP66]/SUM([$cor_valid.$A66:$cor_valid.$AMJ66])" office:value-type="float" office:value="0" calcext:value-type="float">
            <text:p>0,00</text:p>
          </table:table-cell>
          <table:table-cell table:style-name="ce2" table:formula="of:=[$cor_valid.AQ66]/SUM([$cor_valid.$A66:$cor_valid.$AMJ66])" office:value-type="float" office:value="0" calcext:value-type="float">
            <text:p>0,00</text:p>
          </table:table-cell>
          <table:table-cell table:style-name="ce2" table:formula="of:=[$cor_valid.AR66]/SUM([$cor_valid.$A66:$cor_valid.$AMJ66])" office:value-type="float" office:value="0" calcext:value-type="float">
            <text:p>0,00</text:p>
          </table:table-cell>
          <table:table-cell table:style-name="ce2" table:formula="of:=[$cor_valid.AS66]/SUM([$cor_valid.$A66:$cor_valid.$AMJ66])" office:value-type="float" office:value="0" calcext:value-type="float">
            <text:p>0,00</text:p>
          </table:table-cell>
          <table:table-cell table:style-name="ce2" table:formula="of:=[$cor_valid.AT66]/SUM([$cor_valid.$A66:$cor_valid.$AMJ66])" office:value-type="float" office:value="0" calcext:value-type="float">
            <text:p>0,00</text:p>
          </table:table-cell>
          <table:table-cell table:style-name="ce2" table:formula="of:=[$cor_valid.AU66]/SUM([$cor_valid.$A66:$cor_valid.$AMJ66])" office:value-type="float" office:value="0.000813727729556875" calcext:value-type="float">
            <text:p>0,00</text:p>
          </table:table-cell>
          <table:table-cell table:style-name="ce2" table:formula="of:=[$cor_valid.AV66]/SUM([$cor_valid.$A66:$cor_valid.$AMJ66])" office:value-type="float" office:value="0" calcext:value-type="float">
            <text:p>0,00</text:p>
          </table:table-cell>
          <table:table-cell table:style-name="ce2" table:formula="of:=[$cor_valid.AW66]/SUM([$cor_valid.$A66:$cor_valid.$AMJ66])" office:value-type="float" office:value="0.000145982846785246" calcext:value-type="float">
            <text:p>0,00</text:p>
          </table:table-cell>
          <table:table-cell table:style-name="ce2" table:formula="of:=[$cor_valid.AX66]/SUM([$cor_valid.$A66:$cor_valid.$AMJ66])" office:value-type="float" office:value="0.000271242576518958" calcext:value-type="float">
            <text:p>0,00</text:p>
          </table:table-cell>
          <table:table-cell table:style-name="ce2" table:formula="of:=[$cor_valid.AY66]/SUM([$cor_valid.$A66:$cor_valid.$AMJ66])" office:value-type="float" office:value="0" calcext:value-type="float">
            <text:p>0,00</text:p>
          </table:table-cell>
          <table:table-cell table:style-name="ce2" table:formula="of:=[$cor_valid.AZ66]/SUM([$cor_valid.$A66:$cor_valid.$AMJ66])" office:value-type="float" office:value="0.00000921027424512592" calcext:value-type="float">
            <text:p>0,00</text:p>
          </table:table-cell>
          <table:table-cell table:style-name="ce2" table:formula="of:=[$cor_valid.BA66]/SUM([$cor_valid.$A66:$cor_valid.$AMJ66])" office:value-type="float" office:value="0" calcext:value-type="float">
            <text:p>0,00</text:p>
          </table:table-cell>
          <table:table-cell table:style-name="ce2" table:formula="of:=[$cor_valid.BB66]/SUM([$cor_valid.$A66:$cor_valid.$AMJ66])" office:value-type="float" office:value="0.000416304395879692" calcext:value-type="float">
            <text:p>0,00</text:p>
          </table:table-cell>
          <table:table-cell table:style-name="ce2" table:formula="of:=[$cor_valid.BC66]/SUM([$cor_valid.$A66:$cor_valid.$AMJ66])" office:value-type="float" office:value="0" calcext:value-type="float">
            <text:p>0,00</text:p>
          </table:table-cell>
          <table:table-cell table:style-name="ce2" table:formula="of:=[$cor_valid.BD66]/SUM([$cor_valid.$A66:$cor_valid.$AMJ66])" office:value-type="float" office:value="0" calcext:value-type="float">
            <text:p>0,00</text:p>
          </table:table-cell>
          <table:table-cell table:style-name="ce2" table:formula="of:=[$cor_valid.BE66]/SUM([$cor_valid.$A66:$cor_valid.$AMJ66])" office:value-type="float" office:value="0.0100903159492477" calcext:value-type="float">
            <text:p>0,01</text:p>
          </table:table-cell>
          <table:table-cell table:style-name="ce2" table:formula="of:=[$cor_valid.BF66]/SUM([$cor_valid.$A66:$cor_valid.$AMJ66])" office:value-type="float" office:value="0" calcext:value-type="float">
            <text:p>0,00</text:p>
          </table:table-cell>
          <table:table-cell table:style-name="ce2" table:formula="of:=[$cor_valid.BG66]/SUM([$cor_valid.$A66:$cor_valid.$AMJ66])" office:value-type="float" office:value="0.000125720243445969" calcext:value-type="float">
            <text:p>0,00</text:p>
          </table:table-cell>
          <table:table-cell table:style-name="ce2" table:formula="of:=[$cor_valid.BH66]/SUM([$cor_valid.$A66:$cor_valid.$AMJ66])" office:value-type="float" office:value="0" calcext:value-type="float">
            <text:p>0,00</text:p>
          </table:table-cell>
          <table:table-cell table:style-name="ce2" table:formula="of:=[$cor_valid.BI66]/SUM([$cor_valid.$A66:$cor_valid.$AMJ66])" office:value-type="float" office:value="0" calcext:value-type="float">
            <text:p>0,00</text:p>
          </table:table-cell>
          <table:table-cell table:style-name="ce2" table:formula="of:=[$cor_valid.BJ66]/SUM([$cor_valid.$A66:$cor_valid.$AMJ66])" office:value-type="float" office:value="0" calcext:value-type="float">
            <text:p>0,00</text:p>
          </table:table-cell>
          <table:table-cell table:style-name="ce2" table:formula="of:=[$cor_valid.BK66]/SUM([$cor_valid.$A66:$cor_valid.$AMJ66])" office:value-type="float" office:value="0.00000598667825933185" calcext:value-type="float">
            <text:p>0,00</text:p>
          </table:table-cell>
          <table:table-cell table:style-name="ce2" table:formula="of:=[$cor_valid.BL66]/SUM([$cor_valid.$A66:$cor_valid.$AMJ66])" office:value-type="float" office:value="0" calcext:value-type="float">
            <text:p>0,00</text:p>
          </table:table-cell>
          <table:table-cell table:style-name="ce2" table:formula="of:=[$cor_valid.BM66]/SUM([$cor_valid.$A66:$cor_valid.$AMJ66])" office:value-type="float" office:value="0.00161179799289704" calcext:value-type="float">
            <text:p>0,00</text:p>
          </table:table-cell>
          <table:table-cell table:style-name="ce2" table:formula="of:=[$cor_valid.BN66]/SUM([$cor_valid.$A66:$cor_valid.$AMJ66])" office:value-type="float" office:value="0.872554211674207" calcext:value-type="float">
            <text:p>0,87</text:p>
          </table:table-cell>
          <table:table-cell table:style-name="ce2" table:formula="of:=[$cor_valid.BO66]/SUM([$cor_valid.$A66:$cor_valid.$AMJ66])" office:value-type="float" office:value="0.00198757718209817" calcext:value-type="float">
            <text:p>0,00</text:p>
          </table:table-cell>
          <table:table-cell/>
          <table:table-cell table:formula="of:=[.BR66]/SUM([.BR$1:.BR$1048576])" office:value-type="float" office:value="0.0196347464868054" calcext:value-type="float">
            <text:p>0,020</text:p>
          </table:table-cell>
          <table:table-cell table:formula="of:=SUM([$cor_valid.$A66:$cor_valid.$AMJ66])" office:value-type="float" office:value="2171488" calcext:value-type="float">
            <text:p>2171488</text:p>
          </table:table-cell>
          <table:table-cell table:number-columns-repeated="95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$cor_valid.B67]/SUM([$cor_valid.$A67:$cor_valid.$AMJ67])" office:value-type="float" office:value="0" calcext:value-type="float">
            <text:p>0,00</text:p>
          </table:table-cell>
          <table:table-cell table:style-name="ce2" table:formula="of:=[$cor_valid.C67]/SUM([$cor_valid.$A67:$cor_valid.$AMJ67])" office:value-type="float" office:value="0" calcext:value-type="float">
            <text:p>0,00</text:p>
          </table:table-cell>
          <table:table-cell table:style-name="ce2" table:formula="of:=[$cor_valid.D67]/SUM([$cor_valid.$A67:$cor_valid.$AMJ67])" office:value-type="float" office:value="0.0659046487201934" calcext:value-type="float">
            <text:p>0,07</text:p>
          </table:table-cell>
          <table:table-cell table:style-name="ce2" table:formula="of:=[$cor_valid.E67]/SUM([$cor_valid.$A67:$cor_valid.$AMJ67])" office:value-type="float" office:value="0.0988043081870061" calcext:value-type="float">
            <text:p>0,10</text:p>
          </table:table-cell>
          <table:table-cell table:style-name="ce2" table:formula="of:=[$cor_valid.F67]/SUM([$cor_valid.$A67:$cor_valid.$AMJ67])" office:value-type="float" office:value="0.0127617966876763" calcext:value-type="float">
            <text:p>0,01</text:p>
          </table:table-cell>
          <table:table-cell table:style-name="ce2" table:formula="of:=[$cor_valid.G67]/SUM([$cor_valid.$A67:$cor_valid.$AMJ67])" office:value-type="float" office:value="0.0020852316708782" calcext:value-type="float">
            <text:p>0,00</text:p>
          </table:table-cell>
          <table:table-cell table:style-name="ce2" table:formula="of:=[$cor_valid.H67]/SUM([$cor_valid.$A67:$cor_valid.$AMJ67])" office:value-type="float" office:value="0.00110496908173293" calcext:value-type="float">
            <text:p>0,00</text:p>
          </table:table-cell>
          <table:table-cell table:style-name="ce2" table:formula="of:=[$cor_valid.I67]/SUM([$cor_valid.$A67:$cor_valid.$AMJ67])" office:value-type="float" office:value="0.00000049683861588711" calcext:value-type="float">
            <text:p>0,00</text:p>
          </table:table-cell>
          <table:table-cell table:style-name="ce2" table:formula="of:=[$cor_valid.J67]/SUM([$cor_valid.$A67:$cor_valid.$AMJ67])" office:value-type="float" office:value="0" calcext:value-type="float">
            <text:p>0,00</text:p>
          </table:table-cell>
          <table:table-cell table:style-name="ce2" table:formula="of:=[$cor_valid.K67]/SUM([$cor_valid.$A67:$cor_valid.$AMJ67])" office:value-type="float" office:value="0" calcext:value-type="float">
            <text:p>0,00</text:p>
          </table:table-cell>
          <table:table-cell table:style-name="ce2" table:formula="of:=[$cor_valid.L67]/SUM([$cor_valid.$A67:$cor_valid.$AMJ67])" office:value-type="float" office:value="0" calcext:value-type="float">
            <text:p>0,00</text:p>
          </table:table-cell>
          <table:table-cell table:style-name="ce2" table:formula="of:=[$cor_valid.M67]/SUM([$cor_valid.$A67:$cor_valid.$AMJ67])" office:value-type="float" office:value="0.00000397470892709688" calcext:value-type="float">
            <text:p>0,00</text:p>
          </table:table-cell>
          <table:table-cell table:style-name="ce2" table:formula="of:=[$cor_valid.N67]/SUM([$cor_valid.$A67:$cor_valid.$AMJ67])" office:value-type="float" office:value="0" calcext:value-type="float">
            <text:p>0,00</text:p>
          </table:table-cell>
          <table:table-cell table:style-name="ce2" table:formula="of:=[$cor_valid.O67]/SUM([$cor_valid.$A67:$cor_valid.$AMJ67])" office:value-type="float" office:value="0.135386038636158" calcext:value-type="float">
            <text:p>0,14</text:p>
          </table:table-cell>
          <table:table-cell table:style-name="ce2" table:formula="of:=[$cor_valid.P67]/SUM([$cor_valid.$A67:$cor_valid.$AMJ67])" office:value-type="float" office:value="0.0000789973399260505" calcext:value-type="float">
            <text:p>0,00</text:p>
          </table:table-cell>
          <table:table-cell table:style-name="ce2" table:formula="of:=[$cor_valid.Q67]/SUM([$cor_valid.$A67:$cor_valid.$AMJ67])" office:value-type="float" office:value="0.0479374738538678" calcext:value-type="float">
            <text:p>0,05</text:p>
          </table:table-cell>
          <table:table-cell table:style-name="ce2" table:formula="of:=[$cor_valid.R67]/SUM([$cor_valid.$A67:$cor_valid.$AMJ67])" office:value-type="float" office:value="0.00167633349000311" calcext:value-type="float">
            <text:p>0,00</text:p>
          </table:table-cell>
          <table:table-cell table:style-name="ce2" table:formula="of:=[$cor_valid.S67]/SUM([$cor_valid.$A67:$cor_valid.$AMJ67])" office:value-type="float" office:value="0.0912975735395677" calcext:value-type="float">
            <text:p>0,09</text:p>
          </table:table-cell>
          <table:table-cell table:style-name="ce2" table:formula="of:=[$cor_valid.T67]/SUM([$cor_valid.$A67:$cor_valid.$AMJ67])" office:value-type="float" office:value="0" calcext:value-type="float">
            <text:p>0,00</text:p>
          </table:table-cell>
          <table:table-cell table:style-name="ce2" table:formula="of:=[$cor_valid.U67]/SUM([$cor_valid.$A67:$cor_valid.$AMJ67])" office:value-type="float" office:value="0.0210232291926472" calcext:value-type="float">
            <text:p>0,02</text:p>
          </table:table-cell>
          <table:table-cell table:style-name="ce2" table:formula="of:=[$cor_valid.V67]/SUM([$cor_valid.$A67:$cor_valid.$AMJ67])" office:value-type="float" office:value="0" calcext:value-type="float">
            <text:p>0,00</text:p>
          </table:table-cell>
          <table:table-cell table:style-name="ce2" table:formula="of:=[$cor_valid.W67]/SUM([$cor_valid.$A67:$cor_valid.$AMJ67])" office:value-type="float" office:value="0.00000894309508596799" calcext:value-type="float">
            <text:p>0,00</text:p>
          </table:table-cell>
          <table:table-cell table:style-name="ce2" table:formula="of:=[$cor_valid.X67]/SUM([$cor_valid.$A67:$cor_valid.$AMJ67])" office:value-type="float" office:value="0" calcext:value-type="float">
            <text:p>0,00</text:p>
          </table:table-cell>
          <table:table-cell table:style-name="ce2" table:formula="of:=[$cor_valid.Y67]/SUM([$cor_valid.$A67:$cor_valid.$AMJ67])" office:value-type="float" office:value="0.00269385897533991" calcext:value-type="float">
            <text:p>0,00</text:p>
          </table:table-cell>
          <table:table-cell table:style-name="ce2" table:formula="of:=[$cor_valid.Z67]/SUM([$cor_valid.$A67:$cor_valid.$AMJ67])" office:value-type="float" office:value="0.00251201604192523" calcext:value-type="float">
            <text:p>0,00</text:p>
          </table:table-cell>
          <table:table-cell table:style-name="ce2" table:formula="of:=[$cor_valid.AA67]/SUM([$cor_valid.$A67:$cor_valid.$AMJ67])" office:value-type="float" office:value="0.0000158988357083875" calcext:value-type="float">
            <text:p>0,00</text:p>
          </table:table-cell>
          <table:table-cell table:style-name="ce2" table:formula="of:=[$cor_valid.AB67]/SUM([$cor_valid.$A67:$cor_valid.$AMJ67])" office:value-type="float" office:value="0" calcext:value-type="float">
            <text:p>0,00</text:p>
          </table:table-cell>
          <table:table-cell table:style-name="ce2" table:formula="of:=[$cor_valid.AC67]/SUM([$cor_valid.$A67:$cor_valid.$AMJ67])" office:value-type="float" office:value="0.00530921744936966" calcext:value-type="float">
            <text:p>0,01</text:p>
          </table:table-cell>
          <table:table-cell table:style-name="ce2" table:formula="of:=[$cor_valid.AD67]/SUM([$cor_valid.$A67:$cor_valid.$AMJ67])" office:value-type="float" office:value="0.00233017310851055" calcext:value-type="float">
            <text:p>0,00</text:p>
          </table:table-cell>
          <table:table-cell table:style-name="ce2" table:formula="of:=[$cor_valid.AE67]/SUM([$cor_valid.$A67:$cor_valid.$AMJ67])" office:value-type="float" office:value="0.0408073428772719" calcext:value-type="float">
            <text:p>0,04</text:p>
          </table:table-cell>
          <table:table-cell table:style-name="ce2" table:formula="of:=[$cor_valid.AF67]/SUM([$cor_valid.$A67:$cor_valid.$AMJ67])" office:value-type="float" office:value="0.125483548182912" calcext:value-type="float">
            <text:p>0,13</text:p>
          </table:table-cell>
          <table:table-cell table:style-name="ce2" table:formula="of:=[$cor_valid.AG67]/SUM([$cor_valid.$A67:$cor_valid.$AMJ67])" office:value-type="float" office:value="0" calcext:value-type="float">
            <text:p>0,00</text:p>
          </table:table-cell>
          <table:table-cell table:style-name="ce2" table:formula="of:=[$cor_valid.AH67]/SUM([$cor_valid.$A67:$cor_valid.$AMJ67])" office:value-type="float" office:value="0" calcext:value-type="float">
            <text:p>0,00</text:p>
          </table:table-cell>
          <table:table-cell table:style-name="ce2" table:formula="of:=[$cor_valid.AI67]/SUM([$cor_valid.$A67:$cor_valid.$AMJ67])" office:value-type="float" office:value="0" calcext:value-type="float">
            <text:p>0,00</text:p>
          </table:table-cell>
          <table:table-cell table:style-name="ce2" table:formula="of:=[$cor_valid.AJ67]/SUM([$cor_valid.$A67:$cor_valid.$AMJ67])" office:value-type="float" office:value="0" calcext:value-type="float">
            <text:p>0,00</text:p>
          </table:table-cell>
          <table:table-cell table:style-name="ce2" table:formula="of:=[$cor_valid.AK67]/SUM([$cor_valid.$A67:$cor_valid.$AMJ67])" office:value-type="float" office:value="0.00370641607451784" calcext:value-type="float">
            <text:p>0,00</text:p>
          </table:table-cell>
          <table:table-cell table:style-name="ce2" table:formula="of:=[$cor_valid.AL67]/SUM([$cor_valid.$A67:$cor_valid.$AMJ67])" office:value-type="float" office:value="0" calcext:value-type="float">
            <text:p>0,00</text:p>
          </table:table-cell>
          <table:table-cell table:style-name="ce2" table:formula="of:=[$cor_valid.AM67]/SUM([$cor_valid.$A67:$cor_valid.$AMJ67])" office:value-type="float" office:value="0" calcext:value-type="float">
            <text:p>0,00</text:p>
          </table:table-cell>
          <table:table-cell table:style-name="ce2" table:formula="of:=[$cor_valid.AN67]/SUM([$cor_valid.$A67:$cor_valid.$AMJ67])" office:value-type="float" office:value="0" calcext:value-type="float">
            <text:p>0,00</text:p>
          </table:table-cell>
          <table:table-cell table:style-name="ce2" table:formula="of:=[$cor_valid.AO67]/SUM([$cor_valid.$A67:$cor_valid.$AMJ67])" office:value-type="float" office:value="0" calcext:value-type="float">
            <text:p>0,00</text:p>
          </table:table-cell>
          <table:table-cell table:style-name="ce2" table:formula="of:=[$cor_valid.AP67]/SUM([$cor_valid.$A67:$cor_valid.$AMJ67])" office:value-type="float" office:value="0" calcext:value-type="float">
            <text:p>0,00</text:p>
          </table:table-cell>
          <table:table-cell table:style-name="ce2" table:formula="of:=[$cor_valid.AQ67]/SUM([$cor_valid.$A67:$cor_valid.$AMJ67])" office:value-type="float" office:value="0" calcext:value-type="float">
            <text:p>0,00</text:p>
          </table:table-cell>
          <table:table-cell table:style-name="ce2" table:formula="of:=[$cor_valid.AR67]/SUM([$cor_valid.$A67:$cor_valid.$AMJ67])" office:value-type="float" office:value="0" calcext:value-type="float">
            <text:p>0,00</text:p>
          </table:table-cell>
          <table:table-cell table:style-name="ce2" table:formula="of:=[$cor_valid.AS67]/SUM([$cor_valid.$A67:$cor_valid.$AMJ67])" office:value-type="float" office:value="0" calcext:value-type="float">
            <text:p>0,00</text:p>
          </table:table-cell>
          <table:table-cell table:style-name="ce2" table:formula="of:=[$cor_valid.AT67]/SUM([$cor_valid.$A67:$cor_valid.$AMJ67])" office:value-type="float" office:value="0.000235004665314603" calcext:value-type="float">
            <text:p>0,00</text:p>
          </table:table-cell>
          <table:table-cell table:style-name="ce2" table:formula="of:=[$cor_valid.AU67]/SUM([$cor_valid.$A67:$cor_valid.$AMJ67])" office:value-type="float" office:value="0.0146492865894314" calcext:value-type="float">
            <text:p>0,01</text:p>
          </table:table-cell>
          <table:table-cell table:style-name="ce2" table:formula="of:=[$cor_valid.AV67]/SUM([$cor_valid.$A67:$cor_valid.$AMJ67])" office:value-type="float" office:value="0.000556956088409451" calcext:value-type="float">
            <text:p>0,00</text:p>
          </table:table-cell>
          <table:table-cell table:style-name="ce2" table:formula="of:=[$cor_valid.AW67]/SUM([$cor_valid.$A67:$cor_valid.$AMJ67])" office:value-type="float" office:value="0.00589002179134169" calcext:value-type="float">
            <text:p>0,01</text:p>
          </table:table-cell>
          <table:table-cell table:style-name="ce2" table:formula="of:=[$cor_valid.AX67]/SUM([$cor_valid.$A67:$cor_valid.$AMJ67])" office:value-type="float" office:value="0.00325876448160356" calcext:value-type="float">
            <text:p>0,00</text:p>
          </table:table-cell>
          <table:table-cell table:style-name="ce2" table:formula="of:=[$cor_valid.AY67]/SUM([$cor_valid.$A67:$cor_valid.$AMJ67])" office:value-type="float" office:value="0" calcext:value-type="float">
            <text:p>0,00</text:p>
          </table:table-cell>
          <table:table-cell table:style-name="ce2" table:formula="of:=[$cor_valid.AZ67]/SUM([$cor_valid.$A67:$cor_valid.$AMJ67])" office:value-type="float" office:value="0.0137639201759206" calcext:value-type="float">
            <text:p>0,01</text:p>
          </table:table-cell>
          <table:table-cell table:style-name="ce2" table:formula="of:=[$cor_valid.BA67]/SUM([$cor_valid.$A67:$cor_valid.$AMJ67])" office:value-type="float" office:value="0" calcext:value-type="float">
            <text:p>0,00</text:p>
          </table:table-cell>
          <table:table-cell table:style-name="ce2" table:formula="of:=[$cor_valid.BB67]/SUM([$cor_valid.$A67:$cor_valid.$AMJ67])" office:value-type="float" office:value="0.0105424185905086" calcext:value-type="float">
            <text:p>0,01</text:p>
          </table:table-cell>
          <table:table-cell table:style-name="ce2" table:formula="of:=[$cor_valid.BC67]/SUM([$cor_valid.$A67:$cor_valid.$AMJ67])" office:value-type="float" office:value="0" calcext:value-type="float">
            <text:p>0,00</text:p>
          </table:table-cell>
          <table:table-cell table:style-name="ce2" table:formula="of:=[$cor_valid.BD67]/SUM([$cor_valid.$A67:$cor_valid.$AMJ67])" office:value-type="float" office:value="0.00105478838152834" calcext:value-type="float">
            <text:p>0,00</text:p>
          </table:table-cell>
          <table:table-cell table:style-name="ce2" table:formula="of:=[$cor_valid.BE67]/SUM([$cor_valid.$A67:$cor_valid.$AMJ67])" office:value-type="float" office:value="0.106716959983624" calcext:value-type="float">
            <text:p>0,11</text:p>
          </table:table-cell>
          <table:table-cell table:style-name="ce2" table:formula="of:=[$cor_valid.BF67]/SUM([$cor_valid.$A67:$cor_valid.$AMJ67])" office:value-type="float" office:value="0" calcext:value-type="float">
            <text:p>0,00</text:p>
          </table:table-cell>
          <table:table-cell table:style-name="ce2" table:formula="of:=[$cor_valid.BG67]/SUM([$cor_valid.$A67:$cor_valid.$AMJ67])" office:value-type="float" office:value="0.00168726393955263" calcext:value-type="float">
            <text:p>0,00</text:p>
          </table:table-cell>
          <table:table-cell table:style-name="ce2" table:formula="of:=[$cor_valid.BH67]/SUM([$cor_valid.$A67:$cor_valid.$AMJ67])" office:value-type="float" office:value="0" calcext:value-type="float">
            <text:p>0,00</text:p>
          </table:table-cell>
          <table:table-cell table:style-name="ce2" table:formula="of:=[$cor_valid.BI67]/SUM([$cor_valid.$A67:$cor_valid.$AMJ67])" office:value-type="float" office:value="0" calcext:value-type="float">
            <text:p>0,00</text:p>
          </table:table-cell>
          <table:table-cell table:style-name="ce2" table:formula="of:=[$cor_valid.BJ67]/SUM([$cor_valid.$A67:$cor_valid.$AMJ67])" office:value-type="float" office:value="0" calcext:value-type="float">
            <text:p>0,00</text:p>
          </table:table-cell>
          <table:table-cell table:style-name="ce2" table:formula="of:=[$cor_valid.BK67]/SUM([$cor_valid.$A67:$cor_valid.$AMJ67])" office:value-type="float" office:value="0.0000750226309989537" calcext:value-type="float">
            <text:p>0,00</text:p>
          </table:table-cell>
          <table:table-cell table:style-name="ce2" table:formula="of:=[$cor_valid.BL67]/SUM([$cor_valid.$A67:$cor_valid.$AMJ67])" office:value-type="float" office:value="0" calcext:value-type="float">
            <text:p>0,00</text:p>
          </table:table-cell>
          <table:table-cell table:style-name="ce2" table:formula="of:=[$cor_valid.BM67]/SUM([$cor_valid.$A67:$cor_valid.$AMJ67])" office:value-type="float" office:value="0.00102299071011156" calcext:value-type="float">
            <text:p>0,00</text:p>
          </table:table-cell>
          <table:table-cell table:style-name="ce2" table:formula="of:=[$cor_valid.BN67]/SUM([$cor_valid.$A67:$cor_valid.$AMJ67])" office:value-type="float" office:value="0.00263572885728112" calcext:value-type="float">
            <text:p>0,00</text:p>
          </table:table-cell>
          <table:table-cell table:style-name="ce2" table:formula="of:=[$cor_valid.BO67]/SUM([$cor_valid.$A67:$cor_valid.$AMJ67])" office:value-type="float" office:value="0.176946092016499" calcext:value-type="float">
            <text:p>0,18</text:p>
          </table:table-cell>
          <table:table-cell/>
          <table:table-cell table:formula="of:=[.BR67]/SUM([.BR$1:.BR$1048576])" office:value-type="float" office:value="0.0181992093704418" calcext:value-type="float">
            <text:p>0,018</text:p>
          </table:table-cell>
          <table:table-cell table:formula="of:=SUM([$cor_valid.$A67:$cor_valid.$AMJ67])" office:value-type="float" office:value="2012726" calcext:value-type="float">
            <text:p>2012726</text:p>
          </table:table-cell>
          <table:table-cell table:number-columns-repeated="95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2.B2:Foglio2.BO67">
            <calcext:color-scale>
              <calcext:color-scale-entry calcext:value="0" calcext:type="minimum" calcext:color="#f5822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oglio2.BQ1:Foglio2.BQ1048576">
            <calcext:color-scale>
              <calcext:color-scale-entry calcext:value="0" calcext:type="minimum" calcext:color="#ff0000"/>
              <calcext:color-scale-entry calcext:value="75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20:36:52.660524609</dc:date>
    <meta:editing-duration>PT17M23S</meta:editing-duration>
    <meta:editing-cycles>2</meta:editing-cycles>
    <meta:generator>LibreOffice/6.0.7.3$Linux_X86_64 LibreOffice_project/00m0$Build-3</meta:generator>
    <meta:document-statistic meta:table-count="2" meta:cell-count="9108" meta:object-count="0"/>
  </office:meta>
</office:document-meta>
</file>